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21.2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53.04mm"/>
    </style:style>
    <style:style style:name="co6" style:family="table-column">
      <style:table-column-properties fo:break-before="auto" style:column-width="39.02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03.75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37.8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84.17mm"/>
    </style:style>
    <style:style style:name="co16" style:family="table-column">
      <style:table-column-properties fo:break-before="auto" style:column-width="251.44mm"/>
    </style:style>
    <style:style style:name="co17" style:family="table-column">
      <style:table-column-properties fo:break-before="auto" style:column-width="125.0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5" style:family="table-cell" style:parent-style-name="Default"/>
    <style:style style:name="ce6" style:family="table-cell" style:parent-style-name="Default">
      <style:table-cell-properties style:cell-protect="none" style:print-content="true" style:text-align-source="fix" style:repeat-content="false" fo:padding-bottom="0.49mm" fo:padding-left="1.99mm" fo:padding-right="1.99mm" fo:padding-top="0.49mm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none" style:print-content="true" fo:padding-bottom="0.49mm" fo:padding-left="1.99mm" fo:padding-right="1.99mm" fo:padding-top="0.49mm"/>
    </style:style>
    <style:style style:name="ce8" style:family="table-cell" style:parent-style-name="Default">
      <style:table-cell-properties style:cell-protect="none" style:print-content="true" fo:padding-bottom="0.49mm" fo:padding-left="1.99mm" fo:padding-right="1.99mm" fo:padding-top="0.49mm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style:cell-protect="none" style:print-content="true" fo:padding-bottom="0.49mm" fo:padding-left="1.99mm" fo:padding-right="1.99mm" fo:padding-top="0.49mm"/>
    </style:style>
    <style:style style:name="ce10" style:family="table-cell" style:parent-style-name="Default">
      <style:table-cell-properties style:cell-protect="none" style:print-content="true"/>
    </style:style>
    <style:style style:name="ce1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49mm" fo:padding-left="1.99mm" fo:padding-right="1.99mm" fo:padding-top="0.49mm"/>
    </style:style>
    <style:style style:name="ce3" style:family="table-cell" style:parent-style-name="Default">
      <style:table-cell-properties fo:padding-bottom="0.49mm" fo:padding-left="1.99mm" fo:padding-right="1.99mm" fo:padding-top="0.49mm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style:text-align-source="fix" style:repeat-content="false" fo:padding-bottom="0.49mm" fo:padding-left="1.99mm" fo:padding-right="1.99mm" fo:padding-top="0.49mm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fo:padding-bottom="0.49mm" fo:padding-left="1.99mm" fo:padding-right="1.99mm" fo:padding-top="0.49mm"/>
    </style:style>
    <style:style style:name="ce2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end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rijmy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7"/>
        <table:table-column table:style-name="co9" table:number-columns-repeated="1015" table:default-cell-style-name="ce10"/>
        <table:table-row table:style-name="ro1">
          <table:table-cell table:style-name="ce6" office:value-type="string" calcext:value-type="string">
            <text:p>rok</text:p>
          </table:table-cell>
          <table:table-cell table:style-name="ce6" office:value-type="string" calcext:value-type="string">
            <text:p>paragraf</text:p>
          </table:table-cell>
          <table:table-cell table:style-name="ce8" office:value-type="string" calcext:value-type="string">
            <text:p>nazev_paragrafu</text:p>
          </table:table-cell>
          <table:table-cell table:style-name="ce6" office:value-type="string" calcext:value-type="string">
            <text:p>polozka</text:p>
          </table:table-cell>
          <table:table-cell table:style-name="ce8" office:value-type="string" calcext:value-type="string">
            <text:p>nazev_polozky</text:p>
          </table:table-cell>
          <table:table-cell table:style-name="ce6" office:value-type="string" calcext:value-type="string">
            <text:p>schvaleno</text:p>
          </table:table-cell>
          <table:table-cell table:style-name="ce6" office:value-type="string" calcext:value-type="string">
            <text:p>zmeneno</text:p>
          </table:table-cell>
          <table:table-cell table:style-name="ce6" office:value-type="string" calcext:value-type="string">
            <text:p>plneni</text:p>
          </table:table-cell>
          <table:table-cell table:style-name="ce6" office:value-type="string" calcext:value-type="string">
            <text:p>vnitrni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];[$Paragrafy.A$1:.A$1048576];[$Paragrafy.B$1:.B$1048576])" office:value-type="string" office:string-value="" calcext:value-type="error">
            <text:p>#N/A</text:p>
          </table:table-cell>
          <table:table-cell office:value-type="float" office:value="1341" calcext:value-type="float">
            <text:p>1341</text:p>
          </table:table-cell>
          <table:table-cell table:formula="of:=LOOKUP([.D2];[$Polozky.A$1:.A$1048576];[$Polozky.B$1:.B$1048576])" office:value-type="string" office:string-value="Poplatek ze psů" calcext:value-type="string">
            <text:p>Poplatek ze psů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647457.64" calcext:value-type="currency">
            <text:p>2 647 457,64 Kč</text:p>
          </table:table-cell>
          <table:table-cell table:formula="of:=IF(ISNA(MATCH([.D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3];[$Paragrafy.A$1:.A$1048576];[$Paragrafy.B$1:.B$1048576])" office:value-type="string" office:string-value="" calcext:value-type="error">
            <text:p>#N/A</text:p>
          </table:table-cell>
          <table:table-cell office:value-type="float" office:value="1342" calcext:value-type="float">
            <text:p>1342</text:p>
          </table:table-cell>
          <table:table-cell table:formula="of:=LOOKUP([.D3];[$Polozky.A$1:.A$1048576];[$Polozky.B$1:.B$1048576])" office:value-type="string" office:string-value="Poplatek za lázeňský nebo rekreační pobyt" calcext:value-type="string">
            <text:p>Poplatek za lázeňský nebo rekreační pobyt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667749" calcext:value-type="currency">
            <text:p>667 749,00 Kč</text:p>
          </table:table-cell>
          <table:table-cell table:formula="of:=IF(ISNA(MATCH([.D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4];[$Paragrafy.A$1:.A$1048576];[$Paragrafy.B$1:.B$1048576])" office:value-type="string" office:string-value="" calcext:value-type="error">
            <text:p>#N/A</text:p>
          </table:table-cell>
          <table:table-cell office:value-type="float" office:value="1343" calcext:value-type="float">
            <text:p>1343</text:p>
          </table:table-cell>
          <table:table-cell table:formula="of:=LOOKUP([.D4];[$Polozky.A$1:.A$1048576];[$Polozky.B$1:.B$1048576])" office:value-type="string" office:string-value="Poplatek za užívání veřejného prostranství" calcext:value-type="string">
            <text:p>Poplatek za užívání veřejného prostranství</text:p>
          </table:table-cell>
          <table:table-cell table:number-columns-repeated="2" office:value-type="currency" office:currency="CZK" office:value="13500000" calcext:value-type="currency">
            <text:p>13 500 000,00 Kč</text:p>
          </table:table-cell>
          <table:table-cell office:value-type="currency" office:currency="CZK" office:value="13509160.57" calcext:value-type="currency">
            <text:p>13 509 160,57 Kč</text:p>
          </table:table-cell>
          <table:table-cell table:formula="of:=IF(ISNA(MATCH([.D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5];[$Paragrafy.A$1:.A$1048576];[$Paragrafy.B$1:.B$1048576])" office:value-type="string" office:string-value="" calcext:value-type="error">
            <text:p>#N/A</text:p>
          </table:table-cell>
          <table:table-cell office:value-type="float" office:value="1344" calcext:value-type="float">
            <text:p>1344</text:p>
          </table:table-cell>
          <table:table-cell table:formula="of:=LOOKUP([.D5];[$Polozky.A$1:.A$1048576];[$Polozky.B$1:.B$1048576])" office:value-type="string" office:string-value="Poplatek ze vstupného" calcext:value-type="string">
            <text:p>Poplatek ze vstupného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0268" calcext:value-type="currency">
            <text:p>30 268,00 Kč</text:p>
          </table:table-cell>
          <table:table-cell table:formula="of:=IF(ISNA(MATCH([.D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6];[$Paragrafy.A$1:.A$1048576];[$Paragrafy.B$1:.B$1048576])" office:value-type="string" office:string-value="" calcext:value-type="error">
            <text:p>#N/A</text:p>
          </table:table-cell>
          <table:table-cell office:value-type="float" office:value="1345" calcext:value-type="float">
            <text:p>1345</text:p>
          </table:table-cell>
          <table:table-cell table:formula="of:=LOOKUP([.D6];[$Polozky.A$1:.A$1048576];[$Polozky.B$1:.B$1048576])" office:value-type="string" office:string-value="Poplatek z ubytovací kapacity" calcext:value-type="string">
            <text:p>Poplatek z ubytovací kapacity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6190" calcext:value-type="currency">
            <text:p>1 506 190,00 Kč</text:p>
          </table:table-cell>
          <table:table-cell table:formula="of:=IF(ISNA(MATCH([.D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7];[$Paragrafy.A$1:.A$1048576];[$Paragrafy.B$1:.B$1048576])" office:value-type="string" office:string-value="" calcext:value-type="error">
            <text:p>#N/A</text:p>
          </table:table-cell>
          <table:table-cell office:value-type="float" office:value="1349" calcext:value-type="float">
            <text:p>1349</text:p>
          </table:table-cell>
          <table:table-cell table:formula="of:=LOOKUP([.D7];[$Polozky.A$1:.A$1048576];[$Polozky.B$1:.B$1048576])" office:value-type="string" office:string-value="Zrušené místní poplatky" calcext:value-type="string">
            <text:p>Zrušené místní poplatky</text:p>
          </table:table-cell>
          <table:table-cell table:number-columns-repeated="2"/>
          <table:table-cell office:value-type="currency" office:currency="CZK" office:value="332718" calcext:value-type="currency">
            <text:p>332 718,00 Kč</text:p>
          </table:table-cell>
          <table:table-cell table:formula="of:=IF(ISNA(MATCH([.D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8];[$Paragrafy.A$1:.A$1048576];[$Paragrafy.B$1:.B$1048576])" office:value-type="string" office:string-value="" calcext:value-type="error">
            <text:p>#N/A</text:p>
          </table:table-cell>
          <table:table-cell office:value-type="float" office:value="1361" calcext:value-type="float">
            <text:p>1361</text:p>
          </table:table-cell>
          <table:table-cell table:formula="of:=LOOKUP([.D8];[$Polozky.A$1:.A$1048576];[$Polozky.B$1:.B$1048576])" office:value-type="string" office:string-value="Správní poplatky" calcext:value-type="string">
            <text:p>Správní poplatky</text:p>
          </table:table-cell>
          <table:table-cell table:number-columns-repeated="2" office:value-type="currency" office:currency="CZK" office:value="9200000" calcext:value-type="currency">
            <text:p>9 200 000,00 Kč</text:p>
          </table:table-cell>
          <table:table-cell office:value-type="currency" office:currency="CZK" office:value="13064356" calcext:value-type="currency">
            <text:p>13 064 356,00 Kč</text:p>
          </table:table-cell>
          <table:table-cell table:formula="of:=IF(ISNA(MATCH([.D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9];[$Paragrafy.A$1:.A$1048576];[$Paragrafy.B$1:.B$1048576])" office:value-type="string" office:string-value="" calcext:value-type="error">
            <text:p>#N/A</text:p>
          </table:table-cell>
          <table:table-cell office:value-type="float" office:value="1511" calcext:value-type="float">
            <text:p>1511</text:p>
          </table:table-cell>
          <table:table-cell table:formula="of:=LOOKUP([.D9];[$Polozky.A$1:.A$1048576];[$Polozky.B$1:.B$1048576])" office:value-type="string" office:string-value="Daň z nemovitých věcí" calcext:value-type="string">
            <text:p>Daň z nemovitých věcí</text:p>
          </table:table-cell>
          <table:table-cell table:number-columns-repeated="2" office:value-type="currency" office:currency="CZK" office:value="49000000" calcext:value-type="currency">
            <text:p>49 000 000,00 Kč</text:p>
          </table:table-cell>
          <table:table-cell office:value-type="currency" office:currency="CZK" office:value="52295757.81" calcext:value-type="currency">
            <text:p>52 295 757,81 Kč</text:p>
          </table:table-cell>
          <table:table-cell table:formula="of:=IF(ISNA(MATCH([.D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0];[$Paragrafy.A$1:.A$1048576];[$Paragrafy.B$1:.B$1048576])" office:value-type="string" office:string-value="" calcext:value-type="error">
            <text:p>#N/A</text:p>
          </table:table-cell>
          <table:table-cell office:value-type="float" office:value="2460" calcext:value-type="float">
            <text:p>2460</text:p>
          </table:table-cell>
          <table:table-cell table:formula="of:=LOOKUP([.D10];[$Polozky.A$1:.A$1048576];[$Polozky.B$1:.B$1048576])" office:value-type="string" office:string-value="Splátky půjčených prostředků od obyvatelstva" calcext:value-type="string">
            <text:p>Splátky půjčených prostředků od obyvatelstva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59400" calcext:value-type="currency">
            <text:p>159 400,00 Kč</text:p>
          </table:table-cell>
          <table:table-cell table:formula="of:=IF(ISNA(MATCH([.D1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1];[$Paragrafy.A$1:.A$1048576];[$Paragrafy.B$1:.B$1048576])" office:value-type="string" office:string-value="" calcext:value-type="error">
            <text:p>#N/A</text:p>
          </table:table-cell>
          <table:table-cell office:value-type="float" office:value="4111" calcext:value-type="float">
            <text:p>4111</text:p>
          </table:table-cell>
          <table:table-cell table:formula="of:=LOOKUP([.D11];[$Polozky.A$1:.A$1048576];[$Polozky.B$1:.B$1048576])" office:value-type="string" office:string-value="Neinvestiční přijaté transfery z všeobecné pokladní správy státního rozpočtu" calcext:value-type="string">
            <text:p>Neinvestiční přijaté transfery z všeobecné pokladní správy státního rozpočtu</text:p>
          </table:table-cell>
          <table:table-cell/>
          <table:table-cell office:value-type="currency" office:currency="CZK" office:value="6110600" calcext:value-type="currency">
            <text:p>6 110 600,00 Kč</text:p>
          </table:table-cell>
          <table:table-cell office:value-type="currency" office:currency="CZK" office:value="6110640" calcext:value-type="currency">
            <text:p>6 110 640,00 Kč</text:p>
          </table:table-cell>
          <table:table-cell table:formula="of:=IF(ISNA(MATCH([.D1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2];[$Paragrafy.A$1:.A$1048576];[$Paragrafy.B$1:.B$1048576])" office:value-type="string" office:string-value="" calcext:value-type="error">
            <text:p>#N/A</text:p>
          </table:table-cell>
          <table:table-cell office:value-type="float" office:value="4112" calcext:value-type="float">
            <text:p>4112</text:p>
          </table:table-cell>
          <table:table-cell table:formula="of:=LOOKUP([.D12];[$Polozky.A$1:.A$1048576];[$Polozky.B$1:.B$1048576])" office:value-type="string" office:string-value="Neinvestiční přijaté transfery ze státního rozpočtu v rámci souhrnného dotačního vztahu" calcext:value-type="string">
            <text:p>Neinvestiční přijaté transfery ze státního rozpočtu v rámci souhrnného dotačního vztahu</text:p>
          </table:table-cell>
          <table:table-cell table:number-columns-repeated="3" office:value-type="currency" office:currency="CZK" office:value="60260000" calcext:value-type="currency">
            <text:p>60 260 000,00 Kč</text:p>
          </table:table-cell>
          <table:table-cell table:formula="of:=IF(ISNA(MATCH([.D1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3];[$Paragrafy.A$1:.A$1048576];[$Paragrafy.B$1:.B$1048576])" office:value-type="string" office:string-value="" calcext:value-type="error">
            <text:p>#N/A</text:p>
          </table:table-cell>
          <table:table-cell office:value-type="float" office:value="4113" calcext:value-type="float">
            <text:p>4113</text:p>
          </table:table-cell>
          <table:table-cell table:formula="of:=LOOKUP([.D13];[$Polozky.A$1:.A$1048576];[$Polozky.B$1:.B$1048576])" office:value-type="string" office:string-value="Neinvestiční přijaté transfery ze státních fondů" calcext:value-type="string">
            <text:p>Neinvestiční přijaté transfery ze státních fondů</text:p>
          </table:table-cell>
          <table:table-cell/>
          <table:table-cell office:value-type="currency" office:currency="CZK" office:value="54500" calcext:value-type="currency">
            <text:p>54 500,00 Kč</text:p>
          </table:table-cell>
          <table:table-cell office:value-type="currency" office:currency="CZK" office:value="54438.2" calcext:value-type="currency">
            <text:p>54 438,20 Kč</text:p>
          </table:table-cell>
          <table:table-cell table:formula="of:=IF(ISNA(MATCH([.D1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4];[$Paragrafy.A$1:.A$1048576];[$Paragrafy.B$1:.B$1048576])" office:value-type="string" office:string-value="" calcext:value-type="error">
            <text:p>#N/A</text:p>
          </table:table-cell>
          <table:table-cell office:value-type="float" office:value="4116" calcext:value-type="float">
            <text:p>4116</text:p>
          </table:table-cell>
          <table:table-cell table:formula="of:=LOOKUP([.D14];[$Polozky.A$1:.A$1048576];[$Polozky.B$1:.B$1048576])" office:value-type="string" office:string-value="Ostatní neinvestiční přijaté transfery ze státního rozpočtu" calcext:value-type="string">
            <text:p>Ostatní neinvestiční přijaté transfery ze státního rozpočtu</text:p>
          </table:table-cell>
          <table:table-cell/>
          <table:table-cell office:value-type="currency" office:currency="CZK" office:value="17990800" calcext:value-type="currency">
            <text:p>17 990 800,00 Kč</text:p>
          </table:table-cell>
          <table:table-cell office:value-type="currency" office:currency="CZK" office:value="17912891.69" calcext:value-type="currency">
            <text:p>17 912 891,69 Kč</text:p>
          </table:table-cell>
          <table:table-cell table:formula="of:=IF(ISNA(MATCH([.D1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5];[$Paragrafy.A$1:.A$1048576];[$Paragrafy.B$1:.B$1048576])" office:value-type="string" office:string-value="" calcext:value-type="error">
            <text:p>#N/A</text:p>
          </table:table-cell>
          <table:table-cell office:value-type="float" office:value="4121" calcext:value-type="float">
            <text:p>4121</text:p>
          </table:table-cell>
          <table:table-cell table:formula="of:=LOOKUP([.D15];[$Polozky.A$1:.A$1048576];[$Polozky.B$1:.B$1048576])" office:value-type="string" office:string-value="Neinvestiční přijaté transfery od obcí" calcext:value-type="string">
            <text:p>Neinvestiční přijaté transfery od obcí</text:p>
          </table:table-cell>
          <table:table-cell office:value-type="currency" office:currency="CZK" office:value="260210000" calcext:value-type="currency">
            <text:p>260 210 000,00 Kč</text:p>
          </table:table-cell>
          <table:table-cell office:value-type="currency" office:currency="CZK" office:value="469531200" calcext:value-type="currency">
            <text:p>469 531 200,00 Kč</text:p>
          </table:table-cell>
          <table:table-cell office:value-type="currency" office:currency="CZK" office:value="469531203.78" calcext:value-type="currency">
            <text:p>469 531 203,78 Kč</text:p>
          </table:table-cell>
          <table:table-cell table:formula="of:=IF(ISNA(MATCH([.D1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6];[$Paragrafy.A$1:.A$1048576];[$Paragrafy.B$1:.B$1048576])" office:value-type="string" office:string-value="" calcext:value-type="error">
            <text:p>#N/A</text:p>
          </table:table-cell>
          <table:table-cell office:value-type="float" office:value="4122" calcext:value-type="float">
            <text:p>4122</text:p>
          </table:table-cell>
          <table:table-cell table:formula="of:=LOOKUP([.D16];[$Polozky.A$1:.A$1048576];[$Polozky.B$1:.B$1048576])" office:value-type="string" office:string-value="Neinvestiční přijaté transfery od krajů" calcext:value-type="string">
            <text:p>Neinvestiční přijaté transfery od krajů</text:p>
          </table:table-cell>
          <table:table-cell/>
          <table:table-cell office:value-type="currency" office:currency="CZK" office:value="2887200" calcext:value-type="currency">
            <text:p>2 887 200,00 Kč</text:p>
          </table:table-cell>
          <table:table-cell office:value-type="currency" office:currency="CZK" office:value="2882772.76" calcext:value-type="currency">
            <text:p>2 882 772,76 Kč</text:p>
          </table:table-cell>
          <table:table-cell table:formula="of:=IF(ISNA(MATCH([.D1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7];[$Paragrafy.A$1:.A$1048576];[$Paragrafy.B$1:.B$1048576])" office:value-type="string" office:string-value="" calcext:value-type="error">
            <text:p>#N/A</text:p>
          </table:table-cell>
          <table:table-cell office:value-type="float" office:value="4129" calcext:value-type="float">
            <text:p>4129</text:p>
          </table:table-cell>
          <table:table-cell table:formula="of:=LOOKUP([.D17];[$Polozky.A$1:.A$1048576];[$Polozky.B$1:.B$1048576])" office:value-type="string" office:string-value="Ostatní neinvestiční přijaté transfery od rozpočtů územní úrovně" calcext:value-type="string">
            <text:p>Ostatní neinvestiční přijaté transfery od rozpočtů územní úrovně</text:p>
          </table:table-cell>
          <table:table-cell/>
          <table:table-cell table:number-columns-repeated="2" office:value-type="currency" office:currency="CZK" office:value="-49921000" calcext:value-type="currency">
            <text:p>-49 921 000,00 Kč</text:p>
          </table:table-cell>
          <table:table-cell table:formula="of:=IF(ISNA(MATCH([.D1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8];[$Paragrafy.A$1:.A$1048576];[$Paragrafy.B$1:.B$1048576])" office:value-type="string" office:string-value="" calcext:value-type="error">
            <text:p>#N/A</text:p>
          </table:table-cell>
          <table:table-cell office:value-type="float" office:value="4131" calcext:value-type="float">
            <text:p>4131</text:p>
          </table:table-cell>
          <table:table-cell table:formula="of:=LOOKUP([.D18];[$Polozky.A$1:.A$1048576];[$Polozky.B$1:.B$1048576])" office:value-type="string" office:string-value="Převody z vlastních fondů hospodářské (podnikatelské) činnosti" calcext:value-type="string">
            <text:p>Převody z vlastních fondů hospodářské (podnikatelské) činnosti</text:p>
          </table:table-cell>
          <table:table-cell office:value-type="currency" office:currency="CZK" office:value="1358622000" calcext:value-type="currency">
            <text:p>1 358 622 000,00 Kč</text:p>
          </table:table-cell>
          <table:table-cell office:value-type="currency" office:currency="CZK" office:value="1221283500" calcext:value-type="currency">
            <text:p>1 221 283 500,00 Kč</text:p>
          </table:table-cell>
          <table:table-cell office:value-type="currency" office:currency="CZK" office:value="841223400" calcext:value-type="currency">
            <text:p>841 223 400,00 Kč</text:p>
          </table:table-cell>
          <table:table-cell table:formula="of:=IF(ISNA(MATCH([.D1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19];[$Paragrafy.A$1:.A$1048576];[$Paragrafy.B$1:.B$1048576])" office:value-type="string" office:string-value="" calcext:value-type="error">
            <text:p>#N/A</text:p>
          </table:table-cell>
          <table:table-cell office:value-type="float" office:value="4133" calcext:value-type="float">
            <text:p>4133</text:p>
          </table:table-cell>
          <table:table-cell table:formula="of:=LOOKUP([.D19];[$Polozky.A$1:.A$1048576];[$Polozky.B$1:.B$1048576])" office:value-type="string" office:string-value="Převody z vlastních rezervních fondů (jiných než organizačních složek státu)" calcext:value-type="string">
            <text:p>Převody z vlastních rezervních fondů (jiných než organizačních složek státu)</text:p>
          </table:table-cell>
          <table:table-cell table:number-columns-repeated="2"/>
          <table:table-cell office:value-type="currency" office:currency="CZK" office:value="7793144.59" calcext:value-type="currency">
            <text:p>7 793 144,59 Kč</text:p>
          </table:table-cell>
          <table:table-cell table:formula="of:=IF(ISNA(MATCH([.D19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0];[$Paragrafy.A$1:.A$1048576];[$Paragrafy.B$1:.B$1048576])" office:value-type="string" office:string-value="" calcext:value-type="error">
            <text:p>#N/A</text:p>
          </table:table-cell>
          <table:table-cell office:value-type="float" office:value="4134" calcext:value-type="float">
            <text:p>4134</text:p>
          </table:table-cell>
          <table:table-cell table:formula="of:=LOOKUP([.D20];[$Polozky.A$1:.A$1048576];[$Polozky.B$1:.B$1048576])" office:value-type="string" office:string-value="Převody z rozpočtových účtů" calcext:value-type="string">
            <text:p>Převody z rozpočtových účtů</text:p>
          </table:table-cell>
          <table:table-cell table:number-columns-repeated="2" office:value-type="currency" office:currency="CZK" office:value="5383000" calcext:value-type="currency">
            <text:p>5 383 000,00 Kč</text:p>
          </table:table-cell>
          <table:table-cell office:value-type="currency" office:currency="CZK" office:value="749694131.69" calcext:value-type="currency">
            <text:p>749 694 131,69 Kč</text:p>
          </table:table-cell>
          <table:table-cell table:formula="of:=IF(ISNA(MATCH([.D20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1];[$Paragrafy.A$1:.A$1048576];[$Paragrafy.B$1:.B$1048576])" office:value-type="string" office:string-value="" calcext:value-type="error">
            <text:p>#N/A</text:p>
          </table:table-cell>
          <table:table-cell office:value-type="float" office:value="4139" calcext:value-type="float">
            <text:p>4139</text:p>
          </table:table-cell>
          <table:table-cell table:formula="of:=LOOKUP([.D21];[$Polozky.A$1:.A$1048576];[$Polozky.B$1:.B$1048576])" office:value-type="string" office:string-value="Ostatní převody z vlastních fondů" calcext:value-type="string">
            <text:p>Ostatní převody z vlastních fondů</text:p>
          </table:table-cell>
          <table:table-cell office:value-type="currency" office:currency="CZK" office:value="5383000" calcext:value-type="currency">
            <text:p>5 383 000,00 Kč</text:p>
          </table:table-cell>
          <table:table-cell office:value-type="currency" office:currency="CZK" office:value="5653000" calcext:value-type="currency">
            <text:p>5 653 000,00 Kč</text:p>
          </table:table-cell>
          <table:table-cell office:value-type="currency" office:currency="CZK" office:value="5157516.15" calcext:value-type="currency">
            <text:p>5 157 516,15 Kč</text:p>
          </table:table-cell>
          <table:table-cell table:formula="of:=IF(ISNA(MATCH([.D21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2];[$Paragrafy.A$1:.A$1048576];[$Paragrafy.B$1:.B$1048576])" office:value-type="string" office:string-value="" calcext:value-type="error">
            <text:p>#N/A</text:p>
          </table:table-cell>
          <table:table-cell office:value-type="float" office:value="4213" calcext:value-type="float">
            <text:p>4213</text:p>
          </table:table-cell>
          <table:table-cell table:formula="of:=LOOKUP([.D22];[$Polozky.A$1:.A$1048576];[$Polozky.B$1:.B$1048576])" office:value-type="string" office:string-value="Investiční přijaté transfery ze státních fondů" calcext:value-type="string">
            <text:p>Investiční přijaté transfery ze státních fondů</text:p>
          </table:table-cell>
          <table:table-cell/>
          <table:table-cell office:value-type="currency" office:currency="CZK" office:value="4928700" calcext:value-type="currency">
            <text:p>4 928 700,00 Kč</text:p>
          </table:table-cell>
          <table:table-cell office:value-type="currency" office:currency="CZK" office:value="4928692.7" calcext:value-type="currency">
            <text:p>4 928 692,70 Kč</text:p>
          </table:table-cell>
          <table:table-cell table:formula="of:=IF(ISNA(MATCH([.D2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3];[$Paragrafy.A$1:.A$1048576];[$Paragrafy.B$1:.B$1048576])" office:value-type="string" office:string-value="" calcext:value-type="error">
            <text:p>#N/A</text:p>
          </table:table-cell>
          <table:table-cell office:value-type="float" office:value="4216" calcext:value-type="float">
            <text:p>4216</text:p>
          </table:table-cell>
          <table:table-cell table:formula="of:=LOOKUP([.D23];[$Polozky.A$1:.A$1048576];[$Polozky.B$1:.B$1048576])" office:value-type="string" office:string-value="Ostatní investiční přijaté transfery ze státního rozpočtu" calcext:value-type="string">
            <text:p>Ostatní investiční přijaté transfery ze státního rozpočtu</text:p>
          </table:table-cell>
          <table:table-cell/>
          <table:table-cell office:value-type="currency" office:currency="CZK" office:value="90174800" calcext:value-type="currency">
            <text:p>90 174 800,00 Kč</text:p>
          </table:table-cell>
          <table:table-cell office:value-type="currency" office:currency="CZK" office:value="90174745.04" calcext:value-type="currency">
            <text:p>90 174 745,04 Kč</text:p>
          </table:table-cell>
          <table:table-cell table:formula="of:=IF(ISNA(MATCH([.D2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table:formula="of:=LOOKUP([.B24];[$Paragrafy.A$1:.A$1048576];[$Paragrafy.B$1:.B$1048576])" office:value-type="string" office:string-value="" calcext:value-type="error">
            <text:p>#N/A</text:p>
          </table:table-cell>
          <table:table-cell office:value-type="float" office:value="4221" calcext:value-type="float">
            <text:p>4221</text:p>
          </table:table-cell>
          <table:table-cell table:formula="of:=LOOKUP([.D24];[$Polozky.A$1:.A$1048576];[$Polozky.B$1:.B$1048576])" office:value-type="string" office:string-value="Investiční přijaté transfery od obcí" calcext:value-type="string">
            <text:p>Investiční přijaté transfery od obcí</text:p>
          </table:table-cell>
          <table:table-cell/>
          <table:table-cell table:number-columns-repeated="2" office:value-type="currency" office:currency="CZK" office:value="8000000" calcext:value-type="currency">
            <text:p>8 000 000,00 Kč</text:p>
          </table:table-cell>
          <table:table-cell table:formula="of:=IF(ISNA(MATCH([.D2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2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122" calcext:value-type="float">
            <text:p>2122</text:p>
          </table:table-cell>
          <table:table-cell table:formula="of:=LOOKUP([.D25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  <table:table-cell table:formula="of:=IF(ISNA(MATCH([.D2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26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229" calcext:value-type="float">
            <text:p>2229</text:p>
          </table:table-cell>
          <table:table-cell table:formula="of:=LOOKUP([.D26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575700" calcext:value-type="currency">
            <text:p>2 575 700,00 Kč</text:p>
          </table:table-cell>
          <table:table-cell office:value-type="currency" office:currency="CZK" office:value="2611031.84" calcext:value-type="currency">
            <text:p>2 611 031,84 Kč</text:p>
          </table:table-cell>
          <table:table-cell table:formula="of:=IF(ISNA(MATCH([.D2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27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322" calcext:value-type="float">
            <text:p>2322</text:p>
          </table:table-cell>
          <table:table-cell table:formula="of:=LOOKUP([.D27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46100" calcext:value-type="currency">
            <text:p>46 100,00 Kč</text:p>
          </table:table-cell>
          <table:table-cell office:value-type="currency" office:currency="CZK" office:value="46016" calcext:value-type="currency">
            <text:p>46 016,00 Kč</text:p>
          </table:table-cell>
          <table:table-cell table:formula="of:=IF(ISNA(MATCH([.D2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122" calcext:value-type="float">
            <text:p>2122</text:p>
          </table:table-cell>
          <table:table-cell table:formula="of:=LOOKUP([.D28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table:number-columns-repeated="2" office:value-type="currency" office:currency="CZK" office:value="2941000" calcext:value-type="currency">
            <text:p>2 941 000,00 Kč</text:p>
          </table:table-cell>
          <table:table-cell table:formula="of:=IF(ISNA(MATCH([.D2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229" calcext:value-type="float">
            <text:p>2229</text:p>
          </table:table-cell>
          <table:table-cell table:formula="of:=LOOKUP([.D29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022900" calcext:value-type="currency">
            <text:p>2 022 900,00 Kč</text:p>
          </table:table-cell>
          <table:table-cell office:value-type="currency" office:currency="CZK" office:value="2109976.94" calcext:value-type="currency">
            <text:p>2 109 976,94 Kč</text:p>
          </table:table-cell>
          <table:table-cell table:formula="of:=IF(ISNA(MATCH([.D2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322" calcext:value-type="float">
            <text:p>2322</text:p>
          </table:table-cell>
          <table:table-cell table:formula="of:=LOOKUP([.D30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222500" calcext:value-type="currency">
            <text:p>222 500,00 Kč</text:p>
          </table:table-cell>
          <table:table-cell office:value-type="currency" office:currency="CZK" office:value="222343" calcext:value-type="currency">
            <text:p>222 343,00 Kč</text:p>
          </table:table-cell>
          <table:table-cell table:formula="of:=IF(ISNA(MATCH([.D3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3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229" calcext:value-type="float">
            <text:p>2229</text:p>
          </table:table-cell>
          <table:table-cell table:formula="of:=LOOKUP([.D31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3368300" calcext:value-type="currency">
            <text:p>3 368 300,00 Kč</text:p>
          </table:table-cell>
          <table:table-cell office:value-type="currency" office:currency="CZK" office:value="3556750.62" calcext:value-type="currency">
            <text:p>3 556 750,62 Kč</text:p>
          </table:table-cell>
          <table:table-cell table:formula="of:=IF(ISNA(MATCH([.D3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3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322" calcext:value-type="float">
            <text:p>2322</text:p>
          </table:table-cell>
          <table:table-cell table:formula="of:=LOOKUP([.D32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692100" calcext:value-type="currency">
            <text:p>692 100,00 Kč</text:p>
          </table:table-cell>
          <table:table-cell office:value-type="currency" office:currency="CZK" office:value="691976" calcext:value-type="currency">
            <text:p>691 976,00 Kč</text:p>
          </table:table-cell>
          <table:table-cell table:formula="of:=IF(ISNA(MATCH([.D3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33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2111" calcext:value-type="float">
            <text:p>2111</text:p>
          </table:table-cell>
          <table:table-cell table:formula="of:=LOOKUP([.D33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38445" calcext:value-type="currency">
            <text:p>1 138 445,00 Kč</text:p>
          </table:table-cell>
          <table:table-cell table:formula="of:=IF(ISNA(MATCH([.D3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3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2111" calcext:value-type="float">
            <text:p>2111</text:p>
          </table:table-cell>
          <table:table-cell table:formula="of:=LOOKUP([.D34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2"/>
          <table:table-cell table:formula="of:=IF(ISNA(MATCH([.D3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35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2111" calcext:value-type="float">
            <text:p>2111</text:p>
          </table:table-cell>
          <table:table-cell table:formula="of:=LOOKUP([.D35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84940" calcext:value-type="currency">
            <text:p>584 940,00 Kč</text:p>
          </table:table-cell>
          <table:table-cell table:formula="of:=IF(ISNA(MATCH([.D3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3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2111" calcext:value-type="float">
            <text:p>2111</text:p>
          </table:table-cell>
          <table:table-cell table:formula="of:=LOOKUP([.D36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9310" calcext:value-type="currency">
            <text:p>129 310,00 Kč</text:p>
          </table:table-cell>
          <table:table-cell table:formula="of:=IF(ISNA(MATCH([.D3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table:formula="of:=LOOKUP([.B37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122" calcext:value-type="float">
            <text:p>2122</text:p>
          </table:table-cell>
          <table:table-cell table:formula="of:=LOOKUP([.D37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 table:number-columns-repeated="3" office:value-type="currency" office:currency="CZK" office:value="1000000" calcext:value-type="currency">
            <text:p>1 000 000,00 Kč</text:p>
          </table:table-cell>
          <table:table-cell table:formula="of:=IF(ISNA(MATCH([.D3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table:formula="of:=LOOKUP([.B38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229" calcext:value-type="float">
            <text:p>2229</text:p>
          </table:table-cell>
          <table:table-cell table:formula="of:=LOOKUP([.D38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136680.68" calcext:value-type="currency">
            <text:p>136 680,68 Kč</text:p>
          </table:table-cell>
          <table:table-cell table:formula="of:=IF(ISNA(MATCH([.D3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39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2322" calcext:value-type="float">
            <text:p>2322</text:p>
          </table:table-cell>
          <table:table-cell table:formula="of:=LOOKUP([.D39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table:number-columns-repeated="2" office:value-type="currency" office:currency="CZK" office:value="15000000" calcext:value-type="currency">
            <text:p>15 000 000,00 Kč</text:p>
          </table:table-cell>
          <table:table-cell table:formula="of:=IF(ISNA(MATCH([.D3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2" calcext:value-type="float">
            <text:p>3632</text:p>
          </table:table-cell>
          <table:table-cell table:formula="of:=LOOKUP([.B40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2324" calcext:value-type="float">
            <text:p>2324</text:p>
          </table:table-cell>
          <table:table-cell table:formula="of:=LOOKUP([.D40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/>
          <table:table-cell office:value-type="currency" office:currency="CZK" office:value="65700" calcext:value-type="currency">
            <text:p>65 700,00 Kč</text:p>
          </table:table-cell>
          <table:table-cell office:value-type="currency" office:currency="CZK" office:value="262972.1" calcext:value-type="currency">
            <text:p>262 972,10 Kč</text:p>
          </table:table-cell>
          <table:table-cell table:formula="of:=IF(ISNA(MATCH([.D4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4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2324" calcext:value-type="float">
            <text:p>2324</text:p>
          </table:table-cell>
          <table:table-cell table:formula="of:=LOOKUP([.D41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18294" calcext:value-type="currency">
            <text:p>18 294,00 Kč</text:p>
          </table:table-cell>
          <table:table-cell table:formula="of:=IF(ISNA(MATCH([.D4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42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2229" calcext:value-type="float">
            <text:p>2229</text:p>
          </table:table-cell>
          <table:table-cell table:formula="of:=LOOKUP([.D42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908600" calcext:value-type="currency">
            <text:p>2 908 600,00 Kč</text:p>
          </table:table-cell>
          <table:table-cell office:value-type="currency" office:currency="CZK" office:value="2953152.95" calcext:value-type="currency">
            <text:p>2 953 152,95 Kč</text:p>
          </table:table-cell>
          <table:table-cell table:formula="of:=IF(ISNA(MATCH([.D4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4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2" calcext:value-type="float">
            <text:p>2322</text:p>
          </table:table-cell>
          <table:table-cell table:formula="of:=LOOKUP([.D43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8696" calcext:value-type="currency">
            <text:p>8 696,00 Kč</text:p>
          </table:table-cell>
          <table:table-cell table:formula="of:=IF(ISNA(MATCH([.D4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4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4" calcext:value-type="float">
            <text:p>2324</text:p>
          </table:table-cell>
          <table:table-cell table:formula="of:=LOOKUP([.D44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148696.1" calcext:value-type="currency">
            <text:p>148 696,10 Kč</text:p>
          </table:table-cell>
          <table:table-cell table:formula="of:=IF(ISNA(MATCH([.D4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4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9" calcext:value-type="float">
            <text:p>2329</text:p>
          </table:table-cell>
          <table:table-cell table:formula="of:=LOOKUP([.D45];[$Polozky.A$1:.A$1048576];[$Polozky.B$1:.B$1048576])" office:value-type="string" office:string-value="Jiné nedaňové příjmy než příjmy ostatních položek třídy 2." calcext:value-type="string">
            <text:p>Jiné nedaňové příjmy než příjmy ostatních položek třídy 2.</text:p>
          </table:table-cell>
          <table:table-cell/>
          <table:table-cell office:value-type="currency" office:currency="CZK" office:value="2515000" calcext:value-type="currency">
            <text:p>2 515 000,00 Kč</text:p>
          </table:table-cell>
          <table:table-cell office:value-type="currency" office:currency="CZK" office:value="2539460" calcext:value-type="currency">
            <text:p>2 539 460,00 Kč</text:p>
          </table:table-cell>
          <table:table-cell table:formula="of:=IF(ISNA(MATCH([.D4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10" calcext:value-type="float">
            <text:p>6310</text:p>
          </table:table-cell>
          <table:table-cell table:formula="of:=LOOKUP([.B46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1" calcext:value-type="float">
            <text:p>2141</text:p>
          </table:table-cell>
          <table:table-cell table:formula="of:=LOOKUP([.D46];[$Polozky.A$1:.A$1048576];[$Polozky.B$1:.B$1048576])" office:value-type="string" office:string-value="Příjmy z úroků (část)" calcext:value-type="string">
            <text:p>Příjmy z úroků (část)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729722.16" calcext:value-type="currency">
            <text:p>729 722,16 Kč</text:p>
          </table:table-cell>
          <table:table-cell table:formula="of:=IF(ISNA(MATCH([.D4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10" calcext:value-type="float">
            <text:p>6310</text:p>
          </table:table-cell>
          <table:table-cell table:formula="of:=LOOKUP([.B47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2" calcext:value-type="float">
            <text:p>2142</text:p>
          </table:table-cell>
          <table:table-cell table:formula="of:=LOOKUP([.D47];[$Polozky.A$1:.A$1048576];[$Polozky.B$1:.B$1048576])" office:value-type="string" office:string-value="Příjmy z podílů na zisku a dividend" calcext:value-type="string">
            <text:p>Příjmy z podílů na zisku a dividend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10900000" calcext:value-type="currency">
            <text:p>10 900 000,00 Kč</text:p>
          </table:table-cell>
          <table:table-cell office:value-type="currency" office:currency="CZK" office:value="10965000" calcext:value-type="currency">
            <text:p>10 965 000,00 Kč</text:p>
          </table:table-cell>
          <table:table-cell table:formula="of:=IF(ISNA(MATCH([.D4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2" calcext:value-type="float">
            <text:p>6402</text:p>
          </table:table-cell>
          <table:table-cell table:formula="of:=LOOKUP([.B48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2221" calcext:value-type="float">
            <text:p>2221</text:p>
          </table:table-cell>
          <table:table-cell table:formula="of:=LOOKUP([.D48];[$Polozky.A$1:.A$1048576];[$Polozky.B$1:.B$1048576])" office:value-type="string" office:string-value="Příjmy poskytovatelů transferů z jejich vratek, jimiž jsou části transferů, které jejich příjemci na stanovený účel nespotřebovali a poskytovatelům je vracejí." calcext:value-type="string">
            <text:p>Příjmy poskytovatelů transferů z jejich vratek, jimiž jsou části transferů, které jejich příjemci na stanovený účel nespotřebovali a poskytovatelům je vracejí.</text:p>
          </table:table-cell>
          <table:table-cell/>
          <table:table-cell office:value-type="currency" office:currency="CZK" office:value="3270200" calcext:value-type="currency">
            <text:p>3 270 200,00 Kč</text:p>
          </table:table-cell>
          <table:table-cell office:value-type="currency" office:currency="CZK" office:value="3270133.24" calcext:value-type="currency">
            <text:p>3 270 133,24 Kč</text:p>
          </table:table-cell>
          <table:table-cell table:formula="of:=IF(ISNA(MATCH([.D4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2" calcext:value-type="float">
            <text:p>6402</text:p>
          </table:table-cell>
          <table:table-cell table:formula="of:=LOOKUP([.B49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2229" calcext:value-type="float">
            <text:p>2229</text:p>
          </table:table-cell>
          <table:table-cell table:formula="of:=LOOKUP([.D49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table:number-columns-repeated="2" office:value-type="currency" office:currency="CZK" office:value="49600" calcext:value-type="currency">
            <text:p>49 600,00 Kč</text:p>
          </table:table-cell>
          <table:table-cell table:formula="of:=IF(ISNA(MATCH([.D4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9" calcext:value-type="float">
            <text:p>6409</text:p>
          </table:table-cell>
          <table:table-cell table:formula="of:=LOOKUP([.B50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111" calcext:value-type="float">
            <text:p>2111</text:p>
          </table:table-cell>
          <table:table-cell table:formula="of:=LOOKUP([.D50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/>
          <table:table-cell office:value-type="currency" office:currency="CZK" office:value="64726.93" calcext:value-type="currency">
            <text:p>64 726,93 Kč</text:p>
          </table:table-cell>
          <table:table-cell table:formula="of:=IF(ISNA(MATCH([.D5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9" calcext:value-type="float">
            <text:p>6409</text:p>
          </table:table-cell>
          <table:table-cell table:formula="of:=LOOKUP([.B51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212" calcext:value-type="float">
            <text:p>2212</text:p>
          </table:table-cell>
          <table:table-cell table:formula="of:=LOOKUP([.D51];[$Polozky.A$1:.A$1048576];[$Polozky.B$1:.B$1048576])" office:value-type="string" office:string-value="Sankční platby přijaté od jiných subjektů" calcext:value-type="string">
            <text:p>Sankční platby přijaté od jiných subjektů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688896.44" calcext:value-type="currency">
            <text:p>688 896,44 Kč</text:p>
          </table:table-cell>
          <table:table-cell table:formula="of:=IF(ISNA(MATCH([.D5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9" calcext:value-type="float">
            <text:p>6409</text:p>
          </table:table-cell>
          <table:table-cell table:formula="of:=LOOKUP([.B52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324" calcext:value-type="float">
            <text:p>2324</text:p>
          </table:table-cell>
          <table:table-cell table:formula="of:=LOOKUP([.D52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82695" calcext:value-type="currency">
            <text:p>82 695,00 Kč</text:p>
          </table:table-cell>
          <table:table-cell table:formula="of:=IF(ISNA(MATCH([.D5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409" calcext:value-type="float">
            <text:p>6409</text:p>
          </table:table-cell>
          <table:table-cell table:formula="of:=LOOKUP([.B53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329" calcext:value-type="float">
            <text:p>2329</text:p>
          </table:table-cell>
          <table:table-cell table:formula="of:=LOOKUP([.D53];[$Polozky.A$1:.A$1048576];[$Polozky.B$1:.B$1048576])" office:value-type="string" office:string-value="Jiné nedaňové příjmy než příjmy ostatních položek třídy 2." calcext:value-type="string">
            <text:p>Jiné nedaňové příjmy než příjmy ostatních položek třídy 2.</text:p>
          </table:table-cell>
          <table:table-cell office:value-type="currency" office:currency="CZK" office:value="7200000" calcext:value-type="currency">
            <text:p>7 200 000,00 Kč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42415.9" calcext:value-type="currency">
            <text:p>142 415,90 Kč</text:p>
          </table:table-cell>
          <table:table-cell table:formula="of:=IF(ISNA(MATCH([.D5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4];[$Paragrafy.A$1:.A$1048576];[$Paragrafy.B$1:.B$1048576])" office:value-type="string" office:string-value="" calcext:value-type="error">
            <text:p>#N/A</text:p>
          </table:table-cell>
          <table:table-cell office:value-type="float" office:value="1341" calcext:value-type="float">
            <text:p>1341</text:p>
          </table:table-cell>
          <table:table-cell table:formula="of:=LOOKUP([.D54];[$Polozky.A$1:.A$1048576];[$Polozky.B$1:.B$1048576])" office:value-type="string" office:string-value="Poplatek ze psů" calcext:value-type="string">
            <text:p>Poplatek ze psů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648069.4" calcext:value-type="currency">
            <text:p>2 648 069,40 Kč</text:p>
          </table:table-cell>
          <table:table-cell table:formula="of:=IF(ISNA(MATCH([.D5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5];[$Paragrafy.A$1:.A$1048576];[$Paragrafy.B$1:.B$1048576])" office:value-type="string" office:string-value="" calcext:value-type="error">
            <text:p>#N/A</text:p>
          </table:table-cell>
          <table:table-cell office:value-type="float" office:value="1342" calcext:value-type="float">
            <text:p>1342</text:p>
          </table:table-cell>
          <table:table-cell table:formula="of:=LOOKUP([.D55];[$Polozky.A$1:.A$1048576];[$Polozky.B$1:.B$1048576])" office:value-type="string" office:string-value="Poplatek za lázeňský nebo rekreační pobyt" calcext:value-type="string">
            <text:p>Poplatek za lázeňský nebo rekreační pobyt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834270" calcext:value-type="currency">
            <text:p>834 270,00 Kč</text:p>
          </table:table-cell>
          <table:table-cell table:formula="of:=IF(ISNA(MATCH([.D5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6];[$Paragrafy.A$1:.A$1048576];[$Paragrafy.B$1:.B$1048576])" office:value-type="string" office:string-value="" calcext:value-type="error">
            <text:p>#N/A</text:p>
          </table:table-cell>
          <table:table-cell office:value-type="float" office:value="1343" calcext:value-type="float">
            <text:p>1343</text:p>
          </table:table-cell>
          <table:table-cell table:formula="of:=LOOKUP([.D56];[$Polozky.A$1:.A$1048576];[$Polozky.B$1:.B$1048576])" office:value-type="string" office:string-value="Poplatek za užívání veřejného prostranství" calcext:value-type="string">
            <text:p>Poplatek za užívání veřejného prostranství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 office:value-type="currency" office:currency="CZK" office:value="17654539.51" calcext:value-type="currency">
            <text:p>17 654 539,51 Kč</text:p>
          </table:table-cell>
          <table:table-cell table:formula="of:=IF(ISNA(MATCH([.D5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7];[$Paragrafy.A$1:.A$1048576];[$Paragrafy.B$1:.B$1048576])" office:value-type="string" office:string-value="" calcext:value-type="error">
            <text:p>#N/A</text:p>
          </table:table-cell>
          <table:table-cell office:value-type="float" office:value="1344" calcext:value-type="float">
            <text:p>1344</text:p>
          </table:table-cell>
          <table:table-cell table:formula="of:=LOOKUP([.D57];[$Polozky.A$1:.A$1048576];[$Polozky.B$1:.B$1048576])" office:value-type="string" office:string-value="Poplatek ze vstupného" calcext:value-type="string">
            <text:p>Poplatek ze vstupného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5812" calcext:value-type="currency">
            <text:p>25 812,00 Kč</text:p>
          </table:table-cell>
          <table:table-cell table:formula="of:=IF(ISNA(MATCH([.D5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8];[$Paragrafy.A$1:.A$1048576];[$Paragrafy.B$1:.B$1048576])" office:value-type="string" office:string-value="" calcext:value-type="error">
            <text:p>#N/A</text:p>
          </table:table-cell>
          <table:table-cell office:value-type="float" office:value="1345" calcext:value-type="float">
            <text:p>1345</text:p>
          </table:table-cell>
          <table:table-cell table:formula="of:=LOOKUP([.D58];[$Polozky.A$1:.A$1048576];[$Polozky.B$1:.B$1048576])" office:value-type="string" office:string-value="Poplatek z ubytovací kapacity" calcext:value-type="string">
            <text:p>Poplatek z ubytovací kapacity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94057" calcext:value-type="currency">
            <text:p>1 594 057,00 Kč</text:p>
          </table:table-cell>
          <table:table-cell table:formula="of:=IF(ISNA(MATCH([.D5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59];[$Paragrafy.A$1:.A$1048576];[$Paragrafy.B$1:.B$1048576])" office:value-type="string" office:string-value="" calcext:value-type="error">
            <text:p>#N/A</text:p>
          </table:table-cell>
          <table:table-cell office:value-type="float" office:value="1361" calcext:value-type="float">
            <text:p>1361</text:p>
          </table:table-cell>
          <table:table-cell table:formula="of:=LOOKUP([.D59];[$Polozky.A$1:.A$1048576];[$Polozky.B$1:.B$1048576])" office:value-type="string" office:string-value="Správní poplatky" calcext:value-type="string">
            <text:p>Správní poplatky</text:p>
          </table:table-cell>
          <table:table-cell table:number-columns-repeated="2" office:value-type="currency" office:currency="CZK" office:value="12200000" calcext:value-type="currency">
            <text:p>12 200 000,00 Kč</text:p>
          </table:table-cell>
          <table:table-cell office:value-type="currency" office:currency="CZK" office:value="12389725" calcext:value-type="currency">
            <text:p>12 389 725,00 Kč</text:p>
          </table:table-cell>
          <table:table-cell table:formula="of:=IF(ISNA(MATCH([.D5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60];[$Paragrafy.A$1:.A$1048576];[$Paragrafy.B$1:.B$1048576])" office:value-type="string" office:string-value="" calcext:value-type="error">
            <text:p>#N/A</text:p>
          </table:table-cell>
          <table:table-cell office:value-type="float" office:value="1511" calcext:value-type="float">
            <text:p>1511</text:p>
          </table:table-cell>
          <table:table-cell table:formula="of:=LOOKUP([.D60];[$Polozky.A$1:.A$1048576];[$Polozky.B$1:.B$1048576])" office:value-type="string" office:string-value="Daň z nemovitých věcí" calcext:value-type="string">
            <text:p>Daň z nemovitých věcí</text:p>
          </table:table-cell>
          <table:table-cell table:number-columns-repeated="2" office:value-type="currency" office:currency="CZK" office:value="53000000" calcext:value-type="currency">
            <text:p>53 000 000,00 Kč</text:p>
          </table:table-cell>
          <table:table-cell office:value-type="currency" office:currency="CZK" office:value="55054730.88" calcext:value-type="currency">
            <text:p>55 054 730,88 Kč</text:p>
          </table:table-cell>
          <table:table-cell table:formula="of:=IF(ISNA(MATCH([.D6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formula="of:=LOOKUP([.B61];[$Paragrafy.A$1:.A$1048576];[$Paragrafy.B$1:.B$1048576])" office:value-type="string" office:string-value="" calcext:value-type="error">
            <text:p>#N/A</text:p>
          </table:table-cell>
          <table:table-cell office:value-type="float" office:value="2460" calcext:value-type="float">
            <text:p>2460</text:p>
          </table:table-cell>
          <table:table-cell table:formula="of:=LOOKUP([.D61];[$Polozky.A$1:.A$1048576];[$Polozky.B$1:.B$1048576])" office:value-type="string" office:string-value="Splátky půjčených prostředků od obyvatelstva" calcext:value-type="string">
            <text:p>Splátky půjčených prostředků od obyvatelstva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223455" calcext:value-type="currency">
            <text:p>223 455,00 Kč</text:p>
          </table:table-cell>
          <table:table-cell table:formula="of:=IF(ISNA(MATCH([.D6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62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122" calcext:value-type="float">
            <text:p>2122</text:p>
          </table:table-cell>
          <table:table-cell table:formula="of:=LOOKUP([.D62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  <table:table-cell table:formula="of:=IF(ISNA(MATCH([.D6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63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229" calcext:value-type="float">
            <text:p>2229</text:p>
          </table:table-cell>
          <table:table-cell table:formula="of:=LOOKUP([.D63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013400" calcext:value-type="currency">
            <text:p>2 013 400,00 Kč</text:p>
          </table:table-cell>
          <table:table-cell office:value-type="currency" office:currency="CZK" office:value="2023340.17" calcext:value-type="currency">
            <text:p>2 023 340,17 Kč</text:p>
          </table:table-cell>
          <table:table-cell table:formula="of:=IF(ISNA(MATCH([.D6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64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322" calcext:value-type="float">
            <text:p>2322</text:p>
          </table:table-cell>
          <table:table-cell table:formula="of:=LOOKUP([.D64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189400" calcext:value-type="currency">
            <text:p>189 400,00 Kč</text:p>
          </table:table-cell>
          <table:table-cell office:value-type="currency" office:currency="CZK" office:value="189350" calcext:value-type="currency">
            <text:p>189 350,00 Kč</text:p>
          </table:table-cell>
          <table:table-cell table:formula="of:=IF(ISNA(MATCH([.D6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6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122" calcext:value-type="float">
            <text:p>2122</text:p>
          </table:table-cell>
          <table:table-cell table:formula="of:=LOOKUP([.D65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office:value-type="currency" office:currency="CZK" office:value="3227000" calcext:value-type="currency">
            <text:p>3 227 000,00 Kč</text:p>
          </table:table-cell>
          <table:table-cell office:value-type="currency" office:currency="CZK" office:value="2827000" calcext:value-type="currency">
            <text:p>2 827 000,00 Kč</text:p>
          </table:table-cell>
          <table:table-cell table:formula="of:=IF(ISNA(MATCH([.D6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6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229" calcext:value-type="float">
            <text:p>2229</text:p>
          </table:table-cell>
          <table:table-cell table:formula="of:=LOOKUP([.D66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3302000" calcext:value-type="currency">
            <text:p>3 302 000,00 Kč</text:p>
          </table:table-cell>
          <table:table-cell office:value-type="currency" office:currency="CZK" office:value="3450261.72" calcext:value-type="currency">
            <text:p>3 450 261,72 Kč</text:p>
          </table:table-cell>
          <table:table-cell table:formula="of:=IF(ISNA(MATCH([.D6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6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322" calcext:value-type="float">
            <text:p>2322</text:p>
          </table:table-cell>
          <table:table-cell table:formula="of:=LOOKUP([.D67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105700" calcext:value-type="currency">
            <text:p>105 700,00 Kč</text:p>
          </table:table-cell>
          <table:table-cell office:value-type="currency" office:currency="CZK" office:value="105407" calcext:value-type="currency">
            <text:p>105 407,00 Kč</text:p>
          </table:table-cell>
          <table:table-cell table:formula="of:=IF(ISNA(MATCH([.D6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68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229" calcext:value-type="float">
            <text:p>2229</text:p>
          </table:table-cell>
          <table:table-cell table:formula="of:=LOOKUP([.D68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4216600" calcext:value-type="currency">
            <text:p>4 216 600,00 Kč</text:p>
          </table:table-cell>
          <table:table-cell office:value-type="currency" office:currency="CZK" office:value="4216896.34" calcext:value-type="currency">
            <text:p>4 216 896,34 Kč</text:p>
          </table:table-cell>
          <table:table-cell table:formula="of:=IF(ISNA(MATCH([.D6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69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322" calcext:value-type="float">
            <text:p>2322</text:p>
          </table:table-cell>
          <table:table-cell table:formula="of:=LOOKUP([.D69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1152900" calcext:value-type="currency">
            <text:p>1 152 900,00 Kč</text:p>
          </table:table-cell>
          <table:table-cell office:value-type="currency" office:currency="CZK" office:value="1233857" calcext:value-type="currency">
            <text:p>1 233 857,00 Kč</text:p>
          </table:table-cell>
          <table:table-cell table:formula="of:=IF(ISNA(MATCH([.D6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7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2111" calcext:value-type="float">
            <text:p>2111</text:p>
          </table:table-cell>
          <table:table-cell table:formula="of:=LOOKUP([.D70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090120" calcext:value-type="currency">
            <text:p>1 090 120,00 Kč</text:p>
          </table:table-cell>
          <table:table-cell table:formula="of:=IF(ISNA(MATCH([.D7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7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2321" calcext:value-type="float">
            <text:p>2321</text:p>
          </table:table-cell>
          <table:table-cell table:formula="of:=LOOKUP([.D71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7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7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2111" calcext:value-type="float">
            <text:p>2111</text:p>
          </table:table-cell>
          <table:table-cell table:formula="of:=LOOKUP([.D72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/>
          <table:table-cell table:formula="of:=IF(ISNA(MATCH([.D7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table:formula="of:=LOOKUP([.B73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2321" calcext:value-type="float">
            <text:p>2321</text:p>
          </table:table-cell>
          <table:table-cell table:formula="of:=LOOKUP([.D73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office:value-type="currency" office:currency="CZK" office:value="234600" calcext:value-type="currency">
            <text:p>234 600,00 Kč</text:p>
          </table:table-cell>
          <table:table-cell office:value-type="currency" office:currency="CZK" office:value="234619" calcext:value-type="currency">
            <text:p>234 619,00 Kč</text:p>
          </table:table-cell>
          <table:table-cell table:formula="of:=IF(ISNA(MATCH([.D7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74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2111" calcext:value-type="float">
            <text:p>2111</text:p>
          </table:table-cell>
          <table:table-cell table:formula="of:=LOOKUP([.D74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58260" calcext:value-type="currency">
            <text:p>558 260,00 Kč</text:p>
          </table:table-cell>
          <table:table-cell table:formula="of:=IF(ISNA(MATCH([.D7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7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2111" calcext:value-type="float">
            <text:p>2111</text:p>
          </table:table-cell>
          <table:table-cell table:formula="of:=LOOKUP([.D75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83880" calcext:value-type="currency">
            <text:p>83 880,00 Kč</text:p>
          </table:table-cell>
          <table:table-cell table:formula="of:=IF(ISNA(MATCH([.D7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7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2229" calcext:value-type="float">
            <text:p>2229</text:p>
          </table:table-cell>
          <table:table-cell table:formula="of:=LOOKUP([.D76];[$Polozky.A$1:.A$1048576];[$Polozky.B$1:.B$1048576])" office:value-type="string" office:string-value="Jiné vratky transferů" calcext:value-type="string">
            <text:p>Jiné vratky transferů</text:p>
          </table:table-cell>
          <table:table-cell table:number-columns-repeated="2"/>
          <table:table-cell office:value-type="currency" office:currency="CZK" office:value="377" calcext:value-type="currency">
            <text:p>377,00 Kč</text:p>
          </table:table-cell>
          <table:table-cell table:formula="of:=IF(ISNA(MATCH([.D7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77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122" calcext:value-type="float">
            <text:p>2122</text:p>
          </table:table-cell>
          <table:table-cell table:formula="of:=LOOKUP([.D77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 table:number-columns-repeated="3" office:value-type="currency" office:currency="CZK" office:value="1200000" calcext:value-type="currency">
            <text:p>1 200 000,00 Kč</text:p>
          </table:table-cell>
          <table:table-cell table:formula="of:=IF(ISNA(MATCH([.D7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78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229" calcext:value-type="float">
            <text:p>2229</text:p>
          </table:table-cell>
          <table:table-cell table:formula="of:=LOOKUP([.D78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3600" calcext:value-type="currency">
            <text:p>3 600,00 Kč</text:p>
          </table:table-cell>
          <table:table-cell office:value-type="currency" office:currency="CZK" office:value="3554.11" calcext:value-type="currency">
            <text:p>3 554,11 Kč</text:p>
          </table:table-cell>
          <table:table-cell table:formula="of:=IF(ISNA(MATCH([.D7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2" calcext:value-type="float">
            <text:p>3632</text:p>
          </table:table-cell>
          <table:table-cell table:formula="of:=LOOKUP([.B79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2324" calcext:value-type="float">
            <text:p>2324</text:p>
          </table:table-cell>
          <table:table-cell table:formula="of:=LOOKUP([.D79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98520.14" calcext:value-type="currency">
            <text:p>98 520,14 Kč</text:p>
          </table:table-cell>
          <table:table-cell table:formula="of:=IF(ISNA(MATCH([.D7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8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2322" calcext:value-type="float">
            <text:p>2322</text:p>
          </table:table-cell>
          <table:table-cell table:formula="of:=LOOKUP([.D80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39849" calcext:value-type="currency">
            <text:p>39 849,00 Kč</text:p>
          </table:table-cell>
          <table:table-cell table:formula="of:=IF(ISNA(MATCH([.D8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8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2324" calcext:value-type="float">
            <text:p>2324</text:p>
          </table:table-cell>
          <table:table-cell table:formula="of:=LOOKUP([.D81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19290" calcext:value-type="currency">
            <text:p>19 290,00 Kč</text:p>
          </table:table-cell>
          <table:table-cell table:formula="of:=IF(ISNA(MATCH([.D8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79" calcext:value-type="float">
            <text:p>4179</text:p>
          </table:table-cell>
          <table:table-cell table:formula="of:=LOOKUP([.B82];[$Paragrafy.A$1:.A$1048576];[$Paragrafy.B$1:.B$1048576])" office:value-type="string" office:string-value="Ostatní dávky sociální pomoci" calcext:value-type="string">
            <text:p>Ostatní dávky sociální pomoci</text:p>
          </table:table-cell>
          <table:table-cell office:value-type="float" office:value="2229" calcext:value-type="float">
            <text:p>2229</text:p>
          </table:table-cell>
          <table:table-cell table:formula="of:=LOOKUP([.D82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38100" calcext:value-type="currency">
            <text:p>38 100,00 Kč</text:p>
          </table:table-cell>
          <table:table-cell office:value-type="currency" office:currency="CZK" office:value="38078" calcext:value-type="currency">
            <text:p>38 078,00 Kč</text:p>
          </table:table-cell>
          <table:table-cell table:formula="of:=IF(ISNA(MATCH([.D8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83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2212" calcext:value-type="float">
            <text:p>2212</text:p>
          </table:table-cell>
          <table:table-cell table:formula="of:=LOOKUP([.D83];[$Polozky.A$1:.A$1048576];[$Polozky.B$1:.B$1048576])" office:value-type="string" office:string-value="Sankční platby přijaté od jiných subjektů" calcext:value-type="string">
            <text:p>Sankční platby přijaté od jiných subjektů</text:p>
          </table:table-cell>
          <table:table-cell table:number-columns-repeated="2"/>
          <table:table-cell office:value-type="currency" office:currency="CZK" office:value="10000" calcext:value-type="currency">
            <text:p>10 000,00 Kč</text:p>
          </table:table-cell>
          <table:table-cell table:formula="of:=IF(ISNA(MATCH([.D8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8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2229" calcext:value-type="float">
            <text:p>2229</text:p>
          </table:table-cell>
          <table:table-cell table:formula="of:=LOOKUP([.D84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870000" calcext:value-type="currency">
            <text:p>870 000,00 Kč</text:p>
          </table:table-cell>
          <table:table-cell office:value-type="currency" office:currency="CZK" office:value="869998.78" calcext:value-type="currency">
            <text:p>869 998,78 Kč</text:p>
          </table:table-cell>
          <table:table-cell table:formula="of:=IF(ISNA(MATCH([.D8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85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2324" calcext:value-type="float">
            <text:p>2324</text:p>
          </table:table-cell>
          <table:table-cell table:formula="of:=LOOKUP([.D85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38720.08" calcext:value-type="currency">
            <text:p>38 720,08 Kč</text:p>
          </table:table-cell>
          <table:table-cell table:formula="of:=IF(ISNA(MATCH([.D8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8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2" calcext:value-type="float">
            <text:p>2322</text:p>
          </table:table-cell>
          <table:table-cell table:formula="of:=LOOKUP([.D86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102622" calcext:value-type="currency">
            <text:p>102 622,00 Kč</text:p>
          </table:table-cell>
          <table:table-cell table:formula="of:=IF(ISNA(MATCH([.D8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8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4" calcext:value-type="float">
            <text:p>2324</text:p>
          </table:table-cell>
          <table:table-cell table:formula="of:=LOOKUP([.D87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368350.9" calcext:value-type="currency">
            <text:p>368 350,90 Kč</text:p>
          </table:table-cell>
          <table:table-cell table:formula="of:=IF(ISNA(MATCH([.D8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8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9" calcext:value-type="float">
            <text:p>2329</text:p>
          </table:table-cell>
          <table:table-cell table:formula="of:=LOOKUP([.D88];[$Polozky.A$1:.A$1048576];[$Polozky.B$1:.B$1048576])" office:value-type="string" office:string-value="Jiné nedaňové příjmy než příjmy ostatních položek třídy 2." calcext:value-type="string">
            <text:p>Jiné nedaňové příjmy než příjmy ostatních položek třídy 2.</text:p>
          </table:table-cell>
          <table:table-cell/>
          <table:table-cell office:value-type="currency" office:currency="CZK" office:value="2700900" calcext:value-type="currency">
            <text:p>2 700 900,00 Kč</text:p>
          </table:table-cell>
          <table:table-cell office:value-type="currency" office:currency="CZK" office:value="4234994.5" calcext:value-type="currency">
            <text:p>4 234 994,50 Kč</text:p>
          </table:table-cell>
          <table:table-cell table:formula="of:=IF(ISNA(MATCH([.D8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10" calcext:value-type="float">
            <text:p>6310</text:p>
          </table:table-cell>
          <table:table-cell table:formula="of:=LOOKUP([.B89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1" calcext:value-type="float">
            <text:p>2141</text:p>
          </table:table-cell>
          <table:table-cell table:formula="of:=LOOKUP([.D89];[$Polozky.A$1:.A$1048576];[$Polozky.B$1:.B$1048576])" office:value-type="string" office:string-value="Příjmy z úroků (část)" calcext:value-type="string">
            <text:p>Příjmy z úroků (část)</text:p>
          </table:table-cell>
          <table:table-cell table:number-columns-repeated="2" office:value-type="currency" office:currency="CZK" office:value="800000" calcext:value-type="currency">
            <text:p>800 000,00 Kč</text:p>
          </table:table-cell>
          <table:table-cell office:value-type="currency" office:currency="CZK" office:value="294332.27" calcext:value-type="currency">
            <text:p>294 332,27 Kč</text:p>
          </table:table-cell>
          <table:table-cell table:formula="of:=IF(ISNA(MATCH([.D8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10" calcext:value-type="float">
            <text:p>6310</text:p>
          </table:table-cell>
          <table:table-cell table:formula="of:=LOOKUP([.B90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2" calcext:value-type="float">
            <text:p>2142</text:p>
          </table:table-cell>
          <table:table-cell table:formula="of:=LOOKUP([.D90];[$Polozky.A$1:.A$1048576];[$Polozky.B$1:.B$1048576])" office:value-type="string" office:string-value="Příjmy z podílů na zisku a dividend" calcext:value-type="string">
            <text:p>Příjmy z podílů na zisku a dividend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8000000" calcext:value-type="currency">
            <text:p>8 000 000,00 Kč</text:p>
          </table:table-cell>
          <table:table-cell office:value-type="currency" office:currency="CZK" office:value="14620000" calcext:value-type="currency">
            <text:p>14 620 000,00 Kč</text:p>
          </table:table-cell>
          <table:table-cell table:formula="of:=IF(ISNA(MATCH([.D9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91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1" calcext:value-type="float">
            <text:p>4131</text:p>
          </table:table-cell>
          <table:table-cell table:formula="of:=LOOKUP([.D91];[$Polozky.A$1:.A$1048576];[$Polozky.B$1:.B$1048576])" office:value-type="string" office:string-value="Převody z vlastních fondů hospodářské (podnikatelské) činnosti" calcext:value-type="string">
            <text:p>Převody z vlastních fondů hospodářské (podnikatelské) činnosti</text:p>
          </table:table-cell>
          <table:table-cell office:value-type="currency" office:currency="CZK" office:value="1023012000" calcext:value-type="currency">
            <text:p>1 023 012 000,00 Kč</text:p>
          </table:table-cell>
          <table:table-cell office:value-type="currency" office:currency="CZK" office:value="1015866900" calcext:value-type="currency">
            <text:p>1 015 866 900,00 Kč</text:p>
          </table:table-cell>
          <table:table-cell office:value-type="currency" office:currency="CZK" office:value="353360100" calcext:value-type="currency">
            <text:p>353 360 100,00 Kč</text:p>
          </table:table-cell>
          <table:table-cell table:formula="of:=IF(ISNA(MATCH([.D9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92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3" calcext:value-type="float">
            <text:p>4133</text:p>
          </table:table-cell>
          <table:table-cell table:formula="of:=LOOKUP([.D92];[$Polozky.A$1:.A$1048576];[$Polozky.B$1:.B$1048576])" office:value-type="string" office:string-value="Převody z vlastních rezervních fondů (jiných než organizačních složek státu)" calcext:value-type="string">
            <text:p>Převody z vlastních rezervních fondů (jiných než organizačních složek státu)</text:p>
          </table:table-cell>
          <table:table-cell table:number-columns-repeated="2"/>
          <table:table-cell office:value-type="currency" office:currency="CZK" office:value="8813181.38" calcext:value-type="currency">
            <text:p>8 813 181,38 Kč</text:p>
          </table:table-cell>
          <table:table-cell table:formula="of:=IF(ISNA(MATCH([.D92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93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4" calcext:value-type="float">
            <text:p>4134</text:p>
          </table:table-cell>
          <table:table-cell table:formula="of:=LOOKUP([.D93];[$Polozky.A$1:.A$1048576];[$Polozky.B$1:.B$1048576])" office:value-type="string" office:string-value="Převody z rozpočtových účtů" calcext:value-type="string">
            <text:p>Převody z rozpočtových účtů</text:p>
          </table:table-cell>
          <table:table-cell table:number-columns-repeated="2" office:value-type="currency" office:currency="CZK" office:value="5390000" calcext:value-type="currency">
            <text:p>5 390 000,00 Kč</text:p>
          </table:table-cell>
          <table:table-cell office:value-type="currency" office:currency="CZK" office:value="648008851.97" calcext:value-type="currency">
            <text:p>648 008 851,97 Kč</text:p>
          </table:table-cell>
          <table:table-cell table:formula="of:=IF(ISNA(MATCH([.D93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94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7" calcext:value-type="float">
            <text:p>4137</text:p>
          </table:table-cell>
          <table:table-cell table:formula="of:=LOOKUP([.D94];[$Polozky.A$1:.A$1048576];[$Polozky.B$1:.B$1048576])" office:value-type="string" office:string-value="Převody mezi statutárními městy (hl. m. Prahou) a jejich městskými obvody nebo částmi - příjmy" calcext:value-type="string">
            <text:p>Převody mezi statutárními městy (hl. m. Prahou) a jejich městskými obvody nebo částmi - příjmy</text:p>
          </table:table-cell>
          <table:table-cell office:value-type="currency" office:currency="CZK" office:value="328945000" calcext:value-type="currency">
            <text:p>328 945 000,00 Kč</text:p>
          </table:table-cell>
          <table:table-cell office:value-type="currency" office:currency="CZK" office:value="606790300" calcext:value-type="currency">
            <text:p>606 790 300,00 Kč</text:p>
          </table:table-cell>
          <table:table-cell office:value-type="currency" office:currency="CZK" office:value="606790329.41" calcext:value-type="currency">
            <text:p>606 790 329,41 Kč</text:p>
          </table:table-cell>
          <table:table-cell table:formula="of:=IF(ISNA(MATCH([.D9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95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9" calcext:value-type="float">
            <text:p>4139</text:p>
          </table:table-cell>
          <table:table-cell table:formula="of:=LOOKUP([.D95];[$Polozky.A$1:.A$1048576];[$Polozky.B$1:.B$1048576])" office:value-type="string" office:string-value="Ostatní převody z vlastních fondů" calcext:value-type="string">
            <text:p>Ostatní převody z vlastních fondů</text:p>
          </table:table-cell>
          <table:table-cell office:value-type="currency" office:currency="CZK" office:value="5390000" calcext:value-type="currency">
            <text:p>5 390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 office:value-type="currency" office:currency="CZK" office:value="5297806.91" calcext:value-type="currency">
            <text:p>5 297 806,91 Kč</text:p>
          </table:table-cell>
          <table:table-cell table:formula="of:=IF(ISNA(MATCH([.D95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2" calcext:value-type="float">
            <text:p>6402</text:p>
          </table:table-cell>
          <table:table-cell table:formula="of:=LOOKUP([.B96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2229" calcext:value-type="float">
            <text:p>2229</text:p>
          </table:table-cell>
          <table:table-cell table:formula="of:=LOOKUP([.D96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196400" calcext:value-type="currency">
            <text:p>196 400,00 Kč</text:p>
          </table:table-cell>
          <table:table-cell office:value-type="currency" office:currency="CZK" office:value="253981.94" calcext:value-type="currency">
            <text:p>253 981,94 Kč</text:p>
          </table:table-cell>
          <table:table-cell table:formula="of:=IF(ISNA(MATCH([.D9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table:formula="of:=LOOKUP([.B97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111" calcext:value-type="float">
            <text:p>2111</text:p>
          </table:table-cell>
          <table:table-cell table:formula="of:=LOOKUP([.D97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/>
          <table:table-cell office:value-type="currency" office:currency="CZK" office:value="137493.31" calcext:value-type="currency">
            <text:p>137 493,31 Kč</text:p>
          </table:table-cell>
          <table:table-cell table:formula="of:=IF(ISNA(MATCH([.D9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table:formula="of:=LOOKUP([.B98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212" calcext:value-type="float">
            <text:p>2212</text:p>
          </table:table-cell>
          <table:table-cell table:formula="of:=LOOKUP([.D98];[$Polozky.A$1:.A$1048576];[$Polozky.B$1:.B$1048576])" office:value-type="string" office:string-value="Sankční platby přijaté od jiných subjektů" calcext:value-type="string">
            <text:p>Sankční platby přijaté od jiných subjektů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001985.02" calcext:value-type="currency">
            <text:p>1 001 985,02 Kč</text:p>
          </table:table-cell>
          <table:table-cell table:formula="of:=IF(ISNA(MATCH([.D9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table:formula="of:=LOOKUP([.B99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324" calcext:value-type="float">
            <text:p>2324</text:p>
          </table:table-cell>
          <table:table-cell table:formula="of:=LOOKUP([.D99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127399.55" calcext:value-type="currency">
            <text:p>127 399,55 Kč</text:p>
          </table:table-cell>
          <table:table-cell table:formula="of:=IF(ISNA(MATCH([.D9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0];[$Paragrafy.A$1:.A$1048576];[$Paragrafy.B$1:.B$1048576])" office:value-type="string" office:string-value="" calcext:value-type="error">
            <text:p>#N/A</text:p>
          </table:table-cell>
          <table:table-cell office:value-type="float" office:value="1341" calcext:value-type="float">
            <text:p>1341</text:p>
          </table:table-cell>
          <table:table-cell table:formula="of:=LOOKUP([.D100];[$Polozky.A$1:.A$1048576];[$Polozky.B$1:.B$1048576])" office:value-type="string" office:string-value="Poplatek ze psů" calcext:value-type="string">
            <text:p>Poplatek ze psů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530252.5" calcext:value-type="currency">
            <text:p>2 530 252,50 Kč</text:p>
          </table:table-cell>
          <table:table-cell table:formula="of:=IF(ISNA(MATCH([.D10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1];[$Paragrafy.A$1:.A$1048576];[$Paragrafy.B$1:.B$1048576])" office:value-type="string" office:string-value="" calcext:value-type="error">
            <text:p>#N/A</text:p>
          </table:table-cell>
          <table:table-cell office:value-type="float" office:value="1342" calcext:value-type="float">
            <text:p>1342</text:p>
          </table:table-cell>
          <table:table-cell table:formula="of:=LOOKUP([.D101];[$Polozky.A$1:.A$1048576];[$Polozky.B$1:.B$1048576])" office:value-type="string" office:string-value="Poplatek za lázeňský nebo rekreační pobyt" calcext:value-type="string">
            <text:p>Poplatek za lázeňský nebo rekreační pobyt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919124" calcext:value-type="currency">
            <text:p>919 124,00 Kč</text:p>
          </table:table-cell>
          <table:table-cell table:formula="of:=IF(ISNA(MATCH([.D10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2];[$Paragrafy.A$1:.A$1048576];[$Paragrafy.B$1:.B$1048576])" office:value-type="string" office:string-value="" calcext:value-type="error">
            <text:p>#N/A</text:p>
          </table:table-cell>
          <table:table-cell office:value-type="float" office:value="1343" calcext:value-type="float">
            <text:p>1343</text:p>
          </table:table-cell>
          <table:table-cell table:formula="of:=LOOKUP([.D102];[$Polozky.A$1:.A$1048576];[$Polozky.B$1:.B$1048576])" office:value-type="string" office:string-value="Poplatek za užívání veřejného prostranství" calcext:value-type="string">
            <text:p>Poplatek za užívání veřejného prostranství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 office:value-type="currency" office:currency="CZK" office:value="15501082.16" calcext:value-type="currency">
            <text:p>15 501 082,16 Kč</text:p>
          </table:table-cell>
          <table:table-cell table:formula="of:=IF(ISNA(MATCH([.D10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3];[$Paragrafy.A$1:.A$1048576];[$Paragrafy.B$1:.B$1048576])" office:value-type="string" office:string-value="" calcext:value-type="error">
            <text:p>#N/A</text:p>
          </table:table-cell>
          <table:table-cell office:value-type="float" office:value="1344" calcext:value-type="float">
            <text:p>1344</text:p>
          </table:table-cell>
          <table:table-cell table:formula="of:=LOOKUP([.D103];[$Polozky.A$1:.A$1048576];[$Polozky.B$1:.B$1048576])" office:value-type="string" office:string-value="Poplatek ze vstupného" calcext:value-type="string">
            <text:p>Poplatek ze vstupného</text:p>
          </table:table-cell>
          <table:table-cell table:number-columns-repeated="2" office:value-type="currency" office:currency="CZK" office:value="750000" calcext:value-type="currency">
            <text:p>750 000,00 Kč</text:p>
          </table:table-cell>
          <table:table-cell office:value-type="currency" office:currency="CZK" office:value="1634158.08" calcext:value-type="currency">
            <text:p>1 634 158,08 Kč</text:p>
          </table:table-cell>
          <table:table-cell table:formula="of:=IF(ISNA(MATCH([.D10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4];[$Paragrafy.A$1:.A$1048576];[$Paragrafy.B$1:.B$1048576])" office:value-type="string" office:string-value="" calcext:value-type="error">
            <text:p>#N/A</text:p>
          </table:table-cell>
          <table:table-cell office:value-type="float" office:value="1345" calcext:value-type="float">
            <text:p>1345</text:p>
          </table:table-cell>
          <table:table-cell table:formula="of:=LOOKUP([.D104];[$Polozky.A$1:.A$1048576];[$Polozky.B$1:.B$1048576])" office:value-type="string" office:string-value="Poplatek z ubytovací kapacity" calcext:value-type="string">
            <text:p>Poplatek z ubytovací kapacity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52037" calcext:value-type="currency">
            <text:p>1 552 037,00 Kč</text:p>
          </table:table-cell>
          <table:table-cell table:formula="of:=IF(ISNA(MATCH([.D10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5];[$Paragrafy.A$1:.A$1048576];[$Paragrafy.B$1:.B$1048576])" office:value-type="string" office:string-value="" calcext:value-type="error">
            <text:p>#N/A</text:p>
          </table:table-cell>
          <table:table-cell office:value-type="float" office:value="1361" calcext:value-type="float">
            <text:p>1361</text:p>
          </table:table-cell>
          <table:table-cell table:formula="of:=LOOKUP([.D105];[$Polozky.A$1:.A$1048576];[$Polozky.B$1:.B$1048576])" office:value-type="string" office:string-value="Správní poplatky" calcext:value-type="string">
            <text:p>Správní poplatky</text:p>
          </table:table-cell>
          <table:table-cell table:number-columns-repeated="2" office:value-type="currency" office:currency="CZK" office:value="12500000" calcext:value-type="currency">
            <text:p>12 500 000,00 Kč</text:p>
          </table:table-cell>
          <table:table-cell office:value-type="currency" office:currency="CZK" office:value="12420740" calcext:value-type="currency">
            <text:p>12 420 740,00 Kč</text:p>
          </table:table-cell>
          <table:table-cell table:formula="of:=IF(ISNA(MATCH([.D10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6];[$Paragrafy.A$1:.A$1048576];[$Paragrafy.B$1:.B$1048576])" office:value-type="string" office:string-value="" calcext:value-type="error">
            <text:p>#N/A</text:p>
          </table:table-cell>
          <table:table-cell office:value-type="float" office:value="1511" calcext:value-type="float">
            <text:p>1511</text:p>
          </table:table-cell>
          <table:table-cell table:formula="of:=LOOKUP([.D106];[$Polozky.A$1:.A$1048576];[$Polozky.B$1:.B$1048576])" office:value-type="string" office:string-value="Daň z nemovitých věcí" calcext:value-type="string">
            <text:p>Daň z nemovitých věcí</text:p>
          </table:table-cell>
          <table:table-cell table:number-columns-repeated="2" office:value-type="currency" office:currency="CZK" office:value="55500000" calcext:value-type="currency">
            <text:p>55 500 000,00 Kč</text:p>
          </table:table-cell>
          <table:table-cell office:value-type="currency" office:currency="CZK" office:value="56602504.85" calcext:value-type="currency">
            <text:p>56 602 504,85 Kč</text:p>
          </table:table-cell>
          <table:table-cell table:formula="of:=IF(ISNA(MATCH([.D10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LOOKUP([.B107];[$Paragrafy.A$1:.A$1048576];[$Paragrafy.B$1:.B$1048576])" office:value-type="string" office:string-value="" calcext:value-type="error">
            <text:p>#N/A</text:p>
          </table:table-cell>
          <table:table-cell office:value-type="float" office:value="2460" calcext:value-type="float">
            <text:p>2460</text:p>
          </table:table-cell>
          <table:table-cell table:formula="of:=LOOKUP([.D107];[$Polozky.A$1:.A$1048576];[$Polozky.B$1:.B$1048576])" office:value-type="string" office:string-value="Splátky půjčených prostředků od obyvatelstva" calcext:value-type="string">
            <text:p>Splátky půjčených prostředků od obyvatelstva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formula="of:=IF(ISNA(MATCH([.D10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108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122" calcext:value-type="float">
            <text:p>2122</text:p>
          </table:table-cell>
          <table:table-cell table:formula="of:=LOOKUP([.D108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table:number-columns-repeated="2" office:value-type="currency" office:currency="CZK" office:value="967800" calcext:value-type="currency">
            <text:p>967 800,00 Kč</text:p>
          </table:table-cell>
          <table:table-cell table:formula="of:=IF(ISNA(MATCH([.D10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109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229" calcext:value-type="float">
            <text:p>2229</text:p>
          </table:table-cell>
          <table:table-cell table:formula="of:=LOOKUP([.D109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710500" calcext:value-type="currency">
            <text:p>710 500,00 Kč</text:p>
          </table:table-cell>
          <table:table-cell office:value-type="currency" office:currency="CZK" office:value="821611.89" calcext:value-type="currency">
            <text:p>821 611,89 Kč</text:p>
          </table:table-cell>
          <table:table-cell table:formula="of:=IF(ISNA(MATCH([.D10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110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321" calcext:value-type="float">
            <text:p>2321</text:p>
          </table:table-cell>
          <table:table-cell table:formula="of:=LOOKUP([.D110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5500" calcext:value-type="currency">
            <text:p>5 500,00 Kč</text:p>
          </table:table-cell>
          <table:table-cell table:formula="of:=IF(ISNA(MATCH([.D11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111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2322" calcext:value-type="float">
            <text:p>2322</text:p>
          </table:table-cell>
          <table:table-cell table:formula="of:=LOOKUP([.D111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1400" calcext:value-type="currency">
            <text:p>1 400,00 Kč</text:p>
          </table:table-cell>
          <table:table-cell office:value-type="currency" office:currency="CZK" office:value="1390" calcext:value-type="currency">
            <text:p>1 390,00 Kč</text:p>
          </table:table-cell>
          <table:table-cell table:formula="of:=IF(ISNA(MATCH([.D11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11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122" calcext:value-type="float">
            <text:p>2122</text:p>
          </table:table-cell>
          <table:table-cell table:formula="of:=LOOKUP([.D112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/>
          <table:table-cell office:value-type="currency" office:currency="CZK" office:value="6090000" calcext:value-type="currency">
            <text:p>6 090 000,00 Kč</text:p>
          </table:table-cell>
          <table:table-cell office:value-type="currency" office:currency="CZK" office:value="6390045" calcext:value-type="currency">
            <text:p>6 390 045,00 Kč</text:p>
          </table:table-cell>
          <table:table-cell table:formula="of:=IF(ISNA(MATCH([.D11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11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229" calcext:value-type="float">
            <text:p>2229</text:p>
          </table:table-cell>
          <table:table-cell table:formula="of:=LOOKUP([.D113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1261000" calcext:value-type="currency">
            <text:p>1 261 000,00 Kč</text:p>
          </table:table-cell>
          <table:table-cell office:value-type="currency" office:currency="CZK" office:value="1285358.42" calcext:value-type="currency">
            <text:p>1 285 358,42 Kč</text:p>
          </table:table-cell>
          <table:table-cell table:formula="of:=IF(ISNA(MATCH([.D11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11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321" calcext:value-type="float">
            <text:p>2321</text:p>
          </table:table-cell>
          <table:table-cell table:formula="of:=LOOKUP([.D114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7000" calcext:value-type="currency">
            <text:p>7 000,00 Kč</text:p>
          </table:table-cell>
          <table:table-cell table:formula="of:=IF(ISNA(MATCH([.D11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11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2322" calcext:value-type="float">
            <text:p>2322</text:p>
          </table:table-cell>
          <table:table-cell table:formula="of:=LOOKUP([.D115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128279" calcext:value-type="currency">
            <text:p>128 279,00 Kč</text:p>
          </table:table-cell>
          <table:table-cell table:formula="of:=IF(ISNA(MATCH([.D11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116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229" calcext:value-type="float">
            <text:p>2229</text:p>
          </table:table-cell>
          <table:table-cell table:formula="of:=LOOKUP([.D116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305800" calcext:value-type="currency">
            <text:p>2 305 800,00 Kč</text:p>
          </table:table-cell>
          <table:table-cell office:value-type="currency" office:currency="CZK" office:value="3398505.81" calcext:value-type="currency">
            <text:p>3 398 505,81 Kč</text:p>
          </table:table-cell>
          <table:table-cell table:formula="of:=IF(ISNA(MATCH([.D11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117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2322" calcext:value-type="float">
            <text:p>2322</text:p>
          </table:table-cell>
          <table:table-cell table:formula="of:=LOOKUP([.D117];[$Polozky.A$1:.A$1048576];[$Polozky.B$1:.B$1048576])" office:value-type="string" office:string-value="Přijaté pojistné náhrady" calcext:value-type="string">
            <text:p>Přijaté pojistné náhrady</text:p>
          </table:table-cell>
          <table:table-cell/>
          <table:table-cell office:value-type="currency" office:currency="CZK" office:value="7314000" calcext:value-type="currency">
            <text:p>7 314 000,00 Kč</text:p>
          </table:table-cell>
          <table:table-cell office:value-type="currency" office:currency="CZK" office:value="7185535" calcext:value-type="currency">
            <text:p>7 185 535,00 Kč</text:p>
          </table:table-cell>
          <table:table-cell table:formula="of:=IF(ISNA(MATCH([.D11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11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2111" calcext:value-type="float">
            <text:p>2111</text:p>
          </table:table-cell>
          <table:table-cell table:formula="of:=LOOKUP([.D118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97045" calcext:value-type="currency">
            <text:p>1 197 045,00 Kč</text:p>
          </table:table-cell>
          <table:table-cell table:formula="of:=IF(ISNA(MATCH([.D11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11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2321" calcext:value-type="float">
            <text:p>2321</text:p>
          </table:table-cell>
          <table:table-cell table:formula="of:=LOOKUP([.D119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11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12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2321" calcext:value-type="float">
            <text:p>2321</text:p>
          </table:table-cell>
          <table:table-cell table:formula="of:=LOOKUP([.D120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formula="of:=IF(ISNA(MATCH([.D12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12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2324" calcext:value-type="float">
            <text:p>2324</text:p>
          </table:table-cell>
          <table:table-cell table:formula="of:=LOOKUP([.D121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41137" calcext:value-type="currency">
            <text:p>41 137,00 Kč</text:p>
          </table:table-cell>
          <table:table-cell table:formula="of:=IF(ISNA(MATCH([.D12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12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2111" calcext:value-type="float">
            <text:p>2111</text:p>
          </table:table-cell>
          <table:table-cell table:formula="of:=LOOKUP([.D122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 office:value-type="currency" office:currency="CZK" office:value="650000" calcext:value-type="currency">
            <text:p>650 000,00 Kč</text:p>
          </table:table-cell>
          <table:table-cell office:value-type="currency" office:currency="CZK" office:value="540430" calcext:value-type="currency">
            <text:p>540 430,00 Kč</text:p>
          </table:table-cell>
          <table:table-cell table:formula="of:=IF(ISNA(MATCH([.D12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12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2229" calcext:value-type="float">
            <text:p>2229</text:p>
          </table:table-cell>
          <table:table-cell table:formula="of:=LOOKUP([.D123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293700" calcext:value-type="currency">
            <text:p>293 700,00 Kč</text:p>
          </table:table-cell>
          <table:table-cell office:value-type="currency" office:currency="CZK" office:value="293606.36" calcext:value-type="currency">
            <text:p>293 606,36 Kč</text:p>
          </table:table-cell>
          <table:table-cell table:formula="of:=IF(ISNA(MATCH([.D12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124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122" calcext:value-type="float">
            <text:p>2122</text:p>
          </table:table-cell>
          <table:table-cell table:formula="of:=LOOKUP([.D124];[$Polozky.A$1:.A$1048576];[$Polozky.B$1:.B$1048576])" office:value-type="string" office:string-value="Odvody příspěvkových organizací" calcext:value-type="string">
            <text:p>Odvody příspěvkových organizací</text:p>
          </table:table-cell>
          <table:table-cell table:number-columns-repeated="3" office:value-type="currency" office:currency="CZK" office:value="1200000" calcext:value-type="currency">
            <text:p>1 200 000,00 Kč</text:p>
          </table:table-cell>
          <table:table-cell table:formula="of:=IF(ISNA(MATCH([.D12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125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2229" calcext:value-type="float">
            <text:p>2229</text:p>
          </table:table-cell>
          <table:table-cell table:formula="of:=LOOKUP([.D125];[$Polozky.A$1:.A$1048576];[$Polozky.B$1:.B$1048576])" office:value-type="string" office:string-value="Jiné vratky transferů" calcext:value-type="string">
            <text:p>Jiné vratky transferů</text:p>
          </table:table-cell>
          <table:table-cell/>
          <table:table-cell office:value-type="currency" office:currency="CZK" office:value="8100" calcext:value-type="currency">
            <text:p>8 100,00 Kč</text:p>
          </table:table-cell>
          <table:table-cell office:value-type="currency" office:currency="CZK" office:value="8093.89" calcext:value-type="currency">
            <text:p>8 093,89 Kč</text:p>
          </table:table-cell>
          <table:table-cell table:formula="of:=IF(ISNA(MATCH([.D12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3" calcext:value-type="float">
            <text:p>3613</text:p>
          </table:table-cell>
          <table:table-cell table:formula="of:=LOOKUP([.B126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2322" calcext:value-type="float">
            <text:p>2322</text:p>
          </table:table-cell>
          <table:table-cell table:formula="of:=LOOKUP([.D126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942775" calcext:value-type="currency">
            <text:p>942 775,00 Kč</text:p>
          </table:table-cell>
          <table:table-cell table:formula="of:=IF(ISNA(MATCH([.D12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2" calcext:value-type="float">
            <text:p>3632</text:p>
          </table:table-cell>
          <table:table-cell table:formula="of:=LOOKUP([.B127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2324" calcext:value-type="float">
            <text:p>2324</text:p>
          </table:table-cell>
          <table:table-cell table:formula="of:=LOOKUP([.D127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196039.66" calcext:value-type="currency">
            <text:p>196 039,66 Kč</text:p>
          </table:table-cell>
          <table:table-cell table:formula="of:=IF(ISNA(MATCH([.D12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12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2321" calcext:value-type="float">
            <text:p>2321</text:p>
          </table:table-cell>
          <table:table-cell table:formula="of:=LOOKUP([.D128];[$Polozky.A$1:.A$1048576];[$Polozky.B$1:.B$1048576])" office:value-type="string" office:string-value="Přijaté neinvestiční dary" calcext:value-type="string">
            <text:p>Přijaté neinvestiční dary</text:p>
          </table:table-cell>
          <table:table-cell/>
          <table:table-cell table:number-columns-repeated="2" office:value-type="currency" office:currency="CZK" office:value="15000" calcext:value-type="currency">
            <text:p>15 000,00 Kč</text:p>
          </table:table-cell>
          <table:table-cell table:formula="of:=IF(ISNA(MATCH([.D12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12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2324" calcext:value-type="float">
            <text:p>2324</text:p>
          </table:table-cell>
          <table:table-cell table:formula="of:=LOOKUP([.D129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121000" calcext:value-type="currency">
            <text:p>121 000,00 Kč</text:p>
          </table:table-cell>
          <table:table-cell table:formula="of:=IF(ISNA(MATCH([.D12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13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2324" calcext:value-type="float">
            <text:p>2324</text:p>
          </table:table-cell>
          <table:table-cell table:formula="of:=LOOKUP([.D130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21898.34" calcext:value-type="currency">
            <text:p>21 898,34 Kč</text:p>
          </table:table-cell>
          <table:table-cell table:formula="of:=IF(ISNA(MATCH([.D130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79" calcext:value-type="float">
            <text:p>4179</text:p>
          </table:table-cell>
          <table:table-cell table:formula="of:=LOOKUP([.B131];[$Paragrafy.A$1:.A$1048576];[$Paragrafy.B$1:.B$1048576])" office:value-type="string" office:string-value="Ostatní dávky sociální pomoci" calcext:value-type="string">
            <text:p>Ostatní dávky sociální pomoci</text:p>
          </table:table-cell>
          <table:table-cell office:value-type="float" office:value="2229" calcext:value-type="float">
            <text:p>2229</text:p>
          </table:table-cell>
          <table:table-cell table:formula="of:=LOOKUP([.D131];[$Polozky.A$1:.A$1048576];[$Polozky.B$1:.B$1048576])" office:value-type="string" office:string-value="Jiné vratky transferů" calcext:value-type="string">
            <text:p>Jiné vratky transferů</text:p>
          </table:table-cell>
          <table:table-cell table:number-columns-repeated="2"/>
          <table:table-cell office:value-type="currency" office:currency="CZK" office:value="11727" calcext:value-type="currency">
            <text:p>11 727,00 Kč</text:p>
          </table:table-cell>
          <table:table-cell table:formula="of:=IF(ISNA(MATCH([.D131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13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2329" calcext:value-type="float">
            <text:p>2329</text:p>
          </table:table-cell>
          <table:table-cell table:formula="of:=LOOKUP([.D132];[$Polozky.A$1:.A$1048576];[$Polozky.B$1:.B$1048576])" office:value-type="string" office:string-value="Jiné nedaňové příjmy než příjmy ostatních položek třídy 2." calcext:value-type="string">
            <text:p>Jiné nedaňové příjmy než příjmy ostatních položek třídy 2.</text:p>
          </table:table-cell>
          <table:table-cell table:number-columns-repeated="2"/>
          <table:table-cell office:value-type="currency" office:currency="CZK" office:value="966.8" calcext:value-type="currency">
            <text:p>966,80 Kč</text:p>
          </table:table-cell>
          <table:table-cell table:formula="of:=IF(ISNA(MATCH([.D13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13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111" calcext:value-type="float">
            <text:p>2111</text:p>
          </table:table-cell>
          <table:table-cell table:formula="of:=LOOKUP([.D133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/>
          <table:table-cell office:value-type="currency" office:currency="CZK" office:value="1618" calcext:value-type="currency">
            <text:p>1 618,00 Kč</text:p>
          </table:table-cell>
          <table:table-cell table:formula="of:=IF(ISNA(MATCH([.D133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13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2" calcext:value-type="float">
            <text:p>2322</text:p>
          </table:table-cell>
          <table:table-cell table:formula="of:=LOOKUP([.D134];[$Polozky.A$1:.A$1048576];[$Polozky.B$1:.B$1048576])" office:value-type="string" office:string-value="Přijaté pojistné náhrady" calcext:value-type="string">
            <text:p>Přijaté pojistné náhrady</text:p>
          </table:table-cell>
          <table:table-cell table:number-columns-repeated="2"/>
          <table:table-cell office:value-type="currency" office:currency="CZK" office:value="295089" calcext:value-type="currency">
            <text:p>295 089,00 Kč</text:p>
          </table:table-cell>
          <table:table-cell table:formula="of:=IF(ISNA(MATCH([.D13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13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4" calcext:value-type="float">
            <text:p>2324</text:p>
          </table:table-cell>
          <table:table-cell table:formula="of:=LOOKUP([.D135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/>
          <table:table-cell office:value-type="currency" office:currency="CZK" office:value="231143.23" calcext:value-type="currency">
            <text:p>231 143,23 Kč</text:p>
          </table:table-cell>
          <table:table-cell table:formula="of:=IF(ISNA(MATCH([.D13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13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2329" calcext:value-type="float">
            <text:p>2329</text:p>
          </table:table-cell>
          <table:table-cell table:formula="of:=LOOKUP([.D136];[$Polozky.A$1:.A$1048576];[$Polozky.B$1:.B$1048576])" office:value-type="string" office:string-value="Jiné nedaňové příjmy než příjmy ostatních položek třídy 2." calcext:value-type="string">
            <text:p>Jiné nedaňové příjmy než příjmy ostatních položek třídy 2.</text:p>
          </table:table-cell>
          <table:table-cell/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072757" calcext:value-type="currency">
            <text:p>4 072 757,00 Kč</text:p>
          </table:table-cell>
          <table:table-cell table:formula="of:=IF(ISNA(MATCH([.D13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10" calcext:value-type="float">
            <text:p>6310</text:p>
          </table:table-cell>
          <table:table-cell table:formula="of:=LOOKUP([.B137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1" calcext:value-type="float">
            <text:p>2141</text:p>
          </table:table-cell>
          <table:table-cell table:formula="of:=LOOKUP([.D137];[$Polozky.A$1:.A$1048576];[$Polozky.B$1:.B$1048576])" office:value-type="string" office:string-value="Příjmy z úroků (část)" calcext:value-type="string">
            <text:p>Příjmy z úroků (část)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38349.68" calcext:value-type="currency">
            <text:p>38 349,68 Kč</text:p>
          </table:table-cell>
          <table:table-cell table:formula="of:=IF(ISNA(MATCH([.D13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10" calcext:value-type="float">
            <text:p>6310</text:p>
          </table:table-cell>
          <table:table-cell table:formula="of:=LOOKUP([.B138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2142" calcext:value-type="float">
            <text:p>2142</text:p>
          </table:table-cell>
          <table:table-cell table:formula="of:=LOOKUP([.D138];[$Polozky.A$1:.A$1048576];[$Polozky.B$1:.B$1048576])" office:value-type="string" office:string-value="Příjmy z podílů na zisku a dividend" calcext:value-type="string">
            <text:p>Příjmy z podílů na zisku a dividend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10500000" calcext:value-type="currency">
            <text:p>10 500 000,00 Kč</text:p>
          </table:table-cell>
          <table:table-cell office:value-type="currency" office:currency="CZK" office:value="18275000" calcext:value-type="currency">
            <text:p>18 275 000,00 Kč</text:p>
          </table:table-cell>
          <table:table-cell table:formula="of:=IF(ISNA(MATCH([.D13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139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1" calcext:value-type="float">
            <text:p>4131</text:p>
          </table:table-cell>
          <table:table-cell table:formula="of:=LOOKUP([.D139];[$Polozky.A$1:.A$1048576];[$Polozky.B$1:.B$1048576])" office:value-type="string" office:string-value="Převody z vlastních fondů hospodářské (podnikatelské) činnosti" calcext:value-type="string">
            <text:p>Převody z vlastních fondů hospodářské (podnikatelské) činnosti</text:p>
          </table:table-cell>
          <table:table-cell office:value-type="currency" office:currency="CZK" office:value="1229828000" calcext:value-type="currency">
            <text:p>1 229 828 000,00 Kč</text:p>
          </table:table-cell>
          <table:table-cell office:value-type="currency" office:currency="CZK" office:value="1314457500" calcext:value-type="currency">
            <text:p>1 314 457 500,00 Kč</text:p>
          </table:table-cell>
          <table:table-cell office:value-type="currency" office:currency="CZK" office:value="445669650" calcext:value-type="currency">
            <text:p>445 669 650,00 Kč</text:p>
          </table:table-cell>
          <table:table-cell table:formula="of:=IF(ISNA(MATCH([.D139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140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3" calcext:value-type="float">
            <text:p>4133</text:p>
          </table:table-cell>
          <table:table-cell table:formula="of:=LOOKUP([.D140];[$Polozky.A$1:.A$1048576];[$Polozky.B$1:.B$1048576])" office:value-type="string" office:string-value="Převody z vlastních rezervních fondů (jiných než organizačních složek státu)" calcext:value-type="string">
            <text:p>Převody z vlastních rezervních fondů (jiných než organizačních složek státu)</text:p>
          </table:table-cell>
          <table:table-cell table:number-columns-repeated="2"/>
          <table:table-cell office:value-type="currency" office:currency="CZK" office:value="2515734.94" calcext:value-type="currency">
            <text:p>2 515 734,94 Kč</text:p>
          </table:table-cell>
          <table:table-cell table:formula="of:=IF(ISNA(MATCH([.D140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141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4" calcext:value-type="float">
            <text:p>4134</text:p>
          </table:table-cell>
          <table:table-cell table:formula="of:=LOOKUP([.D141];[$Polozky.A$1:.A$1048576];[$Polozky.B$1:.B$1048576])" office:value-type="string" office:string-value="Převody z rozpočtových účtů" calcext:value-type="string">
            <text:p>Převody z rozpočtových účtů</text:p>
          </table:table-cell>
          <table:table-cell table:number-columns-repeated="2" office:value-type="currency" office:currency="CZK" office:value="5020000" calcext:value-type="currency">
            <text:p>5 020 000,00 Kč</text:p>
          </table:table-cell>
          <table:table-cell office:value-type="currency" office:currency="CZK" office:value="556635301.03" calcext:value-type="currency">
            <text:p>556 635 301,03 Kč</text:p>
          </table:table-cell>
          <table:table-cell table:formula="of:=IF(ISNA(MATCH([.D141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142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7" calcext:value-type="float">
            <text:p>4137</text:p>
          </table:table-cell>
          <table:table-cell table:formula="of:=LOOKUP([.D142];[$Polozky.A$1:.A$1048576];[$Polozky.B$1:.B$1048576])" office:value-type="string" office:string-value="Převody mezi statutárními městy (hl. m. Prahou) a jejich městskými obvody nebo částmi - příjmy" calcext:value-type="string">
            <text:p>Převody mezi statutárními městy (hl. m. Prahou) a jejich městskými obvody nebo částmi - příjmy</text:p>
          </table:table-cell>
          <table:table-cell office:value-type="currency" office:currency="CZK" office:value="373818000" calcext:value-type="currency">
            <text:p>373 818 000,00 Kč</text:p>
          </table:table-cell>
          <table:table-cell office:value-type="currency" office:currency="CZK" office:value="621549500" calcext:value-type="currency">
            <text:p>621 549 500,00 Kč</text:p>
          </table:table-cell>
          <table:table-cell office:value-type="currency" office:currency="CZK" office:value="621514621.33" calcext:value-type="currency">
            <text:p>621 514 621,33 Kč</text:p>
          </table:table-cell>
          <table:table-cell table:formula="of:=IF(ISNA(MATCH([.D142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143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4139" calcext:value-type="float">
            <text:p>4139</text:p>
          </table:table-cell>
          <table:table-cell table:formula="of:=LOOKUP([.D143];[$Polozky.A$1:.A$1048576];[$Polozky.B$1:.B$1048576])" office:value-type="string" office:string-value="Ostatní převody z vlastních fondů" calcext:value-type="string">
            <text:p>Ostatní převody z vlastních fondů</text:p>
          </table:table-cell>
          <table:table-cell table:number-columns-repeated="2" office:value-type="currency" office:currency="CZK" office:value="5020000" calcext:value-type="currency">
            <text:p>5 020 000,00 Kč</text:p>
          </table:table-cell>
          <table:table-cell office:value-type="currency" office:currency="CZK" office:value="4619124.51" calcext:value-type="currency">
            <text:p>4 619 124,51 Kč</text:p>
          </table:table-cell>
          <table:table-cell table:formula="of:=IF(ISNA(MATCH([.D143];[$Polozky_Ignorovat.A$1:.A$1048576];0));0;1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2" calcext:value-type="float">
            <text:p>6402</text:p>
          </table:table-cell>
          <table:table-cell table:formula="of:=LOOKUP([.B144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2229" calcext:value-type="float">
            <text:p>2229</text:p>
          </table:table-cell>
          <table:table-cell table:formula="of:=LOOKUP([.D144];[$Polozky.A$1:.A$1048576];[$Polozky.B$1:.B$1048576])" office:value-type="string" office:string-value="Jiné vratky transferů" calcext:value-type="string">
            <text:p>Jiné vratky transferů</text:p>
          </table:table-cell>
          <table:table-cell table:number-columns-repeated="2"/>
          <table:table-cell office:value-type="currency" office:currency="CZK" office:value="211014.4" calcext:value-type="currency">
            <text:p>211 014,40 Kč</text:p>
          </table:table-cell>
          <table:table-cell table:formula="of:=IF(ISNA(MATCH([.D144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table:formula="of:=LOOKUP([.B145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111" calcext:value-type="float">
            <text:p>2111</text:p>
          </table:table-cell>
          <table:table-cell table:formula="of:=LOOKUP([.D145];[$Polozky.A$1:.A$1048576];[$Polozky.B$1:.B$1048576])" office:value-type="string" office:string-value="Příjmy z poskytování služeb a výrobků" calcext:value-type="string">
            <text:p>Příjmy z poskytování služeb a výrobků</text:p>
          </table:table-cell>
          <table:table-cell table:number-columns-repeated="2"/>
          <table:table-cell office:value-type="currency" office:currency="CZK" office:value="137917.12" calcext:value-type="currency">
            <text:p>137 917,12 Kč</text:p>
          </table:table-cell>
          <table:table-cell table:formula="of:=IF(ISNA(MATCH([.D145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table:formula="of:=LOOKUP([.B146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212" calcext:value-type="float">
            <text:p>2212</text:p>
          </table:table-cell>
          <table:table-cell table:formula="of:=LOOKUP([.D146];[$Polozky.A$1:.A$1048576];[$Polozky.B$1:.B$1048576])" office:value-type="string" office:string-value="Sankční platby přijaté od jiných subjektů" calcext:value-type="string">
            <text:p>Sankční platby přijaté od jiných subjektů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128065.17" calcext:value-type="currency">
            <text:p>1 128 065,17 Kč</text:p>
          </table:table-cell>
          <table:table-cell table:formula="of:=IF(ISNA(MATCH([.D146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table:formula="of:=LOOKUP([.B147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324" calcext:value-type="float">
            <text:p>2324</text:p>
          </table:table-cell>
          <table:table-cell table:formula="of:=LOOKUP([.D147];[$Polozky.A$1:.A$1048576];[$Polozky.B$1:.B$1048576])" office:value-type="string" office:string-value="Přijaté nekapitálové příspěvky a náhrady" calcext:value-type="string">
            <text:p>Přijaté nekapitálové příspěvky a náhrady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115438.56" calcext:value-type="currency">
            <text:p>115 438,56 Kč</text:p>
          </table:table-cell>
          <table:table-cell table:formula="of:=IF(ISNA(MATCH([.D147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table:formula="of:=LOOKUP([.B148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2328" calcext:value-type="float">
            <text:p>2328</text:p>
          </table:table-cell>
          <table:table-cell table:formula="of:=LOOKUP([.D148];[$Polozky.A$1:.A$1048576];[$Polozky.B$1:.B$1048576])" office:value-type="string" office:string-value="Neidentifikované příjmy" calcext:value-type="string">
            <text:p>Neidentifikované příjmy</text:p>
          </table:table-cell>
          <table:table-cell table:number-columns-repeated="2"/>
          <table:table-cell office:value-type="currency" office:currency="CZK" office:value="1000" calcext:value-type="currency">
            <text:p>1 000,00 Kč</text:p>
          </table:table-cell>
          <table:table-cell table:formula="of:=IF(ISNA(MATCH([.D148];[$Polozky_Ignorovat.A$1:.A$1048576];0));0;1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daje" table:style-name="ta1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3" table:default-cell-style-name="ce15"/>
        <table:table-column table:style-name="co14" table:default-cell-style-name="ce4"/>
        <table:table-row table:style-name="ro1">
          <table:table-cell table:style-name="ce1" office:value-type="string" calcext:value-type="string">
            <text:p>rok</text:p>
          </table:table-cell>
          <table:table-cell table:style-name="ce1" office:value-type="string" calcext:value-type="string">
            <text:p>paragraf</text:p>
          </table:table-cell>
          <table:table-cell table:style-name="ce3" office:value-type="string" calcext:value-type="string">
            <text:p>nazev_paragrafu</text:p>
          </table:table-cell>
          <table:table-cell table:style-name="ce1" office:value-type="string" calcext:value-type="string">
            <text:p>polozka</text:p>
          </table:table-cell>
          <table:table-cell table:style-name="ce3" office:value-type="string" calcext:value-type="string">
            <text:p>nazev_polozky</text:p>
          </table:table-cell>
          <table:table-cell table:style-name="ce14" office:value-type="string" calcext:value-type="string">
            <text:p>schvaleno</text:p>
          </table:table-cell>
          <table:table-cell table:style-name="ce14" office:value-type="string" calcext:value-type="string">
            <text:p>zmeneno</text:p>
          </table:table-cell>
          <table:table-cell table:style-name="ce14" office:value-type="string" calcext:value-type="string">
            <text:p>plneni</text:p>
          </table:table-cell>
          <table:table-cell table:style-name="ce1" office:value-type="string" calcext:value-type="string">
            <text:p>vnitrni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table:formula="of:=LOOKUP([.B2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6" calcext:value-type="float">
            <text:p>5166</text:p>
          </table:table-cell>
          <table:table-cell table:formula="of:=LOOKUP([.D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table:formula="of:=LOOKUP([.B3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9" calcext:value-type="float">
            <text:p>5169</text:p>
          </table:table-cell>
          <table:table-cell table:formula="of:=LOOKUP([.D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1000000" calcext:value-type="currency">
            <text:p>11 000 000,00 Kč</text:p>
          </table:table-cell>
          <table:table-cell office:value-type="currency" office:currency="CZK" office:value="10692540" calcext:value-type="currency">
            <text:p>10 692 540,00 Kč</text:p>
          </table:table-cell>
          <table:table-cell table:formula="of:=IF(ISNA(MATCH([.D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2" calcext:value-type="float">
            <text:p>2212</text:p>
          </table:table-cell>
          <table:table-cell table:formula="of:=LOOKUP([.B4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71" calcext:value-type="float">
            <text:p>5171</text:p>
          </table:table-cell>
          <table:table-cell table:formula="of:=LOOKUP([.D4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table:number-columns-repeated="2"/>
          <table:table-cell table:formula="of:=IF(ISNA(MATCH([.D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table:formula="of:=LOOKUP([.B5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54" calcext:value-type="float">
            <text:p>5154</text:p>
          </table:table-cell>
          <table:table-cell table:formula="of:=LOOKUP([.D5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35000" calcext:value-type="currency">
            <text:p>35 000,00 Kč</text:p>
          </table:table-cell>
          <table:table-cell office:value-type="currency" office:currency="CZK" office:value="34321.2" calcext:value-type="currency">
            <text:p>34 321,20 Kč</text:p>
          </table:table-cell>
          <table:table-cell table:formula="of:=IF(ISNA(MATCH([.D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table:formula="of:=LOOKUP([.B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4" calcext:value-type="float">
            <text:p>5164</text:p>
          </table:table-cell>
          <table:table-cell table:formula="of:=LOOKUP([.D6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38000" calcext:value-type="currency">
            <text:p>38 000,00 Kč</text:p>
          </table:table-cell>
          <table:table-cell office:value-type="currency" office:currency="CZK" office:value="37549.08" calcext:value-type="currency">
            <text:p>37 549,08 Kč</text:p>
          </table:table-cell>
          <table:table-cell table:formula="of:=IF(ISNA(MATCH([.D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table:formula="of:=LOOKUP([.B7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6" calcext:value-type="float">
            <text:p>5166</text:p>
          </table:table-cell>
          <table:table-cell table:formula="of:=LOOKUP([.D7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97000" calcext:value-type="currency">
            <text:p>97 000,00 Kč</text:p>
          </table:table-cell>
          <table:table-cell office:value-type="currency" office:currency="CZK" office:value="247000" calcext:value-type="currency">
            <text:p>247 000,00 Kč</text:p>
          </table:table-cell>
          <table:table-cell office:value-type="currency" office:currency="CZK" office:value="180870.8" calcext:value-type="currency">
            <text:p>180 870,80 Kč</text:p>
          </table:table-cell>
          <table:table-cell table:formula="of:=IF(ISNA(MATCH([.D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table:formula="of:=LOOKUP([.B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8500000" calcext:value-type="currency">
            <text:p>8 500 000,00 Kč</text:p>
          </table:table-cell>
          <table:table-cell office:value-type="currency" office:currency="CZK" office:value="3450000" calcext:value-type="currency">
            <text:p>3 450 000,00 Kč</text:p>
          </table:table-cell>
          <table:table-cell office:value-type="currency" office:currency="CZK" office:value="2929324" calcext:value-type="currency">
            <text:p>2 929 324,00 Kč</text:p>
          </table:table-cell>
          <table:table-cell table:formula="of:=IF(ISNA(MATCH([.D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19" calcext:value-type="float">
            <text:p>2219</text:p>
          </table:table-cell>
          <table:table-cell table:formula="of:=LOOKUP([.B9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71" calcext:value-type="float">
            <text:p>5171</text:p>
          </table:table-cell>
          <table:table-cell table:formula="of:=LOOKUP([.D9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0200000" calcext:value-type="currency">
            <text:p>40 200 000,00 Kč</text:p>
          </table:table-cell>
          <table:table-cell table:number-columns-repeated="2"/>
          <table:table-cell table:formula="of:=IF(ISNA(MATCH([.D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0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1" calcext:value-type="float">
            <text:p>5331</text:p>
          </table:table-cell>
          <table:table-cell table:formula="of:=LOOKUP([.D10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39820000" calcext:value-type="currency">
            <text:p>39 820 000,00 Kč</text:p>
          </table:table-cell>
          <table:table-cell office:value-type="currency" office:currency="CZK" office:value="42528100" calcext:value-type="currency">
            <text:p>42 528 100,00 Kč</text:p>
          </table:table-cell>
          <table:table-cell office:value-type="currency" office:currency="CZK" office:value="42527528.35" calcext:value-type="currency">
            <text:p>42 527 528,35 Kč</text:p>
          </table:table-cell>
          <table:table-cell table:formula="of:=IF(ISNA(MATCH([.D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1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6" calcext:value-type="float">
            <text:p>5336</text:p>
          </table:table-cell>
          <table:table-cell table:formula="of:=LOOKUP([.D11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2486500" calcext:value-type="currency">
            <text:p>2 486 500,00 Kč</text:p>
          </table:table-cell>
          <table:table-cell table:formula="of:=IF(ISNA(MATCH([.D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2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121" calcext:value-type="float">
            <text:p>6121</text:p>
          </table:table-cell>
          <table:table-cell table:formula="of:=LOOKUP([.D1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832903" calcext:value-type="currency">
            <text:p>832 903,00 Kč</text:p>
          </table:table-cell>
          <table:table-cell table:formula="of:=IF(ISNA(MATCH([.D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3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122" calcext:value-type="float">
            <text:p>6122</text:p>
          </table:table-cell>
          <table:table-cell table:formula="of:=LOOKUP([.D13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table:number-columns-repeated="2" office:value-type="currency" office:currency="CZK" office:value="63400" calcext:value-type="currency">
            <text:p>63 400,00 Kč</text:p>
          </table:table-cell>
          <table:table-cell table:formula="of:=IF(ISNA(MATCH([.D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4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1" calcext:value-type="float">
            <text:p>6351</text:p>
          </table:table-cell>
          <table:table-cell table:formula="of:=LOOKUP([.D1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/>
          <table:table-cell office:value-type="currency" office:currency="CZK" office:value="781900" calcext:value-type="currency">
            <text:p>781 900,00 Kč</text:p>
          </table:table-cell>
          <table:table-cell office:value-type="currency" office:currency="CZK" office:value="781813.49" calcext:value-type="currency">
            <text:p>781 813,49 Kč</text:p>
          </table:table-cell>
          <table:table-cell table:formula="of:=IF(ISNA(MATCH([.D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1" calcext:value-type="float">
            <text:p>3111</text:p>
          </table:table-cell>
          <table:table-cell table:formula="of:=LOOKUP([.B1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6" calcext:value-type="float">
            <text:p>6356</text:p>
          </table:table-cell>
          <table:table-cell table:formula="of:=LOOKUP([.D15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table:number-columns-repeated="2" office:value-type="currency" office:currency="CZK" office:value="1598000" calcext:value-type="currency">
            <text:p>1 598 000,00 Kč</text:p>
          </table:table-cell>
          <table:table-cell table:formula="of:=IF(ISNA(MATCH([.D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1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11" calcext:value-type="float">
            <text:p>5011</text:p>
          </table:table-cell>
          <table:table-cell table:formula="of:=LOOKUP([.D16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/>
          <table:table-cell office:value-type="currency" office:currency="CZK" office:value="196000" calcext:value-type="currency">
            <text:p>196 000,00 Kč</text:p>
          </table:table-cell>
          <table:table-cell office:value-type="currency" office:currency="CZK" office:value="88000" calcext:value-type="currency">
            <text:p>88 000,00 Kč</text:p>
          </table:table-cell>
          <table:table-cell table:formula="of:=IF(ISNA(MATCH([.D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1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21" calcext:value-type="float">
            <text:p>5021</text:p>
          </table:table-cell>
          <table:table-cell table:formula="of:=LOOKUP([.D17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1955000" calcext:value-type="currency">
            <text:p>1 955 000,00 Kč</text:p>
          </table:table-cell>
          <table:table-cell office:value-type="currency" office:currency="CZK" office:value="2831200" calcext:value-type="currency">
            <text:p>2 831 200,00 Kč</text:p>
          </table:table-cell>
          <table:table-cell office:value-type="currency" office:currency="CZK" office:value="1523100" calcext:value-type="currency">
            <text:p>1 523 100,00 Kč</text:p>
          </table:table-cell>
          <table:table-cell table:formula="of:=IF(ISNA(MATCH([.D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1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1" calcext:value-type="float">
            <text:p>5031</text:p>
          </table:table-cell>
          <table:table-cell table:formula="of:=LOOKUP([.D18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495000" calcext:value-type="currency">
            <text:p>495 000,00 Kč</text:p>
          </table:table-cell>
          <table:table-cell office:value-type="currency" office:currency="CZK" office:value="816800" calcext:value-type="currency">
            <text:p>816 800,00 Kč</text:p>
          </table:table-cell>
          <table:table-cell office:value-type="currency" office:currency="CZK" office:value="402775" calcext:value-type="currency">
            <text:p>402 775,00 Kč</text:p>
          </table:table-cell>
          <table:table-cell table:formula="of:=IF(ISNA(MATCH([.D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1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2" calcext:value-type="float">
            <text:p>5032</text:p>
          </table:table-cell>
          <table:table-cell table:formula="of:=LOOKUP([.D19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78000" calcext:value-type="currency">
            <text:p>178 000,00 Kč</text:p>
          </table:table-cell>
          <table:table-cell office:value-type="currency" office:currency="CZK" office:value="291600" calcext:value-type="currency">
            <text:p>291 600,00 Kč</text:p>
          </table:table-cell>
          <table:table-cell office:value-type="currency" office:currency="CZK" office:value="144999" calcext:value-type="currency">
            <text:p>144 999,00 Kč</text:p>
          </table:table-cell>
          <table:table-cell table:formula="of:=IF(ISNA(MATCH([.D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36" calcext:value-type="float">
            <text:p>5136</text:p>
          </table:table-cell>
          <table:table-cell table:formula="of:=LOOKUP([.D20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21000" calcext:value-type="currency">
            <text:p>21 000,00 Kč</text:p>
          </table:table-cell>
          <table:table-cell office:value-type="currency" office:currency="CZK" office:value="7177" calcext:value-type="currency">
            <text:p>7 177,00 Kč</text:p>
          </table:table-cell>
          <table:table-cell table:formula="of:=IF(ISNA(MATCH([.D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37" calcext:value-type="float">
            <text:p>5137</text:p>
          </table:table-cell>
          <table:table-cell table:formula="of:=LOOKUP([.D2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382200" calcext:value-type="currency">
            <text:p>382 200,00 Kč</text:p>
          </table:table-cell>
          <table:table-cell office:value-type="currency" office:currency="CZK" office:value="244425" calcext:value-type="currency">
            <text:p>244 425,00 Kč</text:p>
          </table:table-cell>
          <table:table-cell table:formula="of:=IF(ISNA(MATCH([.D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39" calcext:value-type="float">
            <text:p>5139</text:p>
          </table:table-cell>
          <table:table-cell table:formula="of:=LOOKUP([.D22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65500" calcext:value-type="currency">
            <text:p>65 500,00 Kč</text:p>
          </table:table-cell>
          <table:table-cell office:value-type="currency" office:currency="CZK" office:value="30487.35" calcext:value-type="currency">
            <text:p>30 487,35 Kč</text:p>
          </table:table-cell>
          <table:table-cell table:formula="of:=IF(ISNA(MATCH([.D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2" calcext:value-type="float">
            <text:p>5162</text:p>
          </table:table-cell>
          <table:table-cell table:formula="of:=LOOKUP([.D23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75300" calcext:value-type="currency">
            <text:p>75 300,00 Kč</text:p>
          </table:table-cell>
          <table:table-cell office:value-type="currency" office:currency="CZK" office:value="26377.62" calcext:value-type="currency">
            <text:p>26 377,62 Kč</text:p>
          </table:table-cell>
          <table:table-cell table:formula="of:=IF(ISNA(MATCH([.D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3" calcext:value-type="float">
            <text:p>5163</text:p>
          </table:table-cell>
          <table:table-cell table:formula="of:=LOOKUP([.D24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875000" calcext:value-type="currency">
            <text:p>875 0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formula="of:=IF(ISNA(MATCH([.D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2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640000" calcext:value-type="currency">
            <text:p>1 640 000,00 Kč</text:p>
          </table:table-cell>
          <table:table-cell office:value-type="currency" office:currency="CZK" office:value="2015300" calcext:value-type="currency">
            <text:p>2 015 300,00 Kč</text:p>
          </table:table-cell>
          <table:table-cell office:value-type="currency" office:currency="CZK" office:value="707462" calcext:value-type="currency">
            <text:p>707 462,00 Kč</text:p>
          </table:table-cell>
          <table:table-cell table:formula="of:=IF(ISNA(MATCH([.D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7" calcext:value-type="float">
            <text:p>5167</text:p>
          </table:table-cell>
          <table:table-cell table:formula="of:=LOOKUP([.D2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113500" calcext:value-type="currency">
            <text:p>113 500,00 Kč</text:p>
          </table:table-cell>
          <table:table-cell office:value-type="currency" office:currency="CZK" office:value="113377" calcext:value-type="currency">
            <text:p>113 377,00 Kč</text:p>
          </table:table-cell>
          <table:table-cell table:formula="of:=IF(ISNA(MATCH([.D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2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360000" calcext:value-type="currency">
            <text:p>1 360 000,00 Kč</text:p>
          </table:table-cell>
          <table:table-cell office:value-type="currency" office:currency="CZK" office:value="735400" calcext:value-type="currency">
            <text:p>735 400,00 Kč</text:p>
          </table:table-cell>
          <table:table-cell office:value-type="currency" office:currency="CZK" office:value="429803" calcext:value-type="currency">
            <text:p>429 803,00 Kč</text:p>
          </table:table-cell>
          <table:table-cell table:formula="of:=IF(ISNA(MATCH([.D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75" calcext:value-type="float">
            <text:p>5175</text:p>
          </table:table-cell>
          <table:table-cell table:formula="of:=LOOKUP([.D28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5568.65" calcext:value-type="currency">
            <text:p>5 568,65 Kč</text:p>
          </table:table-cell>
          <table:table-cell table:formula="of:=IF(ISNA(MATCH([.D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2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92" calcext:value-type="float">
            <text:p>5192</text:p>
          </table:table-cell>
          <table:table-cell table:formula="of:=LOOKUP([.D29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700000" calcext:value-type="currency">
            <text:p>700 000,00 Kč</text:p>
          </table:table-cell>
          <table:table-cell/>
          <table:table-cell table:formula="of:=IF(ISNA(MATCH([.D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223" calcext:value-type="float">
            <text:p>5223</text:p>
          </table:table-cell>
          <table:table-cell table:formula="of:=LOOKUP([.D30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1" calcext:value-type="float">
            <text:p>5331</text:p>
          </table:table-cell>
          <table:table-cell table:formula="of:=LOOKUP([.D31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85456000" calcext:value-type="currency">
            <text:p>85 456 000,00 Kč</text:p>
          </table:table-cell>
          <table:table-cell office:value-type="currency" office:currency="CZK" office:value="90975200" calcext:value-type="currency">
            <text:p>90 975 200,00 Kč</text:p>
          </table:table-cell>
          <table:table-cell office:value-type="currency" office:currency="CZK" office:value="90974347.94" calcext:value-type="currency">
            <text:p>90 974 347,94 Kč</text:p>
          </table:table-cell>
          <table:table-cell table:formula="of:=IF(ISNA(MATCH([.D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6" calcext:value-type="float">
            <text:p>5336</text:p>
          </table:table-cell>
          <table:table-cell table:formula="of:=LOOKUP([.D3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14046000" calcext:value-type="currency">
            <text:p>14 046 000,00 Kč</text:p>
          </table:table-cell>
          <table:table-cell office:value-type="currency" office:currency="CZK" office:value="13048416.92" calcext:value-type="currency">
            <text:p>13 048 416,92 Kč</text:p>
          </table:table-cell>
          <table:table-cell table:formula="of:=IF(ISNA(MATCH([.D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9" calcext:value-type="float">
            <text:p>5339</text:p>
          </table:table-cell>
          <table:table-cell table:formula="of:=LOOKUP([.D33];[$Polozky.A$1:.A$1048576];[$Polozky.B$1:.B$1048576])" office:value-type="string" office:string-value="Neinvestiční transfery cizím příspěvkovým organizacím" calcext:value-type="string">
            <text:p>Neinvestiční transfery cizím příspěvkovým organizacím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formula="of:=IF(ISNA(MATCH([.D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424" calcext:value-type="float">
            <text:p>5424</text:p>
          </table:table-cell>
          <table:table-cell table:formula="of:=LOOKUP([.D34];[$Polozky.A$1:.A$1048576];[$Polozky.B$1:.B$1048576])" office:value-type="string" office:string-value="Náhrady mezd v době nemoci" calcext:value-type="string">
            <text:p>Náhrady mezd v době nemoci</text:p>
          </table:table-cell>
          <table:table-cell/>
          <table:table-cell office:value-type="currency" office:currency="CZK" office:value="5900" calcext:value-type="currency">
            <text:p>5 900,00 Kč</text:p>
          </table:table-cell>
          <table:table-cell office:value-type="currency" office:currency="CZK" office:value="2683" calcext:value-type="currency">
            <text:p>2 683,00 Kč</text:p>
          </table:table-cell>
          <table:table-cell table:formula="of:=IF(ISNA(MATCH([.D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909" calcext:value-type="float">
            <text:p>5909</text:p>
          </table:table-cell>
          <table:table-cell table:formula="of:=LOOKUP([.D35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/>
          <table:table-cell office:value-type="currency" office:currency="CZK" office:value="889700" calcext:value-type="currency">
            <text:p>889 700,00 Kč</text:p>
          </table:table-cell>
          <table:table-cell/>
          <table:table-cell table:formula="of:=IF(ISNA(MATCH([.D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1" calcext:value-type="float">
            <text:p>6121</text:p>
          </table:table-cell>
          <table:table-cell table:formula="of:=LOOKUP([.D3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99800000" calcext:value-type="currency">
            <text:p>99 800 000,00 Kč</text:p>
          </table:table-cell>
          <table:table-cell office:value-type="currency" office:currency="CZK" office:value="78555000" calcext:value-type="currency">
            <text:p>78 555 000,00 Kč</text:p>
          </table:table-cell>
          <table:table-cell office:value-type="currency" office:currency="CZK" office:value="45443832.5" calcext:value-type="currency">
            <text:p>45 443 832,50 Kč</text:p>
          </table:table-cell>
          <table:table-cell table:formula="of:=IF(ISNA(MATCH([.D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2" calcext:value-type="float">
            <text:p>6122</text:p>
          </table:table-cell>
          <table:table-cell table:formula="of:=LOOKUP([.D3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1974700" calcext:value-type="currency">
            <text:p>1 974 700,00 Kč</text:p>
          </table:table-cell>
          <table:table-cell office:value-type="currency" office:currency="CZK" office:value="1974676" calcext:value-type="currency">
            <text:p>1 974 676,00 Kč</text:p>
          </table:table-cell>
          <table:table-cell table:formula="of:=IF(ISNA(MATCH([.D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5" calcext:value-type="float">
            <text:p>6125</text:p>
          </table:table-cell>
          <table:table-cell table:formula="of:=LOOKUP([.D38];[$Polozky.A$1:.A$1048576];[$Polozky.B$1:.B$1048576])" office:value-type="string" office:string-value="Výpočetní technika" calcext:value-type="string">
            <text:p>Výpočetní technika</text:p>
          </table:table-cell>
          <table:table-cell/>
          <table:table-cell office:value-type="currency" office:currency="CZK" office:value="1828000" calcext:value-type="currency">
            <text:p>1 828 000,00 Kč</text:p>
          </table:table-cell>
          <table:table-cell office:value-type="currency" office:currency="CZK" office:value="1716191" calcext:value-type="currency">
            <text:p>1 716 191,00 Kč</text:p>
          </table:table-cell>
          <table:table-cell table:formula="of:=IF(ISNA(MATCH([.D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3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1" calcext:value-type="float">
            <text:p>6351</text:p>
          </table:table-cell>
          <table:table-cell table:formula="of:=LOOKUP([.D39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9000000" calcext:value-type="currency">
            <text:p>19 000 000,00 Kč</text:p>
          </table:table-cell>
          <table:table-cell office:value-type="currency" office:currency="CZK" office:value="15060400" calcext:value-type="currency">
            <text:p>15 060 400,00 Kč</text:p>
          </table:table-cell>
          <table:table-cell office:value-type="currency" office:currency="CZK" office:value="13059615" calcext:value-type="currency">
            <text:p>13 059 615,00 Kč</text:p>
          </table:table-cell>
          <table:table-cell table:formula="of:=IF(ISNA(MATCH([.D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4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6" calcext:value-type="float">
            <text:p>6356</text:p>
          </table:table-cell>
          <table:table-cell table:formula="of:=LOOKUP([.D40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table:number-columns-repeated="2" office:value-type="currency" office:currency="CZK" office:value="5798500" calcext:value-type="currency">
            <text:p>5 798 500,00 Kč</text:p>
          </table:table-cell>
          <table:table-cell table:formula="of:=IF(ISNA(MATCH([.D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13" calcext:value-type="float">
            <text:p>3113</text:p>
          </table:table-cell>
          <table:table-cell table:formula="of:=LOOKUP([.B4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909" calcext:value-type="float">
            <text:p>6909</text:p>
          </table:table-cell>
          <table:table-cell table:formula="of:=LOOKUP([.D41];[$Polozky.A$1:.A$1048576];[$Polozky.B$1:.B$1048576])" office:value-type="string" office:string-value="Ostatní kapitálové výdaje jinde nezařazené" calcext:value-type="string">
            <text:p>Ostatní kapitálové výdaje jinde nezařazené</text:p>
          </table:table-cell>
          <table:table-cell/>
          <table:table-cell office:value-type="currency" office:currency="CZK" office:value="79628200" calcext:value-type="currency">
            <text:p>79 628 200,00 Kč</text:p>
          </table:table-cell>
          <table:table-cell/>
          <table:table-cell table:formula="of:=IF(ISNA(MATCH([.D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4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1" calcext:value-type="float">
            <text:p>5331</text:p>
          </table:table-cell>
          <table:table-cell table:formula="of:=LOOKUP([.D4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4000000" calcext:value-type="currency">
            <text:p>54 000 000,00 Kč</text:p>
          </table:table-cell>
          <table:table-cell office:value-type="currency" office:currency="CZK" office:value="61321100" calcext:value-type="currency">
            <text:p>61 321 100,00 Kč</text:p>
          </table:table-cell>
          <table:table-cell office:value-type="currency" office:currency="CZK" office:value="61320927.18" calcext:value-type="currency">
            <text:p>61 320 927,18 Kč</text:p>
          </table:table-cell>
          <table:table-cell table:formula="of:=IF(ISNA(MATCH([.D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4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6" calcext:value-type="float">
            <text:p>5336</text:p>
          </table:table-cell>
          <table:table-cell table:formula="of:=LOOKUP([.D43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92700" calcext:value-type="currency">
            <text:p>92 700,00 Kč</text:p>
          </table:table-cell>
          <table:table-cell table:formula="of:=IF(ISNA(MATCH([.D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4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4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76874000" calcext:value-type="currency">
            <text:p>76 874 000,00 Kč</text:p>
          </table:table-cell>
          <table:table-cell office:value-type="currency" office:currency="CZK" office:value="78982300" calcext:value-type="currency">
            <text:p>78 982 300,00 Kč</text:p>
          </table:table-cell>
          <table:table-cell office:value-type="currency" office:currency="CZK" office:value="37983300" calcext:value-type="currency">
            <text:p>37 983 300,00 Kč</text:p>
          </table:table-cell>
          <table:table-cell table:formula="of:=IF(ISNA(MATCH([.D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49" calcext:value-type="float">
            <text:p>3149</text:p>
          </table:table-cell>
          <table:table-cell table:formula="of:=LOOKUP([.B4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45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office:value-type="currency" office:currency="CZK" office:value="12533100" calcext:value-type="currency">
            <text:p>12 533 100,00 Kč</text:p>
          </table:table-cell>
          <table:table-cell office:value-type="currency" office:currency="CZK" office:value="3237838.2" calcext:value-type="currency">
            <text:p>3 237 838,20 Kč</text:p>
          </table:table-cell>
          <table:table-cell table:formula="of:=IF(ISNA(MATCH([.D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46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041" calcext:value-type="float">
            <text:p>5041</text:p>
          </table:table-cell>
          <table:table-cell table:formula="of:=LOOKUP([.D46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1050000" calcext:value-type="currency">
            <text:p>1 050 000,00 Kč</text:p>
          </table:table-cell>
          <table:table-cell office:value-type="currency" office:currency="CZK" office:value="1407200" calcext:value-type="currency">
            <text:p>1 407 200,00 Kč</text:p>
          </table:table-cell>
          <table:table-cell office:value-type="currency" office:currency="CZK" office:value="1375349.55" calcext:value-type="currency">
            <text:p>1 375 349,55 Kč</text:p>
          </table:table-cell>
          <table:table-cell table:formula="of:=IF(ISNA(MATCH([.D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47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7" calcext:value-type="float">
            <text:p>5137</text:p>
          </table:table-cell>
          <table:table-cell table:formula="of:=LOOKUP([.D4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/>
          <table:table-cell table:formula="of:=IF(ISNA(MATCH([.D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4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9" calcext:value-type="float">
            <text:p>5139</text:p>
          </table:table-cell>
          <table:table-cell table:formula="of:=LOOKUP([.D4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6000" calcext:value-type="currency">
            <text:p>16 000,00 Kč</text:p>
          </table:table-cell>
          <table:table-cell office:value-type="currency" office:currency="CZK" office:value="10529" calcext:value-type="currency">
            <text:p>10 529,00 Kč</text:p>
          </table:table-cell>
          <table:table-cell table:formula="of:=IF(ISNA(MATCH([.D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4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1" calcext:value-type="float">
            <text:p>5151</text:p>
          </table:table-cell>
          <table:table-cell table:formula="of:=LOOKUP([.D49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5539" calcext:value-type="currency">
            <text:p>15 539,00 Kč</text:p>
          </table:table-cell>
          <table:table-cell table:formula="of:=IF(ISNA(MATCH([.D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5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4" calcext:value-type="float">
            <text:p>5154</text:p>
          </table:table-cell>
          <table:table-cell table:formula="of:=LOOKUP([.D50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95" calcext:value-type="currency">
            <text:p>495,00 Kč</text:p>
          </table:table-cell>
          <table:table-cell table:formula="of:=IF(ISNA(MATCH([.D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5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69" calcext:value-type="float">
            <text:p>5169</text:p>
          </table:table-cell>
          <table:table-cell table:formula="of:=LOOKUP([.D5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92367" calcext:value-type="currency">
            <text:p>692 367,00 Kč</text:p>
          </table:table-cell>
          <table:table-cell table:formula="of:=IF(ISNA(MATCH([.D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52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1" calcext:value-type="float">
            <text:p>5171</text:p>
          </table:table-cell>
          <table:table-cell table:formula="of:=LOOKUP([.D5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34000" calcext:value-type="currency">
            <text:p>134 000,00 Kč</text:p>
          </table:table-cell>
          <table:table-cell office:value-type="currency" office:currency="CZK" office:value="112000" calcext:value-type="currency">
            <text:p>112 000,00 Kč</text:p>
          </table:table-cell>
          <table:table-cell office:value-type="currency" office:currency="CZK" office:value="104835.91" calcext:value-type="currency">
            <text:p>104 835,91 Kč</text:p>
          </table:table-cell>
          <table:table-cell table:formula="of:=IF(ISNA(MATCH([.D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53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5" calcext:value-type="float">
            <text:p>5175</text:p>
          </table:table-cell>
          <table:table-cell table:formula="of:=LOOKUP([.D53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6350" calcext:value-type="currency">
            <text:p>6 350,00 Kč</text:p>
          </table:table-cell>
          <table:table-cell table:formula="of:=IF(ISNA(MATCH([.D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1" calcext:value-type="float">
            <text:p>3311</text:p>
          </table:table-cell>
          <table:table-cell table:formula="of:=LOOKUP([.B54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94" calcext:value-type="float">
            <text:p>5194</text:p>
          </table:table-cell>
          <table:table-cell table:formula="of:=LOOKUP([.D54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500" calcext:value-type="currency">
            <text:p>2 500,00 Kč</text:p>
          </table:table-cell>
          <table:table-cell office:value-type="currency" office:currency="CZK" office:value="2360" calcext:value-type="currency">
            <text:p>2 360,00 Kč</text:p>
          </table:table-cell>
          <table:table-cell table:formula="of:=IF(ISNA(MATCH([.D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table:formula="of:=LOOKUP([.B55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9" calcext:value-type="float">
            <text:p>5139</text:p>
          </table:table-cell>
          <table:table-cell table:formula="of:=LOOKUP([.D5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694" calcext:value-type="currency">
            <text:p>7 694,00 Kč</text:p>
          </table:table-cell>
          <table:table-cell table:formula="of:=IF(ISNA(MATCH([.D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table:formula="of:=LOOKUP([.B56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69" calcext:value-type="float">
            <text:p>5169</text:p>
          </table:table-cell>
          <table:table-cell table:formula="of:=LOOKUP([.D5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20000" calcext:value-type="currency">
            <text:p>520 000,00 Kč</text:p>
          </table:table-cell>
          <table:table-cell office:value-type="currency" office:currency="CZK" office:value="273800" calcext:value-type="currency">
            <text:p>273 800,00 Kč</text:p>
          </table:table-cell>
          <table:table-cell office:value-type="currency" office:currency="CZK" office:value="271573.6" calcext:value-type="currency">
            <text:p>271 573,60 Kč</text:p>
          </table:table-cell>
          <table:table-cell table:formula="of:=IF(ISNA(MATCH([.D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7" calcext:value-type="float">
            <text:p>3317</text:p>
          </table:table-cell>
          <table:table-cell table:formula="of:=LOOKUP([.B57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75" calcext:value-type="float">
            <text:p>5175</text:p>
          </table:table-cell>
          <table:table-cell table:formula="of:=LOOKUP([.D57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office:value-type="currency" office:currency="CZK" office:value="88147" calcext:value-type="currency">
            <text:p>88 147,00 Kč</text:p>
          </table:table-cell>
          <table:table-cell table:formula="of:=IF(ISNA(MATCH([.D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5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041" calcext:value-type="float">
            <text:p>5041</text:p>
          </table:table-cell>
          <table:table-cell table:formula="of:=LOOKUP([.D58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48458.16" calcext:value-type="currency">
            <text:p>648 458,16 Kč</text:p>
          </table:table-cell>
          <table:table-cell table:formula="of:=IF(ISNA(MATCH([.D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5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5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000" calcext:value-type="currency">
            <text:p>42 000,00 Kč</text:p>
          </table:table-cell>
          <table:table-cell office:value-type="currency" office:currency="CZK" office:value="14635.2" calcext:value-type="currency">
            <text:p>14 635,20 Kč</text:p>
          </table:table-cell>
          <table:table-cell table:formula="of:=IF(ISNA(MATCH([.D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9" calcext:value-type="float">
            <text:p>5139</text:p>
          </table:table-cell>
          <table:table-cell table:formula="of:=LOOKUP([.D6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39579.4" calcext:value-type="currency">
            <text:p>39 579,40 Kč</text:p>
          </table:table-cell>
          <table:table-cell table:formula="of:=IF(ISNA(MATCH([.D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1" calcext:value-type="float">
            <text:p>5161</text:p>
          </table:table-cell>
          <table:table-cell table:formula="of:=LOOKUP([.D61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228" calcext:value-type="currency">
            <text:p>228,00 Kč</text:p>
          </table:table-cell>
          <table:table-cell table:formula="of:=IF(ISNA(MATCH([.D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6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818000" calcext:value-type="currency">
            <text:p>1 818 000,00 Kč</text:p>
          </table:table-cell>
          <table:table-cell office:value-type="currency" office:currency="CZK" office:value="2778000" calcext:value-type="currency">
            <text:p>2 778 000,00 Kč</text:p>
          </table:table-cell>
          <table:table-cell office:value-type="currency" office:currency="CZK" office:value="2740125.46" calcext:value-type="currency">
            <text:p>2 740 125,46 Kč</text:p>
          </table:table-cell>
          <table:table-cell table:formula="of:=IF(ISNA(MATCH([.D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1" calcext:value-type="float">
            <text:p>5171</text:p>
          </table:table-cell>
          <table:table-cell table:formula="of:=LOOKUP([.D63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37085.6" calcext:value-type="currency">
            <text:p>37 085,60 Kč</text:p>
          </table:table-cell>
          <table:table-cell table:formula="of:=IF(ISNA(MATCH([.D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5" calcext:value-type="float">
            <text:p>5175</text:p>
          </table:table-cell>
          <table:table-cell table:formula="of:=LOOKUP([.D64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9469" calcext:value-type="currency">
            <text:p>29 469,00 Kč</text:p>
          </table:table-cell>
          <table:table-cell table:formula="of:=IF(ISNA(MATCH([.D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19" calcext:value-type="float">
            <text:p>3319</text:p>
          </table:table-cell>
          <table:table-cell table:formula="of:=LOOKUP([.B6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94" calcext:value-type="float">
            <text:p>5194</text:p>
          </table:table-cell>
          <table:table-cell table:formula="of:=LOOKUP([.D65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373125.16" calcext:value-type="currency">
            <text:p>373 125,16 Kč</text:p>
          </table:table-cell>
          <table:table-cell table:formula="of:=IF(ISNA(MATCH([.D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2" calcext:value-type="float">
            <text:p>3322</text:p>
          </table:table-cell>
          <table:table-cell table:formula="of:=LOOKUP([.B66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71" calcext:value-type="float">
            <text:p>5171</text:p>
          </table:table-cell>
          <table:table-cell table:formula="of:=LOOKUP([.D66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260000" calcext:value-type="currency">
            <text:p>26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787" calcext:value-type="currency">
            <text:p>10 787,00 Kč</text:p>
          </table:table-cell>
          <table:table-cell table:formula="of:=IF(ISNA(MATCH([.D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2" calcext:value-type="float">
            <text:p>3322</text:p>
          </table:table-cell>
          <table:table-cell table:formula="of:=LOOKUP([.B67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6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2500000" calcext:value-type="currency">
            <text:p>22 500 000,00 Kč</text:p>
          </table:table-cell>
          <table:table-cell office:value-type="currency" office:currency="CZK" office:value="2962916" calcext:value-type="currency">
            <text:p>2 962 916,00 Kč</text:p>
          </table:table-cell>
          <table:table-cell table:formula="of:=IF(ISNA(MATCH([.D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6" calcext:value-type="float">
            <text:p>3326</text:p>
          </table:table-cell>
          <table:table-cell table:formula="of:=LOOKUP([.B68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9" calcext:value-type="float">
            <text:p>5169</text:p>
          </table:table-cell>
          <table:table-cell table:formula="of:=LOOKUP([.D6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47056" calcext:value-type="currency">
            <text:p>147 056,00 Kč</text:p>
          </table:table-cell>
          <table:table-cell table:formula="of:=IF(ISNA(MATCH([.D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26" calcext:value-type="float">
            <text:p>3326</text:p>
          </table:table-cell>
          <table:table-cell table:formula="of:=LOOKUP([.B69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71" calcext:value-type="float">
            <text:p>5171</text:p>
          </table:table-cell>
          <table:table-cell table:formula="of:=LOOKUP([.D69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580000" calcext:value-type="currency">
            <text:p>580 000,00 Kč</text:p>
          </table:table-cell>
          <table:table-cell office:value-type="currency" office:currency="CZK" office:value="623600" calcext:value-type="currency">
            <text:p>623 600,00 Kč</text:p>
          </table:table-cell>
          <table:table-cell office:value-type="currency" office:currency="CZK" office:value="487699.5" calcext:value-type="currency">
            <text:p>487 699,50 Kč</text:p>
          </table:table-cell>
          <table:table-cell table:formula="of:=IF(ISNA(MATCH([.D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table:formula="of:=LOOKUP([.B70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36" calcext:value-type="float">
            <text:p>5136</text:p>
          </table:table-cell>
          <table:table-cell table:formula="of:=LOOKUP([.D70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280000" calcext:value-type="currency">
            <text:p>280 000,00 Kč</text:p>
          </table:table-cell>
          <table:table-cell office:value-type="currency" office:currency="CZK" office:value="266525" calcext:value-type="currency">
            <text:p>266 525,00 Kč</text:p>
          </table:table-cell>
          <table:table-cell table:formula="of:=IF(ISNA(MATCH([.D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table:formula="of:=LOOKUP([.B71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7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715000" calcext:value-type="currency">
            <text:p>5 715 000,00 Kč</text:p>
          </table:table-cell>
          <table:table-cell office:value-type="currency" office:currency="CZK" office:value="7765000" calcext:value-type="currency">
            <text:p>7 765 000,00 Kč</text:p>
          </table:table-cell>
          <table:table-cell office:value-type="currency" office:currency="CZK" office:value="6944786.28" calcext:value-type="currency">
            <text:p>6 944 786,28 Kč</text:p>
          </table:table-cell>
          <table:table-cell table:formula="of:=IF(ISNA(MATCH([.D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49" calcext:value-type="float">
            <text:p>3349</text:p>
          </table:table-cell>
          <table:table-cell table:formula="of:=LOOKUP([.B72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72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595000" calcext:value-type="currency">
            <text:p>595 000,00 Kč</text:p>
          </table:table-cell>
          <table:table-cell office:value-type="currency" office:currency="CZK" office:value="345000" calcext:value-type="currency">
            <text:p>345 000,00 Kč</text:p>
          </table:table-cell>
          <table:table-cell office:value-type="currency" office:currency="CZK" office:value="52780" calcext:value-type="currency">
            <text:p>52 780,00 Kč</text:p>
          </table:table-cell>
          <table:table-cell table:formula="of:=IF(ISNA(MATCH([.D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3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041" calcext:value-type="float">
            <text:p>5041</text:p>
          </table:table-cell>
          <table:table-cell table:formula="of:=LOOKUP([.D73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157000" calcext:value-type="currency">
            <text:p>1 157 000,00 Kč</text:p>
          </table:table-cell>
          <table:table-cell office:value-type="currency" office:currency="CZK" office:value="1156361.21" calcext:value-type="currency">
            <text:p>1 156 361,21 Kč</text:p>
          </table:table-cell>
          <table:table-cell table:formula="of:=IF(ISNA(MATCH([.D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4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7" calcext:value-type="float">
            <text:p>5137</text:p>
          </table:table-cell>
          <table:table-cell table:formula="of:=LOOKUP([.D7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245" calcext:value-type="currency">
            <text:p>5 245,00 Kč</text:p>
          </table:table-cell>
          <table:table-cell table:formula="of:=IF(ISNA(MATCH([.D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5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9" calcext:value-type="float">
            <text:p>5139</text:p>
          </table:table-cell>
          <table:table-cell table:formula="of:=LOOKUP([.D7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7000" calcext:value-type="currency">
            <text:p>7 000,00 Kč</text:p>
          </table:table-cell>
          <table:table-cell office:value-type="currency" office:currency="CZK" office:value="2411" calcext:value-type="currency">
            <text:p>2 411,00 Kč</text:p>
          </table:table-cell>
          <table:table-cell table:formula="of:=IF(ISNA(MATCH([.D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6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6" calcext:value-type="float">
            <text:p>5166</text:p>
          </table:table-cell>
          <table:table-cell table:formula="of:=LOOKUP([.D76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370000" calcext:value-type="currency">
            <text:p>370 000,00 Kč</text:p>
          </table:table-cell>
          <table:table-cell office:value-type="currency" office:currency="CZK" office:value="109350" calcext:value-type="currency">
            <text:p>109 350,00 Kč</text:p>
          </table:table-cell>
          <table:table-cell table:formula="of:=IF(ISNA(MATCH([.D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7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9" calcext:value-type="float">
            <text:p>5169</text:p>
          </table:table-cell>
          <table:table-cell table:formula="of:=LOOKUP([.D7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720000" calcext:value-type="currency">
            <text:p>720 000,00 Kč</text:p>
          </table:table-cell>
          <table:table-cell office:value-type="currency" office:currency="CZK" office:value="759000" calcext:value-type="currency">
            <text:p>759 000,00 Kč</text:p>
          </table:table-cell>
          <table:table-cell office:value-type="currency" office:currency="CZK" office:value="624584.58" calcext:value-type="currency">
            <text:p>624 584,58 Kč</text:p>
          </table:table-cell>
          <table:table-cell table:formula="of:=IF(ISNA(MATCH([.D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8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1" calcext:value-type="float">
            <text:p>5171</text:p>
          </table:table-cell>
          <table:table-cell table:formula="of:=LOOKUP([.D78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69669.4" calcext:value-type="currency">
            <text:p>169 669,40 Kč</text:p>
          </table:table-cell>
          <table:table-cell table:formula="of:=IF(ISNA(MATCH([.D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79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5" calcext:value-type="float">
            <text:p>5175</text:p>
          </table:table-cell>
          <table:table-cell table:formula="of:=LOOKUP([.D79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7452" calcext:value-type="currency">
            <text:p>17 452,00 Kč</text:p>
          </table:table-cell>
          <table:table-cell table:formula="of:=IF(ISNA(MATCH([.D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80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94" calcext:value-type="float">
            <text:p>5194</text:p>
          </table:table-cell>
          <table:table-cell table:formula="of:=LOOKUP([.D80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1025" calcext:value-type="currency">
            <text:p>1 025,00 Kč</text:p>
          </table:table-cell>
          <table:table-cell table:formula="of:=IF(ISNA(MATCH([.D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81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6121" calcext:value-type="float">
            <text:p>6121</text:p>
          </table:table-cell>
          <table:table-cell table:formula="of:=LOOKUP([.D8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9500000" calcext:value-type="currency">
            <text:p>59 500 000,00 Kč</text:p>
          </table:table-cell>
          <table:table-cell office:value-type="currency" office:currency="CZK" office:value="90588300" calcext:value-type="currency">
            <text:p>90 588 300,00 Kč</text:p>
          </table:table-cell>
          <table:table-cell office:value-type="currency" office:currency="CZK" office:value="16999904.94" calcext:value-type="currency">
            <text:p>16 999 904,94 Kč</text:p>
          </table:table-cell>
          <table:table-cell table:formula="of:=IF(ISNA(MATCH([.D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2" calcext:value-type="float">
            <text:p>3392</text:p>
          </table:table-cell>
          <table:table-cell table:formula="of:=LOOKUP([.B8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6122" calcext:value-type="float">
            <text:p>6122</text:p>
          </table:table-cell>
          <table:table-cell table:formula="of:=LOOKUP([.D82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211000" calcext:value-type="currency">
            <text:p>211 000,00 Kč</text:p>
          </table:table-cell>
          <table:table-cell office:value-type="currency" office:currency="CZK" office:value="210782" calcext:value-type="currency">
            <text:p>210 782,00 Kč</text:p>
          </table:table-cell>
          <table:table-cell table:formula="of:=IF(ISNA(MATCH([.D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table:formula="of:=LOOKUP([.B83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8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55000" calcext:value-type="currency">
            <text:p>55 000,00 Kč</text:p>
          </table:table-cell>
          <table:table-cell office:value-type="currency" office:currency="CZK" office:value="46885" calcext:value-type="currency">
            <text:p>46 885,00 Kč</text:p>
          </table:table-cell>
          <table:table-cell table:formula="of:=IF(ISNA(MATCH([.D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table:formula="of:=LOOKUP([.B8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8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080000" calcext:value-type="currency">
            <text:p>1 080 000,00 Kč</text:p>
          </table:table-cell>
          <table:table-cell office:value-type="currency" office:currency="CZK" office:value="926806" calcext:value-type="currency">
            <text:p>926 806,00 Kč</text:p>
          </table:table-cell>
          <table:table-cell table:formula="of:=IF(ISNA(MATCH([.D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table:formula="of:=LOOKUP([.B85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85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formula="of:=IF(ISNA(MATCH([.D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99" calcext:value-type="float">
            <text:p>3399</text:p>
          </table:table-cell>
          <table:table-cell table:formula="of:=LOOKUP([.B86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86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515000" calcext:value-type="currency">
            <text:p>515 000,00 Kč</text:p>
          </table:table-cell>
          <table:table-cell office:value-type="currency" office:currency="CZK" office:value="337550" calcext:value-type="currency">
            <text:p>337 550,00 Kč</text:p>
          </table:table-cell>
          <table:table-cell table:formula="of:=IF(ISNA(MATCH([.D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19" calcext:value-type="float">
            <text:p>3419</text:p>
          </table:table-cell>
          <table:table-cell table:formula="of:=LOOKUP([.B87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2" calcext:value-type="float">
            <text:p>5212</text:p>
          </table:table-cell>
          <table:table-cell table:formula="of:=LOOKUP([.D87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/>
          <table:table-cell table:number-columns-repeated="2" office:value-type="currency" office:currency="CZK" office:value="420000" calcext:value-type="currency">
            <text:p>420 000,00 Kč</text:p>
          </table:table-cell>
          <table:table-cell table:formula="of:=IF(ISNA(MATCH([.D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19" calcext:value-type="float">
            <text:p>3419</text:p>
          </table:table-cell>
          <table:table-cell table:formula="of:=LOOKUP([.B88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2" calcext:value-type="float">
            <text:p>5222</text:p>
          </table:table-cell>
          <table:table-cell table:formula="of:=LOOKUP([.D88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32860300" calcext:value-type="currency">
            <text:p>32 860 300,00 Kč</text:p>
          </table:table-cell>
          <table:table-cell office:value-type="currency" office:currency="CZK" office:value="14711545" calcext:value-type="currency">
            <text:p>14 711 545,00 Kč</text:p>
          </table:table-cell>
          <table:table-cell table:formula="of:=IF(ISNA(MATCH([.D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8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041" calcext:value-type="float">
            <text:p>5041</text:p>
          </table:table-cell>
          <table:table-cell table:formula="of:=LOOKUP([.D89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3500" calcext:value-type="currency">
            <text:p>13 500,00 Kč</text:p>
          </table:table-cell>
          <table:table-cell table:formula="of:=IF(ISNA(MATCH([.D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3" calcext:value-type="float">
            <text:p>5133</text:p>
          </table:table-cell>
          <table:table-cell table:formula="of:=LOOKUP([.D90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364" calcext:value-type="currency">
            <text:p>364,00 Kč</text:p>
          </table:table-cell>
          <table:table-cell table:formula="of:=IF(ISNA(MATCH([.D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7" calcext:value-type="float">
            <text:p>5137</text:p>
          </table:table-cell>
          <table:table-cell table:formula="of:=LOOKUP([.D9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2000" calcext:value-type="currency">
            <text:p>62 000,00 Kč</text:p>
          </table:table-cell>
          <table:table-cell office:value-type="currency" office:currency="CZK" office:value="61963.75" calcext:value-type="currency">
            <text:p>61 963,75 Kč</text:p>
          </table:table-cell>
          <table:table-cell table:formula="of:=IF(ISNA(MATCH([.D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92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182200" calcext:value-type="currency">
            <text:p>182 200,00 Kč</text:p>
          </table:table-cell>
          <table:table-cell office:value-type="currency" office:currency="CZK" office:value="179781.45" calcext:value-type="currency">
            <text:p>179 781,45 Kč</text:p>
          </table:table-cell>
          <table:table-cell table:formula="of:=IF(ISNA(MATCH([.D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2" calcext:value-type="float">
            <text:p>5162</text:p>
          </table:table-cell>
          <table:table-cell table:formula="of:=LOOKUP([.D93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797.59" calcext:value-type="currency">
            <text:p>8 797,59 Kč</text:p>
          </table:table-cell>
          <table:table-cell table:formula="of:=IF(ISNA(MATCH([.D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9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65000" calcext:value-type="currency">
            <text:p>165 000,00 Kč</text:p>
          </table:table-cell>
          <table:table-cell office:value-type="currency" office:currency="CZK" office:value="305300" calcext:value-type="currency">
            <text:p>305 300,00 Kč</text:p>
          </table:table-cell>
          <table:table-cell office:value-type="currency" office:currency="CZK" office:value="278308.96" calcext:value-type="currency">
            <text:p>278 308,96 Kč</text:p>
          </table:table-cell>
          <table:table-cell table:formula="of:=IF(ISNA(MATCH([.D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1" calcext:value-type="float">
            <text:p>5171</text:p>
          </table:table-cell>
          <table:table-cell table:formula="of:=LOOKUP([.D95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44000" calcext:value-type="currency">
            <text:p>44 000,00 Kč</text:p>
          </table:table-cell>
          <table:table-cell office:value-type="currency" office:currency="CZK" office:value="43198.5" calcext:value-type="currency">
            <text:p>43 198,50 Kč</text:p>
          </table:table-cell>
          <table:table-cell table:formula="of:=IF(ISNA(MATCH([.D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5" calcext:value-type="float">
            <text:p>5175</text:p>
          </table:table-cell>
          <table:table-cell table:formula="of:=LOOKUP([.D96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3500" calcext:value-type="currency">
            <text:p>23 500,00 Kč</text:p>
          </table:table-cell>
          <table:table-cell office:value-type="currency" office:currency="CZK" office:value="23210.8" calcext:value-type="currency">
            <text:p>23 210,80 Kč</text:p>
          </table:table-cell>
          <table:table-cell table:formula="of:=IF(ISNA(MATCH([.D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94" calcext:value-type="float">
            <text:p>5194</text:p>
          </table:table-cell>
          <table:table-cell table:formula="of:=LOOKUP([.D97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10000" calcext:value-type="currency">
            <text:p>110 000,00 Kč</text:p>
          </table:table-cell>
          <table:table-cell office:value-type="currency" office:currency="CZK" office:value="90140.34" calcext:value-type="currency">
            <text:p>90 140,34 Kč</text:p>
          </table:table-cell>
          <table:table-cell table:formula="of:=IF(ISNA(MATCH([.D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1" calcext:value-type="float">
            <text:p>3421</text:p>
          </table:table-cell>
          <table:table-cell table:formula="of:=LOOKUP([.B9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2" calcext:value-type="float">
            <text:p>5222</text:p>
          </table:table-cell>
          <table:table-cell table:formula="of:=LOOKUP([.D98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table:number-columns-repeated="2" office:value-type="currency" office:currency="CZK" office:value="1491500" calcext:value-type="currency">
            <text:p>1 491 500,00 Kč</text:p>
          </table:table-cell>
          <table:table-cell table:formula="of:=IF(ISNA(MATCH([.D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29" calcext:value-type="float">
            <text:p>3429</text:p>
          </table:table-cell>
          <table:table-cell table:formula="of:=LOOKUP([.B99];[$Paragrafy.A$1:.A$1048576];[$Paragrafy.B$1:.B$1048576])" office:value-type="string" office:string-value="Ostatní zájmová činnost a rekreace" calcext:value-type="string">
            <text:p>Ostatní zájmová činnost a rekreace</text:p>
          </table:table-cell>
          <table:table-cell office:value-type="float" office:value="5222" calcext:value-type="float">
            <text:p>5222</text:p>
          </table:table-cell>
          <table:table-cell table:formula="of:=LOOKUP([.D99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/>
          <table:table-cell table:formula="of:=IF(ISNA(MATCH([.D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table:formula="of:=LOOKUP([.B100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166" calcext:value-type="float">
            <text:p>5166</text:p>
          </table:table-cell>
          <table:table-cell table:formula="of:=LOOKUP([.D10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84686.7" calcext:value-type="currency">
            <text:p>84 686,70 Kč</text:p>
          </table:table-cell>
          <table:table-cell table:formula="of:=IF(ISNA(MATCH([.D1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table:formula="of:=LOOKUP([.B101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429" calcext:value-type="float">
            <text:p>5429</text:p>
          </table:table-cell>
          <table:table-cell table:formula="of:=LOOKUP([.D101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00" calcext:value-type="currency">
            <text:p>7 300,00 Kč</text:p>
          </table:table-cell>
          <table:table-cell table:formula="of:=IF(ISNA(MATCH([.D1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11" calcext:value-type="float">
            <text:p>3511</text:p>
          </table:table-cell>
          <table:table-cell table:formula="of:=LOOKUP([.B102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6121" calcext:value-type="float">
            <text:p>6121</text:p>
          </table:table-cell>
          <table:table-cell table:formula="of:=LOOKUP([.D10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0215000" calcext:value-type="currency">
            <text:p>10 215 000,00 Kč</text:p>
          </table:table-cell>
          <table:table-cell office:value-type="currency" office:currency="CZK" office:value="12375000" calcext:value-type="currency">
            <text:p>12 375 000,00 Kč</text:p>
          </table:table-cell>
          <table:table-cell office:value-type="currency" office:currency="CZK" office:value="3533766.68" calcext:value-type="currency">
            <text:p>3 533 766,68 Kč</text:p>
          </table:table-cell>
          <table:table-cell table:formula="of:=IF(ISNA(MATCH([.D1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table:formula="of:=LOOKUP([.B103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1" calcext:value-type="float">
            <text:p>5331</text:p>
          </table:table-cell>
          <table:table-cell table:formula="of:=LOOKUP([.D103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16000000" calcext:value-type="currency">
            <text:p>16 000 000,00 Kč</text:p>
          </table:table-cell>
          <table:table-cell office:value-type="currency" office:currency="CZK" office:value="16007000" calcext:value-type="currency">
            <text:p>16 007 000,00 Kč</text:p>
          </table:table-cell>
          <table:table-cell office:value-type="currency" office:currency="CZK" office:value="16006959.68" calcext:value-type="currency">
            <text:p>16 006 959,68 Kč</text:p>
          </table:table-cell>
          <table:table-cell table:formula="of:=IF(ISNA(MATCH([.D1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table:formula="of:=LOOKUP([.B104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6" calcext:value-type="float">
            <text:p>5336</text:p>
          </table:table-cell>
          <table:table-cell table:formula="of:=LOOKUP([.D104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102400" calcext:value-type="currency">
            <text:p>1 102 400,00 Kč</text:p>
          </table:table-cell>
          <table:table-cell table:formula="of:=IF(ISNA(MATCH([.D1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3" calcext:value-type="float">
            <text:p>3523</text:p>
          </table:table-cell>
          <table:table-cell table:formula="of:=LOOKUP([.B105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10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665000" calcext:value-type="currency">
            <text:p>665 000,00 Kč</text:p>
          </table:table-cell>
          <table:table-cell office:value-type="currency" office:currency="CZK" office:value="493181.5" calcext:value-type="currency">
            <text:p>493 181,50 Kč</text:p>
          </table:table-cell>
          <table:table-cell table:formula="of:=IF(ISNA(MATCH([.D1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06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6" calcext:value-type="float">
            <text:p>5136</text:p>
          </table:table-cell>
          <table:table-cell table:formula="of:=LOOKUP([.D106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2"/>
          <table:table-cell table:formula="of:=IF(ISNA(MATCH([.D1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07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9" calcext:value-type="float">
            <text:p>5139</text:p>
          </table:table-cell>
          <table:table-cell table:formula="of:=LOOKUP([.D107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5000" calcext:value-type="currency">
            <text:p>25 000,00 Kč</text:p>
          </table:table-cell>
          <table:table-cell table:number-columns-repeated="2"/>
          <table:table-cell table:formula="of:=IF(ISNA(MATCH([.D1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08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7" calcext:value-type="float">
            <text:p>5167</text:p>
          </table:table-cell>
          <table:table-cell table:formula="of:=LOOKUP([.D108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09000" calcext:value-type="currency">
            <text:p>409 000,00 Kč</text:p>
          </table:table-cell>
          <table:table-cell table:formula="of:=IF(ISNA(MATCH([.D1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09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94" calcext:value-type="float">
            <text:p>5194</text:p>
          </table:table-cell>
          <table:table-cell table:formula="of:=LOOKUP([.D109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2"/>
          <table:table-cell table:formula="of:=IF(ISNA(MATCH([.D1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10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2" calcext:value-type="float">
            <text:p>5222</text:p>
          </table:table-cell>
          <table:table-cell table:formula="of:=LOOKUP([.D110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830000" calcext:value-type="currency">
            <text:p>83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formula="of:=IF(ISNA(MATCH([.D1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11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3" calcext:value-type="float">
            <text:p>5223</text:p>
          </table:table-cell>
          <table:table-cell table:formula="of:=LOOKUP([.D111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334000" calcext:value-type="currency">
            <text:p>334 000,00 Kč</text:p>
          </table:table-cell>
          <table:table-cell table:formula="of:=IF(ISNA(MATCH([.D1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12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336" calcext:value-type="float">
            <text:p>5336</text:p>
          </table:table-cell>
          <table:table-cell table:formula="of:=LOOKUP([.D11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86000" calcext:value-type="currency">
            <text:p>186 000,00 Kč</text:p>
          </table:table-cell>
          <table:table-cell table:formula="of:=IF(ISNA(MATCH([.D1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1" calcext:value-type="float">
            <text:p>3541</text:p>
          </table:table-cell>
          <table:table-cell table:formula="of:=LOOKUP([.B113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339" calcext:value-type="float">
            <text:p>5339</text:p>
          </table:table-cell>
          <table:table-cell table:formula="of:=LOOKUP([.D113];[$Polozky.A$1:.A$1048576];[$Polozky.B$1:.B$1048576])" office:value-type="string" office:string-value="Neinvestiční transfery cizím příspěvkovým organizacím" calcext:value-type="string">
            <text:p>Neinvestiční transfery cizím příspěvkovým organizacím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formula="of:=IF(ISNA(MATCH([.D1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49" calcext:value-type="float">
            <text:p>3549</text:p>
          </table:table-cell>
          <table:table-cell table:formula="of:=LOOKUP([.B114];[$Paragrafy.A$1:.A$1048576];[$Paragrafy.B$1:.B$1048576])" office:value-type="string" office:string-value="Ostatní speciální zdravotnická péče" calcext:value-type="string">
            <text:p>Ostatní speciální zdravotnická péče</text:p>
          </table:table-cell>
          <table:table-cell office:value-type="float" office:value="5167" calcext:value-type="float">
            <text:p>5167</text:p>
          </table:table-cell>
          <table:table-cell table:formula="of:=LOOKUP([.D114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327000" calcext:value-type="currency">
            <text:p>327 000,00 Kč</text:p>
          </table:table-cell>
          <table:table-cell office:value-type="currency" office:currency="CZK" office:value="260763.58" calcext:value-type="currency">
            <text:p>260 763,58 Kč</text:p>
          </table:table-cell>
          <table:table-cell table:formula="of:=IF(ISNA(MATCH([.D1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2" calcext:value-type="float">
            <text:p>3612</text:p>
          </table:table-cell>
          <table:table-cell table:formula="of:=LOOKUP([.B115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5164" calcext:value-type="float">
            <text:p>5164</text:p>
          </table:table-cell>
          <table:table-cell table:formula="of:=LOOKUP([.D115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144000" calcext:value-type="currency">
            <text:p>144 000,00 Kč</text:p>
          </table:table-cell>
          <table:table-cell office:value-type="currency" office:currency="CZK" office:value="92000" calcext:value-type="currency">
            <text:p>92 000,00 Kč</text:p>
          </table:table-cell>
          <table:table-cell table:formula="of:=IF(ISNA(MATCH([.D1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2" calcext:value-type="float">
            <text:p>3612</text:p>
          </table:table-cell>
          <table:table-cell table:formula="of:=LOOKUP([.B116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16];[$Polozky.A$1:.A$1048576];[$Polozky.B$1:.B$1048576])" office:value-type="string" office:string-value="Budovy, haly a stavby" calcext:value-type="string">
            <text:p>Budovy, haly a stavby</text:p>
          </table:table-cell>
          <table:table-cell/>
          <table:table-cell table:number-columns-repeated="2" office:value-type="currency" office:currency="CZK" office:value="413000" calcext:value-type="currency">
            <text:p>413 000,00 Kč</text:p>
          </table:table-cell>
          <table:table-cell table:formula="of:=IF(ISNA(MATCH([.D1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117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5137" calcext:value-type="float">
            <text:p>5137</text:p>
          </table:table-cell>
          <table:table-cell table:formula="of:=LOOKUP([.D11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712600" calcext:value-type="currency">
            <text:p>712 600,00 Kč</text:p>
          </table:table-cell>
          <table:table-cell office:value-type="currency" office:currency="CZK" office:value="712530" calcext:value-type="currency">
            <text:p>712 530,00 Kč</text:p>
          </table:table-cell>
          <table:table-cell table:formula="of:=IF(ISNA(MATCH([.D1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118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5139" calcext:value-type="float">
            <text:p>5139</text:p>
          </table:table-cell>
          <table:table-cell table:formula="of:=LOOKUP([.D11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5944" calcext:value-type="currency">
            <text:p>5 944,00 Kč</text:p>
          </table:table-cell>
          <table:table-cell table:formula="of:=IF(ISNA(MATCH([.D1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119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5171" calcext:value-type="float">
            <text:p>5171</text:p>
          </table:table-cell>
          <table:table-cell table:formula="of:=LOOKUP([.D119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16400000" calcext:value-type="currency">
            <text:p>16 400 000,00 Kč</text:p>
          </table:table-cell>
          <table:table-cell office:value-type="currency" office:currency="CZK" office:value="16199734.95" calcext:value-type="currency">
            <text:p>16 199 734,95 Kč</text:p>
          </table:table-cell>
          <table:table-cell table:formula="of:=IF(ISNA(MATCH([.D1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120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2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77500000" calcext:value-type="currency">
            <text:p>77 500 000,00 Kč</text:p>
          </table:table-cell>
          <table:table-cell office:value-type="currency" office:currency="CZK" office:value="72040800" calcext:value-type="currency">
            <text:p>72 040 800,00 Kč</text:p>
          </table:table-cell>
          <table:table-cell office:value-type="currency" office:currency="CZK" office:value="66043359.32" calcext:value-type="currency">
            <text:p>66 043 359,32 Kč</text:p>
          </table:table-cell>
          <table:table-cell table:formula="of:=IF(ISNA(MATCH([.D1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13" calcext:value-type="float">
            <text:p>3613</text:p>
          </table:table-cell>
          <table:table-cell table:formula="of:=LOOKUP([.B121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2" calcext:value-type="float">
            <text:p>6122</text:p>
          </table:table-cell>
          <table:table-cell table:formula="of:=LOOKUP([.D121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679600" calcext:value-type="currency">
            <text:p>679 600,00 Kč</text:p>
          </table:table-cell>
          <table:table-cell office:value-type="currency" office:currency="CZK" office:value="679521" calcext:value-type="currency">
            <text:p>679 521,00 Kč</text:p>
          </table:table-cell>
          <table:table-cell table:formula="of:=IF(ISNA(MATCH([.D1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2" calcext:value-type="float">
            <text:p>3632</text:p>
          </table:table-cell>
          <table:table-cell table:formula="of:=LOOKUP([.B122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5192" calcext:value-type="float">
            <text:p>5192</text:p>
          </table:table-cell>
          <table:table-cell table:formula="of:=LOOKUP([.D122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515700" calcext:value-type="currency">
            <text:p>515 700,00 Kč</text:p>
          </table:table-cell>
          <table:table-cell office:value-type="currency" office:currency="CZK" office:value="361800.71" calcext:value-type="currency">
            <text:p>361 800,71 Kč</text:p>
          </table:table-cell>
          <table:table-cell table:formula="of:=IF(ISNA(MATCH([.D1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5" calcext:value-type="float">
            <text:p>3635</text:p>
          </table:table-cell>
          <table:table-cell table:formula="of:=LOOKUP([.B123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12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740512" calcext:value-type="currency">
            <text:p>740 512,00 Kč</text:p>
          </table:table-cell>
          <table:table-cell table:formula="of:=IF(ISNA(MATCH([.D1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5" calcext:value-type="float">
            <text:p>3635</text:p>
          </table:table-cell>
          <table:table-cell table:formula="of:=LOOKUP([.B12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12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680000" calcext:value-type="currency">
            <text:p>680 000,00 Kč</text:p>
          </table:table-cell>
          <table:table-cell office:value-type="currency" office:currency="CZK" office:value="540369.06" calcext:value-type="currency">
            <text:p>540 369,06 Kč</text:p>
          </table:table-cell>
          <table:table-cell table:formula="of:=IF(ISNA(MATCH([.D1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2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3" calcext:value-type="float">
            <text:p>5163</text:p>
          </table:table-cell>
          <table:table-cell table:formula="of:=LOOKUP([.D125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1655000" calcext:value-type="currency">
            <text:p>1 655 000,00 Kč</text:p>
          </table:table-cell>
          <table:table-cell office:value-type="currency" office:currency="CZK" office:value="1722000" calcext:value-type="currency">
            <text:p>1 722 000,00 Kč</text:p>
          </table:table-cell>
          <table:table-cell office:value-type="currency" office:currency="CZK" office:value="1717916" calcext:value-type="currency">
            <text:p>1 717 916,00 Kč</text:p>
          </table:table-cell>
          <table:table-cell table:formula="of:=IF(ISNA(MATCH([.D1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26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4" calcext:value-type="float">
            <text:p>5164</text:p>
          </table:table-cell>
          <table:table-cell table:formula="of:=LOOKUP([.D126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56000" calcext:value-type="currency">
            <text:p>156 000,00 Kč</text:p>
          </table:table-cell>
          <table:table-cell office:value-type="currency" office:currency="CZK" office:value="122550" calcext:value-type="currency">
            <text:p>122 550,00 Kč</text:p>
          </table:table-cell>
          <table:table-cell table:formula="of:=IF(ISNA(MATCH([.D1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2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127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644000" calcext:value-type="currency">
            <text:p>644 000,00 Kč</text:p>
          </table:table-cell>
          <table:table-cell office:value-type="currency" office:currency="CZK" office:value="694000" calcext:value-type="currency">
            <text:p>694 000,00 Kč</text:p>
          </table:table-cell>
          <table:table-cell office:value-type="currency" office:currency="CZK" office:value="318148.7" calcext:value-type="currency">
            <text:p>318 148,70 Kč</text:p>
          </table:table-cell>
          <table:table-cell table:formula="of:=IF(ISNA(MATCH([.D1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2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9" calcext:value-type="float">
            <text:p>5169</text:p>
          </table:table-cell>
          <table:table-cell table:formula="of:=LOOKUP([.D128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430000" calcext:value-type="currency">
            <text:p>1 430 000,00 Kč</text:p>
          </table:table-cell>
          <table:table-cell office:value-type="currency" office:currency="CZK" office:value="1428438.73" calcext:value-type="currency">
            <text:p>1 428 438,73 Kč</text:p>
          </table:table-cell>
          <table:table-cell table:formula="of:=IF(ISNA(MATCH([.D1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2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71" calcext:value-type="float">
            <text:p>5171</text:p>
          </table:table-cell>
          <table:table-cell table:formula="of:=LOOKUP([.D129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3181000" calcext:value-type="currency">
            <text:p>3 181 000,00 Kč</text:p>
          </table:table-cell>
          <table:table-cell office:value-type="currency" office:currency="CZK" office:value="2686043.45" calcext:value-type="currency">
            <text:p>2 686 043,45 Kč</text:p>
          </table:table-cell>
          <table:table-cell table:formula="of:=IF(ISNA(MATCH([.D1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3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2143000" calcext:value-type="currency">
            <text:p>12 143 000,00 Kč</text:p>
          </table:table-cell>
          <table:table-cell office:value-type="currency" office:currency="CZK" office:value="8426000" calcext:value-type="currency">
            <text:p>8 426 000,00 Kč</text:p>
          </table:table-cell>
          <table:table-cell office:value-type="currency" office:currency="CZK" office:value="8193563.17" calcext:value-type="currency">
            <text:p>8 193 563,17 Kč</text:p>
          </table:table-cell>
          <table:table-cell table:formula="of:=IF(ISNA(MATCH([.D1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3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30" calcext:value-type="float">
            <text:p>6130</text:p>
          </table:table-cell>
          <table:table-cell table:formula="of:=LOOKUP([.D131];[$Polozky.A$1:.A$1048576];[$Polozky.B$1:.B$1048576])" office:value-type="string" office:string-value="Pozemky" calcext:value-type="string">
            <text:p>Pozemky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965000" calcext:value-type="currency">
            <text:p>965 000,00 Kč</text:p>
          </table:table-cell>
          <table:table-cell/>
          <table:table-cell table:formula="of:=IF(ISNA(MATCH([.D1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32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202" calcext:value-type="float">
            <text:p>6202</text:p>
          </table:table-cell>
          <table:table-cell table:formula="of:=LOOKUP([.D132];[$Polozky.A$1:.A$1048576];[$Polozky.B$1:.B$1048576])" office:value-type="string" office:string-value="Nákup majetkových podílů" calcext:value-type="string">
            <text:p>Nákup majetkových podílů</text:p>
          </table:table-cell>
          <table:table-cell table:number-columns-repeated="3" office:value-type="currency" office:currency="CZK" office:value="6000000" calcext:value-type="currency">
            <text:p>6 000 000,00 Kč</text:p>
          </table:table-cell>
          <table:table-cell table:formula="of:=IF(ISNA(MATCH([.D1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3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313" calcext:value-type="float">
            <text:p>6313</text:p>
          </table:table-cell>
          <table:table-cell table:formula="of:=LOOKUP([.D133];[$Polozky.A$1:.A$1048576];[$Polozky.B$1:.B$1048576])" office:value-type="string" office:string-value="Investiční transfery nefinančním podnikatelským subjektům-právnickým osobám" calcext:value-type="string">
            <text:p>Investiční transfery nefinančním podnikatelským subjektům-právnickým osobám</text:p>
          </table:table-cell>
          <table:table-cell/>
          <table:table-cell table:number-columns-repeated="2" office:value-type="currency" office:currency="CZK" office:value="2036000" calcext:value-type="currency">
            <text:p>2 036 000,00 Kč</text:p>
          </table:table-cell>
          <table:table-cell table:formula="of:=IF(ISNA(MATCH([.D1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39" calcext:value-type="float">
            <text:p>3639</text:p>
          </table:table-cell>
          <table:table-cell table:formula="of:=LOOKUP([.B13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413" calcext:value-type="float">
            <text:p>6413</text:p>
          </table:table-cell>
          <table:table-cell table:formula="of:=LOOKUP([.D134];[$Polozky.A$1:.A$1048576];[$Polozky.B$1:.B$1048576])" office:value-type="string" office:string-value="Investiční půjčené prostředky nefinančním podnikatelským subjektům-právnickým osobám" calcext:value-type="string">
            <text:p>Investiční půjčené prostředky nefinančním podnikatelským subjektům-právnickým osobám</text:p>
          </table:table-cell>
          <table:table-cell table:number-columns-repeated="2" office:value-type="currency" office:currency="CZK" office:value="516788000" calcext:value-type="currency">
            <text:p>516 788 000,00 Kč</text:p>
          </table:table-cell>
          <table:table-cell office:value-type="currency" office:currency="CZK" office:value="483279659.7" calcext:value-type="currency">
            <text:p>483 279 659,70 Kč</text:p>
          </table:table-cell>
          <table:table-cell table:formula="of:=IF(ISNA(MATCH([.D1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table:formula="of:=LOOKUP([.B135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66" calcext:value-type="float">
            <text:p>5166</text:p>
          </table:table-cell>
          <table:table-cell table:formula="of:=LOOKUP([.D13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table:formula="of:=LOOKUP([.B136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69" calcext:value-type="float">
            <text:p>5169</text:p>
          </table:table-cell>
          <table:table-cell table:formula="of:=LOOKUP([.D13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/>
          <table:table-cell table:formula="of:=IF(ISNA(MATCH([.D1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table:formula="of:=LOOKUP([.B137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92" calcext:value-type="float">
            <text:p>5192</text:p>
          </table:table-cell>
          <table:table-cell table:formula="of:=LOOKUP([.D137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formula="of:=IF(ISNA(MATCH([.D1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99" calcext:value-type="float">
            <text:p>3699</text:p>
          </table:table-cell>
          <table:table-cell table:formula="of:=LOOKUP([.B138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499" calcext:value-type="float">
            <text:p>5499</text:p>
          </table:table-cell>
          <table:table-cell table:formula="of:=LOOKUP([.D138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2" calcext:value-type="float">
            <text:p>3722</text:p>
          </table:table-cell>
          <table:table-cell table:formula="of:=LOOKUP([.B139];[$Paragrafy.A$1:.A$1048576];[$Paragrafy.B$1:.B$1048576])" office:value-type="string" office:string-value="Sběr a svoz komunálních odpadů" calcext:value-type="string">
            <text:p>Sběr a svoz komunálních odpadů</text:p>
          </table:table-cell>
          <table:table-cell office:value-type="float" office:value="5169" calcext:value-type="float">
            <text:p>5169</text:p>
          </table:table-cell>
          <table:table-cell table:formula="of:=LOOKUP([.D13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600000" calcext:value-type="currency">
            <text:p>4 600 000,00 Kč</text:p>
          </table:table-cell>
          <table:table-cell office:value-type="currency" office:currency="CZK" office:value="3212662" calcext:value-type="currency">
            <text:p>3 212 662,00 Kč</text:p>
          </table:table-cell>
          <table:table-cell table:formula="of:=IF(ISNA(MATCH([.D1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3" calcext:value-type="float">
            <text:p>3723</text:p>
          </table:table-cell>
          <table:table-cell table:formula="of:=LOOKUP([.B140];[$Paragrafy.A$1:.A$1048576];[$Paragrafy.B$1:.B$1048576])" office:value-type="string" office:string-value="Sběr a svoz ostatních odpadů (jiných než nebezpečných a komunálních)" calcext:value-type="string">
            <text:p>Sběr a svoz ostatních odpadů (jiných než nebezpečných a komunálních)</text:p>
          </table:table-cell>
          <table:table-cell office:value-type="float" office:value="5169" calcext:value-type="float">
            <text:p>5169</text:p>
          </table:table-cell>
          <table:table-cell table:formula="of:=LOOKUP([.D140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101000" calcext:value-type="currency">
            <text:p>6 101 000,00 Kč</text:p>
          </table:table-cell>
          <table:table-cell office:value-type="currency" office:currency="CZK" office:value="6050096" calcext:value-type="currency">
            <text:p>6 050 096,00 Kč</text:p>
          </table:table-cell>
          <table:table-cell table:formula="of:=IF(ISNA(MATCH([.D1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29" calcext:value-type="float">
            <text:p>3729</text:p>
          </table:table-cell>
          <table:table-cell table:formula="of:=LOOKUP([.B141];[$Paragrafy.A$1:.A$1048576];[$Paragrafy.B$1:.B$1048576])" office:value-type="string" office:string-value="Ostatní nakládání s odpady" calcext:value-type="string">
            <text:p>Ostatní nakládání s odpady</text:p>
          </table:table-cell>
          <table:table-cell office:value-type="float" office:value="5169" calcext:value-type="float">
            <text:p>5169</text:p>
          </table:table-cell>
          <table:table-cell table:formula="of:=LOOKUP([.D14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23553" calcext:value-type="currency">
            <text:p>123 553,00 Kč</text:p>
          </table:table-cell>
          <table:table-cell table:formula="of:=IF(ISNA(MATCH([.D1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7" calcext:value-type="float">
            <text:p>5137</text:p>
          </table:table-cell>
          <table:table-cell table:formula="of:=LOOKUP([.D142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151600" calcext:value-type="currency">
            <text:p>1 151 600,00 Kč</text:p>
          </table:table-cell>
          <table:table-cell office:value-type="currency" office:currency="CZK" office:value="989693.64" calcext:value-type="currency">
            <text:p>989 693,64 Kč</text:p>
          </table:table-cell>
          <table:table-cell table:formula="of:=IF(ISNA(MATCH([.D1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9" calcext:value-type="float">
            <text:p>5139</text:p>
          </table:table-cell>
          <table:table-cell table:formula="of:=LOOKUP([.D14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277632.3" calcext:value-type="currency">
            <text:p>277 632,30 Kč</text:p>
          </table:table-cell>
          <table:table-cell table:formula="of:=IF(ISNA(MATCH([.D1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1" calcext:value-type="float">
            <text:p>5151</text:p>
          </table:table-cell>
          <table:table-cell table:formula="of:=LOOKUP([.D144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1998" calcext:value-type="currency">
            <text:p>71 998,00 Kč</text:p>
          </table:table-cell>
          <table:table-cell table:formula="of:=IF(ISNA(MATCH([.D1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4" calcext:value-type="float">
            <text:p>5154</text:p>
          </table:table-cell>
          <table:table-cell table:formula="of:=LOOKUP([.D145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47579" calcext:value-type="currency">
            <text:p>47 579,00 Kč</text:p>
          </table:table-cell>
          <table:table-cell table:formula="of:=IF(ISNA(MATCH([.D1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6" calcext:value-type="float">
            <text:p>5166</text:p>
          </table:table-cell>
          <table:table-cell table:formula="of:=LOOKUP([.D146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387000" calcext:value-type="currency">
            <text:p>387 000,00 Kč</text:p>
          </table:table-cell>
          <table:table-cell office:value-type="currency" office:currency="CZK" office:value="240423.1" calcext:value-type="currency">
            <text:p>240 423,10 Kč</text:p>
          </table:table-cell>
          <table:table-cell table:formula="of:=IF(ISNA(MATCH([.D1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8" calcext:value-type="float">
            <text:p>5168</text:p>
          </table:table-cell>
          <table:table-cell table:formula="of:=LOOKUP([.D147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96921" calcext:value-type="currency">
            <text:p>96 921,00 Kč</text:p>
          </table:table-cell>
          <table:table-cell table:formula="of:=IF(ISNA(MATCH([.D1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9" calcext:value-type="float">
            <text:p>5169</text:p>
          </table:table-cell>
          <table:table-cell table:formula="of:=LOOKUP([.D14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0620000" calcext:value-type="currency">
            <text:p>50 620 000,00 Kč</text:p>
          </table:table-cell>
          <table:table-cell office:value-type="currency" office:currency="CZK" office:value="54120000" calcext:value-type="currency">
            <text:p>54 120 000,00 Kč</text:p>
          </table:table-cell>
          <table:table-cell office:value-type="currency" office:currency="CZK" office:value="53919457.56" calcext:value-type="currency">
            <text:p>53 919 457,56 Kč</text:p>
          </table:table-cell>
          <table:table-cell table:formula="of:=IF(ISNA(MATCH([.D1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4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1" calcext:value-type="float">
            <text:p>5171</text:p>
          </table:table-cell>
          <table:table-cell table:formula="of:=LOOKUP([.D149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7500000" calcext:value-type="currency">
            <text:p>7 500 000,00 Kč</text:p>
          </table:table-cell>
          <table:table-cell office:value-type="currency" office:currency="CZK" office:value="9072000" calcext:value-type="currency">
            <text:p>9 072 000,00 Kč</text:p>
          </table:table-cell>
          <table:table-cell office:value-type="currency" office:currency="CZK" office:value="8712878.43" calcext:value-type="currency">
            <text:p>8 712 878,43 Kč</text:p>
          </table:table-cell>
          <table:table-cell table:formula="of:=IF(ISNA(MATCH([.D1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5" calcext:value-type="float">
            <text:p>3745</text:p>
          </table:table-cell>
          <table:table-cell table:formula="of:=LOOKUP([.B15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5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7450000" calcext:value-type="currency">
            <text:p>57 450 000,00 Kč</text:p>
          </table:table-cell>
          <table:table-cell office:value-type="currency" office:currency="CZK" office:value="60991400" calcext:value-type="currency">
            <text:p>60 991 400,00 Kč</text:p>
          </table:table-cell>
          <table:table-cell office:value-type="currency" office:currency="CZK" office:value="33769968.79" calcext:value-type="currency">
            <text:p>33 769 968,79 Kč</text:p>
          </table:table-cell>
          <table:table-cell table:formula="of:=IF(ISNA(MATCH([.D1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49" calcext:value-type="float">
            <text:p>3749</text:p>
          </table:table-cell>
          <table:table-cell table:formula="of:=LOOKUP([.B151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69" calcext:value-type="float">
            <text:p>5169</text:p>
          </table:table-cell>
          <table:table-cell table:formula="of:=LOOKUP([.D15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381816" calcext:value-type="currency">
            <text:p>1 381 816,00 Kč</text:p>
          </table:table-cell>
          <table:table-cell table:formula="of:=IF(ISNA(MATCH([.D1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table:formula="of:=LOOKUP([.B152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9" calcext:value-type="float">
            <text:p>5169</text:p>
          </table:table-cell>
          <table:table-cell table:formula="of:=LOOKUP([.D15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40000" calcext:value-type="currency">
            <text:p>440 000,00 Kč</text:p>
          </table:table-cell>
          <table:table-cell office:value-type="currency" office:currency="CZK" office:value="457200" calcext:value-type="currency">
            <text:p>457 200,00 Kč</text:p>
          </table:table-cell>
          <table:table-cell office:value-type="currency" office:currency="CZK" office:value="287311" calcext:value-type="currency">
            <text:p>287 311,00 Kč</text:p>
          </table:table-cell>
          <table:table-cell table:formula="of:=IF(ISNA(MATCH([.D1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table:formula="of:=LOOKUP([.B153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94" calcext:value-type="float">
            <text:p>5194</text:p>
          </table:table-cell>
          <table:table-cell table:formula="of:=LOOKUP([.D153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6602" calcext:value-type="currency">
            <text:p>36 602,00 Kč</text:p>
          </table:table-cell>
          <table:table-cell table:formula="of:=IF(ISNA(MATCH([.D1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29" calcext:value-type="float">
            <text:p>4329</text:p>
          </table:table-cell>
          <table:table-cell table:formula="of:=LOOKUP([.B154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222" calcext:value-type="float">
            <text:p>5222</text:p>
          </table:table-cell>
          <table:table-cell table:formula="of:=LOOKUP([.D154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  <table:table-cell table:formula="of:=IF(ISNA(MATCH([.D1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table:formula="of:=LOOKUP([.B155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6" calcext:value-type="float">
            <text:p>5166</text:p>
          </table:table-cell>
          <table:table-cell table:formula="of:=LOOKUP([.D15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/>
          <table:table-cell table:formula="of:=IF(ISNA(MATCH([.D1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table:formula="of:=LOOKUP([.B156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15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formula="of:=IF(ISNA(MATCH([.D1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table:formula="of:=LOOKUP([.B157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9" calcext:value-type="float">
            <text:p>5169</text:p>
          </table:table-cell>
          <table:table-cell table:formula="of:=LOOKUP([.D157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050000" calcext:value-type="currency">
            <text:p>1 050 000,00 Kč</text:p>
          </table:table-cell>
          <table:table-cell/>
          <table:table-cell table:formula="of:=IF(ISNA(MATCH([.D1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39" calcext:value-type="float">
            <text:p>4339</text:p>
          </table:table-cell>
          <table:table-cell table:formula="of:=LOOKUP([.B158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499" calcext:value-type="float">
            <text:p>5499</text:p>
          </table:table-cell>
          <table:table-cell table:formula="of:=LOOKUP([.D158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/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formula="of:=IF(ISNA(MATCH([.D1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4" calcext:value-type="float">
            <text:p>4344</text:p>
          </table:table-cell>
          <table:table-cell table:formula="of:=LOOKUP([.B159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6121" calcext:value-type="float">
            <text:p>6121</text:p>
          </table:table-cell>
          <table:table-cell table:formula="of:=LOOKUP([.D15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office:value-type="currency" office:currency="CZK" office:value="266139.5" calcext:value-type="currency">
            <text:p>266 139,50 Kč</text:p>
          </table:table-cell>
          <table:table-cell table:formula="of:=IF(ISNA(MATCH([.D1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9" calcext:value-type="float">
            <text:p>4349</text:p>
          </table:table-cell>
          <table:table-cell table:formula="of:=LOOKUP([.B160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6" calcext:value-type="float">
            <text:p>5166</text:p>
          </table:table-cell>
          <table:table-cell table:formula="of:=LOOKUP([.D16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formula="of:=IF(ISNA(MATCH([.D1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49" calcext:value-type="float">
            <text:p>4349</text:p>
          </table:table-cell>
          <table:table-cell table:formula="of:=LOOKUP([.B161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7" calcext:value-type="float">
            <text:p>5167</text:p>
          </table:table-cell>
          <table:table-cell table:formula="of:=LOOKUP([.D161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7847" calcext:value-type="currency">
            <text:p>27 847,00 Kč</text:p>
          </table:table-cell>
          <table:table-cell table:formula="of:=IF(ISNA(MATCH([.D1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2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1" calcext:value-type="float">
            <text:p>5221</text:p>
          </table:table-cell>
          <table:table-cell table:formula="of:=LOOKUP([.D162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table:number-columns-repeated="2" office:value-type="currency" office:currency="CZK" office:value="1375000" calcext:value-type="currency">
            <text:p>1 375 000,00 Kč</text:p>
          </table:table-cell>
          <table:table-cell table:formula="of:=IF(ISNA(MATCH([.D1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3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2" calcext:value-type="float">
            <text:p>5222</text:p>
          </table:table-cell>
          <table:table-cell table:formula="of:=LOOKUP([.D163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3165000" calcext:value-type="currency">
            <text:p>3 165 000,00 Kč</text:p>
          </table:table-cell>
          <table:table-cell office:value-type="currency" office:currency="CZK" office:value="1165000" calcext:value-type="currency">
            <text:p>1 165 000,00 Kč</text:p>
          </table:table-cell>
          <table:table-cell table:formula="of:=IF(ISNA(MATCH([.D1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3" calcext:value-type="float">
            <text:p>5223</text:p>
          </table:table-cell>
          <table:table-cell table:formula="of:=LOOKUP([.D164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673100" calcext:value-type="currency">
            <text:p>673 100,00 Kč</text:p>
          </table:table-cell>
          <table:table-cell table:formula="of:=IF(ISNA(MATCH([.D1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1" calcext:value-type="float">
            <text:p>5331</text:p>
          </table:table-cell>
          <table:table-cell table:formula="of:=LOOKUP([.D165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5500000" calcext:value-type="currency">
            <text:p>45 500 000,00 Kč</text:p>
          </table:table-cell>
          <table:table-cell office:value-type="currency" office:currency="CZK" office:value="48408600" calcext:value-type="currency">
            <text:p>48 408 600,00 Kč</text:p>
          </table:table-cell>
          <table:table-cell office:value-type="currency" office:currency="CZK" office:value="48408543.95" calcext:value-type="currency">
            <text:p>48 408 543,95 Kč</text:p>
          </table:table-cell>
          <table:table-cell table:formula="of:=IF(ISNA(MATCH([.D1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6" calcext:value-type="float">
            <text:p>5336</text:p>
          </table:table-cell>
          <table:table-cell table:formula="of:=LOOKUP([.D166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2041500" calcext:value-type="currency">
            <text:p>2 041 500,00 Kč</text:p>
          </table:table-cell>
          <table:table-cell table:formula="of:=IF(ISNA(MATCH([.D1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51" calcext:value-type="float">
            <text:p>4351</text:p>
          </table:table-cell>
          <table:table-cell table:formula="of:=LOOKUP([.B16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16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78800000" calcext:value-type="currency">
            <text:p>78 800 000,00 Kč</text:p>
          </table:table-cell>
          <table:table-cell office:value-type="currency" office:currency="CZK" office:value="77075000" calcext:value-type="currency">
            <text:p>77 075 000,00 Kč</text:p>
          </table:table-cell>
          <table:table-cell office:value-type="currency" office:currency="CZK" office:value="29995724.76" calcext:value-type="currency">
            <text:p>29 995 724,76 Kč</text:p>
          </table:table-cell>
          <table:table-cell table:formula="of:=IF(ISNA(MATCH([.D1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table:formula="of:=LOOKUP([.B168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6" calcext:value-type="float">
            <text:p>5166</text:p>
          </table:table-cell>
          <table:table-cell table:formula="of:=LOOKUP([.D168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 office:value-type="currency" office:currency="CZK" office:value="53796.5" calcext:value-type="currency">
            <text:p>53 796,50 Kč</text:p>
          </table:table-cell>
          <table:table-cell table:formula="of:=IF(ISNA(MATCH([.D1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table:formula="of:=LOOKUP([.B169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9" calcext:value-type="float">
            <text:p>5169</text:p>
          </table:table-cell>
          <table:table-cell table:formula="of:=LOOKUP([.D16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6060" calcext:value-type="currency">
            <text:p>56 060,00 Kč</text:p>
          </table:table-cell>
          <table:table-cell table:formula="of:=IF(ISNA(MATCH([.D1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4" calcext:value-type="float">
            <text:p>4374</text:p>
          </table:table-cell>
          <table:table-cell table:formula="of:=LOOKUP([.B170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6121" calcext:value-type="float">
            <text:p>6121</text:p>
          </table:table-cell>
          <table:table-cell table:formula="of:=LOOKUP([.D17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8000000" calcext:value-type="currency">
            <text:p>18 000 000,00 Kč</text:p>
          </table:table-cell>
          <table:table-cell office:value-type="currency" office:currency="CZK" office:value="21193000" calcext:value-type="currency">
            <text:p>21 193 000,00 Kč</text:p>
          </table:table-cell>
          <table:table-cell office:value-type="currency" office:currency="CZK" office:value="149435" calcext:value-type="currency">
            <text:p>149 435,00 Kč</text:p>
          </table:table-cell>
          <table:table-cell table:formula="of:=IF(ISNA(MATCH([.D1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1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36" calcext:value-type="float">
            <text:p>5136</text:p>
          </table:table-cell>
          <table:table-cell table:formula="of:=LOOKUP([.D171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1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2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37" calcext:value-type="float">
            <text:p>5137</text:p>
          </table:table-cell>
          <table:table-cell table:formula="of:=LOOKUP([.D172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7508" calcext:value-type="currency">
            <text:p>67 508,00 Kč</text:p>
          </table:table-cell>
          <table:table-cell table:formula="of:=IF(ISNA(MATCH([.D1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3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39" calcext:value-type="float">
            <text:p>5139</text:p>
          </table:table-cell>
          <table:table-cell table:formula="of:=LOOKUP([.D17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75675.2" calcext:value-type="currency">
            <text:p>75 675,20 Kč</text:p>
          </table:table-cell>
          <table:table-cell table:formula="of:=IF(ISNA(MATCH([.D1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4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51" calcext:value-type="float">
            <text:p>5151</text:p>
          </table:table-cell>
          <table:table-cell table:formula="of:=LOOKUP([.D174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1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5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54" calcext:value-type="float">
            <text:p>5154</text:p>
          </table:table-cell>
          <table:table-cell table:formula="of:=LOOKUP([.D175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69890" calcext:value-type="currency">
            <text:p>69 890,00 Kč</text:p>
          </table:table-cell>
          <table:table-cell table:formula="of:=IF(ISNA(MATCH([.D1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6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67" calcext:value-type="float">
            <text:p>5167</text:p>
          </table:table-cell>
          <table:table-cell table:formula="of:=LOOKUP([.D17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9000" calcext:value-type="currency">
            <text:p>9 000,00 Kč</text:p>
          </table:table-cell>
          <table:table-cell table:formula="of:=IF(ISNA(MATCH([.D1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7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69" calcext:value-type="float">
            <text:p>5169</text:p>
          </table:table-cell>
          <table:table-cell table:formula="of:=LOOKUP([.D17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145000" calcext:value-type="currency">
            <text:p>145 000,00 Kč</text:p>
          </table:table-cell>
          <table:table-cell office:value-type="currency" office:currency="CZK" office:value="31288" calcext:value-type="currency">
            <text:p>31 288,00 Kč</text:p>
          </table:table-cell>
          <table:table-cell table:formula="of:=IF(ISNA(MATCH([.D1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5" calcext:value-type="float">
            <text:p>4375</text:p>
          </table:table-cell>
          <table:table-cell table:formula="of:=LOOKUP([.B178];[$Paragrafy.A$1:.A$1048576];[$Paragrafy.B$1:.B$1048576])" office:value-type="string" office:string-value="Nízkoprahová zařízení pro děti a mládež" calcext:value-type="string">
            <text:p>Nízkoprahová zařízení pro děti a mládež</text:p>
          </table:table-cell>
          <table:table-cell office:value-type="float" office:value="5175" calcext:value-type="float">
            <text:p>5175</text:p>
          </table:table-cell>
          <table:table-cell table:formula="of:=LOOKUP([.D178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902" calcext:value-type="currency">
            <text:p>4 902,00 Kč</text:p>
          </table:table-cell>
          <table:table-cell table:formula="of:=IF(ISNA(MATCH([.D1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8" calcext:value-type="float">
            <text:p>4378</text:p>
          </table:table-cell>
          <table:table-cell table:formula="of:=LOOKUP([.B179];[$Paragrafy.A$1:.A$1048576];[$Paragrafy.B$1:.B$1048576])" office:value-type="string" office:string-value="Terénní programy" calcext:value-type="string">
            <text:p>Terénní programy</text:p>
          </table:table-cell>
          <table:table-cell office:value-type="float" office:value="5169" calcext:value-type="float">
            <text:p>5169</text:p>
          </table:table-cell>
          <table:table-cell table:formula="of:=LOOKUP([.D179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164500" calcext:value-type="currency">
            <text:p>1 164 500,00 Kč</text:p>
          </table:table-cell>
          <table:table-cell office:value-type="currency" office:currency="CZK" office:value="832120" calcext:value-type="currency">
            <text:p>832 120,00 Kč</text:p>
          </table:table-cell>
          <table:table-cell table:formula="of:=IF(ISNA(MATCH([.D1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79" calcext:value-type="float">
            <text:p>4379</text:p>
          </table:table-cell>
          <table:table-cell table:formula="of:=LOOKUP([.B180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69" calcext:value-type="float">
            <text:p>5169</text:p>
          </table:table-cell>
          <table:table-cell table:formula="of:=LOOKUP([.D180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30410" calcext:value-type="currency">
            <text:p>230 410,00 Kč</text:p>
          </table:table-cell>
          <table:table-cell table:formula="of:=IF(ISNA(MATCH([.D1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table:formula="of:=LOOKUP([.B181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7" calcext:value-type="float">
            <text:p>5137</text:p>
          </table:table-cell>
          <table:table-cell table:formula="of:=LOOKUP([.D18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/>
          <table:table-cell table:formula="of:=IF(ISNA(MATCH([.D1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table:formula="of:=LOOKUP([.B182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9" calcext:value-type="float">
            <text:p>5139</text:p>
          </table:table-cell>
          <table:table-cell table:formula="of:=LOOKUP([.D182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/>
          <table:table-cell table:formula="of:=IF(ISNA(MATCH([.D1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table:formula="of:=LOOKUP([.B183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4" calcext:value-type="float">
            <text:p>5164</text:p>
          </table:table-cell>
          <table:table-cell table:formula="of:=LOOKUP([.D183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595" calcext:value-type="currency">
            <text:p>595,00 Kč</text:p>
          </table:table-cell>
          <table:table-cell table:formula="of:=IF(ISNA(MATCH([.D1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table:formula="of:=LOOKUP([.B184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9" calcext:value-type="float">
            <text:p>5169</text:p>
          </table:table-cell>
          <table:table-cell table:formula="of:=LOOKUP([.D18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30000" calcext:value-type="currency">
            <text:p>130 000,00 Kč</text:p>
          </table:table-cell>
          <table:table-cell office:value-type="currency" office:currency="CZK" office:value="104271.49" calcext:value-type="currency">
            <text:p>104 271,49 Kč</text:p>
          </table:table-cell>
          <table:table-cell table:formula="of:=IF(ISNA(MATCH([.D1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12" calcext:value-type="float">
            <text:p>5212</text:p>
          </table:table-cell>
          <table:table-cell table:formula="of:=LOOKUP([.B185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71" calcext:value-type="float">
            <text:p>5171</text:p>
          </table:table-cell>
          <table:table-cell table:formula="of:=LOOKUP([.D185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/>
          <table:table-cell table:formula="of:=IF(ISNA(MATCH([.D1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8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7" calcext:value-type="float">
            <text:p>5137</text:p>
          </table:table-cell>
          <table:table-cell table:formula="of:=LOOKUP([.D18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59524.88" calcext:value-type="currency">
            <text:p>359 524,88 Kč</text:p>
          </table:table-cell>
          <table:table-cell table:formula="of:=IF(ISNA(MATCH([.D1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8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54" calcext:value-type="float">
            <text:p>5154</text:p>
          </table:table-cell>
          <table:table-cell table:formula="of:=LOOKUP([.D187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09895" calcext:value-type="currency">
            <text:p>109 895,00 Kč</text:p>
          </table:table-cell>
          <table:table-cell table:formula="of:=IF(ISNA(MATCH([.D1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8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2" calcext:value-type="float">
            <text:p>5162</text:p>
          </table:table-cell>
          <table:table-cell table:formula="of:=LOOKUP([.D188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52156.59" calcext:value-type="currency">
            <text:p>52 156,59 Kč</text:p>
          </table:table-cell>
          <table:table-cell table:formula="of:=IF(ISNA(MATCH([.D1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8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6" calcext:value-type="float">
            <text:p>5166</text:p>
          </table:table-cell>
          <table:table-cell table:formula="of:=LOOKUP([.D189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56170" calcext:value-type="currency">
            <text:p>456 170,00 Kč</text:p>
          </table:table-cell>
          <table:table-cell table:formula="of:=IF(ISNA(MATCH([.D1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90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9" calcext:value-type="float">
            <text:p>5169</text:p>
          </table:table-cell>
          <table:table-cell table:formula="of:=LOOKUP([.D19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8735000" calcext:value-type="currency">
            <text:p>8 735 000,00 Kč</text:p>
          </table:table-cell>
          <table:table-cell office:value-type="currency" office:currency="CZK" office:value="5823601.39" calcext:value-type="currency">
            <text:p>5 823 601,39 Kč</text:p>
          </table:table-cell>
          <table:table-cell table:formula="of:=IF(ISNA(MATCH([.D1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91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94" calcext:value-type="float">
            <text:p>5194</text:p>
          </table:table-cell>
          <table:table-cell table:formula="of:=LOOKUP([.D191];[$Polozky.A$1:.A$1048576];[$Polozky.B$1:.B$1048576])" office:value-type="string" office:string-value="Věcné dary" calcext:value-type="string">
            <text:p>Věcné dary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  <table:table-cell table:formula="of:=IF(ISNA(MATCH([.D1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9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11" calcext:value-type="float">
            <text:p>6111</text:p>
          </table:table-cell>
          <table:table-cell table:formula="of:=LOOKUP([.D192];[$Polozky.A$1:.A$1048576];[$Polozky.B$1:.B$1048576])" office:value-type="string" office:string-value="Programové vybavení" calcext:value-type="string">
            <text:p>Programové vybavení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29950" calcext:value-type="currency">
            <text:p>1 929 950,00 Kč</text:p>
          </table:table-cell>
          <table:table-cell table:formula="of:=IF(ISNA(MATCH([.D1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9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19" calcext:value-type="float">
            <text:p>6119</text:p>
          </table:table-cell>
          <table:table-cell table:formula="of:=LOOKUP([.D193];[$Polozky.A$1:.A$1048576];[$Polozky.B$1:.B$1048576])" office:value-type="string" office:string-value="Ostatní nákup dlouhodobého nehmotného majetku" calcext:value-type="string">
            <text:p>Ostatní nákup dlouhodobého nehmotného majetku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90830" calcext:value-type="currency">
            <text:p>1 990 830,00 Kč</text:p>
          </table:table-cell>
          <table:table-cell table:formula="of:=IF(ISNA(MATCH([.D1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11" calcext:value-type="float">
            <text:p>5311</text:p>
          </table:table-cell>
          <table:table-cell table:formula="of:=LOOKUP([.B194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2" calcext:value-type="float">
            <text:p>6122</text:p>
          </table:table-cell>
          <table:table-cell table:formula="of:=LOOKUP([.D194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24480000" calcext:value-type="currency">
            <text:p>24 480 000,00 Kč</text:p>
          </table:table-cell>
          <table:table-cell office:value-type="currency" office:currency="CZK" office:value="20480000" calcext:value-type="currency">
            <text:p>20 480 000,00 Kč</text:p>
          </table:table-cell>
          <table:table-cell office:value-type="currency" office:currency="CZK" office:value="17202896.26" calcext:value-type="currency">
            <text:p>17 202 896,26 Kč</text:p>
          </table:table-cell>
          <table:table-cell table:formula="of:=IF(ISNA(MATCH([.D1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195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1" calcext:value-type="float">
            <text:p>5021</text:p>
          </table:table-cell>
          <table:table-cell table:formula="of:=LOOKUP([.D195];[$Polozky.A$1:.A$1048576];[$Polozky.B$1:.B$1048576])" office:value-type="string" office:string-value="Ostatní osobní výdaje" calcext:value-type="string">
            <text:p>Ostatní osobní výdaje</text:p>
          </table:table-cell>
          <table:table-cell/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37800" calcext:value-type="currency">
            <text:p>37 800,00 Kč</text:p>
          </table:table-cell>
          <table:table-cell table:formula="of:=IF(ISNA(MATCH([.D1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196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3" calcext:value-type="float">
            <text:p>5023</text:p>
          </table:table-cell>
          <table:table-cell table:formula="of:=LOOKUP([.D196];[$Polozky.A$1:.A$1048576];[$Polozky.B$1:.B$1048576])" office:value-type="string" office:string-value="Odměny členů zastupitelstev obcí a krajů" calcext:value-type="string">
            <text:p>Odměny členů zastupitelstev obcí a krajů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9770000" calcext:value-type="currency">
            <text:p>9 770 000,00 Kč</text:p>
          </table:table-cell>
          <table:table-cell office:value-type="currency" office:currency="CZK" office:value="9305472" calcext:value-type="currency">
            <text:p>9 305 472,00 Kč</text:p>
          </table:table-cell>
          <table:table-cell table:formula="of:=IF(ISNA(MATCH([.D1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197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1" calcext:value-type="float">
            <text:p>5031</text:p>
          </table:table-cell>
          <table:table-cell table:formula="of:=LOOKUP([.D197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table:number-columns-repeated="2" office:value-type="currency" office:currency="CZK" office:value="2400000" calcext:value-type="currency">
            <text:p>2 400 000,00 Kč</text:p>
          </table:table-cell>
          <table:table-cell office:value-type="currency" office:currency="CZK" office:value="1815369" calcext:value-type="currency">
            <text:p>1 815 369,00 Kč</text:p>
          </table:table-cell>
          <table:table-cell table:formula="of:=IF(ISNA(MATCH([.D1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198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2" calcext:value-type="float">
            <text:p>5032</text:p>
          </table:table-cell>
          <table:table-cell table:formula="of:=LOOKUP([.D198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table:number-columns-repeated="2" office:value-type="currency" office:currency="CZK" office:value="920000" calcext:value-type="currency">
            <text:p>920 000,00 Kč</text:p>
          </table:table-cell>
          <table:table-cell office:value-type="currency" office:currency="CZK" office:value="767503" calcext:value-type="currency">
            <text:p>767 503,00 Kč</text:p>
          </table:table-cell>
          <table:table-cell table:formula="of:=IF(ISNA(MATCH([.D1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199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24" calcext:value-type="float">
            <text:p>5424</text:p>
          </table:table-cell>
          <table:table-cell table:formula="of:=LOOKUP([.D199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1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2" calcext:value-type="float">
            <text:p>6112</text:p>
          </table:table-cell>
          <table:table-cell table:formula="of:=LOOKUP([.B200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99" calcext:value-type="float">
            <text:p>5499</text:p>
          </table:table-cell>
          <table:table-cell table:formula="of:=LOOKUP([.D200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77000" calcext:value-type="currency">
            <text:p>77 000,00 Kč</text:p>
          </table:table-cell>
          <table:table-cell office:value-type="currency" office:currency="CZK" office:value="302000" calcext:value-type="currency">
            <text:p>302 000,00 Kč</text:p>
          </table:table-cell>
          <table:table-cell office:value-type="currency" office:currency="CZK" office:value="193335" calcext:value-type="currency">
            <text:p>193 335,00 Kč</text:p>
          </table:table-cell>
          <table:table-cell table:formula="of:=IF(ISNA(MATCH([.D2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1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019" calcext:value-type="float">
            <text:p>5019</text:p>
          </table:table-cell>
          <table:table-cell table:formula="of:=LOOKUP([.D201];[$Polozky.A$1:.A$1048576];[$Polozky.B$1:.B$1048576])" office:value-type="string" office:string-value="Ostatní platy" calcext:value-type="string">
            <text:p>Ostatní platy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0210.28" calcext:value-type="currency">
            <text:p>10 210,28 Kč</text:p>
          </table:table-cell>
          <table:table-cell table:formula="of:=IF(ISNA(MATCH([.D2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2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021" calcext:value-type="float">
            <text:p>5021</text:p>
          </table:table-cell>
          <table:table-cell table:formula="of:=LOOKUP([.D202];[$Polozky.A$1:.A$1048576];[$Polozky.B$1:.B$1048576])" office:value-type="string" office:string-value="Ostatní osobní výdaje" calcext:value-type="string">
            <text:p>Ostatní osobní výdaje</text:p>
          </table:table-cell>
          <table:table-cell/>
          <table:table-cell office:value-type="currency" office:currency="CZK" office:value="1161900" calcext:value-type="currency">
            <text:p>1 161 900,00 Kč</text:p>
          </table:table-cell>
          <table:table-cell office:value-type="currency" office:currency="CZK" office:value="1478787" calcext:value-type="currency">
            <text:p>1 478 787,00 Kč</text:p>
          </table:table-cell>
          <table:table-cell table:formula="of:=IF(ISNA(MATCH([.D2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3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029" calcext:value-type="float">
            <text:p>5029</text:p>
          </table:table-cell>
          <table:table-cell table:formula="of:=LOOKUP([.D203];[$Polozky.A$1:.A$1048576];[$Polozky.B$1:.B$1048576])" office:value-type="string" office:string-value="Ostatní platby za provedenou práci jinde nezařazené" calcext:value-type="string">
            <text:p>Ostatní platby za provedenou práci jinde nezařazené</text:p>
          </table:table-cell>
          <table:table-cell/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6280" calcext:value-type="currency">
            <text:p>6 280,00 Kč</text:p>
          </table:table-cell>
          <table:table-cell table:formula="of:=IF(ISNA(MATCH([.D2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4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039" calcext:value-type="float">
            <text:p>5039</text:p>
          </table:table-cell>
          <table:table-cell table:formula="of:=LOOKUP([.D204];[$Polozky.A$1:.A$1048576];[$Polozky.B$1:.B$1048576])" office:value-type="string" office:string-value="Ostatní povinné pojistné placené zaměstnavatelem" calcext:value-type="string">
            <text:p>Ostatní povinné pojistné placené zaměstnavatelem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2986.96" calcext:value-type="currency">
            <text:p>2 986,96 Kč</text:p>
          </table:table-cell>
          <table:table-cell table:formula="of:=IF(ISNA(MATCH([.D2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5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39" calcext:value-type="float">
            <text:p>5139</text:p>
          </table:table-cell>
          <table:table-cell table:formula="of:=LOOKUP([.D20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96787.6" calcext:value-type="currency">
            <text:p>196 787,60 Kč</text:p>
          </table:table-cell>
          <table:table-cell table:formula="of:=IF(ISNA(MATCH([.D2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6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56" calcext:value-type="float">
            <text:p>5156</text:p>
          </table:table-cell>
          <table:table-cell table:formula="of:=LOOKUP([.D206];[$Polozky.A$1:.A$1048576];[$Polozky.B$1:.B$1048576])" office:value-type="string" office:string-value="Pohonné hmoty a maziva" calcext:value-type="string">
            <text:p>Pohonné hmoty a maziva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2243.66" calcext:value-type="currency">
            <text:p>2 243,66 Kč</text:p>
          </table:table-cell>
          <table:table-cell table:formula="of:=IF(ISNA(MATCH([.D2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7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61" calcext:value-type="float">
            <text:p>5161</text:p>
          </table:table-cell>
          <table:table-cell table:formula="of:=LOOKUP([.D207];[$Polozky.A$1:.A$1048576];[$Polozky.B$1:.B$1048576])" office:value-type="string" office:string-value="Poštovní služby" calcext:value-type="string">
            <text:p>Poštovní služby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5795" calcext:value-type="currency">
            <text:p>5 795,00 Kč</text:p>
          </table:table-cell>
          <table:table-cell table:formula="of:=IF(ISNA(MATCH([.D2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8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62" calcext:value-type="float">
            <text:p>5162</text:p>
          </table:table-cell>
          <table:table-cell table:formula="of:=LOOKUP([.D208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929.52" calcext:value-type="currency">
            <text:p>3 929,52 Kč</text:p>
          </table:table-cell>
          <table:table-cell table:formula="of:=IF(ISNA(MATCH([.D2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09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64" calcext:value-type="float">
            <text:p>5164</text:p>
          </table:table-cell>
          <table:table-cell table:formula="of:=LOOKUP([.D209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formula="of:=IF(ISNA(MATCH([.D2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10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69" calcext:value-type="float">
            <text:p>5169</text:p>
          </table:table-cell>
          <table:table-cell table:formula="of:=LOOKUP([.D210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274500" calcext:value-type="currency">
            <text:p>1 274 500,00 Kč</text:p>
          </table:table-cell>
          <table:table-cell office:value-type="currency" office:currency="CZK" office:value="1154766.8" calcext:value-type="currency">
            <text:p>1 154 766,80 Kč</text:p>
          </table:table-cell>
          <table:table-cell table:formula="of:=IF(ISNA(MATCH([.D2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11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73" calcext:value-type="float">
            <text:p>5173</text:p>
          </table:table-cell>
          <table:table-cell table:formula="of:=LOOKUP([.D211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1352" calcext:value-type="currency">
            <text:p>1 352,00 Kč</text:p>
          </table:table-cell>
          <table:table-cell table:formula="of:=IF(ISNA(MATCH([.D2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5" calcext:value-type="float">
            <text:p>6115</text:p>
          </table:table-cell>
          <table:table-cell table:formula="of:=LOOKUP([.B212];[$Paragrafy.A$1:.A$1048576];[$Paragrafy.B$1:.B$1048576])" office:value-type="string" office:string-value="Volby do zastupitelstev územních samosprávných celků" calcext:value-type="string">
            <text:p>Volby do zastupitelstev územních samosprávných celků</text:p>
          </table:table-cell>
          <table:table-cell office:value-type="float" office:value="5175" calcext:value-type="float">
            <text:p>5175</text:p>
          </table:table-cell>
          <table:table-cell table:formula="of:=LOOKUP([.D212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4566" calcext:value-type="currency">
            <text:p>4 566,00 Kč</text:p>
          </table:table-cell>
          <table:table-cell table:formula="of:=IF(ISNA(MATCH([.D2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3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019" calcext:value-type="float">
            <text:p>5019</text:p>
          </table:table-cell>
          <table:table-cell table:formula="of:=LOOKUP([.D213];[$Polozky.A$1:.A$1048576];[$Polozky.B$1:.B$1048576])" office:value-type="string" office:string-value="Ostatní platy" calcext:value-type="string">
            <text:p>Ostatní platy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994" calcext:value-type="currency">
            <text:p>7 994,00 Kč</text:p>
          </table:table-cell>
          <table:table-cell table:formula="of:=IF(ISNA(MATCH([.D2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4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021" calcext:value-type="float">
            <text:p>5021</text:p>
          </table:table-cell>
          <table:table-cell table:formula="of:=LOOKUP([.D214];[$Polozky.A$1:.A$1048576];[$Polozky.B$1:.B$1048576])" office:value-type="string" office:string-value="Ostatní osobní výdaje" calcext:value-type="string">
            <text:p>Ostatní osobní výdaje</text:p>
          </table:table-cell>
          <table:table-cell/>
          <table:table-cell office:value-type="currency" office:currency="CZK" office:value="1668700" calcext:value-type="currency">
            <text:p>1 668 700,00 Kč</text:p>
          </table:table-cell>
          <table:table-cell office:value-type="currency" office:currency="CZK" office:value="1479366" calcext:value-type="currency">
            <text:p>1 479 366,00 Kč</text:p>
          </table:table-cell>
          <table:table-cell table:formula="of:=IF(ISNA(MATCH([.D2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5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029" calcext:value-type="float">
            <text:p>5029</text:p>
          </table:table-cell>
          <table:table-cell table:formula="of:=LOOKUP([.D215];[$Polozky.A$1:.A$1048576];[$Polozky.B$1:.B$1048576])" office:value-type="string" office:string-value="Ostatní platby za provedenou práci jinde nezařazené" calcext:value-type="string">
            <text:p>Ostatní platby za provedenou práci jinde nezařazené</text:p>
          </table:table-cell>
          <table:table-cell/>
          <table:table-cell office:value-type="currency" office:currency="CZK" office:value="13200" calcext:value-type="currency">
            <text:p>13 200,00 Kč</text:p>
          </table:table-cell>
          <table:table-cell office:value-type="currency" office:currency="CZK" office:value="11912" calcext:value-type="currency">
            <text:p>11 912,00 Kč</text:p>
          </table:table-cell>
          <table:table-cell table:formula="of:=IF(ISNA(MATCH([.D2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6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039" calcext:value-type="float">
            <text:p>5039</text:p>
          </table:table-cell>
          <table:table-cell table:formula="of:=LOOKUP([.D216];[$Polozky.A$1:.A$1048576];[$Polozky.B$1:.B$1048576])" office:value-type="string" office:string-value="Ostatní povinné pojistné placené zaměstnavatelem" calcext:value-type="string">
            <text:p>Ostatní povinné pojistné placené zaměstnavatelem</text:p>
          </table:table-cell>
          <table:table-cell/>
          <table:table-cell office:value-type="currency" office:currency="CZK" office:value="6800" calcext:value-type="currency">
            <text:p>6 800,00 Kč</text:p>
          </table:table-cell>
          <table:table-cell office:value-type="currency" office:currency="CZK" office:value="1610" calcext:value-type="currency">
            <text:p>1 610,00 Kč</text:p>
          </table:table-cell>
          <table:table-cell table:formula="of:=IF(ISNA(MATCH([.D2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7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39" calcext:value-type="float">
            <text:p>5139</text:p>
          </table:table-cell>
          <table:table-cell table:formula="of:=LOOKUP([.D217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177300" calcext:value-type="currency">
            <text:p>177 300,00 Kč</text:p>
          </table:table-cell>
          <table:table-cell office:value-type="currency" office:currency="CZK" office:value="105136.9" calcext:value-type="currency">
            <text:p>105 136,90 Kč</text:p>
          </table:table-cell>
          <table:table-cell table:formula="of:=IF(ISNA(MATCH([.D2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8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56" calcext:value-type="float">
            <text:p>5156</text:p>
          </table:table-cell>
          <table:table-cell table:formula="of:=LOOKUP([.D218];[$Polozky.A$1:.A$1048576];[$Polozky.B$1:.B$1048576])" office:value-type="string" office:string-value="Pohonné hmoty a maziva" calcext:value-type="string">
            <text:p>Pohonné hmoty a maziva</text:p>
          </table:table-cell>
          <table:table-cell/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779.85" calcext:value-type="currency">
            <text:p>779,85 Kč</text:p>
          </table:table-cell>
          <table:table-cell table:formula="of:=IF(ISNA(MATCH([.D2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19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61" calcext:value-type="float">
            <text:p>5161</text:p>
          </table:table-cell>
          <table:table-cell table:formula="of:=LOOKUP([.D219];[$Polozky.A$1:.A$1048576];[$Polozky.B$1:.B$1048576])" office:value-type="string" office:string-value="Poštovní služby" calcext:value-type="string">
            <text:p>Poštovní služby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8390.5" calcext:value-type="currency">
            <text:p>8 390,50 Kč</text:p>
          </table:table-cell>
          <table:table-cell table:formula="of:=IF(ISNA(MATCH([.D2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20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62" calcext:value-type="float">
            <text:p>5162</text:p>
          </table:table-cell>
          <table:table-cell table:formula="of:=LOOKUP([.D220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740.13" calcext:value-type="currency">
            <text:p>2 740,13 Kč</text:p>
          </table:table-cell>
          <table:table-cell table:formula="of:=IF(ISNA(MATCH([.D2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21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64" calcext:value-type="float">
            <text:p>5164</text:p>
          </table:table-cell>
          <table:table-cell table:formula="of:=LOOKUP([.D221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formula="of:=IF(ISNA(MATCH([.D2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22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69" calcext:value-type="float">
            <text:p>5169</text:p>
          </table:table-cell>
          <table:table-cell table:formula="of:=LOOKUP([.D222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303200" calcext:value-type="currency">
            <text:p>1 303 200,00 Kč</text:p>
          </table:table-cell>
          <table:table-cell office:value-type="currency" office:currency="CZK" office:value="1132518.8" calcext:value-type="currency">
            <text:p>1 132 518,80 Kč</text:p>
          </table:table-cell>
          <table:table-cell table:formula="of:=IF(ISNA(MATCH([.D2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23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73" calcext:value-type="float">
            <text:p>5173</text:p>
          </table:table-cell>
          <table:table-cell table:formula="of:=LOOKUP([.D223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840" calcext:value-type="currency">
            <text:p>840,00 Kč</text:p>
          </table:table-cell>
          <table:table-cell table:formula="of:=IF(ISNA(MATCH([.D2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17" calcext:value-type="float">
            <text:p>6117</text:p>
          </table:table-cell>
          <table:table-cell table:formula="of:=LOOKUP([.B224];[$Paragrafy.A$1:.A$1048576];[$Paragrafy.B$1:.B$1048576])" office:value-type="string" office:string-value="Volby do Evropského parlamentu" calcext:value-type="string">
            <text:p>Volby do Evropského parlamentu</text:p>
          </table:table-cell>
          <table:table-cell office:value-type="float" office:value="5175" calcext:value-type="float">
            <text:p>5175</text:p>
          </table:table-cell>
          <table:table-cell table:formula="of:=LOOKUP([.D224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877" calcext:value-type="currency">
            <text:p>3 877,00 Kč</text:p>
          </table:table-cell>
          <table:table-cell table:formula="of:=IF(ISNA(MATCH([.D2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2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11" calcext:value-type="float">
            <text:p>5011</text:p>
          </table:table-cell>
          <table:table-cell table:formula="of:=LOOKUP([.D225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 office:value-type="currency" office:currency="CZK" office:value="133300000" calcext:value-type="currency">
            <text:p>133 300 000,00 Kč</text:p>
          </table:table-cell>
          <table:table-cell office:value-type="currency" office:currency="CZK" office:value="136429100" calcext:value-type="currency">
            <text:p>136 429 100,00 Kč</text:p>
          </table:table-cell>
          <table:table-cell office:value-type="currency" office:currency="CZK" office:value="133504454" calcext:value-type="currency">
            <text:p>133 504 454,00 Kč</text:p>
          </table:table-cell>
          <table:table-cell table:formula="of:=IF(ISNA(MATCH([.D2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2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1" calcext:value-type="float">
            <text:p>5021</text:p>
          </table:table-cell>
          <table:table-cell table:formula="of:=LOOKUP([.D226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4248000" calcext:value-type="currency">
            <text:p>4 248 000,00 Kč</text:p>
          </table:table-cell>
          <table:table-cell office:value-type="currency" office:currency="CZK" office:value="5267300" calcext:value-type="currency">
            <text:p>5 267 300,00 Kč</text:p>
          </table:table-cell>
          <table:table-cell office:value-type="currency" office:currency="CZK" office:value="4352193" calcext:value-type="currency">
            <text:p>4 352 193,00 Kč</text:p>
          </table:table-cell>
          <table:table-cell table:formula="of:=IF(ISNA(MATCH([.D2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2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4" calcext:value-type="float">
            <text:p>5024</text:p>
          </table:table-cell>
          <table:table-cell table:formula="of:=LOOKUP([.D227];[$Polozky.A$1:.A$1048576];[$Polozky.B$1:.B$1048576])" office:value-type="string" office:string-value="Odstupné" calcext:value-type="string">
            <text:p>Odstupné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9467" calcext:value-type="currency">
            <text:p>229 467,00 Kč</text:p>
          </table:table-cell>
          <table:table-cell table:formula="of:=IF(ISNA(MATCH([.D2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2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1" calcext:value-type="float">
            <text:p>5031</text:p>
          </table:table-cell>
          <table:table-cell table:formula="of:=LOOKUP([.D228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34772000" calcext:value-type="currency">
            <text:p>34 772 000,00 Kč</text:p>
          </table:table-cell>
          <table:table-cell office:value-type="currency" office:currency="CZK" office:value="35588300" calcext:value-type="currency">
            <text:p>35 588 300,00 Kč</text:p>
          </table:table-cell>
          <table:table-cell office:value-type="currency" office:currency="CZK" office:value="34572001" calcext:value-type="currency">
            <text:p>34 572 001,00 Kč</text:p>
          </table:table-cell>
          <table:table-cell table:formula="of:=IF(ISNA(MATCH([.D2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2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2" calcext:value-type="float">
            <text:p>5032</text:p>
          </table:table-cell>
          <table:table-cell table:formula="of:=LOOKUP([.D229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2580000" calcext:value-type="currency">
            <text:p>12 580 000,00 Kč</text:p>
          </table:table-cell>
          <table:table-cell office:value-type="currency" office:currency="CZK" office:value="12872900" calcext:value-type="currency">
            <text:p>12 872 900,00 Kč</text:p>
          </table:table-cell>
          <table:table-cell office:value-type="currency" office:currency="CZK" office:value="12524444" calcext:value-type="currency">
            <text:p>12 524 444,00 Kč</text:p>
          </table:table-cell>
          <table:table-cell table:formula="of:=IF(ISNA(MATCH([.D2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8" calcext:value-type="float">
            <text:p>5038</text:p>
          </table:table-cell>
          <table:table-cell table:formula="of:=LOOKUP([.D230];[$Polozky.A$1:.A$1048576];[$Polozky.B$1:.B$1048576])" office:value-type="string" office:string-value="Povinné pojistné na úrazové pojištění" calcext:value-type="string">
            <text:p>Povinné pojistné na úrazové pojištění</text:p>
          </table:table-cell>
          <table:table-cell table:number-columns-repeated="2" office:value-type="currency" office:currency="CZK" office:value="665000" calcext:value-type="currency">
            <text:p>665 000,00 Kč</text:p>
          </table:table-cell>
          <table:table-cell office:value-type="currency" office:currency="CZK" office:value="618325" calcext:value-type="currency">
            <text:p>618 325,00 Kč</text:p>
          </table:table-cell>
          <table:table-cell table:formula="of:=IF(ISNA(MATCH([.D2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4" calcext:value-type="float">
            <text:p>5134</text:p>
          </table:table-cell>
          <table:table-cell table:formula="of:=LOOKUP([.D231];[$Polozky.A$1:.A$1048576];[$Polozky.B$1:.B$1048576])" office:value-type="string" office:string-value="Prádlo, oděv a obuv" calcext:value-type="string">
            <text:p>Prádlo, oděv a obuv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0936" calcext:value-type="currency">
            <text:p>10 936,00 Kč</text:p>
          </table:table-cell>
          <table:table-cell table:formula="of:=IF(ISNA(MATCH([.D2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6" calcext:value-type="float">
            <text:p>5136</text:p>
          </table:table-cell>
          <table:table-cell table:formula="of:=LOOKUP([.D232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570000" calcext:value-type="currency">
            <text:p>570 000,00 Kč</text:p>
          </table:table-cell>
          <table:table-cell office:value-type="currency" office:currency="CZK" office:value="152167.3" calcext:value-type="currency">
            <text:p>152 167,30 Kč</text:p>
          </table:table-cell>
          <table:table-cell table:formula="of:=IF(ISNA(MATCH([.D2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233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3718000" calcext:value-type="currency">
            <text:p>3 718 000,00 Kč</text:p>
          </table:table-cell>
          <table:table-cell office:value-type="currency" office:currency="CZK" office:value="3214760.07" calcext:value-type="currency">
            <text:p>3 214 760,07 Kč</text:p>
          </table:table-cell>
          <table:table-cell table:formula="of:=IF(ISNA(MATCH([.D2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23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940000" calcext:value-type="currency">
            <text:p>3 940 000,00 Kč</text:p>
          </table:table-cell>
          <table:table-cell office:value-type="currency" office:currency="CZK" office:value="4030000" calcext:value-type="currency">
            <text:p>4 030 000,00 Kč</text:p>
          </table:table-cell>
          <table:table-cell office:value-type="currency" office:currency="CZK" office:value="3182508.57" calcext:value-type="currency">
            <text:p>3 182 508,57 Kč</text:p>
          </table:table-cell>
          <table:table-cell table:formula="of:=IF(ISNA(MATCH([.D2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42" calcext:value-type="float">
            <text:p>5142</text:p>
          </table:table-cell>
          <table:table-cell table:formula="of:=LOOKUP([.D235];[$Polozky.A$1:.A$1048576];[$Polozky.B$1:.B$1048576])" office:value-type="string" office:string-value="Kursové rozdíly ve výdajích" calcext:value-type="string">
            <text:p>Kursové rozdíly ve výdajích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2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1" calcext:value-type="float">
            <text:p>5151</text:p>
          </table:table-cell>
          <table:table-cell table:formula="of:=LOOKUP([.D236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542976.93" calcext:value-type="currency">
            <text:p>542 976,93 Kč</text:p>
          </table:table-cell>
          <table:table-cell table:formula="of:=IF(ISNA(MATCH([.D2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2" calcext:value-type="float">
            <text:p>5152</text:p>
          </table:table-cell>
          <table:table-cell table:formula="of:=LOOKUP([.D237];[$Polozky.A$1:.A$1048576];[$Polozky.B$1:.B$1048576])" office:value-type="string" office:string-value="Teplo" calcext:value-type="string">
            <text:p>Teplo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290447.91" calcext:value-type="currency">
            <text:p>290 447,91 Kč</text:p>
          </table:table-cell>
          <table:table-cell table:formula="of:=IF(ISNA(MATCH([.D2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3" calcext:value-type="float">
            <text:p>5153</text:p>
          </table:table-cell>
          <table:table-cell table:formula="of:=LOOKUP([.D238];[$Polozky.A$1:.A$1048576];[$Polozky.B$1:.B$1048576])" office:value-type="string" office:string-value="Plyn" calcext:value-type="string">
            <text:p>Plyn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808216" calcext:value-type="currency">
            <text:p>2 808 216,00 Kč</text:p>
          </table:table-cell>
          <table:table-cell table:formula="of:=IF(ISNA(MATCH([.D2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3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4" calcext:value-type="float">
            <text:p>5154</text:p>
          </table:table-cell>
          <table:table-cell table:formula="of:=LOOKUP([.D239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700000" calcext:value-type="currency">
            <text:p>4 700 000,00 Kč</text:p>
          </table:table-cell>
          <table:table-cell office:value-type="currency" office:currency="CZK" office:value="3658736.94" calcext:value-type="currency">
            <text:p>3 658 736,94 Kč</text:p>
          </table:table-cell>
          <table:table-cell table:formula="of:=IF(ISNA(MATCH([.D2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6" calcext:value-type="float">
            <text:p>5156</text:p>
          </table:table-cell>
          <table:table-cell table:formula="of:=LOOKUP([.D240];[$Polozky.A$1:.A$1048576];[$Polozky.B$1:.B$1048576])" office:value-type="string" office:string-value="Pohonné hmoty a maziva" calcext:value-type="string">
            <text:p>Pohonné hmoty a maziva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85000" calcext:value-type="currency">
            <text:p>485 000,00 Kč</text:p>
          </table:table-cell>
          <table:table-cell office:value-type="currency" office:currency="CZK" office:value="312287.16" calcext:value-type="currency">
            <text:p>312 287,16 Kč</text:p>
          </table:table-cell>
          <table:table-cell table:formula="of:=IF(ISNA(MATCH([.D2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1" calcext:value-type="float">
            <text:p>5161</text:p>
          </table:table-cell>
          <table:table-cell table:formula="of:=LOOKUP([.D241];[$Polozky.A$1:.A$1048576];[$Polozky.B$1:.B$1048576])" office:value-type="string" office:string-value="Poštovní služby" calcext:value-type="string">
            <text:p>Poštovní služby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2015000" calcext:value-type="currency">
            <text:p>2 015 000,00 Kč</text:p>
          </table:table-cell>
          <table:table-cell office:value-type="currency" office:currency="CZK" office:value="1805533.1" calcext:value-type="currency">
            <text:p>1 805 533,10 Kč</text:p>
          </table:table-cell>
          <table:table-cell table:formula="of:=IF(ISNA(MATCH([.D2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2" calcext:value-type="float">
            <text:p>5162</text:p>
          </table:table-cell>
          <table:table-cell table:formula="of:=LOOKUP([.D242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20000" calcext:value-type="currency">
            <text:p>1 820 000,00 Kč</text:p>
          </table:table-cell>
          <table:table-cell office:value-type="currency" office:currency="CZK" office:value="1271172.43" calcext:value-type="currency">
            <text:p>1 271 172,43 Kč</text:p>
          </table:table-cell>
          <table:table-cell table:formula="of:=IF(ISNA(MATCH([.D2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3" calcext:value-type="float">
            <text:p>5163</text:p>
          </table:table-cell>
          <table:table-cell table:formula="of:=LOOKUP([.D24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270000" calcext:value-type="currency">
            <text:p>270 000,00 Kč</text:p>
          </table:table-cell>
          <table:table-cell office:value-type="currency" office:currency="CZK" office:value="276000" calcext:value-type="currency">
            <text:p>276 000,00 Kč</text:p>
          </table:table-cell>
          <table:table-cell office:value-type="currency" office:currency="CZK" office:value="182533" calcext:value-type="currency">
            <text:p>182 533,00 Kč</text:p>
          </table:table-cell>
          <table:table-cell table:formula="of:=IF(ISNA(MATCH([.D2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4" calcext:value-type="float">
            <text:p>5164</text:p>
          </table:table-cell>
          <table:table-cell table:formula="of:=LOOKUP([.D244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2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24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100000" calcext:value-type="currency">
            <text:p>2 100 000,00 Kč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448766" calcext:value-type="currency">
            <text:p>448 766,00 Kč</text:p>
          </table:table-cell>
          <table:table-cell table:formula="of:=IF(ISNA(MATCH([.D2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7" calcext:value-type="float">
            <text:p>5167</text:p>
          </table:table-cell>
          <table:table-cell table:formula="of:=LOOKUP([.D24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2280000" calcext:value-type="currency">
            <text:p>2 280 000,00 Kč</text:p>
          </table:table-cell>
          <table:table-cell office:value-type="currency" office:currency="CZK" office:value="2945500" calcext:value-type="currency">
            <text:p>2 945 500,00 Kč</text:p>
          </table:table-cell>
          <table:table-cell office:value-type="currency" office:currency="CZK" office:value="1717337.61" calcext:value-type="currency">
            <text:p>1 717 337,61 Kč</text:p>
          </table:table-cell>
          <table:table-cell table:formula="of:=IF(ISNA(MATCH([.D2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24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1508000" calcext:value-type="currency">
            <text:p>31 508 000,00 Kč</text:p>
          </table:table-cell>
          <table:table-cell office:value-type="currency" office:currency="CZK" office:value="33411000" calcext:value-type="currency">
            <text:p>33 411 000,00 Kč</text:p>
          </table:table-cell>
          <table:table-cell office:value-type="currency" office:currency="CZK" office:value="28067795.16" calcext:value-type="currency">
            <text:p>28 067 795,16 Kč</text:p>
          </table:table-cell>
          <table:table-cell table:formula="of:=IF(ISNA(MATCH([.D2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1" calcext:value-type="float">
            <text:p>5171</text:p>
          </table:table-cell>
          <table:table-cell table:formula="of:=LOOKUP([.D248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0300000" calcext:value-type="currency">
            <text:p>10 300 000,00 Kč</text:p>
          </table:table-cell>
          <table:table-cell office:value-type="currency" office:currency="CZK" office:value="13854000" calcext:value-type="currency">
            <text:p>13 854 000,00 Kč</text:p>
          </table:table-cell>
          <table:table-cell office:value-type="currency" office:currency="CZK" office:value="9018532.35" calcext:value-type="currency">
            <text:p>9 018 532,35 Kč</text:p>
          </table:table-cell>
          <table:table-cell table:formula="of:=IF(ISNA(MATCH([.D2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4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2" calcext:value-type="float">
            <text:p>5172</text:p>
          </table:table-cell>
          <table:table-cell table:formula="of:=LOOKUP([.D249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496416.04" calcext:value-type="currency">
            <text:p>496 416,04 Kč</text:p>
          </table:table-cell>
          <table:table-cell table:formula="of:=IF(ISNA(MATCH([.D2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250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3832" calcext:value-type="currency">
            <text:p>33 832,00 Kč</text:p>
          </table:table-cell>
          <table:table-cell table:formula="of:=IF(ISNA(MATCH([.D2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251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30000" calcext:value-type="currency">
            <text:p>230 000,00 Kč</text:p>
          </table:table-cell>
          <table:table-cell office:value-type="currency" office:currency="CZK" office:value="189881" calcext:value-type="currency">
            <text:p>189 881,00 Kč</text:p>
          </table:table-cell>
          <table:table-cell table:formula="of:=IF(ISNA(MATCH([.D2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8" calcext:value-type="float">
            <text:p>5178</text:p>
          </table:table-cell>
          <table:table-cell table:formula="of:=LOOKUP([.D252];[$Polozky.A$1:.A$1048576];[$Polozky.B$1:.B$1048576])" office:value-type="string" office:string-value="Nájemné za nájem s právem koupě" calcext:value-type="string">
            <text:p>Nájemné za nájem s právem koupě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217858.08" calcext:value-type="currency">
            <text:p>217 858,08 Kč</text:p>
          </table:table-cell>
          <table:table-cell table:formula="of:=IF(ISNA(MATCH([.D2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9" calcext:value-type="float">
            <text:p>5179</text:p>
          </table:table-cell>
          <table:table-cell table:formula="of:=LOOKUP([.D253];[$Polozky.A$1:.A$1048576];[$Polozky.B$1:.B$1048576])" office:value-type="string" office:string-value="Ostatní nákupy jinde nezařazené" calcext:value-type="string">
            <text:p>Ostatní nákupy jinde nezařaze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2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254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4522.5" calcext:value-type="currency">
            <text:p>24 522,50 Kč</text:p>
          </table:table-cell>
          <table:table-cell table:formula="of:=IF(ISNA(MATCH([.D2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4" calcext:value-type="float">
            <text:p>5194</text:p>
          </table:table-cell>
          <table:table-cell table:formula="of:=LOOKUP([.D255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/>
          <table:table-cell table:formula="of:=IF(ISNA(MATCH([.D2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5" calcext:value-type="float">
            <text:p>5195</text:p>
          </table:table-cell>
          <table:table-cell table:formula="of:=LOOKUP([.D256];[$Polozky.A$1:.A$1048576];[$Polozky.B$1:.B$1048576])" office:value-type="string" office:string-value="Odvody za neplněni povinnosti zaměstnávat zdravotně postižené" calcext:value-type="string">
            <text:p>Odvody za neplněni povinnosti zaměstnávat zdravotně postižené</text:p>
          </table:table-cell>
          <table:table-cell office:value-type="currency" office:currency="CZK" office:value="540000" calcext:value-type="currency">
            <text:p>540 000,00 Kč</text:p>
          </table:table-cell>
          <table:table-cell office:value-type="currency" office:currency="CZK" office:value="390000" calcext:value-type="currency">
            <text:p>390 000,00 Kč</text:p>
          </table:table-cell>
          <table:table-cell office:value-type="currency" office:currency="CZK" office:value="385335" calcext:value-type="currency">
            <text:p>385 335,00 Kč</text:p>
          </table:table-cell>
          <table:table-cell table:formula="of:=IF(ISNA(MATCH([.D2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1" calcext:value-type="float">
            <text:p>5361</text:p>
          </table:table-cell>
          <table:table-cell table:formula="of:=LOOKUP([.D257];[$Polozky.A$1:.A$1048576];[$Polozky.B$1:.B$1048576])" office:value-type="string" office:string-value="Nákup kolků" calcext:value-type="string">
            <text:p>Nákup kolků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2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2" calcext:value-type="float">
            <text:p>5362</text:p>
          </table:table-cell>
          <table:table-cell table:formula="of:=LOOKUP([.D258];[$Polozky.A$1:.A$1048576];[$Polozky.B$1:.B$1048576])" office:value-type="string" office:string-value="Platby daní a poplatků státnímu rozpočtu" calcext:value-type="string">
            <text:p>Platby daní a poplatků státnímu rozpočtu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61642" calcext:value-type="currency">
            <text:p>61 642,00 Kč</text:p>
          </table:table-cell>
          <table:table-cell table:formula="of:=IF(ISNA(MATCH([.D2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5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3" calcext:value-type="float">
            <text:p>5363</text:p>
          </table:table-cell>
          <table:table-cell table:formula="of:=LOOKUP([.D259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table:number-columns-repeated="2"/>
          <table:table-cell office:value-type="currency" office:currency="CZK" office:value="207" calcext:value-type="currency">
            <text:p>207,00 Kč</text:p>
          </table:table-cell>
          <table:table-cell table:formula="of:=IF(ISNA(MATCH([.D2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4" calcext:value-type="float">
            <text:p>5424</text:p>
          </table:table-cell>
          <table:table-cell table:formula="of:=LOOKUP([.D260];[$Polozky.A$1:.A$1048576];[$Polozky.B$1:.B$1048576])" office:value-type="string" office:string-value="Náhrady mezd v době nemoci" calcext:value-type="string">
            <text:p>Náhrady mezd v době nemoci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53000" calcext:value-type="currency">
            <text:p>753 000,00 Kč</text:p>
          </table:table-cell>
          <table:table-cell office:value-type="currency" office:currency="CZK" office:value="321653" calcext:value-type="currency">
            <text:p>321 653,00 Kč</text:p>
          </table:table-cell>
          <table:table-cell table:formula="of:=IF(ISNA(MATCH([.D2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9" calcext:value-type="float">
            <text:p>5429</text:p>
          </table:table-cell>
          <table:table-cell table:formula="of:=LOOKUP([.D261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2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99" calcext:value-type="float">
            <text:p>5499</text:p>
          </table:table-cell>
          <table:table-cell table:formula="of:=LOOKUP([.D262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2783000" calcext:value-type="currency">
            <text:p>2 783 000,00 Kč</text:p>
          </table:table-cell>
          <table:table-cell office:value-type="currency" office:currency="CZK" office:value="3133000" calcext:value-type="currency">
            <text:p>3 133 000,00 Kč</text:p>
          </table:table-cell>
          <table:table-cell office:value-type="currency" office:currency="CZK" office:value="2967667.15" calcext:value-type="currency">
            <text:p>2 967 667,15 Kč</text:p>
          </table:table-cell>
          <table:table-cell table:formula="of:=IF(ISNA(MATCH([.D2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660" calcext:value-type="float">
            <text:p>5660</text:p>
          </table:table-cell>
          <table:table-cell table:formula="of:=LOOKUP([.D263];[$Polozky.A$1:.A$1048576];[$Polozky.B$1:.B$1048576])" office:value-type="string" office:string-value="Neinvestiční půjčené prostředky obyvatelstvu" calcext:value-type="string">
            <text:p>Neinvestiční půjčené prostředky obyvatelstvu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68000" calcext:value-type="currency">
            <text:p>168 000,00 Kč</text:p>
          </table:table-cell>
          <table:table-cell table:formula="of:=IF(ISNA(MATCH([.D2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9" calcext:value-type="float">
            <text:p>5909</text:p>
          </table:table-cell>
          <table:table-cell table:formula="of:=LOOKUP([.D264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47100" calcext:value-type="currency">
            <text:p>3 147 100,00 Kč</text:p>
          </table:table-cell>
          <table:table-cell office:value-type="currency" office:currency="CZK" office:value="3520325.5" calcext:value-type="currency">
            <text:p>3 520 325,50 Kč</text:p>
          </table:table-cell>
          <table:table-cell table:formula="of:=IF(ISNA(MATCH([.D2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265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5200000" calcext:value-type="currency">
            <text:p>5 200 000,00 Kč</text:p>
          </table:table-cell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886606.7" calcext:value-type="currency">
            <text:p>886 606,70 Kč</text:p>
          </table:table-cell>
          <table:table-cell table:formula="of:=IF(ISNA(MATCH([.D2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26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554000" calcext:value-type="currency">
            <text:p>3 554 000,00 Kč</text:p>
          </table:table-cell>
          <table:table-cell table:number-columns-repeated="2"/>
          <table:table-cell table:formula="of:=IF(ISNA(MATCH([.D2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2" calcext:value-type="float">
            <text:p>6122</text:p>
          </table:table-cell>
          <table:table-cell table:formula="of:=LOOKUP([.D26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1160000" calcext:value-type="currency">
            <text:p>1 16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954453.6" calcext:value-type="currency">
            <text:p>954 453,60 Kč</text:p>
          </table:table-cell>
          <table:table-cell table:formula="of:=IF(ISNA(MATCH([.D2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1" calcext:value-type="float">
            <text:p>6171</text:p>
          </table:table-cell>
          <table:table-cell table:formula="of:=LOOKUP([.B26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268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601900" calcext:value-type="currency">
            <text:p>1 601 900,00 Kč</text:p>
          </table:table-cell>
          <table:table-cell office:value-type="currency" office:currency="CZK" office:value="1094243.63" calcext:value-type="currency">
            <text:p>1 094 243,63 Kč</text:p>
          </table:table-cell>
          <table:table-cell table:formula="of:=IF(ISNA(MATCH([.D2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69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021" calcext:value-type="float">
            <text:p>5021</text:p>
          </table:table-cell>
          <table:table-cell table:formula="of:=LOOKUP([.D269];[$Polozky.A$1:.A$1048576];[$Polozky.B$1:.B$1048576])" office:value-type="string" office:string-value="Ostatní osobní výdaje" calcext:value-type="string">
            <text:p>Ostatní osobní výdaje</text:p>
          </table:table-cell>
          <table:table-cell/>
          <table:table-cell office:value-type="currency" office:currency="CZK" office:value="1760000" calcext:value-type="currency">
            <text:p>1 760 000,00 Kč</text:p>
          </table:table-cell>
          <table:table-cell office:value-type="currency" office:currency="CZK" office:value="1742665" calcext:value-type="currency">
            <text:p>1 742 665,00 Kč</text:p>
          </table:table-cell>
          <table:table-cell table:formula="of:=IF(ISNA(MATCH([.D2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0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39" calcext:value-type="float">
            <text:p>5139</text:p>
          </table:table-cell>
          <table:table-cell table:formula="of:=LOOKUP([.D27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690000" calcext:value-type="currency">
            <text:p>690 000,00 Kč</text:p>
          </table:table-cell>
          <table:table-cell office:value-type="currency" office:currency="CZK" office:value="553226" calcext:value-type="currency">
            <text:p>553 226,00 Kč</text:p>
          </table:table-cell>
          <table:table-cell table:formula="of:=IF(ISNA(MATCH([.D2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1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56" calcext:value-type="float">
            <text:p>5156</text:p>
          </table:table-cell>
          <table:table-cell table:formula="of:=LOOKUP([.D271];[$Polozky.A$1:.A$1048576];[$Polozky.B$1:.B$1048576])" office:value-type="string" office:string-value="Pohonné hmoty a maziva" calcext:value-type="string">
            <text:p>Pohonné hmoty a maziva</text:p>
          </table:table-cell>
          <table:table-cell/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1143.83" calcext:value-type="currency">
            <text:p>1 143,83 Kč</text:p>
          </table:table-cell>
          <table:table-cell table:formula="of:=IF(ISNA(MATCH([.D2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2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61" calcext:value-type="float">
            <text:p>5161</text:p>
          </table:table-cell>
          <table:table-cell table:formula="of:=LOOKUP([.D272];[$Polozky.A$1:.A$1048576];[$Polozky.B$1:.B$1048576])" office:value-type="string" office:string-value="Poštovní služby" calcext:value-type="string">
            <text:p>Poštovní služby</text:p>
          </table:table-cell>
          <table:table-cell/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5713" calcext:value-type="currency">
            <text:p>5 713,00 Kč</text:p>
          </table:table-cell>
          <table:table-cell table:formula="of:=IF(ISNA(MATCH([.D2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3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62" calcext:value-type="float">
            <text:p>5162</text:p>
          </table:table-cell>
          <table:table-cell table:formula="of:=LOOKUP([.D273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9384.55" calcext:value-type="currency">
            <text:p>19 384,55 Kč</text:p>
          </table:table-cell>
          <table:table-cell table:formula="of:=IF(ISNA(MATCH([.D2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4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64" calcext:value-type="float">
            <text:p>5164</text:p>
          </table:table-cell>
          <table:table-cell table:formula="of:=LOOKUP([.D274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182000" calcext:value-type="currency">
            <text:p>182 000,00 Kč</text:p>
          </table:table-cell>
          <table:table-cell office:value-type="currency" office:currency="CZK" office:value="172800" calcext:value-type="currency">
            <text:p>172 800,00 Kč</text:p>
          </table:table-cell>
          <table:table-cell table:formula="of:=IF(ISNA(MATCH([.D2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5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69" calcext:value-type="float">
            <text:p>5169</text:p>
          </table:table-cell>
          <table:table-cell table:formula="of:=LOOKUP([.D275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710000" calcext:value-type="currency">
            <text:p>710 000,00 Kč</text:p>
          </table:table-cell>
          <table:table-cell office:value-type="currency" office:currency="CZK" office:value="341662.67" calcext:value-type="currency">
            <text:p>341 662,67 Kč</text:p>
          </table:table-cell>
          <table:table-cell table:formula="of:=IF(ISNA(MATCH([.D2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6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73" calcext:value-type="float">
            <text:p>5173</text:p>
          </table:table-cell>
          <table:table-cell table:formula="of:=LOOKUP([.D276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669" calcext:value-type="currency">
            <text:p>669,00 Kč</text:p>
          </table:table-cell>
          <table:table-cell table:formula="of:=IF(ISNA(MATCH([.D2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173" calcext:value-type="float">
            <text:p>6173</text:p>
          </table:table-cell>
          <table:table-cell table:formula="of:=LOOKUP([.B277];[$Paragrafy.A$1:.A$1048576];[$Paragrafy.B$1:.B$1048576])" office:value-type="string" office:string-value="Místní referendum" calcext:value-type="string">
            <text:p>Místní referendum</text:p>
          </table:table-cell>
          <table:table-cell office:value-type="float" office:value="5175" calcext:value-type="float">
            <text:p>5175</text:p>
          </table:table-cell>
          <table:table-cell table:formula="of:=LOOKUP([.D277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2180" calcext:value-type="currency">
            <text:p>2 180,00 Kč</text:p>
          </table:table-cell>
          <table:table-cell table:formula="of:=IF(ISNA(MATCH([.D2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10" calcext:value-type="float">
            <text:p>6310</text:p>
          </table:table-cell>
          <table:table-cell table:formula="of:=LOOKUP([.B278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3" calcext:value-type="float">
            <text:p>5163</text:p>
          </table:table-cell>
          <table:table-cell table:formula="of:=LOOKUP([.D278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63588.5" calcext:value-type="currency">
            <text:p>163 588,50 Kč</text:p>
          </table:table-cell>
          <table:table-cell table:formula="of:=IF(ISNA(MATCH([.D2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20" calcext:value-type="float">
            <text:p>6320</text:p>
          </table:table-cell>
          <table:table-cell table:formula="of:=LOOKUP([.B279];[$Paragrafy.A$1:.A$1048576];[$Paragrafy.B$1:.B$1048576])" office:value-type="string" office:string-value="Pojištění funkčně nespecifikované" calcext:value-type="string">
            <text:p>Pojištění funkčně nespecifikované</text:p>
          </table:table-cell>
          <table:table-cell office:value-type="float" office:value="5163" calcext:value-type="float">
            <text:p>5163</text:p>
          </table:table-cell>
          <table:table-cell table:formula="of:=LOOKUP([.D279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68786" calcext:value-type="currency">
            <text:p>68 786,00 Kč</text:p>
          </table:table-cell>
          <table:table-cell table:formula="of:=IF(ISNA(MATCH([.D2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30" calcext:value-type="float">
            <text:p>6330</text:p>
          </table:table-cell>
          <table:table-cell table:formula="of:=LOOKUP([.B280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2" calcext:value-type="float">
            <text:p>5342</text:p>
          </table:table-cell>
          <table:table-cell table:formula="of:=LOOKUP([.D280];[$Polozky.A$1:.A$1048576];[$Polozky.B$1:.B$1048576])" office:value-type="string" office:string-value="Převody fondu kulturních a sociálních potřeb a sociálnímu fondu obcí a krajů" calcext:value-type="string">
            <text:p>Převody fondu kulturních a sociálních potřeb a sociálnímu fondu obcí a krajů</text:p>
          </table:table-cell>
          <table:table-cell table:number-columns-repeated="3" office:value-type="currency" office:currency="CZK" office:value="4210000" calcext:value-type="currency">
            <text:p>4 210 000,00 Kč</text:p>
          </table:table-cell>
          <table:table-cell table:formula="of:=IF(ISNA(MATCH([.D280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30" calcext:value-type="float">
            <text:p>6330</text:p>
          </table:table-cell>
          <table:table-cell table:formula="of:=LOOKUP([.B281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4" calcext:value-type="float">
            <text:p>5344</text:p>
          </table:table-cell>
          <table:table-cell table:formula="of:=LOOKUP([.D281];[$Polozky.A$1:.A$1048576];[$Polozky.B$1:.B$1048576])" office:value-type="string" office:string-value="Převody vlastním rezervním fondům územních rozpočtů" calcext:value-type="string">
            <text:p>Převody vlastním rezervním fondům územních rozpočtů</text:p>
          </table:table-cell>
          <table:table-cell table:number-columns-repeated="3" office:value-type="currency" office:currency="CZK" office:value="1173000" calcext:value-type="currency">
            <text:p>1 173 000,00 Kč</text:p>
          </table:table-cell>
          <table:table-cell table:formula="of:=IF(ISNA(MATCH([.D281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30" calcext:value-type="float">
            <text:p>6330</text:p>
          </table:table-cell>
          <table:table-cell table:formula="of:=LOOKUP([.B282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5" calcext:value-type="float">
            <text:p>5345</text:p>
          </table:table-cell>
          <table:table-cell table:formula="of:=LOOKUP([.D282];[$Polozky.A$1:.A$1048576];[$Polozky.B$1:.B$1048576])" office:value-type="string" office:string-value="Převody vlastním rozpočtovým účtům" calcext:value-type="string">
            <text:p>Převody vlastním rozpočtovým účtům</text:p>
          </table:table-cell>
          <table:table-cell office:value-type="currency" office:currency="CZK" office:value="5383000" calcext:value-type="currency">
            <text:p>5 383 000,00 Kč</text:p>
          </table:table-cell>
          <table:table-cell office:value-type="currency" office:currency="CZK" office:value="5653000" calcext:value-type="currency">
            <text:p>5 653 000,00 Kč</text:p>
          </table:table-cell>
          <table:table-cell office:value-type="currency" office:currency="CZK" office:value="757261792.43" calcext:value-type="currency">
            <text:p>757 261 792,43 Kč</text:p>
          </table:table-cell>
          <table:table-cell table:formula="of:=IF(ISNA(MATCH([.D282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2" calcext:value-type="float">
            <text:p>2212</text:p>
          </table:table-cell>
          <table:table-cell table:formula="of:=LOOKUP([.B283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9" calcext:value-type="float">
            <text:p>5169</text:p>
          </table:table-cell>
          <table:table-cell table:formula="of:=LOOKUP([.D28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1105000" calcext:value-type="currency">
            <text:p>11 105 000,00 Kč</text:p>
          </table:table-cell>
          <table:table-cell office:value-type="currency" office:currency="CZK" office:value="11099631" calcext:value-type="currency">
            <text:p>11 099 631,00 Kč</text:p>
          </table:table-cell>
          <table:table-cell table:formula="of:=IF(ISNA(MATCH([.D2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2" calcext:value-type="float">
            <text:p>2212</text:p>
          </table:table-cell>
          <table:table-cell table:formula="of:=LOOKUP([.B284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213" calcext:value-type="float">
            <text:p>5213</text:p>
          </table:table-cell>
          <table:table-cell table:formula="of:=LOOKUP([.D284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 office:value-type="currency" office:currency="CZK" office:value="8000000" calcext:value-type="currency">
            <text:p>8 000 000,00 Kč</text:p>
          </table:table-cell>
          <table:table-cell table:number-columns-repeated="2"/>
          <table:table-cell table:formula="of:=IF(ISNA(MATCH([.D2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table:formula="of:=LOOKUP([.B285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6" calcext:value-type="float">
            <text:p>5166</text:p>
          </table:table-cell>
          <table:table-cell table:formula="of:=LOOKUP([.D28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300000" calcext:value-type="currency">
            <text:p>2 300 000,00 Kč</text:p>
          </table:table-cell>
          <table:table-cell office:value-type="currency" office:currency="CZK" office:value="4344100" calcext:value-type="currency">
            <text:p>4 344 100,00 Kč</text:p>
          </table:table-cell>
          <table:table-cell office:value-type="currency" office:currency="CZK" office:value="4064465.7" calcext:value-type="currency">
            <text:p>4 064 465,70 Kč</text:p>
          </table:table-cell>
          <table:table-cell table:formula="of:=IF(ISNA(MATCH([.D2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table:formula="of:=LOOKUP([.B28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28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3749900" calcext:value-type="currency">
            <text:p>3 749 900,00 Kč</text:p>
          </table:table-cell>
          <table:table-cell office:value-type="currency" office:currency="CZK" office:value="3195303.7" calcext:value-type="currency">
            <text:p>3 195 303,70 Kč</text:p>
          </table:table-cell>
          <table:table-cell table:formula="of:=IF(ISNA(MATCH([.D2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19" calcext:value-type="float">
            <text:p>2219</text:p>
          </table:table-cell>
          <table:table-cell table:formula="of:=LOOKUP([.B287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213" calcext:value-type="float">
            <text:p>5213</text:p>
          </table:table-cell>
          <table:table-cell table:formula="of:=LOOKUP([.D287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 office:value-type="currency" office:currency="CZK" office:value="7500000" calcext:value-type="currency">
            <text:p>7 500 000,00 Kč</text:p>
          </table:table-cell>
          <table:table-cell table:number-columns-repeated="2"/>
          <table:table-cell table:formula="of:=IF(ISNA(MATCH([.D2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88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37" calcext:value-type="float">
            <text:p>5137</text:p>
          </table:table-cell>
          <table:table-cell table:formula="of:=LOOKUP([.D28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72800" calcext:value-type="currency">
            <text:p>72 800,00 Kč</text:p>
          </table:table-cell>
          <table:table-cell office:value-type="currency" office:currency="CZK" office:value="21327" calcext:value-type="currency">
            <text:p>21 327,00 Kč</text:p>
          </table:table-cell>
          <table:table-cell table:formula="of:=IF(ISNA(MATCH([.D2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89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66" calcext:value-type="float">
            <text:p>5166</text:p>
          </table:table-cell>
          <table:table-cell table:formula="of:=LOOKUP([.D289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66495" calcext:value-type="currency">
            <text:p>66 495,00 Kč</text:p>
          </table:table-cell>
          <table:table-cell table:formula="of:=IF(ISNA(MATCH([.D2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0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69" calcext:value-type="float">
            <text:p>5169</text:p>
          </table:table-cell>
          <table:table-cell table:formula="of:=LOOKUP([.D290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50000" calcext:value-type="currency">
            <text:p>150 000,00 Kč</text:p>
          </table:table-cell>
          <table:table-cell/>
          <table:table-cell table:formula="of:=IF(ISNA(MATCH([.D2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1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1" calcext:value-type="float">
            <text:p>5331</text:p>
          </table:table-cell>
          <table:table-cell table:formula="of:=LOOKUP([.D291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0420000" calcext:value-type="currency">
            <text:p>40 420 000,00 Kč</text:p>
          </table:table-cell>
          <table:table-cell office:value-type="currency" office:currency="CZK" office:value="42403000" calcext:value-type="currency">
            <text:p>42 403 000,00 Kč</text:p>
          </table:table-cell>
          <table:table-cell office:value-type="currency" office:currency="CZK" office:value="41802525.12" calcext:value-type="currency">
            <text:p>41 802 525,12 Kč</text:p>
          </table:table-cell>
          <table:table-cell table:formula="of:=IF(ISNA(MATCH([.D2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2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6" calcext:value-type="float">
            <text:p>5336</text:p>
          </table:table-cell>
          <table:table-cell table:formula="of:=LOOKUP([.D29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2705000" calcext:value-type="currency">
            <text:p>2 705 000,00 Kč</text:p>
          </table:table-cell>
          <table:table-cell office:value-type="currency" office:currency="CZK" office:value="2704872" calcext:value-type="currency">
            <text:p>2 704 872,00 Kč</text:p>
          </table:table-cell>
          <table:table-cell table:formula="of:=IF(ISNA(MATCH([.D2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3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121" calcext:value-type="float">
            <text:p>6121</text:p>
          </table:table-cell>
          <table:table-cell table:formula="of:=LOOKUP([.D29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91942700" calcext:value-type="currency">
            <text:p>91 942 700,00 Kč</text:p>
          </table:table-cell>
          <table:table-cell office:value-type="currency" office:currency="CZK" office:value="43143157.73" calcext:value-type="currency">
            <text:p>43 143 157,73 Kč</text:p>
          </table:table-cell>
          <table:table-cell table:formula="of:=IF(ISNA(MATCH([.D2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4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1" calcext:value-type="float">
            <text:p>6351</text:p>
          </table:table-cell>
          <table:table-cell table:formula="of:=LOOKUP([.D29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555200" calcext:value-type="currency">
            <text:p>1 555 200,00 Kč</text:p>
          </table:table-cell>
          <table:table-cell office:value-type="currency" office:currency="CZK" office:value="1555111.05" calcext:value-type="currency">
            <text:p>1 555 111,05 Kč</text:p>
          </table:table-cell>
          <table:table-cell table:formula="of:=IF(ISNA(MATCH([.D2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formula="of:=LOOKUP([.B29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6" calcext:value-type="float">
            <text:p>6356</text:p>
          </table:table-cell>
          <table:table-cell table:formula="of:=LOOKUP([.D295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/>
          <table:table-cell table:formula="of:=IF(ISNA(MATCH([.D2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29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2" calcext:value-type="float">
            <text:p>5162</text:p>
          </table:table-cell>
          <table:table-cell table:formula="of:=LOOKUP([.D296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2500" calcext:value-type="currency">
            <text:p>2 500,00 Kč</text:p>
          </table:table-cell>
          <table:table-cell office:value-type="currency" office:currency="CZK" office:value="2300" calcext:value-type="currency">
            <text:p>2 300,00 Kč</text:p>
          </table:table-cell>
          <table:table-cell office:value-type="currency" office:currency="CZK" office:value="2279.86" calcext:value-type="currency">
            <text:p>2 279,86 Kč</text:p>
          </table:table-cell>
          <table:table-cell table:formula="of:=IF(ISNA(MATCH([.D2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29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3" calcext:value-type="float">
            <text:p>5163</text:p>
          </table:table-cell>
          <table:table-cell table:formula="of:=LOOKUP([.D297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1300000" calcext:value-type="currency">
            <text:p>1 300 000,00 Kč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formula="of:=IF(ISNA(MATCH([.D2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29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298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47800" calcext:value-type="currency">
            <text:p>747 800,00 Kč</text:p>
          </table:table-cell>
          <table:table-cell office:value-type="currency" office:currency="CZK" office:value="393634" calcext:value-type="currency">
            <text:p>393 634,00 Kč</text:p>
          </table:table-cell>
          <table:table-cell table:formula="of:=IF(ISNA(MATCH([.D2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29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29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197500" calcext:value-type="currency">
            <text:p>1 197 500,00 Kč</text:p>
          </table:table-cell>
          <table:table-cell office:value-type="currency" office:currency="CZK" office:value="405300" calcext:value-type="currency">
            <text:p>405 300,00 Kč</text:p>
          </table:table-cell>
          <table:table-cell/>
          <table:table-cell table:formula="of:=IF(ISNA(MATCH([.D2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75" calcext:value-type="float">
            <text:p>5175</text:p>
          </table:table-cell>
          <table:table-cell table:formula="of:=LOOKUP([.D300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2620" calcext:value-type="currency">
            <text:p>22 620,00 Kč</text:p>
          </table:table-cell>
          <table:table-cell table:formula="of:=IF(ISNA(MATCH([.D3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92" calcext:value-type="float">
            <text:p>5192</text:p>
          </table:table-cell>
          <table:table-cell table:formula="of:=LOOKUP([.D301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700000" calcext:value-type="currency">
            <text:p>700 000,00 Kč</text:p>
          </table:table-cell>
          <table:table-cell table:number-columns-repeated="2"/>
          <table:table-cell table:formula="of:=IF(ISNA(MATCH([.D3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223" calcext:value-type="float">
            <text:p>5223</text:p>
          </table:table-cell>
          <table:table-cell table:formula="of:=LOOKUP([.D302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3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1" calcext:value-type="float">
            <text:p>5331</text:p>
          </table:table-cell>
          <table:table-cell table:formula="of:=LOOKUP([.D303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88459000" calcext:value-type="currency">
            <text:p>88 459 000,00 Kč</text:p>
          </table:table-cell>
          <table:table-cell office:value-type="currency" office:currency="CZK" office:value="92134700" calcext:value-type="currency">
            <text:p>92 134 700,00 Kč</text:p>
          </table:table-cell>
          <table:table-cell office:value-type="currency" office:currency="CZK" office:value="92131111.13" calcext:value-type="currency">
            <text:p>92 131 111,13 Kč</text:p>
          </table:table-cell>
          <table:table-cell table:formula="of:=IF(ISNA(MATCH([.D3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6" calcext:value-type="float">
            <text:p>5336</text:p>
          </table:table-cell>
          <table:table-cell table:formula="of:=LOOKUP([.D304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16077100" calcext:value-type="currency">
            <text:p>16 077 100,00 Kč</text:p>
          </table:table-cell>
          <table:table-cell office:value-type="currency" office:currency="CZK" office:value="10141507" calcext:value-type="currency">
            <text:p>10 141 507,00 Kč</text:p>
          </table:table-cell>
          <table:table-cell table:formula="of:=IF(ISNA(MATCH([.D3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492" calcext:value-type="float">
            <text:p>5492</text:p>
          </table:table-cell>
          <table:table-cell table:formula="of:=LOOKUP([.D305];[$Polozky.A$1:.A$1048576];[$Polozky.B$1:.B$1048576])" office:value-type="string" office:string-value="Dary obyvatelstvu" calcext:value-type="string">
            <text:p>Dary obyvatelstvu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/>
          <table:table-cell table:formula="of:=IF(ISNA(MATCH([.D3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1" calcext:value-type="float">
            <text:p>6121</text:p>
          </table:table-cell>
          <table:table-cell table:formula="of:=LOOKUP([.D30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1000000" calcext:value-type="currency">
            <text:p>1 000 000,00 Kč</text:p>
          </table:table-cell>
          <table:table-cell/>
          <table:table-cell table:formula="of:=IF(ISNA(MATCH([.D3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1" calcext:value-type="float">
            <text:p>6351</text:p>
          </table:table-cell>
          <table:table-cell table:formula="of:=LOOKUP([.D307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7046000" calcext:value-type="currency">
            <text:p>7 046 000,00 Kč</text:p>
          </table:table-cell>
          <table:table-cell office:value-type="currency" office:currency="CZK" office:value="2251400" calcext:value-type="currency">
            <text:p>2 251 400,00 Kč</text:p>
          </table:table-cell>
          <table:table-cell office:value-type="currency" office:currency="CZK" office:value="2251363.71" calcext:value-type="currency">
            <text:p>2 251 363,71 Kč</text:p>
          </table:table-cell>
          <table:table-cell table:formula="of:=IF(ISNA(MATCH([.D3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formula="of:=LOOKUP([.B30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6" calcext:value-type="float">
            <text:p>6356</text:p>
          </table:table-cell>
          <table:table-cell table:formula="of:=LOOKUP([.D308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office:value-type="currency" office:currency="CZK" office:value="1353000" calcext:value-type="currency">
            <text:p>1 353 000,00 Kč</text:p>
          </table:table-cell>
          <table:table-cell office:value-type="currency" office:currency="CZK" office:value="603000" calcext:value-type="currency">
            <text:p>603 000,00 Kč</text:p>
          </table:table-cell>
          <table:table-cell table:formula="of:=IF(ISNA(MATCH([.D3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table:formula="of:=LOOKUP([.B309];[$Paragrafy.A$1:.A$1048576];[$Paragrafy.B$1:.B$1048576])" office:value-type="string" office:string-value="Střední odborné školy" calcext:value-type="string">
            <text:p>Střední odborné školy</text:p>
          </table:table-cell>
          <table:table-cell office:value-type="float" office:value="5339" calcext:value-type="float">
            <text:p>5339</text:p>
          </table:table-cell>
          <table:table-cell table:formula="of:=LOOKUP([.D309];[$Polozky.A$1:.A$1048576];[$Polozky.B$1:.B$1048576])" office:value-type="string" office:string-value="Neinvestiční transfery cizím příspěvkovým organizacím" calcext:value-type="string">
            <text:p>Neinvestiční transfery cizím příspěvkovým organizacím</text:p>
          </table:table-cell>
          <table:table-cell/>
          <table:table-cell table:number-columns-repeated="2" office:value-type="currency" office:currency="CZK" office:value="6000" calcext:value-type="currency">
            <text:p>6 000,00 Kč</text:p>
          </table:table-cell>
          <table:table-cell table:formula="of:=IF(ISNA(MATCH([.D3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310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1" calcext:value-type="float">
            <text:p>5331</text:p>
          </table:table-cell>
          <table:table-cell table:formula="of:=LOOKUP([.D310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71127900" calcext:value-type="currency">
            <text:p>71 127 900,00 Kč</text:p>
          </table:table-cell>
          <table:table-cell office:value-type="currency" office:currency="CZK" office:value="71127680" calcext:value-type="currency">
            <text:p>71 127 680,00 Kč</text:p>
          </table:table-cell>
          <table:table-cell table:formula="of:=IF(ISNA(MATCH([.D3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31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6" calcext:value-type="float">
            <text:p>5336</text:p>
          </table:table-cell>
          <table:table-cell table:formula="of:=LOOKUP([.D311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100000" calcext:value-type="currency">
            <text:p>1 100 000,00 Kč</text:p>
          </table:table-cell>
          <table:table-cell table:formula="of:=IF(ISNA(MATCH([.D3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31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312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03596000" calcext:value-type="currency">
            <text:p>103 596 000,00 Kč</text:p>
          </table:table-cell>
          <table:table-cell office:value-type="currency" office:currency="CZK" office:value="128488700" calcext:value-type="currency">
            <text:p>128 488 700,00 Kč</text:p>
          </table:table-cell>
          <table:table-cell office:value-type="currency" office:currency="CZK" office:value="101031671.19" calcext:value-type="currency">
            <text:p>101 031 671,19 Kč</text:p>
          </table:table-cell>
          <table:table-cell table:formula="of:=IF(ISNA(MATCH([.D3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formula="of:=LOOKUP([.B31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313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office:value-type="currency" office:currency="CZK" office:value="20420300" calcext:value-type="currency">
            <text:p>20 420 300,00 Kč</text:p>
          </table:table-cell>
          <table:table-cell office:value-type="currency" office:currency="CZK" office:value="20420282.8" calcext:value-type="currency">
            <text:p>20 420 282,80 Kč</text:p>
          </table:table-cell>
          <table:table-cell table:formula="of:=IF(ISNA(MATCH([.D3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4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041" calcext:value-type="float">
            <text:p>5041</text:p>
          </table:table-cell>
          <table:table-cell table:formula="of:=LOOKUP([.D314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1219000" calcext:value-type="currency">
            <text:p>1 219 000,00 Kč</text:p>
          </table:table-cell>
          <table:table-cell office:value-type="currency" office:currency="CZK" office:value="1331000" calcext:value-type="currency">
            <text:p>1 331 000,00 Kč</text:p>
          </table:table-cell>
          <table:table-cell office:value-type="currency" office:currency="CZK" office:value="1325637.53" calcext:value-type="currency">
            <text:p>1 325 637,53 Kč</text:p>
          </table:table-cell>
          <table:table-cell table:formula="of:=IF(ISNA(MATCH([.D3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5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7" calcext:value-type="float">
            <text:p>5137</text:p>
          </table:table-cell>
          <table:table-cell table:formula="of:=LOOKUP([.D31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5700" calcext:value-type="currency">
            <text:p>15 700,00 Kč</text:p>
          </table:table-cell>
          <table:table-cell office:value-type="currency" office:currency="CZK" office:value="13552" calcext:value-type="currency">
            <text:p>13 552,00 Kč</text:p>
          </table:table-cell>
          <table:table-cell table:formula="of:=IF(ISNA(MATCH([.D3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6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9" calcext:value-type="float">
            <text:p>5139</text:p>
          </table:table-cell>
          <table:table-cell table:formula="of:=LOOKUP([.D31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6200" calcext:value-type="currency">
            <text:p>36 200,00 Kč</text:p>
          </table:table-cell>
          <table:table-cell office:value-type="currency" office:currency="CZK" office:value="30841.1" calcext:value-type="currency">
            <text:p>30 841,10 Kč</text:p>
          </table:table-cell>
          <table:table-cell table:formula="of:=IF(ISNA(MATCH([.D3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7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1" calcext:value-type="float">
            <text:p>5151</text:p>
          </table:table-cell>
          <table:table-cell table:formula="of:=LOOKUP([.D317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16000" calcext:value-type="currency">
            <text:p>16 000,00 Kč</text:p>
          </table:table-cell>
          <table:table-cell office:value-type="currency" office:currency="CZK" office:value="20300" calcext:value-type="currency">
            <text:p>20 300,00 Kč</text:p>
          </table:table-cell>
          <table:table-cell office:value-type="currency" office:currency="CZK" office:value="20250" calcext:value-type="currency">
            <text:p>20 250,00 Kč</text:p>
          </table:table-cell>
          <table:table-cell table:formula="of:=IF(ISNA(MATCH([.D3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4" calcext:value-type="float">
            <text:p>5154</text:p>
          </table:table-cell>
          <table:table-cell table:formula="of:=LOOKUP([.D318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658" calcext:value-type="currency">
            <text:p>658,00 Kč</text:p>
          </table:table-cell>
          <table:table-cell table:formula="of:=IF(ISNA(MATCH([.D3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1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69" calcext:value-type="float">
            <text:p>5169</text:p>
          </table:table-cell>
          <table:table-cell table:formula="of:=LOOKUP([.D31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70000" calcext:value-type="currency">
            <text:p>570 000,00 Kč</text:p>
          </table:table-cell>
          <table:table-cell office:value-type="currency" office:currency="CZK" office:value="546356.78" calcext:value-type="currency">
            <text:p>546 356,78 Kč</text:p>
          </table:table-cell>
          <table:table-cell table:formula="of:=IF(ISNA(MATCH([.D3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2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1" calcext:value-type="float">
            <text:p>5171</text:p>
          </table:table-cell>
          <table:table-cell table:formula="of:=LOOKUP([.D320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7220.85" calcext:value-type="currency">
            <text:p>87 220,85 Kč</text:p>
          </table:table-cell>
          <table:table-cell table:formula="of:=IF(ISNA(MATCH([.D3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2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5" calcext:value-type="float">
            <text:p>5175</text:p>
          </table:table-cell>
          <table:table-cell table:formula="of:=LOOKUP([.D321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4604.9" calcext:value-type="currency">
            <text:p>24 604,90 Kč</text:p>
          </table:table-cell>
          <table:table-cell table:formula="of:=IF(ISNA(MATCH([.D3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1" calcext:value-type="float">
            <text:p>3311</text:p>
          </table:table-cell>
          <table:table-cell table:formula="of:=LOOKUP([.B322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94" calcext:value-type="float">
            <text:p>5194</text:p>
          </table:table-cell>
          <table:table-cell table:formula="of:=LOOKUP([.D322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488" calcext:value-type="currency">
            <text:p>1 488,00 Kč</text:p>
          </table:table-cell>
          <table:table-cell table:formula="of:=IF(ISNA(MATCH([.D3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table:formula="of:=LOOKUP([.B323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7" calcext:value-type="float">
            <text:p>5137</text:p>
          </table:table-cell>
          <table:table-cell table:formula="of:=LOOKUP([.D323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42066" calcext:value-type="currency">
            <text:p>42 066,00 Kč</text:p>
          </table:table-cell>
          <table:table-cell table:formula="of:=IF(ISNA(MATCH([.D3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table:formula="of:=LOOKUP([.B324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9" calcext:value-type="float">
            <text:p>5139</text:p>
          </table:table-cell>
          <table:table-cell table:formula="of:=LOOKUP([.D32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63000" calcext:value-type="currency">
            <text:p>63 000,00 Kč</text:p>
          </table:table-cell>
          <table:table-cell office:value-type="currency" office:currency="CZK" office:value="61193" calcext:value-type="currency">
            <text:p>61 193,00 Kč</text:p>
          </table:table-cell>
          <table:table-cell table:formula="of:=IF(ISNA(MATCH([.D3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table:formula="of:=LOOKUP([.B325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69" calcext:value-type="float">
            <text:p>5169</text:p>
          </table:table-cell>
          <table:table-cell table:formula="of:=LOOKUP([.D32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34000" calcext:value-type="currency">
            <text:p>234 000,00 Kč</text:p>
          </table:table-cell>
          <table:table-cell office:value-type="currency" office:currency="CZK" office:value="174000" calcext:value-type="currency">
            <text:p>174 000,00 Kč</text:p>
          </table:table-cell>
          <table:table-cell office:value-type="currency" office:currency="CZK" office:value="165679.22" calcext:value-type="currency">
            <text:p>165 679,22 Kč</text:p>
          </table:table-cell>
          <table:table-cell table:formula="of:=IF(ISNA(MATCH([.D3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7" calcext:value-type="float">
            <text:p>3317</text:p>
          </table:table-cell>
          <table:table-cell table:formula="of:=LOOKUP([.B326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75" calcext:value-type="float">
            <text:p>5175</text:p>
          </table:table-cell>
          <table:table-cell table:formula="of:=LOOKUP([.D326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8798.7" calcext:value-type="currency">
            <text:p>58 798,70 Kč</text:p>
          </table:table-cell>
          <table:table-cell table:formula="of:=IF(ISNA(MATCH([.D3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2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041" calcext:value-type="float">
            <text:p>5041</text:p>
          </table:table-cell>
          <table:table-cell table:formula="of:=LOOKUP([.D327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410000" calcext:value-type="currency">
            <text:p>410 000,00 Kč</text:p>
          </table:table-cell>
          <table:table-cell office:value-type="currency" office:currency="CZK" office:value="393204" calcext:value-type="currency">
            <text:p>393 204,00 Kč</text:p>
          </table:table-cell>
          <table:table-cell table:formula="of:=IF(ISNA(MATCH([.D3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2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3" calcext:value-type="float">
            <text:p>5133</text:p>
          </table:table-cell>
          <table:table-cell table:formula="of:=LOOKUP([.D328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/>
          <table:table-cell office:value-type="currency" office:currency="CZK" office:value="1000" calcext:value-type="currency">
            <text:p>1 000,00 Kč</text:p>
          </table:table-cell>
          <table:table-cell/>
          <table:table-cell table:formula="of:=IF(ISNA(MATCH([.D3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2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32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69500" calcext:value-type="currency">
            <text:p>169 500,00 Kč</text:p>
          </table:table-cell>
          <table:table-cell office:value-type="currency" office:currency="CZK" office:value="165401" calcext:value-type="currency">
            <text:p>165 401,00 Kč</text:p>
          </table:table-cell>
          <table:table-cell table:formula="of:=IF(ISNA(MATCH([.D3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9" calcext:value-type="float">
            <text:p>5139</text:p>
          </table:table-cell>
          <table:table-cell table:formula="of:=LOOKUP([.D33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151500" calcext:value-type="currency">
            <text:p>151 500,00 Kč</text:p>
          </table:table-cell>
          <table:table-cell office:value-type="currency" office:currency="CZK" office:value="147383.67" calcext:value-type="currency">
            <text:p>147 383,67 Kč</text:p>
          </table:table-cell>
          <table:table-cell table:formula="of:=IF(ISNA(MATCH([.D3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1" calcext:value-type="float">
            <text:p>5161</text:p>
          </table:table-cell>
          <table:table-cell table:formula="of:=LOOKUP([.D331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3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4" calcext:value-type="float">
            <text:p>5164</text:p>
          </table:table-cell>
          <table:table-cell table:formula="of:=LOOKUP([.D332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6746" calcext:value-type="currency">
            <text:p>16 746,00 Kč</text:p>
          </table:table-cell>
          <table:table-cell table:formula="of:=IF(ISNA(MATCH([.D3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6" calcext:value-type="float">
            <text:p>5166</text:p>
          </table:table-cell>
          <table:table-cell table:formula="of:=LOOKUP([.D33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136800" calcext:value-type="currency">
            <text:p>136 8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table:formula="of:=IF(ISNA(MATCH([.D3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33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269000" calcext:value-type="currency">
            <text:p>2 269 000,00 Kč</text:p>
          </table:table-cell>
          <table:table-cell office:value-type="currency" office:currency="CZK" office:value="2714100" calcext:value-type="currency">
            <text:p>2 714 100,00 Kč</text:p>
          </table:table-cell>
          <table:table-cell office:value-type="currency" office:currency="CZK" office:value="2451018.3" calcext:value-type="currency">
            <text:p>2 451 018,30 Kč</text:p>
          </table:table-cell>
          <table:table-cell table:formula="of:=IF(ISNA(MATCH([.D3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1" calcext:value-type="float">
            <text:p>5171</text:p>
          </table:table-cell>
          <table:table-cell table:formula="of:=LOOKUP([.D335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67437.11" calcext:value-type="currency">
            <text:p>67 437,11 Kč</text:p>
          </table:table-cell>
          <table:table-cell table:formula="of:=IF(ISNA(MATCH([.D3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5" calcext:value-type="float">
            <text:p>5175</text:p>
          </table:table-cell>
          <table:table-cell table:formula="of:=LOOKUP([.D336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79000" calcext:value-type="currency">
            <text:p>79 000,00 Kč</text:p>
          </table:table-cell>
          <table:table-cell office:value-type="currency" office:currency="CZK" office:value="73101.95" calcext:value-type="currency">
            <text:p>73 101,95 Kč</text:p>
          </table:table-cell>
          <table:table-cell table:formula="of:=IF(ISNA(MATCH([.D3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94" calcext:value-type="float">
            <text:p>5194</text:p>
          </table:table-cell>
          <table:table-cell table:formula="of:=LOOKUP([.D337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380000" calcext:value-type="currency">
            <text:p>380 000,00 Kč</text:p>
          </table:table-cell>
          <table:table-cell office:value-type="currency" office:currency="CZK" office:value="143000" calcext:value-type="currency">
            <text:p>143 000,00 Kč</text:p>
          </table:table-cell>
          <table:table-cell office:value-type="currency" office:currency="CZK" office:value="141548.47" calcext:value-type="currency">
            <text:p>141 548,47 Kč</text:p>
          </table:table-cell>
          <table:table-cell table:formula="of:=IF(ISNA(MATCH([.D3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9" calcext:value-type="float">
            <text:p>3319</text:p>
          </table:table-cell>
          <table:table-cell table:formula="of:=LOOKUP([.B33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223" calcext:value-type="float">
            <text:p>5223</text:p>
          </table:table-cell>
          <table:table-cell table:formula="of:=LOOKUP([.D338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formula="of:=IF(ISNA(MATCH([.D3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table:formula="of:=LOOKUP([.B339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37" calcext:value-type="float">
            <text:p>5137</text:p>
          </table:table-cell>
          <table:table-cell table:formula="of:=LOOKUP([.D33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99300" calcext:value-type="currency">
            <text:p>99 300,00 Kč</text:p>
          </table:table-cell>
          <table:table-cell office:value-type="currency" office:currency="CZK" office:value="3267" calcext:value-type="currency">
            <text:p>3 267,00 Kč</text:p>
          </table:table-cell>
          <table:table-cell table:formula="of:=IF(ISNA(MATCH([.D3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table:formula="of:=LOOKUP([.B340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66" calcext:value-type="float">
            <text:p>5166</text:p>
          </table:table-cell>
          <table:table-cell table:formula="of:=LOOKUP([.D34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136500" calcext:value-type="currency">
            <text:p>136 500,00 Kč</text:p>
          </table:table-cell>
          <table:table-cell/>
          <table:table-cell table:formula="of:=IF(ISNA(MATCH([.D3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table:formula="of:=LOOKUP([.B341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69" calcext:value-type="float">
            <text:p>5169</text:p>
          </table:table-cell>
          <table:table-cell table:formula="of:=LOOKUP([.D341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85100" calcext:value-type="currency">
            <text:p>185 100,00 Kč</text:p>
          </table:table-cell>
          <table:table-cell office:value-type="currency" office:currency="CZK" office:value="424" calcext:value-type="currency">
            <text:p>424,00 Kč</text:p>
          </table:table-cell>
          <table:table-cell table:formula="of:=IF(ISNA(MATCH([.D3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table:formula="of:=LOOKUP([.B342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71" calcext:value-type="float">
            <text:p>5171</text:p>
          </table:table-cell>
          <table:table-cell table:formula="of:=LOOKUP([.D34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2"/>
          <table:table-cell table:formula="of:=IF(ISNA(MATCH([.D3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2" calcext:value-type="float">
            <text:p>3322</text:p>
          </table:table-cell>
          <table:table-cell table:formula="of:=LOOKUP([.B343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34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9600000" calcext:value-type="currency">
            <text:p>19 600 000,00 Kč</text:p>
          </table:table-cell>
          <table:table-cell office:value-type="currency" office:currency="CZK" office:value="37472800" calcext:value-type="currency">
            <text:p>37 472 800,00 Kč</text:p>
          </table:table-cell>
          <table:table-cell office:value-type="currency" office:currency="CZK" office:value="13059542.05" calcext:value-type="currency">
            <text:p>13 059 542,05 Kč</text:p>
          </table:table-cell>
          <table:table-cell table:formula="of:=IF(ISNA(MATCH([.D3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table:formula="of:=LOOKUP([.B344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37" calcext:value-type="float">
            <text:p>5137</text:p>
          </table:table-cell>
          <table:table-cell table:formula="of:=LOOKUP([.D34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700" calcext:value-type="currency">
            <text:p>700,00 Kč</text:p>
          </table:table-cell>
          <table:table-cell/>
          <table:table-cell table:formula="of:=IF(ISNA(MATCH([.D3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table:formula="of:=LOOKUP([.B345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4" calcext:value-type="float">
            <text:p>5164</text:p>
          </table:table-cell>
          <table:table-cell table:formula="of:=LOOKUP([.D345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80500" calcext:value-type="currency">
            <text:p>80 500,00 Kč</text:p>
          </table:table-cell>
          <table:table-cell office:value-type="currency" office:currency="CZK" office:value="80487" calcext:value-type="currency">
            <text:p>80 487,00 Kč</text:p>
          </table:table-cell>
          <table:table-cell table:formula="of:=IF(ISNA(MATCH([.D3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table:formula="of:=LOOKUP([.B346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9" calcext:value-type="float">
            <text:p>5169</text:p>
          </table:table-cell>
          <table:table-cell table:formula="of:=LOOKUP([.D34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29500" calcext:value-type="currency">
            <text:p>129 500,00 Kč</text:p>
          </table:table-cell>
          <table:table-cell office:value-type="currency" office:currency="CZK" office:value="104420.6" calcext:value-type="currency">
            <text:p>104 420,60 Kč</text:p>
          </table:table-cell>
          <table:table-cell table:formula="of:=IF(ISNA(MATCH([.D3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table:formula="of:=LOOKUP([.B347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71" calcext:value-type="float">
            <text:p>5171</text:p>
          </table:table-cell>
          <table:table-cell table:formula="of:=LOOKUP([.D347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795300" calcext:value-type="currency">
            <text:p>795 300,00 Kč</text:p>
          </table:table-cell>
          <table:table-cell office:value-type="currency" office:currency="CZK" office:value="738423.55" calcext:value-type="currency">
            <text:p>738 423,55 Kč</text:p>
          </table:table-cell>
          <table:table-cell table:formula="of:=IF(ISNA(MATCH([.D3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6" calcext:value-type="float">
            <text:p>3326</text:p>
          </table:table-cell>
          <table:table-cell table:formula="of:=LOOKUP([.B348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2" calcext:value-type="float">
            <text:p>6122</text:p>
          </table:table-cell>
          <table:table-cell table:formula="of:=LOOKUP([.D348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table:number-columns-repeated="2" office:value-type="currency" office:currency="CZK" office:value="72300" calcext:value-type="currency">
            <text:p>72 300,00 Kč</text:p>
          </table:table-cell>
          <table:table-cell table:formula="of:=IF(ISNA(MATCH([.D3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table:formula="of:=LOOKUP([.B349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34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345000" calcext:value-type="currency">
            <text:p>4 345 000,00 Kč</text:p>
          </table:table-cell>
          <table:table-cell office:value-type="currency" office:currency="CZK" office:value="3733600" calcext:value-type="currency">
            <text:p>3 733 600,00 Kč</text:p>
          </table:table-cell>
          <table:table-cell office:value-type="currency" office:currency="CZK" office:value="3397221.96" calcext:value-type="currency">
            <text:p>3 397 221,96 Kč</text:p>
          </table:table-cell>
          <table:table-cell table:formula="of:=IF(ISNA(MATCH([.D3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table:formula="of:=LOOKUP([.B350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350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3040" calcext:value-type="currency">
            <text:p>3 040,00 Kč</text:p>
          </table:table-cell>
          <table:table-cell table:formula="of:=IF(ISNA(MATCH([.D3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9" calcext:value-type="float">
            <text:p>3349</text:p>
          </table:table-cell>
          <table:table-cell table:formula="of:=LOOKUP([.B351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494" calcext:value-type="float">
            <text:p>5494</text:p>
          </table:table-cell>
          <table:table-cell table:formula="of:=LOOKUP([.D351];[$Polozky.A$1:.A$1048576];[$Polozky.B$1:.B$1048576])" office:value-type="string" office:string-value="Neinvestiční transfery obyvatelstvu nemající charakter daru" calcext:value-type="string">
            <text:p>Neinvestiční transfery obyvatelstvu nemající charakter daru</text:p>
          </table:table-cell>
          <table:table-cell/>
          <table:table-cell table:number-columns-repeated="2" office:value-type="currency" office:currency="CZK" office:value="44000" calcext:value-type="currency">
            <text:p>44 000,00 Kč</text:p>
          </table:table-cell>
          <table:table-cell table:formula="of:=IF(ISNA(MATCH([.D3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041" calcext:value-type="float">
            <text:p>5041</text:p>
          </table:table-cell>
          <table:table-cell table:formula="of:=LOOKUP([.D352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office:value-type="currency" office:currency="CZK" office:value="1298126.86" calcext:value-type="currency">
            <text:p>1 298 126,86 Kč</text:p>
          </table:table-cell>
          <table:table-cell table:formula="of:=IF(ISNA(MATCH([.D3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3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7" calcext:value-type="float">
            <text:p>5137</text:p>
          </table:table-cell>
          <table:table-cell table:formula="of:=LOOKUP([.D353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45128.41" calcext:value-type="currency">
            <text:p>45 128,41 Kč</text:p>
          </table:table-cell>
          <table:table-cell table:formula="of:=IF(ISNA(MATCH([.D3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4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9" calcext:value-type="float">
            <text:p>5139</text:p>
          </table:table-cell>
          <table:table-cell table:formula="of:=LOOKUP([.D35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4000" calcext:value-type="currency">
            <text:p>4 000,00 Kč</text:p>
          </table:table-cell>
          <table:table-cell office:value-type="currency" office:currency="CZK" office:value="2693" calcext:value-type="currency">
            <text:p>2 693,00 Kč</text:p>
          </table:table-cell>
          <table:table-cell table:formula="of:=IF(ISNA(MATCH([.D3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5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6" calcext:value-type="float">
            <text:p>5166</text:p>
          </table:table-cell>
          <table:table-cell table:formula="of:=LOOKUP([.D35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3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6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9" calcext:value-type="float">
            <text:p>5169</text:p>
          </table:table-cell>
          <table:table-cell table:formula="of:=LOOKUP([.D35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98352.5" calcext:value-type="currency">
            <text:p>598 352,50 Kč</text:p>
          </table:table-cell>
          <table:table-cell table:formula="of:=IF(ISNA(MATCH([.D3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7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1" calcext:value-type="float">
            <text:p>5171</text:p>
          </table:table-cell>
          <table:table-cell table:formula="of:=LOOKUP([.D357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61000" calcext:value-type="currency">
            <text:p>61 000,00 Kč</text:p>
          </table:table-cell>
          <table:table-cell office:value-type="currency" office:currency="CZK" office:value="1000" calcext:value-type="currency">
            <text:p>1 000,00 Kč</text:p>
          </table:table-cell>
          <table:table-cell/>
          <table:table-cell table:formula="of:=IF(ISNA(MATCH([.D3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8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5" calcext:value-type="float">
            <text:p>5175</text:p>
          </table:table-cell>
          <table:table-cell table:formula="of:=LOOKUP([.D358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18000" calcext:value-type="currency">
            <text:p>18 000,00 Kč</text:p>
          </table:table-cell>
          <table:table-cell office:value-type="currency" office:currency="CZK" office:value="14896" calcext:value-type="currency">
            <text:p>14 896,00 Kč</text:p>
          </table:table-cell>
          <table:table-cell table:formula="of:=IF(ISNA(MATCH([.D3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2" calcext:value-type="float">
            <text:p>3392</text:p>
          </table:table-cell>
          <table:table-cell table:formula="of:=LOOKUP([.B359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94" calcext:value-type="float">
            <text:p>5194</text:p>
          </table:table-cell>
          <table:table-cell table:formula="of:=LOOKUP([.D359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/>
          <table:table-cell table:formula="of:=IF(ISNA(MATCH([.D3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0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041" calcext:value-type="float">
            <text:p>5041</text:p>
          </table:table-cell>
          <table:table-cell table:formula="of:=LOOKUP([.D360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/>
          <table:table-cell office:value-type="currency" office:currency="CZK" office:value="43000" calcext:value-type="currency">
            <text:p>43 000,00 Kč</text:p>
          </table:table-cell>
          <table:table-cell office:value-type="currency" office:currency="CZK" office:value="42350" calcext:value-type="currency">
            <text:p>42 350,00 Kč</text:p>
          </table:table-cell>
          <table:table-cell table:formula="of:=IF(ISNA(MATCH([.D3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1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361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46000" calcext:value-type="currency">
            <text:p>46 000,00 Kč</text:p>
          </table:table-cell>
          <table:table-cell office:value-type="currency" office:currency="CZK" office:value="45904.5" calcext:value-type="currency">
            <text:p>45 904,50 Kč</text:p>
          </table:table-cell>
          <table:table-cell table:formula="of:=IF(ISNA(MATCH([.D3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2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4" calcext:value-type="float">
            <text:p>5164</text:p>
          </table:table-cell>
          <table:table-cell table:formula="of:=LOOKUP([.D362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3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3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36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1000" calcext:value-type="currency">
            <text:p>51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office:value-type="currency" office:currency="CZK" office:value="84852.8" calcext:value-type="currency">
            <text:p>84 852,80 Kč</text:p>
          </table:table-cell>
          <table:table-cell table:formula="of:=IF(ISNA(MATCH([.D3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364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5974" calcext:value-type="currency">
            <text:p>5 974,00 Kč</text:p>
          </table:table-cell>
          <table:table-cell table:formula="of:=IF(ISNA(MATCH([.D3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9" calcext:value-type="float">
            <text:p>3399</text:p>
          </table:table-cell>
          <table:table-cell table:formula="of:=LOOKUP([.B365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365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417000" calcext:value-type="currency">
            <text:p>417 000,00 Kč</text:p>
          </table:table-cell>
          <table:table-cell office:value-type="currency" office:currency="CZK" office:value="265000" calcext:value-type="currency">
            <text:p>265 000,00 Kč</text:p>
          </table:table-cell>
          <table:table-cell office:value-type="currency" office:currency="CZK" office:value="255060.5" calcext:value-type="currency">
            <text:p>255 060,50 Kč</text:p>
          </table:table-cell>
          <table:table-cell table:formula="of:=IF(ISNA(MATCH([.D3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table:formula="of:=LOOKUP([.B366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2" calcext:value-type="float">
            <text:p>5212</text:p>
          </table:table-cell>
          <table:table-cell table:formula="of:=LOOKUP([.D366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/>
          <table:table-cell table:number-columns-repeated="2" office:value-type="currency" office:currency="CZK" office:value="150000" calcext:value-type="currency">
            <text:p>150 000,00 Kč</text:p>
          </table:table-cell>
          <table:table-cell table:formula="of:=IF(ISNA(MATCH([.D3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table:formula="of:=LOOKUP([.B367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2" calcext:value-type="float">
            <text:p>5222</text:p>
          </table:table-cell>
          <table:table-cell table:formula="of:=LOOKUP([.D367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20219900" calcext:value-type="currency">
            <text:p>20 219 900,00 Kč</text:p>
          </table:table-cell>
          <table:table-cell office:value-type="currency" office:currency="CZK" office:value="11203855" calcext:value-type="currency">
            <text:p>11 203 855,00 Kč</text:p>
          </table:table-cell>
          <table:table-cell table:formula="of:=IF(ISNA(MATCH([.D3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9" calcext:value-type="float">
            <text:p>3419</text:p>
          </table:table-cell>
          <table:table-cell table:formula="of:=LOOKUP([.B368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336" calcext:value-type="float">
            <text:p>5336</text:p>
          </table:table-cell>
          <table:table-cell table:formula="of:=LOOKUP([.D368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8075000" calcext:value-type="currency">
            <text:p>8 075 000,00 Kč</text:p>
          </table:table-cell>
          <table:table-cell office:value-type="currency" office:currency="CZK" office:value="6822000" calcext:value-type="currency">
            <text:p>6 822 000,00 Kč</text:p>
          </table:table-cell>
          <table:table-cell table:formula="of:=IF(ISNA(MATCH([.D3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6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041" calcext:value-type="float">
            <text:p>5041</text:p>
          </table:table-cell>
          <table:table-cell table:formula="of:=LOOKUP([.D369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2"/>
          <table:table-cell table:formula="of:=IF(ISNA(MATCH([.D3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3" calcext:value-type="float">
            <text:p>5133</text:p>
          </table:table-cell>
          <table:table-cell table:formula="of:=LOOKUP([.D370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76" calcext:value-type="currency">
            <text:p>876,00 Kč</text:p>
          </table:table-cell>
          <table:table-cell table:formula="of:=IF(ISNA(MATCH([.D3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7" calcext:value-type="float">
            <text:p>5137</text:p>
          </table:table-cell>
          <table:table-cell table:formula="of:=LOOKUP([.D37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2"/>
          <table:table-cell table:formula="of:=IF(ISNA(MATCH([.D3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372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35500" calcext:value-type="currency">
            <text:p>35 500,00 Kč</text:p>
          </table:table-cell>
          <table:table-cell office:value-type="currency" office:currency="CZK" office:value="32150.25" calcext:value-type="currency">
            <text:p>32 150,25 Kč</text:p>
          </table:table-cell>
          <table:table-cell table:formula="of:=IF(ISNA(MATCH([.D3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2" calcext:value-type="float">
            <text:p>5162</text:p>
          </table:table-cell>
          <table:table-cell table:formula="of:=LOOKUP([.D373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9000" calcext:value-type="currency">
            <text:p>9 000,00 Kč</text:p>
          </table:table-cell>
          <table:table-cell office:value-type="currency" office:currency="CZK" office:value="7500" calcext:value-type="currency">
            <text:p>7 500,00 Kč</text:p>
          </table:table-cell>
          <table:table-cell office:value-type="currency" office:currency="CZK" office:value="6793.35" calcext:value-type="currency">
            <text:p>6 793,35 Kč</text:p>
          </table:table-cell>
          <table:table-cell table:formula="of:=IF(ISNA(MATCH([.D3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6" calcext:value-type="float">
            <text:p>5166</text:p>
          </table:table-cell>
          <table:table-cell table:formula="of:=LOOKUP([.D37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/>
          <table:table-cell table:formula="of:=IF(ISNA(MATCH([.D3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37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59000" calcext:value-type="currency">
            <text:p>159 000,00 Kč</text:p>
          </table:table-cell>
          <table:table-cell office:value-type="currency" office:currency="CZK" office:value="171900" calcext:value-type="currency">
            <text:p>171 900,00 Kč</text:p>
          </table:table-cell>
          <table:table-cell office:value-type="currency" office:currency="CZK" office:value="138126.55" calcext:value-type="currency">
            <text:p>138 126,55 Kč</text:p>
          </table:table-cell>
          <table:table-cell table:formula="of:=IF(ISNA(MATCH([.D3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1" calcext:value-type="float">
            <text:p>5171</text:p>
          </table:table-cell>
          <table:table-cell table:formula="of:=LOOKUP([.D376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2000" calcext:value-type="currency">
            <text:p>2 000,00 Kč</text:p>
          </table:table-cell>
          <table:table-cell table:number-columns-repeated="2"/>
          <table:table-cell table:formula="of:=IF(ISNA(MATCH([.D3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5" calcext:value-type="float">
            <text:p>5175</text:p>
          </table:table-cell>
          <table:table-cell table:formula="of:=LOOKUP([.D377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2500" calcext:value-type="currency">
            <text:p>22 500,00 Kč</text:p>
          </table:table-cell>
          <table:table-cell office:value-type="currency" office:currency="CZK" office:value="22173.5" calcext:value-type="currency">
            <text:p>22 173,50 Kč</text:p>
          </table:table-cell>
          <table:table-cell table:formula="of:=IF(ISNA(MATCH([.D3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94" calcext:value-type="float">
            <text:p>5194</text:p>
          </table:table-cell>
          <table:table-cell table:formula="of:=LOOKUP([.D378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90500" calcext:value-type="currency">
            <text:p>90 500,00 Kč</text:p>
          </table:table-cell>
          <table:table-cell office:value-type="currency" office:currency="CZK" office:value="60912" calcext:value-type="currency">
            <text:p>60 912,00 Kč</text:p>
          </table:table-cell>
          <table:table-cell table:formula="of:=IF(ISNA(MATCH([.D3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7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12" calcext:value-type="float">
            <text:p>5212</text:p>
          </table:table-cell>
          <table:table-cell table:formula="of:=LOOKUP([.D379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/>
          <table:table-cell table:number-columns-repeated="2" office:value-type="currency" office:currency="CZK" office:value="122500" calcext:value-type="currency">
            <text:p>122 500,00 Kč</text:p>
          </table:table-cell>
          <table:table-cell table:formula="of:=IF(ISNA(MATCH([.D3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8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1" calcext:value-type="float">
            <text:p>5221</text:p>
          </table:table-cell>
          <table:table-cell table:formula="of:=LOOKUP([.D380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formula="of:=IF(ISNA(MATCH([.D3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8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2" calcext:value-type="float">
            <text:p>5222</text:p>
          </table:table-cell>
          <table:table-cell table:formula="of:=LOOKUP([.D381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office:value-type="currency" office:currency="CZK" office:value="3054800" calcext:value-type="currency">
            <text:p>3 054 800,00 Kč</text:p>
          </table:table-cell>
          <table:table-cell office:value-type="currency" office:currency="CZK" office:value="1454696" calcext:value-type="currency">
            <text:p>1 454 696,00 Kč</text:p>
          </table:table-cell>
          <table:table-cell table:formula="of:=IF(ISNA(MATCH([.D3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8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1" calcext:value-type="float">
            <text:p>5331</text:p>
          </table:table-cell>
          <table:table-cell table:formula="of:=LOOKUP([.D38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/>
          <table:table-cell table:number-columns-repeated="2" office:value-type="currency" office:currency="CZK" office:value="1405800" calcext:value-type="currency">
            <text:p>1 405 800,00 Kč</text:p>
          </table:table-cell>
          <table:table-cell table:formula="of:=IF(ISNA(MATCH([.D3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8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6" calcext:value-type="float">
            <text:p>5336</text:p>
          </table:table-cell>
          <table:table-cell table:formula="of:=LOOKUP([.D383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63600" calcext:value-type="currency">
            <text:p>163 600,00 Kč</text:p>
          </table:table-cell>
          <table:table-cell table:formula="of:=IF(ISNA(MATCH([.D3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1" calcext:value-type="float">
            <text:p>3421</text:p>
          </table:table-cell>
          <table:table-cell table:formula="of:=LOOKUP([.B38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9" calcext:value-type="float">
            <text:p>5339</text:p>
          </table:table-cell>
          <table:table-cell table:formula="of:=LOOKUP([.D384];[$Polozky.A$1:.A$1048576];[$Polozky.B$1:.B$1048576])" office:value-type="string" office:string-value="Neinvestiční transfery cizím příspěvkovým organizacím" calcext:value-type="string">
            <text:p>Neinvestiční transfery cizím příspěvkovým organizacím</text:p>
          </table:table-cell>
          <table:table-cell/>
          <table:table-cell table:number-columns-repeated="2" office:value-type="currency" office:currency="CZK" office:value="420000" calcext:value-type="currency">
            <text:p>420 000,00 Kč</text:p>
          </table:table-cell>
          <table:table-cell table:formula="of:=IF(ISNA(MATCH([.D3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9" calcext:value-type="float">
            <text:p>3429</text:p>
          </table:table-cell>
          <table:table-cell table:formula="of:=LOOKUP([.B385];[$Paragrafy.A$1:.A$1048576];[$Paragrafy.B$1:.B$1048576])" office:value-type="string" office:string-value="Ostatní zájmová činnost a rekreace" calcext:value-type="string">
            <text:p>Ostatní zájmová činnost a rekreace</text:p>
          </table:table-cell>
          <table:table-cell office:value-type="float" office:value="5222" calcext:value-type="float">
            <text:p>5222</text:p>
          </table:table-cell>
          <table:table-cell table:formula="of:=LOOKUP([.D385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3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table:formula="of:=LOOKUP([.B386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137" calcext:value-type="float">
            <text:p>5137</text:p>
          </table:table-cell>
          <table:table-cell table:formula="of:=LOOKUP([.D38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990" calcext:value-type="currency">
            <text:p>4 990,00 Kč</text:p>
          </table:table-cell>
          <table:table-cell table:formula="of:=IF(ISNA(MATCH([.D3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table:formula="of:=LOOKUP([.B387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429" calcext:value-type="float">
            <text:p>5429</text:p>
          </table:table-cell>
          <table:table-cell table:formula="of:=LOOKUP([.D387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00" calcext:value-type="currency">
            <text:p>7 300,00 Kč</text:p>
          </table:table-cell>
          <table:table-cell table:formula="of:=IF(ISNA(MATCH([.D3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1" calcext:value-type="float">
            <text:p>3511</text:p>
          </table:table-cell>
          <table:table-cell table:formula="of:=LOOKUP([.B388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6121" calcext:value-type="float">
            <text:p>6121</text:p>
          </table:table-cell>
          <table:table-cell table:formula="of:=LOOKUP([.D38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4378000" calcext:value-type="currency">
            <text:p>14 378 000,00 Kč</text:p>
          </table:table-cell>
          <table:table-cell office:value-type="currency" office:currency="CZK" office:value="1570087.53" calcext:value-type="currency">
            <text:p>1 570 087,53 Kč</text:p>
          </table:table-cell>
          <table:table-cell table:formula="of:=IF(ISNA(MATCH([.D3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89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137" calcext:value-type="float">
            <text:p>5137</text:p>
          </table:table-cell>
          <table:table-cell table:formula="of:=LOOKUP([.D38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/>
          <table:table-cell table:formula="of:=IF(ISNA(MATCH([.D3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90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166" calcext:value-type="float">
            <text:p>5166</text:p>
          </table:table-cell>
          <table:table-cell table:formula="of:=LOOKUP([.D39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54125.5" calcext:value-type="currency">
            <text:p>54 125,50 Kč</text:p>
          </table:table-cell>
          <table:table-cell table:formula="of:=IF(ISNA(MATCH([.D3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91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169" calcext:value-type="float">
            <text:p>5169</text:p>
          </table:table-cell>
          <table:table-cell table:formula="of:=LOOKUP([.D391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/>
          <table:table-cell table:formula="of:=IF(ISNA(MATCH([.D3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92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1" calcext:value-type="float">
            <text:p>5331</text:p>
          </table:table-cell>
          <table:table-cell table:formula="of:=LOOKUP([.D39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17100000" calcext:value-type="currency">
            <text:p>17 100 000,00 Kč</text:p>
          </table:table-cell>
          <table:table-cell office:value-type="currency" office:currency="CZK" office:value="17103600" calcext:value-type="currency">
            <text:p>17 103 600,00 Kč</text:p>
          </table:table-cell>
          <table:table-cell office:value-type="currency" office:currency="CZK" office:value="17103554.11" calcext:value-type="currency">
            <text:p>17 103 554,11 Kč</text:p>
          </table:table-cell>
          <table:table-cell table:formula="of:=IF(ISNA(MATCH([.D3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93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6" calcext:value-type="float">
            <text:p>5336</text:p>
          </table:table-cell>
          <table:table-cell table:formula="of:=LOOKUP([.D393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076000" calcext:value-type="currency">
            <text:p>1 076 000,00 Kč</text:p>
          </table:table-cell>
          <table:table-cell table:formula="of:=IF(ISNA(MATCH([.D3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  <table:table-cell table:formula="of:=LOOKUP([.B394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39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4544000" calcext:value-type="currency">
            <text:p>4 544 000,00 Kč</text:p>
          </table:table-cell>
          <table:table-cell office:value-type="currency" office:currency="CZK" office:value="14464000" calcext:value-type="currency">
            <text:p>14 464 000,00 Kč</text:p>
          </table:table-cell>
          <table:table-cell office:value-type="currency" office:currency="CZK" office:value="5993121.21" calcext:value-type="currency">
            <text:p>5 993 121,21 Kč</text:p>
          </table:table-cell>
          <table:table-cell table:formula="of:=IF(ISNA(MATCH([.D3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395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6" calcext:value-type="float">
            <text:p>5136</text:p>
          </table:table-cell>
          <table:table-cell table:formula="of:=LOOKUP([.D395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3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396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9" calcext:value-type="float">
            <text:p>5139</text:p>
          </table:table-cell>
          <table:table-cell table:formula="of:=LOOKUP([.D39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/>
          <table:table-cell table:formula="of:=IF(ISNA(MATCH([.D3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397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7" calcext:value-type="float">
            <text:p>5167</text:p>
          </table:table-cell>
          <table:table-cell table:formula="of:=LOOKUP([.D397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table:formula="of:=IF(ISNA(MATCH([.D3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398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9" calcext:value-type="float">
            <text:p>5169</text:p>
          </table:table-cell>
          <table:table-cell table:formula="of:=LOOKUP([.D398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formula="of:=IF(ISNA(MATCH([.D3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399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94" calcext:value-type="float">
            <text:p>5194</text:p>
          </table:table-cell>
          <table:table-cell table:formula="of:=LOOKUP([.D399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2"/>
          <table:table-cell table:formula="of:=IF(ISNA(MATCH([.D3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400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2" calcext:value-type="float">
            <text:p>5222</text:p>
          </table:table-cell>
          <table:table-cell table:formula="of:=LOOKUP([.D400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516000" calcext:value-type="currency">
            <text:p>516 000,00 Kč</text:p>
          </table:table-cell>
          <table:table-cell/>
          <table:table-cell table:formula="of:=IF(ISNA(MATCH([.D4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401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3" calcext:value-type="float">
            <text:p>5223</text:p>
          </table:table-cell>
          <table:table-cell table:formula="of:=LOOKUP([.D401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  <table:table-cell table:formula="of:=IF(ISNA(MATCH([.D4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402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331" calcext:value-type="float">
            <text:p>5331</text:p>
          </table:table-cell>
          <table:table-cell table:formula="of:=LOOKUP([.D40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/>
          <table:table-cell table:number-columns-repeated="2" office:value-type="currency" office:currency="CZK" office:value="610000" calcext:value-type="currency">
            <text:p>610 000,00 Kč</text:p>
          </table:table-cell>
          <table:table-cell table:formula="of:=IF(ISNA(MATCH([.D4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1" calcext:value-type="float">
            <text:p>3541</text:p>
          </table:table-cell>
          <table:table-cell table:formula="of:=LOOKUP([.B403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333" calcext:value-type="float">
            <text:p>5333</text:p>
          </table:table-cell>
          <table:table-cell table:formula="of:=LOOKUP([.D403];[$Polozky.A$1:.A$1048576];[$Polozky.B$1:.B$1048576])" office:value-type="string" office:string-value="Neinvestiční transfery školským právnickým osobám zřízeným státem, kraji a obcemi" calcext:value-type="string">
            <text:p>Neinvestiční transfery školským právnickým osobám zřízeným státem, kraji a obcemi</text:p>
          </table:table-cell>
          <table:table-cell/>
          <table:table-cell table:number-columns-repeated="2" office:value-type="currency" office:currency="CZK" office:value="60000" calcext:value-type="currency">
            <text:p>60 000,00 Kč</text:p>
          </table:table-cell>
          <table:table-cell table:formula="of:=IF(ISNA(MATCH([.D4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2" calcext:value-type="float">
            <text:p>3612</text:p>
          </table:table-cell>
          <table:table-cell table:formula="of:=LOOKUP([.B404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5164" calcext:value-type="float">
            <text:p>5164</text:p>
          </table:table-cell>
          <table:table-cell table:formula="of:=LOOKUP([.D404];[$Polozky.A$1:.A$1048576];[$Polozky.B$1:.B$1048576])" office:value-type="string" office:string-value="Nájemné" calcext:value-type="string">
            <text:p>Nájemné</text:p>
          </table:table-cell>
          <table:table-cell/>
          <table:table-cell table:number-columns-repeated="2" office:value-type="currency" office:currency="CZK" office:value="48000" calcext:value-type="currency">
            <text:p>48 000,00 Kč</text:p>
          </table:table-cell>
          <table:table-cell table:formula="of:=IF(ISNA(MATCH([.D4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2" calcext:value-type="float">
            <text:p>3612</text:p>
          </table:table-cell>
          <table:table-cell table:formula="of:=LOOKUP([.B405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40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58000" calcext:value-type="currency">
            <text:p>158 000,00 Kč</text:p>
          </table:table-cell>
          <table:table-cell office:value-type="currency" office:currency="CZK" office:value="1758000" calcext:value-type="currency">
            <text:p>1 758 000,00 Kč</text:p>
          </table:table-cell>
          <table:table-cell office:value-type="currency" office:currency="CZK" office:value="501546.71" calcext:value-type="currency">
            <text:p>501 546,71 Kč</text:p>
          </table:table-cell>
          <table:table-cell table:formula="of:=IF(ISNA(MATCH([.D4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3" calcext:value-type="float">
            <text:p>3613</text:p>
          </table:table-cell>
          <table:table-cell table:formula="of:=LOOKUP([.B406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40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642000" calcext:value-type="currency">
            <text:p>2 642 000,00 Kč</text:p>
          </table:table-cell>
          <table:table-cell office:value-type="currency" office:currency="CZK" office:value="2550653" calcext:value-type="currency">
            <text:p>2 550 653,00 Kč</text:p>
          </table:table-cell>
          <table:table-cell table:formula="of:=IF(ISNA(MATCH([.D4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2" calcext:value-type="float">
            <text:p>3632</text:p>
          </table:table-cell>
          <table:table-cell table:formula="of:=LOOKUP([.B407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5192" calcext:value-type="float">
            <text:p>5192</text:p>
          </table:table-cell>
          <table:table-cell table:formula="of:=LOOKUP([.D407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620900" calcext:value-type="currency">
            <text:p>620 900,00 Kč</text:p>
          </table:table-cell>
          <table:table-cell office:value-type="currency" office:currency="CZK" office:value="355771" calcext:value-type="currency">
            <text:p>355 771,00 Kč</text:p>
          </table:table-cell>
          <table:table-cell table:formula="of:=IF(ISNA(MATCH([.D4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table:formula="of:=LOOKUP([.B40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40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4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table:formula="of:=LOOKUP([.B409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40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9172.08" calcext:value-type="currency">
            <text:p>9 172,08 Kč</text:p>
          </table:table-cell>
          <table:table-cell table:formula="of:=IF(ISNA(MATCH([.D4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table:formula="of:=LOOKUP([.B410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41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2663000" calcext:value-type="currency">
            <text:p>2 663 000,00 Kč</text:p>
          </table:table-cell>
          <table:table-cell office:value-type="currency" office:currency="CZK" office:value="1179287" calcext:value-type="currency">
            <text:p>1 179 287,00 Kč</text:p>
          </table:table-cell>
          <table:table-cell table:formula="of:=IF(ISNA(MATCH([.D4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table:formula="of:=LOOKUP([.B411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41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388200" calcext:value-type="currency">
            <text:p>388 200,00 Kč</text:p>
          </table:table-cell>
          <table:table-cell office:value-type="currency" office:currency="CZK" office:value="43166" calcext:value-type="currency">
            <text:p>43 166,00 Kč</text:p>
          </table:table-cell>
          <table:table-cell table:formula="of:=IF(ISNA(MATCH([.D4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5" calcext:value-type="float">
            <text:p>3635</text:p>
          </table:table-cell>
          <table:table-cell table:formula="of:=LOOKUP([.B412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75" calcext:value-type="float">
            <text:p>5175</text:p>
          </table:table-cell>
          <table:table-cell table:formula="of:=LOOKUP([.D412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10179" calcext:value-type="currency">
            <text:p>10 179,00 Kč</text:p>
          </table:table-cell>
          <table:table-cell table:formula="of:=IF(ISNA(MATCH([.D4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3" calcext:value-type="float">
            <text:p>5163</text:p>
          </table:table-cell>
          <table:table-cell table:formula="of:=LOOKUP([.D41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736000" calcext:value-type="currency">
            <text:p>1 736 000,00 Kč</text:p>
          </table:table-cell>
          <table:table-cell office:value-type="currency" office:currency="CZK" office:value="1468433" calcext:value-type="currency">
            <text:p>1 468 433,00 Kč</text:p>
          </table:table-cell>
          <table:table-cell table:formula="of:=IF(ISNA(MATCH([.D4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4" calcext:value-type="float">
            <text:p>5164</text:p>
          </table:table-cell>
          <table:table-cell table:formula="of:=LOOKUP([.D414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office:value-type="currency" office:currency="CZK" office:value="170950" calcext:value-type="currency">
            <text:p>170 950,00 Kč</text:p>
          </table:table-cell>
          <table:table-cell table:formula="of:=IF(ISNA(MATCH([.D4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41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599000" calcext:value-type="currency">
            <text:p>599 000,00 Kč</text:p>
          </table:table-cell>
          <table:table-cell office:value-type="currency" office:currency="CZK" office:value="3356000" calcext:value-type="currency">
            <text:p>3 356 000,00 Kč</text:p>
          </table:table-cell>
          <table:table-cell office:value-type="currency" office:currency="CZK" office:value="2734972.73" calcext:value-type="currency">
            <text:p>2 734 972,73 Kč</text:p>
          </table:table-cell>
          <table:table-cell table:formula="of:=IF(ISNA(MATCH([.D4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6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9" calcext:value-type="float">
            <text:p>5169</text:p>
          </table:table-cell>
          <table:table-cell table:formula="of:=LOOKUP([.D416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221000" calcext:value-type="currency">
            <text:p>1 221 000,00 Kč</text:p>
          </table:table-cell>
          <table:table-cell office:value-type="currency" office:currency="CZK" office:value="1171280" calcext:value-type="currency">
            <text:p>1 171 280,00 Kč</text:p>
          </table:table-cell>
          <table:table-cell table:formula="of:=IF(ISNA(MATCH([.D4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71" calcext:value-type="float">
            <text:p>5171</text:p>
          </table:table-cell>
          <table:table-cell table:formula="of:=LOOKUP([.D417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9335" calcext:value-type="currency">
            <text:p>29 335,00 Kč</text:p>
          </table:table-cell>
          <table:table-cell table:formula="of:=IF(ISNA(MATCH([.D4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418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6802900" calcext:value-type="currency">
            <text:p>6 802 9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table:formula="of:=IF(ISNA(MATCH([.D4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1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30" calcext:value-type="float">
            <text:p>6130</text:p>
          </table:table-cell>
          <table:table-cell table:formula="of:=LOOKUP([.D419];[$Polozky.A$1:.A$1048576];[$Polozky.B$1:.B$1048576])" office:value-type="string" office:string-value="Pozemky" calcext:value-type="string">
            <text:p>Pozemky</text:p>
          </table:table-cell>
          <table:table-cell table:number-columns-repeated="2" office:value-type="currency" office:currency="CZK" office:value="1457000" calcext:value-type="currency">
            <text:p>1 457 000,00 Kč</text:p>
          </table:table-cell>
          <table:table-cell/>
          <table:table-cell table:formula="of:=IF(ISNA(MATCH([.D4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2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202" calcext:value-type="float">
            <text:p>6202</text:p>
          </table:table-cell>
          <table:table-cell table:formula="of:=LOOKUP([.D420];[$Polozky.A$1:.A$1048576];[$Polozky.B$1:.B$1048576])" office:value-type="string" office:string-value="Nákup majetkových podílů" calcext:value-type="string">
            <text:p>Nákup majetkových podílů</text:p>
          </table:table-cell>
          <table:table-cell/>
          <table:table-cell table:number-columns-repeated="2" office:value-type="currency" office:currency="CZK" office:value="19000000" calcext:value-type="currency">
            <text:p>19 000 000,00 Kč</text:p>
          </table:table-cell>
          <table:table-cell table:formula="of:=IF(ISNA(MATCH([.D4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9" calcext:value-type="float">
            <text:p>3639</text:p>
          </table:table-cell>
          <table:table-cell table:formula="of:=LOOKUP([.B42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413" calcext:value-type="float">
            <text:p>6413</text:p>
          </table:table-cell>
          <table:table-cell table:formula="of:=LOOKUP([.D421];[$Polozky.A$1:.A$1048576];[$Polozky.B$1:.B$1048576])" office:value-type="string" office:string-value="Investiční půjčené prostředky nefinančním podnikatelským subjektům-právnickým osobám" calcext:value-type="string">
            <text:p>Investiční půjčené prostředky nefinančním podnikatelským subjektům-právnickým osobám</text:p>
          </table:table-cell>
          <table:table-cell table:number-columns-repeated="2" office:value-type="currency" office:currency="CZK" office:value="479443000" calcext:value-type="currency">
            <text:p>479 443 000,00 Kč</text:p>
          </table:table-cell>
          <table:table-cell/>
          <table:table-cell table:formula="of:=IF(ISNA(MATCH([.D4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table:formula="of:=LOOKUP([.B422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66" calcext:value-type="float">
            <text:p>5166</text:p>
          </table:table-cell>
          <table:table-cell table:formula="of:=LOOKUP([.D42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36300" calcext:value-type="currency">
            <text:p>36 300,00 Kč</text:p>
          </table:table-cell>
          <table:table-cell table:formula="of:=IF(ISNA(MATCH([.D4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table:formula="of:=LOOKUP([.B423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69" calcext:value-type="float">
            <text:p>5169</text:p>
          </table:table-cell>
          <table:table-cell table:formula="of:=LOOKUP([.D42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/>
          <table:table-cell table:formula="of:=IF(ISNA(MATCH([.D4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table:formula="of:=LOOKUP([.B424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92" calcext:value-type="float">
            <text:p>5192</text:p>
          </table:table-cell>
          <table:table-cell table:formula="of:=LOOKUP([.D424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4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99" calcext:value-type="float">
            <text:p>3699</text:p>
          </table:table-cell>
          <table:table-cell table:formula="of:=LOOKUP([.B425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499" calcext:value-type="float">
            <text:p>5499</text:p>
          </table:table-cell>
          <table:table-cell table:formula="of:=LOOKUP([.D425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4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2" calcext:value-type="float">
            <text:p>3722</text:p>
          </table:table-cell>
          <table:table-cell table:formula="of:=LOOKUP([.B426];[$Paragrafy.A$1:.A$1048576];[$Paragrafy.B$1:.B$1048576])" office:value-type="string" office:string-value="Sběr a svoz komunálních odpadů" calcext:value-type="string">
            <text:p>Sběr a svoz komunálních odpadů</text:p>
          </table:table-cell>
          <table:table-cell office:value-type="float" office:value="5169" calcext:value-type="float">
            <text:p>5169</text:p>
          </table:table-cell>
          <table:table-cell table:formula="of:=LOOKUP([.D42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3750000" calcext:value-type="currency">
            <text:p>3 750 000,00 Kč</text:p>
          </table:table-cell>
          <table:table-cell office:value-type="currency" office:currency="CZK" office:value="3247011" calcext:value-type="currency">
            <text:p>3 247 011,00 Kč</text:p>
          </table:table-cell>
          <table:table-cell table:formula="of:=IF(ISNA(MATCH([.D4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3" calcext:value-type="float">
            <text:p>3723</text:p>
          </table:table-cell>
          <table:table-cell table:formula="of:=LOOKUP([.B427];[$Paragrafy.A$1:.A$1048576];[$Paragrafy.B$1:.B$1048576])" office:value-type="string" office:string-value="Sběr a svoz ostatních odpadů (jiných než nebezpečných a komunálních)" calcext:value-type="string">
            <text:p>Sběr a svoz ostatních odpadů (jiných než nebezpečných a komunálních)</text:p>
          </table:table-cell>
          <table:table-cell office:value-type="float" office:value="5169" calcext:value-type="float">
            <text:p>5169</text:p>
          </table:table-cell>
          <table:table-cell table:formula="of:=LOOKUP([.D42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6101000" calcext:value-type="currency">
            <text:p>6 101 000,00 Kč</text:p>
          </table:table-cell>
          <table:table-cell office:value-type="currency" office:currency="CZK" office:value="6076000" calcext:value-type="currency">
            <text:p>6 076 000,00 Kč</text:p>
          </table:table-cell>
          <table:table-cell office:value-type="currency" office:currency="CZK" office:value="5656762.36" calcext:value-type="currency">
            <text:p>5 656 762,36 Kč</text:p>
          </table:table-cell>
          <table:table-cell table:formula="of:=IF(ISNA(MATCH([.D4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29" calcext:value-type="float">
            <text:p>3729</text:p>
          </table:table-cell>
          <table:table-cell table:formula="of:=LOOKUP([.B428];[$Paragrafy.A$1:.A$1048576];[$Paragrafy.B$1:.B$1048576])" office:value-type="string" office:string-value="Ostatní nakládání s odpady" calcext:value-type="string">
            <text:p>Ostatní nakládání s odpady</text:p>
          </table:table-cell>
          <table:table-cell office:value-type="float" office:value="5169" calcext:value-type="float">
            <text:p>5169</text:p>
          </table:table-cell>
          <table:table-cell table:formula="of:=LOOKUP([.D42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24711" calcext:value-type="currency">
            <text:p>24 711,00 Kč</text:p>
          </table:table-cell>
          <table:table-cell table:formula="of:=IF(ISNA(MATCH([.D4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2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7" calcext:value-type="float">
            <text:p>5137</text:p>
          </table:table-cell>
          <table:table-cell table:formula="of:=LOOKUP([.D42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050000" calcext:value-type="currency">
            <text:p>1 050 000,00 Kč</text:p>
          </table:table-cell>
          <table:table-cell office:value-type="currency" office:currency="CZK" office:value="659300" calcext:value-type="currency">
            <text:p>659 300,00 Kč</text:p>
          </table:table-cell>
          <table:table-cell office:value-type="currency" office:currency="CZK" office:value="390872.13" calcext:value-type="currency">
            <text:p>390 872,13 Kč</text:p>
          </table:table-cell>
          <table:table-cell table:formula="of:=IF(ISNA(MATCH([.D4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9" calcext:value-type="float">
            <text:p>5139</text:p>
          </table:table-cell>
          <table:table-cell table:formula="of:=LOOKUP([.D43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474122.71" calcext:value-type="currency">
            <text:p>474 122,71 Kč</text:p>
          </table:table-cell>
          <table:table-cell table:formula="of:=IF(ISNA(MATCH([.D4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1" calcext:value-type="float">
            <text:p>5151</text:p>
          </table:table-cell>
          <table:table-cell table:formula="of:=LOOKUP([.D431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90512" calcext:value-type="currency">
            <text:p>90 512,00 Kč</text:p>
          </table:table-cell>
          <table:table-cell table:formula="of:=IF(ISNA(MATCH([.D4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4" calcext:value-type="float">
            <text:p>5154</text:p>
          </table:table-cell>
          <table:table-cell table:formula="of:=LOOKUP([.D432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60915" calcext:value-type="currency">
            <text:p>60 915,00 Kč</text:p>
          </table:table-cell>
          <table:table-cell table:formula="of:=IF(ISNA(MATCH([.D4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6" calcext:value-type="float">
            <text:p>5166</text:p>
          </table:table-cell>
          <table:table-cell table:formula="of:=LOOKUP([.D43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370000" calcext:value-type="currency">
            <text:p>370 000,00 Kč</text:p>
          </table:table-cell>
          <table:table-cell office:value-type="currency" office:currency="CZK" office:value="181530" calcext:value-type="currency">
            <text:p>181 530,00 Kč</text:p>
          </table:table-cell>
          <table:table-cell table:formula="of:=IF(ISNA(MATCH([.D4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8" calcext:value-type="float">
            <text:p>5168</text:p>
          </table:table-cell>
          <table:table-cell table:formula="of:=LOOKUP([.D434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4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9" calcext:value-type="float">
            <text:p>5169</text:p>
          </table:table-cell>
          <table:table-cell table:formula="of:=LOOKUP([.D43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5350000" calcext:value-type="currency">
            <text:p>35 350 000,00 Kč</text:p>
          </table:table-cell>
          <table:table-cell office:value-type="currency" office:currency="CZK" office:value="35660300" calcext:value-type="currency">
            <text:p>35 660 300,00 Kč</text:p>
          </table:table-cell>
          <table:table-cell office:value-type="currency" office:currency="CZK" office:value="34894622.2" calcext:value-type="currency">
            <text:p>34 894 622,20 Kč</text:p>
          </table:table-cell>
          <table:table-cell table:formula="of:=IF(ISNA(MATCH([.D4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1" calcext:value-type="float">
            <text:p>5171</text:p>
          </table:table-cell>
          <table:table-cell table:formula="of:=LOOKUP([.D436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554000" calcext:value-type="currency">
            <text:p>3 554 000,00 Kč</text:p>
          </table:table-cell>
          <table:table-cell office:value-type="currency" office:currency="CZK" office:value="2457523.76" calcext:value-type="currency">
            <text:p>2 457 523,76 Kč</text:p>
          </table:table-cell>
          <table:table-cell table:formula="of:=IF(ISNA(MATCH([.D4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43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71605000" calcext:value-type="currency">
            <text:p>71 605 000,00 Kč</text:p>
          </table:table-cell>
          <table:table-cell office:value-type="currency" office:currency="CZK" office:value="80540900" calcext:value-type="currency">
            <text:p>80 540 900,00 Kč</text:p>
          </table:table-cell>
          <table:table-cell office:value-type="currency" office:currency="CZK" office:value="52865106.23" calcext:value-type="currency">
            <text:p>52 865 106,23 Kč</text:p>
          </table:table-cell>
          <table:table-cell table:formula="of:=IF(ISNA(MATCH([.D4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5" calcext:value-type="float">
            <text:p>3745</text:p>
          </table:table-cell>
          <table:table-cell table:formula="of:=LOOKUP([.B43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2" calcext:value-type="float">
            <text:p>6122</text:p>
          </table:table-cell>
          <table:table-cell table:formula="of:=LOOKUP([.D438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2300000" calcext:value-type="currency">
            <text:p>2 300 000,00 Kč</text:p>
          </table:table-cell>
          <table:table-cell office:value-type="currency" office:currency="CZK" office:value="2064265.2" calcext:value-type="currency">
            <text:p>2 064 265,20 Kč</text:p>
          </table:table-cell>
          <table:table-cell table:formula="of:=IF(ISNA(MATCH([.D4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49" calcext:value-type="float">
            <text:p>3749</text:p>
          </table:table-cell>
          <table:table-cell table:formula="of:=LOOKUP([.B439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69" calcext:value-type="float">
            <text:p>5169</text:p>
          </table:table-cell>
          <table:table-cell table:formula="of:=LOOKUP([.D43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42354" calcext:value-type="currency">
            <text:p>342 354,00 Kč</text:p>
          </table:table-cell>
          <table:table-cell table:formula="of:=IF(ISNA(MATCH([.D4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29" calcext:value-type="float">
            <text:p>4329</text:p>
          </table:table-cell>
          <table:table-cell table:formula="of:=LOOKUP([.B440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9" calcext:value-type="float">
            <text:p>5169</text:p>
          </table:table-cell>
          <table:table-cell table:formula="of:=LOOKUP([.D44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253000" calcext:value-type="currency">
            <text:p>253 000,00 Kč</text:p>
          </table:table-cell>
          <table:table-cell office:value-type="currency" office:currency="CZK" office:value="249035" calcext:value-type="currency">
            <text:p>249 035,00 Kč</text:p>
          </table:table-cell>
          <table:table-cell table:formula="of:=IF(ISNA(MATCH([.D4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29" calcext:value-type="float">
            <text:p>4329</text:p>
          </table:table-cell>
          <table:table-cell table:formula="of:=LOOKUP([.B441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94" calcext:value-type="float">
            <text:p>5194</text:p>
          </table:table-cell>
          <table:table-cell table:formula="of:=LOOKUP([.D441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47688" calcext:value-type="currency">
            <text:p>47 688,00 Kč</text:p>
          </table:table-cell>
          <table:table-cell table:formula="of:=IF(ISNA(MATCH([.D4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table:formula="of:=LOOKUP([.B442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6" calcext:value-type="float">
            <text:p>5166</text:p>
          </table:table-cell>
          <table:table-cell table:formula="of:=LOOKUP([.D44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/>
          <table:table-cell table:formula="of:=IF(ISNA(MATCH([.D4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table:formula="of:=LOOKUP([.B443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443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/>
          <table:table-cell table:formula="of:=IF(ISNA(MATCH([.D4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table:formula="of:=LOOKUP([.B444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9" calcext:value-type="float">
            <text:p>5169</text:p>
          </table:table-cell>
          <table:table-cell table:formula="of:=LOOKUP([.D444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/>
          <table:table-cell table:formula="of:=IF(ISNA(MATCH([.D4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39" calcext:value-type="float">
            <text:p>4339</text:p>
          </table:table-cell>
          <table:table-cell table:formula="of:=LOOKUP([.B445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499" calcext:value-type="float">
            <text:p>5499</text:p>
          </table:table-cell>
          <table:table-cell table:formula="of:=LOOKUP([.D445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/>
          <table:table-cell office:value-type="currency" office:currency="CZK" office:value="742500" calcext:value-type="currency">
            <text:p>742 50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formula="of:=IF(ISNA(MATCH([.D4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2" calcext:value-type="float">
            <text:p>4342</text:p>
          </table:table-cell>
          <table:table-cell table:formula="of:=LOOKUP([.B446];[$Paragrafy.A$1:.A$1048576];[$Paragrafy.B$1:.B$1048576])" office:value-type="string" office:string-value="Sociální péče a pomoc přistěhovalcům a vybraným etnikům" calcext:value-type="string">
            <text:p>Sociální péče a pomoc přistěhovalcům a vybraným etnikům</text:p>
          </table:table-cell>
          <table:table-cell office:value-type="float" office:value="5222" calcext:value-type="float">
            <text:p>5222</text:p>
          </table:table-cell>
          <table:table-cell table:formula="of:=LOOKUP([.D446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  <table:table-cell table:formula="of:=IF(ISNA(MATCH([.D4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table:formula="of:=LOOKUP([.B447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5137" calcext:value-type="float">
            <text:p>5137</text:p>
          </table:table-cell>
          <table:table-cell table:formula="of:=LOOKUP([.D44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/>
          <table:table-cell table:formula="of:=IF(ISNA(MATCH([.D4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table:formula="of:=LOOKUP([.B448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5166" calcext:value-type="float">
            <text:p>5166</text:p>
          </table:table-cell>
          <table:table-cell table:formula="of:=LOOKUP([.D448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59145.9" calcext:value-type="currency">
            <text:p>59 145,90 Kč</text:p>
          </table:table-cell>
          <table:table-cell table:formula="of:=IF(ISNA(MATCH([.D4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table:formula="of:=LOOKUP([.B449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5169" calcext:value-type="float">
            <text:p>5169</text:p>
          </table:table-cell>
          <table:table-cell table:formula="of:=LOOKUP([.D449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50000" calcext:value-type="currency">
            <text:p>50 000,00 Kč</text:p>
          </table:table-cell>
          <table:table-cell/>
          <table:table-cell table:formula="of:=IF(ISNA(MATCH([.D4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4" calcext:value-type="float">
            <text:p>4344</text:p>
          </table:table-cell>
          <table:table-cell table:formula="of:=LOOKUP([.B450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6121" calcext:value-type="float">
            <text:p>6121</text:p>
          </table:table-cell>
          <table:table-cell table:formula="of:=LOOKUP([.D45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7379900" calcext:value-type="currency">
            <text:p>17 379 900,00 Kč</text:p>
          </table:table-cell>
          <table:table-cell office:value-type="currency" office:currency="CZK" office:value="9443606.07" calcext:value-type="currency">
            <text:p>9 443 606,07 Kč</text:p>
          </table:table-cell>
          <table:table-cell table:formula="of:=IF(ISNA(MATCH([.D4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table:formula="of:=LOOKUP([.B451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6" calcext:value-type="float">
            <text:p>5166</text:p>
          </table:table-cell>
          <table:table-cell table:formula="of:=LOOKUP([.D45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48000" calcext:value-type="currency">
            <text:p>148 000,00 Kč</text:p>
          </table:table-cell>
          <table:table-cell office:value-type="currency" office:currency="CZK" office:value="57500" calcext:value-type="currency">
            <text:p>57 500,00 Kč</text:p>
          </table:table-cell>
          <table:table-cell table:formula="of:=IF(ISNA(MATCH([.D4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table:formula="of:=LOOKUP([.B452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7" calcext:value-type="float">
            <text:p>5167</text:p>
          </table:table-cell>
          <table:table-cell table:formula="of:=LOOKUP([.D452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4200" calcext:value-type="currency">
            <text:p>24 200,00 Kč</text:p>
          </table:table-cell>
          <table:table-cell table:formula="of:=IF(ISNA(MATCH([.D4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49" calcext:value-type="float">
            <text:p>4349</text:p>
          </table:table-cell>
          <table:table-cell table:formula="of:=LOOKUP([.B453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9" calcext:value-type="float">
            <text:p>5169</text:p>
          </table:table-cell>
          <table:table-cell table:formula="of:=LOOKUP([.D453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447000" calcext:value-type="currency">
            <text:p>447 000,00 Kč</text:p>
          </table:table-cell>
          <table:table-cell office:value-type="currency" office:currency="CZK" office:value="421270" calcext:value-type="currency">
            <text:p>421 270,00 Kč</text:p>
          </table:table-cell>
          <table:table-cell table:formula="of:=IF(ISNA(MATCH([.D4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37" calcext:value-type="float">
            <text:p>5137</text:p>
          </table:table-cell>
          <table:table-cell table:formula="of:=LOOKUP([.D45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2000000" calcext:value-type="currency">
            <text:p>12 000 000,00 Kč</text:p>
          </table:table-cell>
          <table:table-cell office:value-type="currency" office:currency="CZK" office:value="11780000" calcext:value-type="currency">
            <text:p>11 780 000,00 Kč</text:p>
          </table:table-cell>
          <table:table-cell/>
          <table:table-cell table:formula="of:=IF(ISNA(MATCH([.D4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66" calcext:value-type="float">
            <text:p>5166</text:p>
          </table:table-cell>
          <table:table-cell table:formula="of:=LOOKUP([.D45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17800" calcext:value-type="currency">
            <text:p>217 800,00 Kč</text:p>
          </table:table-cell>
          <table:table-cell table:formula="of:=IF(ISNA(MATCH([.D4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1" calcext:value-type="float">
            <text:p>5221</text:p>
          </table:table-cell>
          <table:table-cell table:formula="of:=LOOKUP([.D456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office:value-type="currency" office:currency="CZK" office:value="1046500" calcext:value-type="currency">
            <text:p>1 046 500,00 Kč</text:p>
          </table:table-cell>
          <table:table-cell office:value-type="currency" office:currency="CZK" office:value="1032000" calcext:value-type="currency">
            <text:p>1 032 000,00 Kč</text:p>
          </table:table-cell>
          <table:table-cell table:formula="of:=IF(ISNA(MATCH([.D4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2" calcext:value-type="float">
            <text:p>5222</text:p>
          </table:table-cell>
          <table:table-cell table:formula="of:=LOOKUP([.D457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2166500" calcext:value-type="currency">
            <text:p>2 166 500,00 Kč</text:p>
          </table:table-cell>
          <table:table-cell office:value-type="currency" office:currency="CZK" office:value="565500" calcext:value-type="currency">
            <text:p>565 500,00 Kč</text:p>
          </table:table-cell>
          <table:table-cell table:formula="of:=IF(ISNA(MATCH([.D4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8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3" calcext:value-type="float">
            <text:p>5223</text:p>
          </table:table-cell>
          <table:table-cell table:formula="of:=LOOKUP([.D458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388000" calcext:value-type="currency">
            <text:p>388 000,00 Kč</text:p>
          </table:table-cell>
          <table:table-cell table:formula="of:=IF(ISNA(MATCH([.D4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59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1" calcext:value-type="float">
            <text:p>5331</text:p>
          </table:table-cell>
          <table:table-cell table:formula="of:=LOOKUP([.D459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5607000" calcext:value-type="currency">
            <text:p>45 607 000,00 Kč</text:p>
          </table:table-cell>
          <table:table-cell office:value-type="currency" office:currency="CZK" office:value="46477000" calcext:value-type="currency">
            <text:p>46 477 000,00 Kč</text:p>
          </table:table-cell>
          <table:table-cell office:value-type="currency" office:currency="CZK" office:value="46476998.78" calcext:value-type="currency">
            <text:p>46 476 998,78 Kč</text:p>
          </table:table-cell>
          <table:table-cell table:formula="of:=IF(ISNA(MATCH([.D4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6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6" calcext:value-type="float">
            <text:p>5336</text:p>
          </table:table-cell>
          <table:table-cell table:formula="of:=LOOKUP([.D460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3189000" calcext:value-type="currency">
            <text:p>3 189 000,00 Kč</text:p>
          </table:table-cell>
          <table:table-cell table:formula="of:=IF(ISNA(MATCH([.D4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51" calcext:value-type="float">
            <text:p>4351</text:p>
          </table:table-cell>
          <table:table-cell table:formula="of:=LOOKUP([.B461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46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26734000" calcext:value-type="currency">
            <text:p>126 734 000,00 Kč</text:p>
          </table:table-cell>
          <table:table-cell office:value-type="currency" office:currency="CZK" office:value="134734000" calcext:value-type="currency">
            <text:p>134 734 000,00 Kč</text:p>
          </table:table-cell>
          <table:table-cell office:value-type="currency" office:currency="CZK" office:value="80298078.06" calcext:value-type="currency">
            <text:p>80 298 078,06 Kč</text:p>
          </table:table-cell>
          <table:table-cell table:formula="of:=IF(ISNA(MATCH([.D4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table:formula="of:=LOOKUP([.B462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6" calcext:value-type="float">
            <text:p>5166</text:p>
          </table:table-cell>
          <table:table-cell table:formula="of:=LOOKUP([.D46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/>
          <table:table-cell table:formula="of:=IF(ISNA(MATCH([.D4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table:formula="of:=LOOKUP([.B463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9" calcext:value-type="float">
            <text:p>5169</text:p>
          </table:table-cell>
          <table:table-cell table:formula="of:=LOOKUP([.D46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/>
          <table:table-cell table:formula="of:=IF(ISNA(MATCH([.D4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4" calcext:value-type="float">
            <text:p>4374</text:p>
          </table:table-cell>
          <table:table-cell table:formula="of:=LOOKUP([.B464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6121" calcext:value-type="float">
            <text:p>6121</text:p>
          </table:table-cell>
          <table:table-cell table:formula="of:=LOOKUP([.D46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1000000" calcext:value-type="currency">
            <text:p>21 000 000,00 Kč</text:p>
          </table:table-cell>
          <table:table-cell office:value-type="currency" office:currency="CZK" office:value="21043600" calcext:value-type="currency">
            <text:p>21 043 600,00 Kč</text:p>
          </table:table-cell>
          <table:table-cell/>
          <table:table-cell table:formula="of:=IF(ISNA(MATCH([.D4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8" calcext:value-type="float">
            <text:p>4378</text:p>
          </table:table-cell>
          <table:table-cell table:formula="of:=LOOKUP([.B465];[$Paragrafy.A$1:.A$1048576];[$Paragrafy.B$1:.B$1048576])" office:value-type="string" office:string-value="Terénní programy" calcext:value-type="string">
            <text:p>Terénní programy</text:p>
          </table:table-cell>
          <table:table-cell office:value-type="float" office:value="5169" calcext:value-type="float">
            <text:p>5169</text:p>
          </table:table-cell>
          <table:table-cell table:formula="of:=LOOKUP([.D46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80000" calcext:value-type="currency">
            <text:p>480 000,00 Kč</text:p>
          </table:table-cell>
          <table:table-cell office:value-type="currency" office:currency="CZK" office:value="480500" calcext:value-type="currency">
            <text:p>480 500,00 Kč</text:p>
          </table:table-cell>
          <table:table-cell office:value-type="currency" office:currency="CZK" office:value="476220" calcext:value-type="currency">
            <text:p>476 220,00 Kč</text:p>
          </table:table-cell>
          <table:table-cell table:formula="of:=IF(ISNA(MATCH([.D4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66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37" calcext:value-type="float">
            <text:p>5137</text:p>
          </table:table-cell>
          <table:table-cell table:formula="of:=LOOKUP([.D46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4637" calcext:value-type="currency">
            <text:p>14 637,00 Kč</text:p>
          </table:table-cell>
          <table:table-cell table:formula="of:=IF(ISNA(MATCH([.D4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67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39" calcext:value-type="float">
            <text:p>5139</text:p>
          </table:table-cell>
          <table:table-cell table:formula="of:=LOOKUP([.D467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47290" calcext:value-type="currency">
            <text:p>47 290,00 Kč</text:p>
          </table:table-cell>
          <table:table-cell table:formula="of:=IF(ISNA(MATCH([.D4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68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51" calcext:value-type="float">
            <text:p>5151</text:p>
          </table:table-cell>
          <table:table-cell table:formula="of:=LOOKUP([.D468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2"/>
          <table:table-cell table:formula="of:=IF(ISNA(MATCH([.D4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69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54" calcext:value-type="float">
            <text:p>5154</text:p>
          </table:table-cell>
          <table:table-cell table:formula="of:=LOOKUP([.D469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80000" calcext:value-type="currency">
            <text:p>80 000,00 Kč</text:p>
          </table:table-cell>
          <table:table-cell table:number-columns-repeated="2"/>
          <table:table-cell table:formula="of:=IF(ISNA(MATCH([.D4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70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69" calcext:value-type="float">
            <text:p>5169</text:p>
          </table:table-cell>
          <table:table-cell table:formula="of:=LOOKUP([.D47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4225" calcext:value-type="currency">
            <text:p>14 225,00 Kč</text:p>
          </table:table-cell>
          <table:table-cell table:formula="of:=IF(ISNA(MATCH([.D4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79" calcext:value-type="float">
            <text:p>4379</text:p>
          </table:table-cell>
          <table:table-cell table:formula="of:=LOOKUP([.B471];[$Paragrafy.A$1:.A$1048576];[$Paragrafy.B$1:.B$1048576])" office:value-type="string" office:string-value="Ostatní služby a činnosti v oblasti sociální prevence" calcext:value-type="string">
            <text:p>Ostatní služby a činnosti v oblasti sociální prevence</text:p>
          </table:table-cell>
          <table:table-cell office:value-type="float" office:value="5175" calcext:value-type="float">
            <text:p>5175</text:p>
          </table:table-cell>
          <table:table-cell table:formula="of:=LOOKUP([.D471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717" calcext:value-type="currency">
            <text:p>3 717,00 Kč</text:p>
          </table:table-cell>
          <table:table-cell table:formula="of:=IF(ISNA(MATCH([.D4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table:formula="of:=LOOKUP([.B472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7" calcext:value-type="float">
            <text:p>5137</text:p>
          </table:table-cell>
          <table:table-cell table:formula="of:=LOOKUP([.D472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7035" calcext:value-type="currency">
            <text:p>7 035,00 Kč</text:p>
          </table:table-cell>
          <table:table-cell table:formula="of:=IF(ISNA(MATCH([.D4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table:formula="of:=LOOKUP([.B473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9" calcext:value-type="float">
            <text:p>5139</text:p>
          </table:table-cell>
          <table:table-cell table:formula="of:=LOOKUP([.D47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/>
          <table:table-cell table:formula="of:=IF(ISNA(MATCH([.D4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table:formula="of:=LOOKUP([.B474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4" calcext:value-type="float">
            <text:p>5164</text:p>
          </table:table-cell>
          <table:table-cell table:formula="of:=LOOKUP([.D474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875" calcext:value-type="currency">
            <text:p>8 875,00 Kč</text:p>
          </table:table-cell>
          <table:table-cell table:formula="of:=IF(ISNA(MATCH([.D4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table:formula="of:=LOOKUP([.B475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9" calcext:value-type="float">
            <text:p>5169</text:p>
          </table:table-cell>
          <table:table-cell table:formula="of:=LOOKUP([.D475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148288" calcext:value-type="currency">
            <text:p>148 288,00 Kč</text:p>
          </table:table-cell>
          <table:table-cell table:formula="of:=IF(ISNA(MATCH([.D4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12" calcext:value-type="float">
            <text:p>5212</text:p>
          </table:table-cell>
          <table:table-cell table:formula="of:=LOOKUP([.B476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71" calcext:value-type="float">
            <text:p>5171</text:p>
          </table:table-cell>
          <table:table-cell table:formula="of:=LOOKUP([.D476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32000" calcext:value-type="currency">
            <text:p>32 000,00 Kč</text:p>
          </table:table-cell>
          <table:table-cell office:value-type="currency" office:currency="CZK" office:value="1800" calcext:value-type="currency">
            <text:p>1 800,00 Kč</text:p>
          </table:table-cell>
          <table:table-cell table:formula="of:=IF(ISNA(MATCH([.D4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7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6" calcext:value-type="float">
            <text:p>5136</text:p>
          </table:table-cell>
          <table:table-cell table:formula="of:=LOOKUP([.D477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/>
          <table:table-cell office:value-type="currency" office:currency="CZK" office:value="100100" calcext:value-type="currency">
            <text:p>100 100,00 Kč</text:p>
          </table:table-cell>
          <table:table-cell office:value-type="currency" office:currency="CZK" office:value="100095.5" calcext:value-type="currency">
            <text:p>100 095,50 Kč</text:p>
          </table:table-cell>
          <table:table-cell table:formula="of:=IF(ISNA(MATCH([.D4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7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7" calcext:value-type="float">
            <text:p>5137</text:p>
          </table:table-cell>
          <table:table-cell table:formula="of:=LOOKUP([.D47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2"/>
          <table:table-cell table:formula="of:=IF(ISNA(MATCH([.D4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7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54" calcext:value-type="float">
            <text:p>5154</text:p>
          </table:table-cell>
          <table:table-cell table:formula="of:=LOOKUP([.D479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160000" calcext:value-type="currency">
            <text:p>160 000,00 Kč</text:p>
          </table:table-cell>
          <table:table-cell office:value-type="currency" office:currency="CZK" office:value="281700" calcext:value-type="currency">
            <text:p>281 700,00 Kč</text:p>
          </table:table-cell>
          <table:table-cell office:value-type="currency" office:currency="CZK" office:value="278222" calcext:value-type="currency">
            <text:p>278 222,00 Kč</text:p>
          </table:table-cell>
          <table:table-cell table:formula="of:=IF(ISNA(MATCH([.D4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0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2" calcext:value-type="float">
            <text:p>5162</text:p>
          </table:table-cell>
          <table:table-cell table:formula="of:=LOOKUP([.D480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35519.22" calcext:value-type="currency">
            <text:p>35 519,22 Kč</text:p>
          </table:table-cell>
          <table:table-cell table:formula="of:=IF(ISNA(MATCH([.D4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1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6" calcext:value-type="float">
            <text:p>5166</text:p>
          </table:table-cell>
          <table:table-cell table:formula="of:=LOOKUP([.D48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2"/>
          <table:table-cell table:formula="of:=IF(ISNA(MATCH([.D4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8" calcext:value-type="float">
            <text:p>5168</text:p>
          </table:table-cell>
          <table:table-cell table:formula="of:=LOOKUP([.D482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/>
          <table:table-cell office:value-type="currency" office:currency="CZK" office:value="7526900" calcext:value-type="currency">
            <text:p>7 526 900,00 Kč</text:p>
          </table:table-cell>
          <table:table-cell office:value-type="currency" office:currency="CZK" office:value="7522350.45" calcext:value-type="currency">
            <text:p>7 522 350,45 Kč</text:p>
          </table:table-cell>
          <table:table-cell table:formula="of:=IF(ISNA(MATCH([.D4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9" calcext:value-type="float">
            <text:p>5169</text:p>
          </table:table-cell>
          <table:table-cell table:formula="of:=LOOKUP([.D48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1091900" calcext:value-type="currency">
            <text:p>1 091 900,00 Kč</text:p>
          </table:table-cell>
          <table:table-cell office:value-type="currency" office:currency="CZK" office:value="1091484.62" calcext:value-type="currency">
            <text:p>1 091 484,62 Kč</text:p>
          </table:table-cell>
          <table:table-cell table:formula="of:=IF(ISNA(MATCH([.D4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4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71" calcext:value-type="float">
            <text:p>5171</text:p>
          </table:table-cell>
          <table:table-cell table:formula="of:=LOOKUP([.D484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600" calcext:value-type="currency">
            <text:p>600,00 Kč</text:p>
          </table:table-cell>
          <table:table-cell/>
          <table:table-cell table:formula="of:=IF(ISNA(MATCH([.D4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5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94" calcext:value-type="float">
            <text:p>5194</text:p>
          </table:table-cell>
          <table:table-cell table:formula="of:=LOOKUP([.D485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39900" calcext:value-type="currency">
            <text:p>39 900,00 Kč</text:p>
          </table:table-cell>
          <table:table-cell office:value-type="currency" office:currency="CZK" office:value="39904.5" calcext:value-type="currency">
            <text:p>39 904,50 Kč</text:p>
          </table:table-cell>
          <table:table-cell table:formula="of:=IF(ISNA(MATCH([.D4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11" calcext:value-type="float">
            <text:p>5311</text:p>
          </table:table-cell>
          <table:table-cell table:formula="of:=LOOKUP([.B48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2" calcext:value-type="float">
            <text:p>6122</text:p>
          </table:table-cell>
          <table:table-cell table:formula="of:=LOOKUP([.D486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2418300" calcext:value-type="currency">
            <text:p>2 418 300,00 Kč</text:p>
          </table:table-cell>
          <table:table-cell office:value-type="currency" office:currency="CZK" office:value="2418255.18" calcext:value-type="currency">
            <text:p>2 418 255,18 Kč</text:p>
          </table:table-cell>
          <table:table-cell table:formula="of:=IF(ISNA(MATCH([.D4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table:formula="of:=LOOKUP([.B487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3" calcext:value-type="float">
            <text:p>5023</text:p>
          </table:table-cell>
          <table:table-cell table:formula="of:=LOOKUP([.D487];[$Polozky.A$1:.A$1048576];[$Polozky.B$1:.B$1048576])" office:value-type="string" office:string-value="Odměny členů zastupitelstev obcí a krajů" calcext:value-type="string">
            <text:p>Odměny členů zastupitelstev obcí a krajů</text:p>
          </table:table-cell>
          <table:table-cell table:number-columns-repeated="2" office:value-type="currency" office:currency="CZK" office:value="10700000" calcext:value-type="currency">
            <text:p>10 700 000,00 Kč</text:p>
          </table:table-cell>
          <table:table-cell office:value-type="currency" office:currency="CZK" office:value="10471451" calcext:value-type="currency">
            <text:p>10 471 451,00 Kč</text:p>
          </table:table-cell>
          <table:table-cell table:formula="of:=IF(ISNA(MATCH([.D4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table:formula="of:=LOOKUP([.B488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1" calcext:value-type="float">
            <text:p>5031</text:p>
          </table:table-cell>
          <table:table-cell table:formula="of:=LOOKUP([.D488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table:number-columns-repeated="2" office:value-type="currency" office:currency="CZK" office:value="2675000" calcext:value-type="currency">
            <text:p>2 675 000,00 Kč</text:p>
          </table:table-cell>
          <table:table-cell office:value-type="currency" office:currency="CZK" office:value="1936292.75" calcext:value-type="currency">
            <text:p>1 936 292,75 Kč</text:p>
          </table:table-cell>
          <table:table-cell table:formula="of:=IF(ISNA(MATCH([.D4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table:formula="of:=LOOKUP([.B489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2" calcext:value-type="float">
            <text:p>5032</text:p>
          </table:table-cell>
          <table:table-cell table:formula="of:=LOOKUP([.D489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table:number-columns-repeated="2" office:value-type="currency" office:currency="CZK" office:value="963000" calcext:value-type="currency">
            <text:p>963 000,00 Kč</text:p>
          </table:table-cell>
          <table:table-cell office:value-type="currency" office:currency="CZK" office:value="883085" calcext:value-type="currency">
            <text:p>883 085,00 Kč</text:p>
          </table:table-cell>
          <table:table-cell table:formula="of:=IF(ISNA(MATCH([.D4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table:formula="of:=LOOKUP([.B490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24" calcext:value-type="float">
            <text:p>5424</text:p>
          </table:table-cell>
          <table:table-cell table:formula="of:=LOOKUP([.D490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4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12" calcext:value-type="float">
            <text:p>6112</text:p>
          </table:table-cell>
          <table:table-cell table:formula="of:=LOOKUP([.B491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99" calcext:value-type="float">
            <text:p>5499</text:p>
          </table:table-cell>
          <table:table-cell table:formula="of:=LOOKUP([.D491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34000" calcext:value-type="currency">
            <text:p>234 000,00 Kč</text:p>
          </table:table-cell>
          <table:table-cell office:value-type="currency" office:currency="CZK" office:value="75532.3" calcext:value-type="currency">
            <text:p>75 532,30 Kč</text:p>
          </table:table-cell>
          <table:table-cell table:formula="of:=IF(ISNA(MATCH([.D4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11" calcext:value-type="float">
            <text:p>5011</text:p>
          </table:table-cell>
          <table:table-cell table:formula="of:=LOOKUP([.D492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 office:value-type="currency" office:currency="CZK" office:value="136700000" calcext:value-type="currency">
            <text:p>136 700 000,00 Kč</text:p>
          </table:table-cell>
          <table:table-cell office:value-type="currency" office:currency="CZK" office:value="135446000" calcext:value-type="currency">
            <text:p>135 446 000,00 Kč</text:p>
          </table:table-cell>
          <table:table-cell office:value-type="currency" office:currency="CZK" office:value="122300274.5" calcext:value-type="currency">
            <text:p>122 300 274,50 Kč</text:p>
          </table:table-cell>
          <table:table-cell table:formula="of:=IF(ISNA(MATCH([.D4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1" calcext:value-type="float">
            <text:p>5021</text:p>
          </table:table-cell>
          <table:table-cell table:formula="of:=LOOKUP([.D493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4250000" calcext:value-type="currency">
            <text:p>4 250 000,00 Kč</text:p>
          </table:table-cell>
          <table:table-cell office:value-type="currency" office:currency="CZK" office:value="5353000" calcext:value-type="currency">
            <text:p>5 353 000,00 Kč</text:p>
          </table:table-cell>
          <table:table-cell office:value-type="currency" office:currency="CZK" office:value="5213393" calcext:value-type="currency">
            <text:p>5 213 393,00 Kč</text:p>
          </table:table-cell>
          <table:table-cell table:formula="of:=IF(ISNA(MATCH([.D4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4" calcext:value-type="float">
            <text:p>5024</text:p>
          </table:table-cell>
          <table:table-cell table:formula="of:=LOOKUP([.D494];[$Polozky.A$1:.A$1048576];[$Polozky.B$1:.B$1048576])" office:value-type="string" office:string-value="Odstupné" calcext:value-type="string">
            <text:p>Odstupné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5200000" calcext:value-type="currency">
            <text:p>5 200 000,00 Kč</text:p>
          </table:table-cell>
          <table:table-cell office:value-type="currency" office:currency="CZK" office:value="3647749" calcext:value-type="currency">
            <text:p>3 647 749,00 Kč</text:p>
          </table:table-cell>
          <table:table-cell table:formula="of:=IF(ISNA(MATCH([.D4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1" calcext:value-type="float">
            <text:p>5031</text:p>
          </table:table-cell>
          <table:table-cell table:formula="of:=LOOKUP([.D495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36671000" calcext:value-type="currency">
            <text:p>36 671 000,00 Kč</text:p>
          </table:table-cell>
          <table:table-cell office:value-type="currency" office:currency="CZK" office:value="35942900" calcext:value-type="currency">
            <text:p>35 942 900,00 Kč</text:p>
          </table:table-cell>
          <table:table-cell office:value-type="currency" office:currency="CZK" office:value="31975523" calcext:value-type="currency">
            <text:p>31 975 523,00 Kč</text:p>
          </table:table-cell>
          <table:table-cell table:formula="of:=IF(ISNA(MATCH([.D4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2" calcext:value-type="float">
            <text:p>5032</text:p>
          </table:table-cell>
          <table:table-cell table:formula="of:=LOOKUP([.D496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3264000" calcext:value-type="currency">
            <text:p>13 264 000,00 Kč</text:p>
          </table:table-cell>
          <table:table-cell office:value-type="currency" office:currency="CZK" office:value="13075000" calcext:value-type="currency">
            <text:p>13 075 000,00 Kč</text:p>
          </table:table-cell>
          <table:table-cell office:value-type="currency" office:currency="CZK" office:value="11510945" calcext:value-type="currency">
            <text:p>11 510 945,00 Kč</text:p>
          </table:table-cell>
          <table:table-cell table:formula="of:=IF(ISNA(MATCH([.D4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8" calcext:value-type="float">
            <text:p>5038</text:p>
          </table:table-cell>
          <table:table-cell table:formula="of:=LOOKUP([.D497];[$Polozky.A$1:.A$1048576];[$Polozky.B$1:.B$1048576])" office:value-type="string" office:string-value="Povinné pojistné na úrazové pojištění" calcext:value-type="string">
            <text:p>Povinné pojistné na úrazové pojištění</text:p>
          </table:table-cell>
          <table:table-cell table:number-columns-repeated="2" office:value-type="currency" office:currency="CZK" office:value="665000" calcext:value-type="currency">
            <text:p>665 000,00 Kč</text:p>
          </table:table-cell>
          <table:table-cell office:value-type="currency" office:currency="CZK" office:value="568384" calcext:value-type="currency">
            <text:p>568 384,00 Kč</text:p>
          </table:table-cell>
          <table:table-cell table:formula="of:=IF(ISNA(MATCH([.D4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4" calcext:value-type="float">
            <text:p>5134</text:p>
          </table:table-cell>
          <table:table-cell table:formula="of:=LOOKUP([.D498];[$Polozky.A$1:.A$1048576];[$Polozky.B$1:.B$1048576])" office:value-type="string" office:string-value="Prádlo, oděv a obuv" calcext:value-type="string">
            <text:p>Prádlo, oděv a obuv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13690" calcext:value-type="currency">
            <text:p>13 690,00 Kč</text:p>
          </table:table-cell>
          <table:table-cell table:formula="of:=IF(ISNA(MATCH([.D4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49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6" calcext:value-type="float">
            <text:p>5136</text:p>
          </table:table-cell>
          <table:table-cell table:formula="of:=LOOKUP([.D499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131901.3" calcext:value-type="currency">
            <text:p>131 901,30 Kč</text:p>
          </table:table-cell>
          <table:table-cell table:formula="of:=IF(ISNA(MATCH([.D4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500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750000" calcext:value-type="currency">
            <text:p>2 750 000,00 Kč</text:p>
          </table:table-cell>
          <table:table-cell office:value-type="currency" office:currency="CZK" office:value="1760000" calcext:value-type="currency">
            <text:p>1 760 000,00 Kč</text:p>
          </table:table-cell>
          <table:table-cell office:value-type="currency" office:currency="CZK" office:value="1552977.36" calcext:value-type="currency">
            <text:p>1 552 977,36 Kč</text:p>
          </table:table-cell>
          <table:table-cell table:formula="of:=IF(ISNA(MATCH([.D5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501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800000" calcext:value-type="currency">
            <text:p>3 800 000,00 Kč</text:p>
          </table:table-cell>
          <table:table-cell office:value-type="currency" office:currency="CZK" office:value="3806400" calcext:value-type="currency">
            <text:p>3 806 400,00 Kč</text:p>
          </table:table-cell>
          <table:table-cell office:value-type="currency" office:currency="CZK" office:value="3393910.41" calcext:value-type="currency">
            <text:p>3 393 910,41 Kč</text:p>
          </table:table-cell>
          <table:table-cell table:formula="of:=IF(ISNA(MATCH([.D5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42" calcext:value-type="float">
            <text:p>5142</text:p>
          </table:table-cell>
          <table:table-cell table:formula="of:=LOOKUP([.D502];[$Polozky.A$1:.A$1048576];[$Polozky.B$1:.B$1048576])" office:value-type="string" office:string-value="Kursové rozdíly ve výdajích" calcext:value-type="string">
            <text:p>Kursové rozdíly ve výdajích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5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1" calcext:value-type="float">
            <text:p>5151</text:p>
          </table:table-cell>
          <table:table-cell table:formula="of:=LOOKUP([.D503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810000" calcext:value-type="currency">
            <text:p>810 000,00 Kč</text:p>
          </table:table-cell>
          <table:table-cell office:value-type="currency" office:currency="CZK" office:value="781834.68" calcext:value-type="currency">
            <text:p>781 834,68 Kč</text:p>
          </table:table-cell>
          <table:table-cell table:formula="of:=IF(ISNA(MATCH([.D5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2" calcext:value-type="float">
            <text:p>5152</text:p>
          </table:table-cell>
          <table:table-cell table:formula="of:=LOOKUP([.D504];[$Polozky.A$1:.A$1048576];[$Polozky.B$1:.B$1048576])" office:value-type="string" office:string-value="Teplo" calcext:value-type="string">
            <text:p>Teplo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317528.57" calcext:value-type="currency">
            <text:p>317 528,57 Kč</text:p>
          </table:table-cell>
          <table:table-cell table:formula="of:=IF(ISNA(MATCH([.D5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3" calcext:value-type="float">
            <text:p>5153</text:p>
          </table:table-cell>
          <table:table-cell table:formula="of:=LOOKUP([.D505];[$Polozky.A$1:.A$1048576];[$Polozky.B$1:.B$1048576])" office:value-type="string" office:string-value="Plyn" calcext:value-type="string">
            <text:p>Plyn</text:p>
          </table:table-cell>
          <table:table-cell table:number-columns-repeated="2" office:value-type="currency" office:currency="CZK" office:value="3700000" calcext:value-type="currency">
            <text:p>3 700 000,00 Kč</text:p>
          </table:table-cell>
          <table:table-cell office:value-type="currency" office:currency="CZK" office:value="3314027.64" calcext:value-type="currency">
            <text:p>3 314 027,64 Kč</text:p>
          </table:table-cell>
          <table:table-cell table:formula="of:=IF(ISNA(MATCH([.D5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4" calcext:value-type="float">
            <text:p>5154</text:p>
          </table:table-cell>
          <table:table-cell table:formula="of:=LOOKUP([.D506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4600000" calcext:value-type="currency">
            <text:p>4 600 000,00 Kč</text:p>
          </table:table-cell>
          <table:table-cell office:value-type="currency" office:currency="CZK" office:value="3699779.07" calcext:value-type="currency">
            <text:p>3 699 779,07 Kč</text:p>
          </table:table-cell>
          <table:table-cell table:formula="of:=IF(ISNA(MATCH([.D5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6" calcext:value-type="float">
            <text:p>5156</text:p>
          </table:table-cell>
          <table:table-cell table:formula="of:=LOOKUP([.D507];[$Polozky.A$1:.A$1048576];[$Polozky.B$1:.B$1048576])" office:value-type="string" office:string-value="Pohonné hmoty a maziva" calcext:value-type="string">
            <text:p>Pohonné hmoty a maziva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312554.76" calcext:value-type="currency">
            <text:p>312 554,76 Kč</text:p>
          </table:table-cell>
          <table:table-cell table:formula="of:=IF(ISNA(MATCH([.D5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1" calcext:value-type="float">
            <text:p>5161</text:p>
          </table:table-cell>
          <table:table-cell table:formula="of:=LOOKUP([.D508];[$Polozky.A$1:.A$1048576];[$Polozky.B$1:.B$1048576])" office:value-type="string" office:string-value="Poštovní služby" calcext:value-type="string">
            <text:p>Poštovní služby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2150000" calcext:value-type="currency">
            <text:p>2 150 000,00 Kč</text:p>
          </table:table-cell>
          <table:table-cell office:value-type="currency" office:currency="CZK" office:value="2077968.5" calcext:value-type="currency">
            <text:p>2 077 968,50 Kč</text:p>
          </table:table-cell>
          <table:table-cell table:formula="of:=IF(ISNA(MATCH([.D5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0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2" calcext:value-type="float">
            <text:p>5162</text:p>
          </table:table-cell>
          <table:table-cell table:formula="of:=LOOKUP([.D509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table:number-columns-repeated="2" office:value-type="currency" office:currency="CZK" office:value="1500000" calcext:value-type="currency">
            <text:p>1 500 000,00 Kč</text:p>
          </table:table-cell>
          <table:table-cell office:value-type="currency" office:currency="CZK" office:value="1135727.02" calcext:value-type="currency">
            <text:p>1 135 727,02 Kč</text:p>
          </table:table-cell>
          <table:table-cell table:formula="of:=IF(ISNA(MATCH([.D5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3" calcext:value-type="float">
            <text:p>5163</text:p>
          </table:table-cell>
          <table:table-cell table:formula="of:=LOOKUP([.D510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33547.5" calcext:value-type="currency">
            <text:p>133 547,50 Kč</text:p>
          </table:table-cell>
          <table:table-cell table:formula="of:=IF(ISNA(MATCH([.D5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4" calcext:value-type="float">
            <text:p>5164</text:p>
          </table:table-cell>
          <table:table-cell table:formula="of:=LOOKUP([.D511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5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51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4900000" calcext:value-type="currency">
            <text:p>4 900 000,00 Kč</text:p>
          </table:table-cell>
          <table:table-cell office:value-type="currency" office:currency="CZK" office:value="10587200" calcext:value-type="currency">
            <text:p>10 587 200,00 Kč</text:p>
          </table:table-cell>
          <table:table-cell office:value-type="currency" office:currency="CZK" office:value="6659110.1" calcext:value-type="currency">
            <text:p>6 659 110,10 Kč</text:p>
          </table:table-cell>
          <table:table-cell table:formula="of:=IF(ISNA(MATCH([.D5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7" calcext:value-type="float">
            <text:p>5167</text:p>
          </table:table-cell>
          <table:table-cell table:formula="of:=LOOKUP([.D513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2780000" calcext:value-type="currency">
            <text:p>2 780 000,00 Kč</text:p>
          </table:table-cell>
          <table:table-cell office:value-type="currency" office:currency="CZK" office:value="2825500" calcext:value-type="currency">
            <text:p>2 825 500,00 Kč</text:p>
          </table:table-cell>
          <table:table-cell office:value-type="currency" office:currency="CZK" office:value="2362955.96" calcext:value-type="currency">
            <text:p>2 362 955,96 Kč</text:p>
          </table:table-cell>
          <table:table-cell table:formula="of:=IF(ISNA(MATCH([.D5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514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/>
          <table:table-cell office:value-type="currency" office:currency="CZK" office:value="15231700" calcext:value-type="currency">
            <text:p>15 231 700,00 Kč</text:p>
          </table:table-cell>
          <table:table-cell office:value-type="currency" office:currency="CZK" office:value="14280836.73" calcext:value-type="currency">
            <text:p>14 280 836,73 Kč</text:p>
          </table:table-cell>
          <table:table-cell table:formula="of:=IF(ISNA(MATCH([.D5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51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3158000" calcext:value-type="currency">
            <text:p>33 158 000,00 Kč</text:p>
          </table:table-cell>
          <table:table-cell office:value-type="currency" office:currency="CZK" office:value="18053200" calcext:value-type="currency">
            <text:p>18 053 200,00 Kč</text:p>
          </table:table-cell>
          <table:table-cell office:value-type="currency" office:currency="CZK" office:value="16900722.67" calcext:value-type="currency">
            <text:p>16 900 722,67 Kč</text:p>
          </table:table-cell>
          <table:table-cell table:formula="of:=IF(ISNA(MATCH([.D5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1" calcext:value-type="float">
            <text:p>5171</text:p>
          </table:table-cell>
          <table:table-cell table:formula="of:=LOOKUP([.D516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0620300" calcext:value-type="currency">
            <text:p>10 620 300,00 Kč</text:p>
          </table:table-cell>
          <table:table-cell office:value-type="currency" office:currency="CZK" office:value="9561033.93" calcext:value-type="currency">
            <text:p>9 561 033,93 Kč</text:p>
          </table:table-cell>
          <table:table-cell table:formula="of:=IF(ISNA(MATCH([.D5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2" calcext:value-type="float">
            <text:p>5172</text:p>
          </table:table-cell>
          <table:table-cell table:formula="of:=LOOKUP([.D517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97770.87" calcext:value-type="currency">
            <text:p>197 770,87 Kč</text:p>
          </table:table-cell>
          <table:table-cell table:formula="of:=IF(ISNA(MATCH([.D5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518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185000" calcext:value-type="currency">
            <text:p>185 000,00 Kč</text:p>
          </table:table-cell>
          <table:table-cell office:value-type="currency" office:currency="CZK" office:value="148924" calcext:value-type="currency">
            <text:p>148 924,00 Kč</text:p>
          </table:table-cell>
          <table:table-cell table:formula="of:=IF(ISNA(MATCH([.D5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1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519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65100" calcext:value-type="currency">
            <text:p>265 100,00 Kč</text:p>
          </table:table-cell>
          <table:table-cell office:value-type="currency" office:currency="CZK" office:value="238707.5" calcext:value-type="currency">
            <text:p>238 707,50 Kč</text:p>
          </table:table-cell>
          <table:table-cell table:formula="of:=IF(ISNA(MATCH([.D5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8" calcext:value-type="float">
            <text:p>5178</text:p>
          </table:table-cell>
          <table:table-cell table:formula="of:=LOOKUP([.D520];[$Polozky.A$1:.A$1048576];[$Polozky.B$1:.B$1048576])" office:value-type="string" office:string-value="Nájemné za nájem s právem koupě" calcext:value-type="string">
            <text:p>Nájemné za nájem s právem koupě</text:p>
          </table:table-cell>
          <table:table-cell table:number-columns-repeated="2" office:value-type="currency" office:currency="CZK" office:value="237000" calcext:value-type="currency">
            <text:p>237 000,00 Kč</text:p>
          </table:table-cell>
          <table:table-cell office:value-type="currency" office:currency="CZK" office:value="217858.08" calcext:value-type="currency">
            <text:p>217 858,08 Kč</text:p>
          </table:table-cell>
          <table:table-cell table:formula="of:=IF(ISNA(MATCH([.D5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9" calcext:value-type="float">
            <text:p>5179</text:p>
          </table:table-cell>
          <table:table-cell table:formula="of:=LOOKUP([.D521];[$Polozky.A$1:.A$1048576];[$Polozky.B$1:.B$1048576])" office:value-type="string" office:string-value="Ostatní nákupy jinde nezařazené" calcext:value-type="string">
            <text:p>Ostatní nákupy jinde nezařaze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5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522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55000" calcext:value-type="currency">
            <text:p>255 000,00 Kč</text:p>
          </table:table-cell>
          <table:table-cell office:value-type="currency" office:currency="CZK" office:value="164149" calcext:value-type="currency">
            <text:p>164 149,00 Kč</text:p>
          </table:table-cell>
          <table:table-cell table:formula="of:=IF(ISNA(MATCH([.D5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4" calcext:value-type="float">
            <text:p>5194</text:p>
          </table:table-cell>
          <table:table-cell table:formula="of:=LOOKUP([.D523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1799" calcext:value-type="currency">
            <text:p>1 799,00 Kč</text:p>
          </table:table-cell>
          <table:table-cell table:formula="of:=IF(ISNA(MATCH([.D5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5" calcext:value-type="float">
            <text:p>5195</text:p>
          </table:table-cell>
          <table:table-cell table:formula="of:=LOOKUP([.D524];[$Polozky.A$1:.A$1048576];[$Polozky.B$1:.B$1048576])" office:value-type="string" office:string-value="Odvody za neplněni povinnosti zaměstnávat zdravotně postižené" calcext:value-type="string">
            <text:p>Odvody za neplněni povinnosti zaměstnávat zdravotně postižené</text:p>
          </table:table-cell>
          <table:table-cell table:number-columns-repeated="2" office:value-type="currency" office:currency="CZK" office:value="540000" calcext:value-type="currency">
            <text:p>540 000,00 Kč</text:p>
          </table:table-cell>
          <table:table-cell office:value-type="currency" office:currency="CZK" office:value="400976" calcext:value-type="currency">
            <text:p>400 976,00 Kč</text:p>
          </table:table-cell>
          <table:table-cell table:formula="of:=IF(ISNA(MATCH([.D5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1" calcext:value-type="float">
            <text:p>5361</text:p>
          </table:table-cell>
          <table:table-cell table:formula="of:=LOOKUP([.D525];[$Polozky.A$1:.A$1048576];[$Polozky.B$1:.B$1048576])" office:value-type="string" office:string-value="Nákup kolků" calcext:value-type="string">
            <text:p>Nákup kolků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2000" calcext:value-type="currency">
            <text:p>2 000,00 Kč</text:p>
          </table:table-cell>
          <table:table-cell table:formula="of:=IF(ISNA(MATCH([.D5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2" calcext:value-type="float">
            <text:p>5362</text:p>
          </table:table-cell>
          <table:table-cell table:formula="of:=LOOKUP([.D526];[$Polozky.A$1:.A$1048576];[$Polozky.B$1:.B$1048576])" office:value-type="string" office:string-value="Platby daní a poplatků státnímu rozpočtu" calcext:value-type="string">
            <text:p>Platby daní a poplatků státnímu rozpočtu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78000" calcext:value-type="currency">
            <text:p>78 000,00 Kč</text:p>
          </table:table-cell>
          <table:table-cell table:formula="of:=IF(ISNA(MATCH([.D5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3" calcext:value-type="float">
            <text:p>5363</text:p>
          </table:table-cell>
          <table:table-cell table:formula="of:=LOOKUP([.D527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/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34" calcext:value-type="currency">
            <text:p>834,00 Kč</text:p>
          </table:table-cell>
          <table:table-cell table:formula="of:=IF(ISNA(MATCH([.D5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4" calcext:value-type="float">
            <text:p>5424</text:p>
          </table:table-cell>
          <table:table-cell table:formula="of:=LOOKUP([.D528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750000" calcext:value-type="currency">
            <text:p>750 000,00 Kč</text:p>
          </table:table-cell>
          <table:table-cell office:value-type="currency" office:currency="CZK" office:value="446240" calcext:value-type="currency">
            <text:p>446 240,00 Kč</text:p>
          </table:table-cell>
          <table:table-cell table:formula="of:=IF(ISNA(MATCH([.D5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2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99" calcext:value-type="float">
            <text:p>5499</text:p>
          </table:table-cell>
          <table:table-cell table:formula="of:=LOOKUP([.D529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2783000" calcext:value-type="currency">
            <text:p>2 783 000,00 Kč</text:p>
          </table:table-cell>
          <table:table-cell office:value-type="currency" office:currency="CZK" office:value="3803000" calcext:value-type="currency">
            <text:p>3 803 000,00 Kč</text:p>
          </table:table-cell>
          <table:table-cell office:value-type="currency" office:currency="CZK" office:value="3120838.61" calcext:value-type="currency">
            <text:p>3 120 838,61 Kč</text:p>
          </table:table-cell>
          <table:table-cell table:formula="of:=IF(ISNA(MATCH([.D5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3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660" calcext:value-type="float">
            <text:p>5660</text:p>
          </table:table-cell>
          <table:table-cell table:formula="of:=LOOKUP([.D530];[$Polozky.A$1:.A$1048576];[$Polozky.B$1:.B$1048576])" office:value-type="string" office:string-value="Neinvestiční půjčené prostředky obyvatelstvu" calcext:value-type="string">
            <text:p>Neinvestiční půjčené prostředky obyvatelstvu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formula="of:=IF(ISNA(MATCH([.D5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3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9" calcext:value-type="float">
            <text:p>5909</text:p>
          </table:table-cell>
          <table:table-cell table:formula="of:=LOOKUP([.D531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1432900" calcext:value-type="currency">
            <text:p>1 432 900,00 Kč</text:p>
          </table:table-cell>
          <table:table-cell/>
          <table:table-cell table:formula="of:=IF(ISNA(MATCH([.D5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3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532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16550000" calcext:value-type="currency">
            <text:p>16 550 000,00 Kč</text:p>
          </table:table-cell>
          <table:table-cell office:value-type="currency" office:currency="CZK" office:value="16340000" calcext:value-type="currency">
            <text:p>16 340 000,00 Kč</text:p>
          </table:table-cell>
          <table:table-cell office:value-type="currency" office:currency="CZK" office:value="14311189" calcext:value-type="currency">
            <text:p>14 311 189,00 Kč</text:p>
          </table:table-cell>
          <table:table-cell table:formula="of:=IF(ISNA(MATCH([.D5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3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2" calcext:value-type="float">
            <text:p>6122</text:p>
          </table:table-cell>
          <table:table-cell table:formula="of:=LOOKUP([.D533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2600000" calcext:value-type="currency">
            <text:p>2 600 000,00 Kč</text:p>
          </table:table-cell>
          <table:table-cell office:value-type="currency" office:currency="CZK" office:value="362000" calcext:value-type="currency">
            <text:p>362 000,00 Kč</text:p>
          </table:table-cell>
          <table:table-cell office:value-type="currency" office:currency="CZK" office:value="361669" calcext:value-type="currency">
            <text:p>361 669,00 Kč</text:p>
          </table:table-cell>
          <table:table-cell table:formula="of:=IF(ISNA(MATCH([.D5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71" calcext:value-type="float">
            <text:p>6171</text:p>
          </table:table-cell>
          <table:table-cell table:formula="of:=LOOKUP([.B53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534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2150000" calcext:value-type="currency">
            <text:p>2 150 000,00 Kč</text:p>
          </table:table-cell>
          <table:table-cell office:value-type="currency" office:currency="CZK" office:value="6464100" calcext:value-type="currency">
            <text:p>6 464 100,00 Kč</text:p>
          </table:table-cell>
          <table:table-cell office:value-type="currency" office:currency="CZK" office:value="6462925" calcext:value-type="currency">
            <text:p>6 462 925,00 Kč</text:p>
          </table:table-cell>
          <table:table-cell table:formula="of:=IF(ISNA(MATCH([.D5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10" calcext:value-type="float">
            <text:p>6310</text:p>
          </table:table-cell>
          <table:table-cell table:formula="of:=LOOKUP([.B535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3" calcext:value-type="float">
            <text:p>5163</text:p>
          </table:table-cell>
          <table:table-cell table:formula="of:=LOOKUP([.D535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81418.2" calcext:value-type="currency">
            <text:p>181 418,20 Kč</text:p>
          </table:table-cell>
          <table:table-cell table:formula="of:=IF(ISNA(MATCH([.D5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20" calcext:value-type="float">
            <text:p>6320</text:p>
          </table:table-cell>
          <table:table-cell table:formula="of:=LOOKUP([.B536];[$Paragrafy.A$1:.A$1048576];[$Paragrafy.B$1:.B$1048576])" office:value-type="string" office:string-value="Pojištění funkčně nespecifikované" calcext:value-type="string">
            <text:p>Pojištění funkčně nespecifikované</text:p>
          </table:table-cell>
          <table:table-cell office:value-type="float" office:value="5163" calcext:value-type="float">
            <text:p>5163</text:p>
          </table:table-cell>
          <table:table-cell table:formula="of:=LOOKUP([.D536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80000" calcext:value-type="currency">
            <text:p>80 000,00 Kč</text:p>
          </table:table-cell>
          <table:table-cell office:value-type="currency" office:currency="CZK" office:value="63108" calcext:value-type="currency">
            <text:p>63 108,00 Kč</text:p>
          </table:table-cell>
          <table:table-cell table:formula="of:=IF(ISNA(MATCH([.D5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537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2" calcext:value-type="float">
            <text:p>5342</text:p>
          </table:table-cell>
          <table:table-cell table:formula="of:=LOOKUP([.D537];[$Polozky.A$1:.A$1048576];[$Polozky.B$1:.B$1048576])" office:value-type="string" office:string-value="Převody fondu kulturních a sociálních potřeb a sociálnímu fondu obcí a krajů" calcext:value-type="string">
            <text:p>Převody fondu kulturních a sociálních potřeb a sociálnímu fondu obcí a krajů</text:p>
          </table:table-cell>
          <table:table-cell table:number-columns-repeated="3" office:value-type="currency" office:currency="CZK" office:value="5390000" calcext:value-type="currency">
            <text:p>5 390 000,00 Kč</text:p>
          </table:table-cell>
          <table:table-cell table:formula="of:=IF(ISNA(MATCH([.D537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538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5" calcext:value-type="float">
            <text:p>5345</text:p>
          </table:table-cell>
          <table:table-cell table:formula="of:=LOOKUP([.D538];[$Polozky.A$1:.A$1048576];[$Polozky.B$1:.B$1048576])" office:value-type="string" office:string-value="Převody vlastním rozpočtovým účtům" calcext:value-type="string">
            <text:p>Převody vlastním rozpočtovým účtům</text:p>
          </table:table-cell>
          <table:table-cell office:value-type="currency" office:currency="CZK" office:value="5390000" calcext:value-type="currency">
            <text:p>5 390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 office:value-type="currency" office:currency="CZK" office:value="656729840.26" calcext:value-type="currency">
            <text:p>656 729 840,26 Kč</text:p>
          </table:table-cell>
          <table:table-cell table:formula="of:=IF(ISNA(MATCH([.D538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330" calcext:value-type="float">
            <text:p>6330</text:p>
          </table:table-cell>
          <table:table-cell table:formula="of:=LOOKUP([.B539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539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/>
          <table:table-cell office:value-type="currency" office:currency="CZK" office:value="16870300" calcext:value-type="currency">
            <text:p>16 870 300,00 Kč</text:p>
          </table:table-cell>
          <table:table-cell office:value-type="currency" office:currency="CZK" office:value="16870308.6" calcext:value-type="currency">
            <text:p>16 870 308,60 Kč</text:p>
          </table:table-cell>
          <table:table-cell table:formula="of:=IF(ISNA(MATCH([.D5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table:formula="of:=LOOKUP([.B540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54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400000" calcext:value-type="currency">
            <text:p>400 000,00 Kč</text:p>
          </table:table-cell>
          <table:table-cell/>
          <table:table-cell table:formula="of:=IF(ISNA(MATCH([.D5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409" calcext:value-type="float">
            <text:p>6409</text:p>
          </table:table-cell>
          <table:table-cell table:formula="of:=LOOKUP([.B541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9" calcext:value-type="float">
            <text:p>5909</text:p>
          </table:table-cell>
          <table:table-cell table:formula="of:=LOOKUP([.D541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/>
          <table:table-cell office:value-type="currency" office:currency="CZK" office:value="4070757" calcext:value-type="currency">
            <text:p>4 070 757,00 Kč</text:p>
          </table:table-cell>
          <table:table-cell table:formula="of:=IF(ISNA(MATCH([.D5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2" calcext:value-type="float">
            <text:p>2212</text:p>
          </table:table-cell>
          <table:table-cell table:formula="of:=LOOKUP([.B542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9" calcext:value-type="float">
            <text:p>5169</text:p>
          </table:table-cell>
          <table:table-cell table:formula="of:=LOOKUP([.D542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1105000" calcext:value-type="currency">
            <text:p>11 105 000,00 Kč</text:p>
          </table:table-cell>
          <table:table-cell office:value-type="currency" office:currency="CZK" office:value="11102884" calcext:value-type="currency">
            <text:p>11 102 884,00 Kč</text:p>
          </table:table-cell>
          <table:table-cell table:formula="of:=IF(ISNA(MATCH([.D5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3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3" calcext:value-type="float">
            <text:p>5163</text:p>
          </table:table-cell>
          <table:table-cell table:formula="of:=LOOKUP([.D54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72249.15" calcext:value-type="currency">
            <text:p>72 249,15 Kč</text:p>
          </table:table-cell>
          <table:table-cell table:formula="of:=IF(ISNA(MATCH([.D5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4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4" calcext:value-type="float">
            <text:p>5164</text:p>
          </table:table-cell>
          <table:table-cell table:formula="of:=LOOKUP([.D544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2439" calcext:value-type="currency">
            <text:p>12 439,00 Kč</text:p>
          </table:table-cell>
          <table:table-cell table:formula="of:=IF(ISNA(MATCH([.D5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5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6" calcext:value-type="float">
            <text:p>5166</text:p>
          </table:table-cell>
          <table:table-cell table:formula="of:=LOOKUP([.D54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4670000" calcext:value-type="currency">
            <text:p>4 670 000,00 Kč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2069398.1" calcext:value-type="currency">
            <text:p>2 069 398,10 Kč</text:p>
          </table:table-cell>
          <table:table-cell table:formula="of:=IF(ISNA(MATCH([.D5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54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7000000" calcext:value-type="currency">
            <text:p>7 000 000,00 Kč</text:p>
          </table:table-cell>
          <table:table-cell office:value-type="currency" office:currency="CZK" office:value="7180000" calcext:value-type="currency">
            <text:p>7 180 000,00 Kč</text:p>
          </table:table-cell>
          <table:table-cell office:value-type="currency" office:currency="CZK" office:value="385802" calcext:value-type="currency">
            <text:p>385 802,00 Kč</text:p>
          </table:table-cell>
          <table:table-cell table:formula="of:=IF(ISNA(MATCH([.D5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7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92" calcext:value-type="float">
            <text:p>5192</text:p>
          </table:table-cell>
          <table:table-cell table:formula="of:=LOOKUP([.D547];[$Polozky.A$1:.A$1048576];[$Polozky.B$1:.B$1048576])" office:value-type="string" office:string-value="Poskytnuté náhrady" calcext:value-type="string">
            <text:p>Poskytnuté náhrady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9304" calcext:value-type="currency">
            <text:p>69 304,00 Kč</text:p>
          </table:table-cell>
          <table:table-cell table:formula="of:=IF(ISNA(MATCH([.D5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11" calcext:value-type="float">
            <text:p>6111</text:p>
          </table:table-cell>
          <table:table-cell table:formula="of:=LOOKUP([.D548];[$Polozky.A$1:.A$1048576];[$Polozky.B$1:.B$1048576])" office:value-type="string" office:string-value="Programové vybavení" calcext:value-type="string">
            <text:p>Programové vybavení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1685711.5" calcext:value-type="currency">
            <text:p>1 685 711,50 Kč</text:p>
          </table:table-cell>
          <table:table-cell table:formula="of:=IF(ISNA(MATCH([.D5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49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19" calcext:value-type="float">
            <text:p>6119</text:p>
          </table:table-cell>
          <table:table-cell table:formula="of:=LOOKUP([.D549];[$Polozky.A$1:.A$1048576];[$Polozky.B$1:.B$1048576])" office:value-type="string" office:string-value="Ostatní nákup dlouhodobého nehmotného majetku" calcext:value-type="string">
            <text:p>Ostatní nákup dlouhodobého nehmotného majetku</text:p>
          </table:table-cell>
          <table:table-cell/>
          <table:table-cell office:value-type="currency" office:currency="CZK" office:value="2180000" calcext:value-type="currency">
            <text:p>2 180 000,00 Kč</text:p>
          </table:table-cell>
          <table:table-cell office:value-type="currency" office:currency="CZK" office:value="2175580" calcext:value-type="currency">
            <text:p>2 175 580,00 Kč</text:p>
          </table:table-cell>
          <table:table-cell table:formula="of:=IF(ISNA(MATCH([.D5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9" calcext:value-type="float">
            <text:p>2219</text:p>
          </table:table-cell>
          <table:table-cell table:formula="of:=LOOKUP([.B550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55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6600000" calcext:value-type="currency">
            <text:p>26 600 000,00 Kč</text:p>
          </table:table-cell>
          <table:table-cell office:value-type="currency" office:currency="CZK" office:value="12420000" calcext:value-type="currency">
            <text:p>12 420 000,00 Kč</text:p>
          </table:table-cell>
          <table:table-cell office:value-type="currency" office:currency="CZK" office:value="491260" calcext:value-type="currency">
            <text:p>491 260,00 Kč</text:p>
          </table:table-cell>
          <table:table-cell table:formula="of:=IF(ISNA(MATCH([.D5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1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37" calcext:value-type="float">
            <text:p>5137</text:p>
          </table:table-cell>
          <table:table-cell table:formula="of:=LOOKUP([.D55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5736.05" calcext:value-type="currency">
            <text:p>15 736,05 Kč</text:p>
          </table:table-cell>
          <table:table-cell table:formula="of:=IF(ISNA(MATCH([.D5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2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92" calcext:value-type="float">
            <text:p>5192</text:p>
          </table:table-cell>
          <table:table-cell table:formula="of:=LOOKUP([.D552];[$Polozky.A$1:.A$1048576];[$Polozky.B$1:.B$1048576])" office:value-type="string" office:string-value="Poskytnuté náhrady" calcext:value-type="string">
            <text:p>Poskytnuté náhrady</text:p>
          </table:table-cell>
          <table:table-cell/>
          <table:table-cell office:value-type="currency" office:currency="CZK" office:value="1930800" calcext:value-type="currency">
            <text:p>1 930 800,00 Kč</text:p>
          </table:table-cell>
          <table:table-cell office:value-type="currency" office:currency="CZK" office:value="1930773.6" calcext:value-type="currency">
            <text:p>1 930 773,60 Kč</text:p>
          </table:table-cell>
          <table:table-cell table:formula="of:=IF(ISNA(MATCH([.D5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3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1" calcext:value-type="float">
            <text:p>5331</text:p>
          </table:table-cell>
          <table:table-cell table:formula="of:=LOOKUP([.D553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35019000" calcext:value-type="currency">
            <text:p>35 019 000,00 Kč</text:p>
          </table:table-cell>
          <table:table-cell office:value-type="currency" office:currency="CZK" office:value="36305900" calcext:value-type="currency">
            <text:p>36 305 900,00 Kč</text:p>
          </table:table-cell>
          <table:table-cell office:value-type="currency" office:currency="CZK" office:value="36305890" calcext:value-type="currency">
            <text:p>36 305 890,00 Kč</text:p>
          </table:table-cell>
          <table:table-cell table:formula="of:=IF(ISNA(MATCH([.D5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4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6" calcext:value-type="float">
            <text:p>5336</text:p>
          </table:table-cell>
          <table:table-cell table:formula="of:=LOOKUP([.D554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3438100" calcext:value-type="currency">
            <text:p>3 438 100,00 Kč</text:p>
          </table:table-cell>
          <table:table-cell office:value-type="currency" office:currency="CZK" office:value="3437944.4" calcext:value-type="currency">
            <text:p>3 437 944,40 Kč</text:p>
          </table:table-cell>
          <table:table-cell table:formula="of:=IF(ISNA(MATCH([.D5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121" calcext:value-type="float">
            <text:p>6121</text:p>
          </table:table-cell>
          <table:table-cell table:formula="of:=LOOKUP([.D55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2314900" calcext:value-type="currency">
            <text:p>2 314 900,00 Kč</text:p>
          </table:table-cell>
          <table:table-cell office:value-type="currency" office:currency="CZK" office:value="667194" calcext:value-type="currency">
            <text:p>667 194,00 Kč</text:p>
          </table:table-cell>
          <table:table-cell table:formula="of:=IF(ISNA(MATCH([.D5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6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1" calcext:value-type="float">
            <text:p>6351</text:p>
          </table:table-cell>
          <table:table-cell table:formula="of:=LOOKUP([.D556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116000" calcext:value-type="currency">
            <text:p>1 116 000,00 Kč</text:p>
          </table:table-cell>
          <table:table-cell office:value-type="currency" office:currency="CZK" office:value="4002200" calcext:value-type="currency">
            <text:p>4 002 200,00 Kč</text:p>
          </table:table-cell>
          <table:table-cell office:value-type="currency" office:currency="CZK" office:value="1986000" calcext:value-type="currency">
            <text:p>1 986 000,00 Kč</text:p>
          </table:table-cell>
          <table:table-cell table:formula="of:=IF(ISNA(MATCH([.D5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1" calcext:value-type="float">
            <text:p>3111</text:p>
          </table:table-cell>
          <table:table-cell table:formula="of:=LOOKUP([.B557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6" calcext:value-type="float">
            <text:p>6356</text:p>
          </table:table-cell>
          <table:table-cell table:formula="of:=LOOKUP([.D557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table:number-columns-repeated="2" office:value-type="currency" office:currency="CZK" office:value="1045000" calcext:value-type="currency">
            <text:p>1 045 000,00 Kč</text:p>
          </table:table-cell>
          <table:table-cell table:formula="of:=IF(ISNA(MATCH([.D5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5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21" calcext:value-type="float">
            <text:p>5021</text:p>
          </table:table-cell>
          <table:table-cell table:formula="of:=LOOKUP([.D558];[$Polozky.A$1:.A$1048576];[$Polozky.B$1:.B$1048576])" office:value-type="string" office:string-value="Ostatní osobní výdaje" calcext:value-type="string">
            <text:p>Ostatní osobní výdaje</text:p>
          </table:table-cell>
          <table:table-cell/>
          <table:table-cell office:value-type="currency" office:currency="CZK" office:value="277900" calcext:value-type="currency">
            <text:p>277 900,00 Kč</text:p>
          </table:table-cell>
          <table:table-cell office:value-type="currency" office:currency="CZK" office:value="253750" calcext:value-type="currency">
            <text:p>253 750,00 Kč</text:p>
          </table:table-cell>
          <table:table-cell table:formula="of:=IF(ISNA(MATCH([.D5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5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1" calcext:value-type="float">
            <text:p>5031</text:p>
          </table:table-cell>
          <table:table-cell table:formula="of:=LOOKUP([.D559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/>
          <table:table-cell office:value-type="currency" office:currency="CZK" office:value="69500" calcext:value-type="currency">
            <text:p>69 500,00 Kč</text:p>
          </table:table-cell>
          <table:table-cell office:value-type="currency" office:currency="CZK" office:value="56725" calcext:value-type="currency">
            <text:p>56 725,00 Kč</text:p>
          </table:table-cell>
          <table:table-cell table:formula="of:=IF(ISNA(MATCH([.D5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2" calcext:value-type="float">
            <text:p>5032</text:p>
          </table:table-cell>
          <table:table-cell table:formula="of:=LOOKUP([.D560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/>
          <table:table-cell office:value-type="currency" office:currency="CZK" office:value="25100" calcext:value-type="currency">
            <text:p>25 100,00 Kč</text:p>
          </table:table-cell>
          <table:table-cell office:value-type="currency" office:currency="CZK" office:value="21475" calcext:value-type="currency">
            <text:p>21 475,00 Kč</text:p>
          </table:table-cell>
          <table:table-cell table:formula="of:=IF(ISNA(MATCH([.D5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3" calcext:value-type="float">
            <text:p>5163</text:p>
          </table:table-cell>
          <table:table-cell table:formula="of:=LOOKUP([.D561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1300000" calcext:value-type="currency">
            <text:p>1 300 000,00 Kč</text:p>
          </table:table-cell>
          <table:table-cell office:value-type="currency" office:currency="CZK" office:value="912500" calcext:value-type="currency">
            <text:p>912 5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formula="of:=IF(ISNA(MATCH([.D5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56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2670100" calcext:value-type="currency">
            <text:p>2 670 100,00 Kč</text:p>
          </table:table-cell>
          <table:table-cell office:value-type="currency" office:currency="CZK" office:value="957787.92" calcext:value-type="currency">
            <text:p>957 787,92 Kč</text:p>
          </table:table-cell>
          <table:table-cell table:formula="of:=IF(ISNA(MATCH([.D5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56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908100" calcext:value-type="currency">
            <text:p>2 908 100,00 Kč</text:p>
          </table:table-cell>
          <table:table-cell office:value-type="currency" office:currency="CZK" office:value="561389.5" calcext:value-type="currency">
            <text:p>561 389,50 Kč</text:p>
          </table:table-cell>
          <table:table-cell table:formula="of:=IF(ISNA(MATCH([.D5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75" calcext:value-type="float">
            <text:p>5175</text:p>
          </table:table-cell>
          <table:table-cell table:formula="of:=LOOKUP([.D564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61000" calcext:value-type="currency">
            <text:p>61 000,00 Kč</text:p>
          </table:table-cell>
          <table:table-cell office:value-type="currency" office:currency="CZK" office:value="36296" calcext:value-type="currency">
            <text:p>36 296,00 Kč</text:p>
          </table:table-cell>
          <table:table-cell table:formula="of:=IF(ISNA(MATCH([.D5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94" calcext:value-type="float">
            <text:p>5194</text:p>
          </table:table-cell>
          <table:table-cell table:formula="of:=LOOKUP([.D565];[$Polozky.A$1:.A$1048576];[$Polozky.B$1:.B$1048576])" office:value-type="string" office:string-value="Věcné dary" calcext:value-type="string">
            <text:p>Věcné dary</text:p>
          </table:table-cell>
          <table:table-cell/>
          <table:table-cell office:value-type="currency" office:currency="CZK" office:value="11400" calcext:value-type="currency">
            <text:p>11 400,00 Kč</text:p>
          </table:table-cell>
          <table:table-cell office:value-type="currency" office:currency="CZK" office:value="11385" calcext:value-type="currency">
            <text:p>11 385,00 Kč</text:p>
          </table:table-cell>
          <table:table-cell table:formula="of:=IF(ISNA(MATCH([.D5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223" calcext:value-type="float">
            <text:p>5223</text:p>
          </table:table-cell>
          <table:table-cell table:formula="of:=LOOKUP([.D566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5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1" calcext:value-type="float">
            <text:p>5331</text:p>
          </table:table-cell>
          <table:table-cell table:formula="of:=LOOKUP([.D567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83848000" calcext:value-type="currency">
            <text:p>83 848 000,00 Kč</text:p>
          </table:table-cell>
          <table:table-cell table:number-columns-repeated="2" office:value-type="currency" office:currency="CZK" office:value="92969100" calcext:value-type="currency">
            <text:p>92 969 100,00 Kč</text:p>
          </table:table-cell>
          <table:table-cell table:formula="of:=IF(ISNA(MATCH([.D5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6" calcext:value-type="float">
            <text:p>5336</text:p>
          </table:table-cell>
          <table:table-cell table:formula="of:=LOOKUP([.D568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14605700" calcext:value-type="currency">
            <text:p>14 605 700,00 Kč</text:p>
          </table:table-cell>
          <table:table-cell office:value-type="currency" office:currency="CZK" office:value="14662618" calcext:value-type="currency">
            <text:p>14 662 618,00 Kč</text:p>
          </table:table-cell>
          <table:table-cell table:formula="of:=IF(ISNA(MATCH([.D5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6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1" calcext:value-type="float">
            <text:p>6121</text:p>
          </table:table-cell>
          <table:table-cell table:formula="of:=LOOKUP([.D569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380000" calcext:value-type="currency">
            <text:p>1 380 000,00 Kč</text:p>
          </table:table-cell>
          <table:table-cell office:value-type="currency" office:currency="CZK" office:value="773432" calcext:value-type="currency">
            <text:p>773 432,00 Kč</text:p>
          </table:table-cell>
          <table:table-cell table:formula="of:=IF(ISNA(MATCH([.D5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7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1" calcext:value-type="float">
            <text:p>6351</text:p>
          </table:table-cell>
          <table:table-cell table:formula="of:=LOOKUP([.D570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3628000" calcext:value-type="currency">
            <text:p>3 628 000,00 Kč</text:p>
          </table:table-cell>
          <table:table-cell office:value-type="currency" office:currency="CZK" office:value="15502200" calcext:value-type="currency">
            <text:p>15 502 200,00 Kč</text:p>
          </table:table-cell>
          <table:table-cell office:value-type="currency" office:currency="CZK" office:value="12398100" calcext:value-type="currency">
            <text:p>12 398 100,00 Kč</text:p>
          </table:table-cell>
          <table:table-cell table:formula="of:=IF(ISNA(MATCH([.D5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13" calcext:value-type="float">
            <text:p>3113</text:p>
          </table:table-cell>
          <table:table-cell table:formula="of:=LOOKUP([.B57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6" calcext:value-type="float">
            <text:p>6356</text:p>
          </table:table-cell>
          <table:table-cell table:formula="of:=LOOKUP([.D571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table:number-columns-repeated="2" office:value-type="currency" office:currency="CZK" office:value="670000" calcext:value-type="currency">
            <text:p>670 000,00 Kč</text:p>
          </table:table-cell>
          <table:table-cell table:formula="of:=IF(ISNA(MATCH([.D5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57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1" calcext:value-type="float">
            <text:p>5331</text:p>
          </table:table-cell>
          <table:table-cell table:formula="of:=LOOKUP([.D57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9000000" calcext:value-type="currency">
            <text:p>49 000 000,00 Kč</text:p>
          </table:table-cell>
          <table:table-cell office:value-type="currency" office:currency="CZK" office:value="101774400" calcext:value-type="currency">
            <text:p>101 774 400,00 Kč</text:p>
          </table:table-cell>
          <table:table-cell office:value-type="currency" office:currency="CZK" office:value="101774226.19" calcext:value-type="currency">
            <text:p>101 774 226,19 Kč</text:p>
          </table:table-cell>
          <table:table-cell table:formula="of:=IF(ISNA(MATCH([.D5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57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6" calcext:value-type="float">
            <text:p>5336</text:p>
          </table:table-cell>
          <table:table-cell table:formula="of:=LOOKUP([.D573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170000" calcext:value-type="currency">
            <text:p>170 000,00 Kč</text:p>
          </table:table-cell>
          <table:table-cell table:formula="of:=IF(ISNA(MATCH([.D5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57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57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94407000" calcext:value-type="currency">
            <text:p>194 407 000,00 Kč</text:p>
          </table:table-cell>
          <table:table-cell table:number-columns-repeated="2" office:value-type="currency" office:currency="CZK" office:value="248596600" calcext:value-type="currency">
            <text:p>248 596 600,00 Kč</text:p>
          </table:table-cell>
          <table:table-cell table:formula="of:=IF(ISNA(MATCH([.D5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49" calcext:value-type="float">
            <text:p>3149</text:p>
          </table:table-cell>
          <table:table-cell table:formula="of:=LOOKUP([.B57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575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/>
          <table:table-cell office:value-type="currency" office:currency="CZK" office:value="33477000" calcext:value-type="currency">
            <text:p>33 477 000,00 Kč</text:p>
          </table:table-cell>
          <table:table-cell office:value-type="currency" office:currency="CZK" office:value="33476961" calcext:value-type="currency">
            <text:p>33 476 961,00 Kč</text:p>
          </table:table-cell>
          <table:table-cell table:formula="of:=IF(ISNA(MATCH([.D5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76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041" calcext:value-type="float">
            <text:p>5041</text:p>
          </table:table-cell>
          <table:table-cell table:formula="of:=LOOKUP([.D576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122000" calcext:value-type="currency">
            <text:p>1 122 000,00 Kč</text:p>
          </table:table-cell>
          <table:table-cell office:value-type="currency" office:currency="CZK" office:value="1120745.76" calcext:value-type="currency">
            <text:p>1 120 745,76 Kč</text:p>
          </table:table-cell>
          <table:table-cell table:formula="of:=IF(ISNA(MATCH([.D5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77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7" calcext:value-type="float">
            <text:p>5137</text:p>
          </table:table-cell>
          <table:table-cell table:formula="of:=LOOKUP([.D57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65" calcext:value-type="currency">
            <text:p>19 965,00 Kč</text:p>
          </table:table-cell>
          <table:table-cell table:formula="of:=IF(ISNA(MATCH([.D5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7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9" calcext:value-type="float">
            <text:p>5139</text:p>
          </table:table-cell>
          <table:table-cell table:formula="of:=LOOKUP([.D57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45000" calcext:value-type="currency">
            <text:p>45 000,00 Kč</text:p>
          </table:table-cell>
          <table:table-cell office:value-type="currency" office:currency="CZK" office:value="26561.43" calcext:value-type="currency">
            <text:p>26 561,43 Kč</text:p>
          </table:table-cell>
          <table:table-cell table:formula="of:=IF(ISNA(MATCH([.D5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7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1" calcext:value-type="float">
            <text:p>5151</text:p>
          </table:table-cell>
          <table:table-cell table:formula="of:=LOOKUP([.D579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6151" calcext:value-type="currency">
            <text:p>16 151,00 Kč</text:p>
          </table:table-cell>
          <table:table-cell table:formula="of:=IF(ISNA(MATCH([.D5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4" calcext:value-type="float">
            <text:p>5154</text:p>
          </table:table-cell>
          <table:table-cell table:formula="of:=LOOKUP([.D580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584" calcext:value-type="currency">
            <text:p>584,00 Kč</text:p>
          </table:table-cell>
          <table:table-cell table:formula="of:=IF(ISNA(MATCH([.D5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69" calcext:value-type="float">
            <text:p>5169</text:p>
          </table:table-cell>
          <table:table-cell table:formula="of:=LOOKUP([.D58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50000" calcext:value-type="currency">
            <text:p>550 000,00 Kč</text:p>
          </table:table-cell>
          <table:table-cell office:value-type="currency" office:currency="CZK" office:value="530000" calcext:value-type="currency">
            <text:p>530 000,00 Kč</text:p>
          </table:table-cell>
          <table:table-cell office:value-type="currency" office:currency="CZK" office:value="423522" calcext:value-type="currency">
            <text:p>423 522,00 Kč</text:p>
          </table:table-cell>
          <table:table-cell table:formula="of:=IF(ISNA(MATCH([.D5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2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1" calcext:value-type="float">
            <text:p>5171</text:p>
          </table:table-cell>
          <table:table-cell table:formula="of:=LOOKUP([.D58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6836.89" calcext:value-type="currency">
            <text:p>16 836,89 Kč</text:p>
          </table:table-cell>
          <table:table-cell table:formula="of:=IF(ISNA(MATCH([.D5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3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5" calcext:value-type="float">
            <text:p>5175</text:p>
          </table:table-cell>
          <table:table-cell table:formula="of:=LOOKUP([.D583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23599" calcext:value-type="currency">
            <text:p>23 599,00 Kč</text:p>
          </table:table-cell>
          <table:table-cell table:formula="of:=IF(ISNA(MATCH([.D5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4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94" calcext:value-type="float">
            <text:p>5194</text:p>
          </table:table-cell>
          <table:table-cell table:formula="of:=LOOKUP([.D584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6000" calcext:value-type="currency">
            <text:p>6 000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formula="of:=IF(ISNA(MATCH([.D5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formula="of:=LOOKUP([.B585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6121" calcext:value-type="float">
            <text:p>6121</text:p>
          </table:table-cell>
          <table:table-cell table:formula="of:=LOOKUP([.D585];[$Polozky.A$1:.A$1048576];[$Polozky.B$1:.B$1048576])" office:value-type="string" office:string-value="Budovy, haly a stavby" calcext:value-type="string">
            <text:p>Budovy, haly a stavby</text:p>
          </table:table-cell>
          <table:table-cell/>
          <table:table-cell office:value-type="currency" office:currency="CZK" office:value="801000" calcext:value-type="currency">
            <text:p>801 000,00 Kč</text:p>
          </table:table-cell>
          <table:table-cell office:value-type="currency" office:currency="CZK" office:value="800006.02" calcext:value-type="currency">
            <text:p>800 006,02 Kč</text:p>
          </table:table-cell>
          <table:table-cell table:formula="of:=IF(ISNA(MATCH([.D5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86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041" calcext:value-type="float">
            <text:p>5041</text:p>
          </table:table-cell>
          <table:table-cell table:formula="of:=LOOKUP([.D586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5300" calcext:value-type="currency">
            <text:p>15 300,00 Kč</text:p>
          </table:table-cell>
          <table:table-cell office:value-type="currency" office:currency="CZK" office:value="15293" calcext:value-type="currency">
            <text:p>15 293,00 Kč</text:p>
          </table:table-cell>
          <table:table-cell table:formula="of:=IF(ISNA(MATCH([.D5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87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7" calcext:value-type="float">
            <text:p>5137</text:p>
          </table:table-cell>
          <table:table-cell table:formula="of:=LOOKUP([.D58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4000" calcext:value-type="currency">
            <text:p>4 000,00 Kč</text:p>
          </table:table-cell>
          <table:table-cell office:value-type="currency" office:currency="CZK" office:value="3376" calcext:value-type="currency">
            <text:p>3 376,00 Kč</text:p>
          </table:table-cell>
          <table:table-cell table:formula="of:=IF(ISNA(MATCH([.D5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88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9" calcext:value-type="float">
            <text:p>5139</text:p>
          </table:table-cell>
          <table:table-cell table:formula="of:=LOOKUP([.D58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9759" calcext:value-type="currency">
            <text:p>19 759,00 Kč</text:p>
          </table:table-cell>
          <table:table-cell table:formula="of:=IF(ISNA(MATCH([.D5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89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69" calcext:value-type="float">
            <text:p>5169</text:p>
          </table:table-cell>
          <table:table-cell table:formula="of:=LOOKUP([.D58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66000" calcext:value-type="currency">
            <text:p>166 000,00 Kč</text:p>
          </table:table-cell>
          <table:table-cell office:value-type="currency" office:currency="CZK" office:value="251700" calcext:value-type="currency">
            <text:p>251 700,00 Kč</text:p>
          </table:table-cell>
          <table:table-cell office:value-type="currency" office:currency="CZK" office:value="211711.05" calcext:value-type="currency">
            <text:p>211 711,05 Kč</text:p>
          </table:table-cell>
          <table:table-cell table:formula="of:=IF(ISNA(MATCH([.D5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90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75" calcext:value-type="float">
            <text:p>5175</text:p>
          </table:table-cell>
          <table:table-cell table:formula="of:=LOOKUP([.D590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47994.95" calcext:value-type="currency">
            <text:p>47 994,95 Kč</text:p>
          </table:table-cell>
          <table:table-cell table:formula="of:=IF(ISNA(MATCH([.D5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formula="of:=LOOKUP([.B591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94" calcext:value-type="float">
            <text:p>5194</text:p>
          </table:table-cell>
          <table:table-cell table:formula="of:=LOOKUP([.D591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14112" calcext:value-type="currency">
            <text:p>14 112,00 Kč</text:p>
          </table:table-cell>
          <table:table-cell table:formula="of:=IF(ISNA(MATCH([.D5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041" calcext:value-type="float">
            <text:p>5041</text:p>
          </table:table-cell>
          <table:table-cell table:formula="of:=LOOKUP([.D592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938000" calcext:value-type="currency">
            <text:p>938 000,00 Kč</text:p>
          </table:table-cell>
          <table:table-cell office:value-type="currency" office:currency="CZK" office:value="871913.05" calcext:value-type="currency">
            <text:p>871 913,05 Kč</text:p>
          </table:table-cell>
          <table:table-cell table:formula="of:=IF(ISNA(MATCH([.D5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3" calcext:value-type="float">
            <text:p>5133</text:p>
          </table:table-cell>
          <table:table-cell table:formula="of:=LOOKUP([.D593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903" calcext:value-type="currency">
            <text:p>903,00 Kč</text:p>
          </table:table-cell>
          <table:table-cell table:formula="of:=IF(ISNA(MATCH([.D5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59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59411" calcext:value-type="currency">
            <text:p>59 411,00 Kč</text:p>
          </table:table-cell>
          <table:table-cell table:formula="of:=IF(ISNA(MATCH([.D5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9" calcext:value-type="float">
            <text:p>5139</text:p>
          </table:table-cell>
          <table:table-cell table:formula="of:=LOOKUP([.D59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27000" calcext:value-type="currency">
            <text:p>127 000,00 Kč</text:p>
          </table:table-cell>
          <table:table-cell office:value-type="currency" office:currency="CZK" office:value="369000" calcext:value-type="currency">
            <text:p>369 000,00 Kč</text:p>
          </table:table-cell>
          <table:table-cell office:value-type="currency" office:currency="CZK" office:value="309678.9" calcext:value-type="currency">
            <text:p>309 678,90 Kč</text:p>
          </table:table-cell>
          <table:table-cell table:formula="of:=IF(ISNA(MATCH([.D5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4" calcext:value-type="float">
            <text:p>5154</text:p>
          </table:table-cell>
          <table:table-cell table:formula="of:=LOOKUP([.D596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38000" calcext:value-type="currency">
            <text:p>138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formula="of:=IF(ISNA(MATCH([.D5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6" calcext:value-type="float">
            <text:p>5156</text:p>
          </table:table-cell>
          <table:table-cell table:formula="of:=LOOKUP([.D597];[$Polozky.A$1:.A$1048576];[$Polozky.B$1:.B$1048576])" office:value-type="string" office:string-value="Pohonné hmoty a maziva" calcext:value-type="string">
            <text:p>Pohonné hmoty a maziva</text:p>
          </table:table-cell>
          <table:table-cell/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0" calcext:value-type="currency">
            <text:p>310,00 Kč</text:p>
          </table:table-cell>
          <table:table-cell table:formula="of:=IF(ISNA(MATCH([.D5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1" calcext:value-type="float">
            <text:p>5161</text:p>
          </table:table-cell>
          <table:table-cell table:formula="of:=LOOKUP([.D598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5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59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3" calcext:value-type="float">
            <text:p>5163</text:p>
          </table:table-cell>
          <table:table-cell table:formula="of:=LOOKUP([.D599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728" calcext:value-type="currency">
            <text:p>7 728,00 Kč</text:p>
          </table:table-cell>
          <table:table-cell table:formula="of:=IF(ISNA(MATCH([.D5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4" calcext:value-type="float">
            <text:p>5164</text:p>
          </table:table-cell>
          <table:table-cell table:formula="of:=LOOKUP([.D600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270000" calcext:value-type="currency">
            <text:p>1 270 000,00 Kč</text:p>
          </table:table-cell>
          <table:table-cell office:value-type="currency" office:currency="CZK" office:value="1168752.2" calcext:value-type="currency">
            <text:p>1 168 752,20 Kč</text:p>
          </table:table-cell>
          <table:table-cell table:formula="of:=IF(ISNA(MATCH([.D6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6" calcext:value-type="float">
            <text:p>5166</text:p>
          </table:table-cell>
          <table:table-cell table:formula="of:=LOOKUP([.D60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53000" calcext:value-type="currency">
            <text:p>53 000,00 Kč</text:p>
          </table:table-cell>
          <table:table-cell office:value-type="currency" office:currency="CZK" office:value="52030" calcext:value-type="currency">
            <text:p>52 030,00 Kč</text:p>
          </table:table-cell>
          <table:table-cell table:formula="of:=IF(ISNA(MATCH([.D6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60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350000" calcext:value-type="currency">
            <text:p>2 350 000,00 Kč</text:p>
          </table:table-cell>
          <table:table-cell office:value-type="currency" office:currency="CZK" office:value="2832000" calcext:value-type="currency">
            <text:p>2 832 000,00 Kč</text:p>
          </table:table-cell>
          <table:table-cell office:value-type="currency" office:currency="CZK" office:value="2510055.68" calcext:value-type="currency">
            <text:p>2 510 055,68 Kč</text:p>
          </table:table-cell>
          <table:table-cell table:formula="of:=IF(ISNA(MATCH([.D6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1" calcext:value-type="float">
            <text:p>5171</text:p>
          </table:table-cell>
          <table:table-cell table:formula="of:=LOOKUP([.D60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9000" calcext:value-type="currency">
            <text:p>89 000,00 Kč</text:p>
          </table:table-cell>
          <table:table-cell office:value-type="currency" office:currency="CZK" office:value="72669.15" calcext:value-type="currency">
            <text:p>72 669,15 Kč</text:p>
          </table:table-cell>
          <table:table-cell table:formula="of:=IF(ISNA(MATCH([.D6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5" calcext:value-type="float">
            <text:p>5175</text:p>
          </table:table-cell>
          <table:table-cell table:formula="of:=LOOKUP([.D604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189000" calcext:value-type="currency">
            <text:p>189 000,00 Kč</text:p>
          </table:table-cell>
          <table:table-cell office:value-type="currency" office:currency="CZK" office:value="184530.49" calcext:value-type="currency">
            <text:p>184 530,49 Kč</text:p>
          </table:table-cell>
          <table:table-cell table:formula="of:=IF(ISNA(MATCH([.D6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94" calcext:value-type="float">
            <text:p>5194</text:p>
          </table:table-cell>
          <table:table-cell table:formula="of:=LOOKUP([.D605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11493.9" calcext:value-type="currency">
            <text:p>211 493,90 Kč</text:p>
          </table:table-cell>
          <table:table-cell table:formula="of:=IF(ISNA(MATCH([.D6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223" calcext:value-type="float">
            <text:p>5223</text:p>
          </table:table-cell>
          <table:table-cell table:formula="of:=LOOKUP([.D606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30000" calcext:value-type="currency">
            <text:p>30 000,00 Kč</text:p>
          </table:table-cell>
          <table:table-cell table:formula="of:=IF(ISNA(MATCH([.D6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formula="of:=LOOKUP([.B60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122" calcext:value-type="float">
            <text:p>6122</text:p>
          </table:table-cell>
          <table:table-cell table:formula="of:=LOOKUP([.D60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63483.47" calcext:value-type="currency">
            <text:p>263 483,47 Kč</text:p>
          </table:table-cell>
          <table:table-cell table:formula="of:=IF(ISNA(MATCH([.D6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formula="of:=LOOKUP([.B608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37" calcext:value-type="float">
            <text:p>5137</text:p>
          </table:table-cell>
          <table:table-cell table:formula="of:=LOOKUP([.D60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3" office:value-type="currency" office:currency="CZK" office:value="19200" calcext:value-type="currency">
            <text:p>19 200,00 Kč</text:p>
          </table:table-cell>
          <table:table-cell table:formula="of:=IF(ISNA(MATCH([.D6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formula="of:=LOOKUP([.B609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69" calcext:value-type="float">
            <text:p>5169</text:p>
          </table:table-cell>
          <table:table-cell table:formula="of:=LOOKUP([.D60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20745.2" calcext:value-type="currency">
            <text:p>120 745,20 Kč</text:p>
          </table:table-cell>
          <table:table-cell table:formula="of:=IF(ISNA(MATCH([.D6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formula="of:=LOOKUP([.B610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71" calcext:value-type="float">
            <text:p>5171</text:p>
          </table:table-cell>
          <table:table-cell table:formula="of:=LOOKUP([.D610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20800" calcext:value-type="currency">
            <text:p>20 800,00 Kč</text:p>
          </table:table-cell>
          <table:table-cell office:value-type="currency" office:currency="CZK" office:value="6371" calcext:value-type="currency">
            <text:p>6 371,00 Kč</text:p>
          </table:table-cell>
          <table:table-cell table:formula="of:=IF(ISNA(MATCH([.D6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formula="of:=LOOKUP([.B611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61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2706200" calcext:value-type="currency">
            <text:p>2 706 200,00 Kč</text:p>
          </table:table-cell>
          <table:table-cell office:value-type="currency" office:currency="CZK" office:value="901453.63" calcext:value-type="currency">
            <text:p>901 453,63 Kč</text:p>
          </table:table-cell>
          <table:table-cell table:formula="of:=IF(ISNA(MATCH([.D6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formula="of:=LOOKUP([.B612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9" calcext:value-type="float">
            <text:p>5169</text:p>
          </table:table-cell>
          <table:table-cell table:formula="of:=LOOKUP([.D61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669000" calcext:value-type="currency">
            <text:p>669 000,00 Kč</text:p>
          </table:table-cell>
          <table:table-cell office:value-type="currency" office:currency="CZK" office:value="165445.17" calcext:value-type="currency">
            <text:p>165 445,17 Kč</text:p>
          </table:table-cell>
          <table:table-cell table:formula="of:=IF(ISNA(MATCH([.D6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formula="of:=LOOKUP([.B613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71" calcext:value-type="float">
            <text:p>5171</text:p>
          </table:table-cell>
          <table:table-cell table:formula="of:=LOOKUP([.D613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106400" calcext:value-type="currency">
            <text:p>106 400,00 Kč</text:p>
          </table:table-cell>
          <table:table-cell office:value-type="currency" office:currency="CZK" office:value="82400" calcext:value-type="currency">
            <text:p>82 400,00 Kč</text:p>
          </table:table-cell>
          <table:table-cell table:formula="of:=IF(ISNA(MATCH([.D6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formula="of:=LOOKUP([.B614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1" calcext:value-type="float">
            <text:p>6121</text:p>
          </table:table-cell>
          <table:table-cell table:formula="of:=LOOKUP([.D61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550000" calcext:value-type="currency">
            <text:p>1 55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874368.84" calcext:value-type="currency">
            <text:p>874 368,84 Kč</text:p>
          </table:table-cell>
          <table:table-cell table:formula="of:=IF(ISNA(MATCH([.D6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formula="of:=LOOKUP([.B615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61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260000" calcext:value-type="currency">
            <text:p>3 260 000,00 Kč</text:p>
          </table:table-cell>
          <table:table-cell office:value-type="currency" office:currency="CZK" office:value="2816600" calcext:value-type="currency">
            <text:p>2 816 600,00 Kč</text:p>
          </table:table-cell>
          <table:table-cell office:value-type="currency" office:currency="CZK" office:value="2648242.29" calcext:value-type="currency">
            <text:p>2 648 242,29 Kč</text:p>
          </table:table-cell>
          <table:table-cell table:formula="of:=IF(ISNA(MATCH([.D6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formula="of:=LOOKUP([.B616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616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6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formula="of:=LOOKUP([.B617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492" calcext:value-type="float">
            <text:p>5492</text:p>
          </table:table-cell>
          <table:table-cell table:formula="of:=LOOKUP([.D617];[$Polozky.A$1:.A$1048576];[$Polozky.B$1:.B$1048576])" office:value-type="string" office:string-value="Dary obyvatelstvu" calcext:value-type="string">
            <text:p>Dary obyvatelstvu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formula="of:=IF(ISNA(MATCH([.D6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18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041" calcext:value-type="float">
            <text:p>5041</text:p>
          </table:table-cell>
          <table:table-cell table:formula="of:=LOOKUP([.D618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300000" calcext:value-type="currency">
            <text:p>1 300 000,00 Kč</text:p>
          </table:table-cell>
          <table:table-cell office:value-type="currency" office:currency="CZK" office:value="1294675.05" calcext:value-type="currency">
            <text:p>1 294 675,05 Kč</text:p>
          </table:table-cell>
          <table:table-cell table:formula="of:=IF(ISNA(MATCH([.D6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19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7" calcext:value-type="float">
            <text:p>5137</text:p>
          </table:table-cell>
          <table:table-cell table:formula="of:=LOOKUP([.D61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6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20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9" calcext:value-type="float">
            <text:p>5139</text:p>
          </table:table-cell>
          <table:table-cell table:formula="of:=LOOKUP([.D62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21070.5" calcext:value-type="currency">
            <text:p>21 070,50 Kč</text:p>
          </table:table-cell>
          <table:table-cell table:formula="of:=IF(ISNA(MATCH([.D6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21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9" calcext:value-type="float">
            <text:p>5169</text:p>
          </table:table-cell>
          <table:table-cell table:formula="of:=LOOKUP([.D62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57000" calcext:value-type="currency">
            <text:p>557 000,00 Kč</text:p>
          </table:table-cell>
          <table:table-cell office:value-type="currency" office:currency="CZK" office:value="537000" calcext:value-type="currency">
            <text:p>537 000,00 Kč</text:p>
          </table:table-cell>
          <table:table-cell office:value-type="currency" office:currency="CZK" office:value="526531.3" calcext:value-type="currency">
            <text:p>526 531,30 Kč</text:p>
          </table:table-cell>
          <table:table-cell table:formula="of:=IF(ISNA(MATCH([.D6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2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1" calcext:value-type="float">
            <text:p>5171</text:p>
          </table:table-cell>
          <table:table-cell table:formula="of:=LOOKUP([.D62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2"/>
          <table:table-cell table:formula="of:=IF(ISNA(MATCH([.D6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formula="of:=LOOKUP([.B623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5" calcext:value-type="float">
            <text:p>5175</text:p>
          </table:table-cell>
          <table:table-cell table:formula="of:=LOOKUP([.D623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9667" calcext:value-type="currency">
            <text:p>19 667,00 Kč</text:p>
          </table:table-cell>
          <table:table-cell table:formula="of:=IF(ISNA(MATCH([.D6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041" calcext:value-type="float">
            <text:p>5041</text:p>
          </table:table-cell>
          <table:table-cell table:formula="of:=LOOKUP([.D624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0700" calcext:value-type="currency">
            <text:p>10 700,00 Kč</text:p>
          </table:table-cell>
          <table:table-cell table:formula="of:=IF(ISNA(MATCH([.D6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5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62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94100" calcext:value-type="currency">
            <text:p>94 100,00 Kč</text:p>
          </table:table-cell>
          <table:table-cell office:value-type="currency" office:currency="CZK" office:value="76176.75" calcext:value-type="currency">
            <text:p>76 176,75 Kč</text:p>
          </table:table-cell>
          <table:table-cell table:formula="of:=IF(ISNA(MATCH([.D6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6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54" calcext:value-type="float">
            <text:p>5154</text:p>
          </table:table-cell>
          <table:table-cell table:formula="of:=LOOKUP([.D626];[$Polozky.A$1:.A$1048576];[$Polozky.B$1:.B$1048576])" office:value-type="string" office:string-value="Elektrická energie" calcext:value-type="string">
            <text:p>Elektrická energie</text:p>
          </table:table-cell>
          <table:table-cell/>
          <table:table-cell office:value-type="currency" office:currency="CZK" office:value="2000" calcext:value-type="currency">
            <text:p>2 000,00 Kč</text:p>
          </table:table-cell>
          <table:table-cell office:value-type="currency" office:currency="CZK" office:value="1556" calcext:value-type="currency">
            <text:p>1 556,00 Kč</text:p>
          </table:table-cell>
          <table:table-cell table:formula="of:=IF(ISNA(MATCH([.D6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7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4" calcext:value-type="float">
            <text:p>5164</text:p>
          </table:table-cell>
          <table:table-cell table:formula="of:=LOOKUP([.D627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11179" calcext:value-type="currency">
            <text:p>11 179,00 Kč</text:p>
          </table:table-cell>
          <table:table-cell table:formula="of:=IF(ISNA(MATCH([.D6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8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6" calcext:value-type="float">
            <text:p>5166</text:p>
          </table:table-cell>
          <table:table-cell table:formula="of:=LOOKUP([.D628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87100" calcext:value-type="currency">
            <text:p>987 100,00 Kč</text:p>
          </table:table-cell>
          <table:table-cell office:value-type="currency" office:currency="CZK" office:value="984202" calcext:value-type="currency">
            <text:p>984 202,00 Kč</text:p>
          </table:table-cell>
          <table:table-cell table:formula="of:=IF(ISNA(MATCH([.D6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29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62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651000" calcext:value-type="currency">
            <text:p>651 000,00 Kč</text:p>
          </table:table-cell>
          <table:table-cell office:value-type="currency" office:currency="CZK" office:value="843000" calcext:value-type="currency">
            <text:p>843 000,00 Kč</text:p>
          </table:table-cell>
          <table:table-cell office:value-type="currency" office:currency="CZK" office:value="734264.58" calcext:value-type="currency">
            <text:p>734 264,58 Kč</text:p>
          </table:table-cell>
          <table:table-cell table:formula="of:=IF(ISNA(MATCH([.D6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30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630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9970.49" calcext:value-type="currency">
            <text:p>19 970,49 Kč</text:p>
          </table:table-cell>
          <table:table-cell table:formula="of:=IF(ISNA(MATCH([.D6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formula="of:=LOOKUP([.B631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631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5800" calcext:value-type="currency">
            <text:p>345 800,00 Kč</text:p>
          </table:table-cell>
          <table:table-cell office:value-type="currency" office:currency="CZK" office:value="296383.35" calcext:value-type="currency">
            <text:p>296 383,35 Kč</text:p>
          </table:table-cell>
          <table:table-cell table:formula="of:=IF(ISNA(MATCH([.D6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table:formula="of:=LOOKUP([.B632];[$Paragrafy.A$1:.A$1048576];[$Paragrafy.B$1:.B$1048576])" office:value-type="string" office:string-value="Sportovní zařízení v majetku obce" calcext:value-type="string">
            <text:p>Sportovní zařízení v majetku obce</text:p>
          </table:table-cell>
          <table:table-cell office:value-type="float" office:value="6122" calcext:value-type="float">
            <text:p>6122</text:p>
          </table:table-cell>
          <table:table-cell table:formula="of:=LOOKUP([.D632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79600" calcext:value-type="currency">
            <text:p>79 600,00 Kč</text:p>
          </table:table-cell>
          <table:table-cell office:value-type="currency" office:currency="CZK" office:value="79509.1" calcext:value-type="currency">
            <text:p>79 509,10 Kč</text:p>
          </table:table-cell>
          <table:table-cell table:formula="of:=IF(ISNA(MATCH([.D6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formula="of:=LOOKUP([.B633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2" calcext:value-type="float">
            <text:p>5212</text:p>
          </table:table-cell>
          <table:table-cell table:formula="of:=LOOKUP([.D633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/>
          <table:table-cell table:number-columns-repeated="2" office:value-type="currency" office:currency="CZK" office:value="535000" calcext:value-type="currency">
            <text:p>535 000,00 Kč</text:p>
          </table:table-cell>
          <table:table-cell table:formula="of:=IF(ISNA(MATCH([.D6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formula="of:=LOOKUP([.B634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3" calcext:value-type="float">
            <text:p>5213</text:p>
          </table:table-cell>
          <table:table-cell table:formula="of:=LOOKUP([.D634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/>
          <table:table-cell table:number-columns-repeated="2" office:value-type="currency" office:currency="CZK" office:value="5000" calcext:value-type="currency">
            <text:p>5 000,00 Kč</text:p>
          </table:table-cell>
          <table:table-cell table:formula="of:=IF(ISNA(MATCH([.D6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formula="of:=LOOKUP([.B635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1" calcext:value-type="float">
            <text:p>5221</text:p>
          </table:table-cell>
          <table:table-cell table:formula="of:=LOOKUP([.D635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table:number-columns-repeated="2" office:value-type="currency" office:currency="CZK" office:value="224000" calcext:value-type="currency">
            <text:p>224 000,00 Kč</text:p>
          </table:table-cell>
          <table:table-cell table:formula="of:=IF(ISNA(MATCH([.D6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formula="of:=LOOKUP([.B636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2" calcext:value-type="float">
            <text:p>5222</text:p>
          </table:table-cell>
          <table:table-cell table:formula="of:=LOOKUP([.D636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984000" calcext:value-type="currency">
            <text:p>984 000,00 Kč</text:p>
          </table:table-cell>
          <table:table-cell office:value-type="currency" office:currency="CZK" office:value="15626500" calcext:value-type="currency">
            <text:p>15 626 500,00 Kč</text:p>
          </table:table-cell>
          <table:table-cell office:value-type="currency" office:currency="CZK" office:value="9395059" calcext:value-type="currency">
            <text:p>9 395 059,00 Kč</text:p>
          </table:table-cell>
          <table:table-cell table:formula="of:=IF(ISNA(MATCH([.D6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formula="of:=LOOKUP([.B637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6429" calcext:value-type="float">
            <text:p>6429</text:p>
          </table:table-cell>
          <table:table-cell table:formula="of:=LOOKUP([.D637];[$Polozky.A$1:.A$1048576];[$Polozky.B$1:.B$1048576])" office:value-type="string" office:string-value="Ostatní investiční půjčené prostředky neziskovým a podobným organizacím" calcext:value-type="string">
            <text:p>Ostatní investiční půjčené prostředky neziskovým a podobným organizacím</text:p>
          </table:table-cell>
          <table:table-cell/>
          <table:table-cell table:number-columns-repeated="2" office:value-type="currency" office:currency="CZK" office:value="200000" calcext:value-type="currency">
            <text:p>200 000,00 Kč</text:p>
          </table:table-cell>
          <table:table-cell table:formula="of:=IF(ISNA(MATCH([.D6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3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041" calcext:value-type="float">
            <text:p>5041</text:p>
          </table:table-cell>
          <table:table-cell table:formula="of:=LOOKUP([.D638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6000" calcext:value-type="currency">
            <text:p>86 000,00 Kč</text:p>
          </table:table-cell>
          <table:table-cell office:value-type="currency" office:currency="CZK" office:value="85300" calcext:value-type="currency">
            <text:p>85 300,00 Kč</text:p>
          </table:table-cell>
          <table:table-cell table:formula="of:=IF(ISNA(MATCH([.D6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3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7" calcext:value-type="float">
            <text:p>5137</text:p>
          </table:table-cell>
          <table:table-cell table:formula="of:=LOOKUP([.D63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748000" calcext:value-type="currency">
            <text:p>748 000,00 Kč</text:p>
          </table:table-cell>
          <table:table-cell office:value-type="currency" office:currency="CZK" office:value="699742.23" calcext:value-type="currency">
            <text:p>699 742,23 Kč</text:p>
          </table:table-cell>
          <table:table-cell table:formula="of:=IF(ISNA(MATCH([.D6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64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248000" calcext:value-type="currency">
            <text:p>248 000,00 Kč</text:p>
          </table:table-cell>
          <table:table-cell office:value-type="currency" office:currency="CZK" office:value="163330.21" calcext:value-type="currency">
            <text:p>163 330,21 Kč</text:p>
          </table:table-cell>
          <table:table-cell table:formula="of:=IF(ISNA(MATCH([.D6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1" calcext:value-type="float">
            <text:p>5161</text:p>
          </table:table-cell>
          <table:table-cell table:formula="of:=LOOKUP([.D641];[$Polozky.A$1:.A$1048576];[$Polozky.B$1:.B$1048576])" office:value-type="string" office:string-value="Poštovní služby" calcext:value-type="string">
            <text:p>Poštovní služby</text:p>
          </table:table-cell>
          <table:table-cell/>
          <table:table-cell office:value-type="currency" office:currency="CZK" office:value="500" calcext:value-type="currency">
            <text:p>500,00 Kč</text:p>
          </table:table-cell>
          <table:table-cell/>
          <table:table-cell table:formula="of:=IF(ISNA(MATCH([.D6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2" calcext:value-type="float">
            <text:p>5162</text:p>
          </table:table-cell>
          <table:table-cell table:formula="of:=LOOKUP([.D642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/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920.32" calcext:value-type="currency">
            <text:p>920,32 Kč</text:p>
          </table:table-cell>
          <table:table-cell table:formula="of:=IF(ISNA(MATCH([.D6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4" calcext:value-type="float">
            <text:p>5164</text:p>
          </table:table-cell>
          <table:table-cell table:formula="of:=LOOKUP([.D643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73000" calcext:value-type="currency">
            <text:p>73 000,00 Kč</text:p>
          </table:table-cell>
          <table:table-cell office:value-type="currency" office:currency="CZK" office:value="70015" calcext:value-type="currency">
            <text:p>70 015,00 Kč</text:p>
          </table:table-cell>
          <table:table-cell table:formula="of:=IF(ISNA(MATCH([.D6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6" calcext:value-type="float">
            <text:p>5166</text:p>
          </table:table-cell>
          <table:table-cell table:formula="of:=LOOKUP([.D64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44800" calcext:value-type="currency">
            <text:p>44 8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formula="of:=IF(ISNA(MATCH([.D6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64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88000" calcext:value-type="currency">
            <text:p>388 000,00 Kč</text:p>
          </table:table-cell>
          <table:table-cell office:value-type="currency" office:currency="CZK" office:value="2772500" calcext:value-type="currency">
            <text:p>2 772 500,00 Kč</text:p>
          </table:table-cell>
          <table:table-cell office:value-type="currency" office:currency="CZK" office:value="2729991.9" calcext:value-type="currency">
            <text:p>2 729 991,90 Kč</text:p>
          </table:table-cell>
          <table:table-cell table:formula="of:=IF(ISNA(MATCH([.D6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1" calcext:value-type="float">
            <text:p>5171</text:p>
          </table:table-cell>
          <table:table-cell table:formula="of:=LOOKUP([.D646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8111.07" calcext:value-type="currency">
            <text:p>198 111,07 Kč</text:p>
          </table:table-cell>
          <table:table-cell table:formula="of:=IF(ISNA(MATCH([.D6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2" calcext:value-type="float">
            <text:p>5172</text:p>
          </table:table-cell>
          <table:table-cell table:formula="of:=LOOKUP([.D647];[$Polozky.A$1:.A$1048576];[$Polozky.B$1:.B$1048576])" office:value-type="string" office:string-value="Programové vybavení" calcext:value-type="string">
            <text:p>Programové vybavení</text:p>
          </table:table-cell>
          <table:table-cell/>
          <table:table-cell table:number-columns-repeated="2" office:value-type="currency" office:currency="CZK" office:value="18600" calcext:value-type="currency">
            <text:p>18 600,00 Kč</text:p>
          </table:table-cell>
          <table:table-cell table:formula="of:=IF(ISNA(MATCH([.D6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5" calcext:value-type="float">
            <text:p>5175</text:p>
          </table:table-cell>
          <table:table-cell table:formula="of:=LOOKUP([.D648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9700" calcext:value-type="currency">
            <text:p>19 700,00 Kč</text:p>
          </table:table-cell>
          <table:table-cell office:value-type="currency" office:currency="CZK" office:value="18472" calcext:value-type="currency">
            <text:p>18 472,00 Kč</text:p>
          </table:table-cell>
          <table:table-cell table:formula="of:=IF(ISNA(MATCH([.D6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4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94" calcext:value-type="float">
            <text:p>5194</text:p>
          </table:table-cell>
          <table:table-cell table:formula="of:=LOOKUP([.D649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79400" calcext:value-type="currency">
            <text:p>179 400,00 Kč</text:p>
          </table:table-cell>
          <table:table-cell office:value-type="currency" office:currency="CZK" office:value="174715.6" calcext:value-type="currency">
            <text:p>174 715,60 Kč</text:p>
          </table:table-cell>
          <table:table-cell table:formula="of:=IF(ISNA(MATCH([.D6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12" calcext:value-type="float">
            <text:p>5212</text:p>
          </table:table-cell>
          <table:table-cell table:formula="of:=LOOKUP([.D650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/>
          <table:table-cell office:value-type="currency" office:currency="CZK" office:value="158000" calcext:value-type="currency">
            <text:p>158 000,00 Kč</text:p>
          </table:table-cell>
          <table:table-cell office:value-type="currency" office:currency="CZK" office:value="157920.94" calcext:value-type="currency">
            <text:p>157 920,94 Kč</text:p>
          </table:table-cell>
          <table:table-cell table:formula="of:=IF(ISNA(MATCH([.D6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13" calcext:value-type="float">
            <text:p>5213</text:p>
          </table:table-cell>
          <table:table-cell table:formula="of:=LOOKUP([.D651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formula="of:=IF(ISNA(MATCH([.D6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1" calcext:value-type="float">
            <text:p>5221</text:p>
          </table:table-cell>
          <table:table-cell table:formula="of:=LOOKUP([.D652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table:number-columns-repeated="2" office:value-type="currency" office:currency="CZK" office:value="90000" calcext:value-type="currency">
            <text:p>90 000,00 Kč</text:p>
          </table:table-cell>
          <table:table-cell table:formula="of:=IF(ISNA(MATCH([.D6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2" calcext:value-type="float">
            <text:p>5222</text:p>
          </table:table-cell>
          <table:table-cell table:formula="of:=LOOKUP([.D653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2713700" calcext:value-type="currency">
            <text:p>2 713 700,00 Kč</text:p>
          </table:table-cell>
          <table:table-cell office:value-type="currency" office:currency="CZK" office:value="1562670" calcext:value-type="currency">
            <text:p>1 562 670,00 Kč</text:p>
          </table:table-cell>
          <table:table-cell table:formula="of:=IF(ISNA(MATCH([.D6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3" calcext:value-type="float">
            <text:p>5223</text:p>
          </table:table-cell>
          <table:table-cell table:formula="of:=LOOKUP([.D654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55000" calcext:value-type="currency">
            <text:p>55 000,00 Kč</text:p>
          </table:table-cell>
          <table:table-cell table:formula="of:=IF(ISNA(MATCH([.D6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9" calcext:value-type="float">
            <text:p>5229</text:p>
          </table:table-cell>
          <table:table-cell table:formula="of:=LOOKUP([.D655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/>
          <table:table-cell table:number-columns-repeated="2" office:value-type="currency" office:currency="CZK" office:value="28500" calcext:value-type="currency">
            <text:p>28 500,00 Kč</text:p>
          </table:table-cell>
          <table:table-cell table:formula="of:=IF(ISNA(MATCH([.D6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1" calcext:value-type="float">
            <text:p>5331</text:p>
          </table:table-cell>
          <table:table-cell table:formula="of:=LOOKUP([.D656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034000" calcext:value-type="currency">
            <text:p>5 034 000,00 Kč</text:p>
          </table:table-cell>
          <table:table-cell office:value-type="currency" office:currency="CZK" office:value="9408900" calcext:value-type="currency">
            <text:p>9 408 900,00 Kč</text:p>
          </table:table-cell>
          <table:table-cell office:value-type="currency" office:currency="CZK" office:value="9408159.86" calcext:value-type="currency">
            <text:p>9 408 159,86 Kč</text:p>
          </table:table-cell>
          <table:table-cell table:formula="of:=IF(ISNA(MATCH([.D6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6" calcext:value-type="float">
            <text:p>5336</text:p>
          </table:table-cell>
          <table:table-cell table:formula="of:=LOOKUP([.D657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office:value-type="currency" office:currency="CZK" office:value="281300" calcext:value-type="currency">
            <text:p>281 300,00 Kč</text:p>
          </table:table-cell>
          <table:table-cell office:value-type="currency" office:currency="CZK" office:value="281280.75" calcext:value-type="currency">
            <text:p>281 280,75 Kč</text:p>
          </table:table-cell>
          <table:table-cell table:formula="of:=IF(ISNA(MATCH([.D6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formula="of:=LOOKUP([.B65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6121" calcext:value-type="float">
            <text:p>6121</text:p>
          </table:table-cell>
          <table:table-cell table:formula="of:=LOOKUP([.D658];[$Polozky.A$1:.A$1048576];[$Polozky.B$1:.B$1048576])" office:value-type="string" office:string-value="Budovy, haly a stavby" calcext:value-type="string">
            <text:p>Budovy, haly a stavby</text:p>
          </table:table-cell>
          <table:table-cell/>
          <table:table-cell office:value-type="currency" office:currency="CZK" office:value="5000000" calcext:value-type="currency">
            <text:p>5 000 000,00 Kč</text:p>
          </table:table-cell>
          <table:table-cell/>
          <table:table-cell table:formula="of:=IF(ISNA(MATCH([.D6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11" calcext:value-type="float">
            <text:p>3511</text:p>
          </table:table-cell>
          <table:table-cell table:formula="of:=LOOKUP([.B659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429" calcext:value-type="float">
            <text:p>5429</text:p>
          </table:table-cell>
          <table:table-cell table:formula="of:=LOOKUP([.D659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20" calcext:value-type="currency">
            <text:p>7 320,00 Kč</text:p>
          </table:table-cell>
          <table:table-cell table:formula="of:=IF(ISNA(MATCH([.D6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11" calcext:value-type="float">
            <text:p>3511</text:p>
          </table:table-cell>
          <table:table-cell table:formula="of:=LOOKUP([.B660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6121" calcext:value-type="float">
            <text:p>6121</text:p>
          </table:table-cell>
          <table:table-cell table:formula="of:=LOOKUP([.D66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2039000" calcext:value-type="currency">
            <text:p>22 039 000,00 Kč</text:p>
          </table:table-cell>
          <table:table-cell table:number-columns-repeated="2"/>
          <table:table-cell table:formula="of:=IF(ISNA(MATCH([.D6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661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1" calcext:value-type="float">
            <text:p>5331</text:p>
          </table:table-cell>
          <table:table-cell table:formula="of:=LOOKUP([.D661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17040000" calcext:value-type="currency">
            <text:p>17 040 000,00 Kč</text:p>
          </table:table-cell>
          <table:table-cell table:number-columns-repeated="2" office:value-type="currency" office:currency="CZK" office:value="17244100" calcext:value-type="currency">
            <text:p>17 244 100,00 Kč</text:p>
          </table:table-cell>
          <table:table-cell table:formula="of:=IF(ISNA(MATCH([.D6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662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6" calcext:value-type="float">
            <text:p>5336</text:p>
          </table:table-cell>
          <table:table-cell table:formula="of:=LOOKUP([.D66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891000" calcext:value-type="currency">
            <text:p>891 000,00 Kč</text:p>
          </table:table-cell>
          <table:table-cell table:formula="of:=IF(ISNA(MATCH([.D6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663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66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9798000" calcext:value-type="currency">
            <text:p>9 798 000,00 Kč</text:p>
          </table:table-cell>
          <table:table-cell office:value-type="currency" office:currency="CZK" office:value="5414300" calcext:value-type="currency">
            <text:p>5 414 300,00 Kč</text:p>
          </table:table-cell>
          <table:table-cell office:value-type="currency" office:currency="CZK" office:value="371392.81" calcext:value-type="currency">
            <text:p>371 392,81 Kč</text:p>
          </table:table-cell>
          <table:table-cell table:formula="of:=IF(ISNA(MATCH([.D6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23" calcext:value-type="float">
            <text:p>3523</text:p>
          </table:table-cell>
          <table:table-cell table:formula="of:=LOOKUP([.B664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909" calcext:value-type="float">
            <text:p>6909</text:p>
          </table:table-cell>
          <table:table-cell table:formula="of:=LOOKUP([.D664];[$Polozky.A$1:.A$1048576];[$Polozky.B$1:.B$1048576])" office:value-type="string" office:string-value="Ostatní kapitálové výdaje jinde nezařazené" calcext:value-type="string">
            <text:p>Ostatní kapitálové výdaje jinde nezařazené</text:p>
          </table:table-cell>
          <table:table-cell/>
          <table:table-cell office:value-type="currency" office:currency="CZK" office:value="4342300" calcext:value-type="currency">
            <text:p>4 342 300,00 Kč</text:p>
          </table:table-cell>
          <table:table-cell/>
          <table:table-cell table:formula="of:=IF(ISNA(MATCH([.D6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table:formula="of:=LOOKUP([.B665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6" calcext:value-type="float">
            <text:p>5136</text:p>
          </table:table-cell>
          <table:table-cell table:formula="of:=LOOKUP([.D665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/>
          <table:table-cell table:number-columns-repeated="2" office:value-type="currency" office:currency="CZK" office:value="11900" calcext:value-type="currency">
            <text:p>11 900,00 Kč</text:p>
          </table:table-cell>
          <table:table-cell table:formula="of:=IF(ISNA(MATCH([.D6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table:formula="of:=LOOKUP([.B666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9" calcext:value-type="float">
            <text:p>5139</text:p>
          </table:table-cell>
          <table:table-cell table:formula="of:=LOOKUP([.D66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6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table:formula="of:=LOOKUP([.B667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7" calcext:value-type="float">
            <text:p>5167</text:p>
          </table:table-cell>
          <table:table-cell table:formula="of:=LOOKUP([.D667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33100" calcext:value-type="currency">
            <text:p>133 1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table:formula="of:=IF(ISNA(MATCH([.D6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table:formula="of:=LOOKUP([.B668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9" calcext:value-type="float">
            <text:p>5169</text:p>
          </table:table-cell>
          <table:table-cell table:formula="of:=LOOKUP([.D66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0000" calcext:value-type="currency">
            <text:p>50 000,00 Kč</text:p>
          </table:table-cell>
          <table:table-cell table:number-columns-repeated="2" office:value-type="currency" office:currency="CZK" office:value="205000" calcext:value-type="currency">
            <text:p>205 000,00 Kč</text:p>
          </table:table-cell>
          <table:table-cell table:formula="of:=IF(ISNA(MATCH([.D6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41" calcext:value-type="float">
            <text:p>3541</text:p>
          </table:table-cell>
          <table:table-cell table:formula="of:=LOOKUP([.B669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2" calcext:value-type="float">
            <text:p>5222</text:p>
          </table:table-cell>
          <table:table-cell table:formula="of:=LOOKUP([.D669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formula="of:=IF(ISNA(MATCH([.D6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2" calcext:value-type="float">
            <text:p>3612</text:p>
          </table:table-cell>
          <table:table-cell table:formula="of:=LOOKUP([.B670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5164" calcext:value-type="float">
            <text:p>5164</text:p>
          </table:table-cell>
          <table:table-cell table:formula="of:=LOOKUP([.D670];[$Polozky.A$1:.A$1048576];[$Polozky.B$1:.B$1048576])" office:value-type="string" office:string-value="Nájemné" calcext:value-type="string">
            <text:p>Nájemné</text:p>
          </table:table-cell>
          <table:table-cell/>
          <table:table-cell table:number-columns-repeated="2" office:value-type="currency" office:currency="CZK" office:value="156000" calcext:value-type="currency">
            <text:p>156 000,00 Kč</text:p>
          </table:table-cell>
          <table:table-cell table:formula="of:=IF(ISNA(MATCH([.D6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2" calcext:value-type="float">
            <text:p>3612</text:p>
          </table:table-cell>
          <table:table-cell table:formula="of:=LOOKUP([.B671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67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7050000" calcext:value-type="currency">
            <text:p>37 050 000,00 Kč</text:p>
          </table:table-cell>
          <table:table-cell office:value-type="currency" office:currency="CZK" office:value="69220000" calcext:value-type="currency">
            <text:p>69 220 000,00 Kč</text:p>
          </table:table-cell>
          <table:table-cell office:value-type="currency" office:currency="CZK" office:value="17828431.14" calcext:value-type="currency">
            <text:p>17 828 431,14 Kč</text:p>
          </table:table-cell>
          <table:table-cell table:formula="of:=IF(ISNA(MATCH([.D6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13" calcext:value-type="float">
            <text:p>3613</text:p>
          </table:table-cell>
          <table:table-cell table:formula="of:=LOOKUP([.B672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67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9214000" calcext:value-type="currency">
            <text:p>9 214 000,00 Kč</text:p>
          </table:table-cell>
          <table:table-cell office:value-type="currency" office:currency="CZK" office:value="23636000" calcext:value-type="currency">
            <text:p>23 636 000,00 Kč</text:p>
          </table:table-cell>
          <table:table-cell office:value-type="currency" office:currency="CZK" office:value="8670065.67" calcext:value-type="currency">
            <text:p>8 670 065,67 Kč</text:p>
          </table:table-cell>
          <table:table-cell table:formula="of:=IF(ISNA(MATCH([.D6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2" calcext:value-type="float">
            <text:p>3632</text:p>
          </table:table-cell>
          <table:table-cell table:formula="of:=LOOKUP([.B673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5192" calcext:value-type="float">
            <text:p>5192</text:p>
          </table:table-cell>
          <table:table-cell table:formula="of:=LOOKUP([.D673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562600" calcext:value-type="currency">
            <text:p>562 600,00 Kč</text:p>
          </table:table-cell>
          <table:table-cell office:value-type="currency" office:currency="CZK" office:value="421131.2" calcext:value-type="currency">
            <text:p>421 131,20 Kč</text:p>
          </table:table-cell>
          <table:table-cell table:formula="of:=IF(ISNA(MATCH([.D6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041" calcext:value-type="float">
            <text:p>5041</text:p>
          </table:table-cell>
          <table:table-cell table:formula="of:=LOOKUP([.D674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/>
          <table:table-cell office:value-type="currency" office:currency="CZK" office:value="700" calcext:value-type="currency">
            <text:p>700,00 Kč</text:p>
          </table:table-cell>
          <table:table-cell office:value-type="currency" office:currency="CZK" office:value="678" calcext:value-type="currency">
            <text:p>678,00 Kč</text:p>
          </table:table-cell>
          <table:table-cell table:formula="of:=IF(ISNA(MATCH([.D6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5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67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81000" calcext:value-type="currency">
            <text:p>81 000,00 Kč</text:p>
          </table:table-cell>
          <table:table-cell office:value-type="currency" office:currency="CZK" office:value="55271.6" calcext:value-type="currency">
            <text:p>55 271,60 Kč</text:p>
          </table:table-cell>
          <table:table-cell table:formula="of:=IF(ISNA(MATCH([.D6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6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67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101400" calcext:value-type="currency">
            <text:p>101 400,00 Kč</text:p>
          </table:table-cell>
          <table:table-cell office:value-type="currency" office:currency="CZK" office:value="91798.1" calcext:value-type="currency">
            <text:p>91 798,10 Kč</text:p>
          </table:table-cell>
          <table:table-cell table:formula="of:=IF(ISNA(MATCH([.D6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7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4" calcext:value-type="float">
            <text:p>5164</text:p>
          </table:table-cell>
          <table:table-cell table:formula="of:=LOOKUP([.D677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8687" calcext:value-type="currency">
            <text:p>68 687,00 Kč</text:p>
          </table:table-cell>
          <table:table-cell table:formula="of:=IF(ISNA(MATCH([.D6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678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4202000" calcext:value-type="currency">
            <text:p>4 202 000,00 Kč</text:p>
          </table:table-cell>
          <table:table-cell office:value-type="currency" office:currency="CZK" office:value="4997600" calcext:value-type="currency">
            <text:p>4 997 600,00 Kč</text:p>
          </table:table-cell>
          <table:table-cell office:value-type="currency" office:currency="CZK" office:value="2403234" calcext:value-type="currency">
            <text:p>2 403 234,00 Kč</text:p>
          </table:table-cell>
          <table:table-cell table:formula="of:=IF(ISNA(MATCH([.D6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79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8" calcext:value-type="float">
            <text:p>5168</text:p>
          </table:table-cell>
          <table:table-cell table:formula="of:=LOOKUP([.D679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/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544500.5" calcext:value-type="currency">
            <text:p>544 500,50 Kč</text:p>
          </table:table-cell>
          <table:table-cell table:formula="of:=IF(ISNA(MATCH([.D6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0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68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776000" calcext:value-type="currency">
            <text:p>1 776 000,00 Kč</text:p>
          </table:table-cell>
          <table:table-cell office:value-type="currency" office:currency="CZK" office:value="1099300" calcext:value-type="currency">
            <text:p>1 099 300,00 Kč</text:p>
          </table:table-cell>
          <table:table-cell office:value-type="currency" office:currency="CZK" office:value="220634.68" calcext:value-type="currency">
            <text:p>220 634,68 Kč</text:p>
          </table:table-cell>
          <table:table-cell table:formula="of:=IF(ISNA(MATCH([.D6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1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75" calcext:value-type="float">
            <text:p>5175</text:p>
          </table:table-cell>
          <table:table-cell table:formula="of:=LOOKUP([.D681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46000" calcext:value-type="currency">
            <text:p>46 000,00 Kč</text:p>
          </table:table-cell>
          <table:table-cell office:value-type="currency" office:currency="CZK" office:value="71000" calcext:value-type="currency">
            <text:p>71 000,00 Kč</text:p>
          </table:table-cell>
          <table:table-cell office:value-type="currency" office:currency="CZK" office:value="70814.04" calcext:value-type="currency">
            <text:p>70 814,04 Kč</text:p>
          </table:table-cell>
          <table:table-cell table:formula="of:=IF(ISNA(MATCH([.D6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2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229" calcext:value-type="float">
            <text:p>5229</text:p>
          </table:table-cell>
          <table:table-cell table:formula="of:=LOOKUP([.D682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table:number-columns-repeated="3" office:value-type="currency" office:currency="CZK" office:value="5000" calcext:value-type="currency">
            <text:p>5 000,00 Kč</text:p>
          </table:table-cell>
          <table:table-cell table:formula="of:=IF(ISNA(MATCH([.D6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3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363" calcext:value-type="float">
            <text:p>5363</text:p>
          </table:table-cell>
          <table:table-cell table:formula="of:=LOOKUP([.D683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700" calcext:value-type="currency">
            <text:p>42 700,00 Kč</text:p>
          </table:table-cell>
          <table:table-cell/>
          <table:table-cell table:formula="of:=IF(ISNA(MATCH([.D6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6111" calcext:value-type="float">
            <text:p>6111</text:p>
          </table:table-cell>
          <table:table-cell table:formula="of:=LOOKUP([.D684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2000000" calcext:value-type="currency">
            <text:p>2 000 000,00 Kč</text:p>
          </table:table-cell>
          <table:table-cell table:number-columns-repeated="2"/>
          <table:table-cell table:formula="of:=IF(ISNA(MATCH([.D6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5" calcext:value-type="float">
            <text:p>3635</text:p>
          </table:table-cell>
          <table:table-cell table:formula="of:=LOOKUP([.B685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6121" calcext:value-type="float">
            <text:p>6121</text:p>
          </table:table-cell>
          <table:table-cell table:formula="of:=LOOKUP([.D68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7000000" calcext:value-type="currency">
            <text:p>7 000 000,00 Kč</text:p>
          </table:table-cell>
          <table:table-cell table:number-columns-repeated="2"/>
          <table:table-cell table:formula="of:=IF(ISNA(MATCH([.D6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6" calcext:value-type="float">
            <text:p>3636</text:p>
          </table:table-cell>
          <table:table-cell table:formula="of:=LOOKUP([.B686];[$Paragrafy.A$1:.A$1048576];[$Paragrafy.B$1:.B$1048576])" office:value-type="string" office:string-value="Územní rozvoj" calcext:value-type="string">
            <text:p>Územní rozvoj</text:p>
          </table:table-cell>
          <table:table-cell office:value-type="float" office:value="6909" calcext:value-type="float">
            <text:p>6909</text:p>
          </table:table-cell>
          <table:table-cell table:formula="of:=LOOKUP([.D686];[$Polozky.A$1:.A$1048576];[$Polozky.B$1:.B$1048576])" office:value-type="string" office:string-value="Ostatní kapitálové výdaje jinde nezařazené" calcext:value-type="string">
            <text:p>Ostatní kapitálové výdaje jinde nezařazené</text:p>
          </table:table-cell>
          <table:table-cell/>
          <table:table-cell office:value-type="currency" office:currency="CZK" office:value="3150000" calcext:value-type="currency">
            <text:p>3 150 000,00 Kč</text:p>
          </table:table-cell>
          <table:table-cell/>
          <table:table-cell table:formula="of:=IF(ISNA(MATCH([.D6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8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37" calcext:value-type="float">
            <text:p>5137</text:p>
          </table:table-cell>
          <table:table-cell table:formula="of:=LOOKUP([.D68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/>
          <table:table-cell office:value-type="currency" office:currency="CZK" office:value="63700" calcext:value-type="currency">
            <text:p>63 700,00 Kč</text:p>
          </table:table-cell>
          <table:table-cell office:value-type="currency" office:currency="CZK" office:value="63639.95" calcext:value-type="currency">
            <text:p>63 639,95 Kč</text:p>
          </table:table-cell>
          <table:table-cell table:formula="of:=IF(ISNA(MATCH([.D6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8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54" calcext:value-type="float">
            <text:p>5154</text:p>
          </table:table-cell>
          <table:table-cell table:formula="of:=LOOKUP([.D688];[$Polozky.A$1:.A$1048576];[$Polozky.B$1:.B$1048576])" office:value-type="string" office:string-value="Elektrická energie" calcext:value-type="string">
            <text:p>Elektrická energie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246.81" calcext:value-type="currency">
            <text:p>4 246,81 Kč</text:p>
          </table:table-cell>
          <table:table-cell table:formula="of:=IF(ISNA(MATCH([.D6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8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3" calcext:value-type="float">
            <text:p>5163</text:p>
          </table:table-cell>
          <table:table-cell table:formula="of:=LOOKUP([.D689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2500000" calcext:value-type="currency">
            <text:p>2 500 000,00 Kč</text:p>
          </table:table-cell>
          <table:table-cell office:value-type="currency" office:currency="CZK" office:value="1851600" calcext:value-type="currency">
            <text:p>1 851 600,00 Kč</text:p>
          </table:table-cell>
          <table:table-cell office:value-type="currency" office:currency="CZK" office:value="1253853" calcext:value-type="currency">
            <text:p>1 253 853,00 Kč</text:p>
          </table:table-cell>
          <table:table-cell table:formula="of:=IF(ISNA(MATCH([.D6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4" calcext:value-type="float">
            <text:p>5164</text:p>
          </table:table-cell>
          <table:table-cell table:formula="of:=LOOKUP([.D690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71000" calcext:value-type="currency">
            <text:p>171 000,00 Kč</text:p>
          </table:table-cell>
          <table:table-cell office:value-type="currency" office:currency="CZK" office:value="170950" calcext:value-type="currency">
            <text:p>170 950,00 Kč</text:p>
          </table:table-cell>
          <table:table-cell table:formula="of:=IF(ISNA(MATCH([.D6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69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9649000" calcext:value-type="currency">
            <text:p>9 649 000,00 Kč</text:p>
          </table:table-cell>
          <table:table-cell office:value-type="currency" office:currency="CZK" office:value="12366000" calcext:value-type="currency">
            <text:p>12 366 000,00 Kč</text:p>
          </table:table-cell>
          <table:table-cell office:value-type="currency" office:currency="CZK" office:value="12355997" calcext:value-type="currency">
            <text:p>12 355 997,00 Kč</text:p>
          </table:table-cell>
          <table:table-cell table:formula="of:=IF(ISNA(MATCH([.D6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2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9" calcext:value-type="float">
            <text:p>5169</text:p>
          </table:table-cell>
          <table:table-cell table:formula="of:=LOOKUP([.D69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200000" calcext:value-type="currency">
            <text:p>1 200 000,00 Kč</text:p>
          </table:table-cell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2850" calcext:value-type="currency">
            <text:p>1 812 850,00 Kč</text:p>
          </table:table-cell>
          <table:table-cell table:formula="of:=IF(ISNA(MATCH([.D6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71" calcext:value-type="float">
            <text:p>5171</text:p>
          </table:table-cell>
          <table:table-cell table:formula="of:=LOOKUP([.D69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7004000" calcext:value-type="currency">
            <text:p>7 004 000,00 Kč</text:p>
          </table:table-cell>
          <table:table-cell office:value-type="currency" office:currency="CZK" office:value="5993708.19" calcext:value-type="currency">
            <text:p>5 993 708,19 Kč</text:p>
          </table:table-cell>
          <table:table-cell table:formula="of:=IF(ISNA(MATCH([.D6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92" calcext:value-type="float">
            <text:p>5192</text:p>
          </table:table-cell>
          <table:table-cell table:formula="of:=LOOKUP([.D694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100" calcext:value-type="currency">
            <text:p>804 100,00 Kč</text:p>
          </table:table-cell>
          <table:table-cell office:value-type="currency" office:currency="CZK" office:value="767175" calcext:value-type="currency">
            <text:p>767 175,00 Kč</text:p>
          </table:table-cell>
          <table:table-cell table:formula="of:=IF(ISNA(MATCH([.D6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363" calcext:value-type="float">
            <text:p>5363</text:p>
          </table:table-cell>
          <table:table-cell table:formula="of:=LOOKUP([.D695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table:number-columns-repeated="3" office:value-type="currency" office:currency="CZK" office:value="50000" calcext:value-type="currency">
            <text:p>50 000,00 Kč</text:p>
          </table:table-cell>
          <table:table-cell table:formula="of:=IF(ISNA(MATCH([.D6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6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69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9150000" calcext:value-type="currency">
            <text:p>9 150 000,00 Kč</text:p>
          </table:table-cell>
          <table:table-cell office:value-type="currency" office:currency="CZK" office:value="13465000" calcext:value-type="currency">
            <text:p>13 465 000,00 Kč</text:p>
          </table:table-cell>
          <table:table-cell office:value-type="currency" office:currency="CZK" office:value="2853493" calcext:value-type="currency">
            <text:p>2 853 493,00 Kč</text:p>
          </table:table-cell>
          <table:table-cell table:formula="of:=IF(ISNA(MATCH([.D6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2" calcext:value-type="float">
            <text:p>6122</text:p>
          </table:table-cell>
          <table:table-cell table:formula="of:=LOOKUP([.D69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7000000" calcext:value-type="currency">
            <text:p>7 000 000,00 Kč</text:p>
          </table:table-cell>
          <table:table-cell/>
          <table:table-cell table:formula="of:=IF(ISNA(MATCH([.D6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9" calcext:value-type="float">
            <text:p>6129</text:p>
          </table:table-cell>
          <table:table-cell table:formula="of:=LOOKUP([.D698];[$Polozky.A$1:.A$1048576];[$Polozky.B$1:.B$1048576])" office:value-type="string" office:string-value="Nákup dlouhodobého hmotného majetku jinde nezařazený" calcext:value-type="string">
            <text:p>Nákup dlouhodobého hmotného majetku jinde nezařazený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183235" calcext:value-type="currency">
            <text:p>1 183 235,00 Kč</text:p>
          </table:table-cell>
          <table:table-cell table:formula="of:=IF(ISNA(MATCH([.D6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69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30" calcext:value-type="float">
            <text:p>6130</text:p>
          </table:table-cell>
          <table:table-cell table:formula="of:=LOOKUP([.D699];[$Polozky.A$1:.A$1048576];[$Polozky.B$1:.B$1048576])" office:value-type="string" office:string-value="Pozemky" calcext:value-type="string">
            <text:p>Pozemky</text:p>
          </table:table-cell>
          <table:table-cell office:value-type="currency" office:currency="CZK" office:value="8198000" calcext:value-type="currency">
            <text:p>8 198 000,00 Kč</text:p>
          </table:table-cell>
          <table:table-cell office:value-type="currency" office:currency="CZK" office:value="6998000" calcext:value-type="currency">
            <text:p>6 998 000,00 Kč</text:p>
          </table:table-cell>
          <table:table-cell office:value-type="currency" office:currency="CZK" office:value="1886000" calcext:value-type="currency">
            <text:p>1 886 000,00 Kč</text:p>
          </table:table-cell>
          <table:table-cell table:formula="of:=IF(ISNA(MATCH([.D6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39" calcext:value-type="float">
            <text:p>3639</text:p>
          </table:table-cell>
          <table:table-cell table:formula="of:=LOOKUP([.B70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413" calcext:value-type="float">
            <text:p>6413</text:p>
          </table:table-cell>
          <table:table-cell table:formula="of:=LOOKUP([.D700];[$Polozky.A$1:.A$1048576];[$Polozky.B$1:.B$1048576])" office:value-type="string" office:string-value="Investiční půjčené prostředky nefinančním podnikatelským subjektům-právnickým osobám" calcext:value-type="string">
            <text:p>Investiční půjčené prostředky nefinančním podnikatelským subjektům-právnickým osobám</text:p>
          </table:table-cell>
          <table:table-cell table:number-columns-repeated="2" office:value-type="currency" office:currency="CZK" office:value="581975000" calcext:value-type="currency">
            <text:p>581 975 000,00 Kč</text:p>
          </table:table-cell>
          <table:table-cell/>
          <table:table-cell table:formula="of:=IF(ISNA(MATCH([.D7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99" calcext:value-type="float">
            <text:p>3699</text:p>
          </table:table-cell>
          <table:table-cell table:formula="of:=LOOKUP([.B701];[$Paragrafy.A$1:.A$1048576];[$Paragrafy.B$1:.B$1048576])" office:value-type="string" office:string-value="Ostatní záležitosti bydlení, komunálních služeb a územního rozvoje" calcext:value-type="string">
            <text:p>Ostatní záležitosti bydlení, komunálních služeb a územního rozvoje</text:p>
          </table:table-cell>
          <table:table-cell office:value-type="float" office:value="5166" calcext:value-type="float">
            <text:p>5166</text:p>
          </table:table-cell>
          <table:table-cell table:formula="of:=LOOKUP([.D70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7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2" calcext:value-type="float">
            <text:p>3722</text:p>
          </table:table-cell>
          <table:table-cell table:formula="of:=LOOKUP([.B702];[$Paragrafy.A$1:.A$1048576];[$Paragrafy.B$1:.B$1048576])" office:value-type="string" office:string-value="Sběr a svoz komunálních odpadů" calcext:value-type="string">
            <text:p>Sběr a svoz komunálních odpadů</text:p>
          </table:table-cell>
          <table:table-cell office:value-type="float" office:value="5169" calcext:value-type="float">
            <text:p>5169</text:p>
          </table:table-cell>
          <table:table-cell table:formula="of:=LOOKUP([.D702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990320" calcext:value-type="currency">
            <text:p>2 990 320,00 Kč</text:p>
          </table:table-cell>
          <table:table-cell table:formula="of:=IF(ISNA(MATCH([.D7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3" calcext:value-type="float">
            <text:p>3723</text:p>
          </table:table-cell>
          <table:table-cell table:formula="of:=LOOKUP([.B703];[$Paragrafy.A$1:.A$1048576];[$Paragrafy.B$1:.B$1048576])" office:value-type="string" office:string-value="Sběr a svoz ostatních odpadů (jiných než nebezpečných a komunálních)" calcext:value-type="string">
            <text:p>Sběr a svoz ostatních odpadů (jiných než nebezpečných a komunálních)</text:p>
          </table:table-cell>
          <table:table-cell office:value-type="float" office:value="5169" calcext:value-type="float">
            <text:p>5169</text:p>
          </table:table-cell>
          <table:table-cell table:formula="of:=LOOKUP([.D70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800000" calcext:value-type="currency">
            <text:p>5 800 000,00 Kč</text:p>
          </table:table-cell>
          <table:table-cell office:value-type="currency" office:currency="CZK" office:value="6410000" calcext:value-type="currency">
            <text:p>6 410 000,00 Kč</text:p>
          </table:table-cell>
          <table:table-cell office:value-type="currency" office:currency="CZK" office:value="5696406.36" calcext:value-type="currency">
            <text:p>5 696 406,36 Kč</text:p>
          </table:table-cell>
          <table:table-cell table:formula="of:=IF(ISNA(MATCH([.D7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29" calcext:value-type="float">
            <text:p>3729</text:p>
          </table:table-cell>
          <table:table-cell table:formula="of:=LOOKUP([.B704];[$Paragrafy.A$1:.A$1048576];[$Paragrafy.B$1:.B$1048576])" office:value-type="string" office:string-value="Ostatní nakládání s odpady" calcext:value-type="string">
            <text:p>Ostatní nakládání s odpady</text:p>
          </table:table-cell>
          <table:table-cell office:value-type="float" office:value="5169" calcext:value-type="float">
            <text:p>5169</text:p>
          </table:table-cell>
          <table:table-cell table:formula="of:=LOOKUP([.D70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5755" calcext:value-type="currency">
            <text:p>15 755,00 Kč</text:p>
          </table:table-cell>
          <table:table-cell table:formula="of:=IF(ISNA(MATCH([.D7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0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7" calcext:value-type="float">
            <text:p>5137</text:p>
          </table:table-cell>
          <table:table-cell table:formula="of:=LOOKUP([.D70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906000" calcext:value-type="currency">
            <text:p>906 000,00 Kč</text:p>
          </table:table-cell>
          <table:table-cell office:value-type="currency" office:currency="CZK" office:value="779865.84" calcext:value-type="currency">
            <text:p>779 865,84 Kč</text:p>
          </table:table-cell>
          <table:table-cell table:formula="of:=IF(ISNA(MATCH([.D7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0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9" calcext:value-type="float">
            <text:p>5139</text:p>
          </table:table-cell>
          <table:table-cell table:formula="of:=LOOKUP([.D70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98000" calcext:value-type="currency">
            <text:p>298 000,00 Kč</text:p>
          </table:table-cell>
          <table:table-cell office:value-type="currency" office:currency="CZK" office:value="294900.13" calcext:value-type="currency">
            <text:p>294 900,13 Kč</text:p>
          </table:table-cell>
          <table:table-cell table:formula="of:=IF(ISNA(MATCH([.D7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0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1" calcext:value-type="float">
            <text:p>5151</text:p>
          </table:table-cell>
          <table:table-cell table:formula="of:=LOOKUP([.D707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297800" calcext:value-type="currency">
            <text:p>297 800,00 Kč</text:p>
          </table:table-cell>
          <table:table-cell office:value-type="currency" office:currency="CZK" office:value="257188" calcext:value-type="currency">
            <text:p>257 188,00 Kč</text:p>
          </table:table-cell>
          <table:table-cell table:formula="of:=IF(ISNA(MATCH([.D7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0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4" calcext:value-type="float">
            <text:p>5154</text:p>
          </table:table-cell>
          <table:table-cell table:formula="of:=LOOKUP([.D708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5000" calcext:value-type="currency">
            <text:p>125 000,00 Kč</text:p>
          </table:table-cell>
          <table:table-cell office:value-type="currency" office:currency="CZK" office:value="96979.21" calcext:value-type="currency">
            <text:p>96 979,21 Kč</text:p>
          </table:table-cell>
          <table:table-cell table:formula="of:=IF(ISNA(MATCH([.D7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0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4" calcext:value-type="float">
            <text:p>5164</text:p>
          </table:table-cell>
          <table:table-cell table:formula="of:=LOOKUP([.D709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30900" calcext:value-type="currency">
            <text:p>30 900,00 Kč</text:p>
          </table:table-cell>
          <table:table-cell office:value-type="currency" office:currency="CZK" office:value="30890" calcext:value-type="currency">
            <text:p>30 890,00 Kč</text:p>
          </table:table-cell>
          <table:table-cell table:formula="of:=IF(ISNA(MATCH([.D7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6" calcext:value-type="float">
            <text:p>5166</text:p>
          </table:table-cell>
          <table:table-cell table:formula="of:=LOOKUP([.D71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14950" calcext:value-type="currency">
            <text:p>114 950,00 Kč</text:p>
          </table:table-cell>
          <table:table-cell table:formula="of:=IF(ISNA(MATCH([.D7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9" calcext:value-type="float">
            <text:p>5169</text:p>
          </table:table-cell>
          <table:table-cell table:formula="of:=LOOKUP([.D71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4800000" calcext:value-type="currency">
            <text:p>34 800 000,00 Kč</text:p>
          </table:table-cell>
          <table:table-cell office:value-type="currency" office:currency="CZK" office:value="36045300" calcext:value-type="currency">
            <text:p>36 045 300,00 Kč</text:p>
          </table:table-cell>
          <table:table-cell office:value-type="currency" office:currency="CZK" office:value="34931451.45" calcext:value-type="currency">
            <text:p>34 931 451,45 Kč</text:p>
          </table:table-cell>
          <table:table-cell table:formula="of:=IF(ISNA(MATCH([.D7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1" calcext:value-type="float">
            <text:p>5171</text:p>
          </table:table-cell>
          <table:table-cell table:formula="of:=LOOKUP([.D71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3200000" calcext:value-type="currency">
            <text:p>3 200 000,00 Kč</text:p>
          </table:table-cell>
          <table:table-cell office:value-type="currency" office:currency="CZK" office:value="2553000" calcext:value-type="currency">
            <text:p>2 553 000,00 Kč</text:p>
          </table:table-cell>
          <table:table-cell office:value-type="currency" office:currency="CZK" office:value="1996236.69" calcext:value-type="currency">
            <text:p>1 996 236,69 Kč</text:p>
          </table:table-cell>
          <table:table-cell table:formula="of:=IF(ISNA(MATCH([.D7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5" calcext:value-type="float">
            <text:p>5175</text:p>
          </table:table-cell>
          <table:table-cell table:formula="of:=LOOKUP([.D713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14960" calcext:value-type="currency">
            <text:p>14 960,00 Kč</text:p>
          </table:table-cell>
          <table:table-cell table:formula="of:=IF(ISNA(MATCH([.D7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222" calcext:value-type="float">
            <text:p>5222</text:p>
          </table:table-cell>
          <table:table-cell table:formula="of:=LOOKUP([.D714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1100" calcext:value-type="currency">
            <text:p>401 100,00 Kč</text:p>
          </table:table-cell>
          <table:table-cell office:value-type="currency" office:currency="CZK" office:value="380321" calcext:value-type="currency">
            <text:p>380 321,00 Kč</text:p>
          </table:table-cell>
          <table:table-cell table:formula="of:=IF(ISNA(MATCH([.D7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225" calcext:value-type="float">
            <text:p>5225</text:p>
          </table:table-cell>
          <table:table-cell table:formula="of:=LOOKUP([.D715];[$Polozky.A$1:.A$1048576];[$Polozky.B$1:.B$1048576])" office:value-type="string" office:string-value="Neinvestiční transfery společenstvím vlastníků jednotek" calcext:value-type="string">
            <text:p>Neinvestiční transfery společenstvím vlastníků jednotek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formula="of:=IF(ISNA(MATCH([.D7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333" calcext:value-type="float">
            <text:p>5333</text:p>
          </table:table-cell>
          <table:table-cell table:formula="of:=LOOKUP([.D716];[$Polozky.A$1:.A$1048576];[$Polozky.B$1:.B$1048576])" office:value-type="string" office:string-value="Neinvestiční transfery školským právnickým osobám zřízeným státem, kraji a obcemi" calcext:value-type="string">
            <text:p>Neinvestiční transfery školským právnickým osobám zřízeným státem, kraji a obcemi</text:p>
          </table:table-cell>
          <table:table-cell/>
          <table:table-cell office:value-type="currency" office:currency="CZK" office:value="48900" calcext:value-type="currency">
            <text:p>48 900,00 Kč</text:p>
          </table:table-cell>
          <table:table-cell office:value-type="currency" office:currency="CZK" office:value="48895" calcext:value-type="currency">
            <text:p>48 895,00 Kč</text:p>
          </table:table-cell>
          <table:table-cell table:formula="of:=IF(ISNA(MATCH([.D7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71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11603000" calcext:value-type="currency">
            <text:p>111 603 000,00 Kč</text:p>
          </table:table-cell>
          <table:table-cell office:value-type="currency" office:currency="CZK" office:value="98145400" calcext:value-type="currency">
            <text:p>98 145 400,00 Kč</text:p>
          </table:table-cell>
          <table:table-cell office:value-type="currency" office:currency="CZK" office:value="12291538.98" calcext:value-type="currency">
            <text:p>12 291 538,98 Kč</text:p>
          </table:table-cell>
          <table:table-cell table:formula="of:=IF(ISNA(MATCH([.D7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5" calcext:value-type="float">
            <text:p>3745</text:p>
          </table:table-cell>
          <table:table-cell table:formula="of:=LOOKUP([.B71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2" calcext:value-type="float">
            <text:p>6122</text:p>
          </table:table-cell>
          <table:table-cell table:formula="of:=LOOKUP([.D718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229000" calcext:value-type="currency">
            <text:p>229 000,00 Kč</text:p>
          </table:table-cell>
          <table:table-cell office:value-type="currency" office:currency="CZK" office:value="829000" calcext:value-type="currency">
            <text:p>829 000,00 Kč</text:p>
          </table:table-cell>
          <table:table-cell office:value-type="currency" office:currency="CZK" office:value="486039.1" calcext:value-type="currency">
            <text:p>486 039,10 Kč</text:p>
          </table:table-cell>
          <table:table-cell table:formula="of:=IF(ISNA(MATCH([.D7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9" calcext:value-type="float">
            <text:p>3749</text:p>
          </table:table-cell>
          <table:table-cell table:formula="of:=LOOKUP([.B719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69" calcext:value-type="float">
            <text:p>5169</text:p>
          </table:table-cell>
          <table:table-cell table:formula="of:=LOOKUP([.D71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407000" calcext:value-type="currency">
            <text:p>407 000,00 Kč</text:p>
          </table:table-cell>
          <table:table-cell office:value-type="currency" office:currency="CZK" office:value="329965.01" calcext:value-type="currency">
            <text:p>329 965,01 Kč</text:p>
          </table:table-cell>
          <table:table-cell table:formula="of:=IF(ISNA(MATCH([.D7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49" calcext:value-type="float">
            <text:p>3749</text:p>
          </table:table-cell>
          <table:table-cell table:formula="of:=LOOKUP([.B720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92" calcext:value-type="float">
            <text:p>5192</text:p>
          </table:table-cell>
          <table:table-cell table:formula="of:=LOOKUP([.D720];[$Polozky.A$1:.A$1048576];[$Polozky.B$1:.B$1048576])" office:value-type="string" office:string-value="Poskytnuté náhrady" calcext:value-type="string">
            <text:p>Poskytnuté náhrady</text:p>
          </table:table-cell>
          <table:table-cell/>
          <table:table-cell office:value-type="currency" office:currency="CZK" office:value="123000" calcext:value-type="currency">
            <text:p>123 000,00 Kč</text:p>
          </table:table-cell>
          <table:table-cell office:value-type="currency" office:currency="CZK" office:value="122588" calcext:value-type="currency">
            <text:p>122 588,00 Kč</text:p>
          </table:table-cell>
          <table:table-cell table:formula="of:=IF(ISNA(MATCH([.D7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29" calcext:value-type="float">
            <text:p>4329</text:p>
          </table:table-cell>
          <table:table-cell table:formula="of:=LOOKUP([.B721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9" calcext:value-type="float">
            <text:p>5169</text:p>
          </table:table-cell>
          <table:table-cell table:formula="of:=LOOKUP([.D721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98500" calcext:value-type="currency">
            <text:p>98 500,00 Kč</text:p>
          </table:table-cell>
          <table:table-cell office:value-type="currency" office:currency="CZK" office:value="80535.28" calcext:value-type="currency">
            <text:p>80 535,28 Kč</text:p>
          </table:table-cell>
          <table:table-cell table:formula="of:=IF(ISNA(MATCH([.D7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29" calcext:value-type="float">
            <text:p>4329</text:p>
          </table:table-cell>
          <table:table-cell table:formula="of:=LOOKUP([.B722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94" calcext:value-type="float">
            <text:p>5194</text:p>
          </table:table-cell>
          <table:table-cell table:formula="of:=LOOKUP([.D722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42059" calcext:value-type="currency">
            <text:p>42 059,00 Kč</text:p>
          </table:table-cell>
          <table:table-cell table:formula="of:=IF(ISNA(MATCH([.D7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table:formula="of:=LOOKUP([.B723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36" calcext:value-type="float">
            <text:p>5136</text:p>
          </table:table-cell>
          <table:table-cell table:formula="of:=LOOKUP([.D723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7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table:formula="of:=LOOKUP([.B724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6" calcext:value-type="float">
            <text:p>5166</text:p>
          </table:table-cell>
          <table:table-cell table:formula="of:=LOOKUP([.D72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30000" calcext:value-type="currency">
            <text:p>30 000,00 Kč</text:p>
          </table:table-cell>
          <table:table-cell/>
          <table:table-cell table:formula="of:=IF(ISNA(MATCH([.D7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table:formula="of:=LOOKUP([.B725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725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282000" calcext:value-type="currency">
            <text:p>282 000,00 Kč</text:p>
          </table:table-cell>
          <table:table-cell office:value-type="currency" office:currency="CZK" office:value="9360" calcext:value-type="currency">
            <text:p>9 360,00 Kč</text:p>
          </table:table-cell>
          <table:table-cell table:formula="of:=IF(ISNA(MATCH([.D7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table:formula="of:=LOOKUP([.B726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9" calcext:value-type="float">
            <text:p>5169</text:p>
          </table:table-cell>
          <table:table-cell table:formula="of:=LOOKUP([.D726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745000" calcext:value-type="currency">
            <text:p>745 000,00 Kč</text:p>
          </table:table-cell>
          <table:table-cell/>
          <table:table-cell table:formula="of:=IF(ISNA(MATCH([.D7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39" calcext:value-type="float">
            <text:p>4339</text:p>
          </table:table-cell>
          <table:table-cell table:formula="of:=LOOKUP([.B727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499" calcext:value-type="float">
            <text:p>5499</text:p>
          </table:table-cell>
          <table:table-cell table:formula="of:=LOOKUP([.D727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/>
          <table:table-cell office:value-type="currency" office:currency="CZK" office:value="760200" calcext:value-type="currency">
            <text:p>760 200,00 Kč</text:p>
          </table:table-cell>
          <table:table-cell/>
          <table:table-cell table:formula="of:=IF(ISNA(MATCH([.D7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4" calcext:value-type="float">
            <text:p>4344</text:p>
          </table:table-cell>
          <table:table-cell table:formula="of:=LOOKUP([.B728];[$Paragrafy.A$1:.A$1048576];[$Paragrafy.B$1:.B$1048576])" office:value-type="string" office:string-value="Sociální rehabilitace" calcext:value-type="string">
            <text:p>Sociální rehabilitace</text:p>
          </table:table-cell>
          <table:table-cell office:value-type="float" office:value="6909" calcext:value-type="float">
            <text:p>6909</text:p>
          </table:table-cell>
          <table:table-cell table:formula="of:=LOOKUP([.D728];[$Polozky.A$1:.A$1048576];[$Polozky.B$1:.B$1048576])" office:value-type="string" office:string-value="Ostatní kapitálové výdaje jinde nezařazené" calcext:value-type="string">
            <text:p>Ostatní kapitálové výdaje jinde nezařazené</text:p>
          </table:table-cell>
          <table:table-cell/>
          <table:table-cell office:value-type="currency" office:currency="CZK" office:value="5649000" calcext:value-type="currency">
            <text:p>5 649 000,00 Kč</text:p>
          </table:table-cell>
          <table:table-cell/>
          <table:table-cell table:formula="of:=IF(ISNA(MATCH([.D7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29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39" calcext:value-type="float">
            <text:p>5139</text:p>
          </table:table-cell>
          <table:table-cell table:formula="of:=LOOKUP([.D72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21218.5" calcext:value-type="currency">
            <text:p>21 218,50 Kč</text:p>
          </table:table-cell>
          <table:table-cell table:formula="of:=IF(ISNA(MATCH([.D7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30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4" calcext:value-type="float">
            <text:p>5164</text:p>
          </table:table-cell>
          <table:table-cell table:formula="of:=LOOKUP([.D730];[$Polozky.A$1:.A$1048576];[$Polozky.B$1:.B$1048576])" office:value-type="string" office:string-value="Nájemné" calcext:value-type="string">
            <text:p>Nájemné</text:p>
          </table:table-cell>
          <table:table-cell/>
          <table:table-cell office:value-type="currency" office:currency="CZK" office:value="13000" calcext:value-type="currency">
            <text:p>13 000,00 Kč</text:p>
          </table:table-cell>
          <table:table-cell office:value-type="currency" office:currency="CZK" office:value="12947" calcext:value-type="currency">
            <text:p>12 947,00 Kč</text:p>
          </table:table-cell>
          <table:table-cell table:formula="of:=IF(ISNA(MATCH([.D7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31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6" calcext:value-type="float">
            <text:p>5166</text:p>
          </table:table-cell>
          <table:table-cell table:formula="of:=LOOKUP([.D73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20000" calcext:value-type="currency">
            <text:p>12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61554" calcext:value-type="currency">
            <text:p>161 554,00 Kč</text:p>
          </table:table-cell>
          <table:table-cell table:formula="of:=IF(ISNA(MATCH([.D7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32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7" calcext:value-type="float">
            <text:p>5167</text:p>
          </table:table-cell>
          <table:table-cell table:formula="of:=LOOKUP([.D732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7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33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9" calcext:value-type="float">
            <text:p>5169</text:p>
          </table:table-cell>
          <table:table-cell table:formula="of:=LOOKUP([.D733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477000" calcext:value-type="currency">
            <text:p>477 000,00 Kč</text:p>
          </table:table-cell>
          <table:table-cell office:value-type="currency" office:currency="CZK" office:value="466781.5" calcext:value-type="currency">
            <text:p>466 781,50 Kč</text:p>
          </table:table-cell>
          <table:table-cell table:formula="of:=IF(ISNA(MATCH([.D7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49" calcext:value-type="float">
            <text:p>4349</text:p>
          </table:table-cell>
          <table:table-cell table:formula="of:=LOOKUP([.B734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75" calcext:value-type="float">
            <text:p>5175</text:p>
          </table:table-cell>
          <table:table-cell table:formula="of:=LOOKUP([.D734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7054" calcext:value-type="currency">
            <text:p>7 054,00 Kč</text:p>
          </table:table-cell>
          <table:table-cell table:formula="of:=IF(ISNA(MATCH([.D7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3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37" calcext:value-type="float">
            <text:p>5137</text:p>
          </table:table-cell>
          <table:table-cell table:formula="of:=LOOKUP([.D73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1800000" calcext:value-type="currency">
            <text:p>11 800 000,00 Kč</text:p>
          </table:table-cell>
          <table:table-cell office:value-type="currency" office:currency="CZK" office:value="9153800" calcext:value-type="currency">
            <text:p>9 153 800,00 Kč</text:p>
          </table:table-cell>
          <table:table-cell office:value-type="currency" office:currency="CZK" office:value="7838360.1" calcext:value-type="currency">
            <text:p>7 838 360,10 Kč</text:p>
          </table:table-cell>
          <table:table-cell table:formula="of:=IF(ISNA(MATCH([.D7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3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39" calcext:value-type="float">
            <text:p>5139</text:p>
          </table:table-cell>
          <table:table-cell table:formula="of:=LOOKUP([.D73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1835400" calcext:value-type="currency">
            <text:p>1 835 400,00 Kč</text:p>
          </table:table-cell>
          <table:table-cell office:value-type="currency" office:currency="CZK" office:value="1826058.21" calcext:value-type="currency">
            <text:p>1 826 058,21 Kč</text:p>
          </table:table-cell>
          <table:table-cell table:formula="of:=IF(ISNA(MATCH([.D7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3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2" calcext:value-type="float">
            <text:p>5152</text:p>
          </table:table-cell>
          <table:table-cell table:formula="of:=LOOKUP([.D737];[$Polozky.A$1:.A$1048576];[$Polozky.B$1:.B$1048576])" office:value-type="string" office:string-value="Teplo" calcext:value-type="string">
            <text:p>Teplo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/>
          <table:table-cell table:formula="of:=IF(ISNA(MATCH([.D7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38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3" calcext:value-type="float">
            <text:p>5153</text:p>
          </table:table-cell>
          <table:table-cell table:formula="of:=LOOKUP([.D738];[$Polozky.A$1:.A$1048576];[$Polozky.B$1:.B$1048576])" office:value-type="string" office:string-value="Plyn" calcext:value-type="string">
            <text:p>Plyn</text:p>
          </table:table-cell>
          <table:table-cell/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183035" calcext:value-type="currency">
            <text:p>183 035,00 Kč</text:p>
          </table:table-cell>
          <table:table-cell table:formula="of:=IF(ISNA(MATCH([.D7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39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4" calcext:value-type="float">
            <text:p>5154</text:p>
          </table:table-cell>
          <table:table-cell table:formula="of:=LOOKUP([.D739];[$Polozky.A$1:.A$1048576];[$Polozky.B$1:.B$1048576])" office:value-type="string" office:string-value="Elektrická energie" calcext:value-type="string">
            <text:p>Elektrická energie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33591" calcext:value-type="currency">
            <text:p>133 591,00 Kč</text:p>
          </table:table-cell>
          <table:table-cell table:formula="of:=IF(ISNA(MATCH([.D7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66" calcext:value-type="float">
            <text:p>5166</text:p>
          </table:table-cell>
          <table:table-cell table:formula="of:=LOOKUP([.D74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235000" calcext:value-type="currency">
            <text:p>235 000,00 Kč</text:p>
          </table:table-cell>
          <table:table-cell office:value-type="currency" office:currency="CZK" office:value="10600" calcext:value-type="currency">
            <text:p>10 600,00 Kč</text:p>
          </table:table-cell>
          <table:table-cell table:formula="of:=IF(ISNA(MATCH([.D7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1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67" calcext:value-type="float">
            <text:p>5167</text:p>
          </table:table-cell>
          <table:table-cell table:formula="of:=LOOKUP([.D741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3697.2" calcext:value-type="currency">
            <text:p>13 697,20 Kč</text:p>
          </table:table-cell>
          <table:table-cell table:formula="of:=IF(ISNA(MATCH([.D7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2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69" calcext:value-type="float">
            <text:p>5169</text:p>
          </table:table-cell>
          <table:table-cell table:formula="of:=LOOKUP([.D742];[$Polozky.A$1:.A$1048576];[$Polozky.B$1:.B$1048576])" office:value-type="string" office:string-value="Nákup ostatních služeb" calcext:value-type="string">
            <text:p>Nákup ostatních služeb</text:p>
          </table:table-cell>
          <table:table-cell/>
          <table:table-cell office:value-type="currency" office:currency="CZK" office:value="1190000" calcext:value-type="currency">
            <text:p>1 190 000,00 Kč</text:p>
          </table:table-cell>
          <table:table-cell office:value-type="currency" office:currency="CZK" office:value="1072904.05" calcext:value-type="currency">
            <text:p>1 072 904,05 Kč</text:p>
          </table:table-cell>
          <table:table-cell table:formula="of:=IF(ISNA(MATCH([.D7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3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71" calcext:value-type="float">
            <text:p>5171</text:p>
          </table:table-cell>
          <table:table-cell table:formula="of:=LOOKUP([.D743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34833.15" calcext:value-type="currency">
            <text:p>34 833,15 Kč</text:p>
          </table:table-cell>
          <table:table-cell table:formula="of:=IF(ISNA(MATCH([.D7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75" calcext:value-type="float">
            <text:p>5175</text:p>
          </table:table-cell>
          <table:table-cell table:formula="of:=LOOKUP([.D744];[$Polozky.A$1:.A$1048576];[$Polozky.B$1:.B$1048576])" office:value-type="string" office:string-value="Pohoštění" calcext:value-type="string">
            <text:p>Pohoštění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7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1" calcext:value-type="float">
            <text:p>5221</text:p>
          </table:table-cell>
          <table:table-cell table:formula="of:=LOOKUP([.D745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/>
          <table:table-cell table:number-columns-repeated="2" office:value-type="currency" office:currency="CZK" office:value="1130500" calcext:value-type="currency">
            <text:p>1 130 500,00 Kč</text:p>
          </table:table-cell>
          <table:table-cell table:formula="of:=IF(ISNA(MATCH([.D7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2" calcext:value-type="float">
            <text:p>5222</text:p>
          </table:table-cell>
          <table:table-cell table:formula="of:=LOOKUP([.D746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400000" calcext:value-type="currency">
            <text:p>400 000,00 Kč</text:p>
          </table:table-cell>
          <table:table-cell table:number-columns-repeated="2" office:value-type="currency" office:currency="CZK" office:value="452000" calcext:value-type="currency">
            <text:p>452 000,00 Kč</text:p>
          </table:table-cell>
          <table:table-cell table:formula="of:=IF(ISNA(MATCH([.D7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3" calcext:value-type="float">
            <text:p>5223</text:p>
          </table:table-cell>
          <table:table-cell table:formula="of:=LOOKUP([.D747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/>
          <table:table-cell table:number-columns-repeated="2" office:value-type="currency" office:currency="CZK" office:value="417500" calcext:value-type="currency">
            <text:p>417 500,00 Kč</text:p>
          </table:table-cell>
          <table:table-cell table:formula="of:=IF(ISNA(MATCH([.D7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8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1" calcext:value-type="float">
            <text:p>5331</text:p>
          </table:table-cell>
          <table:table-cell table:formula="of:=LOOKUP([.D748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5705000" calcext:value-type="currency">
            <text:p>55 705 000,00 Kč</text:p>
          </table:table-cell>
          <table:table-cell office:value-type="currency" office:currency="CZK" office:value="55552000" calcext:value-type="currency">
            <text:p>55 552 000,00 Kč</text:p>
          </table:table-cell>
          <table:table-cell office:value-type="currency" office:currency="CZK" office:value="50441000" calcext:value-type="currency">
            <text:p>50 441 000,00 Kč</text:p>
          </table:table-cell>
          <table:table-cell table:formula="of:=IF(ISNA(MATCH([.D7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49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6" calcext:value-type="float">
            <text:p>5336</text:p>
          </table:table-cell>
          <table:table-cell table:formula="of:=LOOKUP([.D749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/>
          <table:table-cell table:number-columns-repeated="2" office:value-type="currency" office:currency="CZK" office:value="5489000" calcext:value-type="currency">
            <text:p>5 489 000,00 Kč</text:p>
          </table:table-cell>
          <table:table-cell table:formula="of:=IF(ISNA(MATCH([.D7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5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75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1643000" calcext:value-type="currency">
            <text:p>51 643 000,00 Kč</text:p>
          </table:table-cell>
          <table:table-cell office:value-type="currency" office:currency="CZK" office:value="25951600" calcext:value-type="currency">
            <text:p>25 951 600,00 Kč</text:p>
          </table:table-cell>
          <table:table-cell office:value-type="currency" office:currency="CZK" office:value="25290775.49" calcext:value-type="currency">
            <text:p>25 290 775,49 Kč</text:p>
          </table:table-cell>
          <table:table-cell table:formula="of:=IF(ISNA(MATCH([.D7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1" calcext:value-type="float">
            <text:p>4351</text:p>
          </table:table-cell>
          <table:table-cell table:formula="of:=LOOKUP([.B751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2" calcext:value-type="float">
            <text:p>6122</text:p>
          </table:table-cell>
          <table:table-cell table:formula="of:=LOOKUP([.D751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/>
          <table:table-cell office:value-type="currency" office:currency="CZK" office:value="2075200" calcext:value-type="currency">
            <text:p>2 075 200,00 Kč</text:p>
          </table:table-cell>
          <table:table-cell office:value-type="currency" office:currency="CZK" office:value="2047256.19" calcext:value-type="currency">
            <text:p>2 047 256,19 Kč</text:p>
          </table:table-cell>
          <table:table-cell table:formula="of:=IF(ISNA(MATCH([.D7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59" calcext:value-type="float">
            <text:p>4359</text:p>
          </table:table-cell>
          <table:table-cell table:formula="of:=LOOKUP([.B752];[$Paragrafy.A$1:.A$1048576];[$Paragrafy.B$1:.B$1048576])" office:value-type="string" office:string-value="Ostatní služby a činnosti v oblasti sociální péče" calcext:value-type="string">
            <text:p>Ostatní služby a činnosti v oblasti sociální péče</text:p>
          </table:table-cell>
          <table:table-cell office:value-type="float" office:value="5171" calcext:value-type="float">
            <text:p>5171</text:p>
          </table:table-cell>
          <table:table-cell table:formula="of:=LOOKUP([.D752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80460.52" calcext:value-type="currency">
            <text:p>80 460,52 Kč</text:p>
          </table:table-cell>
          <table:table-cell table:formula="of:=IF(ISNA(MATCH([.D7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table:formula="of:=LOOKUP([.B753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6" calcext:value-type="float">
            <text:p>5166</text:p>
          </table:table-cell>
          <table:table-cell table:formula="of:=LOOKUP([.D75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90000" calcext:value-type="currency">
            <text:p>190 000,00 Kč</text:p>
          </table:table-cell>
          <table:table-cell table:number-columns-repeated="2"/>
          <table:table-cell table:formula="of:=IF(ISNA(MATCH([.D7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table:formula="of:=LOOKUP([.B754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5169" calcext:value-type="float">
            <text:p>5169</text:p>
          </table:table-cell>
          <table:table-cell table:formula="of:=LOOKUP([.D75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2"/>
          <table:table-cell table:formula="of:=IF(ISNA(MATCH([.D7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4" calcext:value-type="float">
            <text:p>4374</text:p>
          </table:table-cell>
          <table:table-cell table:formula="of:=LOOKUP([.B755];[$Paragrafy.A$1:.A$1048576];[$Paragrafy.B$1:.B$1048576])" office:value-type="string" office:string-value="Azylové domy, nízkoprahová denní centra a noclehárny" calcext:value-type="string">
            <text:p>Azylové domy, nízkoprahová denní centra a noclehárny</text:p>
          </table:table-cell>
          <table:table-cell office:value-type="float" office:value="6121" calcext:value-type="float">
            <text:p>6121</text:p>
          </table:table-cell>
          <table:table-cell table:formula="of:=LOOKUP([.D75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7000000" calcext:value-type="currency">
            <text:p>17 000 000,00 Kč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table:formula="of:=IF(ISNA(MATCH([.D7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78" calcext:value-type="float">
            <text:p>4378</text:p>
          </table:table-cell>
          <table:table-cell table:formula="of:=LOOKUP([.B756];[$Paragrafy.A$1:.A$1048576];[$Paragrafy.B$1:.B$1048576])" office:value-type="string" office:string-value="Terénní programy" calcext:value-type="string">
            <text:p>Terénní programy</text:p>
          </table:table-cell>
          <table:table-cell office:value-type="float" office:value="5169" calcext:value-type="float">
            <text:p>5169</text:p>
          </table:table-cell>
          <table:table-cell table:formula="of:=LOOKUP([.D75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 office:value-type="currency" office:currency="CZK" office:value="476220" calcext:value-type="currency">
            <text:p>476 220,00 Kč</text:p>
          </table:table-cell>
          <table:table-cell table:formula="of:=IF(ISNA(MATCH([.D7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table:formula="of:=LOOKUP([.B757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9" calcext:value-type="float">
            <text:p>5139</text:p>
          </table:table-cell>
          <table:table-cell table:formula="of:=LOOKUP([.D757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 office:value-type="currency" office:currency="CZK" office:value="9231" calcext:value-type="currency">
            <text:p>9 231,00 Kč</text:p>
          </table:table-cell>
          <table:table-cell table:formula="of:=IF(ISNA(MATCH([.D7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table:formula="of:=LOOKUP([.B758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4" calcext:value-type="float">
            <text:p>5164</text:p>
          </table:table-cell>
          <table:table-cell table:formula="of:=LOOKUP([.D758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7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table:formula="of:=LOOKUP([.B759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9" calcext:value-type="float">
            <text:p>5169</text:p>
          </table:table-cell>
          <table:table-cell table:formula="of:=LOOKUP([.D759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67000" calcext:value-type="currency">
            <text:p>267 000,00 Kč</text:p>
          </table:table-cell>
          <table:table-cell office:value-type="currency" office:currency="CZK" office:value="266800" calcext:value-type="currency">
            <text:p>266 800,00 Kč</text:p>
          </table:table-cell>
          <table:table-cell table:formula="of:=IF(ISNA(MATCH([.D7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12" calcext:value-type="float">
            <text:p>5212</text:p>
          </table:table-cell>
          <table:table-cell table:formula="of:=LOOKUP([.B760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71" calcext:value-type="float">
            <text:p>5171</text:p>
          </table:table-cell>
          <table:table-cell table:formula="of:=LOOKUP([.D760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/>
          <table:table-cell table:formula="of:=IF(ISNA(MATCH([.D7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1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9" calcext:value-type="float">
            <text:p>5139</text:p>
          </table:table-cell>
          <table:table-cell table:formula="of:=LOOKUP([.D761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/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6910" calcext:value-type="currency">
            <text:p>16 910,00 Kč</text:p>
          </table:table-cell>
          <table:table-cell table:formula="of:=IF(ISNA(MATCH([.D7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54" calcext:value-type="float">
            <text:p>5154</text:p>
          </table:table-cell>
          <table:table-cell table:formula="of:=LOOKUP([.D762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26000" calcext:value-type="currency">
            <text:p>226 000,00 Kč</text:p>
          </table:table-cell>
          <table:table-cell office:value-type="currency" office:currency="CZK" office:value="228711" calcext:value-type="currency">
            <text:p>228 711,00 Kč</text:p>
          </table:table-cell>
          <table:table-cell table:formula="of:=IF(ISNA(MATCH([.D7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2" calcext:value-type="float">
            <text:p>5162</text:p>
          </table:table-cell>
          <table:table-cell table:formula="of:=LOOKUP([.D763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4140000" calcext:value-type="currency">
            <text:p>4 140 000,00 Kč</text:p>
          </table:table-cell>
          <table:table-cell office:value-type="currency" office:currency="CZK" office:value="4019483.11" calcext:value-type="currency">
            <text:p>4 019 483,11 Kč</text:p>
          </table:table-cell>
          <table:table-cell table:formula="of:=IF(ISNA(MATCH([.D7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4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6" calcext:value-type="float">
            <text:p>5166</text:p>
          </table:table-cell>
          <table:table-cell table:formula="of:=LOOKUP([.D76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/>
          <table:table-cell office:value-type="currency" office:currency="CZK" office:value="692000" calcext:value-type="currency">
            <text:p>692 000,00 Kč</text:p>
          </table:table-cell>
          <table:table-cell office:value-type="currency" office:currency="CZK" office:value="691212.5" calcext:value-type="currency">
            <text:p>691 212,50 Kč</text:p>
          </table:table-cell>
          <table:table-cell table:formula="of:=IF(ISNA(MATCH([.D7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5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8" calcext:value-type="float">
            <text:p>5168</text:p>
          </table:table-cell>
          <table:table-cell table:formula="of:=LOOKUP([.D765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6600000" calcext:value-type="currency">
            <text:p>6 600 000,00 Kč</text:p>
          </table:table-cell>
          <table:table-cell office:value-type="currency" office:currency="CZK" office:value="1769000" calcext:value-type="currency">
            <text:p>1 769 000,00 Kč</text:p>
          </table:table-cell>
          <table:table-cell office:value-type="currency" office:currency="CZK" office:value="1767184.95" calcext:value-type="currency">
            <text:p>1 767 184,95 Kč</text:p>
          </table:table-cell>
          <table:table-cell table:formula="of:=IF(ISNA(MATCH([.D7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71" calcext:value-type="float">
            <text:p>5171</text:p>
          </table:table-cell>
          <table:table-cell table:formula="of:=LOOKUP([.D766];[$Polozky.A$1:.A$1048576];[$Polozky.B$1:.B$1048576])" office:value-type="string" office:string-value="Opravy a udržování" calcext:value-type="string">
            <text:p>Opravy a udržování</text:p>
          </table:table-cell>
          <table:table-cell/>
          <table:table-cell office:value-type="currency" office:currency="CZK" office:value="1813000" calcext:value-type="currency">
            <text:p>1 813 000,00 Kč</text:p>
          </table:table-cell>
          <table:table-cell office:value-type="currency" office:currency="CZK" office:value="1810196.19" calcext:value-type="currency">
            <text:p>1 810 196,19 Kč</text:p>
          </table:table-cell>
          <table:table-cell table:formula="of:=IF(ISNA(MATCH([.D7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94" calcext:value-type="float">
            <text:p>5194</text:p>
          </table:table-cell>
          <table:table-cell table:formula="of:=LOOKUP([.D767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49969.9" calcext:value-type="currency">
            <text:p>249 969,90 Kč</text:p>
          </table:table-cell>
          <table:table-cell table:formula="of:=IF(ISNA(MATCH([.D7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492" calcext:value-type="float">
            <text:p>5492</text:p>
          </table:table-cell>
          <table:table-cell table:formula="of:=LOOKUP([.D768];[$Polozky.A$1:.A$1048576];[$Polozky.B$1:.B$1048576])" office:value-type="string" office:string-value="Dary obyvatelstvu" calcext:value-type="string">
            <text:p>Dary obyvatelstvu</text:p>
          </table:table-cell>
          <table:table-cell/>
          <table:table-cell table:number-columns-repeated="2" office:value-type="currency" office:currency="CZK" office:value="40000" calcext:value-type="currency">
            <text:p>40 000,00 Kč</text:p>
          </table:table-cell>
          <table:table-cell table:formula="of:=IF(ISNA(MATCH([.D7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1" calcext:value-type="float">
            <text:p>5311</text:p>
          </table:table-cell>
          <table:table-cell table:formula="of:=LOOKUP([.B76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2" calcext:value-type="float">
            <text:p>6122</text:p>
          </table:table-cell>
          <table:table-cell table:formula="of:=LOOKUP([.D769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3128000" calcext:value-type="currency">
            <text:p>3 128 000,00 Kč</text:p>
          </table:table-cell>
          <table:table-cell/>
          <table:table-cell table:formula="of:=IF(ISNA(MATCH([.D7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0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19" calcext:value-type="float">
            <text:p>5019</text:p>
          </table:table-cell>
          <table:table-cell table:formula="of:=LOOKUP([.D770];[$Polozky.A$1:.A$1048576];[$Polozky.B$1:.B$1048576])" office:value-type="string" office:string-value="Ostatní platy" calcext:value-type="string">
            <text:p>Ostatní platy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920" calcext:value-type="currency">
            <text:p>1 920,00 Kč</text:p>
          </table:table-cell>
          <table:table-cell table:formula="of:=IF(ISNA(MATCH([.D7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1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3" calcext:value-type="float">
            <text:p>5023</text:p>
          </table:table-cell>
          <table:table-cell table:formula="of:=LOOKUP([.D771];[$Polozky.A$1:.A$1048576];[$Polozky.B$1:.B$1048576])" office:value-type="string" office:string-value="Odměny členů zastupitelstev obcí a krajů" calcext:value-type="string">
            <text:p>Odměny členů zastupitelstev obcí a krajů</text:p>
          </table:table-cell>
          <table:table-cell office:value-type="currency" office:currency="CZK" office:value="11075000" calcext:value-type="currency">
            <text:p>11 075 000,00 Kč</text:p>
          </table:table-cell>
          <table:table-cell office:value-type="currency" office:currency="CZK" office:value="11061600" calcext:value-type="currency">
            <text:p>11 061 600,00 Kč</text:p>
          </table:table-cell>
          <table:table-cell office:value-type="currency" office:currency="CZK" office:value="10099003" calcext:value-type="currency">
            <text:p>10 099 003,00 Kč</text:p>
          </table:table-cell>
          <table:table-cell table:formula="of:=IF(ISNA(MATCH([.D7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2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1" calcext:value-type="float">
            <text:p>5031</text:p>
          </table:table-cell>
          <table:table-cell table:formula="of:=LOOKUP([.D772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table:number-columns-repeated="2" office:value-type="currency" office:currency="CZK" office:value="2769000" calcext:value-type="currency">
            <text:p>2 769 000,00 Kč</text:p>
          </table:table-cell>
          <table:table-cell office:value-type="currency" office:currency="CZK" office:value="2009836" calcext:value-type="currency">
            <text:p>2 009 836,00 Kč</text:p>
          </table:table-cell>
          <table:table-cell table:formula="of:=IF(ISNA(MATCH([.D7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3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2" calcext:value-type="float">
            <text:p>5032</text:p>
          </table:table-cell>
          <table:table-cell table:formula="of:=LOOKUP([.D773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table:number-columns-repeated="2" office:value-type="currency" office:currency="CZK" office:value="997000" calcext:value-type="currency">
            <text:p>997 000,00 Kč</text:p>
          </table:table-cell>
          <table:table-cell office:value-type="currency" office:currency="CZK" office:value="921805" calcext:value-type="currency">
            <text:p>921 805,00 Kč</text:p>
          </table:table-cell>
          <table:table-cell table:formula="of:=IF(ISNA(MATCH([.D7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4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9" calcext:value-type="float">
            <text:p>5039</text:p>
          </table:table-cell>
          <table:table-cell table:formula="of:=LOOKUP([.D774];[$Polozky.A$1:.A$1048576];[$Polozky.B$1:.B$1048576])" office:value-type="string" office:string-value="Ostatní povinné pojistné placené zaměstnavatelem" calcext:value-type="string">
            <text:p>Ostatní povinné pojistné placené zaměstnavatelem</text:p>
          </table:table-cell>
          <table:table-cell/>
          <table:table-cell office:value-type="currency" office:currency="CZK" office:value="3400" calcext:value-type="currency">
            <text:p>3 400,00 Kč</text:p>
          </table:table-cell>
          <table:table-cell/>
          <table:table-cell table:formula="of:=IF(ISNA(MATCH([.D7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5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24" calcext:value-type="float">
            <text:p>5424</text:p>
          </table:table-cell>
          <table:table-cell table:formula="of:=LOOKUP([.D775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7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12" calcext:value-type="float">
            <text:p>6112</text:p>
          </table:table-cell>
          <table:table-cell table:formula="of:=LOOKUP([.B776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99" calcext:value-type="float">
            <text:p>5499</text:p>
          </table:table-cell>
          <table:table-cell table:formula="of:=LOOKUP([.D776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34000" calcext:value-type="currency">
            <text:p>234 000,00 Kč</text:p>
          </table:table-cell>
          <table:table-cell office:value-type="currency" office:currency="CZK" office:value="175052.29" calcext:value-type="currency">
            <text:p>175 052,29 Kč</text:p>
          </table:table-cell>
          <table:table-cell table:formula="of:=IF(ISNA(MATCH([.D7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7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11" calcext:value-type="float">
            <text:p>5011</text:p>
          </table:table-cell>
          <table:table-cell table:formula="of:=LOOKUP([.D777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 office:value-type="currency" office:currency="CZK" office:value="120000000" calcext:value-type="currency">
            <text:p>120 000 000,00 Kč</text:p>
          </table:table-cell>
          <table:table-cell office:value-type="currency" office:currency="CZK" office:value="130790000" calcext:value-type="currency">
            <text:p>130 790 000,00 Kč</text:p>
          </table:table-cell>
          <table:table-cell office:value-type="currency" office:currency="CZK" office:value="118454099" calcext:value-type="currency">
            <text:p>118 454 099,00 Kč</text:p>
          </table:table-cell>
          <table:table-cell table:formula="of:=IF(ISNA(MATCH([.D7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7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1" calcext:value-type="float">
            <text:p>5021</text:p>
          </table:table-cell>
          <table:table-cell table:formula="of:=LOOKUP([.D778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6250000" calcext:value-type="currency">
            <text:p>6 250 000,00 Kč</text:p>
          </table:table-cell>
          <table:table-cell office:value-type="currency" office:currency="CZK" office:value="10373400" calcext:value-type="currency">
            <text:p>10 373 400,00 Kč</text:p>
          </table:table-cell>
          <table:table-cell office:value-type="currency" office:currency="CZK" office:value="8332286" calcext:value-type="currency">
            <text:p>8 332 286,00 Kč</text:p>
          </table:table-cell>
          <table:table-cell table:formula="of:=IF(ISNA(MATCH([.D7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7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4" calcext:value-type="float">
            <text:p>5024</text:p>
          </table:table-cell>
          <table:table-cell table:formula="of:=LOOKUP([.D779];[$Polozky.A$1:.A$1048576];[$Polozky.B$1:.B$1048576])" office:value-type="string" office:string-value="Odstupné" calcext:value-type="string">
            <text:p>Odstupné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316158" calcext:value-type="currency">
            <text:p>316 158,00 Kč</text:p>
          </table:table-cell>
          <table:table-cell table:formula="of:=IF(ISNA(MATCH([.D7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1" calcext:value-type="float">
            <text:p>5031</text:p>
          </table:table-cell>
          <table:table-cell table:formula="of:=LOOKUP([.D780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32825000" calcext:value-type="currency">
            <text:p>32 825 000,00 Kč</text:p>
          </table:table-cell>
          <table:table-cell office:value-type="currency" office:currency="CZK" office:value="35526100" calcext:value-type="currency">
            <text:p>35 526 100,00 Kč</text:p>
          </table:table-cell>
          <table:table-cell office:value-type="currency" office:currency="CZK" office:value="31392283" calcext:value-type="currency">
            <text:p>31 392 283,00 Kč</text:p>
          </table:table-cell>
          <table:table-cell table:formula="of:=IF(ISNA(MATCH([.D7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2" calcext:value-type="float">
            <text:p>5032</text:p>
          </table:table-cell>
          <table:table-cell table:formula="of:=LOOKUP([.D781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1781000" calcext:value-type="currency">
            <text:p>11 781 000,00 Kč</text:p>
          </table:table-cell>
          <table:table-cell office:value-type="currency" office:currency="CZK" office:value="12754500" calcext:value-type="currency">
            <text:p>12 754 500,00 Kč</text:p>
          </table:table-cell>
          <table:table-cell office:value-type="currency" office:currency="CZK" office:value="11270449" calcext:value-type="currency">
            <text:p>11 270 449,00 Kč</text:p>
          </table:table-cell>
          <table:table-cell table:formula="of:=IF(ISNA(MATCH([.D7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8" calcext:value-type="float">
            <text:p>5038</text:p>
          </table:table-cell>
          <table:table-cell table:formula="of:=LOOKUP([.D782];[$Polozky.A$1:.A$1048576];[$Polozky.B$1:.B$1048576])" office:value-type="string" office:string-value="Povinné pojistné na úrazové pojištění" calcext:value-type="string">
            <text:p>Povinné pojistné na úrazové pojištění</text:p>
          </table:table-cell>
          <table:table-cell table:number-columns-repeated="2" office:value-type="currency" office:currency="CZK" office:value="590000" calcext:value-type="currency">
            <text:p>590 000,00 Kč</text:p>
          </table:table-cell>
          <table:table-cell office:value-type="currency" office:currency="CZK" office:value="557541" calcext:value-type="currency">
            <text:p>557 541,00 Kč</text:p>
          </table:table-cell>
          <table:table-cell table:formula="of:=IF(ISNA(MATCH([.D7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4" calcext:value-type="float">
            <text:p>5134</text:p>
          </table:table-cell>
          <table:table-cell table:formula="of:=LOOKUP([.D783];[$Polozky.A$1:.A$1048576];[$Polozky.B$1:.B$1048576])" office:value-type="string" office:string-value="Prádlo, oděv a obuv" calcext:value-type="string">
            <text:p>Prádlo, oděv a obuv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7621" calcext:value-type="currency">
            <text:p>7 621,00 Kč</text:p>
          </table:table-cell>
          <table:table-cell table:formula="of:=IF(ISNA(MATCH([.D7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6" calcext:value-type="float">
            <text:p>5136</text:p>
          </table:table-cell>
          <table:table-cell table:formula="of:=LOOKUP([.D784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310000" calcext:value-type="currency">
            <text:p>310 000,00 Kč</text:p>
          </table:table-cell>
          <table:table-cell office:value-type="currency" office:currency="CZK" office:value="109086.5" calcext:value-type="currency">
            <text:p>109 086,50 Kč</text:p>
          </table:table-cell>
          <table:table-cell table:formula="of:=IF(ISNA(MATCH([.D7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78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750000" calcext:value-type="currency">
            <text:p>2 750 000,00 Kč</text:p>
          </table:table-cell>
          <table:table-cell office:value-type="currency" office:currency="CZK" office:value="3580900" calcext:value-type="currency">
            <text:p>3 580 900,00 Kč</text:p>
          </table:table-cell>
          <table:table-cell office:value-type="currency" office:currency="CZK" office:value="3384648.58" calcext:value-type="currency">
            <text:p>3 384 648,58 Kč</text:p>
          </table:table-cell>
          <table:table-cell table:formula="of:=IF(ISNA(MATCH([.D7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78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300000" calcext:value-type="currency">
            <text:p>4 300 000,00 Kč</text:p>
          </table:table-cell>
          <table:table-cell office:value-type="currency" office:currency="CZK" office:value="4040800" calcext:value-type="currency">
            <text:p>4 040 800,00 Kč</text:p>
          </table:table-cell>
          <table:table-cell office:value-type="currency" office:currency="CZK" office:value="2773630.28" calcext:value-type="currency">
            <text:p>2 773 630,28 Kč</text:p>
          </table:table-cell>
          <table:table-cell table:formula="of:=IF(ISNA(MATCH([.D7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42" calcext:value-type="float">
            <text:p>5142</text:p>
          </table:table-cell>
          <table:table-cell table:formula="of:=LOOKUP([.D787];[$Polozky.A$1:.A$1048576];[$Polozky.B$1:.B$1048576])" office:value-type="string" office:string-value="Kursové rozdíly ve výdajích" calcext:value-type="string">
            <text:p>Kursové rozdíly ve výdajích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7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1" calcext:value-type="float">
            <text:p>5151</text:p>
          </table:table-cell>
          <table:table-cell table:formula="of:=LOOKUP([.D788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1109000" calcext:value-type="currency">
            <text:p>1 109 000,00 Kč</text:p>
          </table:table-cell>
          <table:table-cell office:value-type="currency" office:currency="CZK" office:value="968299.32" calcext:value-type="currency">
            <text:p>968 299,32 Kč</text:p>
          </table:table-cell>
          <table:table-cell table:formula="of:=IF(ISNA(MATCH([.D7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8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2" calcext:value-type="float">
            <text:p>5152</text:p>
          </table:table-cell>
          <table:table-cell table:formula="of:=LOOKUP([.D789];[$Polozky.A$1:.A$1048576];[$Polozky.B$1:.B$1048576])" office:value-type="string" office:string-value="Teplo" calcext:value-type="string">
            <text:p>Teplo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338680.36" calcext:value-type="currency">
            <text:p>338 680,36 Kč</text:p>
          </table:table-cell>
          <table:table-cell table:formula="of:=IF(ISNA(MATCH([.D7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3" calcext:value-type="float">
            <text:p>5153</text:p>
          </table:table-cell>
          <table:table-cell table:formula="of:=LOOKUP([.D790];[$Polozky.A$1:.A$1048576];[$Polozky.B$1:.B$1048576])" office:value-type="string" office:string-value="Plyn" calcext:value-type="string">
            <text:p>Plyn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2207848.43" calcext:value-type="currency">
            <text:p>2 207 848,43 Kč</text:p>
          </table:table-cell>
          <table:table-cell table:formula="of:=IF(ISNA(MATCH([.D7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4" calcext:value-type="float">
            <text:p>5154</text:p>
          </table:table-cell>
          <table:table-cell table:formula="of:=LOOKUP([.D791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947000" calcext:value-type="currency">
            <text:p>4 947 000,00 Kč</text:p>
          </table:table-cell>
          <table:table-cell office:value-type="currency" office:currency="CZK" office:value="3651470.13" calcext:value-type="currency">
            <text:p>3 651 470,13 Kč</text:p>
          </table:table-cell>
          <table:table-cell table:formula="of:=IF(ISNA(MATCH([.D7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6" calcext:value-type="float">
            <text:p>5156</text:p>
          </table:table-cell>
          <table:table-cell table:formula="of:=LOOKUP([.D792];[$Polozky.A$1:.A$1048576];[$Polozky.B$1:.B$1048576])" office:value-type="string" office:string-value="Pohonné hmoty a maziva" calcext:value-type="string">
            <text:p>Pohonné hmoty a maziva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460000" calcext:value-type="currency">
            <text:p>460 000,00 Kč</text:p>
          </table:table-cell>
          <table:table-cell office:value-type="currency" office:currency="CZK" office:value="333090.84" calcext:value-type="currency">
            <text:p>333 090,84 Kč</text:p>
          </table:table-cell>
          <table:table-cell table:formula="of:=IF(ISNA(MATCH([.D7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1" calcext:value-type="float">
            <text:p>5161</text:p>
          </table:table-cell>
          <table:table-cell table:formula="of:=LOOKUP([.D793];[$Polozky.A$1:.A$1048576];[$Polozky.B$1:.B$1048576])" office:value-type="string" office:string-value="Poštovní služby" calcext:value-type="string">
            <text:p>Poštovní služby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45000" calcext:value-type="currency">
            <text:p>1 845 000,00 Kč</text:p>
          </table:table-cell>
          <table:table-cell office:value-type="currency" office:currency="CZK" office:value="1772001.36" calcext:value-type="currency">
            <text:p>1 772 001,36 Kč</text:p>
          </table:table-cell>
          <table:table-cell table:formula="of:=IF(ISNA(MATCH([.D7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2" calcext:value-type="float">
            <text:p>5162</text:p>
          </table:table-cell>
          <table:table-cell table:formula="of:=LOOKUP([.D794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4000000" calcext:value-type="currency">
            <text:p>4 000 000,00 Kč</text:p>
          </table:table-cell>
          <table:table-cell office:value-type="currency" office:currency="CZK" office:value="4360000" calcext:value-type="currency">
            <text:p>4 360 000,00 Kč</text:p>
          </table:table-cell>
          <table:table-cell office:value-type="currency" office:currency="CZK" office:value="3378702" calcext:value-type="currency">
            <text:p>3 378 702,00 Kč</text:p>
          </table:table-cell>
          <table:table-cell table:formula="of:=IF(ISNA(MATCH([.D7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3" calcext:value-type="float">
            <text:p>5163</text:p>
          </table:table-cell>
          <table:table-cell table:formula="of:=LOOKUP([.D795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220000" calcext:value-type="currency">
            <text:p>220 000,00 Kč</text:p>
          </table:table-cell>
          <table:table-cell office:value-type="currency" office:currency="CZK" office:value="346000" calcext:value-type="currency">
            <text:p>346 000,00 Kč</text:p>
          </table:table-cell>
          <table:table-cell office:value-type="currency" office:currency="CZK" office:value="274610" calcext:value-type="currency">
            <text:p>274 610,00 Kč</text:p>
          </table:table-cell>
          <table:table-cell table:formula="of:=IF(ISNA(MATCH([.D7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4" calcext:value-type="float">
            <text:p>5164</text:p>
          </table:table-cell>
          <table:table-cell table:formula="of:=LOOKUP([.D796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76000" calcext:value-type="currency">
            <text:p>376 000,00 Kč</text:p>
          </table:table-cell>
          <table:table-cell office:value-type="currency" office:currency="CZK" office:value="177665.02" calcext:value-type="currency">
            <text:p>177 665,02 Kč</text:p>
          </table:table-cell>
          <table:table-cell table:formula="of:=IF(ISNA(MATCH([.D7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797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8800000" calcext:value-type="currency">
            <text:p>8 800 000,00 Kč</text:p>
          </table:table-cell>
          <table:table-cell office:value-type="currency" office:currency="CZK" office:value="11128500" calcext:value-type="currency">
            <text:p>11 128 500,00 Kč</text:p>
          </table:table-cell>
          <table:table-cell office:value-type="currency" office:currency="CZK" office:value="9549005.13" calcext:value-type="currency">
            <text:p>9 549 005,13 Kč</text:p>
          </table:table-cell>
          <table:table-cell table:formula="of:=IF(ISNA(MATCH([.D7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7" calcext:value-type="float">
            <text:p>5167</text:p>
          </table:table-cell>
          <table:table-cell table:formula="of:=LOOKUP([.D798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00" calcext:value-type="currency">
            <text:p>3 000 000,00 Kč</text:p>
          </table:table-cell>
          <table:table-cell office:value-type="currency" office:currency="CZK" office:value="3805000" calcext:value-type="currency">
            <text:p>3 805 000,00 Kč</text:p>
          </table:table-cell>
          <table:table-cell office:value-type="currency" office:currency="CZK" office:value="3344845.55" calcext:value-type="currency">
            <text:p>3 344 845,55 Kč</text:p>
          </table:table-cell>
          <table:table-cell table:formula="of:=IF(ISNA(MATCH([.D7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79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799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18509200" calcext:value-type="currency">
            <text:p>18 509 200,00 Kč</text:p>
          </table:table-cell>
          <table:table-cell office:value-type="currency" office:currency="CZK" office:value="18253110.97" calcext:value-type="currency">
            <text:p>18 253 110,97 Kč</text:p>
          </table:table-cell>
          <table:table-cell table:formula="of:=IF(ISNA(MATCH([.D7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80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9086000" calcext:value-type="currency">
            <text:p>19 086 000,00 Kč</text:p>
          </table:table-cell>
          <table:table-cell office:value-type="currency" office:currency="CZK" office:value="18114000" calcext:value-type="currency">
            <text:p>18 114 000,00 Kč</text:p>
          </table:table-cell>
          <table:table-cell office:value-type="currency" office:currency="CZK" office:value="16797963.72" calcext:value-type="currency">
            <text:p>16 797 963,72 Kč</text:p>
          </table:table-cell>
          <table:table-cell table:formula="of:=IF(ISNA(MATCH([.D8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1" calcext:value-type="float">
            <text:p>5171</text:p>
          </table:table-cell>
          <table:table-cell table:formula="of:=LOOKUP([.D801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9700000" calcext:value-type="currency">
            <text:p>9 700 000,00 Kč</text:p>
          </table:table-cell>
          <table:table-cell office:value-type="currency" office:currency="CZK" office:value="9294000" calcext:value-type="currency">
            <text:p>9 294 000,00 Kč</text:p>
          </table:table-cell>
          <table:table-cell office:value-type="currency" office:currency="CZK" office:value="8204610.61" calcext:value-type="currency">
            <text:p>8 204 610,61 Kč</text:p>
          </table:table-cell>
          <table:table-cell table:formula="of:=IF(ISNA(MATCH([.D8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2" calcext:value-type="float">
            <text:p>5172</text:p>
          </table:table-cell>
          <table:table-cell table:formula="of:=LOOKUP([.D802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109486.52" calcext:value-type="currency">
            <text:p>109 486,52 Kč</text:p>
          </table:table-cell>
          <table:table-cell table:formula="of:=IF(ISNA(MATCH([.D8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803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1384000" calcext:value-type="currency">
            <text:p>1 384 000,00 Kč</text:p>
          </table:table-cell>
          <table:table-cell office:value-type="currency" office:currency="CZK" office:value="747100" calcext:value-type="currency">
            <text:p>747 100,00 Kč</text:p>
          </table:table-cell>
          <table:table-cell office:value-type="currency" office:currency="CZK" office:value="569399" calcext:value-type="currency">
            <text:p>569 399,00 Kč</text:p>
          </table:table-cell>
          <table:table-cell table:formula="of:=IF(ISNA(MATCH([.D8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804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 office:value-type="currency" office:currency="CZK" office:value="235333" calcext:value-type="currency">
            <text:p>235 333,00 Kč</text:p>
          </table:table-cell>
          <table:table-cell table:formula="of:=IF(ISNA(MATCH([.D8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8" calcext:value-type="float">
            <text:p>5178</text:p>
          </table:table-cell>
          <table:table-cell table:formula="of:=LOOKUP([.D805];[$Polozky.A$1:.A$1048576];[$Polozky.B$1:.B$1048576])" office:value-type="string" office:string-value="Nájemné za nájem s právem koupě" calcext:value-type="string">
            <text:p>Nájemné za nájem s právem koupě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197000" calcext:value-type="currency">
            <text:p>197 000,00 Kč</text:p>
          </table:table-cell>
          <table:table-cell office:value-type="currency" office:currency="CZK" office:value="196271.68" calcext:value-type="currency">
            <text:p>196 271,68 Kč</text:p>
          </table:table-cell>
          <table:table-cell table:formula="of:=IF(ISNA(MATCH([.D8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9" calcext:value-type="float">
            <text:p>5179</text:p>
          </table:table-cell>
          <table:table-cell table:formula="of:=LOOKUP([.D806];[$Polozky.A$1:.A$1048576];[$Polozky.B$1:.B$1048576])" office:value-type="string" office:string-value="Ostatní nákupy jinde nezařazené" calcext:value-type="string">
            <text:p>Ostatní nákupy jinde nezařaze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300" calcext:value-type="currency">
            <text:p>300,00 Kč</text:p>
          </table:table-cell>
          <table:table-cell table:formula="of:=IF(ISNA(MATCH([.D8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1" calcext:value-type="float">
            <text:p>5191</text:p>
          </table:table-cell>
          <table:table-cell table:formula="of:=LOOKUP([.D807];[$Polozky.A$1:.A$1048576];[$Polozky.B$1:.B$1048576])" office:value-type="string" office:string-value="Zaplacené sankce" calcext:value-type="string">
            <text:p>Zaplacené sankce</text:p>
          </table:table-cell>
          <table:table-cell/>
          <table:table-cell office:value-type="currency" office:currency="CZK" office:value="82000" calcext:value-type="currency">
            <text:p>82 000,00 Kč</text:p>
          </table:table-cell>
          <table:table-cell office:value-type="currency" office:currency="CZK" office:value="81661.78" calcext:value-type="currency">
            <text:p>81 661,78 Kč</text:p>
          </table:table-cell>
          <table:table-cell table:formula="of:=IF(ISNA(MATCH([.D8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808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73000" calcext:value-type="currency">
            <text:p>273 000,00 Kč</text:p>
          </table:table-cell>
          <table:table-cell office:value-type="currency" office:currency="CZK" office:value="242322" calcext:value-type="currency">
            <text:p>242 322,00 Kč</text:p>
          </table:table-cell>
          <table:table-cell table:formula="of:=IF(ISNA(MATCH([.D8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0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4" calcext:value-type="float">
            <text:p>5194</text:p>
          </table:table-cell>
          <table:table-cell table:formula="of:=LOOKUP([.D809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20" calcext:value-type="currency">
            <text:p>420,00 Kč</text:p>
          </table:table-cell>
          <table:table-cell table:formula="of:=IF(ISNA(MATCH([.D8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5" calcext:value-type="float">
            <text:p>5195</text:p>
          </table:table-cell>
          <table:table-cell table:formula="of:=LOOKUP([.D810];[$Polozky.A$1:.A$1048576];[$Polozky.B$1:.B$1048576])" office:value-type="string" office:string-value="Odvody za neplněni povinnosti zaměstnávat zdravotně postižené" calcext:value-type="string">
            <text:p>Odvody za neplněni povinnosti zaměstnávat zdravotně postižené</text:p>
          </table:table-cell>
          <table:table-cell table:number-columns-repeated="2" office:value-type="currency" office:currency="CZK" office:value="538000" calcext:value-type="currency">
            <text:p>538 000,00 Kč</text:p>
          </table:table-cell>
          <table:table-cell office:value-type="currency" office:currency="CZK" office:value="432581" calcext:value-type="currency">
            <text:p>432 581,00 Kč</text:p>
          </table:table-cell>
          <table:table-cell table:formula="of:=IF(ISNA(MATCH([.D8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229" calcext:value-type="float">
            <text:p>5229</text:p>
          </table:table-cell>
          <table:table-cell table:formula="of:=LOOKUP([.D811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1500" calcext:value-type="currency">
            <text:p>1 500,00 Kč</text:p>
          </table:table-cell>
          <table:table-cell table:formula="of:=IF(ISNA(MATCH([.D8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1" calcext:value-type="float">
            <text:p>5361</text:p>
          </table:table-cell>
          <table:table-cell table:formula="of:=LOOKUP([.D812];[$Polozky.A$1:.A$1048576];[$Polozky.B$1:.B$1048576])" office:value-type="string" office:string-value="Nákup kolků" calcext:value-type="string">
            <text:p>Nákup kolků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00" calcext:value-type="currency">
            <text:p>100,00 Kč</text:p>
          </table:table-cell>
          <table:table-cell table:formula="of:=IF(ISNA(MATCH([.D8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2" calcext:value-type="float">
            <text:p>5362</text:p>
          </table:table-cell>
          <table:table-cell table:formula="of:=LOOKUP([.D813];[$Polozky.A$1:.A$1048576];[$Polozky.B$1:.B$1048576])" office:value-type="string" office:string-value="Platby daní a poplatků státnímu rozpočtu" calcext:value-type="string">
            <text:p>Platby daní a poplatků státnímu rozpočtu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20500" calcext:value-type="currency">
            <text:p>20 500,00 Kč</text:p>
          </table:table-cell>
          <table:table-cell table:formula="of:=IF(ISNA(MATCH([.D8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4" calcext:value-type="float">
            <text:p>5424</text:p>
          </table:table-cell>
          <table:table-cell table:formula="of:=LOOKUP([.D814];[$Polozky.A$1:.A$1048576];[$Polozky.B$1:.B$1048576])" office:value-type="string" office:string-value="Náhrady mezd v době nemoci" calcext:value-type="string">
            <text:p>Náhrady mezd v době nemoci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70000" calcext:value-type="currency">
            <text:p>770 000,00 Kč</text:p>
          </table:table-cell>
          <table:table-cell office:value-type="currency" office:currency="CZK" office:value="361055" calcext:value-type="currency">
            <text:p>361 055,00 Kč</text:p>
          </table:table-cell>
          <table:table-cell table:formula="of:=IF(ISNA(MATCH([.D8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99" calcext:value-type="float">
            <text:p>5499</text:p>
          </table:table-cell>
          <table:table-cell table:formula="of:=LOOKUP([.D815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1402000" calcext:value-type="currency">
            <text:p>1 402 000,00 Kč</text:p>
          </table:table-cell>
          <table:table-cell office:value-type="currency" office:currency="CZK" office:value="2202000" calcext:value-type="currency">
            <text:p>2 202 000,00 Kč</text:p>
          </table:table-cell>
          <table:table-cell office:value-type="currency" office:currency="CZK" office:value="1958735.22" calcext:value-type="currency">
            <text:p>1 958 735,22 Kč</text:p>
          </table:table-cell>
          <table:table-cell table:formula="of:=IF(ISNA(MATCH([.D8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660" calcext:value-type="float">
            <text:p>5660</text:p>
          </table:table-cell>
          <table:table-cell table:formula="of:=LOOKUP([.D816];[$Polozky.A$1:.A$1048576];[$Polozky.B$1:.B$1048576])" office:value-type="string" office:string-value="Neinvestiční půjčené prostředky obyvatelstvu" calcext:value-type="string">
            <text:p>Neinvestiční půjčené prostředky obyvatelstvu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table:formula="of:=IF(ISNA(MATCH([.D8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9" calcext:value-type="float">
            <text:p>5909</text:p>
          </table:table-cell>
          <table:table-cell table:formula="of:=LOOKUP([.D817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8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818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9713000" calcext:value-type="currency">
            <text:p>9 713 000,00 Kč</text:p>
          </table:table-cell>
          <table:table-cell office:value-type="currency" office:currency="CZK" office:value="14569400" calcext:value-type="currency">
            <text:p>14 569 400,00 Kč</text:p>
          </table:table-cell>
          <table:table-cell office:value-type="currency" office:currency="CZK" office:value="13428814" calcext:value-type="currency">
            <text:p>13 428 814,00 Kč</text:p>
          </table:table-cell>
          <table:table-cell table:formula="of:=IF(ISNA(MATCH([.D8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1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819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9700000" calcext:value-type="currency">
            <text:p>29 700 000,00 Kč</text:p>
          </table:table-cell>
          <table:table-cell office:value-type="currency" office:currency="CZK" office:value="58990000" calcext:value-type="currency">
            <text:p>58 990 000,00 Kč</text:p>
          </table:table-cell>
          <table:table-cell office:value-type="currency" office:currency="CZK" office:value="3577329.2" calcext:value-type="currency">
            <text:p>3 577 329,20 Kč</text:p>
          </table:table-cell>
          <table:table-cell table:formula="of:=IF(ISNA(MATCH([.D8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2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2" calcext:value-type="float">
            <text:p>6122</text:p>
          </table:table-cell>
          <table:table-cell table:formula="of:=LOOKUP([.D820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1000000" calcext:value-type="currency">
            <text:p>1 000 000,00 Kč</text:p>
          </table:table-cell>
          <table:table-cell table:number-columns-repeated="2"/>
          <table:table-cell table:formula="of:=IF(ISNA(MATCH([.D8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2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3" calcext:value-type="float">
            <text:p>6123</text:p>
          </table:table-cell>
          <table:table-cell table:formula="of:=LOOKUP([.D821];[$Polozky.A$1:.A$1048576];[$Polozky.B$1:.B$1048576])" office:value-type="string" office:string-value="Dopravní prostředky" calcext:value-type="string">
            <text:p>Dopravní prostředky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9900" calcext:value-type="currency">
            <text:p>79 900,00 Kč</text:p>
          </table:table-cell>
          <table:table-cell table:formula="of:=IF(ISNA(MATCH([.D8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71" calcext:value-type="float">
            <text:p>6171</text:p>
          </table:table-cell>
          <table:table-cell table:formula="of:=LOOKUP([.B82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822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6500000" calcext:value-type="currency">
            <text:p>6 500 000,00 Kč</text:p>
          </table:table-cell>
          <table:table-cell office:value-type="currency" office:currency="CZK" office:value="12479000" calcext:value-type="currency">
            <text:p>12 479 000,00 Kč</text:p>
          </table:table-cell>
          <table:table-cell office:value-type="currency" office:currency="CZK" office:value="9856214" calcext:value-type="currency">
            <text:p>9 856 214,00 Kč</text:p>
          </table:table-cell>
          <table:table-cell table:formula="of:=IF(ISNA(MATCH([.D8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10" calcext:value-type="float">
            <text:p>6310</text:p>
          </table:table-cell>
          <table:table-cell table:formula="of:=LOOKUP([.B823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3" calcext:value-type="float">
            <text:p>5163</text:p>
          </table:table-cell>
          <table:table-cell table:formula="of:=LOOKUP([.D82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95325" calcext:value-type="currency">
            <text:p>195 325,00 Kč</text:p>
          </table:table-cell>
          <table:table-cell table:formula="of:=IF(ISNA(MATCH([.D8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20" calcext:value-type="float">
            <text:p>6320</text:p>
          </table:table-cell>
          <table:table-cell table:formula="of:=LOOKUP([.B824];[$Paragrafy.A$1:.A$1048576];[$Paragrafy.B$1:.B$1048576])" office:value-type="string" office:string-value="Pojištění funkčně nespecifikované" calcext:value-type="string">
            <text:p>Pojištění funkčně nespecifikované</text:p>
          </table:table-cell>
          <table:table-cell office:value-type="float" office:value="5163" calcext:value-type="float">
            <text:p>5163</text:p>
          </table:table-cell>
          <table:table-cell table:formula="of:=LOOKUP([.D824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 office:value-type="currency" office:currency="CZK" office:value="76912" calcext:value-type="currency">
            <text:p>76 912,00 Kč</text:p>
          </table:table-cell>
          <table:table-cell table:formula="of:=IF(ISNA(MATCH([.D8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825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2" calcext:value-type="float">
            <text:p>5342</text:p>
          </table:table-cell>
          <table:table-cell table:formula="of:=LOOKUP([.D825];[$Polozky.A$1:.A$1048576];[$Polozky.B$1:.B$1048576])" office:value-type="string" office:string-value="Převody fondu kulturních a sociálních potřeb a sociálnímu fondu obcí a krajů" calcext:value-type="string">
            <text:p>Převody fondu kulturních a sociálních potřeb a sociálnímu fondu obcí a krajů</text:p>
          </table:table-cell>
          <table:table-cell table:number-columns-repeated="3" office:value-type="currency" office:currency="CZK" office:value="5020000" calcext:value-type="currency">
            <text:p>5 020 000,00 Kč</text:p>
          </table:table-cell>
          <table:table-cell table:formula="of:=IF(ISNA(MATCH([.D825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826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5" calcext:value-type="float">
            <text:p>5345</text:p>
          </table:table-cell>
          <table:table-cell table:formula="of:=LOOKUP([.D826];[$Polozky.A$1:.A$1048576];[$Polozky.B$1:.B$1048576])" office:value-type="string" office:string-value="Převody vlastním rozpočtovým účtům" calcext:value-type="string">
            <text:p>Převody vlastním rozpočtovým účtům</text:p>
          </table:table-cell>
          <table:table-cell table:number-columns-repeated="2" office:value-type="currency" office:currency="CZK" office:value="5020000" calcext:value-type="currency">
            <text:p>5 020 000,00 Kč</text:p>
          </table:table-cell>
          <table:table-cell office:value-type="currency" office:currency="CZK" office:value="558750160.48" calcext:value-type="currency">
            <text:p>558 750 160,48 Kč</text:p>
          </table:table-cell>
          <table:table-cell table:formula="of:=IF(ISNA(MATCH([.D826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30" calcext:value-type="float">
            <text:p>6330</text:p>
          </table:table-cell>
          <table:table-cell table:formula="of:=LOOKUP([.B827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827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/>
          <table:table-cell office:value-type="currency" office:currency="CZK" office:value="28837300" calcext:value-type="currency">
            <text:p>28 837 300,00 Kč</text:p>
          </table:table-cell>
          <table:table-cell office:value-type="currency" office:currency="CZK" office:value="28837182.83" calcext:value-type="currency">
            <text:p>28 837 182,83 Kč</text:p>
          </table:table-cell>
          <table:table-cell table:formula="of:=IF(ISNA(MATCH([.D8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2" calcext:value-type="float">
            <text:p>6402</text:p>
          </table:table-cell>
          <table:table-cell table:formula="of:=LOOKUP([.B828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5364" calcext:value-type="float">
            <text:p>5364</text:p>
          </table:table-cell>
          <table:table-cell table:formula="of:=LOOKUP([.D828];[$Polozky.A$1:.A$1048576];[$Polozky.B$1:.B$1048576])" office:value-type="string" office:string-value="Vratky transferů poskytnutých z veřejných rozpočtů ústřední úrovně" calcext:value-type="string">
            <text:p>Vratky transferů poskytnutých z veřejných rozpočtů ústřední úrovně</text:p>
          </table:table-cell>
          <table:table-cell/>
          <table:table-cell office:value-type="currency" office:currency="CZK" office:value="67100" calcext:value-type="currency">
            <text:p>67 100,00 Kč</text:p>
          </table:table-cell>
          <table:table-cell office:value-type="currency" office:currency="CZK" office:value="67079.28" calcext:value-type="currency">
            <text:p>67 079,28 Kč</text:p>
          </table:table-cell>
          <table:table-cell table:formula="of:=IF(ISNA(MATCH([.D8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09" calcext:value-type="float">
            <text:p>6409</text:p>
          </table:table-cell>
          <table:table-cell table:formula="of:=LOOKUP([.B829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9" calcext:value-type="float">
            <text:p>5909</text:p>
          </table:table-cell>
          <table:table-cell table:formula="of:=LOOKUP([.D829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/>
          <table:table-cell office:value-type="currency" office:currency="CZK" office:value="4403620.5" calcext:value-type="currency">
            <text:p>4 403 620,50 Kč</text:p>
          </table:table-cell>
          <table:table-cell table:formula="of:=IF(ISNA(MATCH([.D8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0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830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1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831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2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83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350" calcext:value-type="currency">
            <text:p>1 350,00 Kč</text:p>
          </table:table-cell>
          <table:table-cell office:value-type="currency" office:currency="CZK" office:value="313.7" calcext:value-type="currency">
            <text:p>313,70 Kč</text:p>
          </table:table-cell>
          <table:table-cell office:value-type="currency" office:currency="CZK" office:value="284804.96" calcext:value-type="currency">
            <text:p>284 804,96 Kč</text:p>
          </table:table-cell>
          <table:table-cell table:formula="of:=IF(ISNA(MATCH([.D8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3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83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91" calcext:value-type="float">
            <text:p>5191</text:p>
          </table:table-cell>
          <table:table-cell table:formula="of:=LOOKUP([.D834];[$Polozky.A$1:.A$1048576];[$Polozky.B$1:.B$1048576])" office:value-type="string" office:string-value="Zaplacené sankce" calcext:value-type="string">
            <text:p>Zaplacené sankce</text:p>
          </table:table-cell>
          <table:table-cell office:value-type="currency" office:currency="CZK" office:value="100" calcext:value-type="currency">
            <text:p>100,00 Kč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formula="of:=IF(ISNA(MATCH([.D8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5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363" calcext:value-type="float">
            <text:p>5363</text:p>
          </table:table-cell>
          <table:table-cell table:formula="of:=LOOKUP([.D835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91312" calcext:value-type="currency">
            <text:p>91 312,00 Kč</text:p>
          </table:table-cell>
          <table:table-cell table:formula="of:=IF(ISNA(MATCH([.D8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formula="of:=LOOKUP([.B836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5164" calcext:value-type="float">
            <text:p>5164</text:p>
          </table:table-cell>
          <table:table-cell table:formula="of:=LOOKUP([.D836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3" calcext:value-type="currency">
            <text:p>133,00 Kč</text:p>
          </table:table-cell>
          <table:table-cell office:value-type="currency" office:currency="CZK" office:value="72000" calcext:value-type="currency">
            <text:p>72 000,00 Kč</text:p>
          </table:table-cell>
          <table:table-cell table:formula="of:=IF(ISNA(MATCH([.D8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7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041" calcext:value-type="float">
            <text:p>5041</text:p>
          </table:table-cell>
          <table:table-cell table:formula="of:=LOOKUP([.D837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3" calcext:value-type="currency">
            <text:p>3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83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39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83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112805.9" calcext:value-type="currency">
            <text:p>112 805,90 Kč</text:p>
          </table:table-cell>
          <table:table-cell table:formula="of:=IF(ISNA(MATCH([.D8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0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4" calcext:value-type="float">
            <text:p>5164</text:p>
          </table:table-cell>
          <table:table-cell table:formula="of:=LOOKUP([.D840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130" calcext:value-type="currency">
            <text:p>130,00 Kč</text:p>
          </table:table-cell>
          <table:table-cell office:value-type="currency" office:currency="CZK" office:value="80767.66" calcext:value-type="currency">
            <text:p>80 767,66 Kč</text:p>
          </table:table-cell>
          <table:table-cell table:formula="of:=IF(ISNA(MATCH([.D8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1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84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4300" calcext:value-type="currency">
            <text:p>4 300,00 Kč</text:p>
          </table:table-cell>
          <table:table-cell office:value-type="currency" office:currency="CZK" office:value="3979" calcext:value-type="currency">
            <text:p>3 979,00 Kč</text:p>
          </table:table-cell>
          <table:table-cell office:value-type="currency" office:currency="CZK" office:value="1192623.4" calcext:value-type="currency">
            <text:p>1 192 623,40 Kč</text:p>
          </table:table-cell>
          <table:table-cell table:formula="of:=IF(ISNA(MATCH([.D8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2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8" calcext:value-type="float">
            <text:p>5168</text:p>
          </table:table-cell>
          <table:table-cell table:formula="of:=LOOKUP([.D842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4.5" calcext:value-type="currency">
            <text:p>644,50 Kč</text:p>
          </table:table-cell>
          <table:table-cell office:value-type="currency" office:currency="CZK" office:value="601028" calcext:value-type="currency">
            <text:p>601 028,00 Kč</text:p>
          </table:table-cell>
          <table:table-cell table:formula="of:=IF(ISNA(MATCH([.D8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3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84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767" calcext:value-type="currency">
            <text:p>767,00 Kč</text:p>
          </table:table-cell>
          <table:table-cell office:value-type="currency" office:currency="CZK" office:value="406384.5" calcext:value-type="currency">
            <text:p>406 384,50 Kč</text:p>
          </table:table-cell>
          <table:table-cell table:formula="of:=IF(ISNA(MATCH([.D8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75" calcext:value-type="float">
            <text:p>5175</text:p>
          </table:table-cell>
          <table:table-cell table:formula="of:=LOOKUP([.D844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10985" calcext:value-type="currency">
            <text:p>10 985,00 Kč</text:p>
          </table:table-cell>
          <table:table-cell table:formula="of:=IF(ISNA(MATCH([.D8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5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222" calcext:value-type="float">
            <text:p>5222</text:p>
          </table:table-cell>
          <table:table-cell table:formula="of:=LOOKUP([.D845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table:number-columns-repeated="2" office:value-type="currency" office:currency="CZK" office:value="500" calcext:value-type="currency">
            <text:p>500,00 Kč</text:p>
          </table:table-cell>
          <table:table-cell office:value-type="currency" office:currency="CZK" office:value="406190" calcext:value-type="currency">
            <text:p>406 190,00 Kč</text:p>
          </table:table-cell>
          <table:table-cell table:formula="of:=IF(ISNA(MATCH([.D8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6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229" calcext:value-type="float">
            <text:p>5229</text:p>
          </table:table-cell>
          <table:table-cell table:formula="of:=LOOKUP([.D846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table:number-columns-repeated="2" office:value-type="currency" office:currency="CZK" office:value="99" calcext:value-type="currency">
            <text:p>99,00 Kč</text:p>
          </table:table-cell>
          <table:table-cell office:value-type="currency" office:currency="CZK" office:value="99000" calcext:value-type="currency">
            <text:p>99 000,00 Kč</text:p>
          </table:table-cell>
          <table:table-cell table:formula="of:=IF(ISNA(MATCH([.D8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formula="of:=LOOKUP([.B847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363" calcext:value-type="float">
            <text:p>5363</text:p>
          </table:table-cell>
          <table:table-cell table:formula="of:=LOOKUP([.D847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1" calcext:value-type="currency">
            <text:p>151,00 Kč</text:p>
          </table:table-cell>
          <table:table-cell office:value-type="currency" office:currency="CZK" office:value="150698" calcext:value-type="currency">
            <text:p>150 698,00 Kč</text:p>
          </table:table-cell>
          <table:table-cell table:formula="of:=IF(ISNA(MATCH([.D8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4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84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300" calcext:value-type="currency">
            <text:p>3 300,00 Kč</text:p>
          </table:table-cell>
          <table:table-cell office:value-type="currency" office:currency="CZK" office:value="1779678.3" calcext:value-type="currency">
            <text:p>1 779 678,30 Kč</text:p>
          </table:table-cell>
          <table:table-cell table:formula="of:=IF(ISNA(MATCH([.D8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84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7" calcext:value-type="float">
            <text:p>5137</text:p>
          </table:table-cell>
          <table:table-cell table:formula="of:=LOOKUP([.D84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15488" calcext:value-type="currency">
            <text:p>15 488,00 Kč</text:p>
          </table:table-cell>
          <table:table-cell table:formula="of:=IF(ISNA(MATCH([.D8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85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85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86661.3" calcext:value-type="currency">
            <text:p>86 661,30 Kč</text:p>
          </table:table-cell>
          <table:table-cell table:formula="of:=IF(ISNA(MATCH([.D8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85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85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200" calcext:value-type="currency">
            <text:p>2 200,00 Kč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1708731.75" calcext:value-type="currency">
            <text:p>1 708 731,75 Kč</text:p>
          </table:table-cell>
          <table:table-cell table:formula="of:=IF(ISNA(MATCH([.D8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85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1" calcext:value-type="float">
            <text:p>5171</text:p>
          </table:table-cell>
          <table:table-cell table:formula="of:=LOOKUP([.D85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" calcext:value-type="currency">
            <text:p>550,00 Kč</text:p>
          </table:table-cell>
          <table:table-cell office:value-type="currency" office:currency="CZK" office:value="230984.59" calcext:value-type="currency">
            <text:p>230 984,59 Kč</text:p>
          </table:table-cell>
          <table:table-cell table:formula="of:=IF(ISNA(MATCH([.D8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22" calcext:value-type="float">
            <text:p>3722</text:p>
          </table:table-cell>
          <table:table-cell table:formula="of:=LOOKUP([.B853];[$Paragrafy.A$1:.A$1048576];[$Paragrafy.B$1:.B$1048576])" office:value-type="string" office:string-value="Sběr a svoz komunálních odpadů" calcext:value-type="string">
            <text:p>Sběr a svoz komunálních odpadů</text:p>
          </table:table-cell>
          <table:table-cell office:value-type="float" office:value="5169" calcext:value-type="float">
            <text:p>5169</text:p>
          </table:table-cell>
          <table:table-cell table:formula="of:=LOOKUP([.D85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300" calcext:value-type="currency">
            <text:p>3 300,00 Kč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405288.25" calcext:value-type="currency">
            <text:p>2 405 288,25 Kč</text:p>
          </table:table-cell>
          <table:table-cell table:formula="of:=IF(ISNA(MATCH([.D8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23" calcext:value-type="float">
            <text:p>3723</text:p>
          </table:table-cell>
          <table:table-cell table:formula="of:=LOOKUP([.B854];[$Paragrafy.A$1:.A$1048576];[$Paragrafy.B$1:.B$1048576])" office:value-type="string" office:string-value="Sběr a svoz ostatních odpadů (jiných než nebezpečných a komunálních)" calcext:value-type="string">
            <text:p>Sběr a svoz ostatních odpadů (jiných než nebezpečných a komunálních)</text:p>
          </table:table-cell>
          <table:table-cell office:value-type="float" office:value="5169" calcext:value-type="float">
            <text:p>5169</text:p>
          </table:table-cell>
          <table:table-cell table:formula="of:=LOOKUP([.D85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700" calcext:value-type="currency">
            <text:p>4 700,00 Kč</text:p>
          </table:table-cell>
          <table:table-cell office:value-type="currency" office:currency="CZK" office:value="5300" calcext:value-type="currency">
            <text:p>5 300,00 Kč</text:p>
          </table:table-cell>
          <table:table-cell office:value-type="currency" office:currency="CZK" office:value="3531577.56" calcext:value-type="currency">
            <text:p>3 531 577,56 Kč</text:p>
          </table:table-cell>
          <table:table-cell table:formula="of:=IF(ISNA(MATCH([.D8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5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7" calcext:value-type="float">
            <text:p>5137</text:p>
          </table:table-cell>
          <table:table-cell table:formula="of:=LOOKUP([.D85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500" calcext:value-type="currency">
            <text:p>1 500,00 Kč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137064" calcext:value-type="currency">
            <text:p>137 064,00 Kč</text:p>
          </table:table-cell>
          <table:table-cell table:formula="of:=IF(ISNA(MATCH([.D8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5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9" calcext:value-type="float">
            <text:p>5139</text:p>
          </table:table-cell>
          <table:table-cell table:formula="of:=LOOKUP([.D85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600" calcext:value-type="currency">
            <text:p>60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187053.99" calcext:value-type="currency">
            <text:p>187 053,99 Kč</text:p>
          </table:table-cell>
          <table:table-cell table:formula="of:=IF(ISNA(MATCH([.D8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5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1" calcext:value-type="float">
            <text:p>5151</text:p>
          </table:table-cell>
          <table:table-cell table:formula="of:=LOOKUP([.D857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520" calcext:value-type="currency">
            <text:p>520,00 Kč</text:p>
          </table:table-cell>
          <table:table-cell office:value-type="currency" office:currency="CZK" office:value="433367" calcext:value-type="currency">
            <text:p>433 367,00 Kč</text:p>
          </table:table-cell>
          <table:table-cell table:formula="of:=IF(ISNA(MATCH([.D8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5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4" calcext:value-type="float">
            <text:p>5154</text:p>
          </table:table-cell>
          <table:table-cell table:formula="of:=LOOKUP([.D858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42633.72" calcext:value-type="currency">
            <text:p>42 633,72 Kč</text:p>
          </table:table-cell>
          <table:table-cell table:formula="of:=IF(ISNA(MATCH([.D8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5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4" calcext:value-type="float">
            <text:p>5164</text:p>
          </table:table-cell>
          <table:table-cell table:formula="of:=LOOKUP([.D859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32" calcext:value-type="currency">
            <text:p>32,00 Kč</text:p>
          </table:table-cell>
          <table:table-cell office:value-type="currency" office:currency="CZK" office:value="30746" calcext:value-type="currency">
            <text:p>30 746,00 Kč</text:p>
          </table:table-cell>
          <table:table-cell table:formula="of:=IF(ISNA(MATCH([.D8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6" calcext:value-type="float">
            <text:p>5166</text:p>
          </table:table-cell>
          <table:table-cell table:formula="of:=LOOKUP([.D86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54450" calcext:value-type="currency">
            <text:p>54 450,00 Kč</text:p>
          </table:table-cell>
          <table:table-cell table:formula="of:=IF(ISNA(MATCH([.D8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8" calcext:value-type="float">
            <text:p>5168</text:p>
          </table:table-cell>
          <table:table-cell table:formula="of:=LOOKUP([.D861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18" calcext:value-type="currency">
            <text:p>118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9" calcext:value-type="float">
            <text:p>5169</text:p>
          </table:table-cell>
          <table:table-cell table:formula="of:=LOOKUP([.D86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8000" calcext:value-type="currency">
            <text:p>28 000,00 Kč</text:p>
          </table:table-cell>
          <table:table-cell office:value-type="currency" office:currency="CZK" office:value="30609" calcext:value-type="currency">
            <text:p>30 609,00 Kč</text:p>
          </table:table-cell>
          <table:table-cell office:value-type="currency" office:currency="CZK" office:value="14701697.56" calcext:value-type="currency">
            <text:p>14 701 697,56 Kč</text:p>
          </table:table-cell>
          <table:table-cell table:formula="of:=IF(ISNA(MATCH([.D8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1" calcext:value-type="float">
            <text:p>5171</text:p>
          </table:table-cell>
          <table:table-cell table:formula="of:=LOOKUP([.D86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6400" calcext:value-type="currency">
            <text:p>6 400,00 Kč</text:p>
          </table:table-cell>
          <table:table-cell office:value-type="currency" office:currency="CZK" office:value="5458" calcext:value-type="currency">
            <text:p>5 458,00 Kč</text:p>
          </table:table-cell>
          <table:table-cell office:value-type="currency" office:currency="CZK" office:value="1402537.38" calcext:value-type="currency">
            <text:p>1 402 537,38 Kč</text:p>
          </table:table-cell>
          <table:table-cell table:formula="of:=IF(ISNA(MATCH([.D8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213" calcext:value-type="float">
            <text:p>5213</text:p>
          </table:table-cell>
          <table:table-cell table:formula="of:=LOOKUP([.D864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225" calcext:value-type="float">
            <text:p>5225</text:p>
          </table:table-cell>
          <table:table-cell table:formula="of:=LOOKUP([.D865];[$Polozky.A$1:.A$1048576];[$Polozky.B$1:.B$1048576])" office:value-type="string" office:string-value="Neinvestiční transfery společenstvím vlastníků jednotek" calcext:value-type="string">
            <text:p>Neinvestiční transfery společenstvím vlastníků jedno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86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81698" calcext:value-type="currency">
            <text:p>81 698,00 Kč</text:p>
          </table:table-cell>
          <table:table-cell office:value-type="currency" office:currency="CZK" office:value="124890.6" calcext:value-type="currency">
            <text:p>124 890,60 Kč</text:p>
          </table:table-cell>
          <table:table-cell office:value-type="currency" office:currency="CZK" office:value="25316354.82" calcext:value-type="currency">
            <text:p>25 316 354,82 Kč</text:p>
          </table:table-cell>
          <table:table-cell table:formula="of:=IF(ISNA(MATCH([.D8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2" calcext:value-type="float">
            <text:p>6122</text:p>
          </table:table-cell>
          <table:table-cell table:formula="of:=LOOKUP([.D86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6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3" calcext:value-type="float">
            <text:p>6123</text:p>
          </table:table-cell>
          <table:table-cell table:formula="of:=LOOKUP([.D868];[$Polozky.A$1:.A$1048576];[$Polozky.B$1:.B$1048576])" office:value-type="string" office:string-value="Dopravní prostředky" calcext:value-type="string">
            <text:p>Dopravní prostředk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2362" calcext:value-type="currency">
            <text:p>12 362,00 Kč</text:p>
          </table:table-cell>
          <table:table-cell office:value-type="currency" office:currency="CZK" office:value="361790" calcext:value-type="currency">
            <text:p>361 790,00 Kč</text:p>
          </table:table-cell>
          <table:table-cell table:formula="of:=IF(ISNA(MATCH([.D8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9" calcext:value-type="float">
            <text:p>3749</text:p>
          </table:table-cell>
          <table:table-cell table:formula="of:=LOOKUP([.B869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39" calcext:value-type="float">
            <text:p>5139</text:p>
          </table:table-cell>
          <table:table-cell table:formula="of:=LOOKUP([.D86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8640" calcext:value-type="currency">
            <text:p>8 640,00 Kč</text:p>
          </table:table-cell>
          <table:table-cell table:formula="of:=IF(ISNA(MATCH([.D8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9" calcext:value-type="float">
            <text:p>3749</text:p>
          </table:table-cell>
          <table:table-cell table:formula="of:=LOOKUP([.B870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69" calcext:value-type="float">
            <text:p>5169</text:p>
          </table:table-cell>
          <table:table-cell table:formula="of:=LOOKUP([.D87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200" calcext:value-type="currency">
            <text:p>1 200,00 Kč</text:p>
          </table:table-cell>
          <table:table-cell office:value-type="currency" office:currency="CZK" office:value="705" calcext:value-type="currency">
            <text:p>705,00 Kč</text:p>
          </table:table-cell>
          <table:table-cell office:value-type="currency" office:currency="CZK" office:value="108836" calcext:value-type="currency">
            <text:p>108 836,00 Kč</text:p>
          </table:table-cell>
          <table:table-cell table:formula="of:=IF(ISNA(MATCH([.D8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9" calcext:value-type="float">
            <text:p>3749</text:p>
          </table:table-cell>
          <table:table-cell table:formula="of:=LOOKUP([.B871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75" calcext:value-type="float">
            <text:p>5175</text:p>
          </table:table-cell>
          <table:table-cell table:formula="of:=LOOKUP([.D871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6019" calcext:value-type="currency">
            <text:p>6 019,00 Kč</text:p>
          </table:table-cell>
          <table:table-cell table:formula="of:=IF(ISNA(MATCH([.D8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9" calcext:value-type="float">
            <text:p>3749</text:p>
          </table:table-cell>
          <table:table-cell table:formula="of:=LOOKUP([.B872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82" calcext:value-type="float">
            <text:p>5182</text:p>
          </table:table-cell>
          <table:table-cell table:formula="of:=LOOKUP([.D872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21344" calcext:value-type="currency">
            <text:p>21 344,00 Kč</text:p>
          </table:table-cell>
          <table:table-cell table:formula="of:=IF(ISNA(MATCH([.D8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0" calcext:value-type="float">
            <text:p>6330</text:p>
          </table:table-cell>
          <table:table-cell table:formula="of:=LOOKUP([.B873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873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6.3" calcext:value-type="currency">
            <text:p>36,30 Kč</text:p>
          </table:table-cell>
          <table:table-cell office:value-type="currency" office:currency="CZK" office:value="36298.98" calcext:value-type="currency">
            <text:p>36 298,98 Kč</text:p>
          </table:table-cell>
          <table:table-cell table:formula="of:=IF(ISNA(MATCH([.D8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74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87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7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87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formula="of:=IF(ISNA(MATCH([.D8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7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87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2" calcext:value-type="float">
            <text:p>2212</text:p>
          </table:table-cell>
          <table:table-cell table:formula="of:=LOOKUP([.B877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9" calcext:value-type="float">
            <text:p>5169</text:p>
          </table:table-cell>
          <table:table-cell table:formula="of:=LOOKUP([.D87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7000" calcext:value-type="currency">
            <text:p>7 000,00 Kč</text:p>
          </table:table-cell>
          <table:table-cell office:value-type="currency" office:currency="CZK" office:value="1311012" calcext:value-type="currency">
            <text:p>1 311 012,00 Kč</text:p>
          </table:table-cell>
          <table:table-cell table:formula="of:=IF(ISNA(MATCH([.D8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7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39" calcext:value-type="float">
            <text:p>5139</text:p>
          </table:table-cell>
          <table:table-cell table:formula="of:=LOOKUP([.D87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96.5" calcext:value-type="currency">
            <text:p>696,50 Kč</text:p>
          </table:table-cell>
          <table:table-cell office:value-type="currency" office:currency="CZK" office:value="696028.3" calcext:value-type="currency">
            <text:p>696 028,30 Kč</text:p>
          </table:table-cell>
          <table:table-cell table:formula="of:=IF(ISNA(MATCH([.D8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79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3" calcext:value-type="float">
            <text:p>5163</text:p>
          </table:table-cell>
          <table:table-cell table:formula="of:=LOOKUP([.D879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17775.49" calcext:value-type="currency">
            <text:p>17 775,49 Kč</text:p>
          </table:table-cell>
          <table:table-cell table:formula="of:=IF(ISNA(MATCH([.D8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80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4" calcext:value-type="float">
            <text:p>5164</text:p>
          </table:table-cell>
          <table:table-cell table:formula="of:=LOOKUP([.D880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" calcext:value-type="currency">
            <text:p>6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81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6" calcext:value-type="float">
            <text:p>5166</text:p>
          </table:table-cell>
          <table:table-cell table:formula="of:=LOOKUP([.D88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8700" calcext:value-type="currency">
            <text:p>8 700,00 Kč</text:p>
          </table:table-cell>
          <table:table-cell office:value-type="currency" office:currency="CZK" office:value="5729" calcext:value-type="currency">
            <text:p>5 729,00 Kč</text:p>
          </table:table-cell>
          <table:table-cell office:value-type="currency" office:currency="CZK" office:value="361622" calcext:value-type="currency">
            <text:p>361 622,00 Kč</text:p>
          </table:table-cell>
          <table:table-cell table:formula="of:=IF(ISNA(MATCH([.D8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82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88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6850" calcext:value-type="currency">
            <text:p>6 8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83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11" calcext:value-type="float">
            <text:p>6111</text:p>
          </table:table-cell>
          <table:table-cell table:formula="of:=LOOKUP([.D883];[$Polozky.A$1:.A$1048576];[$Polozky.B$1:.B$1048576])" office:value-type="string" office:string-value="Programové vybavení" calcext:value-type="string">
            <text:p>Programové vybavení</text:p>
          </table:table-cell>
          <table:table-cell table:number-columns-repeated="2" office:value-type="currency" office:currency="CZK" office:value="3000" calcext:value-type="currency">
            <text:p>3 000,00 Kč</text:p>
          </table:table-cell>
          <table:table-cell office:value-type="currency" office:currency="CZK" office:value="2975329.5" calcext:value-type="currency">
            <text:p>2 975 329,50 Kč</text:p>
          </table:table-cell>
          <table:table-cell table:formula="of:=IF(ISNA(MATCH([.D8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9" calcext:value-type="float">
            <text:p>2219</text:p>
          </table:table-cell>
          <table:table-cell table:formula="of:=LOOKUP([.B884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88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0200" calcext:value-type="currency">
            <text:p>10 200,00 Kč</text:p>
          </table:table-cell>
          <table:table-cell office:value-type="currency" office:currency="CZK" office:value="56503.5" calcext:value-type="currency">
            <text:p>56 503,50 Kč</text:p>
          </table:table-cell>
          <table:table-cell office:value-type="currency" office:currency="CZK" office:value="1109570" calcext:value-type="currency">
            <text:p>1 109 570,00 Kč</text:p>
          </table:table-cell>
          <table:table-cell table:formula="of:=IF(ISNA(MATCH([.D8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8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37" calcext:value-type="float">
            <text:p>5137</text:p>
          </table:table-cell>
          <table:table-cell table:formula="of:=LOOKUP([.D88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86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66" calcext:value-type="float">
            <text:p>5166</text:p>
          </table:table-cell>
          <table:table-cell table:formula="of:=LOOKUP([.D886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60" calcext:value-type="currency">
            <text:p>6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87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169" calcext:value-type="float">
            <text:p>5169</text:p>
          </table:table-cell>
          <table:table-cell table:formula="of:=LOOKUP([.D88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88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37" calcext:value-type="float">
            <text:p>5137</text:p>
          </table:table-cell>
          <table:table-cell table:formula="of:=LOOKUP([.D88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88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889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60" calcext:value-type="currency">
            <text:p>6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89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890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2" calcext:value-type="float">
            <text:p>6402</text:p>
          </table:table-cell>
          <table:table-cell table:formula="of:=LOOKUP([.B891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5364" calcext:value-type="float">
            <text:p>5364</text:p>
          </table:table-cell>
          <table:table-cell table:formula="of:=LOOKUP([.D891];[$Polozky.A$1:.A$1048576];[$Polozky.B$1:.B$1048576])" office:value-type="string" office:string-value="Vratky transferů poskytnutých z veřejných rozpočtů ústřední úrovně" calcext:value-type="string">
            <text:p>Vratky transferů poskytnutých z veřejných rozpočtů ústřední úrov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85033.92" calcext:value-type="currency">
            <text:p>85 033,92 Kč</text:p>
          </table:table-cell>
          <table:table-cell table:formula="of:=IF(ISNA(MATCH([.D8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45" calcext:value-type="float">
            <text:p>3745</text:p>
          </table:table-cell>
          <table:table-cell table:formula="of:=LOOKUP([.B89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89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156395" calcext:value-type="currency">
            <text:p>156 395,00 Kč</text:p>
          </table:table-cell>
          <table:table-cell table:formula="of:=IF(ISNA(MATCH([.D8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893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1" calcext:value-type="float">
            <text:p>5901</text:p>
          </table:table-cell>
          <table:table-cell table:formula="of:=LOOKUP([.D893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" calcext:value-type="currency">
            <text:p>6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9" calcext:value-type="float">
            <text:p>3429</text:p>
          </table:table-cell>
          <table:table-cell table:formula="of:=LOOKUP([.B894];[$Paragrafy.A$1:.A$1048576];[$Paragrafy.B$1:.B$1048576])" office:value-type="string" office:string-value="Ostatní zájmová činnost a rekreace" calcext:value-type="string">
            <text:p>Ostatní zájmová činnost a rekreace</text:p>
          </table:table-cell>
          <table:table-cell office:value-type="float" office:value="6129" calcext:value-type="float">
            <text:p>6129</text:p>
          </table:table-cell>
          <table:table-cell table:formula="of:=LOOKUP([.D894];[$Polozky.A$1:.A$1048576];[$Polozky.B$1:.B$1048576])" office:value-type="string" office:string-value="Nákup dlouhodobého hmotného majetku jinde nezařazený" calcext:value-type="string">
            <text:p>Nákup dlouhodobého hmotného majetk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8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95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1" calcext:value-type="float">
            <text:p>5331</text:p>
          </table:table-cell>
          <table:table-cell table:formula="of:=LOOKUP([.D895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33504" calcext:value-type="currency">
            <text:p>33 504,00 Kč</text:p>
          </table:table-cell>
          <table:table-cell office:value-type="currency" office:currency="CZK" office:value="34656.1" calcext:value-type="currency">
            <text:p>34 656,10 Kč</text:p>
          </table:table-cell>
          <table:table-cell office:value-type="currency" office:currency="CZK" office:value="26279844.58" calcext:value-type="currency">
            <text:p>26 279 844,58 Kč</text:p>
          </table:table-cell>
          <table:table-cell table:formula="of:=IF(ISNA(MATCH([.D8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96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6" calcext:value-type="float">
            <text:p>5336</text:p>
          </table:table-cell>
          <table:table-cell table:formula="of:=LOOKUP([.D896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60.8" calcext:value-type="currency">
            <text:p>3 060,80 Kč</text:p>
          </table:table-cell>
          <table:table-cell office:value-type="currency" office:currency="CZK" office:value="3060816" calcext:value-type="currency">
            <text:p>3 060 816,00 Kč</text:p>
          </table:table-cell>
          <table:table-cell table:formula="of:=IF(ISNA(MATCH([.D8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1" calcext:value-type="float">
            <text:p>3111</text:p>
          </table:table-cell>
          <table:table-cell table:formula="of:=LOOKUP([.B897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6351" calcext:value-type="float">
            <text:p>6351</text:p>
          </table:table-cell>
          <table:table-cell table:formula="of:=LOOKUP([.D897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424" calcext:value-type="currency">
            <text:p>424,00 Kč</text:p>
          </table:table-cell>
          <table:table-cell office:value-type="currency" office:currency="CZK" office:value="2498" calcext:value-type="currency">
            <text:p>2 498,00 Kč</text:p>
          </table:table-cell>
          <table:table-cell office:value-type="currency" office:currency="CZK" office:value="2498000" calcext:value-type="currency">
            <text:p>2 498 000,00 Kč</text:p>
          </table:table-cell>
          <table:table-cell table:formula="of:=IF(ISNA(MATCH([.D8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89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21" calcext:value-type="float">
            <text:p>5021</text:p>
          </table:table-cell>
          <table:table-cell table:formula="of:=LOOKUP([.D898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65.1" calcext:value-type="currency">
            <text:p>365,10 Kč</text:p>
          </table:table-cell>
          <table:table-cell office:value-type="currency" office:currency="CZK" office:value="297000" calcext:value-type="currency">
            <text:p>297 000,00 Kč</text:p>
          </table:table-cell>
          <table:table-cell table:formula="of:=IF(ISNA(MATCH([.D8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89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1" calcext:value-type="float">
            <text:p>5031</text:p>
          </table:table-cell>
          <table:table-cell table:formula="of:=LOOKUP([.D899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7.6" calcext:value-type="currency">
            <text:p>77,60 Kč</text:p>
          </table:table-cell>
          <table:table-cell office:value-type="currency" office:currency="CZK" office:value="62000" calcext:value-type="currency">
            <text:p>62 000,00 Kč</text:p>
          </table:table-cell>
          <table:table-cell table:formula="of:=IF(ISNA(MATCH([.D8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032" calcext:value-type="float">
            <text:p>5032</text:p>
          </table:table-cell>
          <table:table-cell table:formula="of:=LOOKUP([.D900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.1" calcext:value-type="currency">
            <text:p>33,10 Kč</text:p>
          </table:table-cell>
          <table:table-cell office:value-type="currency" office:currency="CZK" office:value="22320" calcext:value-type="currency">
            <text:p>22 320,00 Kč</text:p>
          </table:table-cell>
          <table:table-cell table:formula="of:=IF(ISNA(MATCH([.D9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3" calcext:value-type="float">
            <text:p>5163</text:p>
          </table:table-cell>
          <table:table-cell table:formula="of:=LOOKUP([.D901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800" calcext:value-type="currency">
            <text:p>1 800,00 Kč</text:p>
          </table:table-cell>
          <table:table-cell office:value-type="currency" office:currency="CZK" office:value="103303" calcext:value-type="currency">
            <text:p>103 303,00 Kč</text:p>
          </table:table-cell>
          <table:table-cell table:formula="of:=IF(ISNA(MATCH([.D9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4" calcext:value-type="float">
            <text:p>5164</text:p>
          </table:table-cell>
          <table:table-cell table:formula="of:=LOOKUP([.D902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90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74" calcext:value-type="currency">
            <text:p>1 374,00 Kč</text:p>
          </table:table-cell>
          <table:table-cell office:value-type="currency" office:currency="CZK" office:value="681230" calcext:value-type="currency">
            <text:p>681 230,00 Kč</text:p>
          </table:table-cell>
          <table:table-cell table:formula="of:=IF(ISNA(MATCH([.D9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7" calcext:value-type="float">
            <text:p>5167</text:p>
          </table:table-cell>
          <table:table-cell table:formula="of:=LOOKUP([.D904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.7" calcext:value-type="currency">
            <text:p>54,7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90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6159" calcext:value-type="currency">
            <text:p>6 159,00 Kč</text:p>
          </table:table-cell>
          <table:table-cell office:value-type="currency" office:currency="CZK" office:value="2000150" calcext:value-type="currency">
            <text:p>2 000 150,00 Kč</text:p>
          </table:table-cell>
          <table:table-cell table:formula="of:=IF(ISNA(MATCH([.D9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75" calcext:value-type="float">
            <text:p>5175</text:p>
          </table:table-cell>
          <table:table-cell table:formula="of:=LOOKUP([.D906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3.4" calcext:value-type="currency">
            <text:p>73,40 Kč</text:p>
          </table:table-cell>
          <table:table-cell office:value-type="currency" office:currency="CZK" office:value="48595" calcext:value-type="currency">
            <text:p>48 595,00 Kč</text:p>
          </table:table-cell>
          <table:table-cell table:formula="of:=IF(ISNA(MATCH([.D9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1" calcext:value-type="float">
            <text:p>5331</text:p>
          </table:table-cell>
          <table:table-cell table:formula="of:=LOOKUP([.D907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90112" calcext:value-type="currency">
            <text:p>90 112,00 Kč</text:p>
          </table:table-cell>
          <table:table-cell office:value-type="currency" office:currency="CZK" office:value="104837.5" calcext:value-type="currency">
            <text:p>104 837,50 Kč</text:p>
          </table:table-cell>
          <table:table-cell office:value-type="currency" office:currency="CZK" office:value="79917997.71" calcext:value-type="currency">
            <text:p>79 917 997,71 Kč</text:p>
          </table:table-cell>
          <table:table-cell table:formula="of:=IF(ISNA(MATCH([.D9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6" calcext:value-type="float">
            <text:p>5336</text:p>
          </table:table-cell>
          <table:table-cell table:formula="of:=LOOKUP([.D908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8481.6" calcext:value-type="currency">
            <text:p>18 481,60 Kč</text:p>
          </table:table-cell>
          <table:table-cell office:value-type="currency" office:currency="CZK" office:value="18481401.9" calcext:value-type="currency">
            <text:p>18 481 401,90 Kč</text:p>
          </table:table-cell>
          <table:table-cell table:formula="of:=IF(ISNA(MATCH([.D9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0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121" calcext:value-type="float">
            <text:p>6121</text:p>
          </table:table-cell>
          <table:table-cell table:formula="of:=LOOKUP([.D909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80" calcext:value-type="currency">
            <text:p>3 380,00 Kč</text:p>
          </table:table-cell>
          <table:table-cell office:value-type="currency" office:currency="CZK" office:value="309760" calcext:value-type="currency">
            <text:p>309 760,00 Kč</text:p>
          </table:table-cell>
          <table:table-cell table:formula="of:=IF(ISNA(MATCH([.D9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3" calcext:value-type="float">
            <text:p>3113</text:p>
          </table:table-cell>
          <table:table-cell table:formula="of:=LOOKUP([.B91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1" calcext:value-type="float">
            <text:p>6351</text:p>
          </table:table-cell>
          <table:table-cell table:formula="of:=LOOKUP([.D910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10588" calcext:value-type="currency">
            <text:p>10 588,00 Kč</text:p>
          </table:table-cell>
          <table:table-cell office:value-type="currency" office:currency="CZK" office:value="38580.9" calcext:value-type="currency">
            <text:p>38 580,90 Kč</text:p>
          </table:table-cell>
          <table:table-cell office:value-type="currency" office:currency="CZK" office:value="35580900" calcext:value-type="currency">
            <text:p>35 580 900,00 Kč</text:p>
          </table:table-cell>
          <table:table-cell table:formula="of:=IF(ISNA(MATCH([.D9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9" calcext:value-type="float">
            <text:p>3149</text:p>
          </table:table-cell>
          <table:table-cell table:formula="of:=LOOKUP([.B91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1" calcext:value-type="float">
            <text:p>5331</text:p>
          </table:table-cell>
          <table:table-cell table:formula="of:=LOOKUP([.D911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90179" calcext:value-type="currency">
            <text:p>90 179,00 Kč</text:p>
          </table:table-cell>
          <table:table-cell office:value-type="currency" office:currency="CZK" office:value="78128663.66" calcext:value-type="currency">
            <text:p>78 128 663,66 Kč</text:p>
          </table:table-cell>
          <table:table-cell table:formula="of:=IF(ISNA(MATCH([.D9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9" calcext:value-type="float">
            <text:p>3149</text:p>
          </table:table-cell>
          <table:table-cell table:formula="of:=LOOKUP([.B91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6" calcext:value-type="float">
            <text:p>5336</text:p>
          </table:table-cell>
          <table:table-cell table:formula="of:=LOOKUP([.D91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163" calcext:value-type="currency">
            <text:p>2 163,00 Kč</text:p>
          </table:table-cell>
          <table:table-cell office:value-type="currency" office:currency="CZK" office:value="2163000" calcext:value-type="currency">
            <text:p>2 163 000,00 Kč</text:p>
          </table:table-cell>
          <table:table-cell table:formula="of:=IF(ISNA(MATCH([.D9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9" calcext:value-type="float">
            <text:p>3149</text:p>
          </table:table-cell>
          <table:table-cell table:formula="of:=LOOKUP([.B91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913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486418" calcext:value-type="currency">
            <text:p>486 418,00 Kč</text:p>
          </table:table-cell>
          <table:table-cell office:value-type="currency" office:currency="CZK" office:value="637614.9" calcext:value-type="currency">
            <text:p>637 614,90 Kč</text:p>
          </table:table-cell>
          <table:table-cell office:value-type="currency" office:currency="CZK" office:value="231365900" calcext:value-type="currency">
            <text:p>231 365 900,00 Kč</text:p>
          </table:table-cell>
          <table:table-cell table:formula="of:=IF(ISNA(MATCH([.D9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9" calcext:value-type="float">
            <text:p>3149</text:p>
          </table:table-cell>
          <table:table-cell table:formula="of:=LOOKUP([.B91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914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485" calcext:value-type="currency">
            <text:p>33 485,00 Kč</text:p>
          </table:table-cell>
          <table:table-cell office:value-type="currency" office:currency="CZK" office:value="18863100" calcext:value-type="currency">
            <text:p>18 863 100,00 Kč</text:p>
          </table:table-cell>
          <table:table-cell table:formula="of:=IF(ISNA(MATCH([.D9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0" calcext:value-type="float">
            <text:p>6330</text:p>
          </table:table-cell>
          <table:table-cell table:formula="of:=LOOKUP([.B915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915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59.3" calcext:value-type="currency">
            <text:p>259,30 Kč</text:p>
          </table:table-cell>
          <table:table-cell office:value-type="currency" office:currency="CZK" office:value="259330.05" calcext:value-type="currency">
            <text:p>259 330,05 Kč</text:p>
          </table:table-cell>
          <table:table-cell table:formula="of:=IF(ISNA(MATCH([.D9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916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1" calcext:value-type="float">
            <text:p>5901</text:p>
          </table:table-cell>
          <table:table-cell table:formula="of:=LOOKUP([.D916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50.4" calcext:value-type="currency">
            <text:p>33 250,4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19" calcext:value-type="float">
            <text:p>3419</text:p>
          </table:table-cell>
          <table:table-cell table:formula="of:=LOOKUP([.B917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2" calcext:value-type="float">
            <text:p>5212</text:p>
          </table:table-cell>
          <table:table-cell table:formula="of:=LOOKUP([.D917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0" calcext:value-type="currency">
            <text:p>240,00 Kč</text:p>
          </table:table-cell>
          <table:table-cell office:value-type="currency" office:currency="CZK" office:value="240000" calcext:value-type="currency">
            <text:p>240 000,00 Kč</text:p>
          </table:table-cell>
          <table:table-cell table:formula="of:=IF(ISNA(MATCH([.D9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19" calcext:value-type="float">
            <text:p>3419</text:p>
          </table:table-cell>
          <table:table-cell table:formula="of:=LOOKUP([.B918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13" calcext:value-type="float">
            <text:p>5213</text:p>
          </table:table-cell>
          <table:table-cell table:formula="of:=LOOKUP([.D918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" calcext:value-type="currency">
            <text:p>49,00 Kč</text:p>
          </table:table-cell>
          <table:table-cell office:value-type="currency" office:currency="CZK" office:value="49000" calcext:value-type="currency">
            <text:p>49 000,00 Kč</text:p>
          </table:table-cell>
          <table:table-cell table:formula="of:=IF(ISNA(MATCH([.D9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19" calcext:value-type="float">
            <text:p>3419</text:p>
          </table:table-cell>
          <table:table-cell table:formula="of:=LOOKUP([.B919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1" calcext:value-type="float">
            <text:p>5221</text:p>
          </table:table-cell>
          <table:table-cell table:formula="of:=LOOKUP([.D919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69" calcext:value-type="currency">
            <text:p>269,00 Kč</text:p>
          </table:table-cell>
          <table:table-cell office:value-type="currency" office:currency="CZK" office:value="269000" calcext:value-type="currency">
            <text:p>269 000,00 Kč</text:p>
          </table:table-cell>
          <table:table-cell table:formula="of:=IF(ISNA(MATCH([.D9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19" calcext:value-type="float">
            <text:p>3419</text:p>
          </table:table-cell>
          <table:table-cell table:formula="of:=LOOKUP([.B920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2" calcext:value-type="float">
            <text:p>5222</text:p>
          </table:table-cell>
          <table:table-cell table:formula="of:=LOOKUP([.D920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305.6" calcext:value-type="currency">
            <text:p>10 305,60 Kč</text:p>
          </table:table-cell>
          <table:table-cell office:value-type="currency" office:currency="CZK" office:value="8645000" calcext:value-type="currency">
            <text:p>8 645 000,00 Kč</text:p>
          </table:table-cell>
          <table:table-cell table:formula="of:=IF(ISNA(MATCH([.D9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formula="of:=LOOKUP([.B921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92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1" calcext:value-type="currency">
            <text:p>20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  <table:table-cell table:formula="of:=LOOKUP([.B922];[$Paragrafy.A$1:.A$1048576];[$Paragrafy.B$1:.B$1048576])" office:value-type="string" office:string-value="Ostatní zdravotnická zařízení a služby pro zdravotnictví" calcext:value-type="string">
            <text:p>Ostatní zdravotnická zařízení a služby pro zdravotnictví</text:p>
          </table:table-cell>
          <table:table-cell office:value-type="float" office:value="6121" calcext:value-type="float">
            <text:p>6121</text:p>
          </table:table-cell>
          <table:table-cell table:formula="of:=LOOKUP([.D92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500" calcext:value-type="currency">
            <text:p>30 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99" calcext:value-type="float">
            <text:p>4399</text:p>
          </table:table-cell>
          <table:table-cell table:formula="of:=LOOKUP([.B923];[$Paragrafy.A$1:.A$1048576];[$Paragrafy.B$1:.B$1048576])" office:value-type="string" office:string-value="Ostatní záležitosti sociálních věcí a politiky zaměstnanosti" calcext:value-type="string">
            <text:p>Ostatní záležitosti sociálních věcí a politiky zaměstnanosti</text:p>
          </table:table-cell>
          <table:table-cell office:value-type="float" office:value="6121" calcext:value-type="float">
            <text:p>6121</text:p>
          </table:table-cell>
          <table:table-cell table:formula="of:=LOOKUP([.D92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92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6" calcext:value-type="float">
            <text:p>5336</text:p>
          </table:table-cell>
          <table:table-cell table:formula="of:=LOOKUP([.D924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57.7" calcext:value-type="currency">
            <text:p>1 757,70 Kč</text:p>
          </table:table-cell>
          <table:table-cell office:value-type="currency" office:currency="CZK" office:value="1757700" calcext:value-type="currency">
            <text:p>1 757 700,00 Kč</text:p>
          </table:table-cell>
          <table:table-cell table:formula="of:=IF(ISNA(MATCH([.D9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formula="of:=LOOKUP([.B925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429" calcext:value-type="float">
            <text:p>5429</text:p>
          </table:table-cell>
          <table:table-cell table:formula="of:=LOOKUP([.D925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8" calcext:value-type="currency">
            <text:p>8,00 Kč</text:p>
          </table:table-cell>
          <table:table-cell office:value-type="currency" office:currency="CZK" office:value="3620" calcext:value-type="currency">
            <text:p>3 620,00 Kč</text:p>
          </table:table-cell>
          <table:table-cell table:formula="of:=IF(ISNA(MATCH([.D9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formula="of:=LOOKUP([.B926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6121" calcext:value-type="float">
            <text:p>6121</text:p>
          </table:table-cell>
          <table:table-cell table:formula="of:=LOOKUP([.D92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4500" calcext:value-type="currency">
            <text:p>4 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formula="of:=LOOKUP([.B927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1" calcext:value-type="float">
            <text:p>5331</text:p>
          </table:table-cell>
          <table:table-cell table:formula="of:=LOOKUP([.D927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17040" calcext:value-type="currency">
            <text:p>17 040,00 Kč</text:p>
          </table:table-cell>
          <table:table-cell office:value-type="currency" office:currency="CZK" office:value="18012.3" calcext:value-type="currency">
            <text:p>18 012,30 Kč</text:p>
          </table:table-cell>
          <table:table-cell office:value-type="currency" office:currency="CZK" office:value="13272251" calcext:value-type="currency">
            <text:p>13 272 251,00 Kč</text:p>
          </table:table-cell>
          <table:table-cell table:formula="of:=IF(ISNA(MATCH([.D9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formula="of:=LOOKUP([.B928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6" calcext:value-type="float">
            <text:p>5336</text:p>
          </table:table-cell>
          <table:table-cell table:formula="of:=LOOKUP([.D928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1" calcext:value-type="currency">
            <text:p>581,00 Kč</text:p>
          </table:table-cell>
          <table:table-cell office:value-type="currency" office:currency="CZK" office:value="581000" calcext:value-type="currency">
            <text:p>581 000,00 Kč</text:p>
          </table:table-cell>
          <table:table-cell table:formula="of:=IF(ISNA(MATCH([.D9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formula="of:=LOOKUP([.B929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9" calcext:value-type="float">
            <text:p>5139</text:p>
          </table:table-cell>
          <table:table-cell table:formula="of:=LOOKUP([.D92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19.5" calcext:value-type="currency">
            <text:p>19,50 Kč</text:p>
          </table:table-cell>
          <table:table-cell office:value-type="currency" office:currency="CZK" office:value="6655" calcext:value-type="currency">
            <text:p>6 655,00 Kč</text:p>
          </table:table-cell>
          <table:table-cell table:formula="of:=IF(ISNA(MATCH([.D9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formula="of:=LOOKUP([.B930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7" calcext:value-type="float">
            <text:p>5167</text:p>
          </table:table-cell>
          <table:table-cell table:formula="of:=LOOKUP([.D930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table:number-columns-repeated="2" office:value-type="currency" office:currency="CZK" office:value="50" calcext:value-type="currency">
            <text:p>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formula="of:=LOOKUP([.B931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9" calcext:value-type="float">
            <text:p>5169</text:p>
          </table:table-cell>
          <table:table-cell table:formula="of:=LOOKUP([.D93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68000" calcext:value-type="currency">
            <text:p>168 000,00 Kč</text:p>
          </table:table-cell>
          <table:table-cell table:formula="of:=IF(ISNA(MATCH([.D9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formula="of:=LOOKUP([.B932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94" calcext:value-type="float">
            <text:p>5194</text:p>
          </table:table-cell>
          <table:table-cell table:formula="of:=LOOKUP([.D932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.5" calcext:value-type="currency">
            <text:p>5,50 Kč</text:p>
          </table:table-cell>
          <table:table-cell office:value-type="currency" office:currency="CZK" office:value="5490" calcext:value-type="currency">
            <text:p>5 490,00 Kč</text:p>
          </table:table-cell>
          <table:table-cell table:formula="of:=IF(ISNA(MATCH([.D9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formula="of:=LOOKUP([.B933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222" calcext:value-type="float">
            <text:p>5222</text:p>
          </table:table-cell>
          <table:table-cell table:formula="of:=LOOKUP([.D933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formula="of:=IF(ISNA(MATCH([.D9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29" calcext:value-type="float">
            <text:p>4329</text:p>
          </table:table-cell>
          <table:table-cell table:formula="of:=LOOKUP([.B934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36" calcext:value-type="float">
            <text:p>5136</text:p>
          </table:table-cell>
          <table:table-cell table:formula="of:=LOOKUP([.D934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" calcext:value-type="currency">
            <text:p>1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29" calcext:value-type="float">
            <text:p>4329</text:p>
          </table:table-cell>
          <table:table-cell table:formula="of:=LOOKUP([.B935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37" calcext:value-type="float">
            <text:p>5137</text:p>
          </table:table-cell>
          <table:table-cell table:formula="of:=LOOKUP([.D93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0" calcext:value-type="currency">
            <text:p>170,00 Kč</text:p>
          </table:table-cell>
          <table:table-cell office:value-type="currency" office:currency="CZK" office:value="3490" calcext:value-type="currency">
            <text:p>3 490,00 Kč</text:p>
          </table:table-cell>
          <table:table-cell table:formula="of:=IF(ISNA(MATCH([.D9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29" calcext:value-type="float">
            <text:p>4329</text:p>
          </table:table-cell>
          <table:table-cell table:formula="of:=LOOKUP([.B936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2" calcext:value-type="float">
            <text:p>5162</text:p>
          </table:table-cell>
          <table:table-cell table:formula="of:=LOOKUP([.D936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4340.83" calcext:value-type="currency">
            <text:p>4 340,83 Kč</text:p>
          </table:table-cell>
          <table:table-cell table:formula="of:=IF(ISNA(MATCH([.D9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29" calcext:value-type="float">
            <text:p>4329</text:p>
          </table:table-cell>
          <table:table-cell table:formula="of:=LOOKUP([.B937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9" calcext:value-type="float">
            <text:p>5169</text:p>
          </table:table-cell>
          <table:table-cell table:formula="of:=LOOKUP([.D93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110" calcext:value-type="currency">
            <text:p>110,00 Kč</text:p>
          </table:table-cell>
          <table:table-cell office:value-type="currency" office:currency="CZK" office:value="80247.75" calcext:value-type="currency">
            <text:p>80 247,75 Kč</text:p>
          </table:table-cell>
          <table:table-cell table:formula="of:=IF(ISNA(MATCH([.D9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29" calcext:value-type="float">
            <text:p>4329</text:p>
          </table:table-cell>
          <table:table-cell table:formula="of:=LOOKUP([.B938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94" calcext:value-type="float">
            <text:p>5194</text:p>
          </table:table-cell>
          <table:table-cell table:formula="of:=LOOKUP([.D938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17013" calcext:value-type="currency">
            <text:p>17 013,00 Kč</text:p>
          </table:table-cell>
          <table:table-cell table:formula="of:=IF(ISNA(MATCH([.D9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39" calcext:value-type="float">
            <text:p>4339</text:p>
          </table:table-cell>
          <table:table-cell table:formula="of:=LOOKUP([.B939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36" calcext:value-type="float">
            <text:p>5136</text:p>
          </table:table-cell>
          <table:table-cell table:formula="of:=LOOKUP([.D939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39" calcext:value-type="float">
            <text:p>4339</text:p>
          </table:table-cell>
          <table:table-cell table:formula="of:=LOOKUP([.B940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6" calcext:value-type="float">
            <text:p>5166</text:p>
          </table:table-cell>
          <table:table-cell table:formula="of:=LOOKUP([.D94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39" calcext:value-type="float">
            <text:p>4339</text:p>
          </table:table-cell>
          <table:table-cell table:formula="of:=LOOKUP([.B941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941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6" calcext:value-type="currency">
            <text:p>406,00 Kč</text:p>
          </table:table-cell>
          <table:table-cell office:value-type="currency" office:currency="CZK" office:value="8100" calcext:value-type="currency">
            <text:p>8 100,00 Kč</text:p>
          </table:table-cell>
          <table:table-cell table:formula="of:=IF(ISNA(MATCH([.D9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39" calcext:value-type="float">
            <text:p>4339</text:p>
          </table:table-cell>
          <table:table-cell table:formula="of:=LOOKUP([.B942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9" calcext:value-type="float">
            <text:p>5169</text:p>
          </table:table-cell>
          <table:table-cell table:formula="of:=LOOKUP([.D94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0" calcext:value-type="currency">
            <text:p>54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39" calcext:value-type="float">
            <text:p>4339</text:p>
          </table:table-cell>
          <table:table-cell table:formula="of:=LOOKUP([.B943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499" calcext:value-type="float">
            <text:p>5499</text:p>
          </table:table-cell>
          <table:table-cell table:formula="of:=LOOKUP([.D943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2.6" calcext:value-type="currency">
            <text:p>682,6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4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39" calcext:value-type="float">
            <text:p>5139</text:p>
          </table:table-cell>
          <table:table-cell table:formula="of:=LOOKUP([.D94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6.5" calcext:value-type="currency">
            <text:p>16,50 Kč</text:p>
          </table:table-cell>
          <table:table-cell office:value-type="currency" office:currency="CZK" office:value="12267" calcext:value-type="currency">
            <text:p>12 267,00 Kč</text:p>
          </table:table-cell>
          <table:table-cell table:formula="of:=IF(ISNA(MATCH([.D9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5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4" calcext:value-type="float">
            <text:p>5164</text:p>
          </table:table-cell>
          <table:table-cell table:formula="of:=LOOKUP([.D945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6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6" calcext:value-type="float">
            <text:p>5166</text:p>
          </table:table-cell>
          <table:table-cell table:formula="of:=LOOKUP([.D946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60" calcext:value-type="currency">
            <text:p>160,00 Kč</text:p>
          </table:table-cell>
          <table:table-cell office:value-type="currency" office:currency="CZK" office:value="165.9" calcext:value-type="currency">
            <text:p>165,90 Kč</text:p>
          </table:table-cell>
          <table:table-cell office:value-type="currency" office:currency="CZK" office:value="10890" calcext:value-type="currency">
            <text:p>10 890,00 Kč</text:p>
          </table:table-cell>
          <table:table-cell table:formula="of:=IF(ISNA(MATCH([.D9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7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7" calcext:value-type="float">
            <text:p>5167</text:p>
          </table:table-cell>
          <table:table-cell table:formula="of:=LOOKUP([.D947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8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9" calcext:value-type="float">
            <text:p>5169</text:p>
          </table:table-cell>
          <table:table-cell table:formula="of:=LOOKUP([.D94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40" calcext:value-type="currency">
            <text:p>240,00 Kč</text:p>
          </table:table-cell>
          <table:table-cell office:value-type="currency" office:currency="CZK" office:value="676.3" calcext:value-type="currency">
            <text:p>676,30 Kč</text:p>
          </table:table-cell>
          <table:table-cell office:value-type="currency" office:currency="CZK" office:value="322350" calcext:value-type="currency">
            <text:p>322 350,00 Kč</text:p>
          </table:table-cell>
          <table:table-cell table:formula="of:=IF(ISNA(MATCH([.D9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49" calcext:value-type="float">
            <text:p>4349</text:p>
          </table:table-cell>
          <table:table-cell table:formula="of:=LOOKUP([.B949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75" calcext:value-type="float">
            <text:p>5175</text:p>
          </table:table-cell>
          <table:table-cell table:formula="of:=LOOKUP([.D949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3915" calcext:value-type="currency">
            <text:p>3 915,00 Kč</text:p>
          </table:table-cell>
          <table:table-cell table:formula="of:=IF(ISNA(MATCH([.D9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39" calcext:value-type="float">
            <text:p>5139</text:p>
          </table:table-cell>
          <table:table-cell table:formula="of:=LOOKUP([.D95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10139.7" calcext:value-type="currency">
            <text:p>10 139,70 Kč</text:p>
          </table:table-cell>
          <table:table-cell table:formula="of:=IF(ISNA(MATCH([.D9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1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1" calcext:value-type="float">
            <text:p>5151</text:p>
          </table:table-cell>
          <table:table-cell table:formula="of:=LOOKUP([.D951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1.8" calcext:value-type="currency">
            <text:p>131,80 Kč</text:p>
          </table:table-cell>
          <table:table-cell office:value-type="currency" office:currency="CZK" office:value="117726" calcext:value-type="currency">
            <text:p>117 726,00 Kč</text:p>
          </table:table-cell>
          <table:table-cell table:formula="of:=IF(ISNA(MATCH([.D9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2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3" calcext:value-type="float">
            <text:p>5153</text:p>
          </table:table-cell>
          <table:table-cell table:formula="of:=LOOKUP([.D952];[$Polozky.A$1:.A$1048576];[$Polozky.B$1:.B$1048576])" office:value-type="string" office:string-value="Plyn" calcext:value-type="string">
            <text:p>Plyn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114079" calcext:value-type="currency">
            <text:p>114 079,00 Kč</text:p>
          </table:table-cell>
          <table:table-cell table:formula="of:=IF(ISNA(MATCH([.D9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3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54" calcext:value-type="float">
            <text:p>5154</text:p>
          </table:table-cell>
          <table:table-cell table:formula="of:=LOOKUP([.D953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243257.66" calcext:value-type="currency">
            <text:p>243 257,66 Kč</text:p>
          </table:table-cell>
          <table:table-cell table:formula="of:=IF(ISNA(MATCH([.D9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69" calcext:value-type="float">
            <text:p>5169</text:p>
          </table:table-cell>
          <table:table-cell table:formula="of:=LOOKUP([.D95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300" calcext:value-type="currency">
            <text:p>2 300,00 Kč</text:p>
          </table:table-cell>
          <table:table-cell office:value-type="currency" office:currency="CZK" office:value="1448.2" calcext:value-type="currency">
            <text:p>1 448,20 Kč</text:p>
          </table:table-cell>
          <table:table-cell office:value-type="currency" office:currency="CZK" office:value="1277423.25" calcext:value-type="currency">
            <text:p>1 277 423,25 Kč</text:p>
          </table:table-cell>
          <table:table-cell table:formula="of:=IF(ISNA(MATCH([.D9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171" calcext:value-type="float">
            <text:p>5171</text:p>
          </table:table-cell>
          <table:table-cell table:formula="of:=LOOKUP([.D955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1700" calcext:value-type="currency">
            <text:p>1 700,00 Kč</text:p>
          </table:table-cell>
          <table:table-cell office:value-type="currency" office:currency="CZK" office:value="67047.5" calcext:value-type="currency">
            <text:p>67 047,50 Kč</text:p>
          </table:table-cell>
          <table:table-cell table:formula="of:=IF(ISNA(MATCH([.D9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1" calcext:value-type="float">
            <text:p>5221</text:p>
          </table:table-cell>
          <table:table-cell table:formula="of:=LOOKUP([.D956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66" calcext:value-type="currency">
            <text:p>1 366,00 Kč</text:p>
          </table:table-cell>
          <table:table-cell office:value-type="currency" office:currency="CZK" office:value="1366000" calcext:value-type="currency">
            <text:p>1 366 000,00 Kč</text:p>
          </table:table-cell>
          <table:table-cell table:formula="of:=IF(ISNA(MATCH([.D9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2" calcext:value-type="float">
            <text:p>5222</text:p>
          </table:table-cell>
          <table:table-cell table:formula="of:=LOOKUP([.D957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333" calcext:value-type="currency">
            <text:p>333,00 Kč</text:p>
          </table:table-cell>
          <table:table-cell office:value-type="currency" office:currency="CZK" office:value="233000" calcext:value-type="currency">
            <text:p>233 000,00 Kč</text:p>
          </table:table-cell>
          <table:table-cell table:formula="of:=IF(ISNA(MATCH([.D9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8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3" calcext:value-type="float">
            <text:p>5223</text:p>
          </table:table-cell>
          <table:table-cell table:formula="of:=LOOKUP([.D958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" calcext:value-type="currency">
            <text:p>291,00 Kč</text:p>
          </table:table-cell>
          <table:table-cell office:value-type="currency" office:currency="CZK" office:value="291000" calcext:value-type="currency">
            <text:p>291 000,00 Kč</text:p>
          </table:table-cell>
          <table:table-cell table:formula="of:=IF(ISNA(MATCH([.D9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59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1" calcext:value-type="float">
            <text:p>5331</text:p>
          </table:table-cell>
          <table:table-cell table:formula="of:=LOOKUP([.D959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5705" calcext:value-type="currency">
            <text:p>55 705,00 Kč</text:p>
          </table:table-cell>
          <table:table-cell office:value-type="currency" office:currency="CZK" office:value="59607.6" calcext:value-type="currency">
            <text:p>59 607,60 Kč</text:p>
          </table:table-cell>
          <table:table-cell office:value-type="currency" office:currency="CZK" office:value="45681341.68" calcext:value-type="currency">
            <text:p>45 681 341,68 Kč</text:p>
          </table:table-cell>
          <table:table-cell table:formula="of:=IF(ISNA(MATCH([.D9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6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6" calcext:value-type="float">
            <text:p>5336</text:p>
          </table:table-cell>
          <table:table-cell table:formula="of:=LOOKUP([.D960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81" calcext:value-type="currency">
            <text:p>6 881,00 Kč</text:p>
          </table:table-cell>
          <table:table-cell office:value-type="currency" office:currency="CZK" office:value="6881000" calcext:value-type="currency">
            <text:p>6 881 000,00 Kč</text:p>
          </table:table-cell>
          <table:table-cell table:formula="of:=IF(ISNA(MATCH([.D9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61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9" calcext:value-type="float">
            <text:p>5339</text:p>
          </table:table-cell>
          <table:table-cell table:formula="of:=LOOKUP([.D961];[$Polozky.A$1:.A$1048576];[$Polozky.B$1:.B$1048576])" office:value-type="string" office:string-value="Neinvestiční transfery cizím příspěvkovým organizacím" calcext:value-type="string">
            <text:p>Neinvestiční transfery cizí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formula="of:=IF(ISNA(MATCH([.D9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62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96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020" calcext:value-type="currency">
            <text:p>3 020,00 Kč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963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3" calcext:value-type="float">
            <text:p>6123</text:p>
          </table:table-cell>
          <table:table-cell table:formula="of:=LOOKUP([.D963];[$Polozky.A$1:.A$1048576];[$Polozky.B$1:.B$1048576])" office:value-type="string" office:string-value="Dopravní prostředky" calcext:value-type="string">
            <text:p>Dopravní prostředky</text:p>
          </table:table-cell>
          <table:table-cell table:number-columns-repeated="2" office:value-type="currency" office:currency="CZK" office:value="480" calcext:value-type="currency">
            <text:p>48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78" calcext:value-type="float">
            <text:p>4378</text:p>
          </table:table-cell>
          <table:table-cell table:formula="of:=LOOKUP([.B964];[$Paragrafy.A$1:.A$1048576];[$Paragrafy.B$1:.B$1048576])" office:value-type="string" office:string-value="Terénní programy" calcext:value-type="string">
            <text:p>Terénní programy</text:p>
          </table:table-cell>
          <table:table-cell office:value-type="float" office:value="5169" calcext:value-type="float">
            <text:p>5169</text:p>
          </table:table-cell>
          <table:table-cell table:formula="of:=LOOKUP([.D96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80" calcext:value-type="currency">
            <text:p>480,00 Kč</text:p>
          </table:table-cell>
          <table:table-cell office:value-type="currency" office:currency="CZK" office:value="239771.29" calcext:value-type="currency">
            <text:p>239 771,29 Kč</text:p>
          </table:table-cell>
          <table:table-cell table:formula="of:=IF(ISNA(MATCH([.D9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96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96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966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1" calcext:value-type="float">
            <text:p>5901</text:p>
          </table:table-cell>
          <table:table-cell table:formula="of:=LOOKUP([.D966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288" calcext:value-type="currency">
            <text:p>6 288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2" calcext:value-type="float">
            <text:p>3322</text:p>
          </table:table-cell>
          <table:table-cell table:formula="of:=LOOKUP([.B967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96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501" calcext:value-type="currency">
            <text:p>3 50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68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7" calcext:value-type="float">
            <text:p>5137</text:p>
          </table:table-cell>
          <table:table-cell table:formula="of:=LOOKUP([.D96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77.6" calcext:value-type="currency">
            <text:p>77,6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69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96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80" calcext:value-type="currency">
            <text:p>180,00 Kč</text:p>
          </table:table-cell>
          <table:table-cell office:value-type="currency" office:currency="CZK" office:value="380" calcext:value-type="currency">
            <text:p>38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70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4" calcext:value-type="float">
            <text:p>5164</text:p>
          </table:table-cell>
          <table:table-cell table:formula="of:=LOOKUP([.D970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.4" calcext:value-type="currency">
            <text:p>2,40 Kč</text:p>
          </table:table-cell>
          <table:table-cell office:value-type="currency" office:currency="CZK" office:value="2390" calcext:value-type="currency">
            <text:p>2 390,00 Kč</text:p>
          </table:table-cell>
          <table:table-cell table:formula="of:=IF(ISNA(MATCH([.D9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71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6" calcext:value-type="float">
            <text:p>5166</text:p>
          </table:table-cell>
          <table:table-cell table:formula="of:=LOOKUP([.D97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65428" calcext:value-type="currency">
            <text:p>65 428,00 Kč</text:p>
          </table:table-cell>
          <table:table-cell table:formula="of:=IF(ISNA(MATCH([.D9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72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97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30" calcext:value-type="currency">
            <text:p>430,00 Kč</text:p>
          </table:table-cell>
          <table:table-cell office:value-type="currency" office:currency="CZK" office:value="1653" calcext:value-type="currency">
            <text:p>1 653,00 Kč</text:p>
          </table:table-cell>
          <table:table-cell office:value-type="currency" office:currency="CZK" office:value="472358.79" calcext:value-type="currency">
            <text:p>472 358,79 Kč</text:p>
          </table:table-cell>
          <table:table-cell table:formula="of:=IF(ISNA(MATCH([.D9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73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973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97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974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7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356" calcext:value-type="float">
            <text:p>6356</text:p>
          </table:table-cell>
          <table:table-cell table:formula="of:=LOOKUP([.D975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2000000" calcext:value-type="currency">
            <text:p>2 000 000,00 Kč</text:p>
          </table:table-cell>
          <table:table-cell table:formula="of:=IF(ISNA(MATCH([.D9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76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041" calcext:value-type="float">
            <text:p>5041</text:p>
          </table:table-cell>
          <table:table-cell table:formula="of:=LOOKUP([.D976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160" calcext:value-type="currency">
            <text:p>1 160,00 Kč</text:p>
          </table:table-cell>
          <table:table-cell office:value-type="currency" office:currency="CZK" office:value="963229.54" calcext:value-type="currency">
            <text:p>963 229,54 Kč</text:p>
          </table:table-cell>
          <table:table-cell table:formula="of:=IF(ISNA(MATCH([.D9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77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7" calcext:value-type="float">
            <text:p>5137</text:p>
          </table:table-cell>
          <table:table-cell table:formula="of:=LOOKUP([.D97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34585" calcext:value-type="currency">
            <text:p>34 585,00 Kč</text:p>
          </table:table-cell>
          <table:table-cell table:formula="of:=IF(ISNA(MATCH([.D9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7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9" calcext:value-type="float">
            <text:p>5139</text:p>
          </table:table-cell>
          <table:table-cell table:formula="of:=LOOKUP([.D97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45" calcext:value-type="currency">
            <text:p>45,00 Kč</text:p>
          </table:table-cell>
          <table:table-cell office:value-type="currency" office:currency="CZK" office:value="30680.8" calcext:value-type="currency">
            <text:p>30 680,80 Kč</text:p>
          </table:table-cell>
          <table:table-cell table:formula="of:=IF(ISNA(MATCH([.D9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7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1" calcext:value-type="float">
            <text:p>5151</text:p>
          </table:table-cell>
          <table:table-cell table:formula="of:=LOOKUP([.D979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1" calcext:value-type="currency">
            <text:p>2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8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4" calcext:value-type="float">
            <text:p>5154</text:p>
          </table:table-cell>
          <table:table-cell table:formula="of:=LOOKUP([.D980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8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69" calcext:value-type="float">
            <text:p>5169</text:p>
          </table:table-cell>
          <table:table-cell table:formula="of:=LOOKUP([.D981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40" calcext:value-type="currency">
            <text:p>540,00 Kč</text:p>
          </table:table-cell>
          <table:table-cell office:value-type="currency" office:currency="CZK" office:value="531" calcext:value-type="currency">
            <text:p>531,00 Kč</text:p>
          </table:table-cell>
          <table:table-cell office:value-type="currency" office:currency="CZK" office:value="200483" calcext:value-type="currency">
            <text:p>200 483,00 Kč</text:p>
          </table:table-cell>
          <table:table-cell table:formula="of:=IF(ISNA(MATCH([.D9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82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1" calcext:value-type="float">
            <text:p>5171</text:p>
          </table:table-cell>
          <table:table-cell table:formula="of:=LOOKUP([.D982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80" calcext:value-type="currency">
            <text:p>80,00 Kč</text:p>
          </table:table-cell>
          <table:table-cell office:value-type="currency" office:currency="CZK" office:value="7215.6" calcext:value-type="currency">
            <text:p>7 215,60 Kč</text:p>
          </table:table-cell>
          <table:table-cell table:formula="of:=IF(ISNA(MATCH([.D9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83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5" calcext:value-type="float">
            <text:p>5175</text:p>
          </table:table-cell>
          <table:table-cell table:formula="of:=LOOKUP([.D983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5637" calcext:value-type="currency">
            <text:p>5 637,00 Kč</text:p>
          </table:table-cell>
          <table:table-cell table:formula="of:=IF(ISNA(MATCH([.D9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1" calcext:value-type="float">
            <text:p>3311</text:p>
          </table:table-cell>
          <table:table-cell table:formula="of:=LOOKUP([.B984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94" calcext:value-type="float">
            <text:p>5194</text:p>
          </table:table-cell>
          <table:table-cell table:formula="of:=LOOKUP([.D984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2" calcext:value-type="currency">
            <text:p>2,00 Kč</text:p>
          </table:table-cell>
          <table:table-cell office:value-type="currency" office:currency="CZK" office:value="6" calcext:value-type="currency">
            <text:p>6,00 Kč</text:p>
          </table:table-cell>
          <table:table-cell office:value-type="currency" office:currency="CZK" office:value="4733" calcext:value-type="currency">
            <text:p>4 733,00 Kč</text:p>
          </table:table-cell>
          <table:table-cell table:formula="of:=IF(ISNA(MATCH([.D9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85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041" calcext:value-type="float">
            <text:p>5041</text:p>
          </table:table-cell>
          <table:table-cell table:formula="of:=LOOKUP([.D985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20334" calcext:value-type="currency">
            <text:p>20 334,00 Kč</text:p>
          </table:table-cell>
          <table:table-cell table:formula="of:=IF(ISNA(MATCH([.D9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86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9" calcext:value-type="float">
            <text:p>5139</text:p>
          </table:table-cell>
          <table:table-cell table:formula="of:=LOOKUP([.D98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10" calcext:value-type="currency">
            <text:p>110,00 Kč</text:p>
          </table:table-cell>
          <table:table-cell office:value-type="currency" office:currency="CZK" office:value="90" calcext:value-type="currency">
            <text:p>90,00 Kč</text:p>
          </table:table-cell>
          <table:table-cell office:value-type="currency" office:currency="CZK" office:value="66810" calcext:value-type="currency">
            <text:p>66 810,00 Kč</text:p>
          </table:table-cell>
          <table:table-cell table:formula="of:=IF(ISNA(MATCH([.D9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87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69" calcext:value-type="float">
            <text:p>5169</text:p>
          </table:table-cell>
          <table:table-cell table:formula="of:=LOOKUP([.D98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75" calcext:value-type="currency">
            <text:p>175,00 Kč</text:p>
          </table:table-cell>
          <table:table-cell office:value-type="currency" office:currency="CZK" office:value="237.2" calcext:value-type="currency">
            <text:p>237,20 Kč</text:p>
          </table:table-cell>
          <table:table-cell office:value-type="currency" office:currency="CZK" office:value="176410.78" calcext:value-type="currency">
            <text:p>176 410,78 Kč</text:p>
          </table:table-cell>
          <table:table-cell table:formula="of:=IF(ISNA(MATCH([.D9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88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75" calcext:value-type="float">
            <text:p>5175</text:p>
          </table:table-cell>
          <table:table-cell table:formula="of:=LOOKUP([.D988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45" calcext:value-type="currency">
            <text:p>45,00 Kč</text:p>
          </table:table-cell>
          <table:table-cell office:value-type="currency" office:currency="CZK" office:value="21595.2" calcext:value-type="currency">
            <text:p>21 595,20 Kč</text:p>
          </table:table-cell>
          <table:table-cell table:formula="of:=IF(ISNA(MATCH([.D9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89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94" calcext:value-type="float">
            <text:p>5194</text:p>
          </table:table-cell>
          <table:table-cell table:formula="of:=LOOKUP([.D989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18171" calcext:value-type="currency">
            <text:p>18 171,00 Kč</text:p>
          </table:table-cell>
          <table:table-cell table:formula="of:=IF(ISNA(MATCH([.D9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7" calcext:value-type="float">
            <text:p>3317</text:p>
          </table:table-cell>
          <table:table-cell table:formula="of:=LOOKUP([.B990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6122" calcext:value-type="float">
            <text:p>6122</text:p>
          </table:table-cell>
          <table:table-cell table:formula="of:=LOOKUP([.D990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041" calcext:value-type="float">
            <text:p>5041</text:p>
          </table:table-cell>
          <table:table-cell table:formula="of:=LOOKUP([.D991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1660" calcext:value-type="currency">
            <text:p>1 660,00 Kč</text:p>
          </table:table-cell>
          <table:table-cell office:value-type="currency" office:currency="CZK" office:value="696902.55" calcext:value-type="currency">
            <text:p>696 902,55 Kč</text:p>
          </table:table-cell>
          <table:table-cell table:formula="of:=IF(ISNA(MATCH([.D9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3" calcext:value-type="float">
            <text:p>5133</text:p>
          </table:table-cell>
          <table:table-cell table:formula="of:=LOOKUP([.D992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6" calcext:value-type="float">
            <text:p>5136</text:p>
          </table:table-cell>
          <table:table-cell table:formula="of:=LOOKUP([.D993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" calcext:value-type="currency">
            <text:p>3,00 Kč</text:p>
          </table:table-cell>
          <table:table-cell office:value-type="currency" office:currency="CZK" office:value="2398" calcext:value-type="currency">
            <text:p>2 398,00 Kč</text:p>
          </table:table-cell>
          <table:table-cell table:formula="of:=IF(ISNA(MATCH([.D9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99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129250" calcext:value-type="currency">
            <text:p>129 250,00 Kč</text:p>
          </table:table-cell>
          <table:table-cell table:formula="of:=IF(ISNA(MATCH([.D9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9" calcext:value-type="float">
            <text:p>5139</text:p>
          </table:table-cell>
          <table:table-cell table:formula="of:=LOOKUP([.D99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310" calcext:value-type="currency">
            <text:p>310,00 Kč</text:p>
          </table:table-cell>
          <table:table-cell office:value-type="currency" office:currency="CZK" office:value="907" calcext:value-type="currency">
            <text:p>907,00 Kč</text:p>
          </table:table-cell>
          <table:table-cell office:value-type="currency" office:currency="CZK" office:value="335368.82" calcext:value-type="currency">
            <text:p>335 368,82 Kč</text:p>
          </table:table-cell>
          <table:table-cell table:formula="of:=IF(ISNA(MATCH([.D9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4" calcext:value-type="float">
            <text:p>5154</text:p>
          </table:table-cell>
          <table:table-cell table:formula="of:=LOOKUP([.D996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10883.98" calcext:value-type="currency">
            <text:p>10 883,98 Kč</text:p>
          </table:table-cell>
          <table:table-cell table:formula="of:=IF(ISNA(MATCH([.D9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6" calcext:value-type="float">
            <text:p>5156</text:p>
          </table:table-cell>
          <table:table-cell table:formula="of:=LOOKUP([.D997];[$Polozky.A$1:.A$1048576];[$Polozky.B$1:.B$1048576])" office:value-type="string" office:string-value="Pohonné hmoty a maziva" calcext:value-type="string">
            <text:p>Pohonné hmoty a maziva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1" calcext:value-type="float">
            <text:p>5161</text:p>
          </table:table-cell>
          <table:table-cell table:formula="of:=LOOKUP([.D998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9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99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3" calcext:value-type="float">
            <text:p>5163</text:p>
          </table:table-cell>
          <table:table-cell table:formula="of:=LOOKUP([.D999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7438" calcext:value-type="currency">
            <text:p>7 438,00 Kč</text:p>
          </table:table-cell>
          <table:table-cell table:formula="of:=IF(ISNA(MATCH([.D9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4" calcext:value-type="float">
            <text:p>5164</text:p>
          </table:table-cell>
          <table:table-cell table:formula="of:=LOOKUP([.D1000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204" calcext:value-type="currency">
            <text:p>204,00 Kč</text:p>
          </table:table-cell>
          <table:table-cell office:value-type="currency" office:currency="CZK" office:value="1804" calcext:value-type="currency">
            <text:p>1 804,00 Kč</text:p>
          </table:table-cell>
          <table:table-cell office:value-type="currency" office:currency="CZK" office:value="261879" calcext:value-type="currency">
            <text:p>261 879,00 Kč</text:p>
          </table:table-cell>
          <table:table-cell table:formula="of:=IF(ISNA(MATCH([.D10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6" calcext:value-type="float">
            <text:p>5166</text:p>
          </table:table-cell>
          <table:table-cell table:formula="of:=LOOKUP([.D100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20267.5" calcext:value-type="currency">
            <text:p>20 267,50 Kč</text:p>
          </table:table-cell>
          <table:table-cell table:formula="of:=IF(ISNA(MATCH([.D10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100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418" calcext:value-type="currency">
            <text:p>1 418,00 Kč</text:p>
          </table:table-cell>
          <table:table-cell office:value-type="currency" office:currency="CZK" office:value="2573" calcext:value-type="currency">
            <text:p>2 573,00 Kč</text:p>
          </table:table-cell>
          <table:table-cell office:value-type="currency" office:currency="CZK" office:value="1444008.44" calcext:value-type="currency">
            <text:p>1 444 008,44 Kč</text:p>
          </table:table-cell>
          <table:table-cell table:formula="of:=IF(ISNA(MATCH([.D10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1" calcext:value-type="float">
            <text:p>5171</text:p>
          </table:table-cell>
          <table:table-cell table:formula="of:=LOOKUP([.D100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0" calcext:value-type="currency">
            <text:p>40,00 Kč</text:p>
          </table:table-cell>
          <table:table-cell office:value-type="currency" office:currency="CZK" office:value="410" calcext:value-type="currency">
            <text:p>410,00 Kč</text:p>
          </table:table-cell>
          <table:table-cell office:value-type="currency" office:currency="CZK" office:value="358457.45" calcext:value-type="currency">
            <text:p>358 457,45 Kč</text:p>
          </table:table-cell>
          <table:table-cell table:formula="of:=IF(ISNA(MATCH([.D10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5" calcext:value-type="float">
            <text:p>5175</text:p>
          </table:table-cell>
          <table:table-cell table:formula="of:=LOOKUP([.D1004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64" calcext:value-type="currency">
            <text:p>64,00 Kč</text:p>
          </table:table-cell>
          <table:table-cell office:value-type="currency" office:currency="CZK" office:value="32632.98" calcext:value-type="currency">
            <text:p>32 632,98 Kč</text:p>
          </table:table-cell>
          <table:table-cell table:formula="of:=IF(ISNA(MATCH([.D10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94" calcext:value-type="float">
            <text:p>5194</text:p>
          </table:table-cell>
          <table:table-cell table:formula="of:=LOOKUP([.D1005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60" calcext:value-type="currency">
            <text:p>160,00 Kč</text:p>
          </table:table-cell>
          <table:table-cell office:value-type="currency" office:currency="CZK" office:value="370" calcext:value-type="currency">
            <text:p>370,00 Kč</text:p>
          </table:table-cell>
          <table:table-cell office:value-type="currency" office:currency="CZK" office:value="298322.6" calcext:value-type="currency">
            <text:p>298 322,60 Kč</text:p>
          </table:table-cell>
          <table:table-cell table:formula="of:=IF(ISNA(MATCH([.D10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122" calcext:value-type="float">
            <text:p>6122</text:p>
          </table:table-cell>
          <table:table-cell table:formula="of:=LOOKUP([.D1006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910" calcext:value-type="currency">
            <text:p>8 910,00 Kč</text:p>
          </table:table-cell>
          <table:table-cell office:value-type="currency" office:currency="CZK" office:value="143354" calcext:value-type="currency">
            <text:p>143 354,00 Kč</text:p>
          </table:table-cell>
          <table:table-cell table:formula="of:=IF(ISNA(MATCH([.D10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123" calcext:value-type="float">
            <text:p>6123</text:p>
          </table:table-cell>
          <table:table-cell table:formula="of:=LOOKUP([.D1007];[$Polozky.A$1:.A$1048576];[$Polozky.B$1:.B$1048576])" office:value-type="string" office:string-value="Dopravní prostředky" calcext:value-type="string">
            <text:p>Dopravní prostředk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0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127" calcext:value-type="float">
            <text:p>6127</text:p>
          </table:table-cell>
          <table:table-cell table:formula="of:=LOOKUP([.D1008];[$Polozky.A$1:.A$1048576];[$Polozky.B$1:.B$1048576])" office:value-type="string" office:string-value="Kulturní předměty" calcext:value-type="string">
            <text:p>Kulturní předmět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" calcext:value-type="currency">
            <text:p>15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formula="of:=IF(ISNA(MATCH([.D10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2" calcext:value-type="float">
            <text:p>3322</text:p>
          </table:table-cell>
          <table:table-cell table:formula="of:=LOOKUP([.B1009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37" calcext:value-type="float">
            <text:p>5137</text:p>
          </table:table-cell>
          <table:table-cell table:formula="of:=LOOKUP([.D1009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2" calcext:value-type="float">
            <text:p>3322</text:p>
          </table:table-cell>
          <table:table-cell table:formula="of:=LOOKUP([.B1010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69" calcext:value-type="float">
            <text:p>5169</text:p>
          </table:table-cell>
          <table:table-cell table:formula="of:=LOOKUP([.D1010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38354.4" calcext:value-type="currency">
            <text:p>138 354,40 Kč</text:p>
          </table:table-cell>
          <table:table-cell table:formula="of:=IF(ISNA(MATCH([.D10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2" calcext:value-type="float">
            <text:p>3322</text:p>
          </table:table-cell>
          <table:table-cell table:formula="of:=LOOKUP([.B1011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71" calcext:value-type="float">
            <text:p>5171</text:p>
          </table:table-cell>
          <table:table-cell table:formula="of:=LOOKUP([.D1011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250" calcext:value-type="currency">
            <text:p>25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6" calcext:value-type="float">
            <text:p>3326</text:p>
          </table:table-cell>
          <table:table-cell table:formula="of:=LOOKUP([.B1012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37" calcext:value-type="float">
            <text:p>5137</text:p>
          </table:table-cell>
          <table:table-cell table:formula="of:=LOOKUP([.D1012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25652" calcext:value-type="currency">
            <text:p>25 652,00 Kč</text:p>
          </table:table-cell>
          <table:table-cell table:formula="of:=IF(ISNA(MATCH([.D10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6" calcext:value-type="float">
            <text:p>3326</text:p>
          </table:table-cell>
          <table:table-cell table:formula="of:=LOOKUP([.B1013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9" calcext:value-type="float">
            <text:p>5169</text:p>
          </table:table-cell>
          <table:table-cell table:formula="of:=LOOKUP([.D101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60" calcext:value-type="currency">
            <text:p>460,00 Kč</text:p>
          </table:table-cell>
          <table:table-cell office:value-type="currency" office:currency="CZK" office:value="206820.2" calcext:value-type="currency">
            <text:p>206 820,20 Kč</text:p>
          </table:table-cell>
          <table:table-cell table:formula="of:=IF(ISNA(MATCH([.D10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6" calcext:value-type="float">
            <text:p>3326</text:p>
          </table:table-cell>
          <table:table-cell table:formula="of:=LOOKUP([.B1014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71" calcext:value-type="float">
            <text:p>5171</text:p>
          </table:table-cell>
          <table:table-cell table:formula="of:=LOOKUP([.D1014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2.4" calcext:value-type="currency">
            <text:p>232,40 Kč</text:p>
          </table:table-cell>
          <table:table-cell office:value-type="currency" office:currency="CZK" office:value="2070" calcext:value-type="currency">
            <text:p>2 070,00 Kč</text:p>
          </table:table-cell>
          <table:table-cell table:formula="of:=IF(ISNA(MATCH([.D10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6" calcext:value-type="float">
            <text:p>3326</text:p>
          </table:table-cell>
          <table:table-cell table:formula="of:=LOOKUP([.B1015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1" calcext:value-type="float">
            <text:p>6121</text:p>
          </table:table-cell>
          <table:table-cell table:formula="of:=LOOKUP([.D101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20" calcext:value-type="currency">
            <text:p>320,00 Kč</text:p>
          </table:table-cell>
          <table:table-cell office:value-type="currency" office:currency="CZK" office:value="700" calcext:value-type="currency">
            <text:p>700,00 Kč</text:p>
          </table:table-cell>
          <table:table-cell office:value-type="currency" office:currency="CZK" office:value="72535.96" calcext:value-type="currency">
            <text:p>72 535,96 Kč</text:p>
          </table:table-cell>
          <table:table-cell table:formula="of:=IF(ISNA(MATCH([.D10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49" calcext:value-type="float">
            <text:p>3349</text:p>
          </table:table-cell>
          <table:table-cell table:formula="of:=LOOKUP([.B1016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01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400" calcext:value-type="currency">
            <text:p>3 400,00 Kč</text:p>
          </table:table-cell>
          <table:table-cell office:value-type="currency" office:currency="CZK" office:value="1709315.83" calcext:value-type="currency">
            <text:p>1 709 315,83 Kč</text:p>
          </table:table-cell>
          <table:table-cell table:formula="of:=IF(ISNA(MATCH([.D10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17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041" calcext:value-type="float">
            <text:p>5041</text:p>
          </table:table-cell>
          <table:table-cell table:formula="of:=LOOKUP([.D1017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300" calcext:value-type="currency">
            <text:p>1 300,00 Kč</text:p>
          </table:table-cell>
          <table:table-cell office:value-type="currency" office:currency="CZK" office:value="698215.45" calcext:value-type="currency">
            <text:p>698 215,45 Kč</text:p>
          </table:table-cell>
          <table:table-cell table:formula="of:=IF(ISNA(MATCH([.D10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18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7" calcext:value-type="float">
            <text:p>5137</text:p>
          </table:table-cell>
          <table:table-cell table:formula="of:=LOOKUP([.D101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8349" calcext:value-type="currency">
            <text:p>8 349,00 Kč</text:p>
          </table:table-cell>
          <table:table-cell table:formula="of:=IF(ISNA(MATCH([.D10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19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9" calcext:value-type="float">
            <text:p>5139</text:p>
          </table:table-cell>
          <table:table-cell table:formula="of:=LOOKUP([.D101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17879.9" calcext:value-type="currency">
            <text:p>17 879,90 Kč</text:p>
          </table:table-cell>
          <table:table-cell table:formula="of:=IF(ISNA(MATCH([.D10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20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9" calcext:value-type="float">
            <text:p>5169</text:p>
          </table:table-cell>
          <table:table-cell table:formula="of:=LOOKUP([.D1020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25" calcext:value-type="currency">
            <text:p>525,00 Kč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318291.25" calcext:value-type="currency">
            <text:p>318 291,25 Kč</text:p>
          </table:table-cell>
          <table:table-cell table:formula="of:=IF(ISNA(MATCH([.D10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21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1" calcext:value-type="float">
            <text:p>5171</text:p>
          </table:table-cell>
          <table:table-cell table:formula="of:=LOOKUP([.D1021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5" calcext:value-type="currency">
            <text:p>75,00 Kč</text:p>
          </table:table-cell>
          <table:table-cell office:value-type="currency" office:currency="CZK" office:value="66500" calcext:value-type="currency">
            <text:p>66 500,00 Kč</text:p>
          </table:table-cell>
          <table:table-cell table:formula="of:=IF(ISNA(MATCH([.D10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2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5" calcext:value-type="float">
            <text:p>5175</text:p>
          </table:table-cell>
          <table:table-cell table:formula="of:=LOOKUP([.D1022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6633" calcext:value-type="currency">
            <text:p>6 633,00 Kč</text:p>
          </table:table-cell>
          <table:table-cell table:formula="of:=IF(ISNA(MATCH([.D10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2" calcext:value-type="float">
            <text:p>3392</text:p>
          </table:table-cell>
          <table:table-cell table:formula="of:=LOOKUP([.B1023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82" calcext:value-type="float">
            <text:p>5182</text:p>
          </table:table-cell>
          <table:table-cell table:formula="of:=LOOKUP([.D1023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89786" calcext:value-type="currency">
            <text:p>89 786,00 Kč</text:p>
          </table:table-cell>
          <table:table-cell table:formula="of:=IF(ISNA(MATCH([.D10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2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041" calcext:value-type="float">
            <text:p>5041</text:p>
          </table:table-cell>
          <table:table-cell table:formula="of:=LOOKUP([.D1024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40" calcext:value-type="currency">
            <text:p>40,00 Kč</text:p>
          </table:table-cell>
          <table:table-cell office:value-type="currency" office:currency="CZK" office:value="6300" calcext:value-type="currency">
            <text:p>6 300,00 Kč</text:p>
          </table:table-cell>
          <table:table-cell table:formula="of:=IF(ISNA(MATCH([.D10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25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102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20" calcext:value-type="currency">
            <text:p>120,00 Kč</text:p>
          </table:table-cell>
          <table:table-cell office:value-type="currency" office:currency="CZK" office:value="24627.7" calcext:value-type="currency">
            <text:p>24 627,70 Kč</text:p>
          </table:table-cell>
          <table:table-cell table:formula="of:=IF(ISNA(MATCH([.D10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26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02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1" calcext:value-type="currency">
            <text:p>61,00 Kč</text:p>
          </table:table-cell>
          <table:table-cell office:value-type="currency" office:currency="CZK" office:value="9077.6" calcext:value-type="currency">
            <text:p>9 077,60 Kč</text:p>
          </table:table-cell>
          <table:table-cell table:formula="of:=IF(ISNA(MATCH([.D10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27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1027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4713.3" calcext:value-type="currency">
            <text:p>4 713,30 Kč</text:p>
          </table:table-cell>
          <table:table-cell table:formula="of:=IF(ISNA(MATCH([.D10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28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1028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48160" calcext:value-type="currency">
            <text:p>48 160,00 Kč</text:p>
          </table:table-cell>
          <table:table-cell table:formula="of:=IF(ISNA(MATCH([.D10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2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041" calcext:value-type="float">
            <text:p>5041</text:p>
          </table:table-cell>
          <table:table-cell table:formula="of:=LOOKUP([.D1029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27" calcext:value-type="currency">
            <text:p>27,00 Kč</text:p>
          </table:table-cell>
          <table:table-cell office:value-type="currency" office:currency="CZK" office:value="21000" calcext:value-type="currency">
            <text:p>21 000,00 Kč</text:p>
          </table:table-cell>
          <table:table-cell table:formula="of:=IF(ISNA(MATCH([.D10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103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5951" calcext:value-type="currency">
            <text:p>5 951,00 Kč</text:p>
          </table:table-cell>
          <table:table-cell table:formula="of:=IF(ISNA(MATCH([.D10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4" calcext:value-type="float">
            <text:p>5164</text:p>
          </table:table-cell>
          <table:table-cell table:formula="of:=LOOKUP([.D1031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2" calcext:value-type="currency">
            <text:p>2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2500" calcext:value-type="currency">
            <text:p>2 500,00 Kč</text:p>
          </table:table-cell>
          <table:table-cell table:formula="of:=IF(ISNA(MATCH([.D10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103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61" calcext:value-type="currency">
            <text:p>261,00 Kč</text:p>
          </table:table-cell>
          <table:table-cell office:value-type="currency" office:currency="CZK" office:value="203" calcext:value-type="currency">
            <text:p>203,00 Kč</text:p>
          </table:table-cell>
          <table:table-cell office:value-type="currency" office:currency="CZK" office:value="115687.5" calcext:value-type="currency">
            <text:p>115 687,50 Kč</text:p>
          </table:table-cell>
          <table:table-cell table:formula="of:=IF(ISNA(MATCH([.D10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5" calcext:value-type="float">
            <text:p>5175</text:p>
          </table:table-cell>
          <table:table-cell table:formula="of:=LOOKUP([.D1033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18350" calcext:value-type="currency">
            <text:p>18 350,00 Kč</text:p>
          </table:table-cell>
          <table:table-cell table:formula="of:=IF(ISNA(MATCH([.D10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94" calcext:value-type="float">
            <text:p>5194</text:p>
          </table:table-cell>
          <table:table-cell table:formula="of:=LOOKUP([.D1034];[$Polozky.A$1:.A$1048576];[$Polozky.B$1:.B$1048576])" office:value-type="string" office:string-value="Věcné dary" calcext:value-type="string">
            <text:p>Věcné dary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180" calcext:value-type="currency">
            <text:p>180,00 Kč</text:p>
          </table:table-cell>
          <table:table-cell office:value-type="currency" office:currency="CZK" office:value="101475" calcext:value-type="currency">
            <text:p>101 475,00 Kč</text:p>
          </table:table-cell>
          <table:table-cell table:formula="of:=IF(ISNA(MATCH([.D10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12" calcext:value-type="float">
            <text:p>5212</text:p>
          </table:table-cell>
          <table:table-cell table:formula="of:=LOOKUP([.D1035];[$Polozky.A$1:.A$1048576];[$Polozky.B$1:.B$1048576])" office:value-type="string" office:string-value="Neinvestiční transfery nefinančním podnikatelským subjektům-fyzickým osobám" calcext:value-type="string">
            <text:p>Neinvestiční transfery nefinančním podnikatelským subjektům-fyzickým osobá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55000" calcext:value-type="currency">
            <text:p>55 000,00 Kč</text:p>
          </table:table-cell>
          <table:table-cell table:formula="of:=IF(ISNA(MATCH([.D10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13" calcext:value-type="float">
            <text:p>5213</text:p>
          </table:table-cell>
          <table:table-cell table:formula="of:=LOOKUP([.D1036];[$Polozky.A$1:.A$1048576];[$Polozky.B$1:.B$1048576])" office:value-type="string" office:string-value="Neinvestiční transfery nefinančním podnikatelským subjektům-právnickým osobám" calcext:value-type="string">
            <text:p>Neinvestiční transfery nefinančním podnikatelským subjektům-právnickým osobá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formula="of:=IF(ISNA(MATCH([.D10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1" calcext:value-type="float">
            <text:p>5221</text:p>
          </table:table-cell>
          <table:table-cell table:formula="of:=LOOKUP([.D1037];[$Polozky.A$1:.A$1048576];[$Polozky.B$1:.B$1048576])" office:value-type="string" office:string-value="Neinvestiční transfery obecně prospěšným společnostem" calcext:value-type="string">
            <text:p>Neinvestiční transfery obecně prospěšným společnoste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9" calcext:value-type="currency">
            <text:p>249,00 Kč</text:p>
          </table:table-cell>
          <table:table-cell office:value-type="currency" office:currency="CZK" office:value="239000" calcext:value-type="currency">
            <text:p>239 000,00 Kč</text:p>
          </table:table-cell>
          <table:table-cell table:formula="of:=IF(ISNA(MATCH([.D10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2" calcext:value-type="float">
            <text:p>5222</text:p>
          </table:table-cell>
          <table:table-cell table:formula="of:=LOOKUP([.D1038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2.9" calcext:value-type="currency">
            <text:p>3 322,90 Kč</text:p>
          </table:table-cell>
          <table:table-cell office:value-type="currency" office:currency="CZK" office:value="2029000" calcext:value-type="currency">
            <text:p>2 029 000,00 Kč</text:p>
          </table:table-cell>
          <table:table-cell table:formula="of:=IF(ISNA(MATCH([.D10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3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3" calcext:value-type="float">
            <text:p>5223</text:p>
          </table:table-cell>
          <table:table-cell table:formula="of:=LOOKUP([.D1039];[$Polozky.A$1:.A$1048576];[$Polozky.B$1:.B$1048576])" office:value-type="string" office:string-value="Neinvestiční transfery církvím a náboženským společnostem" calcext:value-type="string">
            <text:p>Neinvestiční transfery církvím a náboženským společnoste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formula="of:=IF(ISNA(MATCH([.D10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4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229" calcext:value-type="float">
            <text:p>5229</text:p>
          </table:table-cell>
          <table:table-cell table:formula="of:=LOOKUP([.D1040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9" calcext:value-type="currency">
            <text:p>59,00 Kč</text:p>
          </table:table-cell>
          <table:table-cell office:value-type="currency" office:currency="CZK" office:value="59000" calcext:value-type="currency">
            <text:p>59 000,00 Kč</text:p>
          </table:table-cell>
          <table:table-cell table:formula="of:=IF(ISNA(MATCH([.D10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4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1" calcext:value-type="float">
            <text:p>5331</text:p>
          </table:table-cell>
          <table:table-cell table:formula="of:=LOOKUP([.D1041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700" calcext:value-type="currency">
            <text:p>5 700,00 Kč</text:p>
          </table:table-cell>
          <table:table-cell office:value-type="currency" office:currency="CZK" office:value="10370.8" calcext:value-type="currency">
            <text:p>10 370,80 Kč</text:p>
          </table:table-cell>
          <table:table-cell office:value-type="currency" office:currency="CZK" office:value="8912410.54" calcext:value-type="currency">
            <text:p>8 912 410,54 Kč</text:p>
          </table:table-cell>
          <table:table-cell table:formula="of:=IF(ISNA(MATCH([.D10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1" calcext:value-type="float">
            <text:p>3421</text:p>
          </table:table-cell>
          <table:table-cell table:formula="of:=LOOKUP([.B104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6" calcext:value-type="float">
            <text:p>5336</text:p>
          </table:table-cell>
          <table:table-cell table:formula="of:=LOOKUP([.D1042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27" calcext:value-type="currency">
            <text:p>227,00 Kč</text:p>
          </table:table-cell>
          <table:table-cell office:value-type="currency" office:currency="CZK" office:value="226934.68" calcext:value-type="currency">
            <text:p>226 934,68 Kč</text:p>
          </table:table-cell>
          <table:table-cell table:formula="of:=IF(ISNA(MATCH([.D10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1043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363" calcext:value-type="float">
            <text:p>5363</text:p>
          </table:table-cell>
          <table:table-cell table:formula="of:=LOOKUP([.D1043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" calcext:value-type="currency">
            <text:p>1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formula="of:=IF(ISNA(MATCH([.D10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4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104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9" calcext:value-type="float">
            <text:p>3319</text:p>
          </table:table-cell>
          <table:table-cell table:formula="of:=LOOKUP([.B104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104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49" calcext:value-type="float">
            <text:p>3349</text:p>
          </table:table-cell>
          <table:table-cell table:formula="of:=LOOKUP([.B1046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04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660" calcext:value-type="currency">
            <text:p>660,00 Kč</text:p>
          </table:table-cell>
          <table:table-cell office:value-type="currency" office:currency="CZK" office:value="1050" calcext:value-type="currency">
            <text:p>1 050,00 Kč</text:p>
          </table:table-cell>
          <table:table-cell office:value-type="currency" office:currency="CZK" office:value="493199" calcext:value-type="currency">
            <text:p>493 199,00 Kč</text:p>
          </table:table-cell>
          <table:table-cell table:formula="of:=IF(ISNA(MATCH([.D10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49" calcext:value-type="float">
            <text:p>3349</text:p>
          </table:table-cell>
          <table:table-cell table:formula="of:=LOOKUP([.B1047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1047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  <table:table-cell table:formula="of:=LOOKUP([.B1048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1048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58634.35" calcext:value-type="currency">
            <text:p>58 634,35 Kč</text:p>
          </table:table-cell>
          <table:table-cell table:formula="of:=IF(ISNA(MATCH([.D10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12" calcext:value-type="float">
            <text:p>5212</text:p>
          </table:table-cell>
          <table:table-cell table:formula="of:=LOOKUP([.B1049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9" calcext:value-type="float">
            <text:p>5139</text:p>
          </table:table-cell>
          <table:table-cell table:formula="of:=LOOKUP([.D104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90" calcext:value-type="currency">
            <text:p>90,00 Kč</text:p>
          </table:table-cell>
          <table:table-cell office:value-type="currency" office:currency="CZK" office:value="63597" calcext:value-type="currency">
            <text:p>63 597,00 Kč</text:p>
          </table:table-cell>
          <table:table-cell table:formula="of:=IF(ISNA(MATCH([.D10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12" calcext:value-type="float">
            <text:p>5212</text:p>
          </table:table-cell>
          <table:table-cell table:formula="of:=LOOKUP([.B1050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4" calcext:value-type="float">
            <text:p>5164</text:p>
          </table:table-cell>
          <table:table-cell table:formula="of:=LOOKUP([.D1050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12" calcext:value-type="float">
            <text:p>5212</text:p>
          </table:table-cell>
          <table:table-cell table:formula="of:=LOOKUP([.B1051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9" calcext:value-type="float">
            <text:p>5169</text:p>
          </table:table-cell>
          <table:table-cell table:formula="of:=LOOKUP([.D105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79526" calcext:value-type="currency">
            <text:p>79 526,00 Kč</text:p>
          </table:table-cell>
          <table:table-cell table:formula="of:=IF(ISNA(MATCH([.D10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12" calcext:value-type="float">
            <text:p>5212</text:p>
          </table:table-cell>
          <table:table-cell table:formula="of:=LOOKUP([.B1052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71" calcext:value-type="float">
            <text:p>5171</text:p>
          </table:table-cell>
          <table:table-cell table:formula="of:=LOOKUP([.D1052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45" calcext:value-type="currency">
            <text:p>45,00 Kč</text:p>
          </table:table-cell>
          <table:table-cell office:value-type="currency" office:currency="CZK" office:value="28286" calcext:value-type="currency">
            <text:p>28 286,00 Kč</text:p>
          </table:table-cell>
          <table:table-cell table:formula="of:=IF(ISNA(MATCH([.D10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7" calcext:value-type="float">
            <text:p>5137</text:p>
          </table:table-cell>
          <table:table-cell table:formula="of:=LOOKUP([.D1053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4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9" calcext:value-type="float">
            <text:p>5139</text:p>
          </table:table-cell>
          <table:table-cell table:formula="of:=LOOKUP([.D105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38812" calcext:value-type="currency">
            <text:p>38 812,00 Kč</text:p>
          </table:table-cell>
          <table:table-cell table:formula="of:=IF(ISNA(MATCH([.D10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5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54" calcext:value-type="float">
            <text:p>5154</text:p>
          </table:table-cell>
          <table:table-cell table:formula="of:=LOOKUP([.D1055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350" calcext:value-type="currency">
            <text:p>350,00 Kč</text:p>
          </table:table-cell>
          <table:table-cell office:value-type="currency" office:currency="CZK" office:value="182819" calcext:value-type="currency">
            <text:p>182 819,00 Kč</text:p>
          </table:table-cell>
          <table:table-cell table:formula="of:=IF(ISNA(MATCH([.D10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2" calcext:value-type="float">
            <text:p>5162</text:p>
          </table:table-cell>
          <table:table-cell table:formula="of:=LOOKUP([.D1056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4350" calcext:value-type="currency">
            <text:p>4 350,00 Kč</text:p>
          </table:table-cell>
          <table:table-cell office:value-type="currency" office:currency="CZK" office:value="4340" calcext:value-type="currency">
            <text:p>4 340,00 Kč</text:p>
          </table:table-cell>
          <table:table-cell office:value-type="currency" office:currency="CZK" office:value="2358897.67" calcext:value-type="currency">
            <text:p>2 358 897,67 Kč</text:p>
          </table:table-cell>
          <table:table-cell table:formula="of:=IF(ISNA(MATCH([.D10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6" calcext:value-type="float">
            <text:p>5166</text:p>
          </table:table-cell>
          <table:table-cell table:formula="of:=LOOKUP([.D1057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750" calcext:value-type="currency">
            <text:p>750,00 Kč</text:p>
          </table:table-cell>
          <table:table-cell office:value-type="currency" office:currency="CZK" office:value="4950" calcext:value-type="currency">
            <text:p>4 950,00 Kč</text:p>
          </table:table-cell>
          <table:table-cell office:value-type="currency" office:currency="CZK" office:value="48400" calcext:value-type="currency">
            <text:p>48 400,00 Kč</text:p>
          </table:table-cell>
          <table:table-cell table:formula="of:=IF(ISNA(MATCH([.D10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8" calcext:value-type="float">
            <text:p>5168</text:p>
          </table:table-cell>
          <table:table-cell table:formula="of:=LOOKUP([.D1058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2400" calcext:value-type="currency">
            <text:p>2 400,00 Kč</text:p>
          </table:table-cell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1987649" calcext:value-type="currency">
            <text:p>1 987 649,00 Kč</text:p>
          </table:table-cell>
          <table:table-cell table:formula="of:=IF(ISNA(MATCH([.D10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5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71" calcext:value-type="float">
            <text:p>5171</text:p>
          </table:table-cell>
          <table:table-cell table:formula="of:=LOOKUP([.D1059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200" calcext:value-type="currency">
            <text:p>4 200,00 Kč</text:p>
          </table:table-cell>
          <table:table-cell office:value-type="currency" office:currency="CZK" office:value="4260" calcext:value-type="currency">
            <text:p>4 260,00 Kč</text:p>
          </table:table-cell>
          <table:table-cell office:value-type="currency" office:currency="CZK" office:value="1969272" calcext:value-type="currency">
            <text:p>1 969 272,00 Kč</text:p>
          </table:table-cell>
          <table:table-cell table:formula="of:=IF(ISNA(MATCH([.D10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60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94" calcext:value-type="float">
            <text:p>5194</text:p>
          </table:table-cell>
          <table:table-cell table:formula="of:=LOOKUP([.D1060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61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492" calcext:value-type="float">
            <text:p>5492</text:p>
          </table:table-cell>
          <table:table-cell table:formula="of:=LOOKUP([.D1061];[$Polozky.A$1:.A$1048576];[$Polozky.B$1:.B$1048576])" office:value-type="string" office:string-value="Dary obyvatelstvu" calcext:value-type="string">
            <text:p>Dary obyvatelstvu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formula="of:=IF(ISNA(MATCH([.D10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6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2" calcext:value-type="float">
            <text:p>6122</text:p>
          </table:table-cell>
          <table:table-cell table:formula="of:=LOOKUP([.D1062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6501" calcext:value-type="currency">
            <text:p>6 501,00 Kč</text:p>
          </table:table-cell>
          <table:table-cell office:value-type="currency" office:currency="CZK" office:value="25421" calcext:value-type="currency">
            <text:p>25 421,00 Kč</text:p>
          </table:table-cell>
          <table:table-cell office:value-type="currency" office:currency="CZK" office:value="4359079.65" calcext:value-type="currency">
            <text:p>4 359 079,65 Kč</text:p>
          </table:table-cell>
          <table:table-cell table:formula="of:=IF(ISNA(MATCH([.D10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11" calcext:value-type="float">
            <text:p>5311</text:p>
          </table:table-cell>
          <table:table-cell table:formula="of:=LOOKUP([.B106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5" calcext:value-type="float">
            <text:p>6125</text:p>
          </table:table-cell>
          <table:table-cell table:formula="of:=LOOKUP([.D1063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1000" calcext:value-type="currency">
            <text:p>4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formula="of:=LOOKUP([.B1064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06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2306" calcext:value-type="currency">
            <text:p>32 306,00 Kč</text:p>
          </table:table-cell>
          <table:table-cell office:value-type="currency" office:currency="CZK" office:value="76934.7" calcext:value-type="currency">
            <text:p>76 934,70 Kč</text:p>
          </table:table-cell>
          <table:table-cell office:value-type="currency" office:currency="CZK" office:value="21560949.77" calcext:value-type="currency">
            <text:p>21 560 949,77 Kč</text:p>
          </table:table-cell>
          <table:table-cell table:formula="of:=IF(ISNA(MATCH([.D10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formula="of:=LOOKUP([.B1065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5137" calcext:value-type="float">
            <text:p>5137</text:p>
          </table:table-cell>
          <table:table-cell table:formula="of:=LOOKUP([.D106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.1" calcext:value-type="currency">
            <text:p>58,10 Kč</text:p>
          </table:table-cell>
          <table:table-cell office:value-type="currency" office:currency="CZK" office:value="58075" calcext:value-type="currency">
            <text:p>58 075,00 Kč</text:p>
          </table:table-cell>
          <table:table-cell table:formula="of:=IF(ISNA(MATCH([.D10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formula="of:=LOOKUP([.B1066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06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9055" calcext:value-type="currency">
            <text:p>39 055,00 Kč</text:p>
          </table:table-cell>
          <table:table-cell office:value-type="currency" office:currency="CZK" office:value="57426" calcext:value-type="currency">
            <text:p>57 426,00 Kč</text:p>
          </table:table-cell>
          <table:table-cell office:value-type="currency" office:currency="CZK" office:value="1233962.8" calcext:value-type="currency">
            <text:p>1 233 962,80 Kč</text:p>
          </table:table-cell>
          <table:table-cell table:formula="of:=IF(ISNA(MATCH([.D10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formula="of:=LOOKUP([.B1067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2" calcext:value-type="float">
            <text:p>6122</text:p>
          </table:table-cell>
          <table:table-cell table:formula="of:=LOOKUP([.D106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24.2" calcext:value-type="currency">
            <text:p>1 524,20 Kč</text:p>
          </table:table-cell>
          <table:table-cell office:value-type="currency" office:currency="CZK" office:value="1524106.5" calcext:value-type="currency">
            <text:p>1 524 106,50 Kč</text:p>
          </table:table-cell>
          <table:table-cell table:formula="of:=IF(ISNA(MATCH([.D10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6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37" calcext:value-type="float">
            <text:p>5137</text:p>
          </table:table-cell>
          <table:table-cell table:formula="of:=LOOKUP([.D106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" calcext:value-type="currency">
            <text:p>291,00 Kč</text:p>
          </table:table-cell>
          <table:table-cell office:value-type="currency" office:currency="CZK" office:value="152359.4" calcext:value-type="currency">
            <text:p>152 359,40 Kč</text:p>
          </table:table-cell>
          <table:table-cell table:formula="of:=IF(ISNA(MATCH([.D10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6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54" calcext:value-type="float">
            <text:p>5154</text:p>
          </table:table-cell>
          <table:table-cell table:formula="of:=LOOKUP([.D1069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3861.27" calcext:value-type="currency">
            <text:p>3 861,27 Kč</text:p>
          </table:table-cell>
          <table:table-cell table:formula="of:=IF(ISNA(MATCH([.D10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3" calcext:value-type="float">
            <text:p>5163</text:p>
          </table:table-cell>
          <table:table-cell table:formula="of:=LOOKUP([.D1070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500" calcext:value-type="currency">
            <text:p>1 500,00 Kč</text:p>
          </table:table-cell>
          <table:table-cell office:value-type="currency" office:currency="CZK" office:value="907889" calcext:value-type="currency">
            <text:p>907 889,00 Kč</text:p>
          </table:table-cell>
          <table:table-cell table:formula="of:=IF(ISNA(MATCH([.D10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4" calcext:value-type="float">
            <text:p>5164</text:p>
          </table:table-cell>
          <table:table-cell table:formula="of:=LOOKUP([.D1071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71" calcext:value-type="currency">
            <text:p>171,00 Kč</text:p>
          </table:table-cell>
          <table:table-cell office:value-type="currency" office:currency="CZK" office:value="134650" calcext:value-type="currency">
            <text:p>134 650,00 Kč</text:p>
          </table:table-cell>
          <table:table-cell table:formula="of:=IF(ISNA(MATCH([.D10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2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107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0019" calcext:value-type="currency">
            <text:p>10 019,00 Kč</text:p>
          </table:table-cell>
          <table:table-cell office:value-type="currency" office:currency="CZK" office:value="11419" calcext:value-type="currency">
            <text:p>11 419,00 Kč</text:p>
          </table:table-cell>
          <table:table-cell office:value-type="currency" office:currency="CZK" office:value="8146995" calcext:value-type="currency">
            <text:p>8 146 995,00 Kč</text:p>
          </table:table-cell>
          <table:table-cell table:formula="of:=IF(ISNA(MATCH([.D10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9" calcext:value-type="float">
            <text:p>5169</text:p>
          </table:table-cell>
          <table:table-cell table:formula="of:=LOOKUP([.D1073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460" calcext:value-type="currency">
            <text:p>1 460,00 Kč</text:p>
          </table:table-cell>
          <table:table-cell office:value-type="currency" office:currency="CZK" office:value="17176" calcext:value-type="currency">
            <text:p>17 176,00 Kč</text:p>
          </table:table-cell>
          <table:table-cell office:value-type="currency" office:currency="CZK" office:value="1805320" calcext:value-type="currency">
            <text:p>1 805 320,00 Kč</text:p>
          </table:table-cell>
          <table:table-cell table:formula="of:=IF(ISNA(MATCH([.D10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71" calcext:value-type="float">
            <text:p>5171</text:p>
          </table:table-cell>
          <table:table-cell table:formula="of:=LOOKUP([.D1074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41167" calcext:value-type="currency">
            <text:p>41 167,00 Kč</text:p>
          </table:table-cell>
          <table:table-cell office:value-type="currency" office:currency="CZK" office:value="4050319.27" calcext:value-type="currency">
            <text:p>4 050 319,27 Kč</text:p>
          </table:table-cell>
          <table:table-cell table:formula="of:=IF(ISNA(MATCH([.D10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92" calcext:value-type="float">
            <text:p>5192</text:p>
          </table:table-cell>
          <table:table-cell table:formula="of:=LOOKUP([.D1075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14194.46" calcext:value-type="currency">
            <text:p>14 194,46 Kč</text:p>
          </table:table-cell>
          <table:table-cell table:formula="of:=IF(ISNA(MATCH([.D10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6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07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956" calcext:value-type="currency">
            <text:p>5 956,00 Kč</text:p>
          </table:table-cell>
          <table:table-cell office:value-type="currency" office:currency="CZK" office:value="30544" calcext:value-type="currency">
            <text:p>30 544,00 Kč</text:p>
          </table:table-cell>
          <table:table-cell office:value-type="currency" office:currency="CZK" office:value="4893983" calcext:value-type="currency">
            <text:p>4 893 983,00 Kč</text:p>
          </table:table-cell>
          <table:table-cell table:formula="of:=IF(ISNA(MATCH([.D10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2" calcext:value-type="float">
            <text:p>6122</text:p>
          </table:table-cell>
          <table:table-cell table:formula="of:=LOOKUP([.D1077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42" calcext:value-type="currency">
            <text:p>4 042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30" calcext:value-type="float">
            <text:p>6130</text:p>
          </table:table-cell>
          <table:table-cell table:formula="of:=LOOKUP([.D1078];[$Polozky.A$1:.A$1048576];[$Polozky.B$1:.B$1048576])" office:value-type="string" office:string-value="Pozemky" calcext:value-type="string">
            <text:p>Pozemky</text:p>
          </table:table-cell>
          <table:table-cell table:number-columns-repeated="2" office:value-type="currency" office:currency="CZK" office:value="1629" calcext:value-type="currency">
            <text:p>1 629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formula="of:=LOOKUP([.B107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413" calcext:value-type="float">
            <text:p>6413</text:p>
          </table:table-cell>
          <table:table-cell table:formula="of:=LOOKUP([.D1079];[$Polozky.A$1:.A$1048576];[$Polozky.B$1:.B$1048576])" office:value-type="string" office:string-value="Investiční půjčené prostředky nefinančním podnikatelským subjektům-právnickým osobám" calcext:value-type="string">
            <text:p>Investiční půjčené prostředky nefinančním podnikatelským subjektům-právnickým osobám</text:p>
          </table:table-cell>
          <table:table-cell office:value-type="currency" office:currency="CZK" office:value="581975" calcext:value-type="currency">
            <text:p>581 975,00 Kč</text:p>
          </table:table-cell>
          <table:table-cell office:value-type="currency" office:currency="CZK" office:value="12358" calcext:value-type="currency">
            <text:p>12 358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51" calcext:value-type="float">
            <text:p>4351</text:p>
          </table:table-cell>
          <table:table-cell table:formula="of:=LOOKUP([.B1080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108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7.5" calcext:value-type="currency">
            <text:p>437,5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1081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1" calcext:value-type="float">
            <text:p>5901</text:p>
          </table:table-cell>
          <table:table-cell table:formula="of:=LOOKUP([.D1081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  <table:table-cell table:formula="of:=LOOKUP([.B1082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5192" calcext:value-type="float">
            <text:p>5192</text:p>
          </table:table-cell>
          <table:table-cell table:formula="of:=LOOKUP([.D1082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450" calcext:value-type="currency">
            <text:p>450,00 Kč</text:p>
          </table:table-cell>
          <table:table-cell office:value-type="currency" office:currency="CZK" office:value="280723" calcext:value-type="currency">
            <text:p>280 723,00 Kč</text:p>
          </table:table-cell>
          <table:table-cell table:formula="of:=IF(ISNA(MATCH([.D10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2" calcext:value-type="float">
            <text:p>6112</text:p>
          </table:table-cell>
          <table:table-cell table:formula="of:=LOOKUP([.B1083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3" calcext:value-type="float">
            <text:p>5023</text:p>
          </table:table-cell>
          <table:table-cell table:formula="of:=LOOKUP([.D1083];[$Polozky.A$1:.A$1048576];[$Polozky.B$1:.B$1048576])" office:value-type="string" office:string-value="Odměny členů zastupitelstev obcí a krajů" calcext:value-type="string">
            <text:p>Odměny členů zastupitelstev obcí a krajů</text:p>
          </table:table-cell>
          <table:table-cell table:number-columns-repeated="2" office:value-type="currency" office:currency="CZK" office:value="11075" calcext:value-type="currency">
            <text:p>11 075,00 Kč</text:p>
          </table:table-cell>
          <table:table-cell office:value-type="currency" office:currency="CZK" office:value="6685672" calcext:value-type="currency">
            <text:p>6 685 672,00 Kč</text:p>
          </table:table-cell>
          <table:table-cell table:formula="of:=IF(ISNA(MATCH([.D10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2" calcext:value-type="float">
            <text:p>6112</text:p>
          </table:table-cell>
          <table:table-cell table:formula="of:=LOOKUP([.B1084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1" calcext:value-type="float">
            <text:p>5031</text:p>
          </table:table-cell>
          <table:table-cell table:formula="of:=LOOKUP([.D1084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table:number-columns-repeated="2" office:value-type="currency" office:currency="CZK" office:value="2769" calcext:value-type="currency">
            <text:p>2 769,00 Kč</text:p>
          </table:table-cell>
          <table:table-cell office:value-type="currency" office:currency="CZK" office:value="1291094" calcext:value-type="currency">
            <text:p>1 291 094,00 Kč</text:p>
          </table:table-cell>
          <table:table-cell table:formula="of:=IF(ISNA(MATCH([.D10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2" calcext:value-type="float">
            <text:p>6112</text:p>
          </table:table-cell>
          <table:table-cell table:formula="of:=LOOKUP([.B1085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2" calcext:value-type="float">
            <text:p>5032</text:p>
          </table:table-cell>
          <table:table-cell table:formula="of:=LOOKUP([.D1085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table:number-columns-repeated="2" office:value-type="currency" office:currency="CZK" office:value="997" calcext:value-type="currency">
            <text:p>997,00 Kč</text:p>
          </table:table-cell>
          <table:table-cell office:value-type="currency" office:currency="CZK" office:value="602680" calcext:value-type="currency">
            <text:p>602 680,00 Kč</text:p>
          </table:table-cell>
          <table:table-cell table:formula="of:=IF(ISNA(MATCH([.D10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2" calcext:value-type="float">
            <text:p>6112</text:p>
          </table:table-cell>
          <table:table-cell table:formula="of:=LOOKUP([.B1086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24" calcext:value-type="float">
            <text:p>5424</text:p>
          </table:table-cell>
          <table:table-cell table:formula="of:=LOOKUP([.D1086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2" calcext:value-type="float">
            <text:p>6112</text:p>
          </table:table-cell>
          <table:table-cell table:formula="of:=LOOKUP([.B1087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99" calcext:value-type="float">
            <text:p>5499</text:p>
          </table:table-cell>
          <table:table-cell table:formula="of:=LOOKUP([.D1087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04" calcext:value-type="currency">
            <text:p>204,00 Kč</text:p>
          </table:table-cell>
          <table:table-cell office:value-type="currency" office:currency="CZK" office:value="53400" calcext:value-type="currency">
            <text:p>53 400,00 Kč</text:p>
          </table:table-cell>
          <table:table-cell table:formula="of:=IF(ISNA(MATCH([.D10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8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11" calcext:value-type="float">
            <text:p>5011</text:p>
          </table:table-cell>
          <table:table-cell table:formula="of:=LOOKUP([.D1088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149628.9" calcext:value-type="currency">
            <text:p>149 628,90 Kč</text:p>
          </table:table-cell>
          <table:table-cell office:value-type="currency" office:currency="CZK" office:value="83665290" calcext:value-type="currency">
            <text:p>83 665 290,00 Kč</text:p>
          </table:table-cell>
          <table:table-cell table:formula="of:=IF(ISNA(MATCH([.D10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8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1" calcext:value-type="float">
            <text:p>5021</text:p>
          </table:table-cell>
          <table:table-cell table:formula="of:=LOOKUP([.D1089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11415" calcext:value-type="currency">
            <text:p>11 415,00 Kč</text:p>
          </table:table-cell>
          <table:table-cell office:value-type="currency" office:currency="CZK" office:value="6815411" calcext:value-type="currency">
            <text:p>6 815 411,00 Kč</text:p>
          </table:table-cell>
          <table:table-cell table:formula="of:=IF(ISNA(MATCH([.D10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4" calcext:value-type="float">
            <text:p>5024</text:p>
          </table:table-cell>
          <table:table-cell table:formula="of:=LOOKUP([.D1090];[$Polozky.A$1:.A$1048576];[$Polozky.B$1:.B$1048576])" office:value-type="string" office:string-value="Odstupné" calcext:value-type="string">
            <text:p>Odstupné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1" calcext:value-type="float">
            <text:p>5031</text:p>
          </table:table-cell>
          <table:table-cell table:formula="of:=LOOKUP([.D1091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34620" calcext:value-type="currency">
            <text:p>34 620,00 Kč</text:p>
          </table:table-cell>
          <table:table-cell office:value-type="currency" office:currency="CZK" office:value="40325.7" calcext:value-type="currency">
            <text:p>40 325,70 Kč</text:p>
          </table:table-cell>
          <table:table-cell office:value-type="currency" office:currency="CZK" office:value="22375021" calcext:value-type="currency">
            <text:p>22 375 021,00 Kč</text:p>
          </table:table-cell>
          <table:table-cell table:formula="of:=IF(ISNA(MATCH([.D10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2" calcext:value-type="float">
            <text:p>5032</text:p>
          </table:table-cell>
          <table:table-cell table:formula="of:=LOOKUP([.D1092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2460" calcext:value-type="currency">
            <text:p>12 460,00 Kč</text:p>
          </table:table-cell>
          <table:table-cell office:value-type="currency" office:currency="CZK" office:value="14527.4" calcext:value-type="currency">
            <text:p>14 527,40 Kč</text:p>
          </table:table-cell>
          <table:table-cell office:value-type="currency" office:currency="CZK" office:value="8085677" calcext:value-type="currency">
            <text:p>8 085 677,00 Kč</text:p>
          </table:table-cell>
          <table:table-cell table:formula="of:=IF(ISNA(MATCH([.D10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8" calcext:value-type="float">
            <text:p>5038</text:p>
          </table:table-cell>
          <table:table-cell table:formula="of:=LOOKUP([.D1093];[$Polozky.A$1:.A$1048576];[$Polozky.B$1:.B$1048576])" office:value-type="string" office:string-value="Povinné pojistné na úrazové pojištění" calcext:value-type="string">
            <text:p>Povinné pojistné na úrazové pojištění</text:p>
          </table:table-cell>
          <table:table-cell office:value-type="currency" office:currency="CZK" office:value="620" calcext:value-type="currency">
            <text:p>620,00 Kč</text:p>
          </table:table-cell>
          <table:table-cell office:value-type="currency" office:currency="CZK" office:value="659" calcext:value-type="currency">
            <text:p>659,00 Kč</text:p>
          </table:table-cell>
          <table:table-cell office:value-type="currency" office:currency="CZK" office:value="454616" calcext:value-type="currency">
            <text:p>454 616,00 Kč</text:p>
          </table:table-cell>
          <table:table-cell table:formula="of:=IF(ISNA(MATCH([.D10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09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200" calcext:value-type="currency">
            <text:p>1 200,00 Kč</text:p>
          </table:table-cell>
          <table:table-cell office:value-type="currency" office:currency="CZK" office:value="58483.33" calcext:value-type="currency">
            <text:p>58 483,33 Kč</text:p>
          </table:table-cell>
          <table:table-cell table:formula="of:=IF(ISNA(MATCH([.D10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7" calcext:value-type="float">
            <text:p>5167</text:p>
          </table:table-cell>
          <table:table-cell table:formula="of:=LOOKUP([.D1095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3610.7" calcext:value-type="currency">
            <text:p>3 610,70 Kč</text:p>
          </table:table-cell>
          <table:table-cell office:value-type="currency" office:currency="CZK" office:value="1657980.87" calcext:value-type="currency">
            <text:p>1 657 980,87 Kč</text:p>
          </table:table-cell>
          <table:table-cell table:formula="of:=IF(ISNA(MATCH([.D10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1096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09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30" calcext:value-type="currency">
            <text:p>230,00 Kč</text:p>
          </table:table-cell>
          <table:table-cell office:value-type="currency" office:currency="CZK" office:value="363" calcext:value-type="currency">
            <text:p>363,00 Kč</text:p>
          </table:table-cell>
          <table:table-cell office:value-type="currency" office:currency="CZK" office:value="100541" calcext:value-type="currency">
            <text:p>100 541,00 Kč</text:p>
          </table:table-cell>
          <table:table-cell table:formula="of:=IF(ISNA(MATCH([.D10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1098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438" calcext:value-type="currency">
            <text:p>438,00 Kč</text:p>
          </table:table-cell>
          <table:table-cell office:value-type="currency" office:currency="CZK" office:value="608" calcext:value-type="currency">
            <text:p>608,00 Kč</text:p>
          </table:table-cell>
          <table:table-cell office:value-type="currency" office:currency="CZK" office:value="294649" calcext:value-type="currency">
            <text:p>294 649,00 Kč</text:p>
          </table:table-cell>
          <table:table-cell table:formula="of:=IF(ISNA(MATCH([.D10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09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5" calcext:value-type="float">
            <text:p>5195</text:p>
          </table:table-cell>
          <table:table-cell table:formula="of:=LOOKUP([.D1099];[$Polozky.A$1:.A$1048576];[$Polozky.B$1:.B$1048576])" office:value-type="string" office:string-value="Odvody za neplněni povinnosti zaměstnávat zdravotně postižené" calcext:value-type="string">
            <text:p>Odvody za neplněni povinnosti zaměstnávat zdravotně postižené</text:p>
          </table:table-cell>
          <table:table-cell office:value-type="currency" office:currency="CZK" office:value="538" calcext:value-type="currency">
            <text:p>538,00 Kč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0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229" calcext:value-type="float">
            <text:p>5229</text:p>
          </table:table-cell>
          <table:table-cell table:formula="of:=LOOKUP([.D1100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4" calcext:value-type="float">
            <text:p>5424</text:p>
          </table:table-cell>
          <table:table-cell table:formula="of:=LOOKUP([.D1101];[$Polozky.A$1:.A$1048576];[$Polozky.B$1:.B$1048576])" office:value-type="string" office:string-value="Náhrady mezd v době nemoci" calcext:value-type="string">
            <text:p>Náhrady mezd v době nemoci</text:p>
          </table:table-cell>
          <table:table-cell office:value-type="currency" office:currency="CZK" office:value="550" calcext:value-type="currency">
            <text:p>550,00 Kč</text:p>
          </table:table-cell>
          <table:table-cell office:value-type="currency" office:currency="CZK" office:value="560" calcext:value-type="currency">
            <text:p>560,00 Kč</text:p>
          </table:table-cell>
          <table:table-cell office:value-type="currency" office:currency="CZK" office:value="317993" calcext:value-type="currency">
            <text:p>317 993,00 Kč</text:p>
          </table:table-cell>
          <table:table-cell table:formula="of:=IF(ISNA(MATCH([.D11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99" calcext:value-type="float">
            <text:p>5499</text:p>
          </table:table-cell>
          <table:table-cell table:formula="of:=LOOKUP([.D1102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228" calcext:value-type="currency">
            <text:p>2 228,00 Kč</text:p>
          </table:table-cell>
          <table:table-cell office:value-type="currency" office:currency="CZK" office:value="1546460.68" calcext:value-type="currency">
            <text:p>1 546 460,68 Kč</text:p>
          </table:table-cell>
          <table:table-cell table:formula="of:=IF(ISNA(MATCH([.D11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660" calcext:value-type="float">
            <text:p>5660</text:p>
          </table:table-cell>
          <table:table-cell table:formula="of:=LOOKUP([.D1103];[$Polozky.A$1:.A$1048576];[$Polozky.B$1:.B$1048576])" office:value-type="string" office:string-value="Neinvestiční půjčené prostředky obyvatelstvu" calcext:value-type="string">
            <text:p>Neinvestiční půjčené prostředky obyvatelstvu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formula="of:=IF(ISNA(MATCH([.D11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1" calcext:value-type="float">
            <text:p>5901</text:p>
          </table:table-cell>
          <table:table-cell table:formula="of:=LOOKUP([.D1104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formula="of:=IF(ISNA(MATCH([.D11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9" calcext:value-type="float">
            <text:p>6409</text:p>
          </table:table-cell>
          <table:table-cell table:formula="of:=LOOKUP([.B1105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1" calcext:value-type="float">
            <text:p>5901</text:p>
          </table:table-cell>
          <table:table-cell table:formula="of:=LOOKUP([.D1105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9" calcext:value-type="currency">
            <text:p>119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106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5800" calcext:value-type="currency">
            <text:p>5 800,00 Kč</text:p>
          </table:table-cell>
          <table:table-cell office:value-type="currency" office:currency="CZK" office:value="5100" calcext:value-type="currency">
            <text:p>5 100,00 Kč</text:p>
          </table:table-cell>
          <table:table-cell office:value-type="currency" office:currency="CZK" office:value="1891233.03" calcext:value-type="currency">
            <text:p>1 891 233,03 Kč</text:p>
          </table:table-cell>
          <table:table-cell table:formula="of:=IF(ISNA(MATCH([.D11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1107];[$Polozky.A$1:.A$1048576];[$Polozky.B$1:.B$1048576])" office:value-type="string" office:string-value="Poskytnuté náhrady" calcext:value-type="string">
            <text:p>Poskytnuté náhrady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250" calcext:value-type="currency">
            <text:p>250,00 Kč</text:p>
          </table:table-cell>
          <table:table-cell office:value-type="currency" office:currency="CZK" office:value="195345" calcext:value-type="currency">
            <text:p>195 345,00 Kč</text:p>
          </table:table-cell>
          <table:table-cell table:formula="of:=IF(ISNA(MATCH([.D11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3" calcext:value-type="float">
            <text:p>5363</text:p>
          </table:table-cell>
          <table:table-cell table:formula="of:=LOOKUP([.D1108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formula="of:=IF(ISNA(MATCH([.D11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0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10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80" calcext:value-type="currency">
            <text:p>80,00 Kč</text:p>
          </table:table-cell>
          <table:table-cell office:value-type="currency" office:currency="CZK" office:value="12650" calcext:value-type="currency">
            <text:p>12 650,00 Kč</text:p>
          </table:table-cell>
          <table:table-cell table:formula="of:=IF(ISNA(MATCH([.D11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14" calcext:value-type="float">
            <text:p>6114</text:p>
          </table:table-cell>
          <table:table-cell table:formula="of:=LOOKUP([.B1110];[$Paragrafy.A$1:.A$1048576];[$Paragrafy.B$1:.B$1048576])" office:value-type="string" office:string-value="Volby do Parlamentu ČR" calcext:value-type="string">
            <text:p>Volby do Parlamentu ČR</text:p>
          </table:table-cell>
          <table:table-cell office:value-type="float" office:value="5139" calcext:value-type="float">
            <text:p>5139</text:p>
          </table:table-cell>
          <table:table-cell table:formula="of:=LOOKUP([.D111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50982.9" calcext:value-type="currency">
            <text:p>50 982,90 Kč</text:p>
          </table:table-cell>
          <table:table-cell table:formula="of:=IF(ISNA(MATCH([.D11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4" calcext:value-type="float">
            <text:p>5134</text:p>
          </table:table-cell>
          <table:table-cell table:formula="of:=LOOKUP([.D1111];[$Polozky.A$1:.A$1048576];[$Polozky.B$1:.B$1048576])" office:value-type="string" office:string-value="Prádlo, oděv a obuv" calcext:value-type="string">
            <text:p>Prádlo, oděv a obuv</text:p>
          </table:table-cell>
          <table:table-cell table:number-columns-repeated="2" office:value-type="currency" office:currency="CZK" office:value="15" calcext:value-type="currency">
            <text:p>15,00 Kč</text:p>
          </table:table-cell>
          <table:table-cell office:value-type="currency" office:currency="CZK" office:value="11175" calcext:value-type="currency">
            <text:p>11 175,00 Kč</text:p>
          </table:table-cell>
          <table:table-cell table:formula="of:=IF(ISNA(MATCH([.D11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6" calcext:value-type="float">
            <text:p>5136</text:p>
          </table:table-cell>
          <table:table-cell table:formula="of:=LOOKUP([.D1112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310" calcext:value-type="currency">
            <text:p>310,00 Kč</text:p>
          </table:table-cell>
          <table:table-cell office:value-type="currency" office:currency="CZK" office:value="86688.5" calcext:value-type="currency">
            <text:p>86 688,50 Kč</text:p>
          </table:table-cell>
          <table:table-cell table:formula="of:=IF(ISNA(MATCH([.D11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1113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2700" calcext:value-type="currency">
            <text:p>2 700,00 Kč</text:p>
          </table:table-cell>
          <table:table-cell office:value-type="currency" office:currency="CZK" office:value="2115" calcext:value-type="currency">
            <text:p>2 115,00 Kč</text:p>
          </table:table-cell>
          <table:table-cell office:value-type="currency" office:currency="CZK" office:value="1885131.41" calcext:value-type="currency">
            <text:p>1 885 131,41 Kč</text:p>
          </table:table-cell>
          <table:table-cell table:formula="of:=IF(ISNA(MATCH([.D11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1114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4300" calcext:value-type="currency">
            <text:p>4 300,00 Kč</text:p>
          </table:table-cell>
          <table:table-cell office:value-type="currency" office:currency="CZK" office:value="4825" calcext:value-type="currency">
            <text:p>4 825,00 Kč</text:p>
          </table:table-cell>
          <table:table-cell office:value-type="currency" office:currency="CZK" office:value="1775022.77" calcext:value-type="currency">
            <text:p>1 775 022,77 Kč</text:p>
          </table:table-cell>
          <table:table-cell table:formula="of:=IF(ISNA(MATCH([.D11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42" calcext:value-type="float">
            <text:p>5142</text:p>
          </table:table-cell>
          <table:table-cell table:formula="of:=LOOKUP([.D1115];[$Polozky.A$1:.A$1048576];[$Polozky.B$1:.B$1048576])" office:value-type="string" office:string-value="Kursové rozdíly ve výdajích" calcext:value-type="string">
            <text:p>Kursové rozdíly ve výdajích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1" calcext:value-type="float">
            <text:p>5151</text:p>
          </table:table-cell>
          <table:table-cell table:formula="of:=LOOKUP([.D1116];[$Polozky.A$1:.A$1048576];[$Polozky.B$1:.B$1048576])" office:value-type="string" office:string-value="Studená voda" calcext:value-type="string">
            <text:p>Studená voda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841" calcext:value-type="currency">
            <text:p>841,00 Kč</text:p>
          </table:table-cell>
          <table:table-cell office:value-type="currency" office:currency="CZK" office:value="564365.95" calcext:value-type="currency">
            <text:p>564 365,95 Kč</text:p>
          </table:table-cell>
          <table:table-cell table:formula="of:=IF(ISNA(MATCH([.D11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2" calcext:value-type="float">
            <text:p>5152</text:p>
          </table:table-cell>
          <table:table-cell table:formula="of:=LOOKUP([.D1117];[$Polozky.A$1:.A$1048576];[$Polozky.B$1:.B$1048576])" office:value-type="string" office:string-value="Teplo" calcext:value-type="string">
            <text:p>Teplo</text:p>
          </table:table-cell>
          <table:table-cell table:number-columns-repeated="2" office:value-type="currency" office:currency="CZK" office:value="450" calcext:value-type="currency">
            <text:p>450,00 Kč</text:p>
          </table:table-cell>
          <table:table-cell office:value-type="currency" office:currency="CZK" office:value="292513.97" calcext:value-type="currency">
            <text:p>292 513,97 Kč</text:p>
          </table:table-cell>
          <table:table-cell table:formula="of:=IF(ISNA(MATCH([.D11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3" calcext:value-type="float">
            <text:p>5153</text:p>
          </table:table-cell>
          <table:table-cell table:formula="of:=LOOKUP([.D1118];[$Polozky.A$1:.A$1048576];[$Polozky.B$1:.B$1048576])" office:value-type="string" office:string-value="Plyn" calcext:value-type="string">
            <text:p>Plyn</text:p>
          </table:table-cell>
          <table:table-cell table:number-columns-repeated="2" office:value-type="currency" office:currency="CZK" office:value="3500" calcext:value-type="currency">
            <text:p>3 500,00 Kč</text:p>
          </table:table-cell>
          <table:table-cell office:value-type="currency" office:currency="CZK" office:value="1509022.15" calcext:value-type="currency">
            <text:p>1 509 022,15 Kč</text:p>
          </table:table-cell>
          <table:table-cell table:formula="of:=IF(ISNA(MATCH([.D11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1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4" calcext:value-type="float">
            <text:p>5154</text:p>
          </table:table-cell>
          <table:table-cell table:formula="of:=LOOKUP([.D1119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3800" calcext:value-type="currency">
            <text:p>3 800,00 Kč</text:p>
          </table:table-cell>
          <table:table-cell office:value-type="currency" office:currency="CZK" office:value="4370" calcext:value-type="currency">
            <text:p>4 370,00 Kč</text:p>
          </table:table-cell>
          <table:table-cell office:value-type="currency" office:currency="CZK" office:value="2431351.44" calcext:value-type="currency">
            <text:p>2 431 351,44 Kč</text:p>
          </table:table-cell>
          <table:table-cell table:formula="of:=IF(ISNA(MATCH([.D11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6" calcext:value-type="float">
            <text:p>5156</text:p>
          </table:table-cell>
          <table:table-cell table:formula="of:=LOOKUP([.D1120];[$Polozky.A$1:.A$1048576];[$Polozky.B$1:.B$1048576])" office:value-type="string" office:string-value="Pohonné hmoty a maziva" calcext:value-type="string">
            <text:p>Pohonné hmoty a maziva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510" calcext:value-type="currency">
            <text:p>510,00 Kč</text:p>
          </table:table-cell>
          <table:table-cell office:value-type="currency" office:currency="CZK" office:value="278773.71" calcext:value-type="currency">
            <text:p>278 773,71 Kč</text:p>
          </table:table-cell>
          <table:table-cell table:formula="of:=IF(ISNA(MATCH([.D11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1" calcext:value-type="float">
            <text:p>5161</text:p>
          </table:table-cell>
          <table:table-cell table:formula="of:=LOOKUP([.D1121];[$Polozky.A$1:.A$1048576];[$Polozky.B$1:.B$1048576])" office:value-type="string" office:string-value="Poštovní služby" calcext:value-type="string">
            <text:p>Poštovní služby</text:p>
          </table:table-cell>
          <table:table-cell office:value-type="currency" office:currency="CZK" office:value="1800" calcext:value-type="currency">
            <text:p>1 800,00 Kč</text:p>
          </table:table-cell>
          <table:table-cell office:value-type="currency" office:currency="CZK" office:value="1870" calcext:value-type="currency">
            <text:p>1 870,00 Kč</text:p>
          </table:table-cell>
          <table:table-cell office:value-type="currency" office:currency="CZK" office:value="821049.8" calcext:value-type="currency">
            <text:p>821 049,80 Kč</text:p>
          </table:table-cell>
          <table:table-cell table:formula="of:=IF(ISNA(MATCH([.D11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2" calcext:value-type="float">
            <text:p>5162</text:p>
          </table:table-cell>
          <table:table-cell table:formula="of:=LOOKUP([.D1122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7149.4" calcext:value-type="currency">
            <text:p>7 149,40 Kč</text:p>
          </table:table-cell>
          <table:table-cell office:value-type="currency" office:currency="CZK" office:value="3133504.51" calcext:value-type="currency">
            <text:p>3 133 504,51 Kč</text:p>
          </table:table-cell>
          <table:table-cell table:formula="of:=IF(ISNA(MATCH([.D11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3" calcext:value-type="float">
            <text:p>5163</text:p>
          </table:table-cell>
          <table:table-cell table:formula="of:=LOOKUP([.D112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office:value-type="currency" office:currency="CZK" office:value="220" calcext:value-type="currency">
            <text:p>220,00 Kč</text:p>
          </table:table-cell>
          <table:table-cell office:value-type="currency" office:currency="CZK" office:value="235" calcext:value-type="currency">
            <text:p>235,00 Kč</text:p>
          </table:table-cell>
          <table:table-cell office:value-type="currency" office:currency="CZK" office:value="10073" calcext:value-type="currency">
            <text:p>10 073,00 Kč</text:p>
          </table:table-cell>
          <table:table-cell table:formula="of:=IF(ISNA(MATCH([.D11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4" calcext:value-type="float">
            <text:p>5164</text:p>
          </table:table-cell>
          <table:table-cell table:formula="of:=LOOKUP([.D1124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85" calcext:value-type="currency">
            <text:p>85,00 Kč</text:p>
          </table:table-cell>
          <table:table-cell office:value-type="currency" office:currency="CZK" office:value="369" calcext:value-type="currency">
            <text:p>369,00 Kč</text:p>
          </table:table-cell>
          <table:table-cell office:value-type="currency" office:currency="CZK" office:value="313446.05" calcext:value-type="currency">
            <text:p>313 446,05 Kč</text:p>
          </table:table-cell>
          <table:table-cell table:formula="of:=IF(ISNA(MATCH([.D11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12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100" calcext:value-type="currency">
            <text:p>1 100,00 Kč</text:p>
          </table:table-cell>
          <table:table-cell office:value-type="currency" office:currency="CZK" office:value="4631" calcext:value-type="currency">
            <text:p>4 631,00 Kč</text:p>
          </table:table-cell>
          <table:table-cell office:value-type="currency" office:currency="CZK" office:value="1681272.5" calcext:value-type="currency">
            <text:p>1 681 272,50 Kč</text:p>
          </table:table-cell>
          <table:table-cell table:formula="of:=IF(ISNA(MATCH([.D11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1126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24836" calcext:value-type="currency">
            <text:p>24 836,00 Kč</text:p>
          </table:table-cell>
          <table:table-cell office:value-type="currency" office:currency="CZK" office:value="8705262.02" calcext:value-type="currency">
            <text:p>8 705 262,02 Kč</text:p>
          </table:table-cell>
          <table:table-cell table:formula="of:=IF(ISNA(MATCH([.D11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12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7700" calcext:value-type="currency">
            <text:p>17 700,00 Kč</text:p>
          </table:table-cell>
          <table:table-cell office:value-type="currency" office:currency="CZK" office:value="11470449.77" calcext:value-type="currency">
            <text:p>11 470 449,77 Kč</text:p>
          </table:table-cell>
          <table:table-cell table:formula="of:=IF(ISNA(MATCH([.D11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1" calcext:value-type="float">
            <text:p>5171</text:p>
          </table:table-cell>
          <table:table-cell table:formula="of:=LOOKUP([.D1128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1700" calcext:value-type="currency">
            <text:p>11 700,00 Kč</text:p>
          </table:table-cell>
          <table:table-cell office:value-type="currency" office:currency="CZK" office:value="12300" calcext:value-type="currency">
            <text:p>12 300,00 Kč</text:p>
          </table:table-cell>
          <table:table-cell office:value-type="currency" office:currency="CZK" office:value="4058484.42" calcext:value-type="currency">
            <text:p>4 058 484,42 Kč</text:p>
          </table:table-cell>
          <table:table-cell table:formula="of:=IF(ISNA(MATCH([.D11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2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2" calcext:value-type="float">
            <text:p>5172</text:p>
          </table:table-cell>
          <table:table-cell table:formula="of:=LOOKUP([.D1129];[$Polozky.A$1:.A$1048576];[$Polozky.B$1:.B$1048576])" office:value-type="string" office:string-value="Programové vybavení" calcext:value-type="string">
            <text:p>Programové vybavení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84021.2" calcext:value-type="currency">
            <text:p>84 021,20 Kč</text:p>
          </table:table-cell>
          <table:table-cell table:formula="of:=IF(ISNA(MATCH([.D11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1130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195" calcext:value-type="currency">
            <text:p>195,00 Kč</text:p>
          </table:table-cell>
          <table:table-cell office:value-type="currency" office:currency="CZK" office:value="66534" calcext:value-type="currency">
            <text:p>66 534,00 Kč</text:p>
          </table:table-cell>
          <table:table-cell table:formula="of:=IF(ISNA(MATCH([.D11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1131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42127.45" calcext:value-type="currency">
            <text:p>42 127,45 Kč</text:p>
          </table:table-cell>
          <table:table-cell table:formula="of:=IF(ISNA(MATCH([.D11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8" calcext:value-type="float">
            <text:p>5178</text:p>
          </table:table-cell>
          <table:table-cell table:formula="of:=LOOKUP([.D1132];[$Polozky.A$1:.A$1048576];[$Polozky.B$1:.B$1048576])" office:value-type="string" office:string-value="Nájemné za nájem s právem koupě" calcext:value-type="string">
            <text:p>Nájemné za nájem s právem koupě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03901.49" calcext:value-type="currency">
            <text:p>103 901,49 Kč</text:p>
          </table:table-cell>
          <table:table-cell table:formula="of:=IF(ISNA(MATCH([.D11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9" calcext:value-type="float">
            <text:p>5179</text:p>
          </table:table-cell>
          <table:table-cell table:formula="of:=LOOKUP([.D1133];[$Polozky.A$1:.A$1048576];[$Polozky.B$1:.B$1048576])" office:value-type="string" office:string-value="Ostatní nákupy jinde nezařazené" calcext:value-type="string">
            <text:p>Ostatní nákupy jinde nezařazené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82" calcext:value-type="float">
            <text:p>5182</text:p>
          </table:table-cell>
          <table:table-cell table:formula="of:=LOOKUP([.D1134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276698" calcext:value-type="currency">
            <text:p>276 698,00 Kč</text:p>
          </table:table-cell>
          <table:table-cell table:formula="of:=IF(ISNA(MATCH([.D11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1135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4" calcext:value-type="float">
            <text:p>5194</text:p>
          </table:table-cell>
          <table:table-cell table:formula="of:=LOOKUP([.D1136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1" calcext:value-type="float">
            <text:p>5361</text:p>
          </table:table-cell>
          <table:table-cell table:formula="of:=LOOKUP([.D1137];[$Polozky.A$1:.A$1048576];[$Polozky.B$1:.B$1048576])" office:value-type="string" office:string-value="Nákup kolků" calcext:value-type="string">
            <text:p>Nákup kolků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2" calcext:value-type="float">
            <text:p>5362</text:p>
          </table:table-cell>
          <table:table-cell table:formula="of:=LOOKUP([.D1138];[$Polozky.A$1:.A$1048576];[$Polozky.B$1:.B$1048576])" office:value-type="string" office:string-value="Platby daní a poplatků státnímu rozpočtu" calcext:value-type="string">
            <text:p>Platby daní a poplatků státnímu rozpočtu</text:p>
          </table:table-cell>
          <table:table-cell table:number-columns-repeated="2" office:value-type="currency" office:currency="CZK" office:value="70" calcext:value-type="currency">
            <text:p>70,00 Kč</text:p>
          </table:table-cell>
          <table:table-cell office:value-type="currency" office:currency="CZK" office:value="4000" calcext:value-type="currency">
            <text:p>4 000,00 Kč</text:p>
          </table:table-cell>
          <table:table-cell table:formula="of:=IF(ISNA(MATCH([.D11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3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9" calcext:value-type="float">
            <text:p>5909</text:p>
          </table:table-cell>
          <table:table-cell table:formula="of:=LOOKUP([.D1139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4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1140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8331" calcext:value-type="currency">
            <text:p>8 331,00 Kč</text:p>
          </table:table-cell>
          <table:table-cell office:value-type="currency" office:currency="CZK" office:value="11301" calcext:value-type="currency">
            <text:p>11 301,00 Kč</text:p>
          </table:table-cell>
          <table:table-cell office:value-type="currency" office:currency="CZK" office:value="1067825" calcext:value-type="currency">
            <text:p>1 067 825,00 Kč</text:p>
          </table:table-cell>
          <table:table-cell table:formula="of:=IF(ISNA(MATCH([.D11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4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14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19400" calcext:value-type="currency">
            <text:p>119 400,00 Kč</text:p>
          </table:table-cell>
          <table:table-cell office:value-type="currency" office:currency="CZK" office:value="183740" calcext:value-type="currency">
            <text:p>183 740,00 Kč</text:p>
          </table:table-cell>
          <table:table-cell office:value-type="currency" office:currency="CZK" office:value="4880219.93" calcext:value-type="currency">
            <text:p>4 880 219,93 Kč</text:p>
          </table:table-cell>
          <table:table-cell table:formula="of:=IF(ISNA(MATCH([.D11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4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2" calcext:value-type="float">
            <text:p>6122</text:p>
          </table:table-cell>
          <table:table-cell table:formula="of:=LOOKUP([.D1142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1200" calcext:value-type="currency">
            <text:p>1 200,00 Kč</text:p>
          </table:table-cell>
          <table:table-cell office:value-type="currency" office:currency="CZK" office:value="2900" calcext:value-type="currency">
            <text:p>2 900,00 Kč</text:p>
          </table:table-cell>
          <table:table-cell office:value-type="currency" office:currency="CZK" office:value="337215" calcext:value-type="currency">
            <text:p>337 215,00 Kč</text:p>
          </table:table-cell>
          <table:table-cell table:formula="of:=IF(ISNA(MATCH([.D11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71" calcext:value-type="float">
            <text:p>6171</text:p>
          </table:table-cell>
          <table:table-cell table:formula="of:=LOOKUP([.B114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1143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3400" calcext:value-type="currency">
            <text:p>3 400,00 Kč</text:p>
          </table:table-cell>
          <table:table-cell office:value-type="currency" office:currency="CZK" office:value="26440" calcext:value-type="currency">
            <text:p>26 440,00 Kč</text:p>
          </table:table-cell>
          <table:table-cell office:value-type="currency" office:currency="CZK" office:value="3516962.9" calcext:value-type="currency">
            <text:p>3 516 962,90 Kč</text:p>
          </table:table-cell>
          <table:table-cell table:formula="of:=IF(ISNA(MATCH([.D11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10" calcext:value-type="float">
            <text:p>6310</text:p>
          </table:table-cell>
          <table:table-cell table:formula="of:=LOOKUP([.B1144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3" calcext:value-type="float">
            <text:p>5163</text:p>
          </table:table-cell>
          <table:table-cell table:formula="of:=LOOKUP([.D1144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137864.64" calcext:value-type="currency">
            <text:p>137 864,64 Kč</text:p>
          </table:table-cell>
          <table:table-cell table:formula="of:=IF(ISNA(MATCH([.D11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10" calcext:value-type="float">
            <text:p>6310</text:p>
          </table:table-cell>
          <table:table-cell table:formula="of:=LOOKUP([.B1145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8" calcext:value-type="float">
            <text:p>5168</text:p>
          </table:table-cell>
          <table:table-cell table:formula="of:=LOOKUP([.D1145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0" calcext:value-type="float">
            <text:p>6330</text:p>
          </table:table-cell>
          <table:table-cell table:formula="of:=LOOKUP([.B1146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2" calcext:value-type="float">
            <text:p>5342</text:p>
          </table:table-cell>
          <table:table-cell table:formula="of:=LOOKUP([.D1146];[$Polozky.A$1:.A$1048576];[$Polozky.B$1:.B$1048576])" office:value-type="string" office:string-value="Převody fondu kulturních a sociálních potřeb a sociálnímu fondu obcí a krajů" calcext:value-type="string">
            <text:p>Převody fondu kulturních a sociálních potřeb a sociálnímu fondu obcí a krajů</text:p>
          </table:table-cell>
          <table:table-cell table:number-columns-repeated="2" office:value-type="currency" office:currency="CZK" office:value="5950" calcext:value-type="currency">
            <text:p>5 950,00 Kč</text:p>
          </table:table-cell>
          <table:table-cell office:value-type="currency" office:currency="CZK" office:value="4035000" calcext:value-type="currency">
            <text:p>4 035 000,00 Kč</text:p>
          </table:table-cell>
          <table:table-cell table:formula="of:=IF(ISNA(MATCH([.D1146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0" calcext:value-type="float">
            <text:p>6330</text:p>
          </table:table-cell>
          <table:table-cell table:formula="of:=LOOKUP([.B1147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5" calcext:value-type="float">
            <text:p>5345</text:p>
          </table:table-cell>
          <table:table-cell table:formula="of:=LOOKUP([.D1147];[$Polozky.A$1:.A$1048576];[$Polozky.B$1:.B$1048576])" office:value-type="string" office:string-value="Převody vlastním rozpočtovým účtům" calcext:value-type="string">
            <text:p>Převody vlastním rozpočtovým účtům</text:p>
          </table:table-cell>
          <table:table-cell table:number-columns-repeated="2" office:value-type="currency" office:currency="CZK" office:value="5950" calcext:value-type="currency">
            <text:p>5 950,00 Kč</text:p>
          </table:table-cell>
          <table:table-cell office:value-type="currency" office:currency="CZK" office:value="371114240.05" calcext:value-type="currency">
            <text:p>371 114 240,05 Kč</text:p>
          </table:table-cell>
          <table:table-cell table:formula="of:=IF(ISNA(MATCH([.D1147];[$Polozky_Ignorovat.A$1:.A$1048576];0)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30" calcext:value-type="float">
            <text:p>6330</text:p>
          </table:table-cell>
          <table:table-cell table:formula="of:=LOOKUP([.B1148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1148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20.8" calcext:value-type="currency">
            <text:p>1 120,80 Kč</text:p>
          </table:table-cell>
          <table:table-cell office:value-type="currency" office:currency="CZK" office:value="1120769.15" calcext:value-type="currency">
            <text:p>1 120 769,15 Kč</text:p>
          </table:table-cell>
          <table:table-cell table:formula="of:=IF(ISNA(MATCH([.D11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02" calcext:value-type="float">
            <text:p>6402</text:p>
          </table:table-cell>
          <table:table-cell table:formula="of:=LOOKUP([.B1149];[$Paragrafy.A$1:.A$1048576];[$Paragrafy.B$1:.B$1048576])" office:value-type="string" office:string-value="Finanční vypořádání minulých let" calcext:value-type="string">
            <text:p>Finanční vypořádání minulých let</text:p>
          </table:table-cell>
          <table:table-cell office:value-type="float" office:value="5365" calcext:value-type="float">
            <text:p>5365</text:p>
          </table:table-cell>
          <table:table-cell table:formula="of:=LOOKUP([.D1149];[$Polozky.A$1:.A$1048576];[$Polozky.B$1:.B$1048576])" office:value-type="string" office:string-value="Platby daní a poplatků krajům, obcím a státním fondům" calcext:value-type="string">
            <text:p>Platby daní a poplatků krajům, obcím a státním fond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0" calcext:value-type="currency">
            <text:p>0,00 Kč</text:p>
          </table:table-cell>
          <table:table-cell table:formula="of:=IF(ISNA(MATCH([.D11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20" calcext:value-type="float">
            <text:p>6320</text:p>
          </table:table-cell>
          <table:table-cell table:formula="of:=LOOKUP([.B1150];[$Paragrafy.A$1:.A$1048576];[$Paragrafy.B$1:.B$1048576])" office:value-type="string" office:string-value="Pojištění funkčně nespecifikované" calcext:value-type="string">
            <text:p>Pojištění funkčně nespecifikované</text:p>
          </table:table-cell>
          <table:table-cell office:value-type="float" office:value="5163" calcext:value-type="float">
            <text:p>5163</text:p>
          </table:table-cell>
          <table:table-cell table:formula="of:=LOOKUP([.D1150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10" calcext:value-type="currency">
            <text:p>110,00 Kč</text:p>
          </table:table-cell>
          <table:table-cell office:value-type="currency" office:currency="CZK" office:value="63311" calcext:value-type="currency">
            <text:p>63 311,00 Kč</text:p>
          </table:table-cell>
          <table:table-cell table:formula="of:=IF(ISNA(MATCH([.D11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2" calcext:value-type="float">
            <text:p>2212</text:p>
          </table:table-cell>
          <table:table-cell table:formula="of:=LOOKUP([.B1151];[$Paragrafy.A$1:.A$1048576];[$Paragrafy.B$1:.B$1048576])" office:value-type="string" office:string-value="Silnice" calcext:value-type="string">
            <text:p>Silnice</text:p>
          </table:table-cell>
          <table:table-cell office:value-type="float" office:value="5169" calcext:value-type="float">
            <text:p>5169</text:p>
          </table:table-cell>
          <table:table-cell table:formula="of:=LOOKUP([.D115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2000000" calcext:value-type="currency">
            <text:p>12 000 000,00 Kč</text:p>
          </table:table-cell>
          <table:table-cell/>
          <table:table-cell table:formula="of:=IF(ISNA(MATCH([.D11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2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3" calcext:value-type="float">
            <text:p>5163</text:p>
          </table:table-cell>
          <table:table-cell table:formula="of:=LOOKUP([.D1152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1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3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6" calcext:value-type="float">
            <text:p>5166</text:p>
          </table:table-cell>
          <table:table-cell table:formula="of:=LOOKUP([.D1153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3950000" calcext:value-type="currency">
            <text:p>3 950 000,00 Kč</text:p>
          </table:table-cell>
          <table:table-cell/>
          <table:table-cell table:formula="of:=IF(ISNA(MATCH([.D11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4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115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/>
          <table:table-cell table:formula="of:=IF(ISNA(MATCH([.D11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5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69" calcext:value-type="float">
            <text:p>5169</text:p>
          </table:table-cell>
          <table:table-cell table:formula="of:=LOOKUP([.D115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11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5171" calcext:value-type="float">
            <text:p>5171</text:p>
          </table:table-cell>
          <table:table-cell table:formula="of:=LOOKUP([.D1156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1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7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5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662000" calcext:value-type="currency">
            <text:p>1 662 000,00 Kč</text:p>
          </table:table-cell>
          <table:table-cell/>
          <table:table-cell table:formula="of:=IF(ISNA(MATCH([.D11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5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662000" calcext:value-type="currency">
            <text:p>1 662 000,00 Kč</text:p>
          </table:table-cell>
          <table:table-cell/>
          <table:table-cell table:formula="of:=IF(ISNA(MATCH([.D11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59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5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8000000" calcext:value-type="currency">
            <text:p>8 000 000,00 Kč</text:p>
          </table:table-cell>
          <table:table-cell/>
          <table:table-cell table:formula="of:=IF(ISNA(MATCH([.D11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0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8000000" calcext:value-type="currency">
            <text:p>8 000 000,00 Kč</text:p>
          </table:table-cell>
          <table:table-cell/>
          <table:table-cell table:formula="of:=IF(ISNA(MATCH([.D11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1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7132000" calcext:value-type="currency">
            <text:p>7 132 000,00 Kč</text:p>
          </table:table-cell>
          <table:table-cell office:value-type="currency" office:currency="CZK" office:value="7127000" calcext:value-type="currency">
            <text:p>7 127 000,00 Kč</text:p>
          </table:table-cell>
          <table:table-cell/>
          <table:table-cell table:formula="of:=IF(ISNA(MATCH([.D11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2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440000" calcext:value-type="currency">
            <text:p>1 440 000,00 Kč</text:p>
          </table:table-cell>
          <table:table-cell/>
          <table:table-cell table:formula="of:=IF(ISNA(MATCH([.D11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3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914000" calcext:value-type="currency">
            <text:p>2 914 000,00 Kč</text:p>
          </table:table-cell>
          <table:table-cell office:value-type="currency" office:currency="CZK" office:value="1904000" calcext:value-type="currency">
            <text:p>1 904 000,00 Kč</text:p>
          </table:table-cell>
          <table:table-cell/>
          <table:table-cell table:formula="of:=IF(ISNA(MATCH([.D11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4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4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068000" calcext:value-type="currency">
            <text:p>1 068 000,00 Kč</text:p>
          </table:table-cell>
          <table:table-cell/>
          <table:table-cell table:formula="of:=IF(ISNA(MATCH([.D11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5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207000" calcext:value-type="currency">
            <text:p>1 207 000,00 Kč</text:p>
          </table:table-cell>
          <table:table-cell/>
          <table:table-cell table:formula="of:=IF(ISNA(MATCH([.D11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6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910000" calcext:value-type="currency">
            <text:p>910 000,00 Kč</text:p>
          </table:table-cell>
          <table:table-cell/>
          <table:table-cell table:formula="of:=IF(ISNA(MATCH([.D11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7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239000" calcext:value-type="currency">
            <text:p>2 239 000,00 Kč</text:p>
          </table:table-cell>
          <table:table-cell/>
          <table:table-cell table:formula="of:=IF(ISNA(MATCH([.D11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8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878000" calcext:value-type="currency">
            <text:p>878 000,00 Kč</text:p>
          </table:table-cell>
          <table:table-cell/>
          <table:table-cell table:formula="of:=IF(ISNA(MATCH([.D11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69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6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017000" calcext:value-type="currency">
            <text:p>7 017 000,00 Kč</text:p>
          </table:table-cell>
          <table:table-cell/>
          <table:table-cell table:formula="of:=IF(ISNA(MATCH([.D11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70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7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/>
          <table:table-cell table:formula="of:=IF(ISNA(MATCH([.D11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19" calcext:value-type="float">
            <text:p>2219</text:p>
          </table:table-cell>
          <table:table-cell table:formula="of:=LOOKUP([.B1171];[$Paragrafy.A$1:.A$1048576];[$Paragrafy.B$1:.B$1048576])" office:value-type="string" office:string-value="Ostatní záležitosti pozemních komunikací" calcext:value-type="string">
            <text:p>Ostatní záležitosti pozemních komunikací</text:p>
          </table:table-cell>
          <table:table-cell office:value-type="float" office:value="6121" calcext:value-type="float">
            <text:p>6121</text:p>
          </table:table-cell>
          <table:table-cell table:formula="of:=LOOKUP([.D117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5805000" calcext:value-type="currency">
            <text:p>25 805 000,00 Kč</text:p>
          </table:table-cell>
          <table:table-cell office:value-type="currency" office:currency="CZK" office:value="24790000" calcext:value-type="currency">
            <text:p>24 790 000,00 Kč</text:p>
          </table:table-cell>
          <table:table-cell/>
          <table:table-cell table:formula="of:=IF(ISNA(MATCH([.D11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1" calcext:value-type="float">
            <text:p>3111</text:p>
          </table:table-cell>
          <table:table-cell table:formula="of:=LOOKUP([.B1172];[$Paragrafy.A$1:.A$1048576];[$Paragrafy.B$1:.B$1048576])" office:value-type="string" office:string-value="Mateřské školy" calcext:value-type="string">
            <text:p>Mateřské školy</text:p>
          </table:table-cell>
          <table:table-cell office:value-type="float" office:value="5331" calcext:value-type="float">
            <text:p>5331</text:p>
          </table:table-cell>
          <table:table-cell table:formula="of:=LOOKUP([.D1172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table:number-columns-repeated="2" office:value-type="currency" office:currency="CZK" office:value="34140000" calcext:value-type="currency">
            <text:p>34 140 000,00 Kč</text:p>
          </table:table-cell>
          <table:table-cell/>
          <table:table-cell table:formula="of:=IF(ISNA(MATCH([.D11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3" calcext:value-type="float">
            <text:p>5163</text:p>
          </table:table-cell>
          <table:table-cell table:formula="of:=LOOKUP([.D1173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800000" calcext:value-type="currency">
            <text:p>1 800 000,00 Kč</text:p>
          </table:table-cell>
          <table:table-cell/>
          <table:table-cell table:formula="of:=IF(ISNA(MATCH([.D11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4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4" calcext:value-type="float">
            <text:p>5164</text:p>
          </table:table-cell>
          <table:table-cell table:formula="of:=LOOKUP([.D1174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5000" calcext:value-type="currency">
            <text:p>55 000,00 Kč</text:p>
          </table:table-cell>
          <table:table-cell/>
          <table:table-cell table:formula="of:=IF(ISNA(MATCH([.D11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5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6" calcext:value-type="float">
            <text:p>5166</text:p>
          </table:table-cell>
          <table:table-cell table:formula="of:=LOOKUP([.D1175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/>
          <table:table-cell table:formula="of:=IF(ISNA(MATCH([.D11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6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7" calcext:value-type="float">
            <text:p>5167</text:p>
          </table:table-cell>
          <table:table-cell table:formula="of:=LOOKUP([.D117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4700" calcext:value-type="currency">
            <text:p>34 700,00 Kč</text:p>
          </table:table-cell>
          <table:table-cell/>
          <table:table-cell table:formula="of:=IF(ISNA(MATCH([.D11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7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8" calcext:value-type="float">
            <text:p>5168</text:p>
          </table:table-cell>
          <table:table-cell table:formula="of:=LOOKUP([.D1177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083000" calcext:value-type="currency">
            <text:p>1 083 000,00 Kč</text:p>
          </table:table-cell>
          <table:table-cell/>
          <table:table-cell table:formula="of:=IF(ISNA(MATCH([.D11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8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69" calcext:value-type="float">
            <text:p>5169</text:p>
          </table:table-cell>
          <table:table-cell table:formula="of:=LOOKUP([.D1178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5850000" calcext:value-type="currency">
            <text:p>5 850 000,00 Kč</text:p>
          </table:table-cell>
          <table:table-cell office:value-type="currency" office:currency="CZK" office:value="5369800" calcext:value-type="currency">
            <text:p>5 369 800,00 Kč</text:p>
          </table:table-cell>
          <table:table-cell/>
          <table:table-cell table:formula="of:=IF(ISNA(MATCH([.D11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79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175" calcext:value-type="float">
            <text:p>5175</text:p>
          </table:table-cell>
          <table:table-cell table:formula="of:=LOOKUP([.D1179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00" calcext:value-type="currency">
            <text:p>3 500,00 Kč</text:p>
          </table:table-cell>
          <table:table-cell/>
          <table:table-cell table:formula="of:=IF(ISNA(MATCH([.D11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80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1" calcext:value-type="float">
            <text:p>5331</text:p>
          </table:table-cell>
          <table:table-cell table:formula="of:=LOOKUP([.D1180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99017000" calcext:value-type="currency">
            <text:p>99 017 000,00 Kč</text:p>
          </table:table-cell>
          <table:table-cell office:value-type="currency" office:currency="CZK" office:value="99047000" calcext:value-type="currency">
            <text:p>99 047 000,00 Kč</text:p>
          </table:table-cell>
          <table:table-cell/>
          <table:table-cell table:formula="of:=IF(ISNA(MATCH([.D11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81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5336" calcext:value-type="float">
            <text:p>5336</text:p>
          </table:table-cell>
          <table:table-cell table:formula="of:=LOOKUP([.D1181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79600" calcext:value-type="currency">
            <text:p>579 600,00 Kč</text:p>
          </table:table-cell>
          <table:table-cell/>
          <table:table-cell table:formula="of:=IF(ISNA(MATCH([.D11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82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6" calcext:value-type="float">
            <text:p>6356</text:p>
          </table:table-cell>
          <table:table-cell table:formula="of:=LOOKUP([.D1182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/>
          <table:table-cell table:formula="of:=IF(ISNA(MATCH([.D11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3" calcext:value-type="float">
            <text:p>3113</text:p>
          </table:table-cell>
          <table:table-cell table:formula="of:=LOOKUP([.B1183];[$Paragrafy.A$1:.A$1048576];[$Paragrafy.B$1:.B$1048576])" office:value-type="string" office:string-value="Základní školy" calcext:value-type="string">
            <text:p>Základní školy</text:p>
          </table:table-cell>
          <table:table-cell office:value-type="float" office:value="6356" calcext:value-type="float">
            <text:p>6356</text:p>
          </table:table-cell>
          <table:table-cell table:formula="of:=LOOKUP([.D1183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/>
          <table:table-cell table:formula="of:=IF(ISNA(MATCH([.D11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1" calcext:value-type="float">
            <text:p>5331</text:p>
          </table:table-cell>
          <table:table-cell table:formula="of:=LOOKUP([.D1184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office:value-type="currency" office:currency="CZK" office:value="50198200" calcext:value-type="currency">
            <text:p>50 198 200,00 Kč</text:p>
          </table:table-cell>
          <table:table-cell office:value-type="currency" office:currency="CZK" office:value="50249200" calcext:value-type="currency">
            <text:p>50 249 200,00 Kč</text:p>
          </table:table-cell>
          <table:table-cell/>
          <table:table-cell table:formula="of:=IF(ISNA(MATCH([.D11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5336" calcext:value-type="float">
            <text:p>5336</text:p>
          </table:table-cell>
          <table:table-cell table:formula="of:=LOOKUP([.D1185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101800" calcext:value-type="currency">
            <text:p>101 800,00 Kč</text:p>
          </table:table-cell>
          <table:table-cell office:value-type="currency" office:currency="CZK" office:value="501800" calcext:value-type="currency">
            <text:p>501 800,00 Kč</text:p>
          </table:table-cell>
          <table:table-cell/>
          <table:table-cell table:formula="of:=IF(ISNA(MATCH([.D11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6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86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/>
          <table:table-cell table:formula="of:=IF(ISNA(MATCH([.D11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7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87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8700" calcext:value-type="currency">
            <text:p>508 700,00 Kč</text:p>
          </table:table-cell>
          <table:table-cell/>
          <table:table-cell table:formula="of:=IF(ISNA(MATCH([.D11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8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88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615700" calcext:value-type="currency">
            <text:p>3 615 700,00 Kč</text:p>
          </table:table-cell>
          <table:table-cell/>
          <table:table-cell table:formula="of:=IF(ISNA(MATCH([.D11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89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89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51000" calcext:value-type="currency">
            <text:p>351 000,00 Kč</text:p>
          </table:table-cell>
          <table:table-cell/>
          <table:table-cell table:formula="of:=IF(ISNA(MATCH([.D11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0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0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45730000" calcext:value-type="currency">
            <text:p>45 730 000,00 Kč</text:p>
          </table:table-cell>
          <table:table-cell/>
          <table:table-cell table:formula="of:=IF(ISNA(MATCH([.D11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1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123609000" calcext:value-type="currency">
            <text:p>123 609 000,00 Kč</text:p>
          </table:table-cell>
          <table:table-cell/>
          <table:table-cell table:formula="of:=IF(ISNA(MATCH([.D11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2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43875000" calcext:value-type="currency">
            <text:p>43 875 000,00 Kč</text:p>
          </table:table-cell>
          <table:table-cell/>
          <table:table-cell table:formula="of:=IF(ISNA(MATCH([.D11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3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3518000" calcext:value-type="currency">
            <text:p>3 518 000,00 Kč</text:p>
          </table:table-cell>
          <table:table-cell office:value-type="currency" office:currency="CZK" office:value="2572600" calcext:value-type="currency">
            <text:p>2 572 600,00 Kč</text:p>
          </table:table-cell>
          <table:table-cell/>
          <table:table-cell table:formula="of:=IF(ISNA(MATCH([.D11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400000" calcext:value-type="currency">
            <text:p>3 400 000,00 Kč</text:p>
          </table:table-cell>
          <table:table-cell/>
          <table:table-cell table:formula="of:=IF(ISNA(MATCH([.D11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5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5949000" calcext:value-type="currency">
            <text:p>5 949 000,00 Kč</text:p>
          </table:table-cell>
          <table:table-cell/>
          <table:table-cell table:formula="of:=IF(ISNA(MATCH([.D11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6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6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984000" calcext:value-type="currency">
            <text:p>984 000,00 Kč</text:p>
          </table:table-cell>
          <table:table-cell/>
          <table:table-cell table:formula="of:=IF(ISNA(MATCH([.D11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7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7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1000" calcext:value-type="currency">
            <text:p>31 000,00 Kč</text:p>
          </table:table-cell>
          <table:table-cell/>
          <table:table-cell table:formula="of:=IF(ISNA(MATCH([.D11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8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8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210000" calcext:value-type="currency">
            <text:p>210 000,00 Kč</text:p>
          </table:table-cell>
          <table:table-cell/>
          <table:table-cell table:formula="of:=IF(ISNA(MATCH([.D11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199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199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7296000" calcext:value-type="currency">
            <text:p>7 296 000,00 Kč</text:p>
          </table:table-cell>
          <table:table-cell/>
          <table:table-cell table:formula="of:=IF(ISNA(MATCH([.D11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0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0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290000" calcext:value-type="currency">
            <text:p>3 290 000,00 Kč</text:p>
          </table:table-cell>
          <table:table-cell/>
          <table:table-cell table:formula="of:=IF(ISNA(MATCH([.D12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1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615000" calcext:value-type="currency">
            <text:p>3 615 000,00 Kč</text:p>
          </table:table-cell>
          <table:table-cell/>
          <table:table-cell table:formula="of:=IF(ISNA(MATCH([.D12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2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285000" calcext:value-type="currency">
            <text:p>285 000,00 Kč</text:p>
          </table:table-cell>
          <table:table-cell/>
          <table:table-cell table:formula="of:=IF(ISNA(MATCH([.D12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3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38000" calcext:value-type="currency">
            <text:p>338 000,00 Kč</text:p>
          </table:table-cell>
          <table:table-cell/>
          <table:table-cell table:formula="of:=IF(ISNA(MATCH([.D12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438000" calcext:value-type="currency">
            <text:p>438 000,00 Kč</text:p>
          </table:table-cell>
          <table:table-cell/>
          <table:table-cell table:formula="of:=IF(ISNA(MATCH([.D12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5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11892000" calcext:value-type="currency">
            <text:p>11 892 000,00 Kč</text:p>
          </table:table-cell>
          <table:table-cell/>
          <table:table-cell table:formula="of:=IF(ISNA(MATCH([.D12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6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6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4200000" calcext:value-type="currency">
            <text:p>4 200 000,00 Kč</text:p>
          </table:table-cell>
          <table:table-cell/>
          <table:table-cell table:formula="of:=IF(ISNA(MATCH([.D12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7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7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2480000" calcext:value-type="currency">
            <text:p>2 480 000,00 Kč</text:p>
          </table:table-cell>
          <table:table-cell/>
          <table:table-cell table:formula="of:=IF(ISNA(MATCH([.D12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8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8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2000000" calcext:value-type="currency">
            <text:p>2 000 000,00 Kč</text:p>
          </table:table-cell>
          <table:table-cell/>
          <table:table-cell table:formula="of:=IF(ISNA(MATCH([.D12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09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09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4246000" calcext:value-type="currency">
            <text:p>4 246 000,00 Kč</text:p>
          </table:table-cell>
          <table:table-cell office:value-type="currency" office:currency="CZK" office:value="5191400" calcext:value-type="currency">
            <text:p>5 191 400,00 Kč</text:p>
          </table:table-cell>
          <table:table-cell/>
          <table:table-cell table:formula="of:=IF(ISNA(MATCH([.D12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0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0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3083000" calcext:value-type="currency">
            <text:p>3 083 000,00 Kč</text:p>
          </table:table-cell>
          <table:table-cell/>
          <table:table-cell table:formula="of:=IF(ISNA(MATCH([.D12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1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4619000" calcext:value-type="currency">
            <text:p>4 619 000,00 Kč</text:p>
          </table:table-cell>
          <table:table-cell/>
          <table:table-cell table:formula="of:=IF(ISNA(MATCH([.D12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2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5850000" calcext:value-type="currency">
            <text:p>5 850 000,00 Kč</text:p>
          </table:table-cell>
          <table:table-cell/>
          <table:table-cell table:formula="of:=IF(ISNA(MATCH([.D12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3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140000" calcext:value-type="currency">
            <text:p>140 000,00 Kč</text:p>
          </table:table-cell>
          <table:table-cell/>
          <table:table-cell table:formula="of:=IF(ISNA(MATCH([.D12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4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11118000" calcext:value-type="currency">
            <text:p>11 118 000,00 Kč</text:p>
          </table:table-cell>
          <table:table-cell/>
          <table:table-cell table:formula="of:=IF(ISNA(MATCH([.D12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5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1" calcext:value-type="float">
            <text:p>6351</text:p>
          </table:table-cell>
          <table:table-cell table:formula="of:=LOOKUP([.D1215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office:value-type="currency" office:currency="CZK" office:value="296047000" calcext:value-type="currency">
            <text:p>296 047 000,00 Kč</text:p>
          </table:table-cell>
          <table:table-cell office:value-type="currency" office:currency="CZK" office:value="300171400" calcext:value-type="currency">
            <text:p>300 171 400,00 Kč</text:p>
          </table:table-cell>
          <table:table-cell/>
          <table:table-cell table:formula="of:=IF(ISNA(MATCH([.D12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6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16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0200" calcext:value-type="currency">
            <text:p>290 200,00 Kč</text:p>
          </table:table-cell>
          <table:table-cell/>
          <table:table-cell table:formula="of:=IF(ISNA(MATCH([.D12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7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17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26000" calcext:value-type="currency">
            <text:p>1 326 000,00 Kč</text:p>
          </table:table-cell>
          <table:table-cell/>
          <table:table-cell table:formula="of:=IF(ISNA(MATCH([.D12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8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18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75000" calcext:value-type="currency">
            <text:p>875 000,00 Kč</text:p>
          </table:table-cell>
          <table:table-cell/>
          <table:table-cell table:formula="of:=IF(ISNA(MATCH([.D12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19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19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52800" calcext:value-type="currency">
            <text:p>852 800,00 Kč</text:p>
          </table:table-cell>
          <table:table-cell/>
          <table:table-cell table:formula="of:=IF(ISNA(MATCH([.D12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20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20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table:number-columns-repeated="2" office:value-type="currency" office:currency="CZK" office:value="31898000" calcext:value-type="currency">
            <text:p>31 898 000,00 Kč</text:p>
          </table:table-cell>
          <table:table-cell/>
          <table:table-cell table:formula="of:=IF(ISNA(MATCH([.D12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21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21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31898000" calcext:value-type="currency">
            <text:p>31 898 000,00 Kč</text:p>
          </table:table-cell>
          <table:table-cell office:value-type="currency" office:currency="CZK" office:value="35242000" calcext:value-type="currency">
            <text:p>35 242 000,00 Kč</text:p>
          </table:table-cell>
          <table:table-cell/>
          <table:table-cell table:formula="of:=IF(ISNA(MATCH([.D12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22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22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7000" calcext:value-type="currency">
            <text:p>357 000,00 Kč</text:p>
          </table:table-cell>
          <table:table-cell/>
          <table:table-cell table:formula="of:=IF(ISNA(MATCH([.D12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49" calcext:value-type="float">
            <text:p>3149</text:p>
          </table:table-cell>
          <table:table-cell table:formula="of:=LOOKUP([.B1223];[$Paragrafy.A$1:.A$1048576];[$Paragrafy.B$1:.B$1048576])" office:value-type="string" office:string-value="Ostatní zařízení související s výchovou a vzděláváním mládeže" calcext:value-type="string">
            <text:p>Ostatní zařízení související s výchovou a vzděláváním mládeže</text:p>
          </table:table-cell>
          <table:table-cell office:value-type="float" office:value="6356" calcext:value-type="float">
            <text:p>6356</text:p>
          </table:table-cell>
          <table:table-cell table:formula="of:=LOOKUP([.D1223];[$Polozky.A$1:.A$1048576];[$Polozky.B$1:.B$1048576])" office:value-type="string" office:string-value="Jiné investiční transfery zřízeným příspěvkovým organizacím" calcext:value-type="string">
            <text:p>Jiné 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7000" calcext:value-type="currency">
            <text:p>357 000,00 Kč</text:p>
          </table:table-cell>
          <table:table-cell/>
          <table:table-cell table:formula="of:=IF(ISNA(MATCH([.D12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4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041" calcext:value-type="float">
            <text:p>5041</text:p>
          </table:table-cell>
          <table:table-cell table:formula="of:=LOOKUP([.D1224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5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7" calcext:value-type="float">
            <text:p>5137</text:p>
          </table:table-cell>
          <table:table-cell table:formula="of:=LOOKUP([.D1225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/>
          <table:table-cell table:formula="of:=IF(ISNA(MATCH([.D12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6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39" calcext:value-type="float">
            <text:p>5139</text:p>
          </table:table-cell>
          <table:table-cell table:formula="of:=LOOKUP([.D122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85000" calcext:value-type="currency">
            <text:p>85 000,00 Kč</text:p>
          </table:table-cell>
          <table:table-cell/>
          <table:table-cell table:formula="of:=IF(ISNA(MATCH([.D12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7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1" calcext:value-type="float">
            <text:p>5151</text:p>
          </table:table-cell>
          <table:table-cell table:formula="of:=LOOKUP([.D1227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1000" calcext:value-type="currency">
            <text:p>21 000,00 Kč</text:p>
          </table:table-cell>
          <table:table-cell/>
          <table:table-cell table:formula="of:=IF(ISNA(MATCH([.D12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8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54" calcext:value-type="float">
            <text:p>5154</text:p>
          </table:table-cell>
          <table:table-cell table:formula="of:=LOOKUP([.D1228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/>
          <table:table-cell table:formula="of:=IF(ISNA(MATCH([.D12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29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69" calcext:value-type="float">
            <text:p>5169</text:p>
          </table:table-cell>
          <table:table-cell table:formula="of:=LOOKUP([.D122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575000" calcext:value-type="currency">
            <text:p>1 575 000,00 Kč</text:p>
          </table:table-cell>
          <table:table-cell/>
          <table:table-cell table:formula="of:=IF(ISNA(MATCH([.D12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30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1" calcext:value-type="float">
            <text:p>5171</text:p>
          </table:table-cell>
          <table:table-cell table:formula="of:=LOOKUP([.D1230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67000" calcext:value-type="currency">
            <text:p>67 000,00 Kč</text:p>
          </table:table-cell>
          <table:table-cell/>
          <table:table-cell table:formula="of:=IF(ISNA(MATCH([.D12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31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75" calcext:value-type="float">
            <text:p>5175</text:p>
          </table:table-cell>
          <table:table-cell table:formula="of:=LOOKUP([.D1231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40000" calcext:value-type="currency">
            <text:p>40 000,00 Kč</text:p>
          </table:table-cell>
          <table:table-cell/>
          <table:table-cell table:formula="of:=IF(ISNA(MATCH([.D12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1" calcext:value-type="float">
            <text:p>3311</text:p>
          </table:table-cell>
          <table:table-cell table:formula="of:=LOOKUP([.B1232];[$Paragrafy.A$1:.A$1048576];[$Paragrafy.B$1:.B$1048576])" office:value-type="string" office:string-value="Divadelní činnost" calcext:value-type="string">
            <text:p>Divadelní činnost</text:p>
          </table:table-cell>
          <table:table-cell office:value-type="float" office:value="5194" calcext:value-type="float">
            <text:p>5194</text:p>
          </table:table-cell>
          <table:table-cell table:formula="of:=LOOKUP([.D1232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/>
          <table:table-cell table:formula="of:=IF(ISNA(MATCH([.D12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3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041" calcext:value-type="float">
            <text:p>5041</text:p>
          </table:table-cell>
          <table:table-cell table:formula="of:=LOOKUP([.D1233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2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4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7" calcext:value-type="float">
            <text:p>5137</text:p>
          </table:table-cell>
          <table:table-cell table:formula="of:=LOOKUP([.D123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85000" calcext:value-type="currency">
            <text:p>85 000,00 Kč</text:p>
          </table:table-cell>
          <table:table-cell/>
          <table:table-cell table:formula="of:=IF(ISNA(MATCH([.D12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5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39" calcext:value-type="float">
            <text:p>5139</text:p>
          </table:table-cell>
          <table:table-cell table:formula="of:=LOOKUP([.D123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/>
          <table:table-cell table:formula="of:=IF(ISNA(MATCH([.D12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6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69" calcext:value-type="float">
            <text:p>5169</text:p>
          </table:table-cell>
          <table:table-cell table:formula="of:=LOOKUP([.D123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2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7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75" calcext:value-type="float">
            <text:p>5175</text:p>
          </table:table-cell>
          <table:table-cell table:formula="of:=LOOKUP([.D1237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/>
          <table:table-cell table:formula="of:=IF(ISNA(MATCH([.D12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7" calcext:value-type="float">
            <text:p>3317</text:p>
          </table:table-cell>
          <table:table-cell table:formula="of:=LOOKUP([.B1238];[$Paragrafy.A$1:.A$1048576];[$Paragrafy.B$1:.B$1048576])" office:value-type="string" office:string-value="Výstavní činnosti v kultuře" calcext:value-type="string">
            <text:p>Výstavní činnosti v kultuře</text:p>
          </table:table-cell>
          <table:table-cell office:value-type="float" office:value="5194" calcext:value-type="float">
            <text:p>5194</text:p>
          </table:table-cell>
          <table:table-cell table:formula="of:=LOOKUP([.D1238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2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3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041" calcext:value-type="float">
            <text:p>5041</text:p>
          </table:table-cell>
          <table:table-cell table:formula="of:=LOOKUP([.D1239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/>
          <table:table-cell table:formula="of:=IF(ISNA(MATCH([.D12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3" calcext:value-type="float">
            <text:p>5133</text:p>
          </table:table-cell>
          <table:table-cell table:formula="of:=LOOKUP([.D1240];[$Polozky.A$1:.A$1048576];[$Polozky.B$1:.B$1048576])" office:value-type="string" office:string-value="Léky a zdravotnický materiál" calcext:value-type="string">
            <text:p>Léky a zdravotnický materiál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12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6" calcext:value-type="float">
            <text:p>5136</text:p>
          </table:table-cell>
          <table:table-cell table:formula="of:=LOOKUP([.D1241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3000" calcext:value-type="currency">
            <text:p>3 000,00 Kč</text:p>
          </table:table-cell>
          <table:table-cell/>
          <table:table-cell table:formula="of:=IF(ISNA(MATCH([.D12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7" calcext:value-type="float">
            <text:p>5137</text:p>
          </table:table-cell>
          <table:table-cell table:formula="of:=LOOKUP([.D1242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2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39" calcext:value-type="float">
            <text:p>5139</text:p>
          </table:table-cell>
          <table:table-cell table:formula="of:=LOOKUP([.D124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494000" calcext:value-type="currency">
            <text:p>494 000,00 Kč</text:p>
          </table:table-cell>
          <table:table-cell/>
          <table:table-cell table:formula="of:=IF(ISNA(MATCH([.D12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4" calcext:value-type="float">
            <text:p>5154</text:p>
          </table:table-cell>
          <table:table-cell table:formula="of:=LOOKUP([.D1244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2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56" calcext:value-type="float">
            <text:p>5156</text:p>
          </table:table-cell>
          <table:table-cell table:formula="of:=LOOKUP([.D1245];[$Polozky.A$1:.A$1048576];[$Polozky.B$1:.B$1048576])" office:value-type="string" office:string-value="Pohonné hmoty a maziva" calcext:value-type="string">
            <text:p>Pohonné hmoty a maziva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12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6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1" calcext:value-type="float">
            <text:p>5161</text:p>
          </table:table-cell>
          <table:table-cell table:formula="of:=LOOKUP([.D1246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12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7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3" calcext:value-type="float">
            <text:p>5163</text:p>
          </table:table-cell>
          <table:table-cell table:formula="of:=LOOKUP([.D1247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2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8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4" calcext:value-type="float">
            <text:p>5164</text:p>
          </table:table-cell>
          <table:table-cell table:formula="of:=LOOKUP([.D1248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90000" calcext:value-type="currency">
            <text:p>590 000,00 Kč</text:p>
          </table:table-cell>
          <table:table-cell/>
          <table:table-cell table:formula="of:=IF(ISNA(MATCH([.D12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49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6" calcext:value-type="float">
            <text:p>5166</text:p>
          </table:table-cell>
          <table:table-cell table:formula="of:=LOOKUP([.D1249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2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0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69" calcext:value-type="float">
            <text:p>5169</text:p>
          </table:table-cell>
          <table:table-cell table:formula="of:=LOOKUP([.D1250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404000" calcext:value-type="currency">
            <text:p>4 404 000,00 Kč</text:p>
          </table:table-cell>
          <table:table-cell/>
          <table:table-cell table:formula="of:=IF(ISNA(MATCH([.D12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1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1" calcext:value-type="float">
            <text:p>5171</text:p>
          </table:table-cell>
          <table:table-cell table:formula="of:=LOOKUP([.D1251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2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75" calcext:value-type="float">
            <text:p>5175</text:p>
          </table:table-cell>
          <table:table-cell table:formula="of:=LOOKUP([.D1252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650000" calcext:value-type="currency">
            <text:p>650 000,00 Kč</text:p>
          </table:table-cell>
          <table:table-cell/>
          <table:table-cell table:formula="of:=IF(ISNA(MATCH([.D12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3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5194" calcext:value-type="float">
            <text:p>5194</text:p>
          </table:table-cell>
          <table:table-cell table:formula="of:=LOOKUP([.D1253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16000" calcext:value-type="currency">
            <text:p>216 000,00 Kč</text:p>
          </table:table-cell>
          <table:table-cell/>
          <table:table-cell table:formula="of:=IF(ISNA(MATCH([.D12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4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351" calcext:value-type="float">
            <text:p>6351</text:p>
          </table:table-cell>
          <table:table-cell table:formula="of:=LOOKUP([.D1254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5523000" calcext:value-type="currency">
            <text:p>5 523 000,00 Kč</text:p>
          </table:table-cell>
          <table:table-cell/>
          <table:table-cell table:formula="of:=IF(ISNA(MATCH([.D12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19" calcext:value-type="float">
            <text:p>3319</text:p>
          </table:table-cell>
          <table:table-cell table:formula="of:=LOOKUP([.B1255];[$Paragrafy.A$1:.A$1048576];[$Paragrafy.B$1:.B$1048576])" office:value-type="string" office:string-value="Ostatní záležitosti kultury" calcext:value-type="string">
            <text:p>Ostatní záležitosti kultury</text:p>
          </table:table-cell>
          <table:table-cell office:value-type="float" office:value="6351" calcext:value-type="float">
            <text:p>6351</text:p>
          </table:table-cell>
          <table:table-cell table:formula="of:=LOOKUP([.D1255];[$Polozky.A$1:.A$1048576];[$Polozky.B$1:.B$1048576])" office:value-type="string" office:string-value="Investiční transfery zřízeným příspěvkovým organizacím" calcext:value-type="string">
            <text:p>Investiční transfery zřízeným příspěvkovým organizacím</text:p>
          </table:table-cell>
          <table:table-cell table:number-columns-repeated="2" office:value-type="currency" office:currency="CZK" office:value="5523000" calcext:value-type="currency">
            <text:p>5 523 000,00 Kč</text:p>
          </table:table-cell>
          <table:table-cell/>
          <table:table-cell table:formula="of:=IF(ISNA(MATCH([.D12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2" calcext:value-type="float">
            <text:p>3322</text:p>
          </table:table-cell>
          <table:table-cell table:formula="of:=LOOKUP([.B1256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37" calcext:value-type="float">
            <text:p>5137</text:p>
          </table:table-cell>
          <table:table-cell table:formula="of:=LOOKUP([.D125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390000" calcext:value-type="currency">
            <text:p>390 000,00 Kč</text:p>
          </table:table-cell>
          <table:table-cell/>
          <table:table-cell table:formula="of:=IF(ISNA(MATCH([.D12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2" calcext:value-type="float">
            <text:p>3322</text:p>
          </table:table-cell>
          <table:table-cell table:formula="of:=LOOKUP([.B1257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69" calcext:value-type="float">
            <text:p>5169</text:p>
          </table:table-cell>
          <table:table-cell table:formula="of:=LOOKUP([.D125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80000" calcext:value-type="currency">
            <text:p>180 000,00 Kč</text:p>
          </table:table-cell>
          <table:table-cell/>
          <table:table-cell table:formula="of:=IF(ISNA(MATCH([.D12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2" calcext:value-type="float">
            <text:p>3322</text:p>
          </table:table-cell>
          <table:table-cell table:formula="of:=LOOKUP([.B1258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5171" calcext:value-type="float">
            <text:p>5171</text:p>
          </table:table-cell>
          <table:table-cell table:formula="of:=LOOKUP([.D1258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2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2" calcext:value-type="float">
            <text:p>3322</text:p>
          </table:table-cell>
          <table:table-cell table:formula="of:=LOOKUP([.B1259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125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430000" calcext:value-type="currency">
            <text:p>1 430 000,00 Kč</text:p>
          </table:table-cell>
          <table:table-cell/>
          <table:table-cell table:formula="of:=IF(ISNA(MATCH([.D12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2" calcext:value-type="float">
            <text:p>3322</text:p>
          </table:table-cell>
          <table:table-cell table:formula="of:=LOOKUP([.B1260];[$Paragrafy.A$1:.A$1048576];[$Paragrafy.B$1:.B$1048576])" office:value-type="string" office:string-value="Zachování a obnova kulturních památek" calcext:value-type="string">
            <text:p>Zachování a obnova kulturních památek</text:p>
          </table:table-cell>
          <table:table-cell office:value-type="float" office:value="6121" calcext:value-type="float">
            <text:p>6121</text:p>
          </table:table-cell>
          <table:table-cell table:formula="of:=LOOKUP([.D126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430000" calcext:value-type="currency">
            <text:p>1 430 000,00 Kč</text:p>
          </table:table-cell>
          <table:table-cell/>
          <table:table-cell table:formula="of:=IF(ISNA(MATCH([.D12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1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37" calcext:value-type="float">
            <text:p>5137</text:p>
          </table:table-cell>
          <table:table-cell table:formula="of:=LOOKUP([.D1261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43000" calcext:value-type="currency">
            <text:p>43 000,00 Kč</text:p>
          </table:table-cell>
          <table:table-cell/>
          <table:table-cell table:formula="of:=IF(ISNA(MATCH([.D12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2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69" calcext:value-type="float">
            <text:p>5169</text:p>
          </table:table-cell>
          <table:table-cell table:formula="of:=LOOKUP([.D1262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2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3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5171" calcext:value-type="float">
            <text:p>5171</text:p>
          </table:table-cell>
          <table:table-cell table:formula="of:=LOOKUP([.D126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07000" calcext:value-type="currency">
            <text:p>107 000,00 Kč</text:p>
          </table:table-cell>
          <table:table-cell office:value-type="currency" office:currency="CZK" office:value="189400" calcext:value-type="currency">
            <text:p>189 400,00 Kč</text:p>
          </table:table-cell>
          <table:table-cell/>
          <table:table-cell table:formula="of:=IF(ISNA(MATCH([.D12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4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1" calcext:value-type="float">
            <text:p>6121</text:p>
          </table:table-cell>
          <table:table-cell table:formula="of:=LOOKUP([.D1264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5000" calcext:value-type="currency">
            <text:p>205 000,00 Kč</text:p>
          </table:table-cell>
          <table:table-cell/>
          <table:table-cell table:formula="of:=IF(ISNA(MATCH([.D12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5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1" calcext:value-type="float">
            <text:p>6121</text:p>
          </table:table-cell>
          <table:table-cell table:formula="of:=LOOKUP([.D126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91000" calcext:value-type="currency">
            <text:p>191 000,00 Kč</text:p>
          </table:table-cell>
          <table:table-cell/>
          <table:table-cell table:formula="of:=IF(ISNA(MATCH([.D12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26" calcext:value-type="float">
            <text:p>3326</text:p>
          </table:table-cell>
          <table:table-cell table:formula="of:=LOOKUP([.B1266];[$Paragrafy.A$1:.A$1048576];[$Paragrafy.B$1:.B$1048576])" office:value-type="string" office:string-value="Pořízení, zachování a obnova hodnot místního kulturního, národního a historického povědomí" calcext:value-type="string">
            <text:p>Pořízení, zachování a obnova hodnot místního kulturního, národního a historického povědomí</text:p>
          </table:table-cell>
          <table:table-cell office:value-type="float" office:value="6121" calcext:value-type="float">
            <text:p>6121</text:p>
          </table:table-cell>
          <table:table-cell table:formula="of:=LOOKUP([.D126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96000" calcext:value-type="currency">
            <text:p>396 000,00 Kč</text:p>
          </table:table-cell>
          <table:table-cell/>
          <table:table-cell table:formula="of:=IF(ISNA(MATCH([.D12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9" calcext:value-type="float">
            <text:p>3349</text:p>
          </table:table-cell>
          <table:table-cell table:formula="of:=LOOKUP([.B1267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36" calcext:value-type="float">
            <text:p>5136</text:p>
          </table:table-cell>
          <table:table-cell table:formula="of:=LOOKUP([.D1267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2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9" calcext:value-type="float">
            <text:p>3349</text:p>
          </table:table-cell>
          <table:table-cell table:formula="of:=LOOKUP([.B1268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8" calcext:value-type="float">
            <text:p>5168</text:p>
          </table:table-cell>
          <table:table-cell table:formula="of:=LOOKUP([.D1268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410000" calcext:value-type="currency">
            <text:p>410 000,00 Kč</text:p>
          </table:table-cell>
          <table:table-cell/>
          <table:table-cell table:formula="of:=IF(ISNA(MATCH([.D12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9" calcext:value-type="float">
            <text:p>3349</text:p>
          </table:table-cell>
          <table:table-cell table:formula="of:=LOOKUP([.B1269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26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000000" calcext:value-type="currency">
            <text:p>4 000 000,00 Kč</text:p>
          </table:table-cell>
          <table:table-cell/>
          <table:table-cell table:formula="of:=IF(ISNA(MATCH([.D12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9" calcext:value-type="float">
            <text:p>3349</text:p>
          </table:table-cell>
          <table:table-cell table:formula="of:=LOOKUP([.B1270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270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650000" calcext:value-type="currency">
            <text:p>650 000,00 Kč</text:p>
          </table:table-cell>
          <table:table-cell/>
          <table:table-cell table:formula="of:=IF(ISNA(MATCH([.D12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49" calcext:value-type="float">
            <text:p>3349</text:p>
          </table:table-cell>
          <table:table-cell table:formula="of:=LOOKUP([.B1271];[$Paragrafy.A$1:.A$1048576];[$Paragrafy.B$1:.B$1048576])" office:value-type="string" office:string-value="Ostatní záležitosti sdělovacích prostředků" calcext:value-type="string">
            <text:p>Ostatní záležitosti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1271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12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2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041" calcext:value-type="float">
            <text:p>5041</text:p>
          </table:table-cell>
          <table:table-cell table:formula="of:=LOOKUP([.D1272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3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39" calcext:value-type="float">
            <text:p>5139</text:p>
          </table:table-cell>
          <table:table-cell table:formula="of:=LOOKUP([.D1273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4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69" calcext:value-type="float">
            <text:p>5169</text:p>
          </table:table-cell>
          <table:table-cell table:formula="of:=LOOKUP([.D127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725000" calcext:value-type="currency">
            <text:p>1 725 000,00 Kč</text:p>
          </table:table-cell>
          <table:table-cell/>
          <table:table-cell table:formula="of:=IF(ISNA(MATCH([.D12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5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1" calcext:value-type="float">
            <text:p>5171</text:p>
          </table:table-cell>
          <table:table-cell table:formula="of:=LOOKUP([.D1275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6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75" calcext:value-type="float">
            <text:p>5175</text:p>
          </table:table-cell>
          <table:table-cell table:formula="of:=LOOKUP([.D1276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12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2" calcext:value-type="float">
            <text:p>3392</text:p>
          </table:table-cell>
          <table:table-cell table:formula="of:=LOOKUP([.B1277];[$Paragrafy.A$1:.A$1048576];[$Paragrafy.B$1:.B$1048576])" office:value-type="string" office:string-value="Zájmová činnost v kultuře" calcext:value-type="string">
            <text:p>Zájmová činnost v kultuře</text:p>
          </table:table-cell>
          <table:table-cell office:value-type="float" office:value="5182" calcext:value-type="float">
            <text:p>5182</text:p>
          </table:table-cell>
          <table:table-cell table:formula="of:=LOOKUP([.D1277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2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78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041" calcext:value-type="float">
            <text:p>5041</text:p>
          </table:table-cell>
          <table:table-cell table:formula="of:=LOOKUP([.D1278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2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79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127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/>
          <table:table-cell table:formula="of:=IF(ISNA(MATCH([.D12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0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128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/>
          <table:table-cell table:formula="of:=IF(ISNA(MATCH([.D12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1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39" calcext:value-type="float">
            <text:p>5139</text:p>
          </table:table-cell>
          <table:table-cell table:formula="of:=LOOKUP([.D1281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2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2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6" calcext:value-type="float">
            <text:p>5166</text:p>
          </table:table-cell>
          <table:table-cell table:formula="of:=LOOKUP([.D128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2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3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283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/>
          <table:table-cell table:formula="of:=IF(ISNA(MATCH([.D12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4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69" calcext:value-type="float">
            <text:p>5169</text:p>
          </table:table-cell>
          <table:table-cell table:formula="of:=LOOKUP([.D128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41000" calcext:value-type="currency">
            <text:p>141 000,00 Kč</text:p>
          </table:table-cell>
          <table:table-cell/>
          <table:table-cell table:formula="of:=IF(ISNA(MATCH([.D12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5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75" calcext:value-type="float">
            <text:p>5175</text:p>
          </table:table-cell>
          <table:table-cell table:formula="of:=LOOKUP([.D1285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40000" calcext:value-type="currency">
            <text:p>40 000,00 Kč</text:p>
          </table:table-cell>
          <table:table-cell/>
          <table:table-cell table:formula="of:=IF(ISNA(MATCH([.D12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99" calcext:value-type="float">
            <text:p>3399</text:p>
          </table:table-cell>
          <table:table-cell table:formula="of:=LOOKUP([.B1286];[$Paragrafy.A$1:.A$1048576];[$Paragrafy.B$1:.B$1048576])" office:value-type="string" office:string-value="Ostatní záležitosti kultury, církví a sdělovacích prostředků" calcext:value-type="string">
            <text:p>Ostatní záležitosti kultury, církví a sdělovacích prostředků</text:p>
          </table:table-cell>
          <table:table-cell office:value-type="float" office:value="5194" calcext:value-type="float">
            <text:p>5194</text:p>
          </table:table-cell>
          <table:table-cell table:formula="of:=LOOKUP([.D1286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2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19" calcext:value-type="float">
            <text:p>3419</text:p>
          </table:table-cell>
          <table:table-cell table:formula="of:=LOOKUP([.B1287];[$Paragrafy.A$1:.A$1048576];[$Paragrafy.B$1:.B$1048576])" office:value-type="string" office:string-value="Ostatní tělovýchovná činnost" calcext:value-type="string">
            <text:p>Ostatní tělovýchovná činnost</text:p>
          </table:table-cell>
          <table:table-cell office:value-type="float" office:value="5222" calcext:value-type="float">
            <text:p>5222</text:p>
          </table:table-cell>
          <table:table-cell table:formula="of:=LOOKUP([.D1287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10700" calcext:value-type="currency">
            <text:p>4 010 700,00 Kč</text:p>
          </table:table-cell>
          <table:table-cell/>
          <table:table-cell table:formula="of:=IF(ISNA(MATCH([.D12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88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041" calcext:value-type="float">
            <text:p>5041</text:p>
          </table:table-cell>
          <table:table-cell table:formula="of:=LOOKUP([.D1288];[$Polozky.A$1:.A$1048576];[$Polozky.B$1:.B$1048576])" office:value-type="string" office:string-value="Odměny za užití duševního vlastnictví" calcext:value-type="string">
            <text:p>Odměny za užití duševního vlastnictví</text:p>
          </table:table-cell>
          <table:table-cell table:number-columns-repeated="2" office:value-type="currency" office:currency="CZK" office:value="120000" calcext:value-type="currency">
            <text:p>120 000,00 Kč</text:p>
          </table:table-cell>
          <table:table-cell/>
          <table:table-cell table:formula="of:=IF(ISNA(MATCH([.D12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89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39" calcext:value-type="float">
            <text:p>5139</text:p>
          </table:table-cell>
          <table:table-cell table:formula="of:=LOOKUP([.D128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90000" calcext:value-type="currency">
            <text:p>90 000,00 Kč</text:p>
          </table:table-cell>
          <table:table-cell/>
          <table:table-cell table:formula="of:=IF(ISNA(MATCH([.D12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0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4" calcext:value-type="float">
            <text:p>5164</text:p>
          </table:table-cell>
          <table:table-cell table:formula="of:=LOOKUP([.D1290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2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1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129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550000" calcext:value-type="currency">
            <text:p>1 550 000,00 Kč</text:p>
          </table:table-cell>
          <table:table-cell/>
          <table:table-cell table:formula="of:=IF(ISNA(MATCH([.D12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2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69" calcext:value-type="float">
            <text:p>5169</text:p>
          </table:table-cell>
          <table:table-cell table:formula="of:=LOOKUP([.D1292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2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3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1" calcext:value-type="float">
            <text:p>5171</text:p>
          </table:table-cell>
          <table:table-cell table:formula="of:=LOOKUP([.D1293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2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4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75" calcext:value-type="float">
            <text:p>5175</text:p>
          </table:table-cell>
          <table:table-cell table:formula="of:=LOOKUP([.D1294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/>
          <table:table-cell table:formula="of:=IF(ISNA(MATCH([.D12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5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194" calcext:value-type="float">
            <text:p>5194</text:p>
          </table:table-cell>
          <table:table-cell table:formula="of:=LOOKUP([.D1295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2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6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1" calcext:value-type="float">
            <text:p>5331</text:p>
          </table:table-cell>
          <table:table-cell table:formula="of:=LOOKUP([.D1296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table:number-columns-repeated="2" office:value-type="currency" office:currency="CZK" office:value="7000000" calcext:value-type="currency">
            <text:p>7 000 000,00 Kč</text:p>
          </table:table-cell>
          <table:table-cell/>
          <table:table-cell table:formula="of:=IF(ISNA(MATCH([.D12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  <table:table-cell table:formula="of:=LOOKUP([.B1297];[$Paragrafy.A$1:.A$1048576];[$Paragrafy.B$1:.B$1048576])" office:value-type="string" office:string-value="Využití volného času dětí a mládeže" calcext:value-type="string">
            <text:p>Využití volného času dětí a mládeže</text:p>
          </table:table-cell>
          <table:table-cell office:value-type="float" office:value="5336" calcext:value-type="float">
            <text:p>5336</text:p>
          </table:table-cell>
          <table:table-cell table:formula="of:=LOOKUP([.D1297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000" calcext:value-type="currency">
            <text:p>68 000,00 Kč</text:p>
          </table:table-cell>
          <table:table-cell/>
          <table:table-cell table:formula="of:=IF(ISNA(MATCH([.D12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11" calcext:value-type="float">
            <text:p>3511</text:p>
          </table:table-cell>
          <table:table-cell table:formula="of:=LOOKUP([.B1298];[$Paragrafy.A$1:.A$1048576];[$Paragrafy.B$1:.B$1048576])" office:value-type="string" office:string-value="Všeobecná ambulantní péče" calcext:value-type="string">
            <text:p>Všeobecná ambulantní péče</text:p>
          </table:table-cell>
          <table:table-cell office:value-type="float" office:value="5429" calcext:value-type="float">
            <text:p>5429</text:p>
          </table:table-cell>
          <table:table-cell table:formula="of:=LOOKUP([.D1298];[$Polozky.A$1:.A$1048576];[$Polozky.B$1:.B$1048576])" office:value-type="string" office:string-value="Ostatní náhrady placené obyvatelstvu" calcext:value-type="string">
            <text:p>Ostatní náhrady placené obyvatelstvu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/>
          <table:table-cell table:formula="of:=IF(ISNA(MATCH([.D12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23" calcext:value-type="float">
            <text:p>3523</text:p>
          </table:table-cell>
          <table:table-cell table:formula="of:=LOOKUP([.B1299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1" calcext:value-type="float">
            <text:p>5331</text:p>
          </table:table-cell>
          <table:table-cell table:formula="of:=LOOKUP([.D1299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table:number-columns-repeated="2" office:value-type="currency" office:currency="CZK" office:value="18500000" calcext:value-type="currency">
            <text:p>18 500 000,00 Kč</text:p>
          </table:table-cell>
          <table:table-cell/>
          <table:table-cell table:formula="of:=IF(ISNA(MATCH([.D12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23" calcext:value-type="float">
            <text:p>3523</text:p>
          </table:table-cell>
          <table:table-cell table:formula="of:=LOOKUP([.B1300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5336" calcext:value-type="float">
            <text:p>5336</text:p>
          </table:table-cell>
          <table:table-cell table:formula="of:=LOOKUP([.D1300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21000" calcext:value-type="currency">
            <text:p>1 721 000,00 Kč</text:p>
          </table:table-cell>
          <table:table-cell/>
          <table:table-cell table:formula="of:=IF(ISNA(MATCH([.D13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23" calcext:value-type="float">
            <text:p>3523</text:p>
          </table:table-cell>
          <table:table-cell table:formula="of:=LOOKUP([.B1301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130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063000" calcext:value-type="currency">
            <text:p>7 063 000,00 Kč</text:p>
          </table:table-cell>
          <table:table-cell/>
          <table:table-cell table:formula="of:=IF(ISNA(MATCH([.D13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23" calcext:value-type="float">
            <text:p>3523</text:p>
          </table:table-cell>
          <table:table-cell table:formula="of:=LOOKUP([.B1302];[$Paragrafy.A$1:.A$1048576];[$Paragrafy.B$1:.B$1048576])" office:value-type="string" office:string-value="Odborné léčebné ústavy" calcext:value-type="string">
            <text:p>Odborné léčebné ústavy</text:p>
          </table:table-cell>
          <table:table-cell office:value-type="float" office:value="6121" calcext:value-type="float">
            <text:p>6121</text:p>
          </table:table-cell>
          <table:table-cell table:formula="of:=LOOKUP([.D130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063000" calcext:value-type="currency">
            <text:p>7 063 000,00 Kč</text:p>
          </table:table-cell>
          <table:table-cell/>
          <table:table-cell table:formula="of:=IF(ISNA(MATCH([.D13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39" calcext:value-type="float">
            <text:p>3539</text:p>
          </table:table-cell>
          <table:table-cell table:formula="of:=LOOKUP([.B1303];[$Paragrafy.A$1:.A$1048576];[$Paragrafy.B$1:.B$1048576])" office:value-type="string" office:string-value="Ostatní zdravotnická zařízení a služby pro zdravotnictví" calcext:value-type="string">
            <text:p>Ostatní zdravotnická zařízení a služby pro zdravotnictví</text:p>
          </table:table-cell>
          <table:table-cell office:value-type="float" office:value="6121" calcext:value-type="float">
            <text:p>6121</text:p>
          </table:table-cell>
          <table:table-cell table:formula="of:=LOOKUP([.D1303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0500000" calcext:value-type="currency">
            <text:p>30 500 000,00 Kč</text:p>
          </table:table-cell>
          <table:table-cell/>
          <table:table-cell table:formula="of:=IF(ISNA(MATCH([.D13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39" calcext:value-type="float">
            <text:p>3539</text:p>
          </table:table-cell>
          <table:table-cell table:formula="of:=LOOKUP([.B1304];[$Paragrafy.A$1:.A$1048576];[$Paragrafy.B$1:.B$1048576])" office:value-type="string" office:string-value="Ostatní zdravotnická zařízení a služby pro zdravotnictví" calcext:value-type="string">
            <text:p>Ostatní zdravotnická zařízení a služby pro zdravotnictví</text:p>
          </table:table-cell>
          <table:table-cell office:value-type="float" office:value="6121" calcext:value-type="float">
            <text:p>6121</text:p>
          </table:table-cell>
          <table:table-cell table:formula="of:=LOOKUP([.D1304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0500000" calcext:value-type="currency">
            <text:p>30 500 000,00 Kč</text:p>
          </table:table-cell>
          <table:table-cell/>
          <table:table-cell table:formula="of:=IF(ISNA(MATCH([.D13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41" calcext:value-type="float">
            <text:p>3541</text:p>
          </table:table-cell>
          <table:table-cell table:formula="of:=LOOKUP([.B1305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39" calcext:value-type="float">
            <text:p>5139</text:p>
          </table:table-cell>
          <table:table-cell table:formula="of:=LOOKUP([.D1305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13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41" calcext:value-type="float">
            <text:p>3541</text:p>
          </table:table-cell>
          <table:table-cell table:formula="of:=LOOKUP([.B1306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7" calcext:value-type="float">
            <text:p>5167</text:p>
          </table:table-cell>
          <table:table-cell table:formula="of:=LOOKUP([.D130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3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41" calcext:value-type="float">
            <text:p>3541</text:p>
          </table:table-cell>
          <table:table-cell table:formula="of:=LOOKUP([.B1307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69" calcext:value-type="float">
            <text:p>5169</text:p>
          </table:table-cell>
          <table:table-cell table:formula="of:=LOOKUP([.D130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3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41" calcext:value-type="float">
            <text:p>3541</text:p>
          </table:table-cell>
          <table:table-cell table:formula="of:=LOOKUP([.B1308];[$Paragrafy.A$1:.A$1048576];[$Paragrafy.B$1:.B$1048576])" office:value-type="string" office:string-value="Prevence před drogami, alkoholem, nikotinem a jinými závislostmi" calcext:value-type="string">
            <text:p>Prevence před drogami, alkoholem, nikotinem a jinými závislostmi</text:p>
          </table:table-cell>
          <table:table-cell office:value-type="float" office:value="5194" calcext:value-type="float">
            <text:p>5194</text:p>
          </table:table-cell>
          <table:table-cell table:formula="of:=LOOKUP([.D1308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13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44" calcext:value-type="float">
            <text:p>3544</text:p>
          </table:table-cell>
          <table:table-cell table:formula="of:=LOOKUP([.B1309];[$Paragrafy.A$1:.A$1048576];[$Paragrafy.B$1:.B$1048576])" office:value-type="string" office:string-value="Národní program zdraví" calcext:value-type="string">
            <text:p>Národní program zdraví</text:p>
          </table:table-cell>
          <table:table-cell office:value-type="float" office:value="5336" calcext:value-type="float">
            <text:p>5336</text:p>
          </table:table-cell>
          <table:table-cell table:formula="of:=LOOKUP([.D1309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600" calcext:value-type="currency">
            <text:p>64 600,00 Kč</text:p>
          </table:table-cell>
          <table:table-cell/>
          <table:table-cell table:formula="of:=IF(ISNA(MATCH([.D13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0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560000" calcext:value-type="currency">
            <text:p>1 560 000,00 Kč</text:p>
          </table:table-cell>
          <table:table-cell/>
          <table:table-cell table:formula="of:=IF(ISNA(MATCH([.D13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1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172000" calcext:value-type="currency">
            <text:p>2 172 000,00 Kč</text:p>
          </table:table-cell>
          <table:table-cell/>
          <table:table-cell table:formula="of:=IF(ISNA(MATCH([.D13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2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2980000" calcext:value-type="currency">
            <text:p>2 980 000,00 Kč</text:p>
          </table:table-cell>
          <table:table-cell office:value-type="currency" office:currency="CZK" office:value="106900" calcext:value-type="currency">
            <text:p>106 900,00 Kč</text:p>
          </table:table-cell>
          <table:table-cell/>
          <table:table-cell table:formula="of:=IF(ISNA(MATCH([.D13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3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3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110000" calcext:value-type="currency">
            <text:p>2 110 000,00 Kč</text:p>
          </table:table-cell>
          <table:table-cell/>
          <table:table-cell table:formula="of:=IF(ISNA(MATCH([.D13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4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4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169000" calcext:value-type="currency">
            <text:p>1 169 000,00 Kč</text:p>
          </table:table-cell>
          <table:table-cell/>
          <table:table-cell table:formula="of:=IF(ISNA(MATCH([.D13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5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927000" calcext:value-type="currency">
            <text:p>1 927 000,00 Kč</text:p>
          </table:table-cell>
          <table:table-cell/>
          <table:table-cell table:formula="of:=IF(ISNA(MATCH([.D13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6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927000" calcext:value-type="currency">
            <text:p>1 927 000,00 Kč</text:p>
          </table:table-cell>
          <table:table-cell/>
          <table:table-cell table:formula="of:=IF(ISNA(MATCH([.D13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7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817000" calcext:value-type="currency">
            <text:p>5 817 000,00 Kč</text:p>
          </table:table-cell>
          <table:table-cell/>
          <table:table-cell table:formula="of:=IF(ISNA(MATCH([.D13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8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994000" calcext:value-type="currency">
            <text:p>1 994 000,00 Kč</text:p>
          </table:table-cell>
          <table:table-cell/>
          <table:table-cell table:formula="of:=IF(ISNA(MATCH([.D13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19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1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227000" calcext:value-type="currency">
            <text:p>2 227 000,00 Kč</text:p>
          </table:table-cell>
          <table:table-cell/>
          <table:table-cell table:formula="of:=IF(ISNA(MATCH([.D13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20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358000" calcext:value-type="currency">
            <text:p>3 358 000,00 Kč</text:p>
          </table:table-cell>
          <table:table-cell/>
          <table:table-cell table:formula="of:=IF(ISNA(MATCH([.D13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21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429000" calcext:value-type="currency">
            <text:p>2 429 000,00 Kč</text:p>
          </table:table-cell>
          <table:table-cell/>
          <table:table-cell table:formula="of:=IF(ISNA(MATCH([.D13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22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9495000" calcext:value-type="currency">
            <text:p>9 495 000,00 Kč</text:p>
          </table:table-cell>
          <table:table-cell/>
          <table:table-cell table:formula="of:=IF(ISNA(MATCH([.D13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2" calcext:value-type="float">
            <text:p>3612</text:p>
          </table:table-cell>
          <table:table-cell table:formula="of:=LOOKUP([.B1323];[$Paragrafy.A$1:.A$1048576];[$Paragrafy.B$1:.B$1048576])" office:value-type="string" office:string-value="Bytové hospodářství" calcext:value-type="string">
            <text:p>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9165000" calcext:value-type="currency">
            <text:p>39 165 000,00 Kč</text:p>
          </table:table-cell>
          <table:table-cell office:value-type="currency" office:currency="CZK" office:value="36291900" calcext:value-type="currency">
            <text:p>36 291 900,00 Kč</text:p>
          </table:table-cell>
          <table:table-cell/>
          <table:table-cell table:formula="of:=IF(ISNA(MATCH([.D13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4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5137" calcext:value-type="float">
            <text:p>5137</text:p>
          </table:table-cell>
          <table:table-cell table:formula="of:=LOOKUP([.D1324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700000" calcext:value-type="currency">
            <text:p>700 000,00 Kč</text:p>
          </table:table-cell>
          <table:table-cell/>
          <table:table-cell table:formula="of:=IF(ISNA(MATCH([.D13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5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476000" calcext:value-type="currency">
            <text:p>3 476 000,00 Kč</text:p>
          </table:table-cell>
          <table:table-cell/>
          <table:table-cell table:formula="of:=IF(ISNA(MATCH([.D13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6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8756000" calcext:value-type="currency">
            <text:p>8 756 000,00 Kč</text:p>
          </table:table-cell>
          <table:table-cell office:value-type="currency" office:currency="CZK" office:value="7748700" calcext:value-type="currency">
            <text:p>7 748 700,00 Kč</text:p>
          </table:table-cell>
          <table:table-cell/>
          <table:table-cell table:formula="of:=IF(ISNA(MATCH([.D13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7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356000" calcext:value-type="currency">
            <text:p>7 356 000,00 Kč</text:p>
          </table:table-cell>
          <table:table-cell/>
          <table:table-cell table:formula="of:=IF(ISNA(MATCH([.D13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8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815000" calcext:value-type="currency">
            <text:p>1 815 000,00 Kč</text:p>
          </table:table-cell>
          <table:table-cell/>
          <table:table-cell table:formula="of:=IF(ISNA(MATCH([.D13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29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2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317000" calcext:value-type="currency">
            <text:p>1 317 000,00 Kč</text:p>
          </table:table-cell>
          <table:table-cell/>
          <table:table-cell table:formula="of:=IF(ISNA(MATCH([.D13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30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3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362000" calcext:value-type="currency">
            <text:p>5 362 000,00 Kč</text:p>
          </table:table-cell>
          <table:table-cell/>
          <table:table-cell table:formula="of:=IF(ISNA(MATCH([.D13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31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3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4451000" calcext:value-type="currency">
            <text:p>4 451 000,00 Kč</text:p>
          </table:table-cell>
          <table:table-cell/>
          <table:table-cell table:formula="of:=IF(ISNA(MATCH([.D13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32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3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03000" calcext:value-type="currency">
            <text:p>503 000,00 Kč</text:p>
          </table:table-cell>
          <table:table-cell/>
          <table:table-cell table:formula="of:=IF(ISNA(MATCH([.D13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33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33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720000" calcext:value-type="currency">
            <text:p>1 720 000,00 Kč</text:p>
          </table:table-cell>
          <table:table-cell/>
          <table:table-cell table:formula="of:=IF(ISNA(MATCH([.D13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13" calcext:value-type="float">
            <text:p>3613</text:p>
          </table:table-cell>
          <table:table-cell table:formula="of:=LOOKUP([.B1334];[$Paragrafy.A$1:.A$1048576];[$Paragrafy.B$1:.B$1048576])" office:value-type="string" office:string-value="Nebytové hospodářství" calcext:value-type="string">
            <text:p>Nebytové hospodářství</text:p>
          </table:table-cell>
          <table:table-cell office:value-type="float" office:value="6121" calcext:value-type="float">
            <text:p>6121</text:p>
          </table:table-cell>
          <table:table-cell table:formula="of:=LOOKUP([.D133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4756000" calcext:value-type="currency">
            <text:p>34 756 000,00 Kč</text:p>
          </table:table-cell>
          <table:table-cell office:value-type="currency" office:currency="CZK" office:value="33748700" calcext:value-type="currency">
            <text:p>33 748 700,00 Kč</text:p>
          </table:table-cell>
          <table:table-cell/>
          <table:table-cell table:formula="of:=IF(ISNA(MATCH([.D13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2" calcext:value-type="float">
            <text:p>3632</text:p>
          </table:table-cell>
          <table:table-cell table:formula="of:=LOOKUP([.B1335];[$Paragrafy.A$1:.A$1048576];[$Paragrafy.B$1:.B$1048576])" office:value-type="string" office:string-value="Pohřebnictví" calcext:value-type="string">
            <text:p>Pohřebnictví</text:p>
          </table:table-cell>
          <table:table-cell office:value-type="float" office:value="5192" calcext:value-type="float">
            <text:p>5192</text:p>
          </table:table-cell>
          <table:table-cell table:formula="of:=LOOKUP([.D1335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/>
          <table:table-cell table:formula="of:=IF(ISNA(MATCH([.D13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36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133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3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37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7" calcext:value-type="float">
            <text:p>5137</text:p>
          </table:table-cell>
          <table:table-cell table:formula="of:=LOOKUP([.D133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3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3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133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000" calcext:value-type="currency">
            <text:p>10 000,00 Kč</text:p>
          </table:table-cell>
          <table:table-cell/>
          <table:table-cell table:formula="of:=IF(ISNA(MATCH([.D13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39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39" calcext:value-type="float">
            <text:p>5139</text:p>
          </table:table-cell>
          <table:table-cell table:formula="of:=LOOKUP([.D133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3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0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4" calcext:value-type="float">
            <text:p>5164</text:p>
          </table:table-cell>
          <table:table-cell table:formula="of:=LOOKUP([.D1340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3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1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134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350000" calcext:value-type="currency">
            <text:p>350 000,00 Kč</text:p>
          </table:table-cell>
          <table:table-cell/>
          <table:table-cell table:formula="of:=IF(ISNA(MATCH([.D13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2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6" calcext:value-type="float">
            <text:p>5166</text:p>
          </table:table-cell>
          <table:table-cell table:formula="of:=LOOKUP([.D134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5100000" calcext:value-type="currency">
            <text:p>5 100 000,00 Kč</text:p>
          </table:table-cell>
          <table:table-cell/>
          <table:table-cell table:formula="of:=IF(ISNA(MATCH([.D13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3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8" calcext:value-type="float">
            <text:p>5168</text:p>
          </table:table-cell>
          <table:table-cell table:formula="of:=LOOKUP([.D1343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260000" calcext:value-type="currency">
            <text:p>260 000,00 Kč</text:p>
          </table:table-cell>
          <table:table-cell/>
          <table:table-cell table:formula="of:=IF(ISNA(MATCH([.D13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4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134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3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5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69" calcext:value-type="float">
            <text:p>5169</text:p>
          </table:table-cell>
          <table:table-cell table:formula="of:=LOOKUP([.D134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990000" calcext:value-type="currency">
            <text:p>990 000,00 Kč</text:p>
          </table:table-cell>
          <table:table-cell office:value-type="currency" office:currency="CZK" office:value="1258800" calcext:value-type="currency">
            <text:p>1 258 800,00 Kč</text:p>
          </table:table-cell>
          <table:table-cell/>
          <table:table-cell table:formula="of:=IF(ISNA(MATCH([.D13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6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175" calcext:value-type="float">
            <text:p>5175</text:p>
          </table:table-cell>
          <table:table-cell table:formula="of:=LOOKUP([.D1346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3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7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222" calcext:value-type="float">
            <text:p>5222</text:p>
          </table:table-cell>
          <table:table-cell table:formula="of:=LOOKUP([.D1347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/>
          <table:table-cell table:formula="of:=IF(ISNA(MATCH([.D13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8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229" calcext:value-type="float">
            <text:p>5229</text:p>
          </table:table-cell>
          <table:table-cell table:formula="of:=LOOKUP([.D1348];[$Polozky.A$1:.A$1048576];[$Polozky.B$1:.B$1048576])" office:value-type="string" office:string-value="Ostatní neinvestiční transfery neziskovým a podobným organizacím" calcext:value-type="string">
            <text:p>Ostatní neinvestiční transfery neziskovým a podobným organizacím</text:p>
          </table:table-cell>
          <table:table-cell table:number-columns-repeated="2" office:value-type="currency" office:currency="CZK" office:value="99000" calcext:value-type="currency">
            <text:p>99 000,00 Kč</text:p>
          </table:table-cell>
          <table:table-cell/>
          <table:table-cell table:formula="of:=IF(ISNA(MATCH([.D13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5" calcext:value-type="float">
            <text:p>3635</text:p>
          </table:table-cell>
          <table:table-cell table:formula="of:=LOOKUP([.B1349];[$Paragrafy.A$1:.A$1048576];[$Paragrafy.B$1:.B$1048576])" office:value-type="string" office:string-value="Územní plánování" calcext:value-type="string">
            <text:p>Územní plánování</text:p>
          </table:table-cell>
          <table:table-cell office:value-type="float" office:value="5363" calcext:value-type="float">
            <text:p>5363</text:p>
          </table:table-cell>
          <table:table-cell table:formula="of:=LOOKUP([.D1349];[$Polozky.A$1:.A$1048576];[$Polozky.B$1:.B$1048576])" office:value-type="string" office:string-value="Úhrady sankcí jiným rozpočtům" calcext:value-type="string">
            <text:p>Úhrady sankcí jiným rozpočtům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3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51" calcext:value-type="float">
            <text:p>5151</text:p>
          </table:table-cell>
          <table:table-cell table:formula="of:=LOOKUP([.D1350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3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54" calcext:value-type="float">
            <text:p>5154</text:p>
          </table:table-cell>
          <table:table-cell table:formula="of:=LOOKUP([.D1351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/>
          <table:table-cell table:formula="of:=IF(ISNA(MATCH([.D13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2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3" calcext:value-type="float">
            <text:p>5163</text:p>
          </table:table-cell>
          <table:table-cell table:formula="of:=LOOKUP([.D1352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350000" calcext:value-type="currency">
            <text:p>1 350 000,00 Kč</text:p>
          </table:table-cell>
          <table:table-cell/>
          <table:table-cell table:formula="of:=IF(ISNA(MATCH([.D13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4" calcext:value-type="float">
            <text:p>5164</text:p>
          </table:table-cell>
          <table:table-cell table:formula="of:=LOOKUP([.D1353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171000" calcext:value-type="currency">
            <text:p>171 000,00 Kč</text:p>
          </table:table-cell>
          <table:table-cell office:value-type="currency" office:currency="CZK" office:value="1534000" calcext:value-type="currency">
            <text:p>1 534 000,00 Kč</text:p>
          </table:table-cell>
          <table:table-cell/>
          <table:table-cell table:formula="of:=IF(ISNA(MATCH([.D13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6" calcext:value-type="float">
            <text:p>5166</text:p>
          </table:table-cell>
          <table:table-cell table:formula="of:=LOOKUP([.D135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6983400" calcext:value-type="currency">
            <text:p>6 983 400,00 Kč</text:p>
          </table:table-cell>
          <table:table-cell/>
          <table:table-cell table:formula="of:=IF(ISNA(MATCH([.D13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69" calcext:value-type="float">
            <text:p>5169</text:p>
          </table:table-cell>
          <table:table-cell table:formula="of:=LOOKUP([.D1355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410000" calcext:value-type="currency">
            <text:p>2 410 000,00 Kč</text:p>
          </table:table-cell>
          <table:table-cell office:value-type="currency" office:currency="CZK" office:value="4384300" calcext:value-type="currency">
            <text:p>4 384 300,00 Kč</text:p>
          </table:table-cell>
          <table:table-cell/>
          <table:table-cell table:formula="of:=IF(ISNA(MATCH([.D13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6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71" calcext:value-type="float">
            <text:p>5171</text:p>
          </table:table-cell>
          <table:table-cell table:formula="of:=LOOKUP([.D1356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25600" calcext:value-type="currency">
            <text:p>25 600,00 Kč</text:p>
          </table:table-cell>
          <table:table-cell/>
          <table:table-cell table:formula="of:=IF(ISNA(MATCH([.D13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7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5192" calcext:value-type="float">
            <text:p>5192</text:p>
          </table:table-cell>
          <table:table-cell table:formula="of:=LOOKUP([.D1357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800000" calcext:value-type="currency">
            <text:p>800 000,00 Kč</text:p>
          </table:table-cell>
          <table:table-cell/>
          <table:table-cell table:formula="of:=IF(ISNA(MATCH([.D13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8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5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201000" calcext:value-type="currency">
            <text:p>3 201 000,00 Kč</text:p>
          </table:table-cell>
          <table:table-cell/>
          <table:table-cell table:formula="of:=IF(ISNA(MATCH([.D13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59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5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062000" calcext:value-type="currency">
            <text:p>3 062 000,00 Kč</text:p>
          </table:table-cell>
          <table:table-cell/>
          <table:table-cell table:formula="of:=IF(ISNA(MATCH([.D13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0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6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018000" calcext:value-type="currency">
            <text:p>7 018 000,00 Kč</text:p>
          </table:table-cell>
          <table:table-cell/>
          <table:table-cell table:formula="of:=IF(ISNA(MATCH([.D13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1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6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6134000" calcext:value-type="currency">
            <text:p>6 134 000,00 Kč</text:p>
          </table:table-cell>
          <table:table-cell/>
          <table:table-cell table:formula="of:=IF(ISNA(MATCH([.D13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2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6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00000000" calcext:value-type="currency">
            <text:p>300 000 000,00 Kč</text:p>
          </table:table-cell>
          <table:table-cell/>
          <table:table-cell table:formula="of:=IF(ISNA(MATCH([.D13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3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1" calcext:value-type="float">
            <text:p>6121</text:p>
          </table:table-cell>
          <table:table-cell table:formula="of:=LOOKUP([.D1363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19415000" calcext:value-type="currency">
            <text:p>319 415 000,00 Kč</text:p>
          </table:table-cell>
          <table:table-cell/>
          <table:table-cell table:formula="of:=IF(ISNA(MATCH([.D13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4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2" calcext:value-type="float">
            <text:p>6122</text:p>
          </table:table-cell>
          <table:table-cell table:formula="of:=LOOKUP([.D1364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100" calcext:value-type="currency">
            <text:p>43 100,00 Kč</text:p>
          </table:table-cell>
          <table:table-cell/>
          <table:table-cell table:formula="of:=IF(ISNA(MATCH([.D13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39" calcext:value-type="float">
            <text:p>3639</text:p>
          </table:table-cell>
          <table:table-cell table:formula="of:=LOOKUP([.B1365];[$Paragrafy.A$1:.A$1048576];[$Paragrafy.B$1:.B$1048576])" office:value-type="string" office:string-value="Komunální služby a územní rozvoj jinde nezařazené" calcext:value-type="string">
            <text:p>Komunální služby a územní rozvoj jinde nezařazené</text:p>
          </table:table-cell>
          <table:table-cell office:value-type="float" office:value="6122" calcext:value-type="float">
            <text:p>6122</text:p>
          </table:table-cell>
          <table:table-cell table:formula="of:=LOOKUP([.D1365];[$Polozky.A$1:.A$1048576];[$Polozky.B$1:.B$1048576])" office:value-type="string" office:string-value="Stroje, přístroje a zařízení" calcext:value-type="string">
            <text:p>Stroje, přístroje a zaříz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100" calcext:value-type="currency">
            <text:p>43 100,00 Kč</text:p>
          </table:table-cell>
          <table:table-cell/>
          <table:table-cell table:formula="of:=IF(ISNA(MATCH([.D13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  <table:table-cell table:formula="of:=LOOKUP([.B1366];[$Paragrafy.A$1:.A$1048576];[$Paragrafy.B$1:.B$1048576])" office:value-type="string" office:string-value="Sběr a svoz komunálních odpadů" calcext:value-type="string">
            <text:p>Sběr a svoz komunálních odpadů</text:p>
          </table:table-cell>
          <table:table-cell office:value-type="float" office:value="5169" calcext:value-type="float">
            <text:p>5169</text:p>
          </table:table-cell>
          <table:table-cell table:formula="of:=LOOKUP([.D1366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0250000" calcext:value-type="currency">
            <text:p>10 250 000,00 Kč</text:p>
          </table:table-cell>
          <table:table-cell/>
          <table:table-cell table:formula="of:=IF(ISNA(MATCH([.D13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  <table:table-cell table:formula="of:=LOOKUP([.B1367];[$Paragrafy.A$1:.A$1048576];[$Paragrafy.B$1:.B$1048576])" office:value-type="string" office:string-value="Sběr a svoz ostatních odpadů (jiných než nebezpečných a komunálních)" calcext:value-type="string">
            <text:p>Sběr a svoz ostatních odpadů (jiných než nebezpečných a komunálních)</text:p>
          </table:table-cell>
          <table:table-cell office:value-type="float" office:value="5169" calcext:value-type="float">
            <text:p>5169</text:p>
          </table:table-cell>
          <table:table-cell table:formula="of:=LOOKUP([.D136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5000000" calcext:value-type="currency">
            <text:p>5 000 000,00 Kč</text:p>
          </table:table-cell>
          <table:table-cell/>
          <table:table-cell table:formula="of:=IF(ISNA(MATCH([.D13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6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7" calcext:value-type="float">
            <text:p>5137</text:p>
          </table:table-cell>
          <table:table-cell table:formula="of:=LOOKUP([.D1368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700000" calcext:value-type="currency">
            <text:p>700 000,00 Kč</text:p>
          </table:table-cell>
          <table:table-cell/>
          <table:table-cell table:formula="of:=IF(ISNA(MATCH([.D13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6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39" calcext:value-type="float">
            <text:p>5139</text:p>
          </table:table-cell>
          <table:table-cell table:formula="of:=LOOKUP([.D136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3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1" calcext:value-type="float">
            <text:p>5151</text:p>
          </table:table-cell>
          <table:table-cell table:formula="of:=LOOKUP([.D1370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/>
          <table:table-cell table:formula="of:=IF(ISNA(MATCH([.D13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4" calcext:value-type="float">
            <text:p>5154</text:p>
          </table:table-cell>
          <table:table-cell table:formula="of:=LOOKUP([.D1371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3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56" calcext:value-type="float">
            <text:p>5156</text:p>
          </table:table-cell>
          <table:table-cell table:formula="of:=LOOKUP([.D1372];[$Polozky.A$1:.A$1048576];[$Polozky.B$1:.B$1048576])" office:value-type="string" office:string-value="Pohonné hmoty a maziva" calcext:value-type="string">
            <text:p>Pohonné hmoty a maziva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/>
          <table:table-cell table:formula="of:=IF(ISNA(MATCH([.D13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4" calcext:value-type="float">
            <text:p>5164</text:p>
          </table:table-cell>
          <table:table-cell table:formula="of:=LOOKUP([.D1373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3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6" calcext:value-type="float">
            <text:p>5166</text:p>
          </table:table-cell>
          <table:table-cell table:formula="of:=LOOKUP([.D137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3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8" calcext:value-type="float">
            <text:p>5168</text:p>
          </table:table-cell>
          <table:table-cell table:formula="of:=LOOKUP([.D1375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3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69" calcext:value-type="float">
            <text:p>5169</text:p>
          </table:table-cell>
          <table:table-cell table:formula="of:=LOOKUP([.D137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32200000" calcext:value-type="currency">
            <text:p>32 200 000,00 Kč</text:p>
          </table:table-cell>
          <table:table-cell office:value-type="currency" office:currency="CZK" office:value="32270000" calcext:value-type="currency">
            <text:p>32 270 000,00 Kč</text:p>
          </table:table-cell>
          <table:table-cell/>
          <table:table-cell table:formula="of:=IF(ISNA(MATCH([.D13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5171" calcext:value-type="float">
            <text:p>5171</text:p>
          </table:table-cell>
          <table:table-cell table:formula="of:=LOOKUP([.D1377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/>
          <table:table-cell table:formula="of:=IF(ISNA(MATCH([.D13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78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79000" calcext:value-type="currency">
            <text:p>179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/>
          <table:table-cell table:formula="of:=IF(ISNA(MATCH([.D13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7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79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547000" calcext:value-type="currency">
            <text:p>547 000,00 Kč</text:p>
          </table:table-cell>
          <table:table-cell office:value-type="currency" office:currency="CZK" office:value="1217000" calcext:value-type="currency">
            <text:p>1 217 000,00 Kč</text:p>
          </table:table-cell>
          <table:table-cell/>
          <table:table-cell table:formula="of:=IF(ISNA(MATCH([.D13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0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543000" calcext:value-type="currency">
            <text:p>3 543 000,00 Kč</text:p>
          </table:table-cell>
          <table:table-cell office:value-type="currency" office:currency="CZK" office:value="3603000" calcext:value-type="currency">
            <text:p>3 603 000,00 Kč</text:p>
          </table:table-cell>
          <table:table-cell/>
          <table:table-cell table:formula="of:=IF(ISNA(MATCH([.D13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0" calcext:value-type="currency">
            <text:p>100 000,00 Kč</text:p>
          </table:table-cell>
          <table:table-cell/>
          <table:table-cell table:formula="of:=IF(ISNA(MATCH([.D13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40000" calcext:value-type="currency">
            <text:p>4 940 000,00 Kč</text:p>
          </table:table-cell>
          <table:table-cell/>
          <table:table-cell table:formula="of:=IF(ISNA(MATCH([.D13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0000" calcext:value-type="currency">
            <text:p>640 000,00 Kč</text:p>
          </table:table-cell>
          <table:table-cell/>
          <table:table-cell table:formula="of:=IF(ISNA(MATCH([.D13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57000" calcext:value-type="currency">
            <text:p>357 000,00 Kč</text:p>
          </table:table-cell>
          <table:table-cell office:value-type="currency" office:currency="CZK" office:value="457000" calcext:value-type="currency">
            <text:p>457 000,00 Kč</text:p>
          </table:table-cell>
          <table:table-cell/>
          <table:table-cell table:formula="of:=IF(ISNA(MATCH([.D13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50000" calcext:value-type="currency">
            <text:p>350 000,00 Kč</text:p>
          </table:table-cell>
          <table:table-cell/>
          <table:table-cell table:formula="of:=IF(ISNA(MATCH([.D13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6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680000" calcext:value-type="currency">
            <text:p>4 680 000,00 Kč</text:p>
          </table:table-cell>
          <table:table-cell/>
          <table:table-cell table:formula="of:=IF(ISNA(MATCH([.D13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140000" calcext:value-type="currency">
            <text:p>4 140 000,00 Kč</text:p>
          </table:table-cell>
          <table:table-cell/>
          <table:table-cell table:formula="of:=IF(ISNA(MATCH([.D13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60000" calcext:value-type="currency">
            <text:p>360 000,00 Kč</text:p>
          </table:table-cell>
          <table:table-cell/>
          <table:table-cell table:formula="of:=IF(ISNA(MATCH([.D13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8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8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34000" calcext:value-type="currency">
            <text:p>334 000,00 Kč</text:p>
          </table:table-cell>
          <table:table-cell/>
          <table:table-cell table:formula="of:=IF(ISNA(MATCH([.D13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70000" calcext:value-type="currency">
            <text:p>170 000,00 Kč</text:p>
          </table:table-cell>
          <table:table-cell/>
          <table:table-cell table:formula="of:=IF(ISNA(MATCH([.D13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1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2412000" calcext:value-type="currency">
            <text:p>12 412 000,00 Kč</text:p>
          </table:table-cell>
          <table:table-cell office:value-type="currency" office:currency="CZK" office:value="12762000" calcext:value-type="currency">
            <text:p>12 762 000,00 Kč</text:p>
          </table:table-cell>
          <table:table-cell/>
          <table:table-cell table:formula="of:=IF(ISNA(MATCH([.D13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339000" calcext:value-type="currency">
            <text:p>1 339 000,00 Kč</text:p>
          </table:table-cell>
          <table:table-cell/>
          <table:table-cell table:formula="of:=IF(ISNA(MATCH([.D13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3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14317000" calcext:value-type="currency">
            <text:p>14 317 000,00 Kč</text:p>
          </table:table-cell>
          <table:table-cell office:value-type="currency" office:currency="CZK" office:value="15717000" calcext:value-type="currency">
            <text:p>15 717 000,00 Kč</text:p>
          </table:table-cell>
          <table:table-cell/>
          <table:table-cell table:formula="of:=IF(ISNA(MATCH([.D13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4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3000" calcext:value-type="currency">
            <text:p>53 000,00 Kč</text:p>
          </table:table-cell>
          <table:table-cell/>
          <table:table-cell table:formula="of:=IF(ISNA(MATCH([.D13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5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30960000" calcext:value-type="currency">
            <text:p>30 960 000,00 Kč</text:p>
          </table:table-cell>
          <table:table-cell office:value-type="currency" office:currency="CZK" office:value="13026000" calcext:value-type="currency">
            <text:p>13 026 000,00 Kč</text:p>
          </table:table-cell>
          <table:table-cell/>
          <table:table-cell table:formula="of:=IF(ISNA(MATCH([.D13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6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4030000" calcext:value-type="currency">
            <text:p>4 030 000,00 Kč</text:p>
          </table:table-cell>
          <table:table-cell/>
          <table:table-cell table:formula="of:=IF(ISNA(MATCH([.D13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7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68898000" calcext:value-type="currency">
            <text:p>68 898 000,00 Kč</text:p>
          </table:table-cell>
          <table:table-cell office:value-type="currency" office:currency="CZK" office:value="68098000" calcext:value-type="currency">
            <text:p>68 098 000,00 Kč</text:p>
          </table:table-cell>
          <table:table-cell/>
          <table:table-cell table:formula="of:=IF(ISNA(MATCH([.D13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8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3000000" calcext:value-type="currency">
            <text:p>13 000 000,00 Kč</text:p>
          </table:table-cell>
          <table:table-cell/>
          <table:table-cell table:formula="of:=IF(ISNA(MATCH([.D13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399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39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3600000" calcext:value-type="currency">
            <text:p>13 600 000,00 Kč</text:p>
          </table:table-cell>
          <table:table-cell/>
          <table:table-cell table:formula="of:=IF(ISNA(MATCH([.D13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0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40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9000000" calcext:value-type="currency">
            <text:p>19 000 000,00 Kč</text:p>
          </table:table-cell>
          <table:table-cell/>
          <table:table-cell table:formula="of:=IF(ISNA(MATCH([.D14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1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40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934000" calcext:value-type="currency">
            <text:p>5 934 000,00 Kč</text:p>
          </table:table-cell>
          <table:table-cell/>
          <table:table-cell table:formula="of:=IF(ISNA(MATCH([.D14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2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1" calcext:value-type="float">
            <text:p>6121</text:p>
          </table:table-cell>
          <table:table-cell table:formula="of:=LOOKUP([.D140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4934000" calcext:value-type="currency">
            <text:p>24 934 000,00 Kč</text:p>
          </table:table-cell>
          <table:table-cell/>
          <table:table-cell table:formula="of:=IF(ISNA(MATCH([.D14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3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3" calcext:value-type="float">
            <text:p>6123</text:p>
          </table:table-cell>
          <table:table-cell table:formula="of:=LOOKUP([.D1403];[$Polozky.A$1:.A$1048576];[$Polozky.B$1:.B$1048576])" office:value-type="string" office:string-value="Dopravní prostředky" calcext:value-type="string">
            <text:p>Dopravní prostředky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/>
          <table:table-cell table:formula="of:=IF(ISNA(MATCH([.D14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4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3" calcext:value-type="float">
            <text:p>6123</text:p>
          </table:table-cell>
          <table:table-cell table:formula="of:=LOOKUP([.D1404];[$Polozky.A$1:.A$1048576];[$Polozky.B$1:.B$1048576])" office:value-type="string" office:string-value="Dopravní prostředky" calcext:value-type="string">
            <text:p>Dopravní prostředky</text:p>
          </table:table-cell>
          <table:table-cell office:value-type="currency" office:currency="CZK" office:value="16226000" calcext:value-type="currency">
            <text:p>16 226 000,00 Kč</text:p>
          </table:table-cell>
          <table:table-cell office:value-type="currency" office:currency="CZK" office:value="16426000" calcext:value-type="currency">
            <text:p>16 426 000,00 Kč</text:p>
          </table:table-cell>
          <table:table-cell/>
          <table:table-cell table:formula="of:=IF(ISNA(MATCH([.D14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formula="of:=LOOKUP([.B1405];[$Paragrafy.A$1:.A$1048576];[$Paragrafy.B$1:.B$1048576])" office:value-type="string" office:string-value="Péče o vzhled obcí a veřejnou zeleň" calcext:value-type="string">
            <text:p>Péče o vzhled obcí a veřejnou zeleň</text:p>
          </table:table-cell>
          <table:table-cell office:value-type="float" office:value="6123" calcext:value-type="float">
            <text:p>6123</text:p>
          </table:table-cell>
          <table:table-cell table:formula="of:=LOOKUP([.D1405];[$Polozky.A$1:.A$1048576];[$Polozky.B$1:.B$1048576])" office:value-type="string" office:string-value="Dopravní prostředky" calcext:value-type="string">
            <text:p>Dopravní prostředky</text:p>
          </table:table-cell>
          <table:table-cell office:value-type="currency" office:currency="CZK" office:value="16326000" calcext:value-type="currency">
            <text:p>16 326 000,00 Kč</text:p>
          </table:table-cell>
          <table:table-cell office:value-type="currency" office:currency="CZK" office:value="17126000" calcext:value-type="currency">
            <text:p>17 126 000,00 Kč</text:p>
          </table:table-cell>
          <table:table-cell/>
          <table:table-cell table:formula="of:=IF(ISNA(MATCH([.D14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formula="of:=LOOKUP([.B1406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39" calcext:value-type="float">
            <text:p>5139</text:p>
          </table:table-cell>
          <table:table-cell table:formula="of:=LOOKUP([.D1406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4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formula="of:=LOOKUP([.B1407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69" calcext:value-type="float">
            <text:p>5169</text:p>
          </table:table-cell>
          <table:table-cell table:formula="of:=LOOKUP([.D140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800000" calcext:value-type="currency">
            <text:p>800 000,00 Kč</text:p>
          </table:table-cell>
          <table:table-cell/>
          <table:table-cell table:formula="of:=IF(ISNA(MATCH([.D14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formula="of:=LOOKUP([.B1408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75" calcext:value-type="float">
            <text:p>5175</text:p>
          </table:table-cell>
          <table:table-cell table:formula="of:=LOOKUP([.D1408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4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formula="of:=LOOKUP([.B1409];[$Paragrafy.A$1:.A$1048576];[$Paragrafy.B$1:.B$1048576])" office:value-type="string" office:string-value="Ostatní činnosti k ochraně přírody a krajiny" calcext:value-type="string">
            <text:p>Ostatní činnosti k ochraně přírody a krajiny</text:p>
          </table:table-cell>
          <table:table-cell office:value-type="float" office:value="5182" calcext:value-type="float">
            <text:p>5182</text:p>
          </table:table-cell>
          <table:table-cell table:formula="of:=LOOKUP([.D1409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29" calcext:value-type="float">
            <text:p>4329</text:p>
          </table:table-cell>
          <table:table-cell table:formula="of:=LOOKUP([.B1410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2" calcext:value-type="float">
            <text:p>5162</text:p>
          </table:table-cell>
          <table:table-cell table:formula="of:=LOOKUP([.D1410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29" calcext:value-type="float">
            <text:p>4329</text:p>
          </table:table-cell>
          <table:table-cell table:formula="of:=LOOKUP([.B1411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69" calcext:value-type="float">
            <text:p>5169</text:p>
          </table:table-cell>
          <table:table-cell table:formula="of:=LOOKUP([.D1411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4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29" calcext:value-type="float">
            <text:p>4329</text:p>
          </table:table-cell>
          <table:table-cell table:formula="of:=LOOKUP([.B1412];[$Paragrafy.A$1:.A$1048576];[$Paragrafy.B$1:.B$1048576])" office:value-type="string" office:string-value="Ostatní sociální péče a pomoc dětem a mládeži" calcext:value-type="string">
            <text:p>Ostatní sociální péče a pomoc dětem a mládeži</text:p>
          </table:table-cell>
          <table:table-cell office:value-type="float" office:value="5182" calcext:value-type="float">
            <text:p>5182</text:p>
          </table:table-cell>
          <table:table-cell table:formula="of:=LOOKUP([.D1412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3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36" calcext:value-type="float">
            <text:p>5136</text:p>
          </table:table-cell>
          <table:table-cell table:formula="of:=LOOKUP([.D1413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14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4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6" calcext:value-type="float">
            <text:p>5166</text:p>
          </table:table-cell>
          <table:table-cell table:formula="of:=LOOKUP([.D1414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/>
          <table:table-cell table:formula="of:=IF(ISNA(MATCH([.D14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5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1415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6000" calcext:value-type="currency">
            <text:p>356 000,00 Kč</text:p>
          </table:table-cell>
          <table:table-cell/>
          <table:table-cell table:formula="of:=IF(ISNA(MATCH([.D14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6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7" calcext:value-type="float">
            <text:p>5167</text:p>
          </table:table-cell>
          <table:table-cell table:formula="of:=LOOKUP([.D1416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7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169" calcext:value-type="float">
            <text:p>5169</text:p>
          </table:table-cell>
          <table:table-cell table:formula="of:=LOOKUP([.D1417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40000" calcext:value-type="currency">
            <text:p>340 000,00 Kč</text:p>
          </table:table-cell>
          <table:table-cell/>
          <table:table-cell table:formula="of:=IF(ISNA(MATCH([.D14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39" calcext:value-type="float">
            <text:p>4339</text:p>
          </table:table-cell>
          <table:table-cell table:formula="of:=LOOKUP([.B1418];[$Paragrafy.A$1:.A$1048576];[$Paragrafy.B$1:.B$1048576])" office:value-type="string" office:string-value="Ostatní sociální péče a pomoc rodině a manželství" calcext:value-type="string">
            <text:p>Ostatní sociální péče a pomoc rodině a manželství</text:p>
          </table:table-cell>
          <table:table-cell office:value-type="float" office:value="5499" calcext:value-type="float">
            <text:p>5499</text:p>
          </table:table-cell>
          <table:table-cell table:formula="of:=LOOKUP([.D1418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5300" calcext:value-type="currency">
            <text:p>605 300,00 Kč</text:p>
          </table:table-cell>
          <table:table-cell/>
          <table:table-cell table:formula="of:=IF(ISNA(MATCH([.D14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49" calcext:value-type="float">
            <text:p>4349</text:p>
          </table:table-cell>
          <table:table-cell table:formula="of:=LOOKUP([.B1419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39" calcext:value-type="float">
            <text:p>5139</text:p>
          </table:table-cell>
          <table:table-cell table:formula="of:=LOOKUP([.D141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58600" calcext:value-type="currency">
            <text:p>58 600,00 Kč</text:p>
          </table:table-cell>
          <table:table-cell/>
          <table:table-cell table:formula="of:=IF(ISNA(MATCH([.D14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49" calcext:value-type="float">
            <text:p>4349</text:p>
          </table:table-cell>
          <table:table-cell table:formula="of:=LOOKUP([.B1420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6" calcext:value-type="float">
            <text:p>5166</text:p>
          </table:table-cell>
          <table:table-cell table:formula="of:=LOOKUP([.D142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55000" calcext:value-type="currency">
            <text:p>155 000,00 Kč</text:p>
          </table:table-cell>
          <table:table-cell office:value-type="currency" office:currency="CZK" office:value="165900" calcext:value-type="currency">
            <text:p>165 900,00 Kč</text:p>
          </table:table-cell>
          <table:table-cell/>
          <table:table-cell table:formula="of:=IF(ISNA(MATCH([.D14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49" calcext:value-type="float">
            <text:p>4349</text:p>
          </table:table-cell>
          <table:table-cell table:formula="of:=LOOKUP([.B1421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7" calcext:value-type="float">
            <text:p>5167</text:p>
          </table:table-cell>
          <table:table-cell table:formula="of:=LOOKUP([.D1421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4000" calcext:value-type="currency">
            <text:p>54 000,00 Kč</text:p>
          </table:table-cell>
          <table:table-cell/>
          <table:table-cell table:formula="of:=IF(ISNA(MATCH([.D14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49" calcext:value-type="float">
            <text:p>4349</text:p>
          </table:table-cell>
          <table:table-cell table:formula="of:=LOOKUP([.B1422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69" calcext:value-type="float">
            <text:p>5169</text:p>
          </table:table-cell>
          <table:table-cell table:formula="of:=LOOKUP([.D1422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240000" calcext:value-type="currency">
            <text:p>240 000,00 Kč</text:p>
          </table:table-cell>
          <table:table-cell office:value-type="currency" office:currency="CZK" office:value="269900" calcext:value-type="currency">
            <text:p>269 900,00 Kč</text:p>
          </table:table-cell>
          <table:table-cell/>
          <table:table-cell table:formula="of:=IF(ISNA(MATCH([.D14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49" calcext:value-type="float">
            <text:p>4349</text:p>
          </table:table-cell>
          <table:table-cell table:formula="of:=LOOKUP([.B1423];[$Paragrafy.A$1:.A$1048576];[$Paragrafy.B$1:.B$1048576])" office:value-type="string" office:string-value="Ostatní sociální péče a pomoc ostatním skupinám obyvatelstva" calcext:value-type="string">
            <text:p>Ostatní sociální péče a pomoc ostatním skupinám obyvatelstva</text:p>
          </table:table-cell>
          <table:table-cell office:value-type="float" office:value="5175" calcext:value-type="float">
            <text:p>5175</text:p>
          </table:table-cell>
          <table:table-cell table:formula="of:=LOOKUP([.D1423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4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51" calcext:value-type="float">
            <text:p>4351</text:p>
          </table:table-cell>
          <table:table-cell table:formula="of:=LOOKUP([.B1424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222" calcext:value-type="float">
            <text:p>5222</text:p>
          </table:table-cell>
          <table:table-cell table:formula="of:=LOOKUP([.D1424];[$Polozky.A$1:.A$1048576];[$Polozky.B$1:.B$1048576])" office:value-type="string" office:string-value="Neinvestiční transfery spolkům" calcext:value-type="string">
            <text:p>Neinvestiční transfery spolkům</text:p>
          </table:table-cell>
          <table:table-cell table:number-columns-repeated="2" office:value-type="currency" office:currency="CZK" office:value="2100000" calcext:value-type="currency">
            <text:p>2 100 000,00 Kč</text:p>
          </table:table-cell>
          <table:table-cell/>
          <table:table-cell table:formula="of:=IF(ISNA(MATCH([.D14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51" calcext:value-type="float">
            <text:p>4351</text:p>
          </table:table-cell>
          <table:table-cell table:formula="of:=LOOKUP([.B1425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1" calcext:value-type="float">
            <text:p>5331</text:p>
          </table:table-cell>
          <table:table-cell table:formula="of:=LOOKUP([.D1425];[$Polozky.A$1:.A$1048576];[$Polozky.B$1:.B$1048576])" office:value-type="string" office:string-value="Neinvestiční příspěvky zřízeným příspěvkovým organizacím" calcext:value-type="string">
            <text:p>Neinvestiční příspěvky zřízeným příspěvkovým organizacím</text:p>
          </table:table-cell>
          <table:table-cell table:number-columns-repeated="2" office:value-type="currency" office:currency="CZK" office:value="68589000" calcext:value-type="currency">
            <text:p>68 589 000,00 Kč</text:p>
          </table:table-cell>
          <table:table-cell/>
          <table:table-cell table:formula="of:=IF(ISNA(MATCH([.D14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51" calcext:value-type="float">
            <text:p>4351</text:p>
          </table:table-cell>
          <table:table-cell table:formula="of:=LOOKUP([.B1426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5336" calcext:value-type="float">
            <text:p>5336</text:p>
          </table:table-cell>
          <table:table-cell table:formula="of:=LOOKUP([.D1426];[$Polozky.A$1:.A$1048576];[$Polozky.B$1:.B$1048576])" office:value-type="string" office:string-value="Neinvestiční transfery zřízeným příspěvkovým organizacím" calcext:value-type="string">
            <text:p>Neinvestiční transfery zřízeným příspěvkovým organizacím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433000" calcext:value-type="currency">
            <text:p>8 433 000,00 Kč</text:p>
          </table:table-cell>
          <table:table-cell/>
          <table:table-cell table:formula="of:=IF(ISNA(MATCH([.D14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51" calcext:value-type="float">
            <text:p>4351</text:p>
          </table:table-cell>
          <table:table-cell table:formula="of:=LOOKUP([.B1427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1427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500000" calcext:value-type="currency">
            <text:p>1 500 000,00 Kč</text:p>
          </table:table-cell>
          <table:table-cell/>
          <table:table-cell table:formula="of:=IF(ISNA(MATCH([.D14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51" calcext:value-type="float">
            <text:p>4351</text:p>
          </table:table-cell>
          <table:table-cell table:formula="of:=LOOKUP([.B1428];[$Paragrafy.A$1:.A$1048576];[$Paragrafy.B$1:.B$1048576])" office:value-type="string" office:string-value="Osobní asistence, pečovatelská služba a podpora samostatného bydlení" calcext:value-type="string">
            <text:p>Osobní asistence, pečovatelská služba a podpora samostatného bydlení</text:p>
          </table:table-cell>
          <table:table-cell office:value-type="float" office:value="6121" calcext:value-type="float">
            <text:p>6121</text:p>
          </table:table-cell>
          <table:table-cell table:formula="of:=LOOKUP([.D142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1500000" calcext:value-type="currency">
            <text:p>1 500 000,00 Kč</text:p>
          </table:table-cell>
          <table:table-cell/>
          <table:table-cell table:formula="of:=IF(ISNA(MATCH([.D14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78" calcext:value-type="float">
            <text:p>4378</text:p>
          </table:table-cell>
          <table:table-cell table:formula="of:=LOOKUP([.B1429];[$Paragrafy.A$1:.A$1048576];[$Paragrafy.B$1:.B$1048576])" office:value-type="string" office:string-value="Terénní programy" calcext:value-type="string">
            <text:p>Terénní programy</text:p>
          </table:table-cell>
          <table:table-cell office:value-type="float" office:value="5169" calcext:value-type="float">
            <text:p>5169</text:p>
          </table:table-cell>
          <table:table-cell table:formula="of:=LOOKUP([.D1429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480000" calcext:value-type="currency">
            <text:p>480 000,00 Kč</text:p>
          </table:table-cell>
          <table:table-cell/>
          <table:table-cell table:formula="of:=IF(ISNA(MATCH([.D14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99" calcext:value-type="float">
            <text:p>4399</text:p>
          </table:table-cell>
          <table:table-cell table:formula="of:=LOOKUP([.B1430];[$Paragrafy.A$1:.A$1048576];[$Paragrafy.B$1:.B$1048576])" office:value-type="string" office:string-value="Ostatní záležitosti sociálních věcí a politiky zaměstnanosti" calcext:value-type="string">
            <text:p>Ostatní záležitosti sociálních věcí a politiky zaměstnanosti</text:p>
          </table:table-cell>
          <table:table-cell office:value-type="float" office:value="6121" calcext:value-type="float">
            <text:p>6121</text:p>
          </table:table-cell>
          <table:table-cell table:formula="of:=LOOKUP([.D143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000000" calcext:value-type="currency">
            <text:p>20 000 000,00 Kč</text:p>
          </table:table-cell>
          <table:table-cell/>
          <table:table-cell table:formula="of:=IF(ISNA(MATCH([.D14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99" calcext:value-type="float">
            <text:p>4399</text:p>
          </table:table-cell>
          <table:table-cell table:formula="of:=LOOKUP([.B1431];[$Paragrafy.A$1:.A$1048576];[$Paragrafy.B$1:.B$1048576])" office:value-type="string" office:string-value="Ostatní záležitosti sociálních věcí a politiky zaměstnanosti" calcext:value-type="string">
            <text:p>Ostatní záležitosti sociálních věcí a politiky zaměstnanosti</text:p>
          </table:table-cell>
          <table:table-cell office:value-type="float" office:value="6121" calcext:value-type="float">
            <text:p>6121</text:p>
          </table:table-cell>
          <table:table-cell table:formula="of:=LOOKUP([.D143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000000" calcext:value-type="currency">
            <text:p>20 000 000,00 Kč</text:p>
          </table:table-cell>
          <table:table-cell/>
          <table:table-cell table:formula="of:=IF(ISNA(MATCH([.D14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12" calcext:value-type="float">
            <text:p>5212</text:p>
          </table:table-cell>
          <table:table-cell table:formula="of:=LOOKUP([.B1432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39" calcext:value-type="float">
            <text:p>5139</text:p>
          </table:table-cell>
          <table:table-cell table:formula="of:=LOOKUP([.D1432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40000" calcext:value-type="currency">
            <text:p>140 000,00 Kč</text:p>
          </table:table-cell>
          <table:table-cell/>
          <table:table-cell table:formula="of:=IF(ISNA(MATCH([.D14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12" calcext:value-type="float">
            <text:p>5212</text:p>
          </table:table-cell>
          <table:table-cell table:formula="of:=LOOKUP([.B1433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4" calcext:value-type="float">
            <text:p>5164</text:p>
          </table:table-cell>
          <table:table-cell table:formula="of:=LOOKUP([.D1433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14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12" calcext:value-type="float">
            <text:p>5212</text:p>
          </table:table-cell>
          <table:table-cell table:formula="of:=LOOKUP([.B1434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69" calcext:value-type="float">
            <text:p>5169</text:p>
          </table:table-cell>
          <table:table-cell table:formula="of:=LOOKUP([.D1434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/>
          <table:table-cell table:formula="of:=IF(ISNA(MATCH([.D14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12" calcext:value-type="float">
            <text:p>5212</text:p>
          </table:table-cell>
          <table:table-cell table:formula="of:=LOOKUP([.B1435];[$Paragrafy.A$1:.A$1048576];[$Paragrafy.B$1:.B$1048576])" office:value-type="string" office:string-value="Ochrana obyvatelstva" calcext:value-type="string">
            <text:p>Ochrana obyvatelstva</text:p>
          </table:table-cell>
          <table:table-cell office:value-type="float" office:value="5171" calcext:value-type="float">
            <text:p>5171</text:p>
          </table:table-cell>
          <table:table-cell table:formula="of:=LOOKUP([.D1435];[$Polozky.A$1:.A$1048576];[$Polozky.B$1:.B$1048576])" office:value-type="string" office:string-value="Opravy a udržování" calcext:value-type="string">
            <text:p>Opravy a udržování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/>
          <table:table-cell table:formula="of:=IF(ISNA(MATCH([.D14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3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7" calcext:value-type="float">
            <text:p>5137</text:p>
          </table:table-cell>
          <table:table-cell table:formula="of:=LOOKUP([.D143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90000" calcext:value-type="currency">
            <text:p>190 000,00 Kč</text:p>
          </table:table-cell>
          <table:table-cell/>
          <table:table-cell table:formula="of:=IF(ISNA(MATCH([.D14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3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39" calcext:value-type="float">
            <text:p>5139</text:p>
          </table:table-cell>
          <table:table-cell table:formula="of:=LOOKUP([.D1437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4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3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54" calcext:value-type="float">
            <text:p>5154</text:p>
          </table:table-cell>
          <table:table-cell table:formula="of:=LOOKUP([.D1438];[$Polozky.A$1:.A$1048576];[$Polozky.B$1:.B$1048576])" office:value-type="string" office:string-value="Elektrická energie" calcext:value-type="string">
            <text:p>Elektrická energie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283000" calcext:value-type="currency">
            <text:p>283 000,00 Kč</text:p>
          </table:table-cell>
          <table:table-cell/>
          <table:table-cell table:formula="of:=IF(ISNA(MATCH([.D14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3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2" calcext:value-type="float">
            <text:p>5162</text:p>
          </table:table-cell>
          <table:table-cell table:formula="of:=LOOKUP([.D1439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table:number-columns-repeated="2" office:value-type="currency" office:currency="CZK" office:value="3150000" calcext:value-type="currency">
            <text:p>3 150 000,00 Kč</text:p>
          </table:table-cell>
          <table:table-cell/>
          <table:table-cell table:formula="of:=IF(ISNA(MATCH([.D143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0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6" calcext:value-type="float">
            <text:p>5166</text:p>
          </table:table-cell>
          <table:table-cell table:formula="of:=LOOKUP([.D144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6000" calcext:value-type="currency">
            <text:p>296 000,00 Kč</text:p>
          </table:table-cell>
          <table:table-cell/>
          <table:table-cell table:formula="of:=IF(ISNA(MATCH([.D144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1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8" calcext:value-type="float">
            <text:p>5168</text:p>
          </table:table-cell>
          <table:table-cell table:formula="of:=LOOKUP([.D1441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/>
          <table:table-cell table:formula="of:=IF(ISNA(MATCH([.D144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2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69" calcext:value-type="float">
            <text:p>5169</text:p>
          </table:table-cell>
          <table:table-cell table:formula="of:=LOOKUP([.D1442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/>
          <table:table-cell table:formula="of:=IF(ISNA(MATCH([.D144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3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71" calcext:value-type="float">
            <text:p>5171</text:p>
          </table:table-cell>
          <table:table-cell table:formula="of:=LOOKUP([.D1443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4200000" calcext:value-type="currency">
            <text:p>4 200 000,00 Kč</text:p>
          </table:table-cell>
          <table:table-cell office:value-type="currency" office:currency="CZK" office:value="3904000" calcext:value-type="currency">
            <text:p>3 904 000,00 Kč</text:p>
          </table:table-cell>
          <table:table-cell/>
          <table:table-cell table:formula="of:=IF(ISNA(MATCH([.D144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4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72" calcext:value-type="float">
            <text:p>5172</text:p>
          </table:table-cell>
          <table:table-cell table:formula="of:=LOOKUP([.D1444];[$Polozky.A$1:.A$1048576];[$Polozky.B$1:.B$1048576])" office:value-type="string" office:string-value="Programové vybavení" calcext:value-type="string">
            <text:p>Programové vybave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7000" calcext:value-type="currency">
            <text:p>67 000,00 Kč</text:p>
          </table:table-cell>
          <table:table-cell/>
          <table:table-cell table:formula="of:=IF(ISNA(MATCH([.D144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5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5194" calcext:value-type="float">
            <text:p>5194</text:p>
          </table:table-cell>
          <table:table-cell table:formula="of:=LOOKUP([.D1445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50000" calcext:value-type="currency">
            <text:p>250 000,00 Kč</text:p>
          </table:table-cell>
          <table:table-cell/>
          <table:table-cell table:formula="of:=IF(ISNA(MATCH([.D144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6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5" calcext:value-type="float">
            <text:p>6125</text:p>
          </table:table-cell>
          <table:table-cell table:formula="of:=LOOKUP([.D1446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10000" calcext:value-type="currency">
            <text:p>310 000,00 Kč</text:p>
          </table:table-cell>
          <table:table-cell/>
          <table:table-cell table:formula="of:=IF(ISNA(MATCH([.D144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7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5" calcext:value-type="float">
            <text:p>6125</text:p>
          </table:table-cell>
          <table:table-cell table:formula="of:=LOOKUP([.D1447];[$Polozky.A$1:.A$1048576];[$Polozky.B$1:.B$1048576])" office:value-type="string" office:string-value="Výpočetní technika" calcext:value-type="string">
            <text:p>Výpočetní technika</text:p>
          </table:table-cell>
          <table:table-cell table:number-columns-repeated="2" office:value-type="currency" office:currency="CZK" office:value="35000000" calcext:value-type="currency">
            <text:p>35 000 000,00 Kč</text:p>
          </table:table-cell>
          <table:table-cell/>
          <table:table-cell table:formula="of:=IF(ISNA(MATCH([.D144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8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5" calcext:value-type="float">
            <text:p>6125</text:p>
          </table:table-cell>
          <table:table-cell table:formula="of:=LOOKUP([.D1448];[$Polozky.A$1:.A$1048576];[$Polozky.B$1:.B$1048576])" office:value-type="string" office:string-value="Výpočetní technika" calcext:value-type="string">
            <text:p>Výpočetní technika</text:p>
          </table:table-cell>
          <table:table-cell table:number-columns-repeated="2" office:value-type="currency" office:currency="CZK" office:value="37000000" calcext:value-type="currency">
            <text:p>37 000 000,00 Kč</text:p>
          </table:table-cell>
          <table:table-cell/>
          <table:table-cell table:formula="of:=IF(ISNA(MATCH([.D144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11" calcext:value-type="float">
            <text:p>5311</text:p>
          </table:table-cell>
          <table:table-cell table:formula="of:=LOOKUP([.B1449];[$Paragrafy.A$1:.A$1048576];[$Paragrafy.B$1:.B$1048576])" office:value-type="string" office:string-value="Bezpečnost a veřejný pořádek" calcext:value-type="string">
            <text:p>Bezpečnost a veřejný pořádek</text:p>
          </table:table-cell>
          <table:table-cell office:value-type="float" office:value="6125" calcext:value-type="float">
            <text:p>6125</text:p>
          </table:table-cell>
          <table:table-cell table:formula="of:=LOOKUP([.D1449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72000000" calcext:value-type="currency">
            <text:p>72 000 000,00 Kč</text:p>
          </table:table-cell>
          <table:table-cell office:value-type="currency" office:currency="CZK" office:value="72310000" calcext:value-type="currency">
            <text:p>72 310 000,00 Kč</text:p>
          </table:table-cell>
          <table:table-cell/>
          <table:table-cell table:formula="of:=IF(ISNA(MATCH([.D144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2" calcext:value-type="float">
            <text:p>6112</text:p>
          </table:table-cell>
          <table:table-cell table:formula="of:=LOOKUP([.B1450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23" calcext:value-type="float">
            <text:p>5023</text:p>
          </table:table-cell>
          <table:table-cell table:formula="of:=LOOKUP([.D1450];[$Polozky.A$1:.A$1048576];[$Polozky.B$1:.B$1048576])" office:value-type="string" office:string-value="Odměny členů zastupitelstev obcí a krajů" calcext:value-type="string">
            <text:p>Odměny členů zastupitelstev obcí a krajů</text:p>
          </table:table-cell>
          <table:table-cell table:number-columns-repeated="2" office:value-type="currency" office:currency="CZK" office:value="14397000" calcext:value-type="currency">
            <text:p>14 397 000,00 Kč</text:p>
          </table:table-cell>
          <table:table-cell/>
          <table:table-cell table:formula="of:=IF(ISNA(MATCH([.D145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2" calcext:value-type="float">
            <text:p>6112</text:p>
          </table:table-cell>
          <table:table-cell table:formula="of:=LOOKUP([.B1451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1" calcext:value-type="float">
            <text:p>5031</text:p>
          </table:table-cell>
          <table:table-cell table:formula="of:=LOOKUP([.D1451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table:number-columns-repeated="2" office:value-type="currency" office:currency="CZK" office:value="2818000" calcext:value-type="currency">
            <text:p>2 818 000,00 Kč</text:p>
          </table:table-cell>
          <table:table-cell/>
          <table:table-cell table:formula="of:=IF(ISNA(MATCH([.D145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2" calcext:value-type="float">
            <text:p>6112</text:p>
          </table:table-cell>
          <table:table-cell table:formula="of:=LOOKUP([.B1452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032" calcext:value-type="float">
            <text:p>5032</text:p>
          </table:table-cell>
          <table:table-cell table:formula="of:=LOOKUP([.D1452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table:number-columns-repeated="2" office:value-type="currency" office:currency="CZK" office:value="1015000" calcext:value-type="currency">
            <text:p>1 015 000,00 Kč</text:p>
          </table:table-cell>
          <table:table-cell/>
          <table:table-cell table:formula="of:=IF(ISNA(MATCH([.D145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2" calcext:value-type="float">
            <text:p>6112</text:p>
          </table:table-cell>
          <table:table-cell table:formula="of:=LOOKUP([.B1453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24" calcext:value-type="float">
            <text:p>5424</text:p>
          </table:table-cell>
          <table:table-cell table:formula="of:=LOOKUP([.D1453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/>
          <table:table-cell table:formula="of:=IF(ISNA(MATCH([.D145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2" calcext:value-type="float">
            <text:p>6112</text:p>
          </table:table-cell>
          <table:table-cell table:formula="of:=LOOKUP([.B1454];[$Paragrafy.A$1:.A$1048576];[$Paragrafy.B$1:.B$1048576])" office:value-type="string" office:string-value="Zastupitelstva obcí" calcext:value-type="string">
            <text:p>Zastupitelstva obcí</text:p>
          </table:table-cell>
          <table:table-cell office:value-type="float" office:value="5499" calcext:value-type="float">
            <text:p>5499</text:p>
          </table:table-cell>
          <table:table-cell table:formula="of:=LOOKUP([.D1454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04000" calcext:value-type="currency">
            <text:p>204 000,00 Kč</text:p>
          </table:table-cell>
          <table:table-cell/>
          <table:table-cell table:formula="of:=IF(ISNA(MATCH([.D145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4" calcext:value-type="float">
            <text:p>6114</text:p>
          </table:table-cell>
          <table:table-cell table:formula="of:=LOOKUP([.B1455];[$Paragrafy.A$1:.A$1048576];[$Paragrafy.B$1:.B$1048576])" office:value-type="string" office:string-value="Volby do Parlamentu ČR" calcext:value-type="string">
            <text:p>Volby do Parlamentu ČR</text:p>
          </table:table-cell>
          <table:table-cell office:value-type="float" office:value="5029" calcext:value-type="float">
            <text:p>5029</text:p>
          </table:table-cell>
          <table:table-cell table:formula="of:=LOOKUP([.D1455];[$Polozky.A$1:.A$1048576];[$Polozky.B$1:.B$1048576])" office:value-type="string" office:string-value="Ostatní platby za provedenou práci jinde nezařazené" calcext:value-type="string">
            <text:p>Ostatní platby za provedenou práci jinde nezařazené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5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56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019" calcext:value-type="float">
            <text:p>5019</text:p>
          </table:table-cell>
          <table:table-cell table:formula="of:=LOOKUP([.D1456];[$Polozky.A$1:.A$1048576];[$Polozky.B$1:.B$1048576])" office:value-type="string" office:string-value="Ostatní platy" calcext:value-type="string">
            <text:p>Ostatní platy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5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57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021" calcext:value-type="float">
            <text:p>5021</text:p>
          </table:table-cell>
          <table:table-cell table:formula="of:=LOOKUP([.D1457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2673800" calcext:value-type="currency">
            <text:p>2 673 800,00 Kč</text:p>
          </table:table-cell>
          <table:table-cell/>
          <table:table-cell table:formula="of:=IF(ISNA(MATCH([.D145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58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029" calcext:value-type="float">
            <text:p>5029</text:p>
          </table:table-cell>
          <table:table-cell table:formula="of:=LOOKUP([.D1458];[$Polozky.A$1:.A$1048576];[$Polozky.B$1:.B$1048576])" office:value-type="string" office:string-value="Ostatní platby za provedenou práci jinde nezařazené" calcext:value-type="string">
            <text:p>Ostatní platby za provedenou práci jinde nezařazené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5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59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039" calcext:value-type="float">
            <text:p>5039</text:p>
          </table:table-cell>
          <table:table-cell table:formula="of:=LOOKUP([.D1459];[$Polozky.A$1:.A$1048576];[$Polozky.B$1:.B$1048576])" office:value-type="string" office:string-value="Ostatní povinné pojistné placené zaměstnavatelem" calcext:value-type="string">
            <text:p>Ostatní povinné pojistné placené zaměstnavatelem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5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0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39" calcext:value-type="float">
            <text:p>5139</text:p>
          </table:table-cell>
          <table:table-cell table:formula="of:=LOOKUP([.D1460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5000" calcext:value-type="currency">
            <text:p>25 000,00 Kč</text:p>
          </table:table-cell>
          <table:table-cell/>
          <table:table-cell table:formula="of:=IF(ISNA(MATCH([.D146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1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61" calcext:value-type="float">
            <text:p>5161</text:p>
          </table:table-cell>
          <table:table-cell table:formula="of:=LOOKUP([.D1461];[$Polozky.A$1:.A$1048576];[$Polozky.B$1:.B$1048576])" office:value-type="string" office:string-value="Poštovní služby" calcext:value-type="string">
            <text:p>Poštovní služby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/>
          <table:table-cell table:formula="of:=IF(ISNA(MATCH([.D146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2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64" calcext:value-type="float">
            <text:p>5164</text:p>
          </table:table-cell>
          <table:table-cell table:formula="of:=LOOKUP([.D1462];[$Polozky.A$1:.A$1048576];[$Polozky.B$1:.B$1048576])" office:value-type="string" office:string-value="Nájemné" calcext:value-type="string">
            <text:p>Nájemné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0000" calcext:value-type="currency">
            <text:p>170 000,00 Kč</text:p>
          </table:table-cell>
          <table:table-cell/>
          <table:table-cell table:formula="of:=IF(ISNA(MATCH([.D146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3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68" calcext:value-type="float">
            <text:p>5168</text:p>
          </table:table-cell>
          <table:table-cell table:formula="of:=LOOKUP([.D1463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64200" calcext:value-type="currency">
            <text:p>564 200,00 Kč</text:p>
          </table:table-cell>
          <table:table-cell/>
          <table:table-cell table:formula="of:=IF(ISNA(MATCH([.D146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4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69" calcext:value-type="float">
            <text:p>5169</text:p>
          </table:table-cell>
          <table:table-cell table:formula="of:=LOOKUP([.D1464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20000" calcext:value-type="currency">
            <text:p>520 000,00 Kč</text:p>
          </table:table-cell>
          <table:table-cell/>
          <table:table-cell table:formula="of:=IF(ISNA(MATCH([.D146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5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73" calcext:value-type="float">
            <text:p>5173</text:p>
          </table:table-cell>
          <table:table-cell table:formula="of:=LOOKUP([.D1465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0" calcext:value-type="currency">
            <text:p>5 000,00 Kč</text:p>
          </table:table-cell>
          <table:table-cell/>
          <table:table-cell table:formula="of:=IF(ISNA(MATCH([.D146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6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75" calcext:value-type="float">
            <text:p>5175</text:p>
          </table:table-cell>
          <table:table-cell table:formula="of:=LOOKUP([.D1466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/>
          <table:table-cell table:formula="of:=IF(ISNA(MATCH([.D146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18" calcext:value-type="float">
            <text:p>6118</text:p>
          </table:table-cell>
          <table:table-cell table:formula="of:=LOOKUP([.B1467];[$Paragrafy.A$1:.A$1048576];[$Paragrafy.B$1:.B$1048576])" office:value-type="string" office:string-value="Volba prezidenta republiky" calcext:value-type="string">
            <text:p>Volba prezidenta republiky</text:p>
          </table:table-cell>
          <table:table-cell office:value-type="float" office:value="5182" calcext:value-type="float">
            <text:p>5182</text:p>
          </table:table-cell>
          <table:table-cell table:formula="of:=LOOKUP([.D1467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46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6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11" calcext:value-type="float">
            <text:p>5011</text:p>
          </table:table-cell>
          <table:table-cell table:formula="of:=LOOKUP([.D1468];[$Polozky.A$1:.A$1048576];[$Polozky.B$1:.B$1048576])" office:value-type="string" office:string-value="Platy zaměstnanců v pracovním poměru vyjma zaměstnanců na služebních místech" calcext:value-type="string">
            <text:p>Platy zaměstnanců v pracovním poměru vyjma zaměstnanců na služebních místech</text:p>
          </table:table-cell>
          <table:table-cell office:value-type="currency" office:currency="CZK" office:value="148000000" calcext:value-type="currency">
            <text:p>148 000 000,00 Kč</text:p>
          </table:table-cell>
          <table:table-cell office:value-type="currency" office:currency="CZK" office:value="148975000" calcext:value-type="currency">
            <text:p>148 975 000,00 Kč</text:p>
          </table:table-cell>
          <table:table-cell/>
          <table:table-cell table:formula="of:=IF(ISNA(MATCH([.D146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6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1" calcext:value-type="float">
            <text:p>5021</text:p>
          </table:table-cell>
          <table:table-cell table:formula="of:=LOOKUP([.D1469];[$Polozky.A$1:.A$1048576];[$Polozky.B$1:.B$1048576])" office:value-type="string" office:string-value="Ostatní osobní výdaje" calcext:value-type="string">
            <text:p>Ostatní osobní výdaje</text:p>
          </table:table-cell>
          <table:table-cell office:value-type="currency" office:currency="CZK" office:value="11750000" calcext:value-type="currency">
            <text:p>11 750 000,00 Kč</text:p>
          </table:table-cell>
          <table:table-cell office:value-type="currency" office:currency="CZK" office:value="12469100" calcext:value-type="currency">
            <text:p>12 469 100,00 Kč</text:p>
          </table:table-cell>
          <table:table-cell/>
          <table:table-cell table:formula="of:=IF(ISNA(MATCH([.D146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24" calcext:value-type="float">
            <text:p>5024</text:p>
          </table:table-cell>
          <table:table-cell table:formula="of:=LOOKUP([.D1470];[$Polozky.A$1:.A$1048576];[$Polozky.B$1:.B$1048576])" office:value-type="string" office:string-value="Odstupné" calcext:value-type="string">
            <text:p>Odstupné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/>
          <table:table-cell table:formula="of:=IF(ISNA(MATCH([.D147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1" calcext:value-type="float">
            <text:p>5031</text:p>
          </table:table-cell>
          <table:table-cell table:formula="of:=LOOKUP([.D1471];[$Polozky.A$1:.A$1048576];[$Polozky.B$1:.B$1048576])" office:value-type="string" office:string-value="Povinné pojistné na sociální zabezpečení a příspěvek na státní politiku zaměstnanosti" calcext:value-type="string">
            <text:p>Povinné pojistné na sociální zabezpečení a příspěvek na státní politiku zaměstnanosti</text:p>
          </table:table-cell>
          <table:table-cell office:value-type="currency" office:currency="CZK" office:value="39825000" calcext:value-type="currency">
            <text:p>39 825 000,00 Kč</text:p>
          </table:table-cell>
          <table:table-cell office:value-type="currency" office:currency="CZK" office:value="40200800" calcext:value-type="currency">
            <text:p>40 200 800,00 Kč</text:p>
          </table:table-cell>
          <table:table-cell/>
          <table:table-cell table:formula="of:=IF(ISNA(MATCH([.D147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2" calcext:value-type="float">
            <text:p>5032</text:p>
          </table:table-cell>
          <table:table-cell table:formula="of:=LOOKUP([.D1472];[$Polozky.A$1:.A$1048576];[$Polozky.B$1:.B$1048576])" office:value-type="string" office:string-value="Povinné pojistné na veřejné zdravotní pojištění" calcext:value-type="string">
            <text:p>Povinné pojistné na veřejné zdravotní pojištění</text:p>
          </table:table-cell>
          <table:table-cell office:value-type="currency" office:currency="CZK" office:value="14439000" calcext:value-type="currency">
            <text:p>14 439 000,00 Kč</text:p>
          </table:table-cell>
          <table:table-cell office:value-type="currency" office:currency="CZK" office:value="14581300" calcext:value-type="currency">
            <text:p>14 581 300,00 Kč</text:p>
          </table:table-cell>
          <table:table-cell/>
          <table:table-cell table:formula="of:=IF(ISNA(MATCH([.D147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038" calcext:value-type="float">
            <text:p>5038</text:p>
          </table:table-cell>
          <table:table-cell table:formula="of:=LOOKUP([.D1473];[$Polozky.A$1:.A$1048576];[$Polozky.B$1:.B$1048576])" office:value-type="string" office:string-value="Povinné pojistné na úrazové pojištění" calcext:value-type="string">
            <text:p>Povinné pojistné na úrazové pojištění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702000" calcext:value-type="currency">
            <text:p>702 000,00 Kč</text:p>
          </table:table-cell>
          <table:table-cell/>
          <table:table-cell table:formula="of:=IF(ISNA(MATCH([.D147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4" calcext:value-type="float">
            <text:p>5134</text:p>
          </table:table-cell>
          <table:table-cell table:formula="of:=LOOKUP([.D1474];[$Polozky.A$1:.A$1048576];[$Polozky.B$1:.B$1048576])" office:value-type="string" office:string-value="Prádlo, oděv a obuv" calcext:value-type="string">
            <text:p>Prádlo, oděv a obuv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/>
          <table:table-cell table:formula="of:=IF(ISNA(MATCH([.D147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6" calcext:value-type="float">
            <text:p>5136</text:p>
          </table:table-cell>
          <table:table-cell table:formula="of:=LOOKUP([.D1475];[$Polozky.A$1:.A$1048576];[$Polozky.B$1:.B$1048576])" office:value-type="string" office:string-value="Knihy, učební pomůcky a tisk" calcext:value-type="string">
            <text:p>Knihy, učební pomůcky a tisk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47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1476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/>
          <table:table-cell table:formula="of:=IF(ISNA(MATCH([.D147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7" calcext:value-type="float">
            <text:p>5137</text:p>
          </table:table-cell>
          <table:table-cell table:formula="of:=LOOKUP([.D1477];[$Polozky.A$1:.A$1048576];[$Polozky.B$1:.B$1048576])" office:value-type="string" office:string-value="Drobný hmotný dlouhodobý majetek" calcext:value-type="string">
            <text:p>Drobný hmotný dlouhodobý majetek</text:p>
          </table:table-cell>
          <table:table-cell table:number-columns-repeated="2" office:value-type="currency" office:currency="CZK" office:value="3100000" calcext:value-type="currency">
            <text:p>3 100 000,00 Kč</text:p>
          </table:table-cell>
          <table:table-cell/>
          <table:table-cell table:formula="of:=IF(ISNA(MATCH([.D147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1478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10000" calcext:value-type="currency">
            <text:p>110 000,00 Kč</text:p>
          </table:table-cell>
          <table:table-cell/>
          <table:table-cell table:formula="of:=IF(ISNA(MATCH([.D147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7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39" calcext:value-type="float">
            <text:p>5139</text:p>
          </table:table-cell>
          <table:table-cell table:formula="of:=LOOKUP([.D1479];[$Polozky.A$1:.A$1048576];[$Polozky.B$1:.B$1048576])" office:value-type="string" office:string-value="Nákup materiálu jinde nezařazený" calcext:value-type="string">
            <text:p>Nákup materiálu jinde nezařazený</text:p>
          </table:table-cell>
          <table:table-cell table:number-columns-repeated="2" office:value-type="currency" office:currency="CZK" office:value="3800000" calcext:value-type="currency">
            <text:p>3 800 000,00 Kč</text:p>
          </table:table-cell>
          <table:table-cell/>
          <table:table-cell table:formula="of:=IF(ISNA(MATCH([.D147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42" calcext:value-type="float">
            <text:p>5142</text:p>
          </table:table-cell>
          <table:table-cell table:formula="of:=LOOKUP([.D1480];[$Polozky.A$1:.A$1048576];[$Polozky.B$1:.B$1048576])" office:value-type="string" office:string-value="Kursové rozdíly ve výdajích" calcext:value-type="string">
            <text:p>Kursové rozdíly ve výdajích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148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1" calcext:value-type="float">
            <text:p>5151</text:p>
          </table:table-cell>
          <table:table-cell table:formula="of:=LOOKUP([.D1481];[$Polozky.A$1:.A$1048576];[$Polozky.B$1:.B$1048576])" office:value-type="string" office:string-value="Studená voda" calcext:value-type="string">
            <text:p>Studená voda</text:p>
          </table:table-cell>
          <table:table-cell table:number-columns-repeated="2" office:value-type="currency" office:currency="CZK" office:value="900000" calcext:value-type="currency">
            <text:p>900 000,00 Kč</text:p>
          </table:table-cell>
          <table:table-cell/>
          <table:table-cell table:formula="of:=IF(ISNA(MATCH([.D148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2" calcext:value-type="float">
            <text:p>5152</text:p>
          </table:table-cell>
          <table:table-cell table:formula="of:=LOOKUP([.D1482];[$Polozky.A$1:.A$1048576];[$Polozky.B$1:.B$1048576])" office:value-type="string" office:string-value="Teplo" calcext:value-type="string">
            <text:p>Teplo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/>
          <table:table-cell table:formula="of:=IF(ISNA(MATCH([.D148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3" calcext:value-type="float">
            <text:p>5153</text:p>
          </table:table-cell>
          <table:table-cell table:formula="of:=LOOKUP([.D1483];[$Polozky.A$1:.A$1048576];[$Polozky.B$1:.B$1048576])" office:value-type="string" office:string-value="Plyn" calcext:value-type="string">
            <text:p>Plyn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/>
          <table:table-cell table:formula="of:=IF(ISNA(MATCH([.D148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4" calcext:value-type="float">
            <text:p>5154</text:p>
          </table:table-cell>
          <table:table-cell table:formula="of:=LOOKUP([.D1484];[$Polozky.A$1:.A$1048576];[$Polozky.B$1:.B$1048576])" office:value-type="string" office:string-value="Elektrická energie" calcext:value-type="string">
            <text:p>Elektrická energie</text:p>
          </table:table-cell>
          <table:table-cell table:number-columns-repeated="2" office:value-type="currency" office:currency="CZK" office:value="4000000" calcext:value-type="currency">
            <text:p>4 000 000,00 Kč</text:p>
          </table:table-cell>
          <table:table-cell/>
          <table:table-cell table:formula="of:=IF(ISNA(MATCH([.D148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56" calcext:value-type="float">
            <text:p>5156</text:p>
          </table:table-cell>
          <table:table-cell table:formula="of:=LOOKUP([.D1485];[$Polozky.A$1:.A$1048576];[$Polozky.B$1:.B$1048576])" office:value-type="string" office:string-value="Pohonné hmoty a maziva" calcext:value-type="string">
            <text:p>Pohonné hmoty a maziva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/>
          <table:table-cell table:formula="of:=IF(ISNA(MATCH([.D148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1" calcext:value-type="float">
            <text:p>5161</text:p>
          </table:table-cell>
          <table:table-cell table:formula="of:=LOOKUP([.D1486];[$Polozky.A$1:.A$1048576];[$Polozky.B$1:.B$1048576])" office:value-type="string" office:string-value="Poštovní služby" calcext:value-type="string">
            <text:p>Poštovní služby</text:p>
          </table:table-cell>
          <table:table-cell table:number-columns-repeated="2" office:value-type="currency" office:currency="CZK" office:value="1800000" calcext:value-type="currency">
            <text:p>1 800 000,00 Kč</text:p>
          </table:table-cell>
          <table:table-cell/>
          <table:table-cell table:formula="of:=IF(ISNA(MATCH([.D148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2" calcext:value-type="float">
            <text:p>5162</text:p>
          </table:table-cell>
          <table:table-cell table:formula="of:=LOOKUP([.D1487];[$Polozky.A$1:.A$1048576];[$Polozky.B$1:.B$1048576])" office:value-type="string" office:string-value="Služby elektronických komunikací" calcext:value-type="string">
            <text:p>Služby elektronických komunikací</text:p>
          </table:table-cell>
          <table:table-cell table:number-columns-repeated="2" office:value-type="currency" office:currency="CZK" office:value="3800000" calcext:value-type="currency">
            <text:p>3 800 000,00 Kč</text:p>
          </table:table-cell>
          <table:table-cell/>
          <table:table-cell table:formula="of:=IF(ISNA(MATCH([.D148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3" calcext:value-type="float">
            <text:p>5163</text:p>
          </table:table-cell>
          <table:table-cell table:formula="of:=LOOKUP([.D1488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48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8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4" calcext:value-type="float">
            <text:p>5164</text:p>
          </table:table-cell>
          <table:table-cell table:formula="of:=LOOKUP([.D1489];[$Polozky.A$1:.A$1048576];[$Polozky.B$1:.B$1048576])" office:value-type="string" office:string-value="Nájemné" calcext:value-type="string">
            <text:p>Nájemné</text:p>
          </table:table-cell>
          <table:table-cell table:number-columns-repeated="2" office:value-type="currency" office:currency="CZK" office:value="400000" calcext:value-type="currency">
            <text:p>400 000,00 Kč</text:p>
          </table:table-cell>
          <table:table-cell/>
          <table:table-cell table:formula="of:=IF(ISNA(MATCH([.D148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490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office:value-type="currency" office:currency="CZK" office:value="1410000" calcext:value-type="currency">
            <text:p>1 410 000,00 Kč</text:p>
          </table:table-cell>
          <table:table-cell office:value-type="currency" office:currency="CZK" office:value="1617200" calcext:value-type="currency">
            <text:p>1 617 200,00 Kč</text:p>
          </table:table-cell>
          <table:table-cell/>
          <table:table-cell table:formula="of:=IF(ISNA(MATCH([.D149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491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4400000" calcext:value-type="currency">
            <text:p>4 400 000,00 Kč</text:p>
          </table:table-cell>
          <table:table-cell/>
          <table:table-cell table:formula="of:=IF(ISNA(MATCH([.D149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6" calcext:value-type="float">
            <text:p>5166</text:p>
          </table:table-cell>
          <table:table-cell table:formula="of:=LOOKUP([.D1492];[$Polozky.A$1:.A$1048576];[$Polozky.B$1:.B$1048576])" office:value-type="string" office:string-value="Konzultační, poradenské a právní služby" calcext:value-type="string">
            <text:p>Konzultační, poradenské a právní služby</text:p>
          </table:table-cell>
          <table:table-cell table:number-columns-repeated="2" office:value-type="currency" office:currency="CZK" office:value="1760000" calcext:value-type="currency">
            <text:p>1 760 000,00 Kč</text:p>
          </table:table-cell>
          <table:table-cell/>
          <table:table-cell table:formula="of:=IF(ISNA(MATCH([.D149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7" calcext:value-type="float">
            <text:p>5167</text:p>
          </table:table-cell>
          <table:table-cell table:formula="of:=LOOKUP([.D1493];[$Polozky.A$1:.A$1048576];[$Polozky.B$1:.B$1048576])" office:value-type="string" office:string-value="Služby školení a vzdělávání" calcext:value-type="string">
            <text:p>Služby školení a vzdělávání</text:p>
          </table:table-cell>
          <table:table-cell office:value-type="currency" office:currency="CZK" office:value="3500000" calcext:value-type="currency">
            <text:p>3 500 000,00 Kč</text:p>
          </table:table-cell>
          <table:table-cell office:value-type="currency" office:currency="CZK" office:value="3658800" calcext:value-type="currency">
            <text:p>3 658 800,00 Kč</text:p>
          </table:table-cell>
          <table:table-cell/>
          <table:table-cell table:formula="of:=IF(ISNA(MATCH([.D149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1494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547000" calcext:value-type="currency">
            <text:p>547 000,00 Kč</text:p>
          </table:table-cell>
          <table:table-cell/>
          <table:table-cell table:formula="of:=IF(ISNA(MATCH([.D149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8" calcext:value-type="float">
            <text:p>5168</text:p>
          </table:table-cell>
          <table:table-cell table:formula="of:=LOOKUP([.D1495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office:value-type="currency" office:currency="CZK" office:value="14000000" calcext:value-type="currency">
            <text:p>14 000 000,00 Kč</text:p>
          </table:table-cell>
          <table:table-cell office:value-type="currency" office:currency="CZK" office:value="15000000" calcext:value-type="currency">
            <text:p>15 000 000,00 Kč</text:p>
          </table:table-cell>
          <table:table-cell/>
          <table:table-cell table:formula="of:=IF(ISNA(MATCH([.D149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496];[$Polozky.A$1:.A$1048576];[$Polozky.B$1:.B$1048576])" office:value-type="string" office:string-value="Nákup ostatních služeb" calcext:value-type="string">
            <text:p>Nákup ostatních služeb</text:p>
          </table:table-cell>
          <table:table-cell office:value-type="currency" office:currency="CZK" office:value="460000" calcext:value-type="currency">
            <text:p>460 000,00 Kč</text:p>
          </table:table-cell>
          <table:table-cell office:value-type="currency" office:currency="CZK" office:value="517800" calcext:value-type="currency">
            <text:p>517 800,00 Kč</text:p>
          </table:table-cell>
          <table:table-cell/>
          <table:table-cell table:formula="of:=IF(ISNA(MATCH([.D149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497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80000" calcext:value-type="currency">
            <text:p>80 000,00 Kč</text:p>
          </table:table-cell>
          <table:table-cell/>
          <table:table-cell table:formula="of:=IF(ISNA(MATCH([.D149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69" calcext:value-type="float">
            <text:p>5169</text:p>
          </table:table-cell>
          <table:table-cell table:formula="of:=LOOKUP([.D1498];[$Polozky.A$1:.A$1048576];[$Polozky.B$1:.B$1048576])" office:value-type="string" office:string-value="Nákup ostatních služeb" calcext:value-type="string">
            <text:p>Nákup ostatních služeb</text:p>
          </table:table-cell>
          <table:table-cell table:number-columns-repeated="2" office:value-type="currency" office:currency="CZK" office:value="18000000" calcext:value-type="currency">
            <text:p>18 000 000,00 Kč</text:p>
          </table:table-cell>
          <table:table-cell/>
          <table:table-cell table:formula="of:=IF(ISNA(MATCH([.D149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49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1" calcext:value-type="float">
            <text:p>5171</text:p>
          </table:table-cell>
          <table:table-cell table:formula="of:=LOOKUP([.D1499];[$Polozky.A$1:.A$1048576];[$Polozky.B$1:.B$1048576])" office:value-type="string" office:string-value="Opravy a udržování" calcext:value-type="string">
            <text:p>Opravy a udržování</text:p>
          </table:table-cell>
          <table:table-cell office:value-type="currency" office:currency="CZK" office:value="13200000" calcext:value-type="currency">
            <text:p>13 200 000,00 Kč</text:p>
          </table:table-cell>
          <table:table-cell office:value-type="currency" office:currency="CZK" office:value="11649000" calcext:value-type="currency">
            <text:p>11 649 000,00 Kč</text:p>
          </table:table-cell>
          <table:table-cell/>
          <table:table-cell table:formula="of:=IF(ISNA(MATCH([.D149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2" calcext:value-type="float">
            <text:p>5172</text:p>
          </table:table-cell>
          <table:table-cell table:formula="of:=LOOKUP([.D1500];[$Polozky.A$1:.A$1048576];[$Polozky.B$1:.B$1048576])" office:value-type="string" office:string-value="Programové vybavení" calcext:value-type="string">
            <text:p>Programové vybavení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50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1501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50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3" calcext:value-type="float">
            <text:p>5173</text:p>
          </table:table-cell>
          <table:table-cell table:formula="of:=LOOKUP([.D1502];[$Polozky.A$1:.A$1048576];[$Polozky.B$1:.B$1048576])" office:value-type="string" office:string-value="Cestovné (tuzemské i zahraniční)" calcext:value-type="string">
            <text:p>Cestovné (tuzemské i zahraniční)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250000" calcext:value-type="currency">
            <text:p>250 000,00 Kč</text:p>
          </table:table-cell>
          <table:table-cell/>
          <table:table-cell table:formula="of:=IF(ISNA(MATCH([.D150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1503];[$Polozky.A$1:.A$1048576];[$Polozky.B$1:.B$1048576])" office:value-type="string" office:string-value="Pohoštění" calcext:value-type="string">
            <text:p>Pohoštění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31000" calcext:value-type="currency">
            <text:p>31 000,00 Kč</text:p>
          </table:table-cell>
          <table:table-cell/>
          <table:table-cell table:formula="of:=IF(ISNA(MATCH([.D150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5" calcext:value-type="float">
            <text:p>5175</text:p>
          </table:table-cell>
          <table:table-cell table:formula="of:=LOOKUP([.D1504];[$Polozky.A$1:.A$1048576];[$Polozky.B$1:.B$1048576])" office:value-type="string" office:string-value="Pohoštění" calcext:value-type="string">
            <text:p>Pohoštění</text:p>
          </table:table-cell>
          <table:table-cell table:number-columns-repeated="2" office:value-type="currency" office:currency="CZK" office:value="260000" calcext:value-type="currency">
            <text:p>260 000,00 Kč</text:p>
          </table:table-cell>
          <table:table-cell/>
          <table:table-cell table:formula="of:=IF(ISNA(MATCH([.D150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8" calcext:value-type="float">
            <text:p>5178</text:p>
          </table:table-cell>
          <table:table-cell table:formula="of:=LOOKUP([.D1505];[$Polozky.A$1:.A$1048576];[$Polozky.B$1:.B$1048576])" office:value-type="string" office:string-value="Nájemné za nájem s právem koupě" calcext:value-type="string">
            <text:p>Nájemné za nájem s právem koupě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/>
          <table:table-cell table:formula="of:=IF(ISNA(MATCH([.D150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79" calcext:value-type="float">
            <text:p>5179</text:p>
          </table:table-cell>
          <table:table-cell table:formula="of:=LOOKUP([.D1506];[$Polozky.A$1:.A$1048576];[$Polozky.B$1:.B$1048576])" office:value-type="string" office:string-value="Ostatní nákupy jinde nezařazené" calcext:value-type="string">
            <text:p>Ostatní nákupy jinde nezařazené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/>
          <table:table-cell table:formula="of:=IF(ISNA(MATCH([.D150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82" calcext:value-type="float">
            <text:p>5182</text:p>
          </table:table-cell>
          <table:table-cell table:formula="of:=LOOKUP([.D1507];[$Polozky.A$1:.A$1048576];[$Polozky.B$1:.B$1048576])" office:value-type="string" office:string-value="Poskytované zálohy vlastní pokladně" calcext:value-type="string">
            <text:p>Poskytované zálohy vlastní pokladně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50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1508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50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0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2" calcext:value-type="float">
            <text:p>5192</text:p>
          </table:table-cell>
          <table:table-cell table:formula="of:=LOOKUP([.D1509];[$Polozky.A$1:.A$1048576];[$Polozky.B$1:.B$1048576])" office:value-type="string" office:string-value="Poskytnuté náhrady" calcext:value-type="string">
            <text:p>Poskytnuté náhrady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/>
          <table:table-cell table:formula="of:=IF(ISNA(MATCH([.D150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4" calcext:value-type="float">
            <text:p>5194</text:p>
          </table:table-cell>
          <table:table-cell table:formula="of:=LOOKUP([.D1510];[$Polozky.A$1:.A$1048576];[$Polozky.B$1:.B$1048576])" office:value-type="string" office:string-value="Věcné dary" calcext:value-type="string">
            <text:p>Věcné dary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/>
          <table:table-cell table:formula="of:=IF(ISNA(MATCH([.D151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195" calcext:value-type="float">
            <text:p>5195</text:p>
          </table:table-cell>
          <table:table-cell table:formula="of:=LOOKUP([.D1511];[$Polozky.A$1:.A$1048576];[$Polozky.B$1:.B$1048576])" office:value-type="string" office:string-value="Odvody za neplněni povinnosti zaměstnávat zdravotně postižené" calcext:value-type="string">
            <text:p>Odvody za neplněni povinnosti zaměstnávat zdravotně postižené</text:p>
          </table:table-cell>
          <table:table-cell office:value-type="currency" office:currency="CZK" office:value="538000" calcext:value-type="currency">
            <text:p>538 000,00 Kč</text:p>
          </table:table-cell>
          <table:table-cell office:value-type="currency" office:currency="CZK" office:value="518000" calcext:value-type="currency">
            <text:p>518 000,00 Kč</text:p>
          </table:table-cell>
          <table:table-cell/>
          <table:table-cell table:formula="of:=IF(ISNA(MATCH([.D151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1" calcext:value-type="float">
            <text:p>5361</text:p>
          </table:table-cell>
          <table:table-cell table:formula="of:=LOOKUP([.D1512];[$Polozky.A$1:.A$1048576];[$Polozky.B$1:.B$1048576])" office:value-type="string" office:string-value="Nákup kolků" calcext:value-type="string">
            <text:p>Nákup kolků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/>
          <table:table-cell table:formula="of:=IF(ISNA(MATCH([.D151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362" calcext:value-type="float">
            <text:p>5362</text:p>
          </table:table-cell>
          <table:table-cell table:formula="of:=LOOKUP([.D1513];[$Polozky.A$1:.A$1048576];[$Polozky.B$1:.B$1048576])" office:value-type="string" office:string-value="Platby daní a poplatků státnímu rozpočtu" calcext:value-type="string">
            <text:p>Platby daní a poplatků státnímu rozpočtu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/>
          <table:table-cell table:formula="of:=IF(ISNA(MATCH([.D151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24" calcext:value-type="float">
            <text:p>5424</text:p>
          </table:table-cell>
          <table:table-cell table:formula="of:=LOOKUP([.D1514];[$Polozky.A$1:.A$1048576];[$Polozky.B$1:.B$1048576])" office:value-type="string" office:string-value="Náhrady mezd v době nemoci" calcext:value-type="string">
            <text:p>Náhrady mezd v době nemoci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/>
          <table:table-cell table:formula="of:=IF(ISNA(MATCH([.D151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499" calcext:value-type="float">
            <text:p>5499</text:p>
          </table:table-cell>
          <table:table-cell table:formula="of:=LOOKUP([.D1515];[$Polozky.A$1:.A$1048576];[$Polozky.B$1:.B$1048576])" office:value-type="string" office:string-value="Ostatní neinvestiční transfery obyvatelstvu" calcext:value-type="string">
            <text:p>Ostatní neinvestiční transfery obyvatelstvu</text:p>
          </table:table-cell>
          <table:table-cell table:number-columns-repeated="2" office:value-type="currency" office:currency="CZK" office:value="2805000" calcext:value-type="currency">
            <text:p>2 805 000,00 Kč</text:p>
          </table:table-cell>
          <table:table-cell/>
          <table:table-cell table:formula="of:=IF(ISNA(MATCH([.D151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660" calcext:value-type="float">
            <text:p>5660</text:p>
          </table:table-cell>
          <table:table-cell table:formula="of:=LOOKUP([.D1516];[$Polozky.A$1:.A$1048576];[$Polozky.B$1:.B$1048576])" office:value-type="string" office:string-value="Neinvestiční půjčené prostředky obyvatelstvu" calcext:value-type="string">
            <text:p>Neinvestiční půjčené prostředky obyvatelstvu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51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1" calcext:value-type="float">
            <text:p>5901</text:p>
          </table:table-cell>
          <table:table-cell table:formula="of:=LOOKUP([.D1517];[$Polozky.A$1:.A$1048576];[$Polozky.B$1:.B$1048576])" office:value-type="string" office:string-value="Nespecifikované rezervy" calcext:value-type="string">
            <text:p>Nespecifikované rezervy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000000" calcext:value-type="currency">
            <text:p>1 000 000,00 Kč</text:p>
          </table:table-cell>
          <table:table-cell/>
          <table:table-cell table:formula="of:=IF(ISNA(MATCH([.D151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5909" calcext:value-type="float">
            <text:p>5909</text:p>
          </table:table-cell>
          <table:table-cell table:formula="of:=LOOKUP([.D1518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/>
          <table:table-cell table:formula="of:=IF(ISNA(MATCH([.D151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1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1519];[$Polozky.A$1:.A$1048576];[$Polozky.B$1:.B$1048576])" office:value-type="string" office:string-value="Programové vybavení" calcext:value-type="string">
            <text:p>Programové vybavení</text:p>
          </table:table-cell>
          <table:table-cell table:number-columns-repeated="2" office:value-type="currency" office:currency="CZK" office:value="2385000" calcext:value-type="currency">
            <text:p>2 385 000,00 Kč</text:p>
          </table:table-cell>
          <table:table-cell/>
          <table:table-cell table:formula="of:=IF(ISNA(MATCH([.D151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11" calcext:value-type="float">
            <text:p>6111</text:p>
          </table:table-cell>
          <table:table-cell table:formula="of:=LOOKUP([.D1520];[$Polozky.A$1:.A$1048576];[$Polozky.B$1:.B$1048576])" office:value-type="string" office:string-value="Programové vybavení" calcext:value-type="string">
            <text:p>Programové vybavení</text:p>
          </table:table-cell>
          <table:table-cell table:number-columns-repeated="2" office:value-type="currency" office:currency="CZK" office:value="2385000" calcext:value-type="currency">
            <text:p>2 385 000,00 Kč</text:p>
          </table:table-cell>
          <table:table-cell/>
          <table:table-cell table:formula="of:=IF(ISNA(MATCH([.D152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4965000" calcext:value-type="currency">
            <text:p>34 965 000,00 Kč</text:p>
          </table:table-cell>
          <table:table-cell/>
          <table:table-cell table:formula="of:=IF(ISNA(MATCH([.D152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2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680000" calcext:value-type="currency">
            <text:p>5 680 000,00 Kč</text:p>
          </table:table-cell>
          <table:table-cell/>
          <table:table-cell table:formula="of:=IF(ISNA(MATCH([.D152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3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7073000" calcext:value-type="currency">
            <text:p>7 073 000,00 Kč</text:p>
          </table:table-cell>
          <table:table-cell/>
          <table:table-cell table:formula="of:=IF(ISNA(MATCH([.D152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4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803000" calcext:value-type="currency">
            <text:p>3 803 000,00 Kč</text:p>
          </table:table-cell>
          <table:table-cell/>
          <table:table-cell table:formula="of:=IF(ISNA(MATCH([.D152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5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5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51521000" calcext:value-type="currency">
            <text:p>51 521 000,00 Kč</text:p>
          </table:table-cell>
          <table:table-cell/>
          <table:table-cell table:formula="of:=IF(ISNA(MATCH([.D152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6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6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83000" calcext:value-type="currency">
            <text:p>2 083 000,00 Kč</text:p>
          </table:table-cell>
          <table:table-cell/>
          <table:table-cell table:formula="of:=IF(ISNA(MATCH([.D152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7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7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42471000" calcext:value-type="currency">
            <text:p>42 471 000,00 Kč</text:p>
          </table:table-cell>
          <table:table-cell office:value-type="currency" office:currency="CZK" office:value="43411000" calcext:value-type="currency">
            <text:p>43 411 000,00 Kč</text:p>
          </table:table-cell>
          <table:table-cell/>
          <table:table-cell table:formula="of:=IF(ISNA(MATCH([.D152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8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8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357000" calcext:value-type="currency">
            <text:p>357 000,00 Kč</text:p>
          </table:table-cell>
          <table:table-cell/>
          <table:table-cell table:formula="of:=IF(ISNA(MATCH([.D152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29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29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20500000" calcext:value-type="currency">
            <text:p>20 500 000,00 Kč</text:p>
          </table:table-cell>
          <table:table-cell/>
          <table:table-cell table:formula="of:=IF(ISNA(MATCH([.D1529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30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30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605000" calcext:value-type="currency">
            <text:p>605 000,00 Kč</text:p>
          </table:table-cell>
          <table:table-cell/>
          <table:table-cell table:formula="of:=IF(ISNA(MATCH([.D1530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31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31];[$Polozky.A$1:.A$1048576];[$Polozky.B$1:.B$1048576])" office:value-type="string" office:string-value="Budovy, haly a stavby" calcext:value-type="string">
            <text:p>Budovy, haly a stavby</text:p>
          </table:table-cell>
          <table:table-cell table:number-columns-repeated="2" office:value-type="currency" office:currency="CZK" office:value="463000" calcext:value-type="currency">
            <text:p>463 000,00 Kč</text:p>
          </table:table-cell>
          <table:table-cell/>
          <table:table-cell table:formula="of:=IF(ISNA(MATCH([.D1531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32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1" calcext:value-type="float">
            <text:p>6121</text:p>
          </table:table-cell>
          <table:table-cell table:formula="of:=LOOKUP([.D1532];[$Polozky.A$1:.A$1048576];[$Polozky.B$1:.B$1048576])" office:value-type="string" office:string-value="Budovy, haly a stavby" calcext:value-type="string">
            <text:p>Budovy, haly a stavby</text:p>
          </table:table-cell>
          <table:table-cell office:value-type="currency" office:currency="CZK" office:value="66479000" calcext:value-type="currency">
            <text:p>66 479 000,00 Kč</text:p>
          </table:table-cell>
          <table:table-cell office:value-type="currency" office:currency="CZK" office:value="67419000" calcext:value-type="currency">
            <text:p>67 419 000,00 Kč</text:p>
          </table:table-cell>
          <table:table-cell/>
          <table:table-cell table:formula="of:=IF(ISNA(MATCH([.D1532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33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1533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1698000" calcext:value-type="currency">
            <text:p>1 698 000,00 Kč</text:p>
          </table:table-cell>
          <table:table-cell office:value-type="currency" office:currency="CZK" office:value="2249000" calcext:value-type="currency">
            <text:p>2 249 000,00 Kč</text:p>
          </table:table-cell>
          <table:table-cell/>
          <table:table-cell table:formula="of:=IF(ISNA(MATCH([.D1533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171" calcext:value-type="float">
            <text:p>6171</text:p>
          </table:table-cell>
          <table:table-cell table:formula="of:=LOOKUP([.B1534];[$Paragrafy.A$1:.A$1048576];[$Paragrafy.B$1:.B$1048576])" office:value-type="string" office:string-value="Činnost místní správy" calcext:value-type="string">
            <text:p>Činnost místní správy</text:p>
          </table:table-cell>
          <table:table-cell office:value-type="float" office:value="6125" calcext:value-type="float">
            <text:p>6125</text:p>
          </table:table-cell>
          <table:table-cell table:formula="of:=LOOKUP([.D1534];[$Polozky.A$1:.A$1048576];[$Polozky.B$1:.B$1048576])" office:value-type="string" office:string-value="Výpočetní technika" calcext:value-type="string">
            <text:p>Výpočetní technika</text:p>
          </table:table-cell>
          <table:table-cell office:value-type="currency" office:currency="CZK" office:value="1698000" calcext:value-type="currency">
            <text:p>1 698 000,00 Kč</text:p>
          </table:table-cell>
          <table:table-cell office:value-type="currency" office:currency="CZK" office:value="2249000" calcext:value-type="currency">
            <text:p>2 249 000,00 Kč</text:p>
          </table:table-cell>
          <table:table-cell/>
          <table:table-cell table:formula="of:=IF(ISNA(MATCH([.D1534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10" calcext:value-type="float">
            <text:p>6310</text:p>
          </table:table-cell>
          <table:table-cell table:formula="of:=LOOKUP([.B1535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3" calcext:value-type="float">
            <text:p>5163</text:p>
          </table:table-cell>
          <table:table-cell table:formula="of:=LOOKUP([.D1535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/>
          <table:table-cell table:formula="of:=IF(ISNA(MATCH([.D1535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10" calcext:value-type="float">
            <text:p>6310</text:p>
          </table:table-cell>
          <table:table-cell table:formula="of:=LOOKUP([.B1536];[$Paragrafy.A$1:.A$1048576];[$Paragrafy.B$1:.B$1048576])" office:value-type="string" office:string-value="Obecné příjmy a výdaje z finančních operací" calcext:value-type="string">
            <text:p>Obecné příjmy a výdaje z finančních operací</text:p>
          </table:table-cell>
          <table:table-cell office:value-type="float" office:value="5168" calcext:value-type="float">
            <text:p>5168</text:p>
          </table:table-cell>
          <table:table-cell table:formula="of:=LOOKUP([.D1536];[$Polozky.A$1:.A$1048576];[$Polozky.B$1:.B$1048576])" office:value-type="string" office:string-value="Zpracování dat a služby související s informačními a komunikačními technologiemi" calcext:value-type="string">
            <text:p>Zpracování dat a služby související s informačními a komunikačními technologiemi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/>
          <table:table-cell table:formula="of:=IF(ISNA(MATCH([.D1536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20" calcext:value-type="float">
            <text:p>6320</text:p>
          </table:table-cell>
          <table:table-cell table:formula="of:=LOOKUP([.B1537];[$Paragrafy.A$1:.A$1048576];[$Paragrafy.B$1:.B$1048576])" office:value-type="string" office:string-value="Pojištění funkčně nespecifikované" calcext:value-type="string">
            <text:p>Pojištění funkčně nespecifikované</text:p>
          </table:table-cell>
          <table:table-cell office:value-type="float" office:value="5163" calcext:value-type="float">
            <text:p>5163</text:p>
          </table:table-cell>
          <table:table-cell table:formula="of:=LOOKUP([.D1537];[$Polozky.A$1:.A$1048576];[$Polozky.B$1:.B$1048576])" office:value-type="string" office:string-value="Služby peněžních ústavů" calcext:value-type="string">
            <text:p>Služby peněžních ústavů</text:p>
          </table:table-cell>
          <table:table-cell table:number-columns-repeated="2" office:value-type="currency" office:currency="CZK" office:value="110000" calcext:value-type="currency">
            <text:p>110 000,00 Kč</text:p>
          </table:table-cell>
          <table:table-cell/>
          <table:table-cell table:formula="of:=IF(ISNA(MATCH([.D1537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30" calcext:value-type="float">
            <text:p>6330</text:p>
          </table:table-cell>
          <table:table-cell table:formula="of:=LOOKUP([.B1538];[$Paragrafy.A$1:.A$1048576];[$Paragrafy.B$1:.B$1048576])" office:value-type="string" office:string-value="Převody vlastním fondům v rozpočtech územní úrovně" calcext:value-type="string">
            <text:p>Převody vlastním fondům v rozpočtech územní úrovně</text:p>
          </table:table-cell>
          <table:table-cell office:value-type="float" office:value="5347" calcext:value-type="float">
            <text:p>5347</text:p>
          </table:table-cell>
          <table:table-cell table:formula="of:=LOOKUP([.D1538];[$Polozky.A$1:.A$1048576];[$Polozky.B$1:.B$1048576])" office:value-type="string" office:string-value="Převody mezi statutárními městy (hl. m. Prahou) a jejich městskými obvody nebo částmi - výdaje" calcext:value-type="string">
            <text:p>Převody mezi statutárními městy (hl. m. Prahou) a jejich městskými obvody nebo částmi - výdaje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538];[$Polozky_Ignorovat.A$1:.A$1048576];0)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409" calcext:value-type="float">
            <text:p>6409</text:p>
          </table:table-cell>
          <table:table-cell table:formula="of:=LOOKUP([.B1539];[$Paragrafy.A$1:.A$1048576];[$Paragrafy.B$1:.B$1048576])" office:value-type="string" office:string-value="Ostatní činnosti jinde nezařazené" calcext:value-type="string">
            <text:p>Ostatní činnosti jinde nezařazené</text:p>
          </table:table-cell>
          <table:table-cell office:value-type="float" office:value="5909" calcext:value-type="float">
            <text:p>5909</text:p>
          </table:table-cell>
          <table:table-cell table:formula="of:=LOOKUP([.D1539];[$Polozky.A$1:.A$1048576];[$Polozky.B$1:.B$1048576])" office:value-type="string" office:string-value="Ostatní neinvestiční výdaje jinde nezařazené" calcext:value-type="string">
            <text:p>Ostatní neinvestiční výdaje jinde nezařazené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/>
          <table:table-cell table:formula="of:=IF(ISNA(MATCH([.D1539];[$Polozky_Ignorovat.A$1:.A$1048576];0));0;1)" office:value-type="float" office:value="0" calcext:value-type="float">
            <text:p>0</text:p>
          </table:table-cell>
        </table:table-row>
        <table:table-row table:style-name="ro1" table:number-rows-repeated="104703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agrafy" table:style-name="ta1">
        <office:forms form:automatic-focus="false" form:apply-design-mode="false"/>
        <table:table-column table:style-name="co10" table:default-cell-style-name="ce2"/>
        <table:table-column table:style-name="co15" table:default-cell-style-name="ce4"/>
        <table:table-row table:style-name="ro1">
          <table:table-cell table:style-name="ce1" office:value-type="string" calcext:value-type="string">
            <text:p>paragraf</text:p>
          </table:table-cell>
          <table:table-cell table:style-name="ce3" office:value-type="string" calcext:value-type="string">
            <text:p>popis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Udržování výrobního potenciálu zemědělství, zemědělský půdní fond a mimoprodukční funkce zemědělství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Podnikání a restrukturalizace v zemědělství a potravinářství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Genetický potenciál hospodářských zvířat, osiv a sádí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Ozdravování hospodářských zvířat, polních a speciálních plodin a zvláštní veterinární péč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Ostatní zemědělská a potravinářská činnost a rozvoj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rganizace trhu s produkty rostlinné výroby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Organizace trhu s výrobky vzniklými zpracováním produktů rostlinné výroby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Organizace trhu s produkty živočišné výroby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Organizace trhu s výrobky vzniklými zpracováním produktů živočišné výroby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Ostatní záležitosti regulace zemědělské produkce, organizace zemědělského trhu a poskytování podpor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Pěstební činnost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odpora ostatních produkčních činností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práva v lesním hospodářství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elospolečenské funkce lesů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Ostatní záležitosti lesního hospodářství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Činnost ústředního orgánu státní správy v zemědělství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Činnost ostatních orgánů státní správy v zemědělství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Správa zemědělského majetku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Ostatní správa v zemědělství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ybářství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Zemědělský výzkum a vývoj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Lesnický výzkum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ezinárodní spolupráce v zemědělství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ezinárodní spolupráce v lesním hospodářství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Ostatní výdaje na zemědělství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Ostatní výdaje na lesní hospodářství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Uhelné hornictví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ěžba nerostných surovin kromě paliv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Zpracování ropy a zemního plynu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Jaderné elektrárny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Úspora energie a obnovitelné zdroj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Jaderné palivo a ochrana před ionizujícím zářením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Elektrická energie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Energie jiná než elektrická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Ostatní záležitosti těžebního průmyslu a energetiky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Stavebnictví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Sběr a zpracování druhotných surovin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Podpora rozvoje průmyslových zón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Opatření ke zvýšení konkurenceschopnosti průmyslových odvětví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odpora podnikání a inovací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Ostatní odvětvová a oborová opatření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Přímá podpora exportu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Ostatní záležitosti zahraničního obchodu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Vnitřní obchod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Vnitřní obchod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Cestovní ruch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statní služby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Činnost ústředního orgánu státní správy v odvětví energetiky, průmyslu, stavebnictví, obchodu a služeb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Činnost ostatních orgánů státní správy v průmyslu, stavebnictví, obchodu a službách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Ostatní správa v průmyslu, stavebnictví, obchodu a službách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Výzkum a vývoj v palivech a energetice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Výzkum a vývoj v průmyslu kromě paliv a energetiky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Výzkum a vývoj ve službách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Výzkum a vývoj v obchodu a cestovním ruchu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Výzkum a vývoj ve stavebnictví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Mezinárodní spolupráce v průmyslu, stavebnictví, obchodu a službách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Záležitosti průmyslu, stavebnictví, obchodu a služeb jinde nezařazené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álnice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ilnice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Ostatní záležitosti pozemních komunikací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rovoz veřejné silniční dopravy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Kontrola technické způsobilosti vozidel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Bezpečnost silničního provozu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Ostatní záležitosti v silniční dopravě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Vodní cesty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Provoz vnitrozemské plavby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Záležitosti námořní dopravy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Ostatní záležitosti vnitrozemské plavby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Železniční dráhy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Provoz veřejné železniční dopravy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Drážní vozidla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Ostatní záležitosti železniční dopravy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Letiště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Zabezpečení letového provozu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Provoz civilní letecké dopravy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Ostatní záležitosti civilní letecké dopravy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Činnost ústředních orgánů státní správy v dopravě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Činnost ostatních orgánů státní správy v dopravě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Ostatní správa v dopravě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Ostatní dráhy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Provoz ostatních drah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Záležitosti ostatních drah jinde nezařazené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Výzkum a vývoj v dopravě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Mezinárodní spolupráce v dopravě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Dopravní obslužnost veřejnými službami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Dopravní obslužnost mimo veřejnou službu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Ostatní záležitosti v dopravě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Pitná voda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Odvádění a čistění odpadních vod a nakládání s kaly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revence znečisťování vody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Odvádění a čistění odpadních vod jinde nezařazené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Úpravy vodohospodářsky významných a vodárenských toků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Vodní díla na vodohospodářsky významných a vodárenských tocích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Úpravy drobných vodních toků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Revitalizace říčních systémů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Záležitosti vodních toků a vodohospodářských děl jinde nezařazené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Vodní díla v zemědělské krajině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Protierozní ochrana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Ostatní záležitosti vody v zemědělské krajině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Činnost ústředních orgánů státní správy ve vodním hospodářství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Činnost ostatních orgánů státní správy ve vodním hospodářství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Ostatní správa ve vodním hospodářství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Vodohospodářský výzkum a vývoj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Mezinárodní spolupráce v oblasti vodního hospodářství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Ostatní záležitosti vodního hospodářství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Záležitosti post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Záležitosti telekomunikací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Záležitosti radiokomunikací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Ostatní záležitosti spojů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Činnost ústředních orgánů státní správy ve spojích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Činnost ostatních orgánů státní správy ve spojích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Ostatní správa ve spojích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Výzkum a vývoj ve spojích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Mezinárodní spolupráce ve spojích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Ostatní záležitosti spojů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Podpora podnikání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Bezpečnost práce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Všeobecné pracovní záležitosti jinde nezařazené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Centrální banka a měna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Úřad Národní rozpočtové rady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Všeobecné finanční záležitosti jinde nezařazené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Geologie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Meteorologie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Všeobecné hospodářské služby jinde nezařazené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Činnost ústředních orgánů státní správy v oblasti hospodářství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Činnost ostatních orgánů a organizací v oblasti normalizace, standardizace a metrologie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Činnost ostatních orgánů státní správy v zeměměřictví a katastru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Správa národního majetku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Činnost ostatních orgánů státní správy v oblasti bezpečnosti práce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Všeobecná hospodářská správa jinde nezařazená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Výzkum a vývoj v oblasti všeobecných hospodářských záležitostí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- Mezinárodní spolupráce ve všeobecných hospodářských záležitostech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Mateřské školy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Mateřské školy pro děti se speciálními vzdělávacími potřebami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Základní školy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Základní školy pro žáky se speciálními vzdělávacími potřebami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Ostatní záležitosti předškolního vzdělávání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První stupeň základních škol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Druhý stupeň základních škol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Ostatní záležitosti základního vzdělávání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Gymnázia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třední odborné školy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Střední školy poskytující střední vzdělání s výučním listem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Střední školy a konzervatoře pro žáky se speciálními vzdělávacími potřebami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Střediska praktického vyučování a školní hospodářství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Konzervatoře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Střední školy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Sportovní školy - gymnázia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Ostatní zařízení středního vzdělávání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Výchovné ústavy a dětské domovy se školou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Diagnostické ústavy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Dětské domovy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Ostatní školská zařízení pro výkon ústavní a ochranné výchovy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Školní stravování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Školní družiny a kluby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Školy v přírodě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Internáty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Zařízení výchovného poradenství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Domovy mládeže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Střediska výchovné péče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Ostatní zařízení související s výchovou a vzděláváním mládeže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Vyšší odborné školy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Vysoké školy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Výzkum, vývoj a inovace na vysokých školách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Bakalářské studium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Magisterské a doktorské studium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Vysokoškolské koleje a menzy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Ostatní zařízení související s vysokoškolským vzděláváním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Základní umělecké školy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Jazykové školy s právem státní jazykové zkoušky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Střediska volného času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Záležitosti zájmového vzdělávání jinde nezařazené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Činnost ústředního orgánu státní správy ve vzdělávání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Činnost ostatních orgánů státní správy ve vzdělávání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Ostatní správa ve vzdělávání jinde nezařazená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Výzkum školství a vzdělávání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Mezinárodní spolupráce ve vzdělávání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Vzdělávání národnostních menšin a multikulturní výchova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Vzdělávací akce k integraci Romů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Zařízení pro další vzdělávání pedagogických pracovníků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Ostatní záležitosti vzdělávání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Divadelní činnost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Hudební činnost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Filmová tvorba, distribuce, kina a shromažďování audiovizuálních archiválií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Činnosti knihovnické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Činnosti muzei a galerií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Vydavatelská činnost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Výstavní činnosti v kultuře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Ostatní záležitosti kultury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Činnosti památkových ústavů, hradů a zámků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Zachování a obnova kulturních památek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Výkup předmětů kulturní hodnoty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Pražský hrad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Pořízení, zachování a obnova hodnot místního kulturního, národního a historického povědomí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Ostatní záležitosti ochrany památek a péče o kulturní dědictví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Činnosti registrovaných církví a náboženských společností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Rozhlas a televize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Ostatní záležitosti sdělovacích prostředků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Činnost ústředního orgánu státní správy v oblasti kultury a církví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Činnost ústředního orgánu státní správy v oblasti sdělovacích prostředků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Výzkum a vývoj v oblasti kultury, církví a sdělovacích prostředků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Mezinárodní spolupráce v kultuře, církvích a sdělovacích prostředcích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Zájmová činnost v kultuře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Ostatní záležitosti kultury, církví a sdělovacích prostředků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Státní sportovní reprezentace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Sportovní zařízení v majetku obce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Ostatní tělovýchovná činnost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Využití volného času dětí a mládeže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Ostatní zájmová činnost a rekreace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Výzkum v oblasti tělovýchovy, zájmové činnosti a rekreace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Všeobecná ambulantní péče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Stomatologická péče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Lékařská služba první pomoci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Transfúzní služba a tkáňová zařízení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Specializovaná ambulantní zdravotní péče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Péče v mateřství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Ostatní ambulantní péče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Fakultní nemocnice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Ostatní nemocnice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Odborné léčebné ústavy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Léčebny dlouhodobě nemocných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Hospice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Lázeňské léčebny, ozdravovny, sanatoria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Vysoce specializovaná pracoviště a jednooborové zařízení lůžkové péče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Ostatní ústavní péče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Hygienická služba a ochrana veřejného zdraví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Lékárenská služba (léky, protézy a přístroje pro užití vně zdravotnických zařízení)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Zdravotnická záchranná služba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Doprava ve zdravotnictví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Ostatní zdravotnická zařízení a služby pro zdravotnictví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Prevence před drogami, alkoholem, nikotinem a jinými závislostmi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Prevence HIV/AID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Pomoc zdravotně postiženým a chronicky nemocným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Národní program zdraví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Programy paliativní péče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Ostatní speciální zdravotnická péče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Činnost ústředního orgánu státní správy ve zdravotnictví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Činnost ostatních orgánů státní správy ve zdravotnictví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Ostatní správa ve zdravotnictví jinde nezařazená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Organizace výzkumu a střediska vědeckých informací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Ostatní výzkum a vývoj ve zdravotnictví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Mezinárodní spolupráce ve zdravotnictví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Další vzdělávání pracovníků ve zdravotnictví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Ostatní činnost ve zdravotnictví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Podpora individuální bytové výstavby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Bytové hospodářství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Nebytové hospodářství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Bytové služby pro vlastní zaměstnance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Podpora stavebního spoření a hypotečních úvěrů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Ostatní rozvoj bydlení a bytového hospodářství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Veřejné osvětlení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Pohřebnictví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Výstavba a údržba místních inženýrských sítí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okální zásobování teplem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Územní plánování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Územní rozvoj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Komunální služby a územní rozvoj jinde nezařazené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Činnost ústředního orgánu státní správy v oblasti bydlení, komunálních služeb a územního rozvoje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Činnost ostatních orgánů státní správy v oblasti bydlení, komunálních služeb a územního rozvoje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Ostatní správa v oblasti v oblasti bydlení, komunálních služeb a územního rozvoje jinde nezařazená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Výzkum a vývoj v oblasti bydlení, komunálních služeb a územního rozvoje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Mezinárodní spolupráce v oblasti bydlení, komunálních služeb a územního rozvoje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Ostatní záležitosti bydlení, komunálních služeb a územního rozvoje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Odstraňování tuhých emisí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Odstraňování plynných emisí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Změny technologii vytápění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Opatření ke snižování produkce skleníkových plynů a plynů poškozujících ozónovou vrstvu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Změny výrobních technologií za účelem výrazného odstranění emisí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Monitoring ochrany ovzduší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Ostatní činnosti k ochraně ovzduší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Sběr a svoz nebezpečných odpadů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Sběr a svoz komunálních odpadů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Sběr a svoz ostatních odpadů (jiných než nebezpečných a komunálních)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Využívání a zneškodňování nebezpečných odpadů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Využívání a zneškodňování komunálních odpadů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Využívání a zneškodňováni ostatních odpadů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Prevence vzniku odpadů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Monitoring nakládání s odpady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Ostatní nakládání s odpady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Ochrana půdy a podzemní vody proti znečišťujícím infiltracím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Dekontaminace půd a čištění spodní vody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Monitoring půdy a podzemní vody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Předcházení a sanace zasolení půd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Ostatní ochrana půdy a spodní vody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Ochrana druhů a stanovišť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Chráněné části přírody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Rekultivace půdy v důsledku těžební a důlní činnosti, po skládkách odpadů apod.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Protierozní, protilavinová a protipožární ochrana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Péče o vzhled obcí a veřejnou zeleň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Ostatní činnosti k ochraně přírody a krajiny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Konstrukce a uplatnění protihlukových zařízení (protihlukové stěny a bariéry, okna, zapouzdření strojů apod.)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Monitoring ke zjišťování úrovně hluku a vibrací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Ostatní činnosti k omezení hluku a vibrací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Činnost ústředního orgánu státní správy v ochraně životního prostředí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Činnost ostatních orgánů státní správy v ochraně životního prostředí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Ostatní správa v ochraně životního prostředí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Protiradonová opatření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Přeprava a nakládání s radioaktivním odpadem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Monitoring k zajišťování úrovně radioaktivního záření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Ostatní činnosti k ochraně proti záření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Výzkum životního prostředí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Mezinárodní spolupráce v životním prostředí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Ekologická výchova a osvěta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Ekologie v dopravě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Ostatní ekologické záležitosti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Akademie věd České republiky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Grantová agentura České republiky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Technologická agentura České republiky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Ostatní výzkum a vývoj odvětvově nespecifikovaný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Ostatní činnosti související se službami pro obyvatelstvo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Starobní důchody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Invalidní důchody pro invaliditu třetího stupně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Invalidní důchody pro invaliditu druhého stupně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Vdovské důchody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Vdovecké důchody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Sirotčí důchody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Invalidní důchody pro invaliditu prvního stupně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Ostatní dávky důchodového pojištění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Nemocenské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Ošetřovné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Vyrovnávací příspěvek v těhotenství a mateřství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Peněžitá pomoc v mateřství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Dávky otcovské poporodní péče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Dlouhodobé ošetřovné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Dávky nemocenského pojištění jinde nezařazené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Přídavek na dítě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Sociální příplatek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orodné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Rodičovský příspěvek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Dávky pěstounské péče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Pohřebné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Příspěvek na bydlení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Příspěvek na školní pomůcky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Dávky státní sociální podpory jinde nezařazené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Odchodné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Výsluhový příspěvek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Úmrtné a příspěvek na pohřeb příslušníka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Odbytné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Ostatní sociální dávky příslušníků ozbrojených sil při skončení služebního poměru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Příspěvek na živobytí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Doplatek na bydlení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Mimořádná okamžitá pomoc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Mimořádná okamžitá pomoc osobám ohroženým sociálním vyloučením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Ostatní dávky sociální pomoci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Příspěvek na zvláštní pomůcky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Příspěvek na úpravu a provoz bezbariérového bytu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Příspěvky na zakoupení, opravu a zvláštní úpravu motorového vozidla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Příspěvek na provoz motorového vozidla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Příspěvek na individuální dopravu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Příspěvek na mobilitu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Příspěvek na zvláštní pomůcku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Ostatní dávky zdravotně postiženým občanům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Státní příspěvky na důchodové připojištění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Úrokové příspěvky mladým manželstvím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Dávky a odškodnění válečným veteránům a perzekvovaným osobám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Zvýšení důchodů pro bezmocnost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Příspěvek na péči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Ostatní dávky povahy sociálního zabezpečení jinde nezařazené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Podpory v nezaměstnanosti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Rekvalifikace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Veřejně prospěšné práce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Společensky účelná pracovní místa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Podpora zaměstnanosti zdravotně postižených občanů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Ostatní podpora zaměstnanosti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Cílené programy k řešení zaměstnanosti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Aktivní politika zaměstnanosti jinde nezařazená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Ochrana zaměstnanců při platební neschopnosti zaměstnavatelů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Příspěvek na podporu zaměstnávání osob se zdravotním postižením na chráněném trhu práce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Příspěvky na sociální důsledky restrukturalizace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Výzkum a vývoj v politice zaměstnanosti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Základní sociální poradenství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Odborné sociální poradenství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Ostatní výdaje související se sociálním poradenstvím.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Zařízení pro děti vyžadující okamžitou pomoc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Ostatní sociální péče a pomoc dětem a mládeži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Domovy-penzióny pro matky s dětmi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Pečovatelská služba pro rodinu a děti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Ostatní sociální péče a pomoc rodině a manželství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Sociální pomoc osobám v hmotné nouzi a občanům sociálně nepřizpůsobivým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Sociální péče a pomoc přistěhovalcům a vybraným etnikům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Sociální pomoc osobám v souvislosti s živelní pohromou nebo požárem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Sociální rehabilitace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Centra sociálně rehabilitačních služeb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Ostatní sociální péče a pomoc ostatním skupinám obyvatelstva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Domovy pro seniory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Osobní asistence, pečovatelská služba a podpora samostatného bydlení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Tísňová péče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Průvodcovské a předčitatelské služby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Chráněné bydlení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Týdenní stacionáře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Denní stacionáře a centra denních služeb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Domovy pro osoby se zdravotním postižením a domovy se zvláštním režimem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Sociální služby poskytované ve zdravotnických zařízeních ústavní péče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Ostatní služby a činnosti v oblasti sociální péče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Činnost ústředního orgánu státní správy v sociálním zabezpečení a politice zaměstnanosti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Činnost ostatních orgánů státní správy v sociálním zabezpečení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Ostatní orgány státní správy v oblasti politiky zaměstnanosti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Raná péče a sociálně aktivizační služby pro rodiny s dětmi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Krizová pomoc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Domy na půl cesty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Azylové domy, nízkoprahová denní centra a noclehárny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Nízkoprahová zařízení pro děti a mládež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Služby následné péče, terapeutické komunity a kontaktní centra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Sociálně terapeutické dílny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Terénní programy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Ostatní služby a činnosti v oblasti sociální prevence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Výzkum v sociálním zabezpečení a politice zaměstnanosti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Mezinárodní spolupráce v sociálním zabezpečení a podpoře zaměstnanosti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Inspekce poskytování sociálních služeb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Ostatní záležitosti sociálních věcí a politiky zaměstnanosti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Armáda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Ostatní ozbrojené síly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Bezpečnostní složky ozbrojených sil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Podpůrné složky ozbrojených sil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Činnost ústředního orgánu státní správy ve vojenské obraně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Činnost ostatních orgánů státní správy ve vojenské obraně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Ostatní správa ve vojenské obraně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Zabezpečení potřeb ozbrojených sil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Operační příprava státního území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Ostatní činnosti pro zabezpečení potřeb ozbrojených sil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Výzkum a vývoj v oblasti obrany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Mezinárodní spolupráce v obraně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Zahraniční vojenská pomoc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Ostatní záležitosti obrany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Civilní ochrana - vojenská část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Ochrana obyvatelstva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Ostatní záležitosti ochrany obyvatelstva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Hospodářská opatření pro krizové stavy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Státní správa v oblasti hospodářských opatření pro krizové stavy a v oblasti krizového řízení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Činnost ostatních orgánů státní správy v oblasti civilního nouzového hospodářství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Ostatní správa v oblastí hospodářských opatření pro krizové stavy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Činnost orgánů krizového řízení na ústřední úrovni a dalších správních úřadů v oblasti krizového řízení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Činnost orgánů krizového řízení na územní úrovni a dalších územních správních úřadů v oblasti krizového řízení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Ostatní správa v oblasti krizového řízení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Podpora krizového řízení a nouzového plánování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Záležitosti krizového řízení jinde nezařazené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Výzkum a vývoj v oblasti ochrany obyvatelstva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Výzkum a vývoj v oblasti krizového řízení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Mezinárodní spolupráce v oblasti krizového řízení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Poskytnutí vzájemné zahraniční pomoci podle mezinárodních smluv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Ostatní záležitosti civilní připravenosti na krizové stavy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Bezpečnost a veřejný pořádek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Opatření proti legalizaci výnosů z trestné činnosti a proti financování terorismu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Činnost ústředního orgánu státní správy v oblasti bezpečnosti a veřejného pořádku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Hraniční přechody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Ostatní záležitosti bezpečnosti a veřejného pořádku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Výzkum týkající se bezpečnosti a veřejného pořádku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Mezinárodní spolupráce v oblasti bezpečnosti a veřejného pořádku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Ostatní záležitosti bezpečnosti, veřejného pořádku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Ústavní soud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Soudy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Státní zastupitelství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Činnost Generálního ředitelství Vězeňské služby a věznic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Ostatní správa ve vězeňství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Ostatní záležitosti vězeňství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Činnost probační a mediační služby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Činnost ústředního orgánu státní správy v oblasti právní ochrany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Činnost ostatních orgánů státní správy v oblasti právní ochrany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Ostatní správa v oblasti právní ochrany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Kancelář Veřejného ochránce práv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Kancelář finančního arbitra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Výzkum v oblasti právní ochrany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Mezinárodní spolupráce v oblasti právní ochrany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Ostatní záležitosti právní ochrany např. vzdělávací zařízení justiční části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Požární ochrana - profesionální část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Požární ochrana - dobrovolná část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Vzdělávací a technická zařízení požární ochrany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Ostatní záležitosti požární ochrany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Operační a informační střediska integrovaného záchranného systému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Ostatní činnosti v integrovaném záchranném systému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Ostatní složky a činnosti integrovaného záchranného systému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Činnost ústředního orgánu státní správy v požární ochraně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Činnost ústředních orgánů státní správy v integrovaném záchranném systému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Činnost ostatních orgánů státní správy v integrovaném záchranném systému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Výzkum a vývoj v požární ochraně a integrovaném záchranném systému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Mezinárodní spolupráce v oblasti požární ochrany a integrovaném záchranném systému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Poskytnutí vzájemné zahraniční pomoci podle mezinárodních smluv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Ostatní záležitosti požární ochrany a integrovaného záchranného systému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Parlament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Zastupitelstva obcí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Zastupitelstva krajů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Volby do Parlamentu Č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Volby do zastupitelstev územních samosprávných celků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Celostátní referendum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Volby do Evropského parlamentu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Volba prezidenta republiky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Ostatní zastupitelské orgány a volby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Kancelář prezidenta republiky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Nejvyšší kontrolní úřad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Ústřední orgány vnitřní státní správy a jejich dislokovaná pracoviště (nezařazené v jiných funkcích)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Finanční správa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Celní správa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Úřad vlády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Český statistický úřad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Plánování a statistika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Ostatní všeobecná vnitřní správa jinde nezařazená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Činnost ústředního orgánu státní správy v zahraniční službě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Zastupitelství a stálé mise ČR v zahraničí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Ostatní účast v mezinárodních vládních organizacích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Zahraniční služba a záležitosti jinde nezařazené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Činnost místní správy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Činnost regionální správy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Místní referendum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Činnost regionálních rad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Výzkum ve státní správě a samosprávě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Politické strany a hnutí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Archivní činnost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Ostatní veřejné služby jinde nezařazené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Humanitární zahraniční pomoc přímá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Rozvojová zahraniční pomoc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Mezinárodní spolupráce (jinde nezařazená)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Humanitární zahraniční pomoc poskytovaná prostřednictvím mezinárodních organizací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Ostatní zahraniční pomoc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Obecné příjmy a výdaje z finančních operací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Pojištění funkčně nespecifikované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Převody vlastním fondům v rozpočtech územní úrovně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Soudní a mimosoudní rehabilitace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Ostatní finanční operace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Transfery všeobecné povahy jiným úrovním vlády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Finanční vypořádání minulých let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Ostatní činnosti jinde nezařazené</text:p>
          </table:table-cell>
        </table:table-row>
        <table:table-row table:style-name="ro1" table:number-rows-repeated="10480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lozky" table:style-name="ta1">
        <office:forms form:automatic-focus="false" form:apply-design-mode="false"/>
        <table:table-column table:style-name="co12" table:default-cell-style-name="ce4"/>
        <table:table-column table:style-name="co16" table:default-cell-style-name="ce4"/>
        <table:table-row table:style-name="ro1">
          <table:table-cell table:style-name="ce3" office:value-type="string" calcext:value-type="string">
            <text:p>polozka</text:p>
          </table:table-cell>
          <table:table-cell table:style-name="ce3" office:value-type="string" calcext:value-type="string">
            <text:p>popi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aň z příjmů fyzických osob placená plátci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Daň z příjmů fyzických osob placená poplatníky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aň z příjmů fyzických osob vybíraná srážkou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Zrušené daně, jejichž předmětem je příjem fyzických osob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aň z příjmů právnických osob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aň z příjmů právnických osob za obce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Daň z příjmů právnických osob za kraj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Zrušené daně, jejichž předmětem je příjem právnických osob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aň z přidané hodnoty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Zrušené daně ze zboží a služeb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potřební daň z minerálních olejů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potřební daň z lihu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potřební daň z piva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potřební daň z vína a meziproduktů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potřební daň z tabákových výrobků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oplatek za látky poškozující nebo ohrožující ozónovou vrstvu Země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udiovizuální poplatky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potřební daň ze surového tabáku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aň ze zemního plynu a některých dalších plynů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aň z pevných paliv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aň z elektřiny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Odvod z elektřiny ze slunečního záření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Daň silniční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oplatek za užívání dálnic a rychlostních silnic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Poplatky za vypouštění odpadních vod do vod povrchových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Poplatky za znečišťování ovzduší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Poplatky za uložení odpadů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Odvody za odnětí půdy ze zemědělského půdního fondu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oplatky za odnětí pozemků plněni funkcí lesa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Poplatek za povolené vypouštění odpadních vod do vod podzemních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oplatek za komunální odpad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Registrační a evidenční poplatky za obaly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Ostatní poplatky a odvody v oblasti životního prostředí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oplatek za provoz systému shromažďování, sběru, přepravy, třídění, využívání a odstraňování komunálních odpadů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oplatek ze psů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oplatek za lázeňský nebo rekreační pobyt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oplatek za užívání veřejného prostranství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Poplatek ze vstupného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Poplatek z ubytovací kapacity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Poplatek za povolení k vjezdu do vybraných míst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oplatek za zhodnocení stavebního pozemku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Zrušené místní poplatky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Příjmy za zkoušky z odborné způsobilosti od žadatelů o řidičské oprávnění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říjmy z licencí pro kamionovou dopravu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Příjmy úhrad za dobývání nerostů a poplatků za geologické prác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Ostatní odvody z vybraných činností a služeb jinde neuvedené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právní poplatky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Poplatek na činnost Energetického regulačního úřadu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Poplatek Státnímu úřadu pro jadernou bezpečnost za žádost o vydání povolení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Udržovací poplatek Státnímu úřadu pro jadernou bezpečnost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Ostatní poplatky na činnost správních úřadů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Daň z hazardních her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Zrušený odvod z loterií a podobných her kromě z výherních hracích přístrojů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Zrušený odvod z výherních hracích přístrojů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Zrušený odvod za státní dozor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lo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Zrušené daně z mezinárodního obchodu a transakcí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Daň z nemovitých věcí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aň dědická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aň darovací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aň z nabytí nemovitých věcí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Zrušené daně z majetkových a kapitálových převodů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Pojistné na důchodové pojištění od zaměstnavatelů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Pojistné na důchodové pojištění od zaměstnanců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ojistné na důchodové pojištění od osob samostatně výdělečně činných (dále jen „OSVČ")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ojistné na nemocenské pojištění od zaměstnavatelů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ojistné na nemocenské pojištění od zaměstnanců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říspěvky na státní politiku zaměstnanosti od zaměstnavatelů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Příspěvky na státní politiku zaměstnanosti od zaměstnanců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Příspěvky na státní politiku zaměstnanosti od OSVČ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Přirážky k pojistnému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Příslušenství pojistného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Nevyjasněné, neidentifikované a nezařazené příjmy z pojistného na sociální zabezpečení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ojistné na veřejné zdravotní pojištění od zaměstnavatelů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ojistné na veřejné zdravotní pojištění od zaměstnanců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ojistné na veřejné zdravotní pojištění od OSVČ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Příslušenství pojistného na veřejné zdravotní pojištění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Zrušené daně a odvody z objemu mezd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erozúčtované, neidentifikované a nezařaditelné daňové příjmy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Tržby z prodeje kolků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Odvody nahrazující zaměstnávání občanů se změněnou pracovní schopností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říslušenství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Dávky z cukru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Příjmy z poskytování služeb a výrobků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Příjmy z prodeje zboží (již nakoupeného za účelem prodeje)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Příjmy ze školného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Mýtné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Ostatní příjmy z vlastní činnosti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Odvody přebytků ústřední banky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Odvody příspěvkových organizací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Ostatní odvody příspěvkových organizací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Odvody školských právnických osob zřízených státem, kraji a obcemi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řevody z fondů státních podniků do státního rozpočtu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Ostatní odvody přebytků organizací s přímým vztahem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Příjmy z pronájmu pozemků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Příjmy z pronájmu ostatních nemovitých věcí a jejich částí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Příjmy z pronájmu movitých věcí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Ostatní příjmy z pronájmu majetku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Neúrokové příjmy z finančních derivátů kromě k vlastním dluhopisům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Příjmy z úroků (část)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Příjmy z podílů na zisku a dividend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Kursové rozdíly v příjmech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Příjmy z úroků ze státních dluhopisů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Příjmy z úroků z komunálních dluhopisů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Úrokové příjmy z finančních derivátů k vlastním dluhopisům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Neúrokové příjmy z finančních derivátů k vlastním dluhopisům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Úrokové příjmy z finančních derivátů kromě k vlastním dluhopisům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Ostatní příjmy z výnosů finančního majetku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Soudní poplatky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Sankční platby přijaté od státu, obcí a krajů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Sankční platby přijaté od jiných subjektů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říjmy poskytovatelů transferů z jejich vratek, jimiž jsou části transferů, které jejich příjemci na stanovený účel nespotřebovali a poskytovatelům je vracejí.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Ostatní příjmy z finančního vypořádání předchozích let od jiných veřejných rozpočtů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říjmy z finančního vypořádáni minulých let mezi krajem a obcemi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Vratky nevyužitých prostředků z Národního fondu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Úhrady prostředků vynaložených podle zákona o ochraně zaměstnanců pří platební neschopnosti zaměstnavatele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Příjmy z finančního vypořádání minulých let mezi obcemi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říjmy z finančního vypořádání minulých let mezi regionální radou a kraji, obcemi a dobrovolnými svazky obcí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Jiné vratky transferů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Příjmy z prodeje krátkodobého a drobného dlouhodobého majetku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řijaté neinvestiční dary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řijaté pojistné náhrady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Přijaté nekapitálové příspěvky a náhrady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Vratky prostředků z Národního fondu pro vyrovnání kursových rozdílů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Vratky prostředků z Národního fondu související s neplněním závazků z mezinárodních smluv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Úhrada prostředků, které státní rozpočet odvedl Evropské unii za Národní fond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Neidentifikované příjmy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Jiné nedaňové příjmy než příjmy ostatních položek třídy 2.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Poplatek za využívání zdroje přírodní minerální vody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Platby za odebrané množství podzemní vody a za správu vodních toků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Příjmy dobíhajících úhrad z dobývacího prostoru a z vydobytých nerostů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Poplatky za udržování patentu v platnosti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Poplatky za udržování evropského patentu v platnosti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Poplatky za udržování dodatkového ochranného osvědčení pro léčiva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Pojistné na nemocenské pojištění od OSVČ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Dobrovolné pojistné na důchodové pojištění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Dočasné zatřídění příjmů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Splátky půjčených prostředků od podnikatelských subjektů - fyzických osob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Splátky půjčených prostředků od nefinančních subjektů - právnických osob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Splátky půjčených prostředků od podnikatelských finančních subjektů – právnických osob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Splátky půjčených prostředků od podniků ve vlastnictví státu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Splátky půjčených prostředků od obecně prospěšných společností a podobných subjektů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Splátky půjčených prostředků od státního rozpočtu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Splátky půjčených prostředků od státních fondů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Splátky půjčených prostředků od zvláštních fondů ústřední úrovně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Splátky půjčených prostředků od fondů sociálního a zdravotního pojištění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Ostatní splátky půjčených prostředků od veřejných rozpočtů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Splátky půjčených prostředků od obcí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Splátky půjčených prostředků od krajů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Splátky půjčených prostředků od regionálních rad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Ostatní splátky půjčených prostředků od veřejných rozpočtů územní úrovně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Splátky půjčených prostředků od příspěvkových organizací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Splátky půjčených prostředků od vysokých škol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Splátky půjčených prostředků od ostatních zřízených a podobných subjektů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Splátky půjčených prostředků od obyvatelstva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Splátky půjčených prostředků ze zahraničí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Příjmy od dlužníků za realizace záruk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plátky od dlužníků za zaplacení dodávek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Podíl na clech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Podíl na dávkách z cukru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Podíl na DPH z telekomunikačních a podobných služeb spravované pro EU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Příjmy z prodeje pozemků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Příjmy z prodeje ostatních nemovitých věcí a jejich částí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Příjmy z prodeje ostatního hmotného dlouhodobého majetku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Příjmy z prodeje nehmotného dlouhodobého majetku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Ostatní příjmy z prodeje dlouhodobého majetku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Přijaté dary na pořízení dlouhodobého majetku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Přijaté příspěvky na pořízení dlouhodobého majetku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Ostatní investiční příjmy jinde nezařazené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Příjmy z prodeje akcií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Příjmy z prodeje majetkových podílů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Příjmy z prodeje dluhopisů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Ostatní příjmy z prodeje dlouhodobého finančního majetku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Neinvestiční přijaté transfery z všeobecné pokladní správy státního rozpočtu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Neinvestiční přijaté transfery ze státního rozpočtu v rámci souhrnného dotačního vztahu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Neinvestiční přijaté transfery ze státních fondů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Neinvestiční přijaté transfery ze zvláštních fondů ústřední úrovně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Neinvestiční přijaté transfery od fondů sociálního a zdravotního pojištění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Ostatní neinvestiční přijaté transfery ze státního rozpočtu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Neinvestiční převody z Národního fondu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Ostatní neinvestiční přijaté transfery od rozpočtů ústřední úrovně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Neinvestiční přijaté transfery od obcí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Neinvestiční přijaté transfery od krajů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Neinvestiční přijaté transfery od regionálních rad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Ostatní neinvestiční přijaté transfery od rozpočtů územní úrovně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Převody z vlastních fondů hospodářské (podnikatelské) činnosti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Převody z ostatních vlastních fondů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řevody z vlastních rezervních fondů (jiných než organizačních složek státu)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Převody z rozpočtových účtů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Převody z rezervních fondů organizačních složek státu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Převody z jiných fondů organizačních složek státu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Převody mezi statutárními městy (hl. m. Prahou) a jejich městskými obvody nebo částmi - příjmy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Převody z vlastní pokladny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Ostatní převody z vlastních fondů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Převody z vlastních fondů přes rok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Neinvestiční přijaté transfery od cizích států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Neinvestiční přijaté dotace od mezinárodních institucí a některých cizích orgánů a právnických osob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Neinvestiční transfery přijaté od Evropské unie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Neinvestiční transfery z finančních mechanismů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Neinvestiční transfery od NATO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Ostatní neinvestiční přijaté transfery ze zahraničí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Neinvestiční přijaté transfery ze státních finančních aktiv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Investiční pojaté transfery z všeobecné pokladní správy státního rozpočtu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Investiční přijaté transfery ze státního rozpočtu v rámci souhrnného dotačního vztahu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Investiční přijaté transfery ze státních fondů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Investiční přijaté transfery ze zvláštních fondů ústřední úrovně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Ostatní investiční přijaté transfery ze státního rozpočtu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Investiční převody z Národního fondu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Ostatní investiční přijaté transfery od veřejných rozpočtů ústřední úrovně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Investiční přijaté transfery od obcí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Investiční přijaté transfery od krajů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Investiční přijaté transfery od regionálních rad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Ostatní investiční přijaté transfery od rozpočtů územní úrovně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Investiční přijaté transfery od cizích států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Investiční přijaté transfery od mezinárodních institucí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Investiční transfery přijaté od Evropské unie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Investiční transfery z finančních mechanismů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Investiční transfery od NATO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Investiční přijaté transfery ze státních finančních aktiv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Platy zaměstnanců v pracovním poměru vyjma zaměstnanců na služebních místech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Platy zaměstnanců bezpečnostních sborů a ozbrojených sil ve služebním poměru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Platy zaměstnanců na služebních místech podle zákona o státní službě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Platy zaměstnanců v pracovním poměru odvozované od platů ústavních činitelů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Ostatní platy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Ostatní osobní výdaje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Platy představitelů státní moci a některých orgánů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Odměny členů zastupitelstev obcí a krajů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Odstupné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Odbytné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Odchodné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Peněžní náležitosti vojáků v záloze ve službě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Kázeňské odměny poskytnuté formou peněžitých darů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Ostatní platby za provedenou práci jinde nezařazené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Povinné pojistné na sociální zabezpečení a příspěvek na státní politiku zaměstnanosti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Povinné pojistné na veřejné zdravotní pojištění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Povinné pojistné na úrazové pojištění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Ostatní povinné pojistné placené zaměstnavatelem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Odměny za užití duševního vlastnictví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Odměny za užití počítačových programů (softwaru) a databází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Mzdové náhrady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Mzdy podle cizího práva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Podlimitní věcná břemena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Podlimitní technické zhodnocení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otraviny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Ochranné pomůcky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Léky a zdravotnický materiál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rádlo, oděv a obuv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Učebnice a bezplatně poskytované školní potřeby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Knihy, učební pomůcky a tisk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Drobný hmotný dlouhodobý majetek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Nákup zboží (za účelem dalšího prodeje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Nákup materiálu jinde nezařazený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Úroky vlastní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Kursové rozdíly ve výdajích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Úroky vzniklé převzetím cizích závazků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Poplatky dluhové služby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Neúrokové výdaje na finanční deriváty k vlastním dluhopisům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Úrokové výdaje na finanční deriváty k vlastním dluhopisům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Úrokové výdaje na finanční deriváty kromě k vlastním dluhopisům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Neúrokové výdaje na finanční deriváty kromě k vlastním dluhopisům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Ostatní úroky a ostatní finanční výdaje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Studená voda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Teplo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Plyn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Elektrická energie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Pevná paliva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Pohonné hmoty a maziva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Teplá voda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Nákup ostatních paliv a energie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Poštovní služby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Služby elektronických komunikací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Služby peněžních ústavů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Nájemné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Nájemné za půdu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Konzultační, poradenské a právní služby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Služby školení a vzdělávání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Zpracování dat a služby související s informačními a komunikačními technologiemi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Nákup ostatních služeb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Opravy a udržování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Programové vybavení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Cestovné (tuzemské i zahraniční)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Pohoštění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Účastnické poplatky na konference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Nájemné za nájem s právem koupě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Ostatní nákupy jinde nezařazené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Poskytnuté zálohy vnitřním organizačním jednotkám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Poskytované zálohy vlastní pokladně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Výdaje na realizaci záruk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Ostatní poskytované zálohy a jistiny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Zaplacené sankce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Poskytnuté náhrady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Výdaje na dopravní územní obslužnost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Věcné dary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Odvody za neplněni povinnosti zaměstnávat zdravotně postižené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Náhrady a příspěvky související s výkonem ústavní funkce a funkce soudce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Náhrady zvýšených nákladů spojených s výkonem funkce v zahraničí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Finanční náhrady v rámci majetkového vyrovnání s církvemi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Ostatní výdaje související s neinvestičními nákupy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Neinvestiční transfery finančním institucím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Neinvestiční transfery nefinančním podnikatelským subjektům-fyzickým osobám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Neinvestiční transfery nefinančním podnikatelským subjektům-právnickým osobám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Neinvestiční transfery finančním a podobným institucím ve vlastnictví státu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Neinvestiční transfery vybraným podnikatelským subjektům ve vlastnictví státu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Ostatní neinvestiční transfery podnikatelským subjektům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Neinvestiční transfery obecně prospěšným společnostem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Neinvestiční transfery spolkům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Neinvestiční transfery církvím a náboženským společnostem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Neinvestiční transfery politickým stranám a hnutím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Neinvestiční transfery společenstvím vlastníků jednotek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Ostatní neinvestiční transfery neziskovým a podobným organizacím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Refundace poloviny náhrady mzdy za dočasnou pracovní neschopnost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Neinvestiční transfery státnímu rozpočtu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Neinvestiční transfery státním fondům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Neinvestiční transfery zvláštním fondům ústřední úrovně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Neinvestiční transfery fondům sociálního a veřejného zdravotního pojištění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Odvod daně za zaměstnance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Odvod pojistného na sociální zabezpečení a příspěvku na státní politiku zaměstnanosti za zaměstnance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Odvod pojistného na veřejné zdravotní pojištění za zaměstnance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Neinvestiční transfery prostředků do státních finančních aktiv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Ostatní neinvestiční transfery jiným veřejným rozpočtům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Neinvestiční transfery obcím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Neinvestiční transfery obcím v rámci souhrnného dotačního vztahu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Neinvestiční transfery krajům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Neinvestiční transfery krajům v rámci souhrnného dotačního vztahu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Neinvestiční transfery regionálním radám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Ostatní neinvestiční transfery veřejným rozpočtům územní úrovně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Neinvestiční příspěvky zřízeným příspěvkovým organizacím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Neinvestiční transfery vysokým školám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Neinvestiční transfery školským právnickým osobám zřízeným státem, kraji a obcemi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Neinvestiční transfery veřejným výzkumným institucím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Neinvestiční transfery zřízeným příspěvkovým organizacím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Neinvestiční transfery cizím příspěvkovým organizacím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Převody vlastním fondům hospodářské (podnikatelské) činnosti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Převody fondu kulturních a sociálních potřeb a sociálnímu fondu obcí a krajů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Převody na účty nemající povahu veřejných rozpočtů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Převody vlastním rezervním fondům územních rozpočtů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Převody vlastním rozpočtovým účtům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Převody do fondů organizačních složek státu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Převody mezi statutárními městy (hl. m. Prahou) a jejich městskými obvody nebo částmi - výdaje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Převody do vlastní pokladny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Ostatní převody vlastním fondům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Převody do vlastních fondů přes rok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Nákup kolků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Platby daní a poplatků státnímu rozpočtu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Úhrady sankcí jiným rozpočtům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Vratky transferů poskytnutých z veřejných rozpočtů ústřední úrovně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Platby daní a poplatků krajům, obcím a státním fondům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Výdaje z finančního vypořádání minulých let mezi krajem a obcemi a dobrovolnými svazky obcí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Výdaje z finančního vypořádání minulých let mezi obcemi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Výdaje z finančního vypořádání minulých let mezi regionální radou a kraji, obcemi a dobrovolnými svazky obcí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Ostatní neinvestiční transfery jiným veřejným rozpočtům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Sociální dávky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Náhrady z úrazového pojištění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Náhrady povahy rehabilitaci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Náhrady mezd podle zákona č. 118/2000 Sb.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Náhrady mezd v době nemoci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Příspěvek na náklady pohřbu dárce orgánu a náhrada poskytovaná žijícímu dárci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Ostatní náhrady placené obyvatelstvu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Stipendia žákům, studentům a doktorandům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Dary obyvatelstvu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Účelové neinvestiční transfery fyzickým osobám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Neinvestiční transfery obyvatelstvu nemající charakter daru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Stabilizační příspěvek vojákům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Služební příspěvek vojákům na bydlení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Náborový příspěvek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Kvalifikační příspěvek a jednorázová peněžní výpomoc vojákům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Ostatní neinvestiční transfery obyvatelstvu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Neinvestiční transfery mezinárodním vládním organizacím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Neinvestiční transfery nadnárodním orgánům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Vratky neoprávněně použitých nebo zadržených prostředků Evropské unie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Odvody vlastních zdrojů Evropské unie do rozpočtu Evropské unie podle daně z přidané hodnoty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Odvody vlastních zdrojů Evropské unie do rozpočtu Evropské unie podle hrubého národního důchodu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Odvody Evropské unii ke krytí záporných úroků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Neinvestiční transfery cizím státům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Peněžní dary do zahraničí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Ostatní neinvestiční transfery do zahraničí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Členské příspěvky mezinárodním vládním organizacím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Členské příspěvky mezinárodním nevládním organizacím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Neinvestiční půjčené prostředky finančním institucím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Neinvestiční půjčené prostředky nefinančním podnikatelským subjektům-fyzickým osobám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Neinvestiční půjčené prostředky nefinančním podnikatelským subjektům-právnickým osobám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Neinvestiční půjčené prostředky finančním a podobným institucím ve vlastnictví státu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Neinvestiční půjčené prostředky vybraným podnikatelským subjektům ve vlastnictví státu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Ostatní neinvestiční půjčené prostředky podnikatelským subjektům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Neinvestiční půjčené prostředky obecně prospěšným společnostem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Neinvestiční půjčené prostředky spolkům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Neinvestiční půjčené prostředky církvím a náboženským společnostem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Neinvestiční půjčené prostředky společenstvím vlastníků jednotek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Ostatní neinvestiční půjčené prostředky neziskovým a podobným organizacím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Neinvestiční půjčené prostředky státnímu rozpočtu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Neinvestiční půjčené prostředky státním fondům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Neinvestiční půjčené prostředky zvláštním fondům ústřední úrovně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Neinvestiční půjčené prostředky fondům sociálního a zdravotního pojištění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Ostatní neinvestiční půjčené prostředky jiným veřejným rozpočtům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Neinvestiční půjčené prostředky obcím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Neinvestiční půjčené prostředky krajům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Neinvestiční půjčené prostředky regionálním radám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Ostatní neinvestiční půjčené prostředky veřejným rozpočtům územní úrovně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Neinvestiční půjčené prostředky zřízeným příspěvkovým organizacím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Neinvestiční půjčené prostředky vysokým školám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Neinvestiční půjčené prostředky ostatním příspěvkovým organizacím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Neinvestiční půjčené prostředky obyvatelstvu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Neinvestiční půjčené prostředky do zahraničí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Převody Národnímu fondu na spolufinancování programu Phare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Převody Národnímu fondu na spolufinancování programu Ispa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Převody Národnímu fondu na spolufinancování programu Sapard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Převody Národnímu fondu na spolufinancování komunitárních programů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Převody Národnímu fondu na spolufinancování ostatních programů Evropské unie a ČR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Převody Národnímu fondu na spolufinancování související s poskytnutím pomoci ČR ze zahraničí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Převody ze státního rozpočtu do Národního fondu na vyrovnání kursových rozdílů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Ostatní převody do Národního fondu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Nespecifikované rezervy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Ostatní výdaje z finančního vypořádání minulých let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Ostatní neinvestiční výdaje jinde nezařazené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Dočasné zatřídění výdajů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Programové vybavení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Ocenitelná práva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Nehmotné výsledky výzkumné a obdobné činnosti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Ostatní nákup dlouhodobého nehmotného majetku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Budovy, haly a stavby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Stroje, přístroje a zařízení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Dopravní prostředky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Pěstitelské celky trvalých porostů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Výpočetní technika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Kulturní předměty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Nákup dlouhodobého hmotného majetku jinde nezařazený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Pozemky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Právo stavby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Nadlimitní věcná břemena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Nákup akcií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Nákup majetkových podílů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Nákup ostatních majetkových nároků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Vklady do nadací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Vklady do nadačních fondů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Vklady do ústavů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Investiční transfery finančním institucím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Investiční transfery nefinančním podnikatelským subjektům-fyzickým osobám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Investiční transfery nefinančním podnikatelským subjektům-právnickým osobám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Investiční transfery finančním a podobným institucím ve vlastnictví státu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Investiční transfery vybraným podnikatelským subjektům ve vlastnictví státu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Ostatní investiční transfery podnikatelským subjektům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Investiční transfery obecně prospěšným společnostem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Investiční transfery spolkům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Investiční transfery církvím a náboženským společnostem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Investiční transfery společenstvím vlastníků jednotek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Ostatní investiční transfery neziskovým a podobným organizacím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Investiční transfery státnímu rozpočtu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Investiční transfery státním fondům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Investiční transfery zvláštním fondům ústřední úrovně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Investiční transfery fondům sociálního a zdravotního pojištění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Investiční transfery státním finančním aktivům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string" calcext:value-type="string">
            <text:p>Ostatní investiční transfery jiným veřejným rozpočtům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Investiční transfery obcím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Investiční transfery krajům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Investiční transfery obcím v rámci souhrnného dotačního vztahu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Investiční transfery krajům v rámci souhrnného dotačního vztahu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Investiční transfery regionálním radám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Ostatní investiční transfery veřejným rozpočtům územní úrovně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Investiční transfery zřízeným příspěvkovým organizacím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Investiční transfery vysokým školám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Investiční transfery školským právnickým osobám zřízeným státem, kraji a obcemi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Investiční transfery veřejným výzkumným institucím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Jiné investiční transfery zřízeným příspěvkovým organizacím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Investiční transfery ostatním příspěvkovým organizacím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Investiční převody do rezervního fondu organizačních složek státu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Převody investičních prostředků zpět do FKSP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string" calcext:value-type="string">
            <text:p>Účelové investiční transfery nepodnikajícím fyzickým osobám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Ostatní investiční transfery obyvatelstvu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string" calcext:value-type="string">
            <text:p>Investiční transfery do zahraničí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Investiční půjčené prostředky finančním institucím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Investiční půjčené prostředky nefinančním podnikatelským subjektům-fyzickým osobám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Investiční půjčené prostředky nefinančním podnikatelským subjektům-právnickým osobám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Investiční půjčené prostředky finančním a podobným institucím ve vlastnictví státu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Investiční půjčené prostředky vybraným podnikatelským subjektům ve vlastnictví státu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Ostatní investiční půjčené prostředky podnikatelským subjektům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Investiční půjčené prostředky obecně prospěšným společnostem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Investiční půjčené prostředky spolkům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Investiční půjčené prostředky církvím a náboženským společnostem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Investiční půjčené prostředky společenstvím vlastníků jednotek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string" calcext:value-type="string">
            <text:p>Ostatní investiční půjčené prostředky neziskovým a podobným organizacím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Investiční půjčené prostředky státnímu rozpočtu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Investiční půjčené prostředky státním fondům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Investiční půjčené prostředky zvláštním fondům ústřední úrovně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Investiční půjčené prostředky fondům sociálního a zdravotního pojištění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Ostatní investiční půjčené prostředky jiným veřejným rozpočtům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Investiční půjčené prostředky obcím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Investiční půjčené prostředky krajům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Investiční půjčené prostředky regionálním radám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Ostatní investiční půjčené prostředky veřejným rozpočtům místní úrovně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Investiční půjčené prostředky zřízeným příspěvkovým organizacím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Investiční půjčené prostředky vysokým školám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Investiční půjčené prostředky ostatním příspěvkovým organizacím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Investiční půjčené prostředky obyvatelstvu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Investiční půjčené prostředky do zahraničí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Investiční převody Národnímu fondu na spolufinancování programu Phare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Investiční převody Národnímu fondu na spolufinancování programu Ispa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Investiční převody Národnímu fondu na spolufinancování programu Sapard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Investiční převody Národnímu fondu na spolufinancování komunitárních programů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Investiční převody Národnímu fondu na spolufinancování ostatních programů Evropské unie a ČR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Investiční převody Národnímu fondu na spolufinancování související s poskytnutím pomoci ČR ze zahraničí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Ostatní investiční převody do Národního fondu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Rezervy kapitálových výdajů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string" calcext:value-type="string">
            <text:p>Ostatní kapitálové výdaje jinde nezařazené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Krátkodobé vydané dluhopisy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Uhrazené splátky krátkodobých vydaných dluhopisů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Krátkodobé přijaté půjčené prostředky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Uhrazené splátky krátkodobých přijatých půjčených prostředky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Změny stavu krátkodobých prostředků na bankovních účtech kromě změn stavů účtů státních finančních aktiv, které tvoří kapitolu OSFA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Změny stavu bankovních účtů krátkodobých prostředků státních finančních aktiv, které tvoří kapitolu OSF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Aktivní krátkodobé operace řízení likvidity - příjmy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Aktivní krátkodobé operace řízení likvidity - výdaje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Dlouhodobé vydané dluhopisy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Uhrazené splátky dlouhodobých vydaných dluhopisů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Dlouhodobé přijaté půjčené prostředky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Uhrazené splátky dlouhodobých přijatých půjčených prostředků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Změna stavu dlouhodobých prostředků na bankovních účtech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Aktivní dlouhodobé operace řízení likvidity - příjmy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Aktivní dlouhodobé operace řízení likvidity - výdaje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Krátkodobé vydané dluhopisy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Uhrazené splátky krátkodobých vydaných dluhopisů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Krátkodobé přijaté půjčené prostředky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Uhrazené splátky krátkodobých přijatých půjčených prostředků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Změna stavu bankovních účtů krátkodobých prostředků ze zahraničí jiných než ze zahraničních dlouhodobých úvěrů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Změna stavu bankovních účtů krátkodobých prostředků z dlouhodobých úvěrů ze zahraničí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Aktivní krátkodobé operace řízení likvidity - příjmy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Aktivní krátkodobé operace řízení likvidity - výdaje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Dlouhodobé vydané dluhopisy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Uhrazené splátky dlouhodobých vydaných dluhopisů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Dlouhodobé přijaté půjčené prostředky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Uhrazené splátky dlouhodobých přijatých půjčených prostředků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Změna stavu dlouhodobých prostředků na bankovních účtech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string" calcext:value-type="string">
            <text:p>Aktivní dlouhodobé operace řízení likvidity - příjmy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Aktivní dlouhodobé operace řízení likvidity - výdaje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Pohyby na účtech pro financování nepatřící na jiné financující položky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Převody ve vztahu k úvěrům od Evropské investiční banky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Operace na bankovních účtech státních finančních aktiv, které tvoří kapitolu OSFA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Krátkodobé přijaté půjčené prostředky</text:p>
          </table:table-cell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string" calcext:value-type="string">
            <text:p>Uhrazené splátky krátkodobých přijatých půjčených prostředků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Krátkodobé aktivní financování z jaderného účtu a účtu rezervy důchodového pojištění - příjmy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Krátkodobé aktivní financování z jaderného účtu a účtu rezervy důchodového pojištění - výdaje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Dlouhodobé aktivní financování z jaderného účtu a účtu rezervy důchodového pojištění - příjmy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Dlouhodobé aktivní financování z jaderného účtu a účtu rezervy důchodového pojištění - výdaje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Operace z peněžních účtů organizace nemající charakter příjmů a výdajů vládního sektoru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Nerealizované kursové rozdíly pohybů na devizových účtech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Nepřevedené částky vyrovnávající schodek a saldo státní pokladny</text:p>
          </table:table-cell>
        </table:table-row>
        <table:table-row table:style-name="ro1" table:number-rows-repeated="104802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lozky_Ignorovat" table:style-name="ta1">
        <table:table-column table:style-name="co12" table:default-cell-style-name="ce4"/>
        <table:table-column table:style-name="co17" table:default-cell-style-name="ce4"/>
        <table:table-row table:style-name="ro1">
          <table:table-cell table:style-name="ce3" office:value-type="string" calcext:value-type="string">
            <text:p>polozka</text:p>
          </table:table-cell>
          <table:table-cell table:style-name="ce3" office:value-type="string" calcext:value-type="string">
            <text:p>popis_polozky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řevody z vlastních rezervních fondů (jiných než organizačních složek státu)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Převody z rozpočtových účtů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Ostatní převody z vlastních fondů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Převody fondu kulturních a sociálních potřeb a sociálnímu fondu obcí a krajů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Převody vlastním rezervním fondům územních rozpočtů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Převody vlastním rozpočtovým účtům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Ostatní převody vlastním fondů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P1" style:volatile="true">
      <number:text>-</number:text>
      <number:number number:decimal-places="2" loext:min-decimal-places="2" number:min-integer-digits="1" number:grouping="true"/>
    </number:number-style>
    <number:number-style style:name="N112">
      <number:text/>
      <style:map style:condition="value()&gt;0" style:apply-style-name="N112P0"/>
      <style:map style:condition="value()&lt;0" style:apply-style-name="N112P1"/>
    </number:number-style>
    <number:number-style style:name="N113">
      <number:number number:decimal-places="0" loext:min-decimal-places="0" number:min-integer-digits="4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Kč</number:text>
    </number:number-style>
    <number:number-style style:name="N11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č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8P0"/>
    </number:number-style>
    <number:number-style style:name="N119">
      <number:number number:decimal-places="2" loext:min-decimal-places="2" number:min-integer-digits="1" number:grouping="true"/>
      <number:text> Kč</number:text>
    </number:number-style>
    <number:number-style style:name="N120P0" style:volatile="true">
      <number:number number:decimal-places="2" loext:min-decimal-places="2" number:min-integer-digits="1" number:grouping="true"/>
      <number:text> Kč</number:text>
    </number:number-style>
    <number:number-style style:name="N120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č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3P2" style:volatile="true">
      <loext:text> </loext:text>
      <loext:fill-character> </loext:fill-character>
      <number:text>- Kč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9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9P0"/>
    </number:currency-style>
    <number:number-style style:name="N150">
      <number:number number:decimal-places="2" loext:min-decimal-places="2" number:min-integer-digits="1" number:grouping="true"/>
      <number:text>     </number:text>
    </number:number-style>
    <number:currency-style style:name="N151">
      <number:number number:decimal-places="2" loext:min-decimal-places="2" number:min-integer-digits="1" number:grouping="true"/>
      <number:text> </number:text>
      <number:currency-symbol>Kč</number:currency-symbol>
    </number:currency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 style:data-style-name="N2" text:time-value="21:22:01.30667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Dvořák</meta:initial-creator>
    <meta:creation-date>2018-06-12T20:50:49.128053843</meta:creation-date>
    <dc:date>2018-06-12T21:39:57.658560710</dc:date>
    <dc:creator>Jan Dvořák</dc:creator>
    <meta:editing-duration>PT36M40S</meta:editing-duration>
    <meta:editing-cycles>7</meta:editing-cycles>
    <meta:generator>LibreOffice/6.0.4.2$Linux_X86_64 LibreOffice_project/00$Build-2</meta:generator>
    <meta:document-statistic meta:table-count="5" meta:cell-count="16405" meta:object-count="0"/>
  </office:meta>
</office:document-meta>
</file>